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6.435cm" svg:x="20.045cm" svg:y="0.421cm">
            <draw:object draw:notify-on-update-of-ranges="Sheet1.C1:Sheet1.C1 Sheet1.C2:Sheet1.C594 Sheet1.A2:Sheet1.A594 Sheet1.D1:Sheet1.D1 Sheet1.D2:Sheet1.D594 Sheet1.A2:Sheet1.A59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5.175cm" svg:x="20.04cm" svg:y="7.231cm">
            <draw:object draw:notify-on-update-of-ranges="Sheet1.A2:Sheet1.A594 Sheet1.E1:Sheet1.E1 Sheet1.E2:Sheet1.E594 Sheet1.A2:Sheet1.A594 Sheet1.F1:Sheet1.F1 Sheet1.F2:Sheet1.F59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5.175cm" svg:x="20.042cm" svg:y="12.593cm">
            <draw:object draw:notify-on-update-of-ranges="Sheet1.A2:Sheet1.A594 Sheet1.G1:Sheet1.G1 Sheet1.G2:Sheet1.G594 Sheet1.A2:Sheet1.A594 Sheet1.H1:Sheet1.H1 Sheet1.H2:Sheet1.H59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9cm" svg:height="5.175cm" svg:x="20.099cm" svg:y="18.036cm">
            <draw:object draw:notify-on-update-of-ranges="Sheet1.A2:Sheet1.A594 Sheet1.I1:Sheet1.I1 Sheet1.I2:Sheet1.I594 Sheet1.A2:Sheet1.A594 Sheet1.J1:Sheet1.J1 Sheet1.J2:Sheet1.J59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9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>
            <text:p>Rel Tim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oll in</text:p>
          </table:table-cell>
          <table:table-cell table:style-name="ce1" office:value-type="string">
            <text:p>Roll out</text:p>
          </table:table-cell>
          <table:table-cell table:style-name="ce1" office:value-type="string">
            <text:p>Pitch in</text:p>
          </table:table-cell>
          <table:table-cell table:style-name="ce1" office:value-type="string">
            <text:p>Pitch out</text:p>
          </table:table-cell>
          <table:table-cell table:style-name="ce1" office:value-type="string">
            <text:p>Yaw in</text:p>
          </table:table-cell>
          <table:table-cell table:style-name="ce1" office:value-type="string">
            <text:p>Yaw out</text:p>
          </table:table-cell>
          <table:table-cell table:style-name="ce1" office:value-type="string">
            <text:p>Barometer</text:p>
          </table:table-cell>
          <table:table-cell table:style-name="ce1" office:value-type="string">
            <text:p>Thrust</text:p>
          </table:table-cell>
          <table:table-cell table:style-name="ce1" table:number-columns-repeated="1014"/>
        </table:table-row>
        <table:table-row table:style-name="ro1">
          <table:table-cell table:formula="of:=[.B2]-[.$B$2]" office:value-type="float" office:value="0">
            <text:p>0.00</text:p>
          </table:table-cell>
          <table:table-cell office:value-type="float" office:value="10555.073">
            <text:p>10555.073</text:p>
          </table:table-cell>
          <table:table-cell office:value-type="float" office:value="2.268117">
            <text:p>2.268117</text:p>
          </table:table-cell>
          <table:table-cell office:value-type="float" office:value="-2.634059">
            <text:p>-2.634059</text:p>
          </table:table-cell>
          <table:table-cell office:value-type="float" office:value="-0.449419">
            <text:p>-0.449419</text:p>
          </table:table-cell>
          <table:table-cell office:value-type="float" office:value="4.22471">
            <text:p>4.22471</text:p>
          </table:table-cell>
          <table:table-cell office:value-type="float" office:value="-0.926086">
            <text:p>-0.926086</text:p>
          </table:table-cell>
          <table:table-cell office:value-type="float" office:value="0.463043">
            <text:p>0.463043</text:p>
          </table:table-cell>
          <table:table-cell office:value-type="float" office:value="-0.480668">
            <text:p>-0.480668</text:p>
          </table:table-cell>
          <table:table-cell office:value-type="float" office:value="40192">
            <text:p>40192</text:p>
          </table:table-cell>
          <table:table-cell table:number-columns-repeated="1014"/>
        </table:table-row>
        <table:table-row table:style-name="ro1">
          <table:table-cell table:formula="of:=[.B3]-[.$B$2]" office:value-type="float" office:value="0.0100000000002183">
            <text:p>0.01</text:p>
          </table:table-cell>
          <table:table-cell office:value-type="float" office:value="10555.083">
            <text:p>10555.083</text:p>
          </table:table-cell>
          <table:table-cell office:value-type="float" office:value="2.200797">
            <text:p>2.200797</text:p>
          </table:table-cell>
          <table:table-cell office:value-type="float" office:value="-2.600399">
            <text:p>-2.600399</text:p>
          </table:table-cell>
          <table:table-cell office:value-type="float" office:value="-0.596861">
            <text:p>-0.596861</text:p>
          </table:table-cell>
          <table:table-cell office:value-type="float" office:value="4.298431">
            <text:p>4.298431</text:p>
          </table:table-cell>
          <table:table-cell office:value-type="float" office:value="-0.96309">
            <text:p>-0.96309</text:p>
          </table:table-cell>
          <table:table-cell office:value-type="float" office:value="0.481545">
            <text:p>0.481545</text:p>
          </table:table-cell>
          <table:table-cell office:value-type="float" office:value="-0.509873">
            <text:p>-0.509873</text:p>
          </table:table-cell>
          <table:table-cell office:value-type="float" office:value="40395">
            <text:p>40395</text:p>
          </table:table-cell>
          <table:table-cell table:number-columns-repeated="1014"/>
        </table:table-row>
        <table:table-row table:style-name="ro1">
          <table:table-cell table:formula="of:=[.B4]-[.$B$2]" office:value-type="float" office:value="0.0200000000004366">
            <text:p>0.02</text:p>
          </table:table-cell>
          <table:table-cell office:value-type="float" office:value="10555.093">
            <text:p>10555.093</text:p>
          </table:table-cell>
          <table:table-cell office:value-type="float" office:value="2.225189">
            <text:p>2.225189</text:p>
          </table:table-cell>
          <table:table-cell office:value-type="float" office:value="-2.612595">
            <text:p>-2.612595</text:p>
          </table:table-cell>
          <table:table-cell office:value-type="float" office:value="-0.556491">
            <text:p>-0.556491</text:p>
          </table:table-cell>
          <table:table-cell office:value-type="float" office:value="4.278246">
            <text:p>4.278246</text:p>
          </table:table-cell>
          <table:table-cell office:value-type="float" office:value="-0.946575">
            <text:p>-0.946575</text:p>
          </table:table-cell>
          <table:table-cell office:value-type="float" office:value="0.473287">
            <text:p>0.473287</text:p>
          </table:table-cell>
          <table:table-cell office:value-type="float" office:value="-0.534714">
            <text:p>-0.534714</text:p>
          </table:table-cell>
          <table:table-cell office:value-type="float" office:value="40608">
            <text:p>40608</text:p>
          </table:table-cell>
          <table:table-cell table:number-columns-repeated="1014"/>
        </table:table-row>
        <table:table-row table:style-name="ro1">
          <table:table-cell table:formula="of:=[.B5]-[.$B$2]" office:value-type="float" office:value="0.0200000000004366">
            <text:p>0.02</text:p>
          </table:table-cell>
          <table:table-cell office:value-type="float" office:value="10555.093">
            <text:p>10555.093</text:p>
          </table:table-cell>
          <table:table-cell office:value-type="float" office:value="2.225189">
            <text:p>2.225189</text:p>
          </table:table-cell>
          <table:table-cell office:value-type="float" office:value="-2.612595">
            <text:p>-2.612595</text:p>
          </table:table-cell>
          <table:table-cell office:value-type="float" office:value="-0.556491">
            <text:p>-0.556491</text:p>
          </table:table-cell>
          <table:table-cell office:value-type="float" office:value="4.278246">
            <text:p>4.278246</text:p>
          </table:table-cell>
          <table:table-cell office:value-type="float" office:value="-0.946575">
            <text:p>-0.946575</text:p>
          </table:table-cell>
          <table:table-cell office:value-type="float" office:value="0.473287">
            <text:p>0.473287</text:p>
          </table:table-cell>
          <table:table-cell office:value-type="float" office:value="-0.534714">
            <text:p>-0.534714</text:p>
          </table:table-cell>
          <table:table-cell office:value-type="float" office:value="40821">
            <text:p>40821</text:p>
          </table:table-cell>
          <table:table-cell table:number-columns-repeated="1014"/>
        </table:table-row>
        <table:table-row table:style-name="ro1">
          <table:table-cell table:formula="of:=[.B6]-[.$B$2]" office:value-type="float" office:value="0.0299999999988358">
            <text:p>0.03</text:p>
          </table:table-cell>
          <table:table-cell office:value-type="float" office:value="10555.103">
            <text:p>10555.103</text:p>
          </table:table-cell>
          <table:table-cell office:value-type="float" office:value="2.179852">
            <text:p>2.179852</text:p>
          </table:table-cell>
          <table:table-cell office:value-type="float" office:value="-2.589926">
            <text:p>-2.589926</text:p>
          </table:table-cell>
          <table:table-cell office:value-type="float" office:value="-0.556664">
            <text:p>-0.556664</text:p>
          </table:table-cell>
          <table:table-cell office:value-type="float" office:value="4.278332">
            <text:p>4.278332</text:p>
          </table:table-cell>
          <table:table-cell office:value-type="float" office:value="-0.953567">
            <text:p>-0.953567</text:p>
          </table:table-cell>
          <table:table-cell office:value-type="float" office:value="0.476783">
            <text:p>0.476783</text:p>
          </table:table-cell>
          <table:table-cell office:value-type="float" office:value="-0.557816">
            <text:p>-0.557816</text:p>
          </table:table-cell>
          <table:table-cell office:value-type="float" office:value="41044">
            <text:p>41044</text:p>
          </table:table-cell>
          <table:table-cell table:number-columns-repeated="1014"/>
        </table:table-row>
        <table:table-row table:style-name="ro1">
          <table:table-cell table:formula="of:=[.B7]-[.$B$2]" office:value-type="float" office:value="0.0499999999992724">
            <text:p>0.05</text:p>
          </table:table-cell>
          <table:table-cell office:value-type="float" office:value="10555.123">
            <text:p>10555.123</text:p>
          </table:table-cell>
          <table:table-cell office:value-type="float" office:value="2.145731">
            <text:p>2.145731</text:p>
          </table:table-cell>
          <table:table-cell office:value-type="float" office:value="-2.572866">
            <text:p>-2.572866</text:p>
          </table:table-cell>
          <table:table-cell office:value-type="float" office:value="-0.472479">
            <text:p>-0.472479</text:p>
          </table:table-cell>
          <table:table-cell office:value-type="float" office:value="4.236239">
            <text:p>4.236239</text:p>
          </table:table-cell>
          <table:table-cell office:value-type="float" office:value="-0.925187">
            <text:p>-0.925187</text:p>
          </table:table-cell>
          <table:table-cell office:value-type="float" office:value="0.462593">
            <text:p>0.462593</text:p>
          </table:table-cell>
          <table:table-cell office:value-type="float" office:value="-0.599282">
            <text:p>-0.599282</text:p>
          </table:table-cell>
          <table:table-cell office:value-type="float" office:value="41283">
            <text:p>41283</text:p>
          </table:table-cell>
          <table:table-cell table:number-columns-repeated="1014"/>
        </table:table-row>
        <table:table-row table:style-name="ro1">
          <table:table-cell table:formula="of:=[.B8]-[.$B$2]" office:value-type="float" office:value="0.0499999999992724">
            <text:p>0.05</text:p>
          </table:table-cell>
          <table:table-cell office:value-type="float" office:value="10555.123">
            <text:p>10555.123</text:p>
          </table:table-cell>
          <table:table-cell office:value-type="float" office:value="2.145731">
            <text:p>2.145731</text:p>
          </table:table-cell>
          <table:table-cell office:value-type="float" office:value="-2.572866">
            <text:p>-2.572866</text:p>
          </table:table-cell>
          <table:table-cell office:value-type="float" office:value="-0.472479">
            <text:p>-0.472479</text:p>
          </table:table-cell>
          <table:table-cell office:value-type="float" office:value="4.236239">
            <text:p>4.236239</text:p>
          </table:table-cell>
          <table:table-cell office:value-type="float" office:value="-0.925187">
            <text:p>-0.925187</text:p>
          </table:table-cell>
          <table:table-cell office:value-type="float" office:value="0.462593">
            <text:p>0.462593</text:p>
          </table:table-cell>
          <table:table-cell office:value-type="float" office:value="-0.599282">
            <text:p>-0.599282</text:p>
          </table:table-cell>
          <table:table-cell office:value-type="float" office:value="41522">
            <text:p>41522</text:p>
          </table:table-cell>
          <table:table-cell table:number-columns-repeated="1014"/>
        </table:table-row>
        <table:table-row table:style-name="ro1">
          <table:table-cell table:formula="of:=[.B9]-[.$B$2]" office:value-type="float" office:value="0.069999999999709">
            <text:p>0.07</text:p>
          </table:table-cell>
          <table:table-cell office:value-type="float" office:value="10555.143">
            <text:p>10555.143</text:p>
          </table:table-cell>
          <table:table-cell office:value-type="float" office:value="2.064027">
            <text:p>2.064027</text:p>
          </table:table-cell>
          <table:table-cell office:value-type="float" office:value="-2.532013">
            <text:p>-2.532013</text:p>
          </table:table-cell>
          <table:table-cell office:value-type="float" office:value="-0.424696">
            <text:p>-0.424696</text:p>
          </table:table-cell>
          <table:table-cell office:value-type="float" office:value="4.212348">
            <text:p>4.212348</text:p>
          </table:table-cell>
          <table:table-cell office:value-type="float" office:value="-0.949802">
            <text:p>-0.949802</text:p>
          </table:table-cell>
          <table:table-cell office:value-type="float" office:value="0.474901">
            <text:p>0.474901</text:p>
          </table:table-cell>
          <table:table-cell office:value-type="float" office:value="-0.597672">
            <text:p>-0.597672</text:p>
          </table:table-cell>
          <table:table-cell office:value-type="float" office:value="41761">
            <text:p>41761</text:p>
          </table:table-cell>
          <table:table-cell table:number-columns-repeated="1014"/>
        </table:table-row>
        <table:table-row table:style-name="ro1">
          <table:table-cell table:formula="of:=[.B10]-[.$B$2]" office:value-type="float" office:value="0.0799999999999272">
            <text:p>0.08</text:p>
          </table:table-cell>
          <table:table-cell office:value-type="float" office:value="10555.153">
            <text:p>10555.153</text:p>
          </table:table-cell>
          <table:table-cell office:value-type="float" office:value="2.032755">
            <text:p>2.032755</text:p>
          </table:table-cell>
          <table:table-cell office:value-type="float" office:value="-2.516377">
            <text:p>-2.516377</text:p>
          </table:table-cell>
          <table:table-cell office:value-type="float" office:value="-0.435057">
            <text:p>-0.435057</text:p>
          </table:table-cell>
          <table:table-cell office:value-type="float" office:value="4.217529">
            <text:p>4.217529</text:p>
          </table:table-cell>
          <table:table-cell office:value-type="float" office:value="-0.96034">
            <text:p>-0.96034</text:p>
          </table:table-cell>
          <table:table-cell office:value-type="float" office:value="0.48017">
            <text:p>0.48017</text:p>
          </table:table-cell>
          <table:table-cell office:value-type="float" office:value="-0.596947">
            <text:p>-0.596947</text:p>
          </table:table-cell>
          <table:table-cell office:value-type="float" office:value="41999">
            <text:p>41999</text:p>
          </table:table-cell>
          <table:table-cell table:number-columns-repeated="1014"/>
        </table:table-row>
        <table:table-row table:style-name="ro1">
          <table:table-cell table:formula="of:=[.B11]-[.$B$2]" office:value-type="float" office:value="0.0900000000001455">
            <text:p>0.09</text:p>
          </table:table-cell>
          <table:table-cell office:value-type="float" office:value="10555.163">
            <text:p>10555.163</text:p>
          </table:table-cell>
          <table:table-cell office:value-type="float" office:value="1.936728">
            <text:p>1.936728</text:p>
          </table:table-cell>
          <table:table-cell office:value-type="float" office:value="-2.468364">
            <text:p>-2.468364</text:p>
          </table:table-cell>
          <table:table-cell office:value-type="float" office:value="-0.465454">
            <text:p>-0.465454</text:p>
          </table:table-cell>
          <table:table-cell office:value-type="float" office:value="4.232727">
            <text:p>4.232727</text:p>
          </table:table-cell>
          <table:table-cell office:value-type="float" office:value="-0.993132">
            <text:p>-0.993132</text:p>
          </table:table-cell>
          <table:table-cell office:value-type="float" office:value="0.496566">
            <text:p>0.496566</text:p>
          </table:table-cell>
          <table:table-cell office:value-type="float" office:value="-0.596276">
            <text:p>-0.59627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2]-[.$B$2]" office:value-type="float" office:value="0.100000000000364">
            <text:p>0.10</text:p>
          </table:table-cell>
          <table:table-cell office:value-type="float" office:value="10555.173">
            <text:p>10555.173</text:p>
          </table:table-cell>
          <table:table-cell office:value-type="float" office:value="1.83731">
            <text:p>1.83731</text:p>
          </table:table-cell>
          <table:table-cell office:value-type="float" office:value="-2.418655">
            <text:p>-2.418655</text:p>
          </table:table-cell>
          <table:table-cell office:value-type="float" office:value="-0.510078">
            <text:p>-0.510078</text:p>
          </table:table-cell>
          <table:table-cell office:value-type="float" office:value="4.255039">
            <text:p>4.255039</text:p>
          </table:table-cell>
          <table:table-cell office:value-type="float" office:value="-1.004277">
            <text:p>-1.004277</text:p>
          </table:table-cell>
          <table:table-cell office:value-type="float" office:value="0.502138">
            <text:p>0.502138</text:p>
          </table:table-cell>
          <table:table-cell office:value-type="float" office:value="-0.575219">
            <text:p>-0.57521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3]-[.$B$2]" office:value-type="float" office:value="0.110000000000582">
            <text:p>0.11</text:p>
          </table:table-cell>
          <table:table-cell office:value-type="float" office:value="10555.183">
            <text:p>10555.183</text:p>
          </table:table-cell>
          <table:table-cell office:value-type="float" office:value="1.736103">
            <text:p>1.736103</text:p>
          </table:table-cell>
          <table:table-cell office:value-type="float" office:value="-2.368052">
            <text:p>-2.368052</text:p>
          </table:table-cell>
          <table:table-cell office:value-type="float" office:value="-0.524975">
            <text:p>-0.524975</text:p>
          </table:table-cell>
          <table:table-cell office:value-type="float" office:value="4.262487">
            <text:p>4.262487</text:p>
          </table:table-cell>
          <table:table-cell office:value-type="float" office:value="-1.005622">
            <text:p>-1.005622</text:p>
          </table:table-cell>
          <table:table-cell office:value-type="float" office:value="0.502811">
            <text:p>0.502811</text:p>
          </table:table-cell>
          <table:table-cell office:value-type="float" office:value="-0.555634">
            <text:p>-0.55563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4]-[.$B$2]" office:value-type="float" office:value="0.119999999998981">
            <text:p>0.12</text:p>
          </table:table-cell>
          <table:table-cell office:value-type="float" office:value="10555.193">
            <text:p>10555.193</text:p>
          </table:table-cell>
          <table:table-cell office:value-type="float" office:value="1.67594">
            <text:p>1.67594</text:p>
          </table:table-cell>
          <table:table-cell office:value-type="float" office:value="-2.33797">
            <text:p>-2.33797</text:p>
          </table:table-cell>
          <table:table-cell office:value-type="float" office:value="-0.544927">
            <text:p>-0.544927</text:p>
          </table:table-cell>
          <table:table-cell office:value-type="float" office:value="4.272464">
            <text:p>4.272464</text:p>
          </table:table-cell>
          <table:table-cell office:value-type="float" office:value="-1.017514">
            <text:p>-1.017514</text:p>
          </table:table-cell>
          <table:table-cell office:value-type="float" office:value="0.508757">
            <text:p>0.508757</text:p>
          </table:table-cell>
          <table:table-cell office:value-type="float" office:value="-0.537423">
            <text:p>-0.53742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5]-[.$B$2]" office:value-type="float" office:value="0.1299999999992">
            <text:p>0.13</text:p>
          </table:table-cell>
          <table:table-cell office:value-type="float" office:value="10555.203">
            <text:p>10555.203</text:p>
          </table:table-cell>
          <table:table-cell office:value-type="float" office:value="1.546698">
            <text:p>1.546698</text:p>
          </table:table-cell>
          <table:table-cell office:value-type="float" office:value="-2.273349">
            <text:p>-2.273349</text:p>
          </table:table-cell>
          <table:table-cell office:value-type="float" office:value="-0.597892">
            <text:p>-0.597892</text:p>
          </table:table-cell>
          <table:table-cell office:value-type="float" office:value="4.298946">
            <text:p>4.298946</text:p>
          </table:table-cell>
          <table:table-cell office:value-type="float" office:value="-1.049613">
            <text:p>-1.049613</text:p>
          </table:table-cell>
          <table:table-cell office:value-type="float" office:value="0.524807">
            <text:p>0.524807</text:p>
          </table:table-cell>
          <table:table-cell office:value-type="float" office:value="-0.520486">
            <text:p>-0.52048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6]-[.$B$2]" office:value-type="float" office:value="0.139999999999418">
            <text:p>0.14</text:p>
          </table:table-cell>
          <table:table-cell office:value-type="float" office:value="10555.213">
            <text:p>10555.213</text:p>
          </table:table-cell>
          <table:table-cell office:value-type="float" office:value="1.483979">
            <text:p>1.483979</text:p>
          </table:table-cell>
          <table:table-cell office:value-type="float" office:value="-2.24199">
            <text:p>-2.24199</text:p>
          </table:table-cell>
          <table:table-cell office:value-type="float" office:value="-0.612083">
            <text:p>-0.612083</text:p>
          </table:table-cell>
          <table:table-cell office:value-type="float" office:value="4.306042">
            <text:p>4.306042</text:p>
          </table:table-cell>
          <table:table-cell office:value-type="float" office:value="-1.049888">
            <text:p>-1.049888</text:p>
          </table:table-cell>
          <table:table-cell office:value-type="float" office:value="0.524944">
            <text:p>0.524944</text:p>
          </table:table-cell>
          <table:table-cell office:value-type="float" office:value="-0.538796">
            <text:p>-0.53879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7]-[.$B$2]" office:value-type="float" office:value="0.149999999999636">
            <text:p>0.15</text:p>
          </table:table-cell>
          <table:table-cell office:value-type="float" office:value="10555.223">
            <text:p>10555.223</text:p>
          </table:table-cell>
          <table:table-cell office:value-type="float" office:value="1.358525">
            <text:p>1.358525</text:p>
          </table:table-cell>
          <table:table-cell office:value-type="float" office:value="-2.179262">
            <text:p>-2.179262</text:p>
          </table:table-cell>
          <table:table-cell office:value-type="float" office:value="-0.61505">
            <text:p>-0.61505</text:p>
          </table:table-cell>
          <table:table-cell office:value-type="float" office:value="4.307525">
            <text:p>4.307525</text:p>
          </table:table-cell>
          <table:table-cell office:value-type="float" office:value="-1.076375">
            <text:p>-1.076375</text:p>
          </table:table-cell>
          <table:table-cell office:value-type="float" office:value="0.538188">
            <text:p>0.538188</text:p>
          </table:table-cell>
          <table:table-cell office:value-type="float" office:value="-0.555825">
            <text:p>-0.55582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8]-[.$B$2]" office:value-type="float" office:value="0.149999999999636">
            <text:p>0.15</text:p>
          </table:table-cell>
          <table:table-cell office:value-type="float" office:value="10555.223">
            <text:p>10555.223</text:p>
          </table:table-cell>
          <table:table-cell office:value-type="float" office:value="1.358525">
            <text:p>1.358525</text:p>
          </table:table-cell>
          <table:table-cell office:value-type="float" office:value="-2.179262">
            <text:p>-2.179262</text:p>
          </table:table-cell>
          <table:table-cell office:value-type="float" office:value="-0.61505">
            <text:p>-0.61505</text:p>
          </table:table-cell>
          <table:table-cell office:value-type="float" office:value="4.307525">
            <text:p>4.307525</text:p>
          </table:table-cell>
          <table:table-cell office:value-type="float" office:value="-1.076375">
            <text:p>-1.076375</text:p>
          </table:table-cell>
          <table:table-cell office:value-type="float" office:value="0.538188">
            <text:p>0.538188</text:p>
          </table:table-cell>
          <table:table-cell office:value-type="float" office:value="-0.555825">
            <text:p>-0.55582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9]-[.$B$2]" office:value-type="float" office:value="0.149999999999636">
            <text:p>0.15</text:p>
          </table:table-cell>
          <table:table-cell office:value-type="float" office:value="10555.223">
            <text:p>10555.223</text:p>
          </table:table-cell>
          <table:table-cell office:value-type="float" office:value="1.358525">
            <text:p>1.358525</text:p>
          </table:table-cell>
          <table:table-cell office:value-type="float" office:value="-2.179262">
            <text:p>-2.179262</text:p>
          </table:table-cell>
          <table:table-cell office:value-type="float" office:value="-0.61505">
            <text:p>-0.61505</text:p>
          </table:table-cell>
          <table:table-cell office:value-type="float" office:value="4.307525">
            <text:p>4.307525</text:p>
          </table:table-cell>
          <table:table-cell office:value-type="float" office:value="-1.076375">
            <text:p>-1.076375</text:p>
          </table:table-cell>
          <table:table-cell office:value-type="float" office:value="0.538188">
            <text:p>0.538188</text:p>
          </table:table-cell>
          <table:table-cell office:value-type="float" office:value="-0.555825">
            <text:p>-0.55582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0]-[.$B$2]" office:value-type="float" office:value="0.180000000000291">
            <text:p>0.18</text:p>
          </table:table-cell>
          <table:table-cell office:value-type="float" office:value="10555.253">
            <text:p>10555.253</text:p>
          </table:table-cell>
          <table:table-cell office:value-type="float" office:value="1.132957">
            <text:p>1.132957</text:p>
          </table:table-cell>
          <table:table-cell office:value-type="float" office:value="-2.066479">
            <text:p>-2.066479</text:p>
          </table:table-cell>
          <table:table-cell office:value-type="float" office:value="-0.534887">
            <text:p>-0.534887</text:p>
          </table:table-cell>
          <table:table-cell office:value-type="float" office:value="4.267444">
            <text:p>4.267444</text:p>
          </table:table-cell>
          <table:table-cell office:value-type="float" office:value="-1.067511">
            <text:p>-1.067511</text:p>
          </table:table-cell>
          <table:table-cell office:value-type="float" office:value="0.533755">
            <text:p>0.533755</text:p>
          </table:table-cell>
          <table:table-cell office:value-type="float" office:value="-0.586594">
            <text:p>-0.58659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1]-[.$B$2]" office:value-type="float" office:value="0.190000000000509">
            <text:p>0.19</text:p>
          </table:table-cell>
          <table:table-cell office:value-type="float" office:value="10555.263">
            <text:p>10555.263</text:p>
          </table:table-cell>
          <table:table-cell office:value-type="float" office:value="1.051655">
            <text:p>1.051655</text:p>
          </table:table-cell>
          <table:table-cell office:value-type="float" office:value="-2.025828">
            <text:p>-2.025828</text:p>
          </table:table-cell>
          <table:table-cell office:value-type="float" office:value="-0.516505">
            <text:p>-0.516505</text:p>
          </table:table-cell>
          <table:table-cell office:value-type="float" office:value="4.258252">
            <text:p>4.258252</text:p>
          </table:table-cell>
          <table:table-cell office:value-type="float" office:value="-1.091354">
            <text:p>-1.091354</text:p>
          </table:table-cell>
          <table:table-cell office:value-type="float" office:value="0.545677">
            <text:p>0.545677</text:p>
          </table:table-cell>
          <table:table-cell office:value-type="float" office:value="-0.586793">
            <text:p>-0.58679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2]-[.$B$2]" office:value-type="float" office:value="0.199999999998909">
            <text:p>0.20</text:p>
          </table:table-cell>
          <table:table-cell office:value-type="float" office:value="10555.273">
            <text:p>10555.273</text:p>
          </table:table-cell>
          <table:table-cell office:value-type="float" office:value="0.984078">
            <text:p>0.984078</text:p>
          </table:table-cell>
          <table:table-cell office:value-type="float" office:value="-1.992039">
            <text:p>-1.992039</text:p>
          </table:table-cell>
          <table:table-cell office:value-type="float" office:value="-0.512537">
            <text:p>-0.512537</text:p>
          </table:table-cell>
          <table:table-cell office:value-type="float" office:value="4.256268">
            <text:p>4.256268</text:p>
          </table:table-cell>
          <table:table-cell office:value-type="float" office:value="-1.09184">
            <text:p>-1.09184</text:p>
          </table:table-cell>
          <table:table-cell office:value-type="float" office:value="0.54592">
            <text:p>0.54592</text:p>
          </table:table-cell>
          <table:table-cell office:value-type="float" office:value="-0.586976">
            <text:p>-0.58697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3]-[.$B$2]" office:value-type="float" office:value="0.209999999999127">
            <text:p>0.21</text:p>
          </table:table-cell>
          <table:table-cell office:value-type="float" office:value="10555.283">
            <text:p>10555.283</text:p>
          </table:table-cell>
          <table:table-cell office:value-type="float" office:value="0.925493">
            <text:p>0.925493</text:p>
          </table:table-cell>
          <table:table-cell office:value-type="float" office:value="-1.962746">
            <text:p>-1.962746</text:p>
          </table:table-cell>
          <table:table-cell office:value-type="float" office:value="-0.529855">
            <text:p>-0.529855</text:p>
          </table:table-cell>
          <table:table-cell office:value-type="float" office:value="4.264927">
            <text:p>4.264927</text:p>
          </table:table-cell>
          <table:table-cell office:value-type="float" office:value="-1.091567">
            <text:p>-1.091567</text:p>
          </table:table-cell>
          <table:table-cell office:value-type="float" office:value="0.545784">
            <text:p>0.545784</text:p>
          </table:table-cell>
          <table:table-cell office:value-type="float" office:value="-0.587144">
            <text:p>-0.58714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4]-[.$B$2]" office:value-type="float" office:value="0.219999999999345">
            <text:p>0.22</text:p>
          </table:table-cell>
          <table:table-cell office:value-type="float" office:value="10555.293">
            <text:p>10555.293</text:p>
          </table:table-cell>
          <table:table-cell office:value-type="float" office:value="0.897312">
            <text:p>0.897312</text:p>
          </table:table-cell>
          <table:table-cell office:value-type="float" office:value="-1.948656">
            <text:p>-1.948656</text:p>
          </table:table-cell>
          <table:table-cell office:value-type="float" office:value="-0.526709">
            <text:p>-0.526709</text:p>
          </table:table-cell>
          <table:table-cell office:value-type="float" office:value="4.263355">
            <text:p>4.263355</text:p>
          </table:table-cell>
          <table:table-cell office:value-type="float" office:value="-1.123939">
            <text:p>-1.123939</text:p>
          </table:table-cell>
          <table:table-cell office:value-type="float" office:value="0.56197">
            <text:p>0.56197</text:p>
          </table:table-cell>
          <table:table-cell office:value-type="float" office:value="-0.566148">
            <text:p>-0.56614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5]-[.$B$2]" office:value-type="float" office:value="0.229999999999563">
            <text:p>0.23</text:p>
          </table:table-cell>
          <table:table-cell office:value-type="float" office:value="10555.303">
            <text:p>10555.303</text:p>
          </table:table-cell>
          <table:table-cell office:value-type="float" office:value="0.842567">
            <text:p>0.842567</text:p>
          </table:table-cell>
          <table:table-cell office:value-type="float" office:value="-1.921284">
            <text:p>-1.921284</text:p>
          </table:table-cell>
          <table:table-cell office:value-type="float" office:value="-0.55993">
            <text:p>-0.55993</text:p>
          </table:table-cell>
          <table:table-cell office:value-type="float" office:value="4.279965">
            <text:p>4.279965</text:p>
          </table:table-cell>
          <table:table-cell office:value-type="float" office:value="-1.143311">
            <text:p>-1.143311</text:p>
          </table:table-cell>
          <table:table-cell office:value-type="float" office:value="0.571655">
            <text:p>0.571655</text:p>
          </table:table-cell>
          <table:table-cell office:value-type="float" office:value="-0.546624">
            <text:p>-0.54662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6]-[.$B$2]" office:value-type="float" office:value="0.239999999999782">
            <text:p>0.24</text:p>
          </table:table-cell>
          <table:table-cell office:value-type="float" office:value="10555.313">
            <text:p>10555.313</text:p>
          </table:table-cell>
          <table:table-cell office:value-type="float" office:value="0.82547">
            <text:p>0.82547</text:p>
          </table:table-cell>
          <table:table-cell office:value-type="float" office:value="-1.912735">
            <text:p>-1.912735</text:p>
          </table:table-cell>
          <table:table-cell office:value-type="float" office:value="-0.57912">
            <text:p>-0.57912</text:p>
          </table:table-cell>
          <table:table-cell office:value-type="float" office:value="4.28956">
            <text:p>4.28956</text:p>
          </table:table-cell>
          <table:table-cell office:value-type="float" office:value="-1.125051">
            <text:p>-1.125051</text:p>
          </table:table-cell>
          <table:table-cell office:value-type="float" office:value="0.562525">
            <text:p>0.562525</text:p>
          </table:table-cell>
          <table:table-cell office:value-type="float" office:value="-0.528466">
            <text:p>-0.52846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7]-[.$B$2]" office:value-type="float" office:value="0.25">
            <text:p>0.25</text:p>
          </table:table-cell>
          <table:table-cell office:value-type="float" office:value="10555.323">
            <text:p>10555.323</text:p>
          </table:table-cell>
          <table:table-cell office:value-type="float" office:value="0.794102">
            <text:p>0.794102</text:p>
          </table:table-cell>
          <table:table-cell office:value-type="float" office:value="-1.897051">
            <text:p>-1.897051</text:p>
          </table:table-cell>
          <table:table-cell office:value-type="float" office:value="-0.575759">
            <text:p>-0.575759</text:p>
          </table:table-cell>
          <table:table-cell office:value-type="float" office:value="4.28788">
            <text:p>4.28788</text:p>
          </table:table-cell>
          <table:table-cell office:value-type="float" office:value="-1.126474">
            <text:p>-1.126474</text:p>
          </table:table-cell>
          <table:table-cell office:value-type="float" office:value="0.563237">
            <text:p>0.563237</text:p>
          </table:table-cell>
          <table:table-cell office:value-type="float" office:value="-0.511574">
            <text:p>-0.51157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8]-[.$B$2]" office:value-type="float" office:value="0.260000000000218">
            <text:p>0.26</text:p>
          </table:table-cell>
          <table:table-cell office:value-type="float" office:value="10555.333">
            <text:p>10555.333</text:p>
          </table:table-cell>
          <table:table-cell office:value-type="float" office:value="0.786419">
            <text:p>0.786419</text:p>
          </table:table-cell>
          <table:table-cell office:value-type="float" office:value="-1.893209">
            <text:p>-1.893209</text:p>
          </table:table-cell>
          <table:table-cell office:value-type="float" office:value="-0.590026">
            <text:p>-0.590026</text:p>
          </table:table-cell>
          <table:table-cell office:value-type="float" office:value="4.295013">
            <text:p>4.295013</text:p>
          </table:table-cell>
          <table:table-cell office:value-type="float" office:value="-1.129414">
            <text:p>-1.129414</text:p>
          </table:table-cell>
          <table:table-cell office:value-type="float" office:value="0.564707">
            <text:p>0.564707</text:p>
          </table:table-cell>
          <table:table-cell office:value-type="float" office:value="-0.529778">
            <text:p>-0.52977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9]-[.$B$2]" office:value-type="float" office:value="0.270000000000437">
            <text:p>0.27</text:p>
          </table:table-cell>
          <table:table-cell office:value-type="float" office:value="10555.343">
            <text:p>10555.343</text:p>
          </table:table-cell>
          <table:table-cell office:value-type="float" office:value="0.787331">
            <text:p>0.787331</text:p>
          </table:table-cell>
          <table:table-cell office:value-type="float" office:value="-1.893665">
            <text:p>-1.893665</text:p>
          </table:table-cell>
          <table:table-cell office:value-type="float" office:value="-0.578019">
            <text:p>-0.578019</text:p>
          </table:table-cell>
          <table:table-cell office:value-type="float" office:value="4.289009">
            <text:p>4.289009</text:p>
          </table:table-cell>
          <table:table-cell office:value-type="float" office:value="-1.109734">
            <text:p>-1.109734</text:p>
          </table:table-cell>
          <table:table-cell office:value-type="float" office:value="0.554867">
            <text:p>0.554867</text:p>
          </table:table-cell>
          <table:table-cell office:value-type="float" office:value="-0.546708">
            <text:p>-0.54670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0]-[.$B$2]" office:value-type="float" office:value="0.279999999998836">
            <text:p>0.28</text:p>
          </table:table-cell>
          <table:table-cell office:value-type="float" office:value="10555.353">
            <text:p>10555.353</text:p>
          </table:table-cell>
          <table:table-cell office:value-type="float" office:value="0.782119">
            <text:p>0.782119</text:p>
          </table:table-cell>
          <table:table-cell office:value-type="float" office:value="-1.89106">
            <text:p>-1.89106</text:p>
          </table:table-cell>
          <table:table-cell office:value-type="float" office:value="-0.566659">
            <text:p>-0.566659</text:p>
          </table:table-cell>
          <table:table-cell office:value-type="float" office:value="4.283329">
            <text:p>4.283329</text:p>
          </table:table-cell>
          <table:table-cell office:value-type="float" office:value="-1.100398">
            <text:p>-1.100398</text:p>
          </table:table-cell>
          <table:table-cell office:value-type="float" office:value="0.550199">
            <text:p>0.550199</text:p>
          </table:table-cell>
          <table:table-cell office:value-type="float" office:value="-0.562455">
            <text:p>-0.56245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1]-[.$B$2]" office:value-type="float" office:value="0.279999999998836">
            <text:p>0.28</text:p>
          </table:table-cell>
          <table:table-cell office:value-type="float" office:value="10555.353">
            <text:p>10555.353</text:p>
          </table:table-cell>
          <table:table-cell office:value-type="float" office:value="0.782119">
            <text:p>0.782119</text:p>
          </table:table-cell>
          <table:table-cell office:value-type="float" office:value="-1.89106">
            <text:p>-1.89106</text:p>
          </table:table-cell>
          <table:table-cell office:value-type="float" office:value="-0.566659">
            <text:p>-0.566659</text:p>
          </table:table-cell>
          <table:table-cell office:value-type="float" office:value="4.283329">
            <text:p>4.283329</text:p>
          </table:table-cell>
          <table:table-cell office:value-type="float" office:value="-1.100398">
            <text:p>-1.100398</text:p>
          </table:table-cell>
          <table:table-cell office:value-type="float" office:value="0.550199">
            <text:p>0.550199</text:p>
          </table:table-cell>
          <table:table-cell office:value-type="float" office:value="-0.562455">
            <text:p>-0.56245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2]-[.$B$2]" office:value-type="float" office:value="0.279999999998836">
            <text:p>0.28</text:p>
          </table:table-cell>
          <table:table-cell office:value-type="float" office:value="10555.353">
            <text:p>10555.353</text:p>
          </table:table-cell>
          <table:table-cell office:value-type="float" office:value="0.782119">
            <text:p>0.782119</text:p>
          </table:table-cell>
          <table:table-cell office:value-type="float" office:value="-1.89106">
            <text:p>-1.89106</text:p>
          </table:table-cell>
          <table:table-cell office:value-type="float" office:value="-0.566659">
            <text:p>-0.566659</text:p>
          </table:table-cell>
          <table:table-cell office:value-type="float" office:value="4.283329">
            <text:p>4.283329</text:p>
          </table:table-cell>
          <table:table-cell office:value-type="float" office:value="-1.100398">
            <text:p>-1.100398</text:p>
          </table:table-cell>
          <table:table-cell office:value-type="float" office:value="0.550199">
            <text:p>0.550199</text:p>
          </table:table-cell>
          <table:table-cell office:value-type="float" office:value="-0.562455">
            <text:p>-0.56245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3]-[.$B$2]" office:value-type="float" office:value="0.309999999999491">
            <text:p>0.31</text:p>
          </table:table-cell>
          <table:table-cell office:value-type="float" office:value="10555.383">
            <text:p>10555.383</text:p>
          </table:table-cell>
          <table:table-cell office:value-type="float" office:value="0.775061">
            <text:p>0.775061</text:p>
          </table:table-cell>
          <table:table-cell office:value-type="float" office:value="-1.88753">
            <text:p>-1.88753</text:p>
          </table:table-cell>
          <table:table-cell office:value-type="float" office:value="-0.566502">
            <text:p>-0.566502</text:p>
          </table:table-cell>
          <table:table-cell office:value-type="float" office:value="4.283251">
            <text:p>4.283251</text:p>
          </table:table-cell>
          <table:table-cell office:value-type="float" office:value="-1.121717">
            <text:p>-1.121717</text:p>
          </table:table-cell>
          <table:table-cell office:value-type="float" office:value="0.560858">
            <text:p>0.560858</text:p>
          </table:table-cell>
          <table:table-cell office:value-type="float" office:value="-0.586709">
            <text:p>-0.58670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4]-[.$B$2]" office:value-type="float" office:value="0.319999999999709">
            <text:p>0.32</text:p>
          </table:table-cell>
          <table:table-cell office:value-type="float" office:value="10555.393">
            <text:p>10555.393</text:p>
          </table:table-cell>
          <table:table-cell office:value-type="float" office:value="0.776382">
            <text:p>0.776382</text:p>
          </table:table-cell>
          <table:table-cell office:value-type="float" office:value="-1.888191">
            <text:p>-1.888191</text:p>
          </table:table-cell>
          <table:table-cell office:value-type="float" office:value="-0.59455">
            <text:p>-0.59455</text:p>
          </table:table-cell>
          <table:table-cell office:value-type="float" office:value="4.297275">
            <text:p>4.297275</text:p>
          </table:table-cell>
          <table:table-cell office:value-type="float" office:value="-1.117997">
            <text:p>-1.117997</text:p>
          </table:table-cell>
          <table:table-cell office:value-type="float" office:value="0.558999">
            <text:p>0.558999</text:p>
          </table:table-cell>
          <table:table-cell office:value-type="float" office:value="-0.582986">
            <text:p>-0.58298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5]-[.$B$2]" office:value-type="float" office:value="0.329999999999927">
            <text:p>0.33</text:p>
          </table:table-cell>
          <table:table-cell office:value-type="float" office:value="10555.403">
            <text:p>10555.403</text:p>
          </table:table-cell>
          <table:table-cell office:value-type="float" office:value="0.758154">
            <text:p>0.758154</text:p>
          </table:table-cell>
          <table:table-cell office:value-type="float" office:value="-1.879077">
            <text:p>-1.879077</text:p>
          </table:table-cell>
          <table:table-cell office:value-type="float" office:value="-0.623429">
            <text:p>-0.623429</text:p>
          </table:table-cell>
          <table:table-cell office:value-type="float" office:value="4.311715">
            <text:p>4.311715</text:p>
          </table:table-cell>
          <table:table-cell office:value-type="float" office:value="-1.154567">
            <text:p>-1.154567</text:p>
          </table:table-cell>
          <table:table-cell office:value-type="float" office:value="0.577283">
            <text:p>0.577283</text:p>
          </table:table-cell>
          <table:table-cell office:value-type="float" office:value="-0.579522">
            <text:p>-0.57952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6]-[.$B$2]" office:value-type="float" office:value="0.350000000000364">
            <text:p>0.35</text:p>
          </table:table-cell>
          <table:table-cell office:value-type="float" office:value="10555.423">
            <text:p>10555.423</text:p>
          </table:table-cell>
          <table:table-cell office:value-type="float" office:value="0.704669">
            <text:p>0.704669</text:p>
          </table:table-cell>
          <table:table-cell office:value-type="float" office:value="-1.852334">
            <text:p>-1.852334</text:p>
          </table:table-cell>
          <table:table-cell office:value-type="float" office:value="-0.674206">
            <text:p>-0.674206</text:p>
          </table:table-cell>
          <table:table-cell office:value-type="float" office:value="4.337103">
            <text:p>4.337103</text:p>
          </table:table-cell>
          <table:table-cell office:value-type="float" office:value="-1.193191">
            <text:p>-1.193191</text:p>
          </table:table-cell>
          <table:table-cell office:value-type="float" office:value="0.596595">
            <text:p>0.596595</text:p>
          </table:table-cell>
          <table:table-cell office:value-type="float" office:value="-0.592438">
            <text:p>-0.59243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7]-[.$B$2]" office:value-type="float" office:value="0.360000000000582">
            <text:p>0.36</text:p>
          </table:table-cell>
          <table:table-cell office:value-type="float" office:value="10555.433">
            <text:p>10555.433</text:p>
          </table:table-cell>
          <table:table-cell office:value-type="float" office:value="0.68821">
            <text:p>0.68821</text:p>
          </table:table-cell>
          <table:table-cell office:value-type="float" office:value="-1.844105">
            <text:p>-1.844105</text:p>
          </table:table-cell>
          <table:table-cell office:value-type="float" office:value="-0.688728">
            <text:p>-0.688728</text:p>
          </table:table-cell>
          <table:table-cell office:value-type="float" office:value="4.344364">
            <text:p>4.344364</text:p>
          </table:table-cell>
          <table:table-cell office:value-type="float" office:value="-1.198068">
            <text:p>-1.198068</text:p>
          </table:table-cell>
          <table:table-cell office:value-type="float" office:value="0.599034">
            <text:p>0.599034</text:p>
          </table:table-cell>
          <table:table-cell office:value-type="float" office:value="-0.607438">
            <text:p>-0.60743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8]-[.$B$2]" office:value-type="float" office:value="0.369999999998981">
            <text:p>0.37</text:p>
          </table:table-cell>
          <table:table-cell office:value-type="float" office:value="10555.443">
            <text:p>10555.443</text:p>
          </table:table-cell>
          <table:table-cell office:value-type="float" office:value="0.659704">
            <text:p>0.659704</text:p>
          </table:table-cell>
          <table:table-cell office:value-type="float" office:value="-1.829852">
            <text:p>-1.829852</text:p>
          </table:table-cell>
          <table:table-cell office:value-type="float" office:value="-0.664721">
            <text:p>-0.664721</text:p>
          </table:table-cell>
          <table:table-cell office:value-type="float" office:value="4.33236">
            <text:p>4.33236</text:p>
          </table:table-cell>
          <table:table-cell office:value-type="float" office:value="-1.210262">
            <text:p>-1.210262</text:p>
          </table:table-cell>
          <table:table-cell office:value-type="float" office:value="0.605131">
            <text:p>0.605131</text:p>
          </table:table-cell>
          <table:table-cell office:value-type="float" office:value="-0.6214">
            <text:p>-0.621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9]-[.$B$2]" office:value-type="float" office:value="0.369999999998981">
            <text:p>0.37</text:p>
          </table:table-cell>
          <table:table-cell office:value-type="float" office:value="10555.443">
            <text:p>10555.443</text:p>
          </table:table-cell>
          <table:table-cell office:value-type="float" office:value="0.659704">
            <text:p>0.659704</text:p>
          </table:table-cell>
          <table:table-cell office:value-type="float" office:value="-1.829852">
            <text:p>-1.829852</text:p>
          </table:table-cell>
          <table:table-cell office:value-type="float" office:value="-0.664721">
            <text:p>-0.664721</text:p>
          </table:table-cell>
          <table:table-cell office:value-type="float" office:value="4.33236">
            <text:p>4.33236</text:p>
          </table:table-cell>
          <table:table-cell office:value-type="float" office:value="-1.210262">
            <text:p>-1.210262</text:p>
          </table:table-cell>
          <table:table-cell office:value-type="float" office:value="0.605131">
            <text:p>0.605131</text:p>
          </table:table-cell>
          <table:table-cell office:value-type="float" office:value="-0.6214">
            <text:p>-0.621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0]-[.$B$2]" office:value-type="float" office:value="0.3799999999992">
            <text:p>0.38</text:p>
          </table:table-cell>
          <table:table-cell office:value-type="float" office:value="10555.453">
            <text:p>10555.453</text:p>
          </table:table-cell>
          <table:table-cell office:value-type="float" office:value="0.633486">
            <text:p>0.633486</text:p>
          </table:table-cell>
          <table:table-cell office:value-type="float" office:value="-1.816743">
            <text:p>-1.816743</text:p>
          </table:table-cell>
          <table:table-cell office:value-type="float" office:value="-0.648783">
            <text:p>-0.648783</text:p>
          </table:table-cell>
          <table:table-cell office:value-type="float" office:value="4.324391">
            <text:p>4.324391</text:p>
          </table:table-cell>
          <table:table-cell office:value-type="float" office:value="-1.224154">
            <text:p>-1.224154</text:p>
          </table:table-cell>
          <table:table-cell office:value-type="float" office:value="0.612077">
            <text:p>0.612077</text:p>
          </table:table-cell>
          <table:table-cell office:value-type="float" office:value="-0.634385">
            <text:p>-0.63438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1]-[.$B$2]" office:value-type="float" office:value="0.399999999999636">
            <text:p>0.40</text:p>
          </table:table-cell>
          <table:table-cell office:value-type="float" office:value="10555.473">
            <text:p>10555.473</text:p>
          </table:table-cell>
          <table:table-cell office:value-type="float" office:value="0.633265">
            <text:p>0.633265</text:p>
          </table:table-cell>
          <table:table-cell office:value-type="float" office:value="-1.816633">
            <text:p>-1.816633</text:p>
          </table:table-cell>
          <table:table-cell office:value-type="float" office:value="-0.62486">
            <text:p>-0.62486</text:p>
          </table:table-cell>
          <table:table-cell office:value-type="float" office:value="4.31243">
            <text:p>4.31243</text:p>
          </table:table-cell>
          <table:table-cell office:value-type="float" office:value="-1.196369">
            <text:p>-1.196369</text:p>
          </table:table-cell>
          <table:table-cell office:value-type="float" office:value="0.598184">
            <text:p>0.598184</text:p>
          </table:table-cell>
          <table:table-cell office:value-type="float" office:value="-0.585236">
            <text:p>-0.58523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2]-[.$B$2]" office:value-type="float" office:value="0.409999999999855">
            <text:p>0.41</text:p>
          </table:table-cell>
          <table:table-cell office:value-type="float" office:value="10555.483">
            <text:p>10555.483</text:p>
          </table:table-cell>
          <table:table-cell office:value-type="float" office:value="0.619329">
            <text:p>0.619329</text:p>
          </table:table-cell>
          <table:table-cell office:value-type="float" office:value="-1.809664">
            <text:p>-1.809664</text:p>
          </table:table-cell>
          <table:table-cell office:value-type="float" office:value="-0.61287">
            <text:p>-0.61287</text:p>
          </table:table-cell>
          <table:table-cell office:value-type="float" office:value="4.306435">
            <text:p>4.306435</text:p>
          </table:table-cell>
          <table:table-cell office:value-type="float" office:value="-1.174124">
            <text:p>-1.174124</text:p>
          </table:table-cell>
          <table:table-cell office:value-type="float" office:value="0.587062">
            <text:p>0.587062</text:p>
          </table:table-cell>
          <table:table-cell office:value-type="float" office:value="-0.56321">
            <text:p>-0.5632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3]-[.$B$2]" office:value-type="float" office:value="0.409999999999855">
            <text:p>0.41</text:p>
          </table:table-cell>
          <table:table-cell office:value-type="float" office:value="10555.483">
            <text:p>10555.483</text:p>
          </table:table-cell>
          <table:table-cell office:value-type="float" office:value="0.619329">
            <text:p>0.619329</text:p>
          </table:table-cell>
          <table:table-cell office:value-type="float" office:value="-1.809664">
            <text:p>-1.809664</text:p>
          </table:table-cell>
          <table:table-cell office:value-type="float" office:value="-0.61287">
            <text:p>-0.61287</text:p>
          </table:table-cell>
          <table:table-cell office:value-type="float" office:value="4.306435">
            <text:p>4.306435</text:p>
          </table:table-cell>
          <table:table-cell office:value-type="float" office:value="-1.174124">
            <text:p>-1.174124</text:p>
          </table:table-cell>
          <table:table-cell office:value-type="float" office:value="0.587062">
            <text:p>0.587062</text:p>
          </table:table-cell>
          <table:table-cell office:value-type="float" office:value="-0.56321">
            <text:p>-0.5632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4]-[.$B$2]" office:value-type="float" office:value="0.420000000000073">
            <text:p>0.42</text:p>
          </table:table-cell>
          <table:table-cell office:value-type="float" office:value="10555.493">
            <text:p>10555.493</text:p>
          </table:table-cell>
          <table:table-cell office:value-type="float" office:value="0.590708">
            <text:p>0.590708</text:p>
          </table:table-cell>
          <table:table-cell office:value-type="float" office:value="-1.795354">
            <text:p>-1.795354</text:p>
          </table:table-cell>
          <table:table-cell office:value-type="float" office:value="-0.619168">
            <text:p>-0.619168</text:p>
          </table:table-cell>
          <table:table-cell office:value-type="float" office:value="4.309584">
            <text:p>4.309584</text:p>
          </table:table-cell>
          <table:table-cell office:value-type="float" office:value="-1.186085">
            <text:p>-1.186085</text:p>
          </table:table-cell>
          <table:table-cell office:value-type="float" office:value="0.593043">
            <text:p>0.593043</text:p>
          </table:table-cell>
          <table:table-cell office:value-type="float" office:value="-0.542733">
            <text:p>-0.54273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5]-[.$B$2]" office:value-type="float" office:value="0.430000000000291">
            <text:p>0.43</text:p>
          </table:table-cell>
          <table:table-cell office:value-type="float" office:value="10555.503">
            <text:p>10555.503</text:p>
          </table:table-cell>
          <table:table-cell office:value-type="float" office:value="0.569095">
            <text:p>0.569095</text:p>
          </table:table-cell>
          <table:table-cell office:value-type="float" office:value="-1.784548">
            <text:p>-1.784548</text:p>
          </table:table-cell>
          <table:table-cell office:value-type="float" office:value="-0.638026">
            <text:p>-0.638026</text:p>
          </table:table-cell>
          <table:table-cell office:value-type="float" office:value="4.319013">
            <text:p>4.319013</text:p>
          </table:table-cell>
          <table:table-cell office:value-type="float" office:value="-1.190894">
            <text:p>-1.190894</text:p>
          </table:table-cell>
          <table:table-cell office:value-type="float" office:value="0.595447">
            <text:p>0.595447</text:p>
          </table:table-cell>
          <table:table-cell office:value-type="float" office:value="-0.585274">
            <text:p>-0.58527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6]-[.$B$2]" office:value-type="float" office:value="0.449999999998909">
            <text:p>0.45</text:p>
          </table:table-cell>
          <table:table-cell office:value-type="float" office:value="10555.523">
            <text:p>10555.523</text:p>
          </table:table-cell>
          <table:table-cell office:value-type="float" office:value="0.498342">
            <text:p>0.498342</text:p>
          </table:table-cell>
          <table:table-cell office:value-type="float" office:value="-1.749171">
            <text:p>-1.749171</text:p>
          </table:table-cell>
          <table:table-cell office:value-type="float" office:value="-0.648237">
            <text:p>-0.648237</text:p>
          </table:table-cell>
          <table:table-cell office:value-type="float" office:value="4.324118">
            <text:p>4.324118</text:p>
          </table:table-cell>
          <table:table-cell office:value-type="float" office:value="-1.209363">
            <text:p>-1.209363</text:p>
          </table:table-cell>
          <table:table-cell office:value-type="float" office:value="0.604681">
            <text:p>0.604681</text:p>
          </table:table-cell>
          <table:table-cell office:value-type="float" office:value="-0.661637">
            <text:p>-0.66163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7]-[.$B$2]" office:value-type="float" office:value="0.459999999999127">
            <text:p>0.46</text:p>
          </table:table-cell>
          <table:table-cell office:value-type="float" office:value="10555.533">
            <text:p>10555.533</text:p>
          </table:table-cell>
          <table:table-cell office:value-type="float" office:value="0.45461">
            <text:p>0.45461</text:p>
          </table:table-cell>
          <table:table-cell office:value-type="float" office:value="-1.727305">
            <text:p>-1.727305</text:p>
          </table:table-cell>
          <table:table-cell office:value-type="float" office:value="-0.678427">
            <text:p>-0.678427</text:p>
          </table:table-cell>
          <table:table-cell office:value-type="float" office:value="4.339214">
            <text:p>4.339214</text:p>
          </table:table-cell>
          <table:table-cell office:value-type="float" office:value="-1.249722">
            <text:p>-1.249722</text:p>
          </table:table-cell>
          <table:table-cell office:value-type="float" office:value="0.624861">
            <text:p>0.624861</text:p>
          </table:table-cell>
          <table:table-cell office:value-type="float" office:value="-0.695855">
            <text:p>-0.69585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8]-[.$B$2]" office:value-type="float" office:value="0.469999999999345">
            <text:p>0.47</text:p>
          </table:table-cell>
          <table:table-cell office:value-type="float" office:value="10555.543">
            <text:p>10555.543</text:p>
          </table:table-cell>
          <table:table-cell office:value-type="float" office:value="0.389202">
            <text:p>0.389202</text:p>
          </table:table-cell>
          <table:table-cell office:value-type="float" office:value="-1.694601">
            <text:p>-1.694601</text:p>
          </table:table-cell>
          <table:table-cell office:value-type="float" office:value="-0.685366">
            <text:p>-0.685366</text:p>
          </table:table-cell>
          <table:table-cell office:value-type="float" office:value="4.342683">
            <text:p>4.342683</text:p>
          </table:table-cell>
          <table:table-cell office:value-type="float" office:value="-1.27351">
            <text:p>-1.27351</text:p>
          </table:table-cell>
          <table:table-cell office:value-type="float" office:value="0.636755">
            <text:p>0.636755</text:p>
          </table:table-cell>
          <table:table-cell office:value-type="float" office:value="-0.732018">
            <text:p>-0.73201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9]-[.$B$2]" office:value-type="float" office:value="0.479999999999563">
            <text:p>0.48</text:p>
          </table:table-cell>
          <table:table-cell office:value-type="float" office:value="10555.553">
            <text:p>10555.553</text:p>
          </table:table-cell>
          <table:table-cell office:value-type="float" office:value="0.377777">
            <text:p>0.377777</text:p>
          </table:table-cell>
          <table:table-cell office:value-type="float" office:value="-1.688889">
            <text:p>-1.688889</text:p>
          </table:table-cell>
          <table:table-cell office:value-type="float" office:value="-0.666103">
            <text:p>-0.666103</text:p>
          </table:table-cell>
          <table:table-cell office:value-type="float" office:value="4.333052">
            <text:p>4.333052</text:p>
          </table:table-cell>
          <table:table-cell office:value-type="float" office:value="-1.264208">
            <text:p>-1.264208</text:p>
          </table:table-cell>
          <table:table-cell office:value-type="float" office:value="0.632104">
            <text:p>0.632104</text:p>
          </table:table-cell>
          <table:table-cell office:value-type="float" office:value="-0.765656">
            <text:p>-0.76565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0]-[.$B$2]" office:value-type="float" office:value="0.489999999999782">
            <text:p>0.49</text:p>
          </table:table-cell>
          <table:table-cell office:value-type="float" office:value="10555.563">
            <text:p>10555.563</text:p>
          </table:table-cell>
          <table:table-cell office:value-type="float" office:value="0.344128">
            <text:p>0.344128</text:p>
          </table:table-cell>
          <table:table-cell office:value-type="float" office:value="-1.672064">
            <text:p>-1.672064</text:p>
          </table:table-cell>
          <table:table-cell office:value-type="float" office:value="-0.668864">
            <text:p>-0.668864</text:p>
          </table:table-cell>
          <table:table-cell office:value-type="float" office:value="4.334432">
            <text:p>4.334432</text:p>
          </table:table-cell>
          <table:table-cell office:value-type="float" office:value="-1.281696">
            <text:p>-1.281696</text:p>
          </table:table-cell>
          <table:table-cell office:value-type="float" office:value="0.640848">
            <text:p>0.640848</text:p>
          </table:table-cell>
          <table:table-cell office:value-type="float" office:value="-0.796937">
            <text:p>-0.79693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1]-[.$B$2]" office:value-type="float" office:value="0.5">
            <text:p>0.50</text:p>
          </table:table-cell>
          <table:table-cell office:value-type="float" office:value="10555.573">
            <text:p>10555.573</text:p>
          </table:table-cell>
          <table:table-cell office:value-type="float" office:value="0.32703">
            <text:p>0.32703</text:p>
          </table:table-cell>
          <table:table-cell office:value-type="float" office:value="-1.663515">
            <text:p>-1.663515</text:p>
          </table:table-cell>
          <table:table-cell office:value-type="float" office:value="-0.684183">
            <text:p>-0.684183</text:p>
          </table:table-cell>
          <table:table-cell office:value-type="float" office:value="4.342091">
            <text:p>4.342091</text:p>
          </table:table-cell>
          <table:table-cell office:value-type="float" office:value="-1.304697">
            <text:p>-1.304697</text:p>
          </table:table-cell>
          <table:table-cell office:value-type="float" office:value="0.652349">
            <text:p>0.652349</text:p>
          </table:table-cell>
          <table:table-cell office:value-type="float" office:value="-0.826028">
            <text:p>-0.82602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2]-[.$B$2]" office:value-type="float" office:value="0.510000000000218">
            <text:p>0.51</text:p>
          </table:table-cell>
          <table:table-cell office:value-type="float" office:value="10555.583">
            <text:p>10555.583</text:p>
          </table:table-cell>
          <table:table-cell office:value-type="float" office:value="0.306366">
            <text:p>0.306366</text:p>
          </table:table-cell>
          <table:table-cell office:value-type="float" office:value="-1.653183">
            <text:p>-1.653183</text:p>
          </table:table-cell>
          <table:table-cell office:value-type="float" office:value="-0.669556">
            <text:p>-0.669556</text:p>
          </table:table-cell>
          <table:table-cell office:value-type="float" office:value="4.334778">
            <text:p>4.334778</text:p>
          </table:table-cell>
          <table:table-cell office:value-type="float" office:value="-1.30128">
            <text:p>-1.30128</text:p>
          </table:table-cell>
          <table:table-cell office:value-type="float" office:value="0.65064">
            <text:p>0.65064</text:p>
          </table:table-cell>
          <table:table-cell office:value-type="float" office:value="-0.815263">
            <text:p>-0.81526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3]-[.$B$2]" office:value-type="float" office:value="0.520000000000437">
            <text:p>0.52</text:p>
          </table:table-cell>
          <table:table-cell office:value-type="float" office:value="10555.593">
            <text:p>10555.593</text:p>
          </table:table-cell>
          <table:table-cell office:value-type="float" office:value="0.294841">
            <text:p>0.294841</text:p>
          </table:table-cell>
          <table:table-cell office:value-type="float" office:value="-1.64742">
            <text:p>-1.64742</text:p>
          </table:table-cell>
          <table:table-cell office:value-type="float" office:value="-0.646752">
            <text:p>-0.646752</text:p>
          </table:table-cell>
          <table:table-cell office:value-type="float" office:value="4.323376">
            <text:p>4.323376</text:p>
          </table:table-cell>
          <table:table-cell office:value-type="float" office:value="-1.286794">
            <text:p>-1.286794</text:p>
          </table:table-cell>
          <table:table-cell office:value-type="float" office:value="0.643397">
            <text:p>0.643397</text:p>
          </table:table-cell>
          <table:table-cell office:value-type="float" office:value="-0.805253">
            <text:p>-0.80525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4]-[.$B$2]" office:value-type="float" office:value="0.520000000000437">
            <text:p>0.52</text:p>
          </table:table-cell>
          <table:table-cell office:value-type="float" office:value="10555.593">
            <text:p>10555.593</text:p>
          </table:table-cell>
          <table:table-cell office:value-type="float" office:value="0.294841">
            <text:p>0.294841</text:p>
          </table:table-cell>
          <table:table-cell office:value-type="float" office:value="-1.64742">
            <text:p>-1.64742</text:p>
          </table:table-cell>
          <table:table-cell office:value-type="float" office:value="-0.646752">
            <text:p>-0.646752</text:p>
          </table:table-cell>
          <table:table-cell office:value-type="float" office:value="4.323376">
            <text:p>4.323376</text:p>
          </table:table-cell>
          <table:table-cell office:value-type="float" office:value="-1.286794">
            <text:p>-1.286794</text:p>
          </table:table-cell>
          <table:table-cell office:value-type="float" office:value="0.643397">
            <text:p>0.643397</text:p>
          </table:table-cell>
          <table:table-cell office:value-type="float" office:value="-0.805253">
            <text:p>-0.80525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5]-[.$B$2]" office:value-type="float" office:value="0.539999999999054">
            <text:p>0.54</text:p>
          </table:table-cell>
          <table:table-cell office:value-type="float" office:value="10555.613">
            <text:p>10555.613</text:p>
          </table:table-cell>
          <table:table-cell office:value-type="float" office:value="0.2106">
            <text:p>0.2106</text:p>
          </table:table-cell>
          <table:table-cell office:value-type="float" office:value="-1.6053">
            <text:p>-1.6053</text:p>
          </table:table-cell>
          <table:table-cell office:value-type="float" office:value="-0.636897">
            <text:p>-0.636897</text:p>
          </table:table-cell>
          <table:table-cell office:value-type="float" office:value="4.318448">
            <text:p>4.318448</text:p>
          </table:table-cell>
          <table:table-cell office:value-type="float" office:value="-1.336587">
            <text:p>-1.336587</text:p>
          </table:table-cell>
          <table:table-cell office:value-type="float" office:value="0.668293">
            <text:p>0.668293</text:p>
          </table:table-cell>
          <table:table-cell office:value-type="float" office:value="-0.787286">
            <text:p>-0.78728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6]-[.$B$2]" office:value-type="float" office:value="0.549999999999272">
            <text:p>0.55</text:p>
          </table:table-cell>
          <table:table-cell office:value-type="float" office:value="10555.623">
            <text:p>10555.623</text:p>
          </table:table-cell>
          <table:table-cell office:value-type="float" office:value="0.167777">
            <text:p>0.167777</text:p>
          </table:table-cell>
          <table:table-cell office:value-type="float" office:value="-1.583888">
            <text:p>-1.583888</text:p>
          </table:table-cell>
          <table:table-cell office:value-type="float" office:value="-0.655686">
            <text:p>-0.655686</text:p>
          </table:table-cell>
          <table:table-cell office:value-type="float" office:value="4.327843">
            <text:p>4.327843</text:p>
          </table:table-cell>
          <table:table-cell office:value-type="float" office:value="-1.345149">
            <text:p>-1.345149</text:p>
          </table:table-cell>
          <table:table-cell office:value-type="float" office:value="0.672575">
            <text:p>0.672575</text:p>
          </table:table-cell>
          <table:table-cell office:value-type="float" office:value="-0.816041">
            <text:p>-0.81604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7]-[.$B$2]" office:value-type="float" office:value="0.549999999999272">
            <text:p>0.55</text:p>
          </table:table-cell>
          <table:table-cell office:value-type="float" office:value="10555.623">
            <text:p>10555.623</text:p>
          </table:table-cell>
          <table:table-cell office:value-type="float" office:value="0.167777">
            <text:p>0.167777</text:p>
          </table:table-cell>
          <table:table-cell office:value-type="float" office:value="-1.583888">
            <text:p>-1.583888</text:p>
          </table:table-cell>
          <table:table-cell office:value-type="float" office:value="-0.655686">
            <text:p>-0.655686</text:p>
          </table:table-cell>
          <table:table-cell office:value-type="float" office:value="4.327843">
            <text:p>4.327843</text:p>
          </table:table-cell>
          <table:table-cell office:value-type="float" office:value="-1.345149">
            <text:p>-1.345149</text:p>
          </table:table-cell>
          <table:table-cell office:value-type="float" office:value="0.672575">
            <text:p>0.672575</text:p>
          </table:table-cell>
          <table:table-cell office:value-type="float" office:value="-0.816041">
            <text:p>-0.81604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8]-[.$B$2]" office:value-type="float" office:value="0.549999999999272">
            <text:p>0.55</text:p>
          </table:table-cell>
          <table:table-cell office:value-type="float" office:value="10555.623">
            <text:p>10555.623</text:p>
          </table:table-cell>
          <table:table-cell office:value-type="float" office:value="0.167777">
            <text:p>0.167777</text:p>
          </table:table-cell>
          <table:table-cell office:value-type="float" office:value="-1.583888">
            <text:p>-1.583888</text:p>
          </table:table-cell>
          <table:table-cell office:value-type="float" office:value="-0.655686">
            <text:p>-0.655686</text:p>
          </table:table-cell>
          <table:table-cell office:value-type="float" office:value="4.327843">
            <text:p>4.327843</text:p>
          </table:table-cell>
          <table:table-cell office:value-type="float" office:value="-1.345149">
            <text:p>-1.345149</text:p>
          </table:table-cell>
          <table:table-cell office:value-type="float" office:value="0.672575">
            <text:p>0.672575</text:p>
          </table:table-cell>
          <table:table-cell office:value-type="float" office:value="-0.816041">
            <text:p>-0.81604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9]-[.$B$2]" office:value-type="float" office:value="0.579999999999927">
            <text:p>0.58</text:p>
          </table:table-cell>
          <table:table-cell office:value-type="float" office:value="10555.653">
            <text:p>10555.653</text:p>
          </table:table-cell>
          <table:table-cell office:value-type="float" office:value="0.030396">
            <text:p>0.030396</text:p>
          </table:table-cell>
          <table:table-cell office:value-type="float" office:value="-1.515198">
            <text:p>-1.515198</text:p>
          </table:table-cell>
          <table:table-cell office:value-type="float" office:value="-0.685855">
            <text:p>-0.685855</text:p>
          </table:table-cell>
          <table:table-cell office:value-type="float" office:value="4.342928">
            <text:p>4.342928</text:p>
          </table:table-cell>
          <table:table-cell office:value-type="float" office:value="-1.362717">
            <text:p>-1.362717</text:p>
          </table:table-cell>
          <table:table-cell office:value-type="float" office:value="0.681359">
            <text:p>0.681359</text:p>
          </table:table-cell>
          <table:table-cell office:value-type="float" office:value="-0.890794">
            <text:p>-0.89079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60]-[.$B$2]" office:value-type="float" office:value="0.579999999999927">
            <text:p>0.58</text:p>
          </table:table-cell>
          <table:table-cell office:value-type="float" office:value="10555.653">
            <text:p>10555.653</text:p>
          </table:table-cell>
          <table:table-cell office:value-type="float" office:value="0.030396">
            <text:p>0.030396</text:p>
          </table:table-cell>
          <table:table-cell office:value-type="float" office:value="-1.515198">
            <text:p>-1.515198</text:p>
          </table:table-cell>
          <table:table-cell office:value-type="float" office:value="-0.685855">
            <text:p>-0.685855</text:p>
          </table:table-cell>
          <table:table-cell office:value-type="float" office:value="4.342928">
            <text:p>4.342928</text:p>
          </table:table-cell>
          <table:table-cell office:value-type="float" office:value="-1.362717">
            <text:p>-1.362717</text:p>
          </table:table-cell>
          <table:table-cell office:value-type="float" office:value="0.681359">
            <text:p>0.681359</text:p>
          </table:table-cell>
          <table:table-cell office:value-type="float" office:value="-0.890794">
            <text:p>-0.89079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61]-[.$B$2]" office:value-type="float" office:value="0.600000000000364">
            <text:p>0.60</text:p>
          </table:table-cell>
          <table:table-cell office:value-type="float" office:value="10555.673">
            <text:p>10555.673</text:p>
          </table:table-cell>
          <table:table-cell office:value-type="float" office:value="-0.017861">
            <text:p>-0.017861</text:p>
          </table:table-cell>
          <table:table-cell office:value-type="float" office:value="-1.491069">
            <text:p>-1.491069</text:p>
          </table:table-cell>
          <table:table-cell office:value-type="float" office:value="-0.682412">
            <text:p>-0.682412</text:p>
          </table:table-cell>
          <table:table-cell office:value-type="float" office:value="4.341206">
            <text:p>4.341206</text:p>
          </table:table-cell>
          <table:table-cell office:value-type="float" office:value="-1.342909">
            <text:p>-1.342909</text:p>
          </table:table-cell>
          <table:table-cell office:value-type="float" office:value="0.671454">
            <text:p>0.671454</text:p>
          </table:table-cell>
          <table:table-cell office:value-type="float" office:value="-0.895669">
            <text:p>-0.89566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62]-[.$B$2]" office:value-type="float" office:value="0.610000000000582">
            <text:p>0.61</text:p>
          </table:table-cell>
          <table:table-cell office:value-type="float" office:value="10555.683">
            <text:p>10555.683</text:p>
          </table:table-cell>
          <table:table-cell office:value-type="float" office:value="-0.048031">
            <text:p>-0.048031</text:p>
          </table:table-cell>
          <table:table-cell office:value-type="float" office:value="-1.475984">
            <text:p>-1.475984</text:p>
          </table:table-cell>
          <table:table-cell office:value-type="float" office:value="-0.68874">
            <text:p>-0.68874</text:p>
          </table:table-cell>
          <table:table-cell office:value-type="float" office:value="4.34437">
            <text:p>4.34437</text:p>
          </table:table-cell>
          <table:table-cell office:value-type="float" office:value="-1.341058">
            <text:p>-1.341058</text:p>
          </table:table-cell>
          <table:table-cell office:value-type="float" office:value="0.670529">
            <text:p>0.670529</text:p>
          </table:table-cell>
          <table:table-cell office:value-type="float" office:value="-0.897851">
            <text:p>-0.89785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63]-[.$B$2]" office:value-type="float" office:value="0.619999999998981">
            <text:p>0.62</text:p>
          </table:table-cell>
          <table:table-cell office:value-type="float" office:value="10555.693">
            <text:p>10555.693</text:p>
          </table:table-cell>
          <table:table-cell office:value-type="float" office:value="-0.063576">
            <text:p>-0.063576</text:p>
          </table:table-cell>
          <table:table-cell office:value-type="float" office:value="-1.468212">
            <text:p>-1.468212</text:p>
          </table:table-cell>
          <table:table-cell office:value-type="float" office:value="-0.69085">
            <text:p>-0.69085</text:p>
          </table:table-cell>
          <table:table-cell office:value-type="float" office:value="4.345425">
            <text:p>4.345425</text:p>
          </table:table-cell>
          <table:table-cell office:value-type="float" office:value="-1.315557">
            <text:p>-1.315557</text:p>
          </table:table-cell>
          <table:table-cell office:value-type="float" office:value="0.657779">
            <text:p>0.657779</text:p>
          </table:table-cell>
          <table:table-cell office:value-type="float" office:value="-0.89988">
            <text:p>-0.8998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64]-[.$B$2]" office:value-type="float" office:value="0.6299999999992">
            <text:p>0.63</text:p>
          </table:table-cell>
          <table:table-cell office:value-type="float" office:value="10555.703">
            <text:p>10555.703</text:p>
          </table:table-cell>
          <table:table-cell office:value-type="float" office:value="-0.067277">
            <text:p>-0.067277</text:p>
          </table:table-cell>
          <table:table-cell office:value-type="float" office:value="-1.466361">
            <text:p>-1.466361</text:p>
          </table:table-cell>
          <table:table-cell office:value-type="float" office:value="-0.680498">
            <text:p>-0.680498</text:p>
          </table:table-cell>
          <table:table-cell office:value-type="float" office:value="4.340249">
            <text:p>4.340249</text:p>
          </table:table-cell>
          <table:table-cell office:value-type="float" office:value="-1.302734">
            <text:p>-1.302734</text:p>
          </table:table-cell>
          <table:table-cell office:value-type="float" office:value="0.651367">
            <text:p>0.651367</text:p>
          </table:table-cell>
          <table:table-cell office:value-type="float" office:value="-0.923943">
            <text:p>-0.92394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65]-[.$B$2]" office:value-type="float" office:value="0.639999999999418">
            <text:p>0.64</text:p>
          </table:table-cell>
          <table:table-cell office:value-type="float" office:value="10555.713">
            <text:p>10555.713</text:p>
          </table:table-cell>
          <table:table-cell office:value-type="float" office:value="-0.072513">
            <text:p>-0.072513</text:p>
          </table:table-cell>
          <table:table-cell office:value-type="float" office:value="-1.463744">
            <text:p>-1.463744</text:p>
          </table:table-cell>
          <table:table-cell office:value-type="float" office:value="-0.694156">
            <text:p>-0.694156</text:p>
          </table:table-cell>
          <table:table-cell office:value-type="float" office:value="4.347078">
            <text:p>4.347078</text:p>
          </table:table-cell>
          <table:table-cell office:value-type="float" office:value="-1.310129">
            <text:p>-1.310129</text:p>
          </table:table-cell>
          <table:table-cell office:value-type="float" office:value="0.655065">
            <text:p>0.655065</text:p>
          </table:table-cell>
          <table:table-cell office:value-type="float" office:value="-0.94632">
            <text:p>-0.9463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66]-[.$B$2]" office:value-type="float" office:value="0.649999999999636">
            <text:p>0.65</text:p>
          </table:table-cell>
          <table:table-cell office:value-type="float" office:value="10555.723">
            <text:p>10555.723</text:p>
          </table:table-cell>
          <table:table-cell office:value-type="float" office:value="-0.100342">
            <text:p>-0.100342</text:p>
          </table:table-cell>
          <table:table-cell office:value-type="float" office:value="-1.449829">
            <text:p>-1.449829</text:p>
          </table:table-cell>
          <table:table-cell office:value-type="float" office:value="-0.701138">
            <text:p>-0.701138</text:p>
          </table:table-cell>
          <table:table-cell office:value-type="float" office:value="4.350569">
            <text:p>4.350569</text:p>
          </table:table-cell>
          <table:table-cell office:value-type="float" office:value="-1.308036">
            <text:p>-1.308036</text:p>
          </table:table-cell>
          <table:table-cell office:value-type="float" office:value="0.654018">
            <text:p>0.654018</text:p>
          </table:table-cell>
          <table:table-cell office:value-type="float" office:value="-0.967126">
            <text:p>-0.96712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67]-[.$B$2]" office:value-type="float" office:value="0.659999999999855">
            <text:p>0.66</text:p>
          </table:table-cell>
          <table:table-cell office:value-type="float" office:value="10555.733">
            <text:p>10555.733</text:p>
          </table:table-cell>
          <table:table-cell office:value-type="float" office:value="-0.097684">
            <text:p>-0.097684</text:p>
          </table:table-cell>
          <table:table-cell office:value-type="float" office:value="-1.451158">
            <text:p>-1.451158</text:p>
          </table:table-cell>
          <table:table-cell office:value-type="float" office:value="-0.688166">
            <text:p>-0.688166</text:p>
          </table:table-cell>
          <table:table-cell office:value-type="float" office:value="4.344083">
            <text:p>4.344083</text:p>
          </table:table-cell>
          <table:table-cell office:value-type="float" office:value="-1.298451">
            <text:p>-1.298451</text:p>
          </table:table-cell>
          <table:table-cell office:value-type="float" office:value="0.649225">
            <text:p>0.649225</text:p>
          </table:table-cell>
          <table:table-cell office:value-type="float" office:value="-0.986481">
            <text:p>-0.98648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68]-[.$B$2]" office:value-type="float" office:value="0.670000000000073">
            <text:p>0.67</text:p>
          </table:table-cell>
          <table:table-cell office:value-type="float" office:value="10555.743">
            <text:p>10555.743</text:p>
          </table:table-cell>
          <table:table-cell office:value-type="float" office:value="-0.113807">
            <text:p>-0.113807</text:p>
          </table:table-cell>
          <table:table-cell office:value-type="float" office:value="-1.443097">
            <text:p>-1.443097</text:p>
          </table:table-cell>
          <table:table-cell office:value-type="float" office:value="-0.674937">
            <text:p>-0.674937</text:p>
          </table:table-cell>
          <table:table-cell office:value-type="float" office:value="4.337468">
            <text:p>4.337468</text:p>
          </table:table-cell>
          <table:table-cell office:value-type="float" office:value="-1.297078">
            <text:p>-1.297078</text:p>
          </table:table-cell>
          <table:table-cell office:value-type="float" office:value="0.648539">
            <text:p>0.648539</text:p>
          </table:table-cell>
          <table:table-cell office:value-type="float" office:value="-1.004479">
            <text:p>-1.00447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69]-[.$B$2]" office:value-type="float" office:value="0.680000000000291">
            <text:p>0.68</text:p>
          </table:table-cell>
          <table:table-cell office:value-type="float" office:value="10555.753">
            <text:p>10555.753</text:p>
          </table:table-cell>
          <table:table-cell office:value-type="float" office:value="-0.141211">
            <text:p>-0.141211</text:p>
          </table:table-cell>
          <table:table-cell office:value-type="float" office:value="-1.429395">
            <text:p>-1.429395</text:p>
          </table:table-cell>
          <table:table-cell office:value-type="float" office:value="-0.68959">
            <text:p>-0.68959</text:p>
          </table:table-cell>
          <table:table-cell office:value-type="float" office:value="4.344795">
            <text:p>4.344795</text:p>
          </table:table-cell>
          <table:table-cell office:value-type="float" office:value="-1.289261">
            <text:p>-1.289261</text:p>
          </table:table-cell>
          <table:table-cell office:value-type="float" office:value="0.644631">
            <text:p>0.644631</text:p>
          </table:table-cell>
          <table:table-cell office:value-type="float" office:value="-1.003541">
            <text:p>-1.00354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70]-[.$B$2]" office:value-type="float" office:value="0.680000000000291">
            <text:p>0.68</text:p>
          </table:table-cell>
          <table:table-cell office:value-type="float" office:value="10555.753">
            <text:p>10555.753</text:p>
          </table:table-cell>
          <table:table-cell office:value-type="float" office:value="-0.141211">
            <text:p>-0.141211</text:p>
          </table:table-cell>
          <table:table-cell office:value-type="float" office:value="-1.429395">
            <text:p>-1.429395</text:p>
          </table:table-cell>
          <table:table-cell office:value-type="float" office:value="-0.68959">
            <text:p>-0.68959</text:p>
          </table:table-cell>
          <table:table-cell office:value-type="float" office:value="4.344795">
            <text:p>4.344795</text:p>
          </table:table-cell>
          <table:table-cell office:value-type="float" office:value="-1.289261">
            <text:p>-1.289261</text:p>
          </table:table-cell>
          <table:table-cell office:value-type="float" office:value="0.644631">
            <text:p>0.644631</text:p>
          </table:table-cell>
          <table:table-cell office:value-type="float" office:value="-1.003541">
            <text:p>-1.00354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71]-[.$B$2]" office:value-type="float" office:value="0.680000000000291">
            <text:p>0.68</text:p>
          </table:table-cell>
          <table:table-cell office:value-type="float" office:value="10555.753">
            <text:p>10555.753</text:p>
          </table:table-cell>
          <table:table-cell office:value-type="float" office:value="-0.141211">
            <text:p>-0.141211</text:p>
          </table:table-cell>
          <table:table-cell office:value-type="float" office:value="-1.429395">
            <text:p>-1.429395</text:p>
          </table:table-cell>
          <table:table-cell office:value-type="float" office:value="-0.68959">
            <text:p>-0.68959</text:p>
          </table:table-cell>
          <table:table-cell office:value-type="float" office:value="4.344795">
            <text:p>4.344795</text:p>
          </table:table-cell>
          <table:table-cell office:value-type="float" office:value="-1.289261">
            <text:p>-1.289261</text:p>
          </table:table-cell>
          <table:table-cell office:value-type="float" office:value="0.644631">
            <text:p>0.644631</text:p>
          </table:table-cell>
          <table:table-cell office:value-type="float" office:value="-1.003541">
            <text:p>-1.00354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72]-[.$B$2]" office:value-type="float" office:value="0.709999999999127">
            <text:p>0.71</text:p>
          </table:table-cell>
          <table:table-cell office:value-type="float" office:value="10555.783">
            <text:p>10555.783</text:p>
          </table:table-cell>
          <table:table-cell office:value-type="float" office:value="-0.18874">
            <text:p>-0.18874</text:p>
          </table:table-cell>
          <table:table-cell office:value-type="float" office:value="-1.40563">
            <text:p>-1.40563</text:p>
          </table:table-cell>
          <table:table-cell office:value-type="float" office:value="-0.651447">
            <text:p>-0.651447</text:p>
          </table:table-cell>
          <table:table-cell office:value-type="float" office:value="4.325723">
            <text:p>4.325723</text:p>
          </table:table-cell>
          <table:table-cell office:value-type="float" office:value="-1.288772">
            <text:p>-1.288772</text:p>
          </table:table-cell>
          <table:table-cell office:value-type="float" office:value="0.644386">
            <text:p>0.644386</text:p>
          </table:table-cell>
          <table:table-cell office:value-type="float" office:value="-1.001099">
            <text:p>-1.00109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73]-[.$B$2]" office:value-type="float" office:value="0.719999999999345">
            <text:p>0.72</text:p>
          </table:table-cell>
          <table:table-cell office:value-type="float" office:value="10555.793">
            <text:p>10555.793</text:p>
          </table:table-cell>
          <table:table-cell office:value-type="float" office:value="-0.212669">
            <text:p>-0.212669</text:p>
          </table:table-cell>
          <table:table-cell office:value-type="float" office:value="-1.393666">
            <text:p>-1.393666</text:p>
          </table:table-cell>
          <table:table-cell office:value-type="float" office:value="-0.651214">
            <text:p>-0.651214</text:p>
          </table:table-cell>
          <table:table-cell office:value-type="float" office:value="4.325607">
            <text:p>4.325607</text:p>
          </table:table-cell>
          <table:table-cell office:value-type="float" office:value="-1.28371">
            <text:p>-1.28371</text:p>
          </table:table-cell>
          <table:table-cell office:value-type="float" office:value="0.641855">
            <text:p>0.641855</text:p>
          </table:table-cell>
          <table:table-cell office:value-type="float" office:value="-0.996628">
            <text:p>-0.99662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74]-[.$B$2]" office:value-type="float" office:value="0.729999999999563">
            <text:p>0.73</text:p>
          </table:table-cell>
          <table:table-cell office:value-type="float" office:value="10555.803">
            <text:p>10555.803</text:p>
          </table:table-cell>
          <table:table-cell office:value-type="float" office:value="-0.220481">
            <text:p>-0.220481</text:p>
          </table:table-cell>
          <table:table-cell office:value-type="float" office:value="-1.38976">
            <text:p>-1.38976</text:p>
          </table:table-cell>
          <table:table-cell office:value-type="float" office:value="-0.668201">
            <text:p>-0.668201</text:p>
          </table:table-cell>
          <table:table-cell office:value-type="float" office:value="4.334101">
            <text:p>4.334101</text:p>
          </table:table-cell>
          <table:table-cell office:value-type="float" office:value="-1.260771">
            <text:p>-1.260771</text:p>
          </table:table-cell>
          <table:table-cell office:value-type="float" office:value="0.630386">
            <text:p>0.630386</text:p>
          </table:table-cell>
          <table:table-cell office:value-type="float" office:value="-0.99247">
            <text:p>-0.9924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75]-[.$B$2]" office:value-type="float" office:value="0.75">
            <text:p>0.75</text:p>
          </table:table-cell>
          <table:table-cell office:value-type="float" office:value="10555.823">
            <text:p>10555.823</text:p>
          </table:table-cell>
          <table:table-cell office:value-type="float" office:value="-0.225496">
            <text:p>-0.225496</text:p>
          </table:table-cell>
          <table:table-cell office:value-type="float" office:value="-1.387252">
            <text:p>-1.387252</text:p>
          </table:table-cell>
          <table:table-cell office:value-type="float" office:value="-0.702302">
            <text:p>-0.702302</text:p>
          </table:table-cell>
          <table:table-cell office:value-type="float" office:value="4.351151">
            <text:p>4.351151</text:p>
          </table:table-cell>
          <table:table-cell office:value-type="float" office:value="-1.261572">
            <text:p>-1.261572</text:p>
          </table:table-cell>
          <table:table-cell office:value-type="float" office:value="0.630786">
            <text:p>0.630786</text:p>
          </table:table-cell>
          <table:table-cell office:value-type="float" office:value="-0.985009">
            <text:p>-0.98500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76]-[.$B$2]" office:value-type="float" office:value="0.75">
            <text:p>0.75</text:p>
          </table:table-cell>
          <table:table-cell office:value-type="float" office:value="10555.823">
            <text:p>10555.823</text:p>
          </table:table-cell>
          <table:table-cell office:value-type="float" office:value="-0.225496">
            <text:p>-0.225496</text:p>
          </table:table-cell>
          <table:table-cell office:value-type="float" office:value="-1.387252">
            <text:p>-1.387252</text:p>
          </table:table-cell>
          <table:table-cell office:value-type="float" office:value="-0.702302">
            <text:p>-0.702302</text:p>
          </table:table-cell>
          <table:table-cell office:value-type="float" office:value="4.351151">
            <text:p>4.351151</text:p>
          </table:table-cell>
          <table:table-cell office:value-type="float" office:value="-1.261572">
            <text:p>-1.261572</text:p>
          </table:table-cell>
          <table:table-cell office:value-type="float" office:value="0.630786">
            <text:p>0.630786</text:p>
          </table:table-cell>
          <table:table-cell office:value-type="float" office:value="-0.985009">
            <text:p>-0.98500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77]-[.$B$2]" office:value-type="float" office:value="0.760000000000218">
            <text:p>0.76</text:p>
          </table:table-cell>
          <table:table-cell office:value-type="float" office:value="10555.833">
            <text:p>10555.833</text:p>
          </table:table-cell>
          <table:table-cell office:value-type="float" office:value="-0.210739">
            <text:p>-0.210739</text:p>
          </table:table-cell>
          <table:table-cell office:value-type="float" office:value="-1.39463">
            <text:p>-1.39463</text:p>
          </table:table-cell>
          <table:table-cell office:value-type="float" office:value="-0.727544">
            <text:p>-0.727544</text:p>
          </table:table-cell>
          <table:table-cell office:value-type="float" office:value="4.363772">
            <text:p>4.363772</text:p>
          </table:table-cell>
          <table:table-cell office:value-type="float" office:value="-1.215688">
            <text:p>-1.215688</text:p>
          </table:table-cell>
          <table:table-cell office:value-type="float" office:value="0.607844">
            <text:p>0.607844</text:p>
          </table:table-cell>
          <table:table-cell office:value-type="float" office:value="-1.004266">
            <text:p>-1.00426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78]-[.$B$2]" office:value-type="float" office:value="0.779999999998836">
            <text:p>0.78</text:p>
          </table:table-cell>
          <table:table-cell office:value-type="float" office:value="10555.853">
            <text:p>10555.853</text:p>
          </table:table-cell>
          <table:table-cell office:value-type="float" office:value="-0.227978">
            <text:p>-0.227978</text:p>
          </table:table-cell>
          <table:table-cell office:value-type="float" office:value="-1.386011">
            <text:p>-1.386011</text:p>
          </table:table-cell>
          <table:table-cell office:value-type="float" office:value="-0.744187">
            <text:p>-0.744187</text:p>
          </table:table-cell>
          <table:table-cell office:value-type="float" office:value="4.372093">
            <text:p>4.372093</text:p>
          </table:table-cell>
          <table:table-cell office:value-type="float" office:value="-1.204386">
            <text:p>-1.204386</text:p>
          </table:table-cell>
          <table:table-cell office:value-type="float" office:value="0.602193">
            <text:p>0.602193</text:p>
          </table:table-cell>
          <table:table-cell office:value-type="float" office:value="-1.038834">
            <text:p>-1.03883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79]-[.$B$2]" office:value-type="float" office:value="0.779999999998836">
            <text:p>0.78</text:p>
          </table:table-cell>
          <table:table-cell office:value-type="float" office:value="10555.853">
            <text:p>10555.853</text:p>
          </table:table-cell>
          <table:table-cell office:value-type="float" office:value="-0.227978">
            <text:p>-0.227978</text:p>
          </table:table-cell>
          <table:table-cell office:value-type="float" office:value="-1.386011">
            <text:p>-1.386011</text:p>
          </table:table-cell>
          <table:table-cell office:value-type="float" office:value="-0.744187">
            <text:p>-0.744187</text:p>
          </table:table-cell>
          <table:table-cell office:value-type="float" office:value="4.372093">
            <text:p>4.372093</text:p>
          </table:table-cell>
          <table:table-cell office:value-type="float" office:value="-1.204386">
            <text:p>-1.204386</text:p>
          </table:table-cell>
          <table:table-cell office:value-type="float" office:value="0.602193">
            <text:p>0.602193</text:p>
          </table:table-cell>
          <table:table-cell office:value-type="float" office:value="-1.038834">
            <text:p>-1.03883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80]-[.$B$2]" office:value-type="float" office:value="0.789999999999054">
            <text:p>0.79</text:p>
          </table:table-cell>
          <table:table-cell office:value-type="float" office:value="10555.863">
            <text:p>10555.863</text:p>
          </table:table-cell>
          <table:table-cell office:value-type="float" office:value="-0.222287">
            <text:p>-0.222287</text:p>
          </table:table-cell>
          <table:table-cell office:value-type="float" office:value="-1.388856">
            <text:p>-1.388856</text:p>
          </table:table-cell>
          <table:table-cell office:value-type="float" office:value="-0.749343">
            <text:p>-0.749343</text:p>
          </table:table-cell>
          <table:table-cell office:value-type="float" office:value="4.374672">
            <text:p>4.374672</text:p>
          </table:table-cell>
          <table:table-cell office:value-type="float" office:value="-1.201622">
            <text:p>-1.201622</text:p>
          </table:table-cell>
          <table:table-cell office:value-type="float" office:value="0.600811">
            <text:p>0.600811</text:p>
          </table:table-cell>
          <table:table-cell office:value-type="float" office:value="-1.05433">
            <text:p>-1.0543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81]-[.$B$2]" office:value-type="float" office:value="0.809999999999491">
            <text:p>0.81</text:p>
          </table:table-cell>
          <table:table-cell office:value-type="float" office:value="10555.883">
            <text:p>10555.883</text:p>
          </table:table-cell>
          <table:table-cell office:value-type="float" office:value="-0.219253">
            <text:p>-0.219253</text:p>
          </table:table-cell>
          <table:table-cell office:value-type="float" office:value="-1.390373">
            <text:p>-1.390373</text:p>
          </table:table-cell>
          <table:table-cell office:value-type="float" office:value="-0.732457">
            <text:p>-0.732457</text:p>
          </table:table-cell>
          <table:table-cell office:value-type="float" office:value="4.366228">
            <text:p>4.366228</text:p>
          </table:table-cell>
          <table:table-cell office:value-type="float" office:value="-1.204085">
            <text:p>-1.204085</text:p>
          </table:table-cell>
          <table:table-cell office:value-type="float" office:value="0.602042">
            <text:p>0.602042</text:p>
          </table:table-cell>
          <table:table-cell office:value-type="float" office:value="-1.013062">
            <text:p>-1.01306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82]-[.$B$2]" office:value-type="float" office:value="0.819999999999709">
            <text:p>0.82</text:p>
          </table:table-cell>
          <table:table-cell office:value-type="float" office:value="10555.893">
            <text:p>10555.893</text:p>
          </table:table-cell>
          <table:table-cell office:value-type="float" office:value="-0.240423">
            <text:p>-0.240423</text:p>
          </table:table-cell>
          <table:table-cell office:value-type="float" office:value="-1.379788">
            <text:p>-1.379788</text:p>
          </table:table-cell>
          <table:table-cell office:value-type="float" office:value="-0.740718">
            <text:p>-0.740718</text:p>
          </table:table-cell>
          <table:table-cell office:value-type="float" office:value="4.370359">
            <text:p>4.370359</text:p>
          </table:table-cell>
          <table:table-cell office:value-type="float" office:value="-1.220005">
            <text:p>-1.220005</text:p>
          </table:table-cell>
          <table:table-cell office:value-type="float" office:value="0.610003">
            <text:p>0.610003</text:p>
          </table:table-cell>
          <table:table-cell office:value-type="float" office:value="-0.994569">
            <text:p>-0.99456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83]-[.$B$2]" office:value-type="float" office:value="0.819999999999709">
            <text:p>0.82</text:p>
          </table:table-cell>
          <table:table-cell office:value-type="float" office:value="10555.893">
            <text:p>10555.893</text:p>
          </table:table-cell>
          <table:table-cell office:value-type="float" office:value="-0.240423">
            <text:p>-0.240423</text:p>
          </table:table-cell>
          <table:table-cell office:value-type="float" office:value="-1.379788">
            <text:p>-1.379788</text:p>
          </table:table-cell>
          <table:table-cell office:value-type="float" office:value="-0.740718">
            <text:p>-0.740718</text:p>
          </table:table-cell>
          <table:table-cell office:value-type="float" office:value="4.370359">
            <text:p>4.370359</text:p>
          </table:table-cell>
          <table:table-cell office:value-type="float" office:value="-1.220005">
            <text:p>-1.220005</text:p>
          </table:table-cell>
          <table:table-cell office:value-type="float" office:value="0.610003">
            <text:p>0.610003</text:p>
          </table:table-cell>
          <table:table-cell office:value-type="float" office:value="-0.994569">
            <text:p>-0.99456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84]-[.$B$2]" office:value-type="float" office:value="0.840000000000146">
            <text:p>0.84</text:p>
          </table:table-cell>
          <table:table-cell office:value-type="float" office:value="10555.913">
            <text:p>10555.913</text:p>
          </table:table-cell>
          <table:table-cell office:value-type="float" office:value="-0.234299">
            <text:p>-0.234299</text:p>
          </table:table-cell>
          <table:table-cell office:value-type="float" office:value="-1.38285">
            <text:p>-1.38285</text:p>
          </table:table-cell>
          <table:table-cell office:value-type="float" office:value="-0.736767">
            <text:p>-0.736767</text:p>
          </table:table-cell>
          <table:table-cell office:value-type="float" office:value="4.368384">
            <text:p>4.368384</text:p>
          </table:table-cell>
          <table:table-cell office:value-type="float" office:value="-1.217478">
            <text:p>-1.217478</text:p>
          </table:table-cell>
          <table:table-cell office:value-type="float" office:value="0.608739">
            <text:p>0.608739</text:p>
          </table:table-cell>
          <table:table-cell office:value-type="float" office:value="-0.978768">
            <text:p>-0.97876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85]-[.$B$2]" office:value-type="float" office:value="0.850000000000364">
            <text:p>0.85</text:p>
          </table:table-cell>
          <table:table-cell office:value-type="float" office:value="10555.923">
            <text:p>10555.923</text:p>
          </table:table-cell>
          <table:table-cell office:value-type="float" office:value="-0.25366">
            <text:p>-0.25366</text:p>
          </table:table-cell>
          <table:table-cell office:value-type="float" office:value="-1.37317">
            <text:p>-1.37317</text:p>
          </table:table-cell>
          <table:table-cell office:value-type="float" office:value="-0.729787">
            <text:p>-0.729787</text:p>
          </table:table-cell>
          <table:table-cell office:value-type="float" office:value="4.364893">
            <text:p>4.364893</text:p>
          </table:table-cell>
          <table:table-cell office:value-type="float" office:value="-1.235307">
            <text:p>-1.235307</text:p>
          </table:table-cell>
          <table:table-cell office:value-type="float" office:value="0.617653">
            <text:p>0.617653</text:p>
          </table:table-cell>
          <table:table-cell office:value-type="float" office:value="-0.980065">
            <text:p>-0.98006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86]-[.$B$2]" office:value-type="float" office:value="0.860000000000582">
            <text:p>0.86</text:p>
          </table:table-cell>
          <table:table-cell office:value-type="float" office:value="10555.933">
            <text:p>10555.933</text:p>
          </table:table-cell>
          <table:table-cell office:value-type="float" office:value="-0.242479">
            <text:p>-0.242479</text:p>
          </table:table-cell>
          <table:table-cell office:value-type="float" office:value="-1.37876">
            <text:p>-1.37876</text:p>
          </table:table-cell>
          <table:table-cell office:value-type="float" office:value="-0.736018">
            <text:p>-0.736018</text:p>
          </table:table-cell>
          <table:table-cell office:value-type="float" office:value="4.368009">
            <text:p>4.368009</text:p>
          </table:table-cell>
          <table:table-cell office:value-type="float" office:value="-1.231354">
            <text:p>-1.231354</text:p>
          </table:table-cell>
          <table:table-cell office:value-type="float" office:value="0.615677">
            <text:p>0.615677</text:p>
          </table:table-cell>
          <table:table-cell office:value-type="float" office:value="-0.981271">
            <text:p>-0.98127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87]-[.$B$2]" office:value-type="float" office:value="0.869999999998981">
            <text:p>0.87</text:p>
          </table:table-cell>
          <table:table-cell office:value-type="float" office:value="10555.943">
            <text:p>10555.943</text:p>
          </table:table-cell>
          <table:table-cell office:value-type="float" office:value="-0.220355">
            <text:p>-0.220355</text:p>
          </table:table-cell>
          <table:table-cell office:value-type="float" office:value="-1.389823">
            <text:p>-1.389823</text:p>
          </table:table-cell>
          <table:table-cell office:value-type="float" office:value="-0.717512">
            <text:p>-0.717512</text:p>
          </table:table-cell>
          <table:table-cell office:value-type="float" office:value="4.358756">
            <text:p>4.358756</text:p>
          </table:table-cell>
          <table:table-cell office:value-type="float" office:value="-1.217033">
            <text:p>-1.217033</text:p>
          </table:table-cell>
          <table:table-cell office:value-type="float" office:value="0.608516">
            <text:p>0.608516</text:p>
          </table:table-cell>
          <table:table-cell office:value-type="float" office:value="-0.982392">
            <text:p>-0.98239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88]-[.$B$2]" office:value-type="float" office:value="0.869999999998981">
            <text:p>0.87</text:p>
          </table:table-cell>
          <table:table-cell office:value-type="float" office:value="10555.943">
            <text:p>10555.943</text:p>
          </table:table-cell>
          <table:table-cell office:value-type="float" office:value="-0.220355">
            <text:p>-0.220355</text:p>
          </table:table-cell>
          <table:table-cell office:value-type="float" office:value="-1.389823">
            <text:p>-1.389823</text:p>
          </table:table-cell>
          <table:table-cell office:value-type="float" office:value="-0.717512">
            <text:p>-0.717512</text:p>
          </table:table-cell>
          <table:table-cell office:value-type="float" office:value="4.358756">
            <text:p>4.358756</text:p>
          </table:table-cell>
          <table:table-cell office:value-type="float" office:value="-1.217033">
            <text:p>-1.217033</text:p>
          </table:table-cell>
          <table:table-cell office:value-type="float" office:value="0.608516">
            <text:p>0.608516</text:p>
          </table:table-cell>
          <table:table-cell office:value-type="float" office:value="-0.982392">
            <text:p>-0.98239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89]-[.$B$2]" office:value-type="float" office:value="0.889999999999418">
            <text:p>0.89</text:p>
          </table:table-cell>
          <table:table-cell office:value-type="float" office:value="10555.963">
            <text:p>10555.963</text:p>
          </table:table-cell>
          <table:table-cell office:value-type="float" office:value="-0.214266">
            <text:p>-0.214266</text:p>
          </table:table-cell>
          <table:table-cell office:value-type="float" office:value="-1.392867">
            <text:p>-1.392867</text:p>
          </table:table-cell>
          <table:table-cell office:value-type="float" office:value="-0.711646">
            <text:p>-0.711646</text:p>
          </table:table-cell>
          <table:table-cell office:value-type="float" office:value="4.355823">
            <text:p>4.355823</text:p>
          </table:table-cell>
          <table:table-cell office:value-type="float" office:value="-1.238347">
            <text:p>-1.238347</text:p>
          </table:table-cell>
          <table:table-cell office:value-type="float" office:value="0.619174">
            <text:p>0.619174</text:p>
          </table:table-cell>
          <table:table-cell office:value-type="float" office:value="-0.952241">
            <text:p>-0.95224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90]-[.$B$2]" office:value-type="float" office:value="0.899999999999636">
            <text:p>0.90</text:p>
          </table:table-cell>
          <table:table-cell office:value-type="float" office:value="10555.973">
            <text:p>10555.973</text:p>
          </table:table-cell>
          <table:table-cell office:value-type="float" office:value="-0.189995">
            <text:p>-0.189995</text:p>
          </table:table-cell>
          <table:table-cell office:value-type="float" office:value="-1.405002">
            <text:p>-1.405002</text:p>
          </table:table-cell>
          <table:table-cell office:value-type="float" office:value="-0.697471">
            <text:p>-0.697471</text:p>
          </table:table-cell>
          <table:table-cell office:value-type="float" office:value="4.348735">
            <text:p>4.348735</text:p>
          </table:table-cell>
          <table:table-cell office:value-type="float" office:value="-1.190829">
            <text:p>-1.190829</text:p>
          </table:table-cell>
          <table:table-cell office:value-type="float" office:value="0.595415">
            <text:p>0.595415</text:p>
          </table:table-cell>
          <table:table-cell office:value-type="float" office:value="-0.938729">
            <text:p>-0.93872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91]-[.$B$2]" office:value-type="float" office:value="0.899999999999636">
            <text:p>0.90</text:p>
          </table:table-cell>
          <table:table-cell office:value-type="float" office:value="10555.973">
            <text:p>10555.973</text:p>
          </table:table-cell>
          <table:table-cell office:value-type="float" office:value="-0.189995">
            <text:p>-0.189995</text:p>
          </table:table-cell>
          <table:table-cell office:value-type="float" office:value="-1.405002">
            <text:p>-1.405002</text:p>
          </table:table-cell>
          <table:table-cell office:value-type="float" office:value="-0.697471">
            <text:p>-0.697471</text:p>
          </table:table-cell>
          <table:table-cell office:value-type="float" office:value="4.348735">
            <text:p>4.348735</text:p>
          </table:table-cell>
          <table:table-cell office:value-type="float" office:value="-1.190829">
            <text:p>-1.190829</text:p>
          </table:table-cell>
          <table:table-cell office:value-type="float" office:value="0.595415">
            <text:p>0.595415</text:p>
          </table:table-cell>
          <table:table-cell office:value-type="float" office:value="-0.938729">
            <text:p>-0.93872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92]-[.$B$2]" office:value-type="float" office:value="0.909999999999855">
            <text:p>0.91</text:p>
          </table:table-cell>
          <table:table-cell office:value-type="float" office:value="10555.983">
            <text:p>10555.983</text:p>
          </table:table-cell>
          <table:table-cell office:value-type="float" office:value="-0.182704">
            <text:p>-0.182704</text:p>
          </table:table-cell>
          <table:table-cell office:value-type="float" office:value="-1.408648">
            <text:p>-1.408648</text:p>
          </table:table-cell>
          <table:table-cell office:value-type="float" office:value="-0.700186">
            <text:p>-0.700186</text:p>
          </table:table-cell>
          <table:table-cell office:value-type="float" office:value="4.350093">
            <text:p>4.350093</text:p>
          </table:table-cell>
          <table:table-cell office:value-type="float" office:value="-1.195574">
            <text:p>-1.195574</text:p>
          </table:table-cell>
          <table:table-cell office:value-type="float" office:value="0.597787">
            <text:p>0.597787</text:p>
          </table:table-cell>
          <table:table-cell office:value-type="float" office:value="-0.926163">
            <text:p>-0.92616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93]-[.$B$2]" office:value-type="float" office:value="0.909999999999855">
            <text:p>0.91</text:p>
          </table:table-cell>
          <table:table-cell office:value-type="float" office:value="10555.983">
            <text:p>10555.983</text:p>
          </table:table-cell>
          <table:table-cell office:value-type="float" office:value="-0.182704">
            <text:p>-0.182704</text:p>
          </table:table-cell>
          <table:table-cell office:value-type="float" office:value="-1.408648">
            <text:p>-1.408648</text:p>
          </table:table-cell>
          <table:table-cell office:value-type="float" office:value="-0.700186">
            <text:p>-0.700186</text:p>
          </table:table-cell>
          <table:table-cell office:value-type="float" office:value="4.350093">
            <text:p>4.350093</text:p>
          </table:table-cell>
          <table:table-cell office:value-type="float" office:value="-1.195574">
            <text:p>-1.195574</text:p>
          </table:table-cell>
          <table:table-cell office:value-type="float" office:value="0.597787">
            <text:p>0.597787</text:p>
          </table:table-cell>
          <table:table-cell office:value-type="float" office:value="-0.926163">
            <text:p>-0.92616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94]-[.$B$2]" office:value-type="float" office:value="0.940000000000509">
            <text:p>0.94</text:p>
          </table:table-cell>
          <table:table-cell office:value-type="float" office:value="10556.013">
            <text:p>10556.013</text:p>
          </table:table-cell>
          <table:table-cell office:value-type="float" office:value="-0.24459">
            <text:p>-0.24459</text:p>
          </table:table-cell>
          <table:table-cell office:value-type="float" office:value="-1.377705">
            <text:p>-1.377705</text:p>
          </table:table-cell>
          <table:table-cell office:value-type="float" office:value="-0.719805">
            <text:p>-0.719805</text:p>
          </table:table-cell>
          <table:table-cell office:value-type="float" office:value="4.359903">
            <text:p>4.359903</text:p>
          </table:table-cell>
          <table:table-cell office:value-type="float" office:value="-1.250006">
            <text:p>-1.250006</text:p>
          </table:table-cell>
          <table:table-cell office:value-type="float" office:value="0.625003">
            <text:p>0.625003</text:p>
          </table:table-cell>
          <table:table-cell office:value-type="float" office:value="-0.842454">
            <text:p>-0.84245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95]-[.$B$2]" office:value-type="float" office:value="0.949999999998909">
            <text:p>0.95</text:p>
          </table:table-cell>
          <table:table-cell office:value-type="float" office:value="10556.023">
            <text:p>10556.023</text:p>
          </table:table-cell>
          <table:table-cell office:value-type="float" office:value="-0.285989">
            <text:p>-0.285989</text:p>
          </table:table-cell>
          <table:table-cell office:value-type="float" office:value="-1.357005">
            <text:p>-1.357005</text:p>
          </table:table-cell>
          <table:table-cell office:value-type="float" office:value="-0.743742">
            <text:p>-0.743742</text:p>
          </table:table-cell>
          <table:table-cell office:value-type="float" office:value="4.371871">
            <text:p>4.371871</text:p>
          </table:table-cell>
          <table:table-cell office:value-type="float" office:value="-1.256034">
            <text:p>-1.256034</text:p>
          </table:table-cell>
          <table:table-cell office:value-type="float" office:value="0.628017">
            <text:p>0.628017</text:p>
          </table:table-cell>
          <table:table-cell office:value-type="float" office:value="-0.81836">
            <text:p>-0.8183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96]-[.$B$2]" office:value-type="float" office:value="0.949999999998909">
            <text:p>0.95</text:p>
          </table:table-cell>
          <table:table-cell office:value-type="float" office:value="10556.023">
            <text:p>10556.023</text:p>
          </table:table-cell>
          <table:table-cell office:value-type="float" office:value="-0.285989">
            <text:p>-0.285989</text:p>
          </table:table-cell>
          <table:table-cell office:value-type="float" office:value="-1.357005">
            <text:p>-1.357005</text:p>
          </table:table-cell>
          <table:table-cell office:value-type="float" office:value="-0.743742">
            <text:p>-0.743742</text:p>
          </table:table-cell>
          <table:table-cell office:value-type="float" office:value="4.371871">
            <text:p>4.371871</text:p>
          </table:table-cell>
          <table:table-cell office:value-type="float" office:value="-1.256034">
            <text:p>-1.256034</text:p>
          </table:table-cell>
          <table:table-cell office:value-type="float" office:value="0.628017">
            <text:p>0.628017</text:p>
          </table:table-cell>
          <table:table-cell office:value-type="float" office:value="-0.81836">
            <text:p>-0.8183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97]-[.$B$2]" office:value-type="float" office:value="0.949999999998909">
            <text:p>0.95</text:p>
          </table:table-cell>
          <table:table-cell office:value-type="float" office:value="10556.023">
            <text:p>10556.023</text:p>
          </table:table-cell>
          <table:table-cell office:value-type="float" office:value="-0.285989">
            <text:p>-0.285989</text:p>
          </table:table-cell>
          <table:table-cell office:value-type="float" office:value="-1.357005">
            <text:p>-1.357005</text:p>
          </table:table-cell>
          <table:table-cell office:value-type="float" office:value="-0.743742">
            <text:p>-0.743742</text:p>
          </table:table-cell>
          <table:table-cell office:value-type="float" office:value="4.371871">
            <text:p>4.371871</text:p>
          </table:table-cell>
          <table:table-cell office:value-type="float" office:value="-1.256034">
            <text:p>-1.256034</text:p>
          </table:table-cell>
          <table:table-cell office:value-type="float" office:value="0.628017">
            <text:p>0.628017</text:p>
          </table:table-cell>
          <table:table-cell office:value-type="float" office:value="-0.81836">
            <text:p>-0.8183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98]-[.$B$2]" office:value-type="float" office:value="0.979999999999563">
            <text:p>0.98</text:p>
          </table:table-cell>
          <table:table-cell office:value-type="float" office:value="10556.053">
            <text:p>10556.053</text:p>
          </table:table-cell>
          <table:table-cell office:value-type="float" office:value="-0.333454">
            <text:p>-0.333454</text:p>
          </table:table-cell>
          <table:table-cell office:value-type="float" office:value="-1.333273">
            <text:p>-1.333273</text:p>
          </table:table-cell>
          <table:table-cell office:value-type="float" office:value="-0.743794">
            <text:p>-0.743794</text:p>
          </table:table-cell>
          <table:table-cell office:value-type="float" office:value="4.371897">
            <text:p>4.371897</text:p>
          </table:table-cell>
          <table:table-cell office:value-type="float" office:value="-1.258101">
            <text:p>-1.258101</text:p>
          </table:table-cell>
          <table:table-cell office:value-type="float" office:value="0.629051">
            <text:p>0.629051</text:p>
          </table:table-cell>
          <table:table-cell office:value-type="float" office:value="-0.82824">
            <text:p>-0.8282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99]-[.$B$2]" office:value-type="float" office:value="0.989999999999782">
            <text:p>0.99</text:p>
          </table:table-cell>
          <table:table-cell office:value-type="float" office:value="10556.063">
            <text:p>10556.063</text:p>
          </table:table-cell>
          <table:table-cell office:value-type="float" office:value="-0.33564">
            <text:p>-0.33564</text:p>
          </table:table-cell>
          <table:table-cell office:value-type="float" office:value="-1.33218">
            <text:p>-1.33218</text:p>
          </table:table-cell>
          <table:table-cell office:value-type="float" office:value="-0.7491">
            <text:p>-0.7491</text:p>
          </table:table-cell>
          <table:table-cell office:value-type="float" office:value="4.37455">
            <text:p>4.37455</text:p>
          </table:table-cell>
          <table:table-cell office:value-type="float" office:value="-1.260986">
            <text:p>-1.260986</text:p>
          </table:table-cell>
          <table:table-cell office:value-type="float" office:value="0.630493">
            <text:p>0.630493</text:p>
          </table:table-cell>
          <table:table-cell office:value-type="float" office:value="-0.831086">
            <text:p>-0.83108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00]-[.$B$2]" office:value-type="float" office:value="0.989999999999782">
            <text:p>0.99</text:p>
          </table:table-cell>
          <table:table-cell office:value-type="float" office:value="10556.063">
            <text:p>10556.063</text:p>
          </table:table-cell>
          <table:table-cell office:value-type="float" office:value="-0.33564">
            <text:p>-0.33564</text:p>
          </table:table-cell>
          <table:table-cell office:value-type="float" office:value="-1.33218">
            <text:p>-1.33218</text:p>
          </table:table-cell>
          <table:table-cell office:value-type="float" office:value="-0.7491">
            <text:p>-0.7491</text:p>
          </table:table-cell>
          <table:table-cell office:value-type="float" office:value="4.37455">
            <text:p>4.37455</text:p>
          </table:table-cell>
          <table:table-cell office:value-type="float" office:value="-1.260986">
            <text:p>-1.260986</text:p>
          </table:table-cell>
          <table:table-cell office:value-type="float" office:value="0.630493">
            <text:p>0.630493</text:p>
          </table:table-cell>
          <table:table-cell office:value-type="float" office:value="-0.831086">
            <text:p>-0.83108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01]-[.$B$2]" office:value-type="float" office:value="1.01000000000022">
            <text:p>1.01</text:p>
          </table:table-cell>
          <table:table-cell office:value-type="float" office:value="10556.083">
            <text:p>10556.083</text:p>
          </table:table-cell>
          <table:table-cell office:value-type="float" office:value="-0.300096">
            <text:p>-0.300096</text:p>
          </table:table-cell>
          <table:table-cell office:value-type="float" office:value="-1.349952">
            <text:p>-1.349952</text:p>
          </table:table-cell>
          <table:table-cell office:value-type="float" office:value="-0.763164">
            <text:p>-0.763164</text:p>
          </table:table-cell>
          <table:table-cell office:value-type="float" office:value="4.381582">
            <text:p>4.381582</text:p>
          </table:table-cell>
          <table:table-cell office:value-type="float" office:value="-1.22031">
            <text:p>-1.22031</text:p>
          </table:table-cell>
          <table:table-cell office:value-type="float" office:value="0.610155">
            <text:p>0.610155</text:p>
          </table:table-cell>
          <table:table-cell office:value-type="float" office:value="-0.822861">
            <text:p>-0.82286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02]-[.$B$2]" office:value-type="float" office:value="1.02000000000044">
            <text:p>1.02</text:p>
          </table:table-cell>
          <table:table-cell office:value-type="float" office:value="10556.093">
            <text:p>10556.093</text:p>
          </table:table-cell>
          <table:table-cell office:value-type="float" office:value="-0.292846">
            <text:p>-0.292846</text:p>
          </table:table-cell>
          <table:table-cell office:value-type="float" office:value="-1.353577">
            <text:p>-1.353577</text:p>
          </table:table-cell>
          <table:table-cell office:value-type="float" office:value="-0.758059">
            <text:p>-0.758059</text:p>
          </table:table-cell>
          <table:table-cell office:value-type="float" office:value="4.37903">
            <text:p>4.37903</text:p>
          </table:table-cell>
          <table:table-cell office:value-type="float" office:value="-1.228921">
            <text:p>-1.228921</text:p>
          </table:table-cell>
          <table:table-cell office:value-type="float" office:value="0.614461">
            <text:p>0.614461</text:p>
          </table:table-cell>
          <table:table-cell office:value-type="float" office:value="-0.812752">
            <text:p>-0.81275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03]-[.$B$2]" office:value-type="float" office:value="1.02999999999884">
            <text:p>1.03</text:p>
          </table:table-cell>
          <table:table-cell office:value-type="float" office:value="10556.103">
            <text:p>10556.103</text:p>
          </table:table-cell>
          <table:table-cell office:value-type="float" office:value="-0.268538">
            <text:p>-0.268538</text:p>
          </table:table-cell>
          <table:table-cell office:value-type="float" office:value="-1.365731">
            <text:p>-1.365731</text:p>
          </table:table-cell>
          <table:table-cell office:value-type="float" office:value="-0.760826">
            <text:p>-0.760826</text:p>
          </table:table-cell>
          <table:table-cell office:value-type="float" office:value="4.380413">
            <text:p>4.380413</text:p>
          </table:table-cell>
          <table:table-cell office:value-type="float" office:value="-1.17053">
            <text:p>-1.17053</text:p>
          </table:table-cell>
          <table:table-cell office:value-type="float" office:value="0.585265">
            <text:p>0.585265</text:p>
          </table:table-cell>
          <table:table-cell office:value-type="float" office:value="-0.803353">
            <text:p>-0.80335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04]-[.$B$2]" office:value-type="float" office:value="1.03999999999905">
            <text:p>1.04</text:p>
          </table:table-cell>
          <table:table-cell office:value-type="float" office:value="10556.113">
            <text:p>10556.113</text:p>
          </table:table-cell>
          <table:table-cell office:value-type="float" office:value="-0.257067">
            <text:p>-0.257067</text:p>
          </table:table-cell>
          <table:table-cell office:value-type="float" office:value="-1.371467">
            <text:p>-1.371467</text:p>
          </table:table-cell>
          <table:table-cell office:value-type="float" office:value="-0.745636">
            <text:p>-0.745636</text:p>
          </table:table-cell>
          <table:table-cell office:value-type="float" office:value="4.372818">
            <text:p>4.372818</text:p>
          </table:table-cell>
          <table:table-cell office:value-type="float" office:value="-1.167624">
            <text:p>-1.167624</text:p>
          </table:table-cell>
          <table:table-cell office:value-type="float" office:value="0.583812">
            <text:p>0.583812</text:p>
          </table:table-cell>
          <table:table-cell office:value-type="float" office:value="-0.79461">
            <text:p>-0.7946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05]-[.$B$2]" office:value-type="float" office:value="1.04999999999927">
            <text:p>1.05</text:p>
          </table:table-cell>
          <table:table-cell office:value-type="float" office:value="10556.123">
            <text:p>10556.123</text:p>
          </table:table-cell>
          <table:table-cell office:value-type="float" office:value="-0.263771">
            <text:p>-0.263771</text:p>
          </table:table-cell>
          <table:table-cell office:value-type="float" office:value="-1.368114">
            <text:p>-1.368114</text:p>
          </table:table-cell>
          <table:table-cell office:value-type="float" office:value="-0.745564">
            <text:p>-0.745564</text:p>
          </table:table-cell>
          <table:table-cell office:value-type="float" office:value="4.372782">
            <text:p>4.372782</text:p>
          </table:table-cell>
          <table:table-cell office:value-type="float" office:value="-1.196023">
            <text:p>-1.196023</text:p>
          </table:table-cell>
          <table:table-cell office:value-type="float" office:value="0.598011">
            <text:p>0.598011</text:p>
          </table:table-cell>
          <table:table-cell office:value-type="float" office:value="-0.79995">
            <text:p>-0.7999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06]-[.$B$2]" office:value-type="float" office:value="1.05999999999949">
            <text:p>1.06</text:p>
          </table:table-cell>
          <table:table-cell office:value-type="float" office:value="10556.133">
            <text:p>10556.133</text:p>
          </table:table-cell>
          <table:table-cell office:value-type="float" office:value="-0.248988">
            <text:p>-0.248988</text:p>
          </table:table-cell>
          <table:table-cell office:value-type="float" office:value="-1.375506">
            <text:p>-1.375506</text:p>
          </table:table-cell>
          <table:table-cell office:value-type="float" office:value="-0.73709">
            <text:p>-0.73709</text:p>
          </table:table-cell>
          <table:table-cell office:value-type="float" office:value="4.368545">
            <text:p>4.368545</text:p>
          </table:table-cell>
          <table:table-cell office:value-type="float" office:value="-1.191795">
            <text:p>-1.191795</text:p>
          </table:table-cell>
          <table:table-cell office:value-type="float" office:value="0.595898">
            <text:p>0.595898</text:p>
          </table:table-cell>
          <table:table-cell office:value-type="float" office:value="-0.804917">
            <text:p>-0.80491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07]-[.$B$2]" office:value-type="float" office:value="1.06999999999971">
            <text:p>1.07</text:p>
          </table:table-cell>
          <table:table-cell office:value-type="float" office:value="10556.143">
            <text:p>10556.143</text:p>
          </table:table-cell>
          <table:table-cell office:value-type="float" office:value="-0.221182">
            <text:p>-0.221182</text:p>
          </table:table-cell>
          <table:table-cell office:value-type="float" office:value="-1.389409">
            <text:p>-1.389409</text:p>
          </table:table-cell>
          <table:table-cell office:value-type="float" office:value="-0.757847">
            <text:p>-0.757847</text:p>
          </table:table-cell>
          <table:table-cell office:value-type="float" office:value="4.378923">
            <text:p>4.378923</text:p>
          </table:table-cell>
          <table:table-cell office:value-type="float" office:value="-1.161634">
            <text:p>-1.161634</text:p>
          </table:table-cell>
          <table:table-cell office:value-type="float" office:value="0.580817">
            <text:p>0.580817</text:p>
          </table:table-cell>
          <table:table-cell office:value-type="float" office:value="-0.80954">
            <text:p>-0.8095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08]-[.$B$2]" office:value-type="float" office:value="1.07999999999993">
            <text:p>1.08</text:p>
          </table:table-cell>
          <table:table-cell office:value-type="float" office:value="10556.153">
            <text:p>10556.153</text:p>
          </table:table-cell>
          <table:table-cell office:value-type="float" office:value="-0.193836">
            <text:p>-0.193836</text:p>
          </table:table-cell>
          <table:table-cell office:value-type="float" office:value="-1.403082">
            <text:p>-1.403082</text:p>
          </table:table-cell>
          <table:table-cell office:value-type="float" office:value="-0.761486">
            <text:p>-0.761486</text:p>
          </table:table-cell>
          <table:table-cell office:value-type="float" office:value="4.380743">
            <text:p>4.380743</text:p>
          </table:table-cell>
          <table:table-cell office:value-type="float" office:value="-1.131242">
            <text:p>-1.131242</text:p>
          </table:table-cell>
          <table:table-cell office:value-type="float" office:value="0.565621">
            <text:p>0.565621</text:p>
          </table:table-cell>
          <table:table-cell office:value-type="float" office:value="-0.813836">
            <text:p>-0.81383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09]-[.$B$2]" office:value-type="float" office:value="1.07999999999993">
            <text:p>1.08</text:p>
          </table:table-cell>
          <table:table-cell office:value-type="float" office:value="10556.153">
            <text:p>10556.153</text:p>
          </table:table-cell>
          <table:table-cell office:value-type="float" office:value="-0.193836">
            <text:p>-0.193836</text:p>
          </table:table-cell>
          <table:table-cell office:value-type="float" office:value="-1.403082">
            <text:p>-1.403082</text:p>
          </table:table-cell>
          <table:table-cell office:value-type="float" office:value="-0.761486">
            <text:p>-0.761486</text:p>
          </table:table-cell>
          <table:table-cell office:value-type="float" office:value="4.380743">
            <text:p>4.380743</text:p>
          </table:table-cell>
          <table:table-cell office:value-type="float" office:value="-1.131242">
            <text:p>-1.131242</text:p>
          </table:table-cell>
          <table:table-cell office:value-type="float" office:value="0.565621">
            <text:p>0.565621</text:p>
          </table:table-cell>
          <table:table-cell office:value-type="float" office:value="-0.813836">
            <text:p>-0.81383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10]-[.$B$2]" office:value-type="float" office:value="1.10000000000036">
            <text:p>1.10</text:p>
          </table:table-cell>
          <table:table-cell office:value-type="float" office:value="10556.173">
            <text:p>10556.173</text:p>
          </table:table-cell>
          <table:table-cell office:value-type="float" office:value="-0.147448">
            <text:p>-0.147448</text:p>
          </table:table-cell>
          <table:table-cell office:value-type="float" office:value="-1.426276">
            <text:p>-1.426276</text:p>
          </table:table-cell>
          <table:table-cell office:value-type="float" office:value="-0.846803">
            <text:p>-0.846803</text:p>
          </table:table-cell>
          <table:table-cell office:value-type="float" office:value="4.423402">
            <text:p>4.423402</text:p>
          </table:table-cell>
          <table:table-cell office:value-type="float" office:value="-1.113166">
            <text:p>-1.113166</text:p>
          </table:table-cell>
          <table:table-cell office:value-type="float" office:value="0.556583">
            <text:p>0.556583</text:p>
          </table:table-cell>
          <table:table-cell office:value-type="float" office:value="-0.863793">
            <text:p>-0.86379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11]-[.$B$2]" office:value-type="float" office:value="1.11000000000058">
            <text:p>1.11</text:p>
          </table:table-cell>
          <table:table-cell office:value-type="float" office:value="10556.183">
            <text:p>10556.183</text:p>
          </table:table-cell>
          <table:table-cell office:value-type="float" office:value="-0.115052">
            <text:p>-0.115052</text:p>
          </table:table-cell>
          <table:table-cell office:value-type="float" office:value="-1.442474">
            <text:p>-1.442474</text:p>
          </table:table-cell>
          <table:table-cell office:value-type="float" office:value="-0.877257">
            <text:p>-0.877257</text:p>
          </table:table-cell>
          <table:table-cell office:value-type="float" office:value="4.438628">
            <text:p>4.438628</text:p>
          </table:table-cell>
          <table:table-cell office:value-type="float" office:value="-1.07336">
            <text:p>-1.07336</text:p>
          </table:table-cell>
          <table:table-cell office:value-type="float" office:value="0.53668">
            <text:p>0.53668</text:p>
          </table:table-cell>
          <table:table-cell office:value-type="float" office:value="-0.886185">
            <text:p>-0.88618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12]-[.$B$2]" office:value-type="float" office:value="1.11999999999898">
            <text:p>1.12</text:p>
          </table:table-cell>
          <table:table-cell office:value-type="float" office:value="10556.193">
            <text:p>10556.193</text:p>
          </table:table-cell>
          <table:table-cell office:value-type="float" office:value="-0.10691">
            <text:p>-0.10691</text:p>
          </table:table-cell>
          <table:table-cell office:value-type="float" office:value="-1.446545">
            <text:p>-1.446545</text:p>
          </table:table-cell>
          <table:table-cell office:value-type="float" office:value="-0.889403">
            <text:p>-0.889403</text:p>
          </table:table-cell>
          <table:table-cell office:value-type="float" office:value="4.444701">
            <text:p>4.444701</text:p>
          </table:table-cell>
          <table:table-cell office:value-type="float" office:value="-1.088544">
            <text:p>-1.088544</text:p>
          </table:table-cell>
          <table:table-cell office:value-type="float" office:value="0.544272">
            <text:p>0.544272</text:p>
          </table:table-cell>
          <table:table-cell office:value-type="float" office:value="-0.907006">
            <text:p>-0.90700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13]-[.$B$2]" office:value-type="float" office:value="1.1299999999992">
            <text:p>1.13</text:p>
          </table:table-cell>
          <table:table-cell office:value-type="float" office:value="10556.203">
            <text:p>10556.203</text:p>
          </table:table-cell>
          <table:table-cell office:value-type="float" office:value="-0.10419">
            <text:p>-0.10419</text:p>
          </table:table-cell>
          <table:table-cell office:value-type="float" office:value="-1.447905">
            <text:p>-1.447905</text:p>
          </table:table-cell>
          <table:table-cell office:value-type="float" office:value="-0.869128">
            <text:p>-0.869128</text:p>
          </table:table-cell>
          <table:table-cell office:value-type="float" office:value="4.434564">
            <text:p>4.434564</text:p>
          </table:table-cell>
          <table:table-cell office:value-type="float" office:value="-1.098656">
            <text:p>-1.098656</text:p>
          </table:table-cell>
          <table:table-cell office:value-type="float" office:value="0.549328">
            <text:p>0.549328</text:p>
          </table:table-cell>
          <table:table-cell office:value-type="float" office:value="-0.942307">
            <text:p>-0.94230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14]-[.$B$2]" office:value-type="float" office:value="1.13999999999942">
            <text:p>1.14</text:p>
          </table:table-cell>
          <table:table-cell office:value-type="float" office:value="10556.213">
            <text:p>10556.213</text:p>
          </table:table-cell>
          <table:table-cell office:value-type="float" office:value="-0.106194">
            <text:p>-0.106194</text:p>
          </table:table-cell>
          <table:table-cell office:value-type="float" office:value="-1.446903">
            <text:p>-1.446903</text:p>
          </table:table-cell>
          <table:table-cell office:value-type="float" office:value="-0.841276">
            <text:p>-0.841276</text:p>
          </table:table-cell>
          <table:table-cell office:value-type="float" office:value="4.420638">
            <text:p>4.420638</text:p>
          </table:table-cell>
          <table:table-cell office:value-type="float" office:value="-1.099848">
            <text:p>-1.099848</text:p>
          </table:table-cell>
          <table:table-cell office:value-type="float" office:value="0.549924">
            <text:p>0.549924</text:p>
          </table:table-cell>
          <table:table-cell office:value-type="float" office:value="-0.975136">
            <text:p>-0.97513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15]-[.$B$2]" office:value-type="float" office:value="1.14999999999964">
            <text:p>1.15</text:p>
          </table:table-cell>
          <table:table-cell office:value-type="float" office:value="10556.223">
            <text:p>10556.223</text:p>
          </table:table-cell>
          <table:table-cell office:value-type="float" office:value="-0.123199">
            <text:p>-0.123199</text:p>
          </table:table-cell>
          <table:table-cell office:value-type="float" office:value="-1.4384">
            <text:p>-1.4384</text:p>
          </table:table-cell>
          <table:table-cell office:value-type="float" office:value="-0.832115">
            <text:p>-0.832115</text:p>
          </table:table-cell>
          <table:table-cell office:value-type="float" office:value="4.416057">
            <text:p>4.416057</text:p>
          </table:table-cell>
          <table:table-cell office:value-type="float" office:value="-1.155566">
            <text:p>-1.155566</text:p>
          </table:table-cell>
          <table:table-cell office:value-type="float" office:value="0.577783">
            <text:p>0.577783</text:p>
          </table:table-cell>
          <table:table-cell office:value-type="float" office:value="-1.005669">
            <text:p>-1.00566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16]-[.$B$2]" office:value-type="float" office:value="1.15999999999985">
            <text:p>1.16</text:p>
          </table:table-cell>
          <table:table-cell office:value-type="float" office:value="10556.233">
            <text:p>10556.233</text:p>
          </table:table-cell>
          <table:table-cell office:value-type="float" office:value="-0.132734">
            <text:p>-0.132734</text:p>
          </table:table-cell>
          <table:table-cell office:value-type="float" office:value="-1.433633">
            <text:p>-1.433633</text:p>
          </table:table-cell>
          <table:table-cell office:value-type="float" office:value="-0.823938">
            <text:p>-0.823938</text:p>
          </table:table-cell>
          <table:table-cell office:value-type="float" office:value="4.411969">
            <text:p>4.411969</text:p>
          </table:table-cell>
          <table:table-cell office:value-type="float" office:value="-1.140005">
            <text:p>-1.140005</text:p>
          </table:table-cell>
          <table:table-cell office:value-type="float" office:value="0.570003">
            <text:p>0.570003</text:p>
          </table:table-cell>
          <table:table-cell office:value-type="float" office:value="-1.034066">
            <text:p>-1.03406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17]-[.$B$2]" office:value-type="float" office:value="1.17000000000007">
            <text:p>1.17</text:p>
          </table:table-cell>
          <table:table-cell office:value-type="float" office:value="10556.243">
            <text:p>10556.243</text:p>
          </table:table-cell>
          <table:table-cell office:value-type="float" office:value="-0.108264">
            <text:p>-0.108264</text:p>
          </table:table-cell>
          <table:table-cell office:value-type="float" office:value="-1.445868">
            <text:p>-1.445868</text:p>
          </table:table-cell>
          <table:table-cell office:value-type="float" office:value="-0.860446">
            <text:p>-0.860446</text:p>
          </table:table-cell>
          <table:table-cell office:value-type="float" office:value="4.430223">
            <text:p>4.430223</text:p>
          </table:table-cell>
          <table:table-cell office:value-type="float" office:value="-1.114602">
            <text:p>-1.114602</text:p>
          </table:table-cell>
          <table:table-cell office:value-type="float" office:value="0.557301">
            <text:p>0.557301</text:p>
          </table:table-cell>
          <table:table-cell office:value-type="float" office:value="-1.037286">
            <text:p>-1.03728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18]-[.$B$2]" office:value-type="float" office:value="1.18000000000029">
            <text:p>1.18</text:p>
          </table:table-cell>
          <table:table-cell office:value-type="float" office:value="10556.253">
            <text:p>10556.253</text:p>
          </table:table-cell>
          <table:table-cell office:value-type="float" office:value="-0.101512">
            <text:p>-0.101512</text:p>
          </table:table-cell>
          <table:table-cell office:value-type="float" office:value="-1.449244">
            <text:p>-1.449244</text:p>
          </table:table-cell>
          <table:table-cell office:value-type="float" office:value="-0.861068">
            <text:p>-0.861068</text:p>
          </table:table-cell>
          <table:table-cell office:value-type="float" office:value="4.430534">
            <text:p>4.430534</text:p>
          </table:table-cell>
          <table:table-cell office:value-type="float" office:value="-1.155757">
            <text:p>-1.155757</text:p>
          </table:table-cell>
          <table:table-cell office:value-type="float" office:value="0.577878">
            <text:p>0.577878</text:p>
          </table:table-cell>
          <table:table-cell office:value-type="float" office:value="-1.040284">
            <text:p>-1.04028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19]-[.$B$2]" office:value-type="float" office:value="1.19000000000051">
            <text:p>1.19</text:p>
          </table:table-cell>
          <table:table-cell office:value-type="float" office:value="10556.263">
            <text:p>10556.263</text:p>
          </table:table-cell>
          <table:table-cell office:value-type="float" office:value="-0.089991">
            <text:p>-0.089991</text:p>
          </table:table-cell>
          <table:table-cell office:value-type="float" office:value="-1.455004">
            <text:p>-1.455004</text:p>
          </table:table-cell>
          <table:table-cell office:value-type="float" office:value="-0.892561">
            <text:p>-0.892561</text:p>
          </table:table-cell>
          <table:table-cell office:value-type="float" office:value="4.446281">
            <text:p>4.446281</text:p>
          </table:table-cell>
          <table:table-cell office:value-type="float" office:value="-1.166222">
            <text:p>-1.166222</text:p>
          </table:table-cell>
          <table:table-cell office:value-type="float" office:value="0.583111">
            <text:p>0.583111</text:p>
          </table:table-cell>
          <table:table-cell office:value-type="float" office:value="-1.043069">
            <text:p>-1.04306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20]-[.$B$2]" office:value-type="float" office:value="1.19999999999891">
            <text:p>1.20</text:p>
          </table:table-cell>
          <table:table-cell office:value-type="float" office:value="10556.273">
            <text:p>10556.273</text:p>
          </table:table-cell>
          <table:table-cell office:value-type="float" office:value="-0.070099">
            <text:p>-0.070099</text:p>
          </table:table-cell>
          <table:table-cell office:value-type="float" office:value="-1.46495">
            <text:p>-1.46495</text:p>
          </table:table-cell>
          <table:table-cell office:value-type="float" office:value="-0.916075">
            <text:p>-0.916075</text:p>
          </table:table-cell>
          <table:table-cell office:value-type="float" office:value="4.458038">
            <text:p>4.458038</text:p>
          </table:table-cell>
          <table:table-cell office:value-type="float" office:value="-1.165406">
            <text:p>-1.165406</text:p>
          </table:table-cell>
          <table:table-cell office:value-type="float" office:value="0.582703">
            <text:p>0.582703</text:p>
          </table:table-cell>
          <table:table-cell office:value-type="float" office:value="-1.045663">
            <text:p>-1.04566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21]-[.$B$2]" office:value-type="float" office:value="1.20999999999913">
            <text:p>1.21</text:p>
          </table:table-cell>
          <table:table-cell office:value-type="float" office:value="10556.283">
            <text:p>10556.283</text:p>
          </table:table-cell>
          <table:table-cell office:value-type="float" office:value="-0.071026">
            <text:p>-0.071026</text:p>
          </table:table-cell>
          <table:table-cell office:value-type="float" office:value="-1.464487">
            <text:p>-1.464487</text:p>
          </table:table-cell>
          <table:table-cell office:value-type="float" office:value="-0.909634">
            <text:p>-0.909634</text:p>
          </table:table-cell>
          <table:table-cell office:value-type="float" office:value="4.454817">
            <text:p>4.454817</text:p>
          </table:table-cell>
          <table:table-cell office:value-type="float" office:value="-1.207937">
            <text:p>-1.207937</text:p>
          </table:table-cell>
          <table:table-cell office:value-type="float" office:value="0.603968">
            <text:p>0.603968</text:p>
          </table:table-cell>
          <table:table-cell office:value-type="float" office:value="-1.038941">
            <text:p>-1.03894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22]-[.$B$2]" office:value-type="float" office:value="1.21999999999935">
            <text:p>1.22</text:p>
          </table:table-cell>
          <table:table-cell office:value-type="float" office:value="10556.293">
            <text:p>10556.293</text:p>
          </table:table-cell>
          <table:table-cell office:value-type="float" office:value="-0.086525">
            <text:p>-0.086525</text:p>
          </table:table-cell>
          <table:table-cell office:value-type="float" office:value="-1.456738">
            <text:p>-1.456738</text:p>
          </table:table-cell>
          <table:table-cell office:value-type="float" office:value="-0.873827">
            <text:p>-0.873827</text:p>
          </table:table-cell>
          <table:table-cell office:value-type="float" office:value="4.436914">
            <text:p>4.436914</text:p>
          </table:table-cell>
          <table:table-cell office:value-type="float" office:value="-1.188176">
            <text:p>-1.188176</text:p>
          </table:table-cell>
          <table:table-cell office:value-type="float" office:value="0.594088">
            <text:p>0.594088</text:p>
          </table:table-cell>
          <table:table-cell office:value-type="float" office:value="-1.032693">
            <text:p>-1.03269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23]-[.$B$2]" office:value-type="float" office:value="1.22999999999956">
            <text:p>1.23</text:p>
          </table:table-cell>
          <table:table-cell office:value-type="float" office:value="10556.303">
            <text:p>10556.303</text:p>
          </table:table-cell>
          <table:table-cell office:value-type="float" office:value="-0.071493">
            <text:p>-0.071493</text:p>
          </table:table-cell>
          <table:table-cell office:value-type="float" office:value="-1.464253">
            <text:p>-1.464253</text:p>
          </table:table-cell>
          <table:table-cell office:value-type="float" office:value="-0.872481">
            <text:p>-0.872481</text:p>
          </table:table-cell>
          <table:table-cell office:value-type="float" office:value="4.43624">
            <text:p>4.43624</text:p>
          </table:table-cell>
          <table:table-cell office:value-type="float" office:value="-1.173868">
            <text:p>-1.173868</text:p>
          </table:table-cell>
          <table:table-cell office:value-type="float" office:value="0.586934">
            <text:p>0.586934</text:p>
          </table:table-cell>
          <table:table-cell office:value-type="float" office:value="-1.026879">
            <text:p>-1.02687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24]-[.$B$2]" office:value-type="float" office:value="1.23999999999978">
            <text:p>1.24</text:p>
          </table:table-cell>
          <table:table-cell office:value-type="float" office:value="10556.313">
            <text:p>10556.313</text:p>
          </table:table-cell>
          <table:table-cell office:value-type="float" office:value="-0.082791">
            <text:p>-0.082791</text:p>
          </table:table-cell>
          <table:table-cell office:value-type="float" office:value="-1.458605">
            <text:p>-1.458605</text:p>
          </table:table-cell>
          <table:table-cell office:value-type="float" office:value="-0.871532">
            <text:p>-0.871532</text:p>
          </table:table-cell>
          <table:table-cell office:value-type="float" office:value="4.435766">
            <text:p>4.435766</text:p>
          </table:table-cell>
          <table:table-cell office:value-type="float" office:value="-1.218521">
            <text:p>-1.218521</text:p>
          </table:table-cell>
          <table:table-cell office:value-type="float" office:value="0.60926">
            <text:p>0.60926</text:p>
          </table:table-cell>
          <table:table-cell office:value-type="float" office:value="-1.02147">
            <text:p>-1.0214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25]-[.$B$2]" office:value-type="float" office:value="1.26000000000022">
            <text:p>1.26</text:p>
          </table:table-cell>
          <table:table-cell office:value-type="float" office:value="10556.333">
            <text:p>10556.333</text:p>
          </table:table-cell>
          <table:table-cell office:value-type="float" office:value="-0.069936">
            <text:p>-0.069936</text:p>
          </table:table-cell>
          <table:table-cell office:value-type="float" office:value="-1.465032">
            <text:p>-1.465032</text:p>
          </table:table-cell>
          <table:table-cell office:value-type="float" office:value="-0.861753">
            <text:p>-0.861753</text:p>
          </table:table-cell>
          <table:table-cell office:value-type="float" office:value="4.430877">
            <text:p>4.430877</text:p>
          </table:table-cell>
          <table:table-cell office:value-type="float" office:value="-1.147955">
            <text:p>-1.147955</text:p>
          </table:table-cell>
          <table:table-cell office:value-type="float" office:value="0.573977">
            <text:p>0.573977</text:p>
          </table:table-cell>
          <table:table-cell office:value-type="float" office:value="-0.98996">
            <text:p>-0.9899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26]-[.$B$2]" office:value-type="float" office:value="1.26000000000022">
            <text:p>1.26</text:p>
          </table:table-cell>
          <table:table-cell office:value-type="float" office:value="10556.333">
            <text:p>10556.333</text:p>
          </table:table-cell>
          <table:table-cell office:value-type="float" office:value="-0.069936">
            <text:p>-0.069936</text:p>
          </table:table-cell>
          <table:table-cell office:value-type="float" office:value="-1.465032">
            <text:p>-1.465032</text:p>
          </table:table-cell>
          <table:table-cell office:value-type="float" office:value="-0.861753">
            <text:p>-0.861753</text:p>
          </table:table-cell>
          <table:table-cell office:value-type="float" office:value="4.430877">
            <text:p>4.430877</text:p>
          </table:table-cell>
          <table:table-cell office:value-type="float" office:value="-1.147955">
            <text:p>-1.147955</text:p>
          </table:table-cell>
          <table:table-cell office:value-type="float" office:value="0.573977">
            <text:p>0.573977</text:p>
          </table:table-cell>
          <table:table-cell office:value-type="float" office:value="-0.98996">
            <text:p>-0.9899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27]-[.$B$2]" office:value-type="float" office:value="1.27000000000044">
            <text:p>1.27</text:p>
          </table:table-cell>
          <table:table-cell office:value-type="float" office:value="10556.343">
            <text:p>10556.343</text:p>
          </table:table-cell>
          <table:table-cell office:value-type="float" office:value="-0.07634">
            <text:p>-0.07634</text:p>
          </table:table-cell>
          <table:table-cell office:value-type="float" office:value="-1.46183">
            <text:p>-1.46183</text:p>
          </table:table-cell>
          <table:table-cell office:value-type="float" office:value="-0.915116">
            <text:p>-0.915116</text:p>
          </table:table-cell>
          <table:table-cell office:value-type="float" office:value="4.457558">
            <text:p>4.457558</text:p>
          </table:table-cell>
          <table:table-cell office:value-type="float" office:value="-1.12982">
            <text:p>-1.12982</text:p>
          </table:table-cell>
          <table:table-cell office:value-type="float" office:value="0.56491">
            <text:p>0.56491</text:p>
          </table:table-cell>
          <table:table-cell office:value-type="float" office:value="-0.975838">
            <text:p>-0.97583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28]-[.$B$2]" office:value-type="float" office:value="1.28999999999905">
            <text:p>1.29</text:p>
          </table:table-cell>
          <table:table-cell office:value-type="float" office:value="10556.363">
            <text:p>10556.363</text:p>
          </table:table-cell>
          <table:table-cell office:value-type="float" office:value="-0.083204">
            <text:p>-0.083204</text:p>
          </table:table-cell>
          <table:table-cell office:value-type="float" office:value="-1.458398">
            <text:p>-1.458398</text:p>
          </table:table-cell>
          <table:table-cell office:value-type="float" office:value="-0.996548">
            <text:p>-0.996548</text:p>
          </table:table-cell>
          <table:table-cell office:value-type="float" office:value="4.498274">
            <text:p>4.498274</text:p>
          </table:table-cell>
          <table:table-cell office:value-type="float" office:value="-1.100944">
            <text:p>-1.100944</text:p>
          </table:table-cell>
          <table:table-cell office:value-type="float" office:value="0.550472">
            <text:p>0.550472</text:p>
          </table:table-cell>
          <table:table-cell office:value-type="float" office:value="-0.961213">
            <text:p>-0.9612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29]-[.$B$2]" office:value-type="float" office:value="1.28999999999905">
            <text:p>1.29</text:p>
          </table:table-cell>
          <table:table-cell office:value-type="float" office:value="10556.363">
            <text:p>10556.363</text:p>
          </table:table-cell>
          <table:table-cell office:value-type="float" office:value="-0.083204">
            <text:p>-0.083204</text:p>
          </table:table-cell>
          <table:table-cell office:value-type="float" office:value="-1.458398">
            <text:p>-1.458398</text:p>
          </table:table-cell>
          <table:table-cell office:value-type="float" office:value="-0.996548">
            <text:p>-0.996548</text:p>
          </table:table-cell>
          <table:table-cell office:value-type="float" office:value="4.498274">
            <text:p>4.498274</text:p>
          </table:table-cell>
          <table:table-cell office:value-type="float" office:value="-1.100944">
            <text:p>-1.100944</text:p>
          </table:table-cell>
          <table:table-cell office:value-type="float" office:value="0.550472">
            <text:p>0.550472</text:p>
          </table:table-cell>
          <table:table-cell office:value-type="float" office:value="-0.961213">
            <text:p>-0.9612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30]-[.$B$2]" office:value-type="float" office:value="1.30999999999949">
            <text:p>1.31</text:p>
          </table:table-cell>
          <table:table-cell office:value-type="float" office:value="10556.383">
            <text:p>10556.383</text:p>
          </table:table-cell>
          <table:table-cell office:value-type="float" office:value="-0.072458">
            <text:p>-0.072458</text:p>
          </table:table-cell>
          <table:table-cell office:value-type="float" office:value="-1.463771">
            <text:p>-1.463771</text:p>
          </table:table-cell>
          <table:table-cell office:value-type="float" office:value="-0.996456">
            <text:p>-0.996456</text:p>
          </table:table-cell>
          <table:table-cell office:value-type="float" office:value="4.498228">
            <text:p>4.498228</text:p>
          </table:table-cell>
          <table:table-cell office:value-type="float" office:value="-1.104248">
            <text:p>-1.104248</text:p>
          </table:table-cell>
          <table:table-cell office:value-type="float" office:value="0.552124">
            <text:p>0.552124</text:p>
          </table:table-cell>
          <table:table-cell office:value-type="float" office:value="-0.958535">
            <text:p>-0.95853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31]-[.$B$2]" office:value-type="float" office:value="1.30999999999949">
            <text:p>1.31</text:p>
          </table:table-cell>
          <table:table-cell office:value-type="float" office:value="10556.383">
            <text:p>10556.383</text:p>
          </table:table-cell>
          <table:table-cell office:value-type="float" office:value="-0.072458">
            <text:p>-0.072458</text:p>
          </table:table-cell>
          <table:table-cell office:value-type="float" office:value="-1.463771">
            <text:p>-1.463771</text:p>
          </table:table-cell>
          <table:table-cell office:value-type="float" office:value="-0.996456">
            <text:p>-0.996456</text:p>
          </table:table-cell>
          <table:table-cell office:value-type="float" office:value="4.498228">
            <text:p>4.498228</text:p>
          </table:table-cell>
          <table:table-cell office:value-type="float" office:value="-1.104248">
            <text:p>-1.104248</text:p>
          </table:table-cell>
          <table:table-cell office:value-type="float" office:value="0.552124">
            <text:p>0.552124</text:p>
          </table:table-cell>
          <table:table-cell office:value-type="float" office:value="-0.958535">
            <text:p>-0.95853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32]-[.$B$2]" office:value-type="float" office:value="1.32999999999993">
            <text:p>1.33</text:p>
          </table:table-cell>
          <table:table-cell office:value-type="float" office:value="10556.403">
            <text:p>10556.403</text:p>
          </table:table-cell>
          <table:table-cell office:value-type="float" office:value="-0.0374">
            <text:p>-0.0374</text:p>
          </table:table-cell>
          <table:table-cell office:value-type="float" office:value="-1.4813">
            <text:p>-1.4813</text:p>
          </table:table-cell>
          <table:table-cell office:value-type="float" office:value="-0.948942">
            <text:p>-0.948942</text:p>
          </table:table-cell>
          <table:table-cell office:value-type="float" office:value="4.474471">
            <text:p>4.474471</text:p>
          </table:table-cell>
          <table:table-cell office:value-type="float" office:value="-1.110731">
            <text:p>-1.110731</text:p>
          </table:table-cell>
          <table:table-cell office:value-type="float" office:value="0.555366">
            <text:p>0.555366</text:p>
          </table:table-cell>
          <table:table-cell office:value-type="float" office:value="-0.946213">
            <text:p>-0.9462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33]-[.$B$2]" office:value-type="float" office:value="1.32999999999993">
            <text:p>1.33</text:p>
          </table:table-cell>
          <table:table-cell office:value-type="float" office:value="10556.403">
            <text:p>10556.403</text:p>
          </table:table-cell>
          <table:table-cell office:value-type="float" office:value="-0.0374">
            <text:p>-0.0374</text:p>
          </table:table-cell>
          <table:table-cell office:value-type="float" office:value="-1.4813">
            <text:p>-1.4813</text:p>
          </table:table-cell>
          <table:table-cell office:value-type="float" office:value="-0.948942">
            <text:p>-0.948942</text:p>
          </table:table-cell>
          <table:table-cell office:value-type="float" office:value="4.474471">
            <text:p>4.474471</text:p>
          </table:table-cell>
          <table:table-cell office:value-type="float" office:value="-1.110731">
            <text:p>-1.110731</text:p>
          </table:table-cell>
          <table:table-cell office:value-type="float" office:value="0.555366">
            <text:p>0.555366</text:p>
          </table:table-cell>
          <table:table-cell office:value-type="float" office:value="-0.946213">
            <text:p>-0.9462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34]-[.$B$2]" office:value-type="float" office:value="1.34000000000015">
            <text:p>1.34</text:p>
          </table:table-cell>
          <table:table-cell office:value-type="float" office:value="10556.413">
            <text:p>10556.413</text:p>
          </table:table-cell>
          <table:table-cell office:value-type="float" office:value="-0.041193">
            <text:p>-0.041193</text:p>
          </table:table-cell>
          <table:table-cell office:value-type="float" office:value="-1.479403">
            <text:p>-1.479403</text:p>
          </table:table-cell>
          <table:table-cell office:value-type="float" office:value="-0.953026">
            <text:p>-0.953026</text:p>
          </table:table-cell>
          <table:table-cell office:value-type="float" office:value="4.476513">
            <text:p>4.476513</text:p>
          </table:table-cell>
          <table:table-cell office:value-type="float" office:value="-1.091051">
            <text:p>-1.091051</text:p>
          </table:table-cell>
          <table:table-cell office:value-type="float" office:value="0.545526">
            <text:p>0.545526</text:p>
          </table:table-cell>
          <table:table-cell office:value-type="float" office:value="-0.935876">
            <text:p>-0.93587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35]-[.$B$2]" office:value-type="float" office:value="1.36000000000058">
            <text:p>1.36</text:p>
          </table:table-cell>
          <table:table-cell office:value-type="float" office:value="10556.433">
            <text:p>10556.433</text:p>
          </table:table-cell>
          <table:table-cell office:value-type="float" office:value="-0.061889">
            <text:p>-0.061889</text:p>
          </table:table-cell>
          <table:table-cell office:value-type="float" office:value="-1.469055">
            <text:p>-1.469055</text:p>
          </table:table-cell>
          <table:table-cell office:value-type="float" office:value="-0.969547">
            <text:p>-0.969547</text:p>
          </table:table-cell>
          <table:table-cell office:value-type="float" office:value="4.484774">
            <text:p>4.484774</text:p>
          </table:table-cell>
          <table:table-cell office:value-type="float" office:value="-1.153112">
            <text:p>-1.153112</text:p>
          </table:table-cell>
          <table:table-cell office:value-type="float" office:value="0.576556">
            <text:p>0.576556</text:p>
          </table:table-cell>
          <table:table-cell office:value-type="float" office:value="-0.917321">
            <text:p>-0.91732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36]-[.$B$2]" office:value-type="float" office:value="1.36999999999898">
            <text:p>1.37</text:p>
          </table:table-cell>
          <table:table-cell office:value-type="float" office:value="10556.443">
            <text:p>10556.443</text:p>
          </table:table-cell>
          <table:table-cell office:value-type="float" office:value="-0.068864">
            <text:p>-0.068864</text:p>
          </table:table-cell>
          <table:table-cell office:value-type="float" office:value="-1.465568">
            <text:p>-1.465568</text:p>
          </table:table-cell>
          <table:table-cell office:value-type="float" office:value="-0.988658">
            <text:p>-0.988658</text:p>
          </table:table-cell>
          <table:table-cell office:value-type="float" office:value="4.494329">
            <text:p>4.494329</text:p>
          </table:table-cell>
          <table:table-cell office:value-type="float" office:value="-1.117333">
            <text:p>-1.117333</text:p>
          </table:table-cell>
          <table:table-cell office:value-type="float" office:value="0.558666">
            <text:p>0.558666</text:p>
          </table:table-cell>
          <table:table-cell office:value-type="float" office:value="-0.909013">
            <text:p>-0.9090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37]-[.$B$2]" office:value-type="float" office:value="1.36999999999898">
            <text:p>1.37</text:p>
          </table:table-cell>
          <table:table-cell office:value-type="float" office:value="10556.443">
            <text:p>10556.443</text:p>
          </table:table-cell>
          <table:table-cell office:value-type="float" office:value="-0.068864">
            <text:p>-0.068864</text:p>
          </table:table-cell>
          <table:table-cell office:value-type="float" office:value="-1.465568">
            <text:p>-1.465568</text:p>
          </table:table-cell>
          <table:table-cell office:value-type="float" office:value="-0.988658">
            <text:p>-0.988658</text:p>
          </table:table-cell>
          <table:table-cell office:value-type="float" office:value="4.494329">
            <text:p>4.494329</text:p>
          </table:table-cell>
          <table:table-cell office:value-type="float" office:value="-1.117333">
            <text:p>-1.117333</text:p>
          </table:table-cell>
          <table:table-cell office:value-type="float" office:value="0.558666">
            <text:p>0.558666</text:p>
          </table:table-cell>
          <table:table-cell office:value-type="float" office:value="-0.909013">
            <text:p>-0.9090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38]-[.$B$2]" office:value-type="float" office:value="1.38999999999942">
            <text:p>1.39</text:p>
          </table:table-cell>
          <table:table-cell office:value-type="float" office:value="10556.463">
            <text:p>10556.463</text:p>
          </table:table-cell>
          <table:table-cell office:value-type="float" office:value="-0.058844">
            <text:p>-0.058844</text:p>
          </table:table-cell>
          <table:table-cell office:value-type="float" office:value="-1.470578">
            <text:p>-1.470578</text:p>
          </table:table-cell>
          <table:table-cell office:value-type="float" office:value="-1.02256">
            <text:p>-1.02256</text:p>
          </table:table-cell>
          <table:table-cell office:value-type="float" office:value="4.51128">
            <text:p>4.51128</text:p>
          </table:table-cell>
          <table:table-cell office:value-type="float" office:value="-1.094581">
            <text:p>-1.094581</text:p>
          </table:table-cell>
          <table:table-cell office:value-type="float" office:value="0.547291">
            <text:p>0.547291</text:p>
          </table:table-cell>
          <table:table-cell office:value-type="float" office:value="-0.957856">
            <text:p>-0.95785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39]-[.$B$2]" office:value-type="float" office:value="1.38999999999942">
            <text:p>1.39</text:p>
          </table:table-cell>
          <table:table-cell office:value-type="float" office:value="10556.463">
            <text:p>10556.463</text:p>
          </table:table-cell>
          <table:table-cell office:value-type="float" office:value="-0.058844">
            <text:p>-0.058844</text:p>
          </table:table-cell>
          <table:table-cell office:value-type="float" office:value="-1.470578">
            <text:p>-1.470578</text:p>
          </table:table-cell>
          <table:table-cell office:value-type="float" office:value="-1.02256">
            <text:p>-1.02256</text:p>
          </table:table-cell>
          <table:table-cell office:value-type="float" office:value="4.51128">
            <text:p>4.51128</text:p>
          </table:table-cell>
          <table:table-cell office:value-type="float" office:value="-1.094581">
            <text:p>-1.094581</text:p>
          </table:table-cell>
          <table:table-cell office:value-type="float" office:value="0.547291">
            <text:p>0.547291</text:p>
          </table:table-cell>
          <table:table-cell office:value-type="float" office:value="-0.957856">
            <text:p>-0.95785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40]-[.$B$2]" office:value-type="float" office:value="1.40999999999985">
            <text:p>1.41</text:p>
          </table:table-cell>
          <table:table-cell office:value-type="float" office:value="10556.483">
            <text:p>10556.483</text:p>
          </table:table-cell>
          <table:table-cell office:value-type="float" office:value="-0.010808">
            <text:p>-0.010808</text:p>
          </table:table-cell>
          <table:table-cell office:value-type="float" office:value="-1.494596">
            <text:p>-1.494596</text:p>
          </table:table-cell>
          <table:table-cell office:value-type="float" office:value="-1.02584">
            <text:p>-1.02584</text:p>
          </table:table-cell>
          <table:table-cell office:value-type="float" office:value="4.51292">
            <text:p>4.51292</text:p>
          </table:table-cell>
          <table:table-cell office:value-type="float" office:value="-1.000282">
            <text:p>-1.000282</text:p>
          </table:table-cell>
          <table:table-cell office:value-type="float" office:value="0.500141">
            <text:p>0.500141</text:p>
          </table:table-cell>
          <table:table-cell office:value-type="float" office:value="-1.0001">
            <text:p>-1.000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41]-[.$B$2]" office:value-type="float" office:value="1.40999999999985">
            <text:p>1.41</text:p>
          </table:table-cell>
          <table:table-cell office:value-type="float" office:value="10556.483">
            <text:p>10556.483</text:p>
          </table:table-cell>
          <table:table-cell office:value-type="float" office:value="-0.010808">
            <text:p>-0.010808</text:p>
          </table:table-cell>
          <table:table-cell office:value-type="float" office:value="-1.494596">
            <text:p>-1.494596</text:p>
          </table:table-cell>
          <table:table-cell office:value-type="float" office:value="-1.02584">
            <text:p>-1.02584</text:p>
          </table:table-cell>
          <table:table-cell office:value-type="float" office:value="4.51292">
            <text:p>4.51292</text:p>
          </table:table-cell>
          <table:table-cell office:value-type="float" office:value="-1.000282">
            <text:p>-1.000282</text:p>
          </table:table-cell>
          <table:table-cell office:value-type="float" office:value="0.500141">
            <text:p>0.500141</text:p>
          </table:table-cell>
          <table:table-cell office:value-type="float" office:value="-1.0001">
            <text:p>-1.000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42]-[.$B$2]" office:value-type="float" office:value="1.43000000000029">
            <text:p>1.43</text:p>
          </table:table-cell>
          <table:table-cell office:value-type="float" office:value="10556.503">
            <text:p>10556.503</text:p>
          </table:table-cell>
          <table:table-cell office:value-type="float" office:value="-0.004791">
            <text:p>-0.004791</text:p>
          </table:table-cell>
          <table:table-cell office:value-type="float" office:value="-1.497605">
            <text:p>-1.497605</text:p>
          </table:table-cell>
          <table:table-cell office:value-type="float" office:value="-1.027971">
            <text:p>-1.027971</text:p>
          </table:table-cell>
          <table:table-cell office:value-type="float" office:value="4.513986">
            <text:p>4.513986</text:p>
          </table:table-cell>
          <table:table-cell office:value-type="float" office:value="-0.925723">
            <text:p>-0.925723</text:p>
          </table:table-cell>
          <table:table-cell office:value-type="float" office:value="0.462862">
            <text:p>0.462862</text:p>
          </table:table-cell>
          <table:table-cell office:value-type="float" office:value="-1.038033">
            <text:p>-1.03803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43]-[.$B$2]" office:value-type="float" office:value="1.44000000000051">
            <text:p>1.44</text:p>
          </table:table-cell>
          <table:table-cell office:value-type="float" office:value="10556.513">
            <text:p>10556.513</text:p>
          </table:table-cell>
          <table:table-cell office:value-type="float" office:value="-0.006459">
            <text:p>-0.006459</text:p>
          </table:table-cell>
          <table:table-cell office:value-type="float" office:value="-1.49677">
            <text:p>-1.49677</text:p>
          </table:table-cell>
          <table:table-cell office:value-type="float" office:value="-1.025371">
            <text:p>-1.025371</text:p>
          </table:table-cell>
          <table:table-cell office:value-type="float" office:value="4.512685">
            <text:p>4.512685</text:p>
          </table:table-cell>
          <table:table-cell office:value-type="float" office:value="-0.96825">
            <text:p>-0.96825</text:p>
          </table:table-cell>
          <table:table-cell office:value-type="float" office:value="0.484125">
            <text:p>0.484125</text:p>
          </table:table-cell>
          <table:table-cell office:value-type="float" office:value="-1.055032">
            <text:p>-1.05503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44]-[.$B$2]" office:value-type="float" office:value="1.44000000000051">
            <text:p>1.44</text:p>
          </table:table-cell>
          <table:table-cell office:value-type="float" office:value="10556.513">
            <text:p>10556.513</text:p>
          </table:table-cell>
          <table:table-cell office:value-type="float" office:value="-0.006459">
            <text:p>-0.006459</text:p>
          </table:table-cell>
          <table:table-cell office:value-type="float" office:value="-1.49677">
            <text:p>-1.49677</text:p>
          </table:table-cell>
          <table:table-cell office:value-type="float" office:value="-1.025371">
            <text:p>-1.025371</text:p>
          </table:table-cell>
          <table:table-cell office:value-type="float" office:value="4.512685">
            <text:p>4.512685</text:p>
          </table:table-cell>
          <table:table-cell office:value-type="float" office:value="-0.96825">
            <text:p>-0.96825</text:p>
          </table:table-cell>
          <table:table-cell office:value-type="float" office:value="0.484125">
            <text:p>0.484125</text:p>
          </table:table-cell>
          <table:table-cell office:value-type="float" office:value="-1.055032">
            <text:p>-1.05503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45]-[.$B$2]" office:value-type="float" office:value="1.45999999999913">
            <text:p>1.46</text:p>
          </table:table-cell>
          <table:table-cell office:value-type="float" office:value="10556.533">
            <text:p>10556.533</text:p>
          </table:table-cell>
          <table:table-cell office:value-type="float" office:value="0.007802">
            <text:p>0.007802</text:p>
          </table:table-cell>
          <table:table-cell office:value-type="float" office:value="-1.503901">
            <text:p>-1.503901</text:p>
          </table:table-cell>
          <table:table-cell office:value-type="float" office:value="-1.02092">
            <text:p>-1.02092</text:p>
          </table:table-cell>
          <table:table-cell office:value-type="float" office:value="4.51046">
            <text:p>4.51046</text:p>
          </table:table-cell>
          <table:table-cell office:value-type="float" office:value="-0.954614">
            <text:p>-0.954614</text:p>
          </table:table-cell>
          <table:table-cell office:value-type="float" office:value="0.477307">
            <text:p>0.477307</text:p>
          </table:table-cell>
          <table:table-cell office:value-type="float" office:value="-1.074967">
            <text:p>-1.07496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46]-[.$B$2]" office:value-type="float" office:value="1.46999999999935">
            <text:p>1.47</text:p>
          </table:table-cell>
          <table:table-cell office:value-type="float" office:value="10556.543">
            <text:p>10556.543</text:p>
          </table:table-cell>
          <table:table-cell office:value-type="float" office:value="0.027941">
            <text:p>0.027941</text:p>
          </table:table-cell>
          <table:table-cell office:value-type="float" office:value="-1.51397">
            <text:p>-1.51397</text:p>
          </table:table-cell>
          <table:table-cell office:value-type="float" office:value="-1.039327">
            <text:p>-1.039327</text:p>
          </table:table-cell>
          <table:table-cell office:value-type="float" office:value="4.519663">
            <text:p>4.519663</text:p>
          </table:table-cell>
          <table:table-cell office:value-type="float" office:value="-0.955689">
            <text:p>-0.955689</text:p>
          </table:table-cell>
          <table:table-cell office:value-type="float" office:value="0.477844">
            <text:p>0.477844</text:p>
          </table:table-cell>
          <table:table-cell office:value-type="float" office:value="-1.078805">
            <text:p>-1.07880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47]-[.$B$2]" office:value-type="float" office:value="1.46999999999935">
            <text:p>1.47</text:p>
          </table:table-cell>
          <table:table-cell office:value-type="float" office:value="10556.543">
            <text:p>10556.543</text:p>
          </table:table-cell>
          <table:table-cell office:value-type="float" office:value="0.027941">
            <text:p>0.027941</text:p>
          </table:table-cell>
          <table:table-cell office:value-type="float" office:value="-1.51397">
            <text:p>-1.51397</text:p>
          </table:table-cell>
          <table:table-cell office:value-type="float" office:value="-1.039327">
            <text:p>-1.039327</text:p>
          </table:table-cell>
          <table:table-cell office:value-type="float" office:value="4.519663">
            <text:p>4.519663</text:p>
          </table:table-cell>
          <table:table-cell office:value-type="float" office:value="-0.955689">
            <text:p>-0.955689</text:p>
          </table:table-cell>
          <table:table-cell office:value-type="float" office:value="0.477844">
            <text:p>0.477844</text:p>
          </table:table-cell>
          <table:table-cell office:value-type="float" office:value="-1.078805">
            <text:p>-1.07880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48]-[.$B$2]" office:value-type="float" office:value="1.48999999999978">
            <text:p>1.49</text:p>
          </table:table-cell>
          <table:table-cell office:value-type="float" office:value="10556.563">
            <text:p>10556.563</text:p>
          </table:table-cell>
          <table:table-cell office:value-type="float" office:value="0.054152">
            <text:p>0.054152</text:p>
          </table:table-cell>
          <table:table-cell office:value-type="float" office:value="-1.527076">
            <text:p>-1.527076</text:p>
          </table:table-cell>
          <table:table-cell office:value-type="float" office:value="-1.019904">
            <text:p>-1.019904</text:p>
          </table:table-cell>
          <table:table-cell office:value-type="float" office:value="4.509952">
            <text:p>4.509952</text:p>
          </table:table-cell>
          <table:table-cell office:value-type="float" office:value="-0.874031">
            <text:p>-0.874031</text:p>
          </table:table-cell>
          <table:table-cell office:value-type="float" office:value="0.437015">
            <text:p>0.437015</text:p>
          </table:table-cell>
          <table:table-cell office:value-type="float" office:value="-1.085694">
            <text:p>-1.08569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49]-[.$B$2]" office:value-type="float" office:value="1.5">
            <text:p>1.50</text:p>
          </table:table-cell>
          <table:table-cell office:value-type="float" office:value="10556.573">
            <text:p>10556.573</text:p>
          </table:table-cell>
          <table:table-cell office:value-type="float" office:value="0.052609">
            <text:p>0.052609</text:p>
          </table:table-cell>
          <table:table-cell office:value-type="float" office:value="-1.526305">
            <text:p>-1.526305</text:p>
          </table:table-cell>
          <table:table-cell office:value-type="float" office:value="-1.022544">
            <text:p>-1.022544</text:p>
          </table:table-cell>
          <table:table-cell office:value-type="float" office:value="4.511272">
            <text:p>4.511272</text:p>
          </table:table-cell>
          <table:table-cell office:value-type="float" office:value="-0.878923">
            <text:p>-0.878923</text:p>
          </table:table-cell>
          <table:table-cell office:value-type="float" office:value="0.439461">
            <text:p>0.439461</text:p>
          </table:table-cell>
          <table:table-cell office:value-type="float" office:value="-1.082696">
            <text:p>-1.08269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50]-[.$B$2]" office:value-type="float" office:value="1.5">
            <text:p>1.50</text:p>
          </table:table-cell>
          <table:table-cell office:value-type="float" office:value="10556.573">
            <text:p>10556.573</text:p>
          </table:table-cell>
          <table:table-cell office:value-type="float" office:value="0.052609">
            <text:p>0.052609</text:p>
          </table:table-cell>
          <table:table-cell office:value-type="float" office:value="-1.526305">
            <text:p>-1.526305</text:p>
          </table:table-cell>
          <table:table-cell office:value-type="float" office:value="-1.022544">
            <text:p>-1.022544</text:p>
          </table:table-cell>
          <table:table-cell office:value-type="float" office:value="4.511272">
            <text:p>4.511272</text:p>
          </table:table-cell>
          <table:table-cell office:value-type="float" office:value="-0.878923">
            <text:p>-0.878923</text:p>
          </table:table-cell>
          <table:table-cell office:value-type="float" office:value="0.439461">
            <text:p>0.439461</text:p>
          </table:table-cell>
          <table:table-cell office:value-type="float" office:value="-1.082696">
            <text:p>-1.08269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51]-[.$B$2]" office:value-type="float" office:value="1.52000000000044">
            <text:p>1.52</text:p>
          </table:table-cell>
          <table:table-cell office:value-type="float" office:value="10556.593">
            <text:p>10556.593</text:p>
          </table:table-cell>
          <table:table-cell office:value-type="float" office:value="0.042948">
            <text:p>0.042948</text:p>
          </table:table-cell>
          <table:table-cell office:value-type="float" office:value="-1.521474">
            <text:p>-1.521474</text:p>
          </table:table-cell>
          <table:table-cell office:value-type="float" office:value="-1.017267">
            <text:p>-1.017267</text:p>
          </table:table-cell>
          <table:table-cell office:value-type="float" office:value="4.508634">
            <text:p>4.508634</text:p>
          </table:table-cell>
          <table:table-cell office:value-type="float" office:value="-0.886396">
            <text:p>-0.886396</text:p>
          </table:table-cell>
          <table:table-cell office:value-type="float" office:value="0.443198">
            <text:p>0.443198</text:p>
          </table:table-cell>
          <table:table-cell office:value-type="float" office:value="-1.077309">
            <text:p>-1.07730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52]-[.$B$2]" office:value-type="float" office:value="1.52999999999884">
            <text:p>1.53</text:p>
          </table:table-cell>
          <table:table-cell office:value-type="float" office:value="10556.603">
            <text:p>10556.603</text:p>
          </table:table-cell>
          <table:table-cell office:value-type="float" office:value="0.023202">
            <text:p>0.023202</text:p>
          </table:table-cell>
          <table:table-cell office:value-type="float" office:value="-1.511601">
            <text:p>-1.511601</text:p>
          </table:table-cell>
          <table:table-cell office:value-type="float" office:value="-1.027624">
            <text:p>-1.027624</text:p>
          </table:table-cell>
          <table:table-cell office:value-type="float" office:value="4.513812">
            <text:p>4.513812</text:p>
          </table:table-cell>
          <table:table-cell office:value-type="float" office:value="-0.909153">
            <text:p>-0.909153</text:p>
          </table:table-cell>
          <table:table-cell office:value-type="float" office:value="0.454576">
            <text:p>0.454576</text:p>
          </table:table-cell>
          <table:table-cell office:value-type="float" office:value="-1.074898">
            <text:p>-1.07489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53]-[.$B$2]" office:value-type="float" office:value="1.53999999999905">
            <text:p>1.54</text:p>
          </table:table-cell>
          <table:table-cell office:value-type="float" office:value="10556.613">
            <text:p>10556.613</text:p>
          </table:table-cell>
          <table:table-cell office:value-type="float" office:value="0.011516">
            <text:p>0.011516</text:p>
          </table:table-cell>
          <table:table-cell office:value-type="float" office:value="-1.505758">
            <text:p>-1.505758</text:p>
          </table:table-cell>
          <table:table-cell office:value-type="float" office:value="-1.020459">
            <text:p>-1.020459</text:p>
          </table:table-cell>
          <table:table-cell office:value-type="float" office:value="4.51023">
            <text:p>4.51023</text:p>
          </table:table-cell>
          <table:table-cell office:value-type="float" office:value="-0.871376">
            <text:p>-0.871376</text:p>
          </table:table-cell>
          <table:table-cell office:value-type="float" office:value="0.435688">
            <text:p>0.435688</text:p>
          </table:table-cell>
          <table:table-cell office:value-type="float" office:value="-1.041352">
            <text:p>-1.04135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54]-[.$B$2]" office:value-type="float" office:value="1.54999999999927">
            <text:p>1.55</text:p>
          </table:table-cell>
          <table:table-cell office:value-type="float" office:value="10556.623">
            <text:p>10556.623</text:p>
          </table:table-cell>
          <table:table-cell office:value-type="float" office:value="0.018193">
            <text:p>0.018193</text:p>
          </table:table-cell>
          <table:table-cell office:value-type="float" office:value="-1.509096">
            <text:p>-1.509096</text:p>
          </table:table-cell>
          <table:table-cell office:value-type="float" office:value="-1.011214">
            <text:p>-1.011214</text:p>
          </table:table-cell>
          <table:table-cell office:value-type="float" office:value="4.505607">
            <text:p>4.505607</text:p>
          </table:table-cell>
          <table:table-cell office:value-type="float" office:value="-0.86294">
            <text:p>-0.86294</text:p>
          </table:table-cell>
          <table:table-cell office:value-type="float" office:value="0.43147">
            <text:p>0.43147</text:p>
          </table:table-cell>
          <table:table-cell office:value-type="float" office:value="-1.010155">
            <text:p>-1.01015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55]-[.$B$2]" office:value-type="float" office:value="1.55999999999949">
            <text:p>1.56</text:p>
          </table:table-cell>
          <table:table-cell office:value-type="float" office:value="10556.633">
            <text:p>10556.633</text:p>
          </table:table-cell>
          <table:table-cell office:value-type="float" office:value="-0.000173">
            <text:p>-0.000173</text:p>
          </table:table-cell>
          <table:table-cell office:value-type="float" office:value="-1.499914">
            <text:p>-1.499914</text:p>
          </table:table-cell>
          <table:table-cell office:value-type="float" office:value="-1.022033">
            <text:p>-1.022033</text:p>
          </table:table-cell>
          <table:table-cell office:value-type="float" office:value="4.511017">
            <text:p>4.511017</text:p>
          </table:table-cell>
          <table:table-cell office:value-type="float" office:value="-0.893391">
            <text:p>-0.893391</text:p>
          </table:table-cell>
          <table:table-cell office:value-type="float" office:value="0.446696">
            <text:p>0.446696</text:p>
          </table:table-cell>
          <table:table-cell office:value-type="float" office:value="-0.981141">
            <text:p>-0.98114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56]-[.$B$2]" office:value-type="float" office:value="1.56999999999971">
            <text:p>1.57</text:p>
          </table:table-cell>
          <table:table-cell office:value-type="float" office:value="10556.643">
            <text:p>10556.643</text:p>
          </table:table-cell>
          <table:table-cell office:value-type="float" office:value="-0.011843">
            <text:p>-0.011843</text:p>
          </table:table-cell>
          <table:table-cell office:value-type="float" office:value="-1.494079">
            <text:p>-1.494079</text:p>
          </table:table-cell>
          <table:table-cell office:value-type="float" office:value="-1.022381">
            <text:p>-1.022381</text:p>
          </table:table-cell>
          <table:table-cell office:value-type="float" office:value="4.511191">
            <text:p>4.511191</text:p>
          </table:table-cell>
          <table:table-cell office:value-type="float" office:value="-0.912336">
            <text:p>-0.912336</text:p>
          </table:table-cell>
          <table:table-cell office:value-type="float" office:value="0.456168">
            <text:p>0.456168</text:p>
          </table:table-cell>
          <table:table-cell office:value-type="float" office:value="-0.954156">
            <text:p>-0.95415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57]-[.$B$2]" office:value-type="float" office:value="1.57999999999993">
            <text:p>1.58</text:p>
          </table:table-cell>
          <table:table-cell office:value-type="float" office:value="10556.653">
            <text:p>10556.653</text:p>
          </table:table-cell>
          <table:table-cell office:value-type="float" office:value="0.000812">
            <text:p>0.000812</text:p>
          </table:table-cell>
          <table:table-cell office:value-type="float" office:value="-1.500406">
            <text:p>-1.500406</text:p>
          </table:table-cell>
          <table:table-cell office:value-type="float" office:value="-1.012472">
            <text:p>-1.012472</text:p>
          </table:table-cell>
          <table:table-cell office:value-type="float" office:value="4.506236">
            <text:p>4.506236</text:p>
          </table:table-cell>
          <table:table-cell office:value-type="float" office:value="-0.927738">
            <text:p>-0.927738</text:p>
          </table:table-cell>
          <table:table-cell office:value-type="float" office:value="0.463869">
            <text:p>0.463869</text:p>
          </table:table-cell>
          <table:table-cell office:value-type="float" office:value="-0.950364">
            <text:p>-0.95036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58]-[.$B$2]" office:value-type="float" office:value="1.59000000000015">
            <text:p>1.59</text:p>
          </table:table-cell>
          <table:table-cell office:value-type="float" office:value="10556.663">
            <text:p>10556.663</text:p>
          </table:table-cell>
          <table:table-cell office:value-type="float" office:value="-0.02292">
            <text:p>-0.02292</text:p>
          </table:table-cell>
          <table:table-cell office:value-type="float" office:value="-1.48854">
            <text:p>-1.48854</text:p>
          </table:table-cell>
          <table:table-cell office:value-type="float" office:value="-0.991781">
            <text:p>-0.991781</text:p>
          </table:table-cell>
          <table:table-cell office:value-type="float" office:value="4.495891">
            <text:p>4.495891</text:p>
          </table:table-cell>
          <table:table-cell office:value-type="float" office:value="-0.957316">
            <text:p>-0.957316</text:p>
          </table:table-cell>
          <table:table-cell office:value-type="float" office:value="0.478658">
            <text:p>0.478658</text:p>
          </table:table-cell>
          <table:table-cell office:value-type="float" office:value="-0.946831">
            <text:p>-0.94683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59]-[.$B$2]" office:value-type="float" office:value="1.60000000000036">
            <text:p>1.60</text:p>
          </table:table-cell>
          <table:table-cell office:value-type="float" office:value="10556.673">
            <text:p>10556.673</text:p>
          </table:table-cell>
          <table:table-cell office:value-type="float" office:value="-0.041929">
            <text:p>-0.041929</text:p>
          </table:table-cell>
          <table:table-cell office:value-type="float" office:value="-1.479035">
            <text:p>-1.479035</text:p>
          </table:table-cell>
          <table:table-cell office:value-type="float" office:value="-0.989156">
            <text:p>-0.989156</text:p>
          </table:table-cell>
          <table:table-cell office:value-type="float" office:value="4.494578">
            <text:p>4.494578</text:p>
          </table:table-cell>
          <table:table-cell office:value-type="float" office:value="-0.94549">
            <text:p>-0.94549</text:p>
          </table:table-cell>
          <table:table-cell office:value-type="float" office:value="0.472745">
            <text:p>0.472745</text:p>
          </table:table-cell>
          <table:table-cell office:value-type="float" office:value="-0.943551">
            <text:p>-0.94355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60]-[.$B$2]" office:value-type="float" office:value="1.60000000000036">
            <text:p>1.60</text:p>
          </table:table-cell>
          <table:table-cell office:value-type="float" office:value="10556.673">
            <text:p>10556.673</text:p>
          </table:table-cell>
          <table:table-cell office:value-type="float" office:value="-0.041929">
            <text:p>-0.041929</text:p>
          </table:table-cell>
          <table:table-cell office:value-type="float" office:value="-1.479035">
            <text:p>-1.479035</text:p>
          </table:table-cell>
          <table:table-cell office:value-type="float" office:value="-0.989156">
            <text:p>-0.989156</text:p>
          </table:table-cell>
          <table:table-cell office:value-type="float" office:value="4.494578">
            <text:p>4.494578</text:p>
          </table:table-cell>
          <table:table-cell office:value-type="float" office:value="-0.94549">
            <text:p>-0.94549</text:p>
          </table:table-cell>
          <table:table-cell office:value-type="float" office:value="0.472745">
            <text:p>0.472745</text:p>
          </table:table-cell>
          <table:table-cell office:value-type="float" office:value="-0.943551">
            <text:p>-0.94355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61]-[.$B$2]" office:value-type="float" office:value="1.60000000000036">
            <text:p>1.60</text:p>
          </table:table-cell>
          <table:table-cell office:value-type="float" office:value="10556.673">
            <text:p>10556.673</text:p>
          </table:table-cell>
          <table:table-cell office:value-type="float" office:value="-0.041929">
            <text:p>-0.041929</text:p>
          </table:table-cell>
          <table:table-cell office:value-type="float" office:value="-1.479035">
            <text:p>-1.479035</text:p>
          </table:table-cell>
          <table:table-cell office:value-type="float" office:value="-0.989156">
            <text:p>-0.989156</text:p>
          </table:table-cell>
          <table:table-cell office:value-type="float" office:value="4.494578">
            <text:p>4.494578</text:p>
          </table:table-cell>
          <table:table-cell office:value-type="float" office:value="-0.94549">
            <text:p>-0.94549</text:p>
          </table:table-cell>
          <table:table-cell office:value-type="float" office:value="0.472745">
            <text:p>0.472745</text:p>
          </table:table-cell>
          <table:table-cell office:value-type="float" office:value="-0.943551">
            <text:p>-0.94355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62]-[.$B$2]" office:value-type="float" office:value="1.6299999999992">
            <text:p>1.63</text:p>
          </table:table-cell>
          <table:table-cell office:value-type="float" office:value="10556.703">
            <text:p>10556.703</text:p>
          </table:table-cell>
          <table:table-cell office:value-type="float" office:value="-0.060015">
            <text:p>-0.060015</text:p>
          </table:table-cell>
          <table:table-cell office:value-type="float" office:value="-1.469992">
            <text:p>-1.469992</text:p>
          </table:table-cell>
          <table:table-cell office:value-type="float" office:value="-0.980563">
            <text:p>-0.980563</text:p>
          </table:table-cell>
          <table:table-cell office:value-type="float" office:value="4.490281">
            <text:p>4.490281</text:p>
          </table:table-cell>
          <table:table-cell office:value-type="float" office:value="-0.934475">
            <text:p>-0.934475</text:p>
          </table:table-cell>
          <table:table-cell office:value-type="float" office:value="0.467238">
            <text:p>0.467238</text:p>
          </table:table-cell>
          <table:table-cell office:value-type="float" office:value="-0.921044">
            <text:p>-0.92104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63]-[.$B$2]" office:value-type="float" office:value="1.63999999999942">
            <text:p>1.64</text:p>
          </table:table-cell>
          <table:table-cell office:value-type="float" office:value="10556.713">
            <text:p>10556.713</text:p>
          </table:table-cell>
          <table:table-cell office:value-type="float" office:value="-0.043211">
            <text:p>-0.043211</text:p>
          </table:table-cell>
          <table:table-cell office:value-type="float" office:value="-1.478394">
            <text:p>-1.478394</text:p>
          </table:table-cell>
          <table:table-cell office:value-type="float" office:value="-0.961505">
            <text:p>-0.961505</text:p>
          </table:table-cell>
          <table:table-cell office:value-type="float" office:value="4.480752">
            <text:p>4.480752</text:p>
          </table:table-cell>
          <table:table-cell office:value-type="float" office:value="-0.90613">
            <text:p>-0.90613</text:p>
          </table:table-cell>
          <table:table-cell office:value-type="float" office:value="0.453065">
            <text:p>0.453065</text:p>
          </table:table-cell>
          <table:table-cell office:value-type="float" office:value="-0.912324">
            <text:p>-0.91232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64]-[.$B$2]" office:value-type="float" office:value="1.64999999999964">
            <text:p>1.65</text:p>
          </table:table-cell>
          <table:table-cell office:value-type="float" office:value="10556.723">
            <text:p>10556.723</text:p>
          </table:table-cell>
          <table:table-cell office:value-type="float" office:value="-0.06077">
            <text:p>-0.06077</text:p>
          </table:table-cell>
          <table:table-cell office:value-type="float" office:value="-1.469615">
            <text:p>-1.469615</text:p>
          </table:table-cell>
          <table:table-cell office:value-type="float" office:value="-0.948968">
            <text:p>-0.948968</text:p>
          </table:table-cell>
          <table:table-cell office:value-type="float" office:value="4.474484">
            <text:p>4.474484</text:p>
          </table:table-cell>
          <table:table-cell office:value-type="float" office:value="-0.904433">
            <text:p>-0.904433</text:p>
          </table:table-cell>
          <table:table-cell office:value-type="float" office:value="0.452217">
            <text:p>0.452217</text:p>
          </table:table-cell>
          <table:table-cell office:value-type="float" office:value="-0.904214">
            <text:p>-0.90421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65]-[.$B$2]" office:value-type="float" office:value="1.65999999999985">
            <text:p>1.66</text:p>
          </table:table-cell>
          <table:table-cell office:value-type="float" office:value="10556.733">
            <text:p>10556.733</text:p>
          </table:table-cell>
          <table:table-cell office:value-type="float" office:value="-0.080437">
            <text:p>-0.080437</text:p>
          </table:table-cell>
          <table:table-cell office:value-type="float" office:value="-1.459781">
            <text:p>-1.459781</text:p>
          </table:table-cell>
          <table:table-cell office:value-type="float" office:value="-0.9492">
            <text:p>-0.9492</text:p>
          </table:table-cell>
          <table:table-cell office:value-type="float" office:value="4.4746">
            <text:p>4.4746</text:p>
          </table:table-cell>
          <table:table-cell office:value-type="float" office:value="-0.902123">
            <text:p>-0.902123</text:p>
          </table:table-cell>
          <table:table-cell office:value-type="float" office:value="0.451061">
            <text:p>0.451061</text:p>
          </table:table-cell>
          <table:table-cell office:value-type="float" office:value="-0.942902">
            <text:p>-0.94290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66]-[.$B$2]" office:value-type="float" office:value="1.67000000000007">
            <text:p>1.67</text:p>
          </table:table-cell>
          <table:table-cell office:value-type="float" office:value="10556.743">
            <text:p>10556.743</text:p>
          </table:table-cell>
          <table:table-cell office:value-type="float" office:value="-0.077737">
            <text:p>-0.077737</text:p>
          </table:table-cell>
          <table:table-cell office:value-type="float" office:value="-1.461132">
            <text:p>-1.461132</text:p>
          </table:table-cell>
          <table:table-cell office:value-type="float" office:value="-0.936589">
            <text:p>-0.936589</text:p>
          </table:table-cell>
          <table:table-cell office:value-type="float" office:value="4.468295">
            <text:p>4.468295</text:p>
          </table:table-cell>
          <table:table-cell office:value-type="float" office:value="-0.904187">
            <text:p>-0.904187</text:p>
          </table:table-cell>
          <table:table-cell office:value-type="float" office:value="0.452093">
            <text:p>0.452093</text:p>
          </table:table-cell>
          <table:table-cell office:value-type="float" office:value="-0.978883">
            <text:p>-0.97888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67]-[.$B$2]" office:value-type="float" office:value="1.68000000000029">
            <text:p>1.68</text:p>
          </table:table-cell>
          <table:table-cell office:value-type="float" office:value="10556.753">
            <text:p>10556.753</text:p>
          </table:table-cell>
          <table:table-cell office:value-type="float" office:value="-0.105681">
            <text:p>-0.105681</text:p>
          </table:table-cell>
          <table:table-cell office:value-type="float" office:value="-1.44716">
            <text:p>-1.44716</text:p>
          </table:table-cell>
          <table:table-cell office:value-type="float" office:value="-0.938679">
            <text:p>-0.938679</text:p>
          </table:table-cell>
          <table:table-cell office:value-type="float" office:value="4.469339">
            <text:p>4.469339</text:p>
          </table:table-cell>
          <table:table-cell office:value-type="float" office:value="-0.936844">
            <text:p>-0.936844</text:p>
          </table:table-cell>
          <table:table-cell office:value-type="float" office:value="0.468422">
            <text:p>0.468422</text:p>
          </table:table-cell>
          <table:table-cell office:value-type="float" office:value="-1.012345">
            <text:p>-1.01234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68]-[.$B$2]" office:value-type="float" office:value="1.69000000000051">
            <text:p>1.69</text:p>
          </table:table-cell>
          <table:table-cell office:value-type="float" office:value="10556.763">
            <text:p>10556.763</text:p>
          </table:table-cell>
          <table:table-cell office:value-type="float" office:value="-0.114903">
            <text:p>-0.114903</text:p>
          </table:table-cell>
          <table:table-cell office:value-type="float" office:value="-1.442549">
            <text:p>-1.442549</text:p>
          </table:table-cell>
          <table:table-cell office:value-type="float" office:value="-0.945031">
            <text:p>-0.945031</text:p>
          </table:table-cell>
          <table:table-cell office:value-type="float" office:value="4.472515">
            <text:p>4.472515</text:p>
          </table:table-cell>
          <table:table-cell office:value-type="float" office:value="-0.953572">
            <text:p>-0.953572</text:p>
          </table:table-cell>
          <table:table-cell office:value-type="float" office:value="0.476786">
            <text:p>0.476786</text:p>
          </table:table-cell>
          <table:table-cell office:value-type="float" office:value="-1.043465">
            <text:p>-1.04346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69]-[.$B$2]" office:value-type="float" office:value="1.69999999999891">
            <text:p>1.70</text:p>
          </table:table-cell>
          <table:table-cell office:value-type="float" office:value="10556.773">
            <text:p>10556.773</text:p>
          </table:table-cell>
          <table:table-cell office:value-type="float" office:value="-0.102877">
            <text:p>-0.102877</text:p>
          </table:table-cell>
          <table:table-cell office:value-type="float" office:value="-1.448562">
            <text:p>-1.448562</text:p>
          </table:table-cell>
          <table:table-cell office:value-type="float" office:value="-0.926604">
            <text:p>-0.926604</text:p>
          </table:table-cell>
          <table:table-cell office:value-type="float" office:value="4.463302">
            <text:p>4.463302</text:p>
          </table:table-cell>
          <table:table-cell office:value-type="float" office:value="-0.941966">
            <text:p>-0.941966</text:p>
          </table:table-cell>
          <table:table-cell office:value-type="float" office:value="0.470983">
            <text:p>0.470983</text:p>
          </table:table-cell>
          <table:table-cell office:value-type="float" office:value="-1.072404">
            <text:p>-1.07240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70]-[.$B$2]" office:value-type="float" office:value="1.70999999999913">
            <text:p>1.71</text:p>
          </table:table-cell>
          <table:table-cell office:value-type="float" office:value="10556.783">
            <text:p>10556.783</text:p>
          </table:table-cell>
          <table:table-cell office:value-type="float" office:value="-0.105438">
            <text:p>-0.105438</text:p>
          </table:table-cell>
          <table:table-cell office:value-type="float" office:value="-1.447281">
            <text:p>-1.447281</text:p>
          </table:table-cell>
          <table:table-cell office:value-type="float" office:value="-0.945057">
            <text:p>-0.945057</text:p>
          </table:table-cell>
          <table:table-cell office:value-type="float" office:value="4.472528">
            <text:p>4.472528</text:p>
          </table:table-cell>
          <table:table-cell office:value-type="float" office:value="-0.933783">
            <text:p>-0.933783</text:p>
          </table:table-cell>
          <table:table-cell office:value-type="float" office:value="0.466892">
            <text:p>0.466892</text:p>
          </table:table-cell>
          <table:table-cell office:value-type="float" office:value="-1.087723">
            <text:p>-1.08772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71]-[.$B$2]" office:value-type="float" office:value="1.71999999999935">
            <text:p>1.72</text:p>
          </table:table-cell>
          <table:table-cell office:value-type="float" office:value="10556.793">
            <text:p>10556.793</text:p>
          </table:table-cell>
          <table:table-cell office:value-type="float" office:value="-0.101794">
            <text:p>-0.101794</text:p>
          </table:table-cell>
          <table:table-cell office:value-type="float" office:value="-1.449103">
            <text:p>-1.449103</text:p>
          </table:table-cell>
          <table:table-cell office:value-type="float" office:value="-0.957644">
            <text:p>-0.957644</text:p>
          </table:table-cell>
          <table:table-cell office:value-type="float" office:value="4.478822">
            <text:p>4.478822</text:p>
          </table:table-cell>
          <table:table-cell office:value-type="float" office:value="-0.916785">
            <text:p>-0.916785</text:p>
          </table:table-cell>
          <table:table-cell office:value-type="float" office:value="0.458393">
            <text:p>0.458393</text:p>
          </table:table-cell>
          <table:table-cell office:value-type="float" office:value="-1.101968">
            <text:p>-1.10196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72]-[.$B$2]" office:value-type="float" office:value="1.72999999999956">
            <text:p>1.73</text:p>
          </table:table-cell>
          <table:table-cell office:value-type="float" office:value="10556.803">
            <text:p>10556.803</text:p>
          </table:table-cell>
          <table:table-cell office:value-type="float" office:value="-0.091436">
            <text:p>-0.091436</text:p>
          </table:table-cell>
          <table:table-cell office:value-type="float" office:value="-1.454282">
            <text:p>-1.454282</text:p>
          </table:table-cell>
          <table:table-cell office:value-type="float" office:value="-0.937503">
            <text:p>-0.937503</text:p>
          </table:table-cell>
          <table:table-cell office:value-type="float" office:value="4.468752">
            <text:p>4.468752</text:p>
          </table:table-cell>
          <table:table-cell office:value-type="float" office:value="-0.889077">
            <text:p>-0.889077</text:p>
          </table:table-cell>
          <table:table-cell office:value-type="float" office:value="0.444539">
            <text:p>0.444539</text:p>
          </table:table-cell>
          <table:table-cell office:value-type="float" office:value="-1.115212">
            <text:p>-1.11521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73]-[.$B$2]" office:value-type="float" office:value="1.72999999999956">
            <text:p>1.73</text:p>
          </table:table-cell>
          <table:table-cell office:value-type="float" office:value="10556.803">
            <text:p>10556.803</text:p>
          </table:table-cell>
          <table:table-cell office:value-type="float" office:value="-0.091436">
            <text:p>-0.091436</text:p>
          </table:table-cell>
          <table:table-cell office:value-type="float" office:value="-1.454282">
            <text:p>-1.454282</text:p>
          </table:table-cell>
          <table:table-cell office:value-type="float" office:value="-0.937503">
            <text:p>-0.937503</text:p>
          </table:table-cell>
          <table:table-cell office:value-type="float" office:value="4.468752">
            <text:p>4.468752</text:p>
          </table:table-cell>
          <table:table-cell office:value-type="float" office:value="-0.889077">
            <text:p>-0.889077</text:p>
          </table:table-cell>
          <table:table-cell office:value-type="float" office:value="0.444539">
            <text:p>0.444539</text:p>
          </table:table-cell>
          <table:table-cell office:value-type="float" office:value="-1.115212">
            <text:p>-1.11521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74]-[.$B$2]" office:value-type="float" office:value="1.72999999999956">
            <text:p>1.73</text:p>
          </table:table-cell>
          <table:table-cell office:value-type="float" office:value="10556.803">
            <text:p>10556.803</text:p>
          </table:table-cell>
          <table:table-cell office:value-type="float" office:value="-0.091436">
            <text:p>-0.091436</text:p>
          </table:table-cell>
          <table:table-cell office:value-type="float" office:value="-1.454282">
            <text:p>-1.454282</text:p>
          </table:table-cell>
          <table:table-cell office:value-type="float" office:value="-0.937503">
            <text:p>-0.937503</text:p>
          </table:table-cell>
          <table:table-cell office:value-type="float" office:value="4.468752">
            <text:p>4.468752</text:p>
          </table:table-cell>
          <table:table-cell office:value-type="float" office:value="-0.889077">
            <text:p>-0.889077</text:p>
          </table:table-cell>
          <table:table-cell office:value-type="float" office:value="0.444539">
            <text:p>0.444539</text:p>
          </table:table-cell>
          <table:table-cell office:value-type="float" office:value="-1.115212">
            <text:p>-1.11521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75]-[.$B$2]" office:value-type="float" office:value="1.77000000000044">
            <text:p>1.77</text:p>
          </table:table-cell>
          <table:table-cell office:value-type="float" office:value="10556.843">
            <text:p>10556.843</text:p>
          </table:table-cell>
          <table:table-cell office:value-type="float" office:value="-0.143719">
            <text:p>-0.143719</text:p>
          </table:table-cell>
          <table:table-cell office:value-type="float" office:value="-1.42814">
            <text:p>-1.42814</text:p>
          </table:table-cell>
          <table:table-cell office:value-type="float" office:value="-0.910251">
            <text:p>-0.910251</text:p>
          </table:table-cell>
          <table:table-cell office:value-type="float" office:value="4.455125">
            <text:p>4.455125</text:p>
          </table:table-cell>
          <table:table-cell office:value-type="float" office:value="-0.863509">
            <text:p>-0.863509</text:p>
          </table:table-cell>
          <table:table-cell office:value-type="float" office:value="0.431754">
            <text:p>0.431754</text:p>
          </table:table-cell>
          <table:table-cell office:value-type="float" office:value="-1.209367">
            <text:p>-1.20936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76]-[.$B$2]" office:value-type="float" office:value="1.77000000000044">
            <text:p>1.77</text:p>
          </table:table-cell>
          <table:table-cell office:value-type="float" office:value="10556.843">
            <text:p>10556.843</text:p>
          </table:table-cell>
          <table:table-cell office:value-type="float" office:value="-0.143719">
            <text:p>-0.143719</text:p>
          </table:table-cell>
          <table:table-cell office:value-type="float" office:value="-1.42814">
            <text:p>-1.42814</text:p>
          </table:table-cell>
          <table:table-cell office:value-type="float" office:value="-0.910251">
            <text:p>-0.910251</text:p>
          </table:table-cell>
          <table:table-cell office:value-type="float" office:value="4.455125">
            <text:p>4.455125</text:p>
          </table:table-cell>
          <table:table-cell office:value-type="float" office:value="-0.863509">
            <text:p>-0.863509</text:p>
          </table:table-cell>
          <table:table-cell office:value-type="float" office:value="0.431754">
            <text:p>0.431754</text:p>
          </table:table-cell>
          <table:table-cell office:value-type="float" office:value="-1.209367">
            <text:p>-1.20936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77]-[.$B$2]" office:value-type="float" office:value="1.77999999999884">
            <text:p>1.78</text:p>
          </table:table-cell>
          <table:table-cell office:value-type="float" office:value="10556.853">
            <text:p>10556.853</text:p>
          </table:table-cell>
          <table:table-cell office:value-type="float" office:value="-0.178602">
            <text:p>-0.178602</text:p>
          </table:table-cell>
          <table:table-cell office:value-type="float" office:value="-1.410699">
            <text:p>-1.410699</text:p>
          </table:table-cell>
          <table:table-cell office:value-type="float" office:value="-0.932471">
            <text:p>-0.932471</text:p>
          </table:table-cell>
          <table:table-cell office:value-type="float" office:value="4.466236">
            <text:p>4.466236</text:p>
          </table:table-cell>
          <table:table-cell office:value-type="float" office:value="-0.852374">
            <text:p>-0.852374</text:p>
          </table:table-cell>
          <table:table-cell office:value-type="float" office:value="0.426187">
            <text:p>0.426187</text:p>
          </table:table-cell>
          <table:table-cell office:value-type="float" office:value="-1.232918">
            <text:p>-1.23291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78]-[.$B$2]" office:value-type="float" office:value="1.79999999999927">
            <text:p>1.80</text:p>
          </table:table-cell>
          <table:table-cell office:value-type="float" office:value="10556.873">
            <text:p>10556.873</text:p>
          </table:table-cell>
          <table:table-cell office:value-type="float" office:value="-0.198816">
            <text:p>-0.198816</text:p>
          </table:table-cell>
          <table:table-cell office:value-type="float" office:value="-1.400592">
            <text:p>-1.400592</text:p>
          </table:table-cell>
          <table:table-cell office:value-type="float" office:value="-0.950551">
            <text:p>-0.950551</text:p>
          </table:table-cell>
          <table:table-cell office:value-type="float" office:value="4.475275">
            <text:p>4.475275</text:p>
          </table:table-cell>
          <table:table-cell office:value-type="float" office:value="-0.8654">
            <text:p>-0.8654</text:p>
          </table:table-cell>
          <table:table-cell office:value-type="float" office:value="0.4327">
            <text:p>0.4327</text:p>
          </table:table-cell>
          <table:table-cell office:value-type="float" office:value="-1.264016">
            <text:p>-1.26401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79]-[.$B$2]" office:value-type="float" office:value="1.79999999999927">
            <text:p>1.80</text:p>
          </table:table-cell>
          <table:table-cell office:value-type="float" office:value="10556.873">
            <text:p>10556.873</text:p>
          </table:table-cell>
          <table:table-cell office:value-type="float" office:value="-0.198816">
            <text:p>-0.198816</text:p>
          </table:table-cell>
          <table:table-cell office:value-type="float" office:value="-1.400592">
            <text:p>-1.400592</text:p>
          </table:table-cell>
          <table:table-cell office:value-type="float" office:value="-0.950551">
            <text:p>-0.950551</text:p>
          </table:table-cell>
          <table:table-cell office:value-type="float" office:value="4.475275">
            <text:p>4.475275</text:p>
          </table:table-cell>
          <table:table-cell office:value-type="float" office:value="-0.8654">
            <text:p>-0.8654</text:p>
          </table:table-cell>
          <table:table-cell office:value-type="float" office:value="0.4327">
            <text:p>0.4327</text:p>
          </table:table-cell>
          <table:table-cell office:value-type="float" office:value="-1.264016">
            <text:p>-1.26401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80]-[.$B$2]" office:value-type="float" office:value="1.80999999999949">
            <text:p>1.81</text:p>
          </table:table-cell>
          <table:table-cell office:value-type="float" office:value="10556.883">
            <text:p>10556.883</text:p>
          </table:table-cell>
          <table:table-cell office:value-type="float" office:value="-0.19641">
            <text:p>-0.19641</text:p>
          </table:table-cell>
          <table:table-cell office:value-type="float" office:value="-1.401795">
            <text:p>-1.401795</text:p>
          </table:table-cell>
          <table:table-cell office:value-type="float" office:value="-0.969061">
            <text:p>-0.969061</text:p>
          </table:table-cell>
          <table:table-cell office:value-type="float" office:value="4.484531">
            <text:p>4.484531</text:p>
          </table:table-cell>
          <table:table-cell office:value-type="float" office:value="-0.854988">
            <text:p>-0.854988</text:p>
          </table:table-cell>
          <table:table-cell office:value-type="float" office:value="0.427494">
            <text:p>0.427494</text:p>
          </table:table-cell>
          <table:table-cell office:value-type="float" office:value="-1.277955">
            <text:p>-1.27795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81]-[.$B$2]" office:value-type="float" office:value="1.82999999999993">
            <text:p>1.83</text:p>
          </table:table-cell>
          <table:table-cell office:value-type="float" office:value="10556.903">
            <text:p>10556.903</text:p>
          </table:table-cell>
          <table:table-cell office:value-type="float" office:value="-0.154943">
            <text:p>-0.154943</text:p>
          </table:table-cell>
          <table:table-cell office:value-type="float" office:value="-1.422528">
            <text:p>-1.422528</text:p>
          </table:table-cell>
          <table:table-cell office:value-type="float" office:value="-0.969052">
            <text:p>-0.969052</text:p>
          </table:table-cell>
          <table:table-cell office:value-type="float" office:value="4.484526">
            <text:p>4.484526</text:p>
          </table:table-cell>
          <table:table-cell office:value-type="float" office:value="-0.826891">
            <text:p>-0.826891</text:p>
          </table:table-cell>
          <table:table-cell office:value-type="float" office:value="0.413446">
            <text:p>0.413446</text:p>
          </table:table-cell>
          <table:table-cell office:value-type="float" office:value="-1.28167">
            <text:p>-1.2816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82]-[.$B$2]" office:value-type="float" office:value="1.82999999999993">
            <text:p>1.83</text:p>
          </table:table-cell>
          <table:table-cell office:value-type="float" office:value="10556.903">
            <text:p>10556.903</text:p>
          </table:table-cell>
          <table:table-cell office:value-type="float" office:value="-0.154943">
            <text:p>-0.154943</text:p>
          </table:table-cell>
          <table:table-cell office:value-type="float" office:value="-1.422528">
            <text:p>-1.422528</text:p>
          </table:table-cell>
          <table:table-cell office:value-type="float" office:value="-0.969052">
            <text:p>-0.969052</text:p>
          </table:table-cell>
          <table:table-cell office:value-type="float" office:value="4.484526">
            <text:p>4.484526</text:p>
          </table:table-cell>
          <table:table-cell office:value-type="float" office:value="-0.826891">
            <text:p>-0.826891</text:p>
          </table:table-cell>
          <table:table-cell office:value-type="float" office:value="0.413446">
            <text:p>0.413446</text:p>
          </table:table-cell>
          <table:table-cell office:value-type="float" office:value="-1.28167">
            <text:p>-1.2816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83]-[.$B$2]" office:value-type="float" office:value="1.84000000000015">
            <text:p>1.84</text:p>
          </table:table-cell>
          <table:table-cell office:value-type="float" office:value="10556.913">
            <text:p>10556.913</text:p>
          </table:table-cell>
          <table:table-cell office:value-type="float" office:value="-0.164846">
            <text:p>-0.164846</text:p>
          </table:table-cell>
          <table:table-cell office:value-type="float" office:value="-1.417577">
            <text:p>-1.417577</text:p>
          </table:table-cell>
          <table:table-cell office:value-type="float" office:value="-0.996464">
            <text:p>-0.996464</text:p>
          </table:table-cell>
          <table:table-cell office:value-type="float" office:value="4.498232">
            <text:p>4.498232</text:p>
          </table:table-cell>
          <table:table-cell office:value-type="float" office:value="-0.821721">
            <text:p>-0.821721</text:p>
          </table:table-cell>
          <table:table-cell office:value-type="float" office:value="0.41086">
            <text:p>0.41086</text:p>
          </table:table-cell>
          <table:table-cell office:value-type="float" office:value="-1.273072">
            <text:p>-1.27307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84]-[.$B$2]" office:value-type="float" office:value="1.86000000000058">
            <text:p>1.86</text:p>
          </table:table-cell>
          <table:table-cell office:value-type="float" office:value="10556.933">
            <text:p>10556.933</text:p>
          </table:table-cell>
          <table:table-cell office:value-type="float" office:value="-0.115354">
            <text:p>-0.115354</text:p>
          </table:table-cell>
          <table:table-cell office:value-type="float" office:value="-1.442323">
            <text:p>-1.442323</text:p>
          </table:table-cell>
          <table:table-cell office:value-type="float" office:value="-0.977519">
            <text:p>-0.977519</text:p>
          </table:table-cell>
          <table:table-cell office:value-type="float" office:value="4.488759">
            <text:p>4.488759</text:p>
          </table:table-cell>
          <table:table-cell office:value-type="float" office:value="-0.780834">
            <text:p>-0.780834</text:p>
          </table:table-cell>
          <table:table-cell office:value-type="float" office:value="0.390417">
            <text:p>0.390417</text:p>
          </table:table-cell>
          <table:table-cell office:value-type="float" office:value="-1.25763">
            <text:p>-1.2576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85]-[.$B$2]" office:value-type="float" office:value="1.86000000000058">
            <text:p>1.86</text:p>
          </table:table-cell>
          <table:table-cell office:value-type="float" office:value="10556.933">
            <text:p>10556.933</text:p>
          </table:table-cell>
          <table:table-cell office:value-type="float" office:value="-0.115354">
            <text:p>-0.115354</text:p>
          </table:table-cell>
          <table:table-cell office:value-type="float" office:value="-1.442323">
            <text:p>-1.442323</text:p>
          </table:table-cell>
          <table:table-cell office:value-type="float" office:value="-0.977519">
            <text:p>-0.977519</text:p>
          </table:table-cell>
          <table:table-cell office:value-type="float" office:value="4.488759">
            <text:p>4.488759</text:p>
          </table:table-cell>
          <table:table-cell office:value-type="float" office:value="-0.780834">
            <text:p>-0.780834</text:p>
          </table:table-cell>
          <table:table-cell office:value-type="float" office:value="0.390417">
            <text:p>0.390417</text:p>
          </table:table-cell>
          <table:table-cell office:value-type="float" office:value="-1.25763">
            <text:p>-1.2576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86]-[.$B$2]" office:value-type="float" office:value="1.86000000000058">
            <text:p>1.86</text:p>
          </table:table-cell>
          <table:table-cell office:value-type="float" office:value="10556.933">
            <text:p>10556.933</text:p>
          </table:table-cell>
          <table:table-cell office:value-type="float" office:value="-0.115354">
            <text:p>-0.115354</text:p>
          </table:table-cell>
          <table:table-cell office:value-type="float" office:value="-1.442323">
            <text:p>-1.442323</text:p>
          </table:table-cell>
          <table:table-cell office:value-type="float" office:value="-0.977519">
            <text:p>-0.977519</text:p>
          </table:table-cell>
          <table:table-cell office:value-type="float" office:value="4.488759">
            <text:p>4.488759</text:p>
          </table:table-cell>
          <table:table-cell office:value-type="float" office:value="-0.780834">
            <text:p>-0.780834</text:p>
          </table:table-cell>
          <table:table-cell office:value-type="float" office:value="0.390417">
            <text:p>0.390417</text:p>
          </table:table-cell>
          <table:table-cell office:value-type="float" office:value="-1.25763">
            <text:p>-1.2576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87]-[.$B$2]" office:value-type="float" office:value="1.88999999999942">
            <text:p>1.89</text:p>
          </table:table-cell>
          <table:table-cell office:value-type="float" office:value="10556.963">
            <text:p>10556.963</text:p>
          </table:table-cell>
          <table:table-cell office:value-type="float" office:value="-0.119338">
            <text:p>-0.119338</text:p>
          </table:table-cell>
          <table:table-cell office:value-type="float" office:value="-1.440331">
            <text:p>-1.440331</text:p>
          </table:table-cell>
          <table:table-cell office:value-type="float" office:value="-0.927901">
            <text:p>-0.927901</text:p>
          </table:table-cell>
          <table:table-cell office:value-type="float" office:value="4.46395">
            <text:p>4.46395</text:p>
          </table:table-cell>
          <table:table-cell office:value-type="float" office:value="-0.807255">
            <text:p>-0.807255</text:p>
          </table:table-cell>
          <table:table-cell office:value-type="float" office:value="0.403628">
            <text:p>0.403628</text:p>
          </table:table-cell>
          <table:table-cell office:value-type="float" office:value="-1.145531">
            <text:p>-1.14553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88]-[.$B$2]" office:value-type="float" office:value="1.89999999999964">
            <text:p>1.90</text:p>
          </table:table-cell>
          <table:table-cell office:value-type="float" office:value="10556.973">
            <text:p>10556.973</text:p>
          </table:table-cell>
          <table:table-cell office:value-type="float" office:value="-0.141818">
            <text:p>-0.141818</text:p>
          </table:table-cell>
          <table:table-cell office:value-type="float" office:value="-1.429091">
            <text:p>-1.429091</text:p>
          </table:table-cell>
          <table:table-cell office:value-type="float" office:value="-0.953957">
            <text:p>-0.953957</text:p>
          </table:table-cell>
          <table:table-cell office:value-type="float" office:value="4.476979">
            <text:p>4.476979</text:p>
          </table:table-cell>
          <table:table-cell office:value-type="float" office:value="-0.816756">
            <text:p>-0.816756</text:p>
          </table:table-cell>
          <table:table-cell office:value-type="float" office:value="0.408378">
            <text:p>0.408378</text:p>
          </table:table-cell>
          <table:table-cell office:value-type="float" office:value="-1.113274">
            <text:p>-1.11327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89]-[.$B$2]" office:value-type="float" office:value="1.89999999999964">
            <text:p>1.90</text:p>
          </table:table-cell>
          <table:table-cell office:value-type="float" office:value="10556.973">
            <text:p>10556.973</text:p>
          </table:table-cell>
          <table:table-cell office:value-type="float" office:value="-0.141818">
            <text:p>-0.141818</text:p>
          </table:table-cell>
          <table:table-cell office:value-type="float" office:value="-1.429091">
            <text:p>-1.429091</text:p>
          </table:table-cell>
          <table:table-cell office:value-type="float" office:value="-0.953957">
            <text:p>-0.953957</text:p>
          </table:table-cell>
          <table:table-cell office:value-type="float" office:value="4.476979">
            <text:p>4.476979</text:p>
          </table:table-cell>
          <table:table-cell office:value-type="float" office:value="-0.816756">
            <text:p>-0.816756</text:p>
          </table:table-cell>
          <table:table-cell office:value-type="float" office:value="0.408378">
            <text:p>0.408378</text:p>
          </table:table-cell>
          <table:table-cell office:value-type="float" office:value="-1.113274">
            <text:p>-1.11327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90]-[.$B$2]" office:value-type="float" office:value="1.92000000000007">
            <text:p>1.92</text:p>
          </table:table-cell>
          <table:table-cell office:value-type="float" office:value="10556.993">
            <text:p>10556.993</text:p>
          </table:table-cell>
          <table:table-cell office:value-type="float" office:value="-0.134016">
            <text:p>-0.134016</text:p>
          </table:table-cell>
          <table:table-cell office:value-type="float" office:value="-1.432992">
            <text:p>-1.432992</text:p>
          </table:table-cell>
          <table:table-cell office:value-type="float" office:value="-0.947105">
            <text:p>-0.947105</text:p>
          </table:table-cell>
          <table:table-cell office:value-type="float" office:value="4.473552">
            <text:p>4.473552</text:p>
          </table:table-cell>
          <table:table-cell office:value-type="float" office:value="-0.827287">
            <text:p>-0.827287</text:p>
          </table:table-cell>
          <table:table-cell office:value-type="float" office:value="0.413644">
            <text:p>0.413644</text:p>
          </table:table-cell>
          <table:table-cell office:value-type="float" office:value="-1.127526">
            <text:p>-1.12752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91]-[.$B$2]" office:value-type="float" office:value="1.92000000000007">
            <text:p>1.92</text:p>
          </table:table-cell>
          <table:table-cell office:value-type="float" office:value="10556.993">
            <text:p>10556.993</text:p>
          </table:table-cell>
          <table:table-cell office:value-type="float" office:value="-0.134016">
            <text:p>-0.134016</text:p>
          </table:table-cell>
          <table:table-cell office:value-type="float" office:value="-1.432992">
            <text:p>-1.432992</text:p>
          </table:table-cell>
          <table:table-cell office:value-type="float" office:value="-0.947105">
            <text:p>-0.947105</text:p>
          </table:table-cell>
          <table:table-cell office:value-type="float" office:value="4.473552">
            <text:p>4.473552</text:p>
          </table:table-cell>
          <table:table-cell office:value-type="float" office:value="-0.827287">
            <text:p>-0.827287</text:p>
          </table:table-cell>
          <table:table-cell office:value-type="float" office:value="0.413644">
            <text:p>0.413644</text:p>
          </table:table-cell>
          <table:table-cell office:value-type="float" office:value="-1.127526">
            <text:p>-1.12752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92]-[.$B$2]" office:value-type="float" office:value="1.94000000000051">
            <text:p>1.94</text:p>
          </table:table-cell>
          <table:table-cell office:value-type="float" office:value="10557.013">
            <text:p>10557.013</text:p>
          </table:table-cell>
          <table:table-cell office:value-type="float" office:value="-0.151921">
            <text:p>-0.151921</text:p>
          </table:table-cell>
          <table:table-cell office:value-type="float" office:value="-1.424039">
            <text:p>-1.424039</text:p>
          </table:table-cell>
          <table:table-cell office:value-type="float" office:value="-0.978802">
            <text:p>-0.978802</text:p>
          </table:table-cell>
          <table:table-cell office:value-type="float" office:value="4.489401">
            <text:p>4.489401</text:p>
          </table:table-cell>
          <table:table-cell office:value-type="float" office:value="-0.827232">
            <text:p>-0.827232</text:p>
          </table:table-cell>
          <table:table-cell office:value-type="float" office:value="0.413616">
            <text:p>0.413616</text:p>
          </table:table-cell>
          <table:table-cell office:value-type="float" office:value="-1.139847">
            <text:p>-1.13984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93]-[.$B$2]" office:value-type="float" office:value="1.94000000000051">
            <text:p>1.94</text:p>
          </table:table-cell>
          <table:table-cell office:value-type="float" office:value="10557.013">
            <text:p>10557.013</text:p>
          </table:table-cell>
          <table:table-cell office:value-type="float" office:value="-0.151921">
            <text:p>-0.151921</text:p>
          </table:table-cell>
          <table:table-cell office:value-type="float" office:value="-1.424039">
            <text:p>-1.424039</text:p>
          </table:table-cell>
          <table:table-cell office:value-type="float" office:value="-0.978802">
            <text:p>-0.978802</text:p>
          </table:table-cell>
          <table:table-cell office:value-type="float" office:value="4.489401">
            <text:p>4.489401</text:p>
          </table:table-cell>
          <table:table-cell office:value-type="float" office:value="-0.827232">
            <text:p>-0.827232</text:p>
          </table:table-cell>
          <table:table-cell office:value-type="float" office:value="0.413616">
            <text:p>0.413616</text:p>
          </table:table-cell>
          <table:table-cell office:value-type="float" office:value="-1.139847">
            <text:p>-1.13984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94]-[.$B$2]" office:value-type="float" office:value="1.95999999999913">
            <text:p>1.96</text:p>
          </table:table-cell>
          <table:table-cell office:value-type="float" office:value="10557.033">
            <text:p>10557.033</text:p>
          </table:table-cell>
          <table:table-cell office:value-type="float" office:value="-0.165079">
            <text:p>-0.165079</text:p>
          </table:table-cell>
          <table:table-cell office:value-type="float" office:value="-1.41746">
            <text:p>-1.41746</text:p>
          </table:table-cell>
          <table:table-cell office:value-type="float" office:value="-1.012335">
            <text:p>-1.012335</text:p>
          </table:table-cell>
          <table:table-cell office:value-type="float" office:value="4.506167">
            <text:p>4.506167</text:p>
          </table:table-cell>
          <table:table-cell office:value-type="float" office:value="-0.806194">
            <text:p>-0.806194</text:p>
          </table:table-cell>
          <table:table-cell office:value-type="float" office:value="0.403097">
            <text:p>0.403097</text:p>
          </table:table-cell>
          <table:table-cell office:value-type="float" office:value="-1.160859">
            <text:p>-1.16085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95]-[.$B$2]" office:value-type="float" office:value="1.95999999999913">
            <text:p>1.96</text:p>
          </table:table-cell>
          <table:table-cell office:value-type="float" office:value="10557.033">
            <text:p>10557.033</text:p>
          </table:table-cell>
          <table:table-cell office:value-type="float" office:value="-0.165079">
            <text:p>-0.165079</text:p>
          </table:table-cell>
          <table:table-cell office:value-type="float" office:value="-1.41746">
            <text:p>-1.41746</text:p>
          </table:table-cell>
          <table:table-cell office:value-type="float" office:value="-1.012335">
            <text:p>-1.012335</text:p>
          </table:table-cell>
          <table:table-cell office:value-type="float" office:value="4.506167">
            <text:p>4.506167</text:p>
          </table:table-cell>
          <table:table-cell office:value-type="float" office:value="-0.806194">
            <text:p>-0.806194</text:p>
          </table:table-cell>
          <table:table-cell office:value-type="float" office:value="0.403097">
            <text:p>0.403097</text:p>
          </table:table-cell>
          <table:table-cell office:value-type="float" office:value="-1.160859">
            <text:p>-1.16085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96]-[.$B$2]" office:value-type="float" office:value="1.97999999999956">
            <text:p>1.98</text:p>
          </table:table-cell>
          <table:table-cell office:value-type="float" office:value="10557.053">
            <text:p>10557.053</text:p>
          </table:table-cell>
          <table:table-cell office:value-type="float" office:value="-0.116924">
            <text:p>-0.116924</text:p>
          </table:table-cell>
          <table:table-cell office:value-type="float" office:value="-1.441538">
            <text:p>-1.441538</text:p>
          </table:table-cell>
          <table:table-cell office:value-type="float" office:value="-1.009187">
            <text:p>-1.009187</text:p>
          </table:table-cell>
          <table:table-cell office:value-type="float" office:value="4.504593">
            <text:p>4.504593</text:p>
          </table:table-cell>
          <table:table-cell office:value-type="float" office:value="-0.733725">
            <text:p>-0.733725</text:p>
          </table:table-cell>
          <table:table-cell office:value-type="float" office:value="0.366862">
            <text:p>0.366862</text:p>
          </table:table-cell>
          <table:table-cell office:value-type="float" office:value="-1.179032">
            <text:p>-1.17903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97]-[.$B$2]" office:value-type="float" office:value="1.98999999999978">
            <text:p>1.99</text:p>
          </table:table-cell>
          <table:table-cell office:value-type="float" office:value="10557.063">
            <text:p>10557.063</text:p>
          </table:table-cell>
          <table:table-cell office:value-type="float" office:value="-0.10495">
            <text:p>-0.10495</text:p>
          </table:table-cell>
          <table:table-cell office:value-type="float" office:value="-1.447525">
            <text:p>-1.447525</text:p>
          </table:table-cell>
          <table:table-cell office:value-type="float" office:value="-0.994896">
            <text:p>-0.994896</text:p>
          </table:table-cell>
          <table:table-cell office:value-type="float" office:value="4.497448">
            <text:p>4.497448</text:p>
          </table:table-cell>
          <table:table-cell office:value-type="float" office:value="-0.751142">
            <text:p>-0.751142</text:p>
          </table:table-cell>
          <table:table-cell office:value-type="float" office:value="0.375571">
            <text:p>0.375571</text:p>
          </table:table-cell>
          <table:table-cell office:value-type="float" office:value="-1.176163">
            <text:p>-1.17616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98]-[.$B$2]" office:value-type="float" office:value="1.98999999999978">
            <text:p>1.99</text:p>
          </table:table-cell>
          <table:table-cell office:value-type="float" office:value="10557.063">
            <text:p>10557.063</text:p>
          </table:table-cell>
          <table:table-cell office:value-type="float" office:value="-0.10495">
            <text:p>-0.10495</text:p>
          </table:table-cell>
          <table:table-cell office:value-type="float" office:value="-1.447525">
            <text:p>-1.447525</text:p>
          </table:table-cell>
          <table:table-cell office:value-type="float" office:value="-0.994896">
            <text:p>-0.994896</text:p>
          </table:table-cell>
          <table:table-cell office:value-type="float" office:value="4.497448">
            <text:p>4.497448</text:p>
          </table:table-cell>
          <table:table-cell office:value-type="float" office:value="-0.751142">
            <text:p>-0.751142</text:p>
          </table:table-cell>
          <table:table-cell office:value-type="float" office:value="0.375571">
            <text:p>0.375571</text:p>
          </table:table-cell>
          <table:table-cell office:value-type="float" office:value="-1.176163">
            <text:p>-1.17616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199]-[.$B$2]" office:value-type="float" office:value="1.98999999999978">
            <text:p>1.99</text:p>
          </table:table-cell>
          <table:table-cell office:value-type="float" office:value="10557.063">
            <text:p>10557.063</text:p>
          </table:table-cell>
          <table:table-cell office:value-type="float" office:value="-0.10495">
            <text:p>-0.10495</text:p>
          </table:table-cell>
          <table:table-cell office:value-type="float" office:value="-1.447525">
            <text:p>-1.447525</text:p>
          </table:table-cell>
          <table:table-cell office:value-type="float" office:value="-0.994896">
            <text:p>-0.994896</text:p>
          </table:table-cell>
          <table:table-cell office:value-type="float" office:value="4.497448">
            <text:p>4.497448</text:p>
          </table:table-cell>
          <table:table-cell office:value-type="float" office:value="-0.751142">
            <text:p>-0.751142</text:p>
          </table:table-cell>
          <table:table-cell office:value-type="float" office:value="0.375571">
            <text:p>0.375571</text:p>
          </table:table-cell>
          <table:table-cell office:value-type="float" office:value="-1.176163">
            <text:p>-1.17616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00]-[.$B$2]" office:value-type="float" office:value="2.02000000000044">
            <text:p>2.02</text:p>
          </table:table-cell>
          <table:table-cell office:value-type="float" office:value="10557.093">
            <text:p>10557.093</text:p>
          </table:table-cell>
          <table:table-cell office:value-type="float" office:value="-0.10467">
            <text:p>-0.10467</text:p>
          </table:table-cell>
          <table:table-cell office:value-type="float" office:value="-1.447665">
            <text:p>-1.447665</text:p>
          </table:table-cell>
          <table:table-cell office:value-type="float" office:value="-1.025259">
            <text:p>-1.025259</text:p>
          </table:table-cell>
          <table:table-cell office:value-type="float" office:value="4.51263">
            <text:p>4.51263</text:p>
          </table:table-cell>
          <table:table-cell office:value-type="float" office:value="-0.787002">
            <text:p>-0.787002</text:p>
          </table:table-cell>
          <table:table-cell office:value-type="float" office:value="0.393501">
            <text:p>0.393501</text:p>
          </table:table-cell>
          <table:table-cell office:value-type="float" office:value="-1.168717">
            <text:p>-1.16871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01]-[.$B$2]" office:value-type="float" office:value="2.02999999999884">
            <text:p>2.03</text:p>
          </table:table-cell>
          <table:table-cell office:value-type="float" office:value="10557.103">
            <text:p>10557.103</text:p>
          </table:table-cell>
          <table:table-cell office:value-type="float" office:value="-0.121326">
            <text:p>-0.121326</text:p>
          </table:table-cell>
          <table:table-cell office:value-type="float" office:value="-1.439337">
            <text:p>-1.439337</text:p>
          </table:table-cell>
          <table:table-cell office:value-type="float" office:value="-1.046326">
            <text:p>-1.046326</text:p>
          </table:table-cell>
          <table:table-cell office:value-type="float" office:value="4.523163">
            <text:p>4.523163</text:p>
          </table:table-cell>
          <table:table-cell office:value-type="float" office:value="-0.798898">
            <text:p>-0.798898</text:p>
          </table:table-cell>
          <table:table-cell office:value-type="float" office:value="0.399449">
            <text:p>0.399449</text:p>
          </table:table-cell>
          <table:table-cell office:value-type="float" office:value="-1.198304">
            <text:p>-1.19830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02]-[.$B$2]" office:value-type="float" office:value="2.03999999999905">
            <text:p>2.04</text:p>
          </table:table-cell>
          <table:table-cell office:value-type="float" office:value="10557.113">
            <text:p>10557.113</text:p>
          </table:table-cell>
          <table:table-cell office:value-type="float" office:value="-0.16955">
            <text:p>-0.16955</text:p>
          </table:table-cell>
          <table:table-cell office:value-type="float" office:value="-1.415225">
            <text:p>-1.415225</text:p>
          </table:table-cell>
          <table:table-cell office:value-type="float" office:value="-1.034875">
            <text:p>-1.034875</text:p>
          </table:table-cell>
          <table:table-cell office:value-type="float" office:value="4.517438">
            <text:p>4.517438</text:p>
          </table:table-cell>
          <table:table-cell office:value-type="float" office:value="-0.808977">
            <text:p>-0.808977</text:p>
          </table:table-cell>
          <table:table-cell office:value-type="float" office:value="0.404489">
            <text:p>0.404489</text:p>
          </table:table-cell>
          <table:table-cell office:value-type="float" office:value="-1.225816">
            <text:p>-1.22581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03]-[.$B$2]" office:value-type="float" office:value="2.04999999999927">
            <text:p>2.05</text:p>
          </table:table-cell>
          <table:table-cell office:value-type="float" office:value="10557.123">
            <text:p>10557.123</text:p>
          </table:table-cell>
          <table:table-cell office:value-type="float" office:value="-0.173044">
            <text:p>-0.173044</text:p>
          </table:table-cell>
          <table:table-cell office:value-type="float" office:value="-1.413478">
            <text:p>-1.413478</text:p>
          </table:table-cell>
          <table:table-cell office:value-type="float" office:value="-1.032351">
            <text:p>-1.032351</text:p>
          </table:table-cell>
          <table:table-cell office:value-type="float" office:value="4.516175">
            <text:p>4.516175</text:p>
          </table:table-cell>
          <table:table-cell office:value-type="float" office:value="-0.795085">
            <text:p>-0.795085</text:p>
          </table:table-cell>
          <table:table-cell office:value-type="float" office:value="0.397542">
            <text:p>0.397542</text:p>
          </table:table-cell>
          <table:table-cell office:value-type="float" office:value="-1.251404">
            <text:p>-1.25140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04]-[.$B$2]" office:value-type="float" office:value="2.05999999999949">
            <text:p>2.06</text:p>
          </table:table-cell>
          <table:table-cell office:value-type="float" office:value="10557.133">
            <text:p>10557.133</text:p>
          </table:table-cell>
          <table:table-cell office:value-type="float" office:value="-0.184571">
            <text:p>-0.184571</text:p>
          </table:table-cell>
          <table:table-cell office:value-type="float" office:value="-1.407714">
            <text:p>-1.407714</text:p>
          </table:table-cell>
          <table:table-cell office:value-type="float" office:value="-0.987672">
            <text:p>-0.987672</text:p>
          </table:table-cell>
          <table:table-cell office:value-type="float" office:value="4.493836">
            <text:p>4.493836</text:p>
          </table:table-cell>
          <table:table-cell office:value-type="float" office:value="-0.804493">
            <text:p>-0.804493</text:p>
          </table:table-cell>
          <table:table-cell office:value-type="float" office:value="0.402246">
            <text:p>0.402246</text:p>
          </table:table-cell>
          <table:table-cell office:value-type="float" office:value="-1.275201">
            <text:p>-1.27520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05]-[.$B$2]" office:value-type="float" office:value="2.06999999999971">
            <text:p>2.07</text:p>
          </table:table-cell>
          <table:table-cell office:value-type="float" office:value="10557.143">
            <text:p>10557.143</text:p>
          </table:table-cell>
          <table:table-cell office:value-type="float" office:value="-0.183903">
            <text:p>-0.183903</text:p>
          </table:table-cell>
          <table:table-cell office:value-type="float" office:value="-1.408048">
            <text:p>-1.408048</text:p>
          </table:table-cell>
          <table:table-cell office:value-type="float" office:value="-0.983345">
            <text:p>-0.983345</text:p>
          </table:table-cell>
          <table:table-cell office:value-type="float" office:value="4.491672">
            <text:p>4.491672</text:p>
          </table:table-cell>
          <table:table-cell office:value-type="float" office:value="-0.780804">
            <text:p>-0.780804</text:p>
          </table:table-cell>
          <table:table-cell office:value-type="float" office:value="0.390402">
            <text:p>0.390402</text:p>
          </table:table-cell>
          <table:table-cell office:value-type="float" office:value="-1.297333">
            <text:p>-1.29733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06]-[.$B$2]" office:value-type="float" office:value="2.07999999999993">
            <text:p>2.08</text:p>
          </table:table-cell>
          <table:table-cell office:value-type="float" office:value="10557.153">
            <text:p>10557.153</text:p>
          </table:table-cell>
          <table:table-cell office:value-type="float" office:value="-0.154673">
            <text:p>-0.154673</text:p>
          </table:table-cell>
          <table:table-cell office:value-type="float" office:value="-1.422664">
            <text:p>-1.422664</text:p>
          </table:table-cell>
          <table:table-cell office:value-type="float" office:value="-0.949871">
            <text:p>-0.949871</text:p>
          </table:table-cell>
          <table:table-cell office:value-type="float" office:value="4.474935">
            <text:p>4.474935</text:p>
          </table:table-cell>
          <table:table-cell office:value-type="float" office:value="-0.752132">
            <text:p>-0.752132</text:p>
          </table:table-cell>
          <table:table-cell office:value-type="float" office:value="0.376066">
            <text:p>0.376066</text:p>
          </table:table-cell>
          <table:table-cell office:value-type="float" office:value="-1.302415">
            <text:p>-1.30241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07]-[.$B$2]" office:value-type="float" office:value="2.09000000000015">
            <text:p>2.09</text:p>
          </table:table-cell>
          <table:table-cell office:value-type="float" office:value="10557.163">
            <text:p>10557.163</text:p>
          </table:table-cell>
          <table:table-cell office:value-type="float" office:value="-0.168695">
            <text:p>-0.168695</text:p>
          </table:table-cell>
          <table:table-cell office:value-type="float" office:value="-1.415652">
            <text:p>-1.415652</text:p>
          </table:table-cell>
          <table:table-cell office:value-type="float" office:value="-0.929482">
            <text:p>-0.929482</text:p>
          </table:table-cell>
          <table:table-cell office:value-type="float" office:value="4.464741">
            <text:p>4.464741</text:p>
          </table:table-cell>
          <table:table-cell office:value-type="float" office:value="-0.774814">
            <text:p>-0.774814</text:p>
          </table:table-cell>
          <table:table-cell office:value-type="float" office:value="0.387407">
            <text:p>0.387407</text:p>
          </table:table-cell>
          <table:table-cell office:value-type="float" office:value="-1.307137">
            <text:p>-1.30713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08]-[.$B$2]" office:value-type="float" office:value="2.10000000000036">
            <text:p>2.10</text:p>
          </table:table-cell>
          <table:table-cell office:value-type="float" office:value="10557.173">
            <text:p>10557.173</text:p>
          </table:table-cell>
          <table:table-cell office:value-type="float" office:value="-0.185064">
            <text:p>-0.185064</text:p>
          </table:table-cell>
          <table:table-cell office:value-type="float" office:value="-1.407468">
            <text:p>-1.407468</text:p>
          </table:table-cell>
          <table:table-cell office:value-type="float" office:value="-0.94692">
            <text:p>-0.94692</text:p>
          </table:table-cell>
          <table:table-cell office:value-type="float" office:value="4.47346">
            <text:p>4.47346</text:p>
          </table:table-cell>
          <table:table-cell office:value-type="float" office:value="-0.781976">
            <text:p>-0.781976</text:p>
          </table:table-cell>
          <table:table-cell office:value-type="float" office:value="0.390988">
            <text:p>0.390988</text:p>
          </table:table-cell>
          <table:table-cell office:value-type="float" office:value="-1.311532">
            <text:p>-1.31153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09]-[.$B$2]" office:value-type="float" office:value="2.11000000000058">
            <text:p>2.11</text:p>
          </table:table-cell>
          <table:table-cell office:value-type="float" office:value="10557.183">
            <text:p>10557.183</text:p>
          </table:table-cell>
          <table:table-cell office:value-type="float" office:value="-0.186446">
            <text:p>-0.186446</text:p>
          </table:table-cell>
          <table:table-cell office:value-type="float" office:value="-1.406777">
            <text:p>-1.406777</text:p>
          </table:table-cell>
          <table:table-cell office:value-type="float" office:value="-0.941352">
            <text:p>-0.941352</text:p>
          </table:table-cell>
          <table:table-cell office:value-type="float" office:value="4.470676">
            <text:p>4.470676</text:p>
          </table:table-cell>
          <table:table-cell office:value-type="float" office:value="-0.750619">
            <text:p>-0.750619</text:p>
          </table:table-cell>
          <table:table-cell office:value-type="float" office:value="0.37531">
            <text:p>0.37531</text:p>
          </table:table-cell>
          <table:table-cell office:value-type="float" office:value="-1.315621">
            <text:p>-1.31562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10]-[.$B$2]" office:value-type="float" office:value="2.11999999999898">
            <text:p>2.12</text:p>
          </table:table-cell>
          <table:table-cell office:value-type="float" office:value="10557.193">
            <text:p>10557.193</text:p>
          </table:table-cell>
          <table:table-cell office:value-type="float" office:value="-0.201561">
            <text:p>-0.201561</text:p>
          </table:table-cell>
          <table:table-cell office:value-type="float" office:value="-1.39922">
            <text:p>-1.39922</text:p>
          </table:table-cell>
          <table:table-cell office:value-type="float" office:value="-0.945852">
            <text:p>-0.945852</text:p>
          </table:table-cell>
          <table:table-cell office:value-type="float" office:value="4.472926">
            <text:p>4.472926</text:p>
          </table:table-cell>
          <table:table-cell office:value-type="float" office:value="-0.783342">
            <text:p>-0.783342</text:p>
          </table:table-cell>
          <table:table-cell office:value-type="float" office:value="0.391671">
            <text:p>0.391671</text:p>
          </table:table-cell>
          <table:table-cell office:value-type="float" office:value="-1.334634">
            <text:p>-1.33463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11]-[.$B$2]" office:value-type="float" office:value="2.11999999999898">
            <text:p>2.12</text:p>
          </table:table-cell>
          <table:table-cell office:value-type="float" office:value="10557.193">
            <text:p>10557.193</text:p>
          </table:table-cell>
          <table:table-cell office:value-type="float" office:value="-0.201561">
            <text:p>-0.201561</text:p>
          </table:table-cell>
          <table:table-cell office:value-type="float" office:value="-1.39922">
            <text:p>-1.39922</text:p>
          </table:table-cell>
          <table:table-cell office:value-type="float" office:value="-0.945852">
            <text:p>-0.945852</text:p>
          </table:table-cell>
          <table:table-cell office:value-type="float" office:value="4.472926">
            <text:p>4.472926</text:p>
          </table:table-cell>
          <table:table-cell office:value-type="float" office:value="-0.783342">
            <text:p>-0.783342</text:p>
          </table:table-cell>
          <table:table-cell office:value-type="float" office:value="0.391671">
            <text:p>0.391671</text:p>
          </table:table-cell>
          <table:table-cell office:value-type="float" office:value="-1.334634">
            <text:p>-1.33463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12]-[.$B$2]" office:value-type="float" office:value="2.13999999999942">
            <text:p>2.14</text:p>
          </table:table-cell>
          <table:table-cell office:value-type="float" office:value="10557.213">
            <text:p>10557.213</text:p>
          </table:table-cell>
          <table:table-cell office:value-type="float" office:value="-0.236647">
            <text:p>-0.236647</text:p>
          </table:table-cell>
          <table:table-cell office:value-type="float" office:value="-1.381676">
            <text:p>-1.381676</text:p>
          </table:table-cell>
          <table:table-cell office:value-type="float" office:value="-0.965852">
            <text:p>-0.965852</text:p>
          </table:table-cell>
          <table:table-cell office:value-type="float" office:value="4.482926">
            <text:p>4.482926</text:p>
          </table:table-cell>
          <table:table-cell office:value-type="float" office:value="-0.769572">
            <text:p>-0.769572</text:p>
          </table:table-cell>
          <table:table-cell office:value-type="float" office:value="0.384786">
            <text:p>0.384786</text:p>
          </table:table-cell>
          <table:table-cell office:value-type="float" office:value="-1.36876">
            <text:p>-1.3687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13]-[.$B$2]" office:value-type="float" office:value="2.14999999999964">
            <text:p>2.15</text:p>
          </table:table-cell>
          <table:table-cell office:value-type="float" office:value="10557.223">
            <text:p>10557.223</text:p>
          </table:table-cell>
          <table:table-cell office:value-type="float" office:value="-0.25716">
            <text:p>-0.25716</text:p>
          </table:table-cell>
          <table:table-cell office:value-type="float" office:value="-1.37142">
            <text:p>-1.37142</text:p>
          </table:table-cell>
          <table:table-cell office:value-type="float" office:value="-0.967344">
            <text:p>-0.967344</text:p>
          </table:table-cell>
          <table:table-cell office:value-type="float" office:value="4.483672">
            <text:p>4.483672</text:p>
          </table:table-cell>
          <table:table-cell office:value-type="float" office:value="-0.803596">
            <text:p>-0.803596</text:p>
          </table:table-cell>
          <table:table-cell office:value-type="float" office:value="0.401798">
            <text:p>0.401798</text:p>
          </table:table-cell>
          <table:table-cell office:value-type="float" office:value="-1.384057">
            <text:p>-1.38405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14]-[.$B$2]" office:value-type="float" office:value="2.17000000000007">
            <text:p>2.17</text:p>
          </table:table-cell>
          <table:table-cell office:value-type="float" office:value="10557.243">
            <text:p>10557.243</text:p>
          </table:table-cell>
          <table:table-cell office:value-type="float" office:value="-0.293631">
            <text:p>-0.293631</text:p>
          </table:table-cell>
          <table:table-cell office:value-type="float" office:value="-1.353184">
            <text:p>-1.353184</text:p>
          </table:table-cell>
          <table:table-cell office:value-type="float" office:value="-0.912276">
            <text:p>-0.912276</text:p>
          </table:table-cell>
          <table:table-cell office:value-type="float" office:value="4.456138">
            <text:p>4.456138</text:p>
          </table:table-cell>
          <table:table-cell office:value-type="float" office:value="-0.817672">
            <text:p>-0.817672</text:p>
          </table:table-cell>
          <table:table-cell office:value-type="float" office:value="0.408836">
            <text:p>0.408836</text:p>
          </table:table-cell>
          <table:table-cell office:value-type="float" office:value="-1.407868">
            <text:p>-1.40786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15]-[.$B$2]" office:value-type="float" office:value="2.17000000000007">
            <text:p>2.17</text:p>
          </table:table-cell>
          <table:table-cell office:value-type="float" office:value="10557.243">
            <text:p>10557.243</text:p>
          </table:table-cell>
          <table:table-cell office:value-type="float" office:value="-0.293631">
            <text:p>-0.293631</text:p>
          </table:table-cell>
          <table:table-cell office:value-type="float" office:value="-1.353184">
            <text:p>-1.353184</text:p>
          </table:table-cell>
          <table:table-cell office:value-type="float" office:value="-0.912276">
            <text:p>-0.912276</text:p>
          </table:table-cell>
          <table:table-cell office:value-type="float" office:value="4.456138">
            <text:p>4.456138</text:p>
          </table:table-cell>
          <table:table-cell office:value-type="float" office:value="-0.817672">
            <text:p>-0.817672</text:p>
          </table:table-cell>
          <table:table-cell office:value-type="float" office:value="0.408836">
            <text:p>0.408836</text:p>
          </table:table-cell>
          <table:table-cell office:value-type="float" office:value="-1.407868">
            <text:p>-1.40786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16]-[.$B$2]" office:value-type="float" office:value="2.18000000000029">
            <text:p>2.18</text:p>
          </table:table-cell>
          <table:table-cell office:value-type="float" office:value="10557.253">
            <text:p>10557.253</text:p>
          </table:table-cell>
          <table:table-cell office:value-type="float" office:value="-0.296733">
            <text:p>-0.296733</text:p>
          </table:table-cell>
          <table:table-cell office:value-type="float" office:value="-1.351633">
            <text:p>-1.351633</text:p>
          </table:table-cell>
          <table:table-cell office:value-type="float" office:value="-0.904143">
            <text:p>-0.904143</text:p>
          </table:table-cell>
          <table:table-cell office:value-type="float" office:value="4.452071">
            <text:p>4.452071</text:p>
          </table:table-cell>
          <table:table-cell office:value-type="float" office:value="-0.835285">
            <text:p>-0.835285</text:p>
          </table:table-cell>
          <table:table-cell office:value-type="float" office:value="0.417643">
            <text:p>0.417643</text:p>
          </table:table-cell>
          <table:table-cell office:value-type="float" office:value="-1.418542">
            <text:p>-1.41854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17]-[.$B$2]" office:value-type="float" office:value="2.19000000000051">
            <text:p>2.19</text:p>
          </table:table-cell>
          <table:table-cell office:value-type="float" office:value="10557.263">
            <text:p>10557.263</text:p>
          </table:table-cell>
          <table:table-cell office:value-type="float" office:value="-0.305312">
            <text:p>-0.305312</text:p>
          </table:table-cell>
          <table:table-cell office:value-type="float" office:value="-1.347344">
            <text:p>-1.347344</text:p>
          </table:table-cell>
          <table:table-cell office:value-type="float" office:value="-0.922653">
            <text:p>-0.922653</text:p>
          </table:table-cell>
          <table:table-cell office:value-type="float" office:value="4.461327">
            <text:p>4.461327</text:p>
          </table:table-cell>
          <table:table-cell office:value-type="float" office:value="-0.795931">
            <text:p>-0.795931</text:p>
          </table:table-cell>
          <table:table-cell office:value-type="float" office:value="0.397966">
            <text:p>0.397966</text:p>
          </table:table-cell>
          <table:table-cell office:value-type="float" office:value="-1.428467">
            <text:p>-1.42846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18]-[.$B$2]" office:value-type="float" office:value="2.20999999999913">
            <text:p>2.21</text:p>
          </table:table-cell>
          <table:table-cell office:value-type="float" office:value="10557.283">
            <text:p>10557.283</text:p>
          </table:table-cell>
          <table:table-cell office:value-type="float" office:value="-0.311038">
            <text:p>-0.311038</text:p>
          </table:table-cell>
          <table:table-cell office:value-type="float" office:value="-1.344481">
            <text:p>-1.344481</text:p>
          </table:table-cell>
          <table:table-cell office:value-type="float" office:value="-0.959451">
            <text:p>-0.959451</text:p>
          </table:table-cell>
          <table:table-cell office:value-type="float" office:value="4.479725">
            <text:p>4.479725</text:p>
          </table:table-cell>
          <table:table-cell office:value-type="float" office:value="-0.741354">
            <text:p>-0.741354</text:p>
          </table:table-cell>
          <table:table-cell office:value-type="float" office:value="0.370677">
            <text:p>0.370677</text:p>
          </table:table-cell>
          <table:table-cell office:value-type="float" office:value="-1.490472">
            <text:p>-1.49047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19]-[.$B$2]" office:value-type="float" office:value="2.20999999999913">
            <text:p>2.21</text:p>
          </table:table-cell>
          <table:table-cell office:value-type="float" office:value="10557.283">
            <text:p>10557.283</text:p>
          </table:table-cell>
          <table:table-cell office:value-type="float" office:value="-0.311038">
            <text:p>-0.311038</text:p>
          </table:table-cell>
          <table:table-cell office:value-type="float" office:value="-1.344481">
            <text:p>-1.344481</text:p>
          </table:table-cell>
          <table:table-cell office:value-type="float" office:value="-0.959451">
            <text:p>-0.959451</text:p>
          </table:table-cell>
          <table:table-cell office:value-type="float" office:value="4.479725">
            <text:p>4.479725</text:p>
          </table:table-cell>
          <table:table-cell office:value-type="float" office:value="-0.741354">
            <text:p>-0.741354</text:p>
          </table:table-cell>
          <table:table-cell office:value-type="float" office:value="0.370677">
            <text:p>0.370677</text:p>
          </table:table-cell>
          <table:table-cell office:value-type="float" office:value="-1.490472">
            <text:p>-1.49047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20]-[.$B$2]" office:value-type="float" office:value="2.21999999999935">
            <text:p>2.22</text:p>
          </table:table-cell>
          <table:table-cell office:value-type="float" office:value="10557.293">
            <text:p>10557.293</text:p>
          </table:table-cell>
          <table:table-cell office:value-type="float" office:value="-0.33072">
            <text:p>-0.33072</text:p>
          </table:table-cell>
          <table:table-cell office:value-type="float" office:value="-1.33464">
            <text:p>-1.33464</text:p>
          </table:table-cell>
          <table:table-cell office:value-type="float" office:value="-0.963459">
            <text:p>-0.963459</text:p>
          </table:table-cell>
          <table:table-cell office:value-type="float" office:value="4.481729">
            <text:p>4.481729</text:p>
          </table:table-cell>
          <table:table-cell office:value-type="float" office:value="-0.713369">
            <text:p>-0.713369</text:p>
          </table:table-cell>
          <table:table-cell office:value-type="float" office:value="0.356684">
            <text:p>0.356684</text:p>
          </table:table-cell>
          <table:table-cell office:value-type="float" office:value="-1.518258">
            <text:p>-1.51825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21]-[.$B$2]" office:value-type="float" office:value="2.23999999999978">
            <text:p>2.24</text:p>
          </table:table-cell>
          <table:table-cell office:value-type="float" office:value="10557.313">
            <text:p>10557.313</text:p>
          </table:table-cell>
          <table:table-cell office:value-type="float" office:value="-0.325921">
            <text:p>-0.325921</text:p>
          </table:table-cell>
          <table:table-cell office:value-type="float" office:value="-1.33704">
            <text:p>-1.33704</text:p>
          </table:table-cell>
          <table:table-cell office:value-type="float" office:value="-0.981035">
            <text:p>-0.981035</text:p>
          </table:table-cell>
          <table:table-cell office:value-type="float" office:value="4.490517">
            <text:p>4.490517</text:p>
          </table:table-cell>
          <table:table-cell office:value-type="float" office:value="-0.707055">
            <text:p>-0.707055</text:p>
          </table:table-cell>
          <table:table-cell office:value-type="float" office:value="0.353528">
            <text:p>0.353528</text:p>
          </table:table-cell>
          <table:table-cell office:value-type="float" office:value="-1.517709">
            <text:p>-1.51770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22]-[.$B$2]" office:value-type="float" office:value="2.23999999999978">
            <text:p>2.24</text:p>
          </table:table-cell>
          <table:table-cell office:value-type="float" office:value="10557.313">
            <text:p>10557.313</text:p>
          </table:table-cell>
          <table:table-cell office:value-type="float" office:value="-0.325921">
            <text:p>-0.325921</text:p>
          </table:table-cell>
          <table:table-cell office:value-type="float" office:value="-1.33704">
            <text:p>-1.33704</text:p>
          </table:table-cell>
          <table:table-cell office:value-type="float" office:value="-0.981035">
            <text:p>-0.981035</text:p>
          </table:table-cell>
          <table:table-cell office:value-type="float" office:value="4.490517">
            <text:p>4.490517</text:p>
          </table:table-cell>
          <table:table-cell office:value-type="float" office:value="-0.707055">
            <text:p>-0.707055</text:p>
          </table:table-cell>
          <table:table-cell office:value-type="float" office:value="0.353528">
            <text:p>0.353528</text:p>
          </table:table-cell>
          <table:table-cell office:value-type="float" office:value="-1.517709">
            <text:p>-1.51770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23]-[.$B$2]" office:value-type="float" office:value="2.23999999999978">
            <text:p>2.24</text:p>
          </table:table-cell>
          <table:table-cell office:value-type="float" office:value="10557.313">
            <text:p>10557.313</text:p>
          </table:table-cell>
          <table:table-cell office:value-type="float" office:value="-0.325921">
            <text:p>-0.325921</text:p>
          </table:table-cell>
          <table:table-cell office:value-type="float" office:value="-1.33704">
            <text:p>-1.33704</text:p>
          </table:table-cell>
          <table:table-cell office:value-type="float" office:value="-0.981035">
            <text:p>-0.981035</text:p>
          </table:table-cell>
          <table:table-cell office:value-type="float" office:value="4.490517">
            <text:p>4.490517</text:p>
          </table:table-cell>
          <table:table-cell office:value-type="float" office:value="-0.707055">
            <text:p>-0.707055</text:p>
          </table:table-cell>
          <table:table-cell office:value-type="float" office:value="0.353528">
            <text:p>0.353528</text:p>
          </table:table-cell>
          <table:table-cell office:value-type="float" office:value="-1.517709">
            <text:p>-1.51770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24]-[.$B$2]" office:value-type="float" office:value="2.23999999999978">
            <text:p>2.24</text:p>
          </table:table-cell>
          <table:table-cell office:value-type="float" office:value="10557.313">
            <text:p>10557.313</text:p>
          </table:table-cell>
          <table:table-cell office:value-type="float" office:value="-0.325921">
            <text:p>-0.325921</text:p>
          </table:table-cell>
          <table:table-cell office:value-type="float" office:value="-1.33704">
            <text:p>-1.33704</text:p>
          </table:table-cell>
          <table:table-cell office:value-type="float" office:value="-0.981035">
            <text:p>-0.981035</text:p>
          </table:table-cell>
          <table:table-cell office:value-type="float" office:value="4.490517">
            <text:p>4.490517</text:p>
          </table:table-cell>
          <table:table-cell office:value-type="float" office:value="-0.707055">
            <text:p>-0.707055</text:p>
          </table:table-cell>
          <table:table-cell office:value-type="float" office:value="0.353528">
            <text:p>0.353528</text:p>
          </table:table-cell>
          <table:table-cell office:value-type="float" office:value="-1.517709">
            <text:p>-1.51770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25]-[.$B$2]" office:value-type="float" office:value="2.27999999999884">
            <text:p>2.28</text:p>
          </table:table-cell>
          <table:table-cell office:value-type="float" office:value="10557.353">
            <text:p>10557.353</text:p>
          </table:table-cell>
          <table:table-cell office:value-type="float" office:value="-0.377578">
            <text:p>-0.377578</text:p>
          </table:table-cell>
          <table:table-cell office:value-type="float" office:value="-1.311211">
            <text:p>-1.311211</text:p>
          </table:table-cell>
          <table:table-cell office:value-type="float" office:value="-0.993177">
            <text:p>-0.993177</text:p>
          </table:table-cell>
          <table:table-cell office:value-type="float" office:value="4.496589">
            <text:p>4.496589</text:p>
          </table:table-cell>
          <table:table-cell office:value-type="float" office:value="-0.781134">
            <text:p>-0.781134</text:p>
          </table:table-cell>
          <table:table-cell office:value-type="float" office:value="0.390567">
            <text:p>0.390567</text:p>
          </table:table-cell>
          <table:table-cell office:value-type="float" office:value="-1.434869">
            <text:p>-1.43486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26]-[.$B$2]" office:value-type="float" office:value="2.27999999999884">
            <text:p>2.28</text:p>
          </table:table-cell>
          <table:table-cell office:value-type="float" office:value="10557.353">
            <text:p>10557.353</text:p>
          </table:table-cell>
          <table:table-cell office:value-type="float" office:value="-0.377578">
            <text:p>-0.377578</text:p>
          </table:table-cell>
          <table:table-cell office:value-type="float" office:value="-1.311211">
            <text:p>-1.311211</text:p>
          </table:table-cell>
          <table:table-cell office:value-type="float" office:value="-0.993177">
            <text:p>-0.993177</text:p>
          </table:table-cell>
          <table:table-cell office:value-type="float" office:value="4.496589">
            <text:p>4.496589</text:p>
          </table:table-cell>
          <table:table-cell office:value-type="float" office:value="-0.781134">
            <text:p>-0.781134</text:p>
          </table:table-cell>
          <table:table-cell office:value-type="float" office:value="0.390567">
            <text:p>0.390567</text:p>
          </table:table-cell>
          <table:table-cell office:value-type="float" office:value="-1.434869">
            <text:p>-1.43486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27]-[.$B$2]" office:value-type="float" office:value="2.28999999999905">
            <text:p>2.29</text:p>
          </table:table-cell>
          <table:table-cell office:value-type="float" office:value="10557.363">
            <text:p>10557.363</text:p>
          </table:table-cell>
          <table:table-cell office:value-type="float" office:value="-0.391166">
            <text:p>-0.391166</text:p>
          </table:table-cell>
          <table:table-cell office:value-type="float" office:value="-1.304417">
            <text:p>-1.304417</text:p>
          </table:table-cell>
          <table:table-cell office:value-type="float" office:value="-0.972679">
            <text:p>-0.972679</text:p>
          </table:table-cell>
          <table:table-cell office:value-type="float" office:value="4.48634">
            <text:p>4.48634</text:p>
          </table:table-cell>
          <table:table-cell office:value-type="float" office:value="-0.794101">
            <text:p>-0.794101</text:p>
          </table:table-cell>
          <table:table-cell office:value-type="float" office:value="0.39705">
            <text:p>0.39705</text:p>
          </table:table-cell>
          <table:table-cell office:value-type="float" office:value="-1.421624">
            <text:p>-1.42162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28]-[.$B$2]" office:value-type="float" office:value="2.30999999999949">
            <text:p>2.31</text:p>
          </table:table-cell>
          <table:table-cell office:value-type="float" office:value="10557.383">
            <text:p>10557.383</text:p>
          </table:table-cell>
          <table:table-cell office:value-type="float" office:value="-0.408127">
            <text:p>-0.408127</text:p>
          </table:table-cell>
          <table:table-cell office:value-type="float" office:value="-1.295936">
            <text:p>-1.295936</text:p>
          </table:table-cell>
          <table:table-cell office:value-type="float" office:value="-0.97706">
            <text:p>-0.97706</text:p>
          </table:table-cell>
          <table:table-cell office:value-type="float" office:value="4.48853">
            <text:p>4.48853</text:p>
          </table:table-cell>
          <table:table-cell office:value-type="float" office:value="-0.809848">
            <text:p>-0.809848</text:p>
          </table:table-cell>
          <table:table-cell office:value-type="float" office:value="0.404924">
            <text:p>0.404924</text:p>
          </table:table-cell>
          <table:table-cell office:value-type="float" office:value="-1.397858">
            <text:p>-1.39785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29]-[.$B$2]" office:value-type="float" office:value="2.30999999999949">
            <text:p>2.31</text:p>
          </table:table-cell>
          <table:table-cell office:value-type="float" office:value="10557.383">
            <text:p>10557.383</text:p>
          </table:table-cell>
          <table:table-cell office:value-type="float" office:value="-0.408127">
            <text:p>-0.408127</text:p>
          </table:table-cell>
          <table:table-cell office:value-type="float" office:value="-1.295936">
            <text:p>-1.295936</text:p>
          </table:table-cell>
          <table:table-cell office:value-type="float" office:value="-0.97706">
            <text:p>-0.97706</text:p>
          </table:table-cell>
          <table:table-cell office:value-type="float" office:value="4.48853">
            <text:p>4.48853</text:p>
          </table:table-cell>
          <table:table-cell office:value-type="float" office:value="-0.809848">
            <text:p>-0.809848</text:p>
          </table:table-cell>
          <table:table-cell office:value-type="float" office:value="0.404924">
            <text:p>0.404924</text:p>
          </table:table-cell>
          <table:table-cell office:value-type="float" office:value="-1.397858">
            <text:p>-1.39785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30]-[.$B$2]" office:value-type="float" office:value="2.31999999999971">
            <text:p>2.32</text:p>
          </table:table-cell>
          <table:table-cell office:value-type="float" office:value="10557.393">
            <text:p>10557.393</text:p>
          </table:table-cell>
          <table:table-cell office:value-type="float" office:value="-0.397682">
            <text:p>-0.397682</text:p>
          </table:table-cell>
          <table:table-cell office:value-type="float" office:value="-1.301159">
            <text:p>-1.301159</text:p>
          </table:table-cell>
          <table:table-cell office:value-type="float" office:value="-0.95925">
            <text:p>-0.95925</text:p>
          </table:table-cell>
          <table:table-cell office:value-type="float" office:value="4.479625">
            <text:p>4.479625</text:p>
          </table:table-cell>
          <table:table-cell office:value-type="float" office:value="-0.777513">
            <text:p>-0.777513</text:p>
          </table:table-cell>
          <table:table-cell office:value-type="float" office:value="0.388757">
            <text:p>0.388757</text:p>
          </table:table-cell>
          <table:table-cell office:value-type="float" office:value="-1.391267">
            <text:p>-1.39126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31]-[.$B$2]" office:value-type="float" office:value="2.34000000000015">
            <text:p>2.34</text:p>
          </table:table-cell>
          <table:table-cell office:value-type="float" office:value="10557.413">
            <text:p>10557.413</text:p>
          </table:table-cell>
          <table:table-cell office:value-type="float" office:value="-0.358515">
            <text:p>-0.358515</text:p>
          </table:table-cell>
          <table:table-cell office:value-type="float" office:value="-1.320742">
            <text:p>-1.320742</text:p>
          </table:table-cell>
          <table:table-cell office:value-type="float" office:value="-0.978664">
            <text:p>-0.978664</text:p>
          </table:table-cell>
          <table:table-cell office:value-type="float" office:value="4.489332">
            <text:p>4.489332</text:p>
          </table:table-cell>
          <table:table-cell office:value-type="float" office:value="-0.711262">
            <text:p>-0.711262</text:p>
          </table:table-cell>
          <table:table-cell office:value-type="float" office:value="0.355631">
            <text:p>0.355631</text:p>
          </table:table-cell>
          <table:table-cell office:value-type="float" office:value="-1.379426">
            <text:p>-1.37942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32]-[.$B$2]" office:value-type="float" office:value="2.34000000000015">
            <text:p>2.34</text:p>
          </table:table-cell>
          <table:table-cell office:value-type="float" office:value="10557.413">
            <text:p>10557.413</text:p>
          </table:table-cell>
          <table:table-cell office:value-type="float" office:value="-0.358515">
            <text:p>-0.358515</text:p>
          </table:table-cell>
          <table:table-cell office:value-type="float" office:value="-1.320742">
            <text:p>-1.320742</text:p>
          </table:table-cell>
          <table:table-cell office:value-type="float" office:value="-0.978664">
            <text:p>-0.978664</text:p>
          </table:table-cell>
          <table:table-cell office:value-type="float" office:value="4.489332">
            <text:p>4.489332</text:p>
          </table:table-cell>
          <table:table-cell office:value-type="float" office:value="-0.711262">
            <text:p>-0.711262</text:p>
          </table:table-cell>
          <table:table-cell office:value-type="float" office:value="0.355631">
            <text:p>0.355631</text:p>
          </table:table-cell>
          <table:table-cell office:value-type="float" office:value="-1.379426">
            <text:p>-1.37942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33]-[.$B$2]" office:value-type="float" office:value="2.36000000000058">
            <text:p>2.36</text:p>
          </table:table-cell>
          <table:table-cell office:value-type="float" office:value="10557.433">
            <text:p>10557.433</text:p>
          </table:table-cell>
          <table:table-cell office:value-type="float" office:value="-0.338802">
            <text:p>-0.338802</text:p>
          </table:table-cell>
          <table:table-cell office:value-type="float" office:value="-1.330599">
            <text:p>-1.330599</text:p>
          </table:table-cell>
          <table:table-cell office:value-type="float" office:value="-0.976506">
            <text:p>-0.976506</text:p>
          </table:table-cell>
          <table:table-cell office:value-type="float" office:value="4.488253">
            <text:p>4.488253</text:p>
          </table:table-cell>
          <table:table-cell office:value-type="float" office:value="-0.678649">
            <text:p>-0.678649</text:p>
          </table:table-cell>
          <table:table-cell office:value-type="float" office:value="0.339324">
            <text:p>0.339324</text:p>
          </table:table-cell>
          <table:table-cell office:value-type="float" office:value="-1.377305">
            <text:p>-1.37730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34]-[.$B$2]" office:value-type="float" office:value="2.36000000000058">
            <text:p>2.36</text:p>
          </table:table-cell>
          <table:table-cell office:value-type="float" office:value="10557.433">
            <text:p>10557.433</text:p>
          </table:table-cell>
          <table:table-cell office:value-type="float" office:value="-0.338802">
            <text:p>-0.338802</text:p>
          </table:table-cell>
          <table:table-cell office:value-type="float" office:value="-1.330599">
            <text:p>-1.330599</text:p>
          </table:table-cell>
          <table:table-cell office:value-type="float" office:value="-0.976506">
            <text:p>-0.976506</text:p>
          </table:table-cell>
          <table:table-cell office:value-type="float" office:value="4.488253">
            <text:p>4.488253</text:p>
          </table:table-cell>
          <table:table-cell office:value-type="float" office:value="-0.678649">
            <text:p>-0.678649</text:p>
          </table:table-cell>
          <table:table-cell office:value-type="float" office:value="0.339324">
            <text:p>0.339324</text:p>
          </table:table-cell>
          <table:table-cell office:value-type="float" office:value="-1.377305">
            <text:p>-1.37730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35]-[.$B$2]" office:value-type="float" office:value="2.36999999999898">
            <text:p>2.37</text:p>
          </table:table-cell>
          <table:table-cell office:value-type="float" office:value="10557.443">
            <text:p>10557.443</text:p>
          </table:table-cell>
          <table:table-cell office:value-type="float" office:value="-0.351329">
            <text:p>-0.351329</text:p>
          </table:table-cell>
          <table:table-cell office:value-type="float" office:value="-1.324336">
            <text:p>-1.324336</text:p>
          </table:table-cell>
          <table:table-cell office:value-type="float" office:value="-0.98277">
            <text:p>-0.98277</text:p>
          </table:table-cell>
          <table:table-cell office:value-type="float" office:value="4.491385">
            <text:p>4.491385</text:p>
          </table:table-cell>
          <table:table-cell office:value-type="float" office:value="-0.680001">
            <text:p>-0.680001</text:p>
          </table:table-cell>
          <table:table-cell office:value-type="float" office:value="0.340001">
            <text:p>0.340001</text:p>
          </table:table-cell>
          <table:table-cell office:value-type="float" office:value="-1.380265">
            <text:p>-1.38026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36]-[.$B$2]" office:value-type="float" office:value="2.3799999999992">
            <text:p>2.38</text:p>
          </table:table-cell>
          <table:table-cell office:value-type="float" office:value="10557.453">
            <text:p>10557.453</text:p>
          </table:table-cell>
          <table:table-cell office:value-type="float" office:value="-0.368926">
            <text:p>-0.368926</text:p>
          </table:table-cell>
          <table:table-cell office:value-type="float" office:value="-1.315537">
            <text:p>-1.315537</text:p>
          </table:table-cell>
          <table:table-cell office:value-type="float" office:value="-0.997607">
            <text:p>-0.997607</text:p>
          </table:table-cell>
          <table:table-cell office:value-type="float" office:value="4.498804">
            <text:p>4.498804</text:p>
          </table:table-cell>
          <table:table-cell office:value-type="float" office:value="-0.684861">
            <text:p>-0.684861</text:p>
          </table:table-cell>
          <table:table-cell office:value-type="float" office:value="0.34243">
            <text:p>0.34243</text:p>
          </table:table-cell>
          <table:table-cell office:value-type="float" office:value="-1.383019">
            <text:p>-1.38301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37]-[.$B$2]" office:value-type="float" office:value="2.39999999999964">
            <text:p>2.40</text:p>
          </table:table-cell>
          <table:table-cell office:value-type="float" office:value="10557.473">
            <text:p>10557.473</text:p>
          </table:table-cell>
          <table:table-cell office:value-type="float" office:value="-0.407746">
            <text:p>-0.407746</text:p>
          </table:table-cell>
          <table:table-cell office:value-type="float" office:value="-1.296127">
            <text:p>-1.296127</text:p>
          </table:table-cell>
          <table:table-cell office:value-type="float" office:value="-1.041233">
            <text:p>-1.041233</text:p>
          </table:table-cell>
          <table:table-cell office:value-type="float" office:value="4.520617">
            <text:p>4.520617</text:p>
          </table:table-cell>
          <table:table-cell office:value-type="float" office:value="-0.700523">
            <text:p>-0.700523</text:p>
          </table:table-cell>
          <table:table-cell office:value-type="float" office:value="0.350262">
            <text:p>0.350262</text:p>
          </table:table-cell>
          <table:table-cell office:value-type="float" office:value="-1.387963">
            <text:p>-1.38796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38]-[.$B$2]" office:value-type="float" office:value="2.40999999999985">
            <text:p>2.41</text:p>
          </table:table-cell>
          <table:table-cell office:value-type="float" office:value="10557.483">
            <text:p>10557.483</text:p>
          </table:table-cell>
          <table:table-cell office:value-type="float" office:value="-0.402353">
            <text:p>-0.402353</text:p>
          </table:table-cell>
          <table:table-cell office:value-type="float" office:value="-1.298824">
            <text:p>-1.298824</text:p>
          </table:table-cell>
          <table:table-cell office:value-type="float" office:value="-1.051573">
            <text:p>-1.051573</text:p>
          </table:table-cell>
          <table:table-cell office:value-type="float" office:value="4.525787">
            <text:p>4.525787</text:p>
          </table:table-cell>
          <table:table-cell office:value-type="float" office:value="-0.69905">
            <text:p>-0.69905</text:p>
          </table:table-cell>
          <table:table-cell office:value-type="float" office:value="0.349525">
            <text:p>0.349525</text:p>
          </table:table-cell>
          <table:table-cell office:value-type="float" office:value="-1.386262">
            <text:p>-1.38626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39]-[.$B$2]" office:value-type="float" office:value="2.42000000000007">
            <text:p>2.42</text:p>
          </table:table-cell>
          <table:table-cell office:value-type="float" office:value="10557.493">
            <text:p>10557.493</text:p>
          </table:table-cell>
          <table:table-cell office:value-type="float" office:value="-0.423348">
            <text:p>-0.423348</text:p>
          </table:table-cell>
          <table:table-cell office:value-type="float" office:value="-1.288326">
            <text:p>-1.288326</text:p>
          </table:table-cell>
          <table:table-cell office:value-type="float" office:value="-1.078761">
            <text:p>-1.078761</text:p>
          </table:table-cell>
          <table:table-cell office:value-type="float" office:value="4.53938">
            <text:p>4.53938</text:p>
          </table:table-cell>
          <table:table-cell office:value-type="float" office:value="-0.704921">
            <text:p>-0.704921</text:p>
          </table:table-cell>
          <table:table-cell office:value-type="float" office:value="0.352461">
            <text:p>0.352461</text:p>
          </table:table-cell>
          <table:table-cell office:value-type="float" office:value="-1.384682">
            <text:p>-1.38468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40]-[.$B$2]" office:value-type="float" office:value="2.43000000000029">
            <text:p>2.43</text:p>
          </table:table-cell>
          <table:table-cell office:value-type="float" office:value="10557.503">
            <text:p>10557.503</text:p>
          </table:table-cell>
          <table:table-cell office:value-type="float" office:value="-0.428703">
            <text:p>-0.428703</text:p>
          </table:table-cell>
          <table:table-cell office:value-type="float" office:value="-1.285649">
            <text:p>-1.285649</text:p>
          </table:table-cell>
          <table:table-cell office:value-type="float" office:value="-1.080603">
            <text:p>-1.080603</text:p>
          </table:table-cell>
          <table:table-cell office:value-type="float" office:value="4.540301">
            <text:p>4.540301</text:p>
          </table:table-cell>
          <table:table-cell office:value-type="float" office:value="-0.683024">
            <text:p>-0.683024</text:p>
          </table:table-cell>
          <table:table-cell office:value-type="float" office:value="0.341512">
            <text:p>0.341512</text:p>
          </table:table-cell>
          <table:table-cell office:value-type="float" office:value="-1.38321">
            <text:p>-1.3832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41]-[.$B$2]" office:value-type="float" office:value="2.44000000000051">
            <text:p>2.44</text:p>
          </table:table-cell>
          <table:table-cell office:value-type="float" office:value="10557.513">
            <text:p>10557.513</text:p>
          </table:table-cell>
          <table:table-cell office:value-type="float" office:value="-0.405736">
            <text:p>-0.405736</text:p>
          </table:table-cell>
          <table:table-cell office:value-type="float" office:value="-1.297132">
            <text:p>-1.297132</text:p>
          </table:table-cell>
          <table:table-cell office:value-type="float" office:value="-1.071575">
            <text:p>-1.071575</text:p>
          </table:table-cell>
          <table:table-cell office:value-type="float" office:value="4.535788">
            <text:p>4.535788</text:p>
          </table:table-cell>
          <table:table-cell office:value-type="float" office:value="-0.671369">
            <text:p>-0.671369</text:p>
          </table:table-cell>
          <table:table-cell office:value-type="float" office:value="0.335684">
            <text:p>0.335684</text:p>
          </table:table-cell>
          <table:table-cell office:value-type="float" office:value="-1.381844">
            <text:p>-1.38184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42]-[.$B$2]" office:value-type="float" office:value="2.44999999999891">
            <text:p>2.45</text:p>
          </table:table-cell>
          <table:table-cell office:value-type="float" office:value="10557.523">
            <text:p>10557.523</text:p>
          </table:table-cell>
          <table:table-cell office:value-type="float" office:value="-0.42931">
            <text:p>-0.42931</text:p>
          </table:table-cell>
          <table:table-cell office:value-type="float" office:value="-1.285345">
            <text:p>-1.285345</text:p>
          </table:table-cell>
          <table:table-cell office:value-type="float" office:value="-1.081261">
            <text:p>-1.081261</text:p>
          </table:table-cell>
          <table:table-cell office:value-type="float" office:value="4.540631">
            <text:p>4.540631</text:p>
          </table:table-cell>
          <table:table-cell office:value-type="float" office:value="-0.678492">
            <text:p>-0.678492</text:p>
          </table:table-cell>
          <table:table-cell office:value-type="float" office:value="0.339246">
            <text:p>0.339246</text:p>
          </table:table-cell>
          <table:table-cell office:value-type="float" office:value="-1.357827">
            <text:p>-1.35782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43]-[.$B$2]" office:value-type="float" office:value="2.45999999999913">
            <text:p>2.46</text:p>
          </table:table-cell>
          <table:table-cell office:value-type="float" office:value="10557.533">
            <text:p>10557.533</text:p>
          </table:table-cell>
          <table:table-cell office:value-type="float" office:value="-0.415996">
            <text:p>-0.415996</text:p>
          </table:table-cell>
          <table:table-cell office:value-type="float" office:value="-1.292002">
            <text:p>-1.292002</text:p>
          </table:table-cell>
          <table:table-cell office:value-type="float" office:value="-1.080018">
            <text:p>-1.080018</text:p>
          </table:table-cell>
          <table:table-cell office:value-type="float" office:value="4.540009">
            <text:p>4.540009</text:p>
          </table:table-cell>
          <table:table-cell office:value-type="float" office:value="-0.662472">
            <text:p>-0.662472</text:p>
          </table:table-cell>
          <table:table-cell office:value-type="float" office:value="0.331236">
            <text:p>0.331236</text:p>
          </table:table-cell>
          <table:table-cell office:value-type="float" office:value="-1.335488">
            <text:p>-1.33548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44]-[.$B$2]" office:value-type="float" office:value="2.46999999999935">
            <text:p>2.47</text:p>
          </table:table-cell>
          <table:table-cell office:value-type="float" office:value="10557.543">
            <text:p>10557.543</text:p>
          </table:table-cell>
          <table:table-cell office:value-type="float" office:value="-0.410502">
            <text:p>-0.410502</text:p>
          </table:table-cell>
          <table:table-cell office:value-type="float" office:value="-1.294749">
            <text:p>-1.294749</text:p>
          </table:table-cell>
          <table:table-cell office:value-type="float" office:value="-1.080596">
            <text:p>-1.080596</text:p>
          </table:table-cell>
          <table:table-cell office:value-type="float" office:value="4.540298">
            <text:p>4.540298</text:p>
          </table:table-cell>
          <table:table-cell office:value-type="float" office:value="-0.660385">
            <text:p>-0.660385</text:p>
          </table:table-cell>
          <table:table-cell office:value-type="float" office:value="0.330192">
            <text:p>0.330192</text:p>
          </table:table-cell>
          <table:table-cell office:value-type="float" office:value="-1.314713">
            <text:p>-1.3147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45]-[.$B$2]" office:value-type="float" office:value="2.46999999999935">
            <text:p>2.47</text:p>
          </table:table-cell>
          <table:table-cell office:value-type="float" office:value="10557.543">
            <text:p>10557.543</text:p>
          </table:table-cell>
          <table:table-cell office:value-type="float" office:value="-0.410502">
            <text:p>-0.410502</text:p>
          </table:table-cell>
          <table:table-cell office:value-type="float" office:value="-1.294749">
            <text:p>-1.294749</text:p>
          </table:table-cell>
          <table:table-cell office:value-type="float" office:value="-1.080596">
            <text:p>-1.080596</text:p>
          </table:table-cell>
          <table:table-cell office:value-type="float" office:value="4.540298">
            <text:p>4.540298</text:p>
          </table:table-cell>
          <table:table-cell office:value-type="float" office:value="-0.660385">
            <text:p>-0.660385</text:p>
          </table:table-cell>
          <table:table-cell office:value-type="float" office:value="0.330192">
            <text:p>0.330192</text:p>
          </table:table-cell>
          <table:table-cell office:value-type="float" office:value="-1.314713">
            <text:p>-1.3147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46]-[.$B$2]" office:value-type="float" office:value="2.48999999999978">
            <text:p>2.49</text:p>
          </table:table-cell>
          <table:table-cell office:value-type="float" office:value="10557.563">
            <text:p>10557.563</text:p>
          </table:table-cell>
          <table:table-cell office:value-type="float" office:value="-0.392375">
            <text:p>-0.392375</text:p>
          </table:table-cell>
          <table:table-cell office:value-type="float" office:value="-1.303812">
            <text:p>-1.303812</text:p>
          </table:table-cell>
          <table:table-cell office:value-type="float" office:value="-1.114947">
            <text:p>-1.114947</text:p>
          </table:table-cell>
          <table:table-cell office:value-type="float" office:value="4.557473">
            <text:p>4.557473</text:p>
          </table:table-cell>
          <table:table-cell office:value-type="float" office:value="-0.654301">
            <text:p>-0.654301</text:p>
          </table:table-cell>
          <table:table-cell office:value-type="float" office:value="0.327151">
            <text:p>0.327151</text:p>
          </table:table-cell>
          <table:table-cell office:value-type="float" office:value="-1.306985">
            <text:p>-1.30698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47]-[.$B$2]" office:value-type="float" office:value="2.5">
            <text:p>2.50</text:p>
          </table:table-cell>
          <table:table-cell office:value-type="float" office:value="10557.573">
            <text:p>10557.573</text:p>
          </table:table-cell>
          <table:table-cell office:value-type="float" office:value="-0.378753">
            <text:p>-0.378753</text:p>
          </table:table-cell>
          <table:table-cell office:value-type="float" office:value="-1.310624">
            <text:p>-1.310624</text:p>
          </table:table-cell>
          <table:table-cell office:value-type="float" office:value="-1.097454">
            <text:p>-1.097454</text:p>
          </table:table-cell>
          <table:table-cell office:value-type="float" office:value="4.548727">
            <text:p>4.548727</text:p>
          </table:table-cell>
          <table:table-cell office:value-type="float" office:value="-0.657166">
            <text:p>-0.657166</text:p>
          </table:table-cell>
          <table:table-cell office:value-type="float" office:value="0.328583">
            <text:p>0.328583</text:p>
          </table:table-cell>
          <table:table-cell office:value-type="float" office:value="-1.317765">
            <text:p>-1.31776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48]-[.$B$2]" office:value-type="float" office:value="2.5">
            <text:p>2.50</text:p>
          </table:table-cell>
          <table:table-cell office:value-type="float" office:value="10557.573">
            <text:p>10557.573</text:p>
          </table:table-cell>
          <table:table-cell office:value-type="float" office:value="-0.378753">
            <text:p>-0.378753</text:p>
          </table:table-cell>
          <table:table-cell office:value-type="float" office:value="-1.310624">
            <text:p>-1.310624</text:p>
          </table:table-cell>
          <table:table-cell office:value-type="float" office:value="-1.097454">
            <text:p>-1.097454</text:p>
          </table:table-cell>
          <table:table-cell office:value-type="float" office:value="4.548727">
            <text:p>4.548727</text:p>
          </table:table-cell>
          <table:table-cell office:value-type="float" office:value="-0.657166">
            <text:p>-0.657166</text:p>
          </table:table-cell>
          <table:table-cell office:value-type="float" office:value="0.328583">
            <text:p>0.328583</text:p>
          </table:table-cell>
          <table:table-cell office:value-type="float" office:value="-1.317765">
            <text:p>-1.31776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49]-[.$B$2]" office:value-type="float" office:value="2.52000000000044">
            <text:p>2.52</text:p>
          </table:table-cell>
          <table:table-cell office:value-type="float" office:value="10557.593">
            <text:p>10557.593</text:p>
          </table:table-cell>
          <table:table-cell office:value-type="float" office:value="-0.382991">
            <text:p>-0.382991</text:p>
          </table:table-cell>
          <table:table-cell office:value-type="float" office:value="-1.308504">
            <text:p>-1.308504</text:p>
          </table:table-cell>
          <table:table-cell office:value-type="float" office:value="-1.129939">
            <text:p>-1.129939</text:p>
          </table:table-cell>
          <table:table-cell office:value-type="float" office:value="4.564969">
            <text:p>4.564969</text:p>
          </table:table-cell>
          <table:table-cell office:value-type="float" office:value="-0.667194">
            <text:p>-0.667194</text:p>
          </table:table-cell>
          <table:table-cell office:value-type="float" office:value="0.333597">
            <text:p>0.333597</text:p>
          </table:table-cell>
          <table:table-cell office:value-type="float" office:value="-1.337113">
            <text:p>-1.3371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50]-[.$B$2]" office:value-type="float" office:value="2.52999999999884">
            <text:p>2.53</text:p>
          </table:table-cell>
          <table:table-cell office:value-type="float" office:value="10557.603">
            <text:p>10557.603</text:p>
          </table:table-cell>
          <table:table-cell office:value-type="float" office:value="-0.406466">
            <text:p>-0.406466</text:p>
          </table:table-cell>
          <table:table-cell office:value-type="float" office:value="-1.296767">
            <text:p>-1.296767</text:p>
          </table:table-cell>
          <table:table-cell office:value-type="float" office:value="-1.141448">
            <text:p>-1.141448</text:p>
          </table:table-cell>
          <table:table-cell office:value-type="float" office:value="4.570724">
            <text:p>4.570724</text:p>
          </table:table-cell>
          <table:table-cell office:value-type="float" office:value="-0.696221">
            <text:p>-0.696221</text:p>
          </table:table-cell>
          <table:table-cell office:value-type="float" office:value="0.34811">
            <text:p>0.34811</text:p>
          </table:table-cell>
          <table:table-cell office:value-type="float" office:value="-1.360421">
            <text:p>-1.36042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51]-[.$B$2]" office:value-type="float" office:value="2.53999999999905">
            <text:p>2.54</text:p>
          </table:table-cell>
          <table:table-cell office:value-type="float" office:value="10557.613">
            <text:p>10557.613</text:p>
          </table:table-cell>
          <table:table-cell office:value-type="float" office:value="-0.419573">
            <text:p>-0.419573</text:p>
          </table:table-cell>
          <table:table-cell office:value-type="float" office:value="-1.290213">
            <text:p>-1.290213</text:p>
          </table:table-cell>
          <table:table-cell office:value-type="float" office:value="-1.150542">
            <text:p>-1.150542</text:p>
          </table:table-cell>
          <table:table-cell office:value-type="float" office:value="4.575271">
            <text:p>4.575271</text:p>
          </table:table-cell>
          <table:table-cell office:value-type="float" office:value="-0.720405">
            <text:p>-0.720405</text:p>
          </table:table-cell>
          <table:table-cell office:value-type="float" office:value="0.360203">
            <text:p>0.360203</text:p>
          </table:table-cell>
          <table:table-cell office:value-type="float" office:value="-1.382096">
            <text:p>-1.38209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52]-[.$B$2]" office:value-type="float" office:value="2.54999999999927">
            <text:p>2.55</text:p>
          </table:table-cell>
          <table:table-cell office:value-type="float" office:value="10557.623">
            <text:p>10557.623</text:p>
          </table:table-cell>
          <table:table-cell office:value-type="float" office:value="-0.410525">
            <text:p>-0.410525</text:p>
          </table:table-cell>
          <table:table-cell office:value-type="float" office:value="-1.294738">
            <text:p>-1.294738</text:p>
          </table:table-cell>
          <table:table-cell office:value-type="float" office:value="-1.137099">
            <text:p>-1.137099</text:p>
          </table:table-cell>
          <table:table-cell office:value-type="float" office:value="4.56855">
            <text:p>4.56855</text:p>
          </table:table-cell>
          <table:table-cell office:value-type="float" office:value="-0.690227">
            <text:p>-0.690227</text:p>
          </table:table-cell>
          <table:table-cell office:value-type="float" office:value="0.345114">
            <text:p>0.345114</text:p>
          </table:table-cell>
          <table:table-cell office:value-type="float" office:value="-1.402253">
            <text:p>-1.40225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53]-[.$B$2]" office:value-type="float" office:value="2.55999999999949">
            <text:p>2.56</text:p>
          </table:table-cell>
          <table:table-cell office:value-type="float" office:value="10557.633">
            <text:p>10557.633</text:p>
          </table:table-cell>
          <table:table-cell office:value-type="float" office:value="-0.390868">
            <text:p>-0.390868</text:p>
          </table:table-cell>
          <table:table-cell office:value-type="float" office:value="-1.304566">
            <text:p>-1.304566</text:p>
          </table:table-cell>
          <table:table-cell office:value-type="float" office:value="-1.129264">
            <text:p>-1.129264</text:p>
          </table:table-cell>
          <table:table-cell office:value-type="float" office:value="4.564632">
            <text:p>4.564632</text:p>
          </table:table-cell>
          <table:table-cell office:value-type="float" office:value="-0.697624">
            <text:p>-0.697624</text:p>
          </table:table-cell>
          <table:table-cell office:value-type="float" office:value="0.348812">
            <text:p>0.348812</text:p>
          </table:table-cell>
          <table:table-cell office:value-type="float" office:value="-1.420998">
            <text:p>-1.42099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54]-[.$B$2]" office:value-type="float" office:value="2.56999999999971">
            <text:p>2.57</text:p>
          </table:table-cell>
          <table:table-cell office:value-type="float" office:value="10557.643">
            <text:p>10557.643</text:p>
          </table:table-cell>
          <table:table-cell office:value-type="float" office:value="-0.37368">
            <text:p>-0.37368</text:p>
          </table:table-cell>
          <table:table-cell office:value-type="float" office:value="-1.31316">
            <text:p>-1.31316</text:p>
          </table:table-cell>
          <table:table-cell office:value-type="float" office:value="-1.124759">
            <text:p>-1.124759</text:p>
          </table:table-cell>
          <table:table-cell office:value-type="float" office:value="4.562379">
            <text:p>4.562379</text:p>
          </table:table-cell>
          <table:table-cell office:value-type="float" office:value="-0.688822">
            <text:p>-0.688822</text:p>
          </table:table-cell>
          <table:table-cell office:value-type="float" office:value="0.344411">
            <text:p>0.344411</text:p>
          </table:table-cell>
          <table:table-cell office:value-type="float" office:value="-1.41771">
            <text:p>-1.4177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55]-[.$B$2]" office:value-type="float" office:value="2.57999999999993">
            <text:p>2.58</text:p>
          </table:table-cell>
          <table:table-cell office:value-type="float" office:value="10557.653">
            <text:p>10557.653</text:p>
          </table:table-cell>
          <table:table-cell office:value-type="float" office:value="-0.35917">
            <text:p>-0.35917</text:p>
          </table:table-cell>
          <table:table-cell office:value-type="float" office:value="-1.320415">
            <text:p>-1.320415</text:p>
          </table:table-cell>
          <table:table-cell office:value-type="float" office:value="-1.12439">
            <text:p>-1.12439</text:p>
          </table:table-cell>
          <table:table-cell office:value-type="float" office:value="4.562195">
            <text:p>4.562195</text:p>
          </table:table-cell>
          <table:table-cell office:value-type="float" office:value="-0.64893">
            <text:p>-0.64893</text:p>
          </table:table-cell>
          <table:table-cell office:value-type="float" office:value="0.324465">
            <text:p>0.324465</text:p>
          </table:table-cell>
          <table:table-cell office:value-type="float" office:value="-1.414651">
            <text:p>-1.41465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56]-[.$B$2]" office:value-type="float" office:value="2.59000000000015">
            <text:p>2.59</text:p>
          </table:table-cell>
          <table:table-cell office:value-type="float" office:value="10557.663">
            <text:p>10557.663</text:p>
          </table:table-cell>
          <table:table-cell office:value-type="float" office:value="-0.35113">
            <text:p>-0.35113</text:p>
          </table:table-cell>
          <table:table-cell office:value-type="float" office:value="-1.324435">
            <text:p>-1.324435</text:p>
          </table:table-cell>
          <table:table-cell office:value-type="float" office:value="-1.129319">
            <text:p>-1.129319</text:p>
          </table:table-cell>
          <table:table-cell office:value-type="float" office:value="4.564659">
            <text:p>4.564659</text:p>
          </table:table-cell>
          <table:table-cell office:value-type="float" office:value="-0.637023">
            <text:p>-0.637023</text:p>
          </table:table-cell>
          <table:table-cell office:value-type="float" office:value="0.318511">
            <text:p>0.318511</text:p>
          </table:table-cell>
          <table:table-cell office:value-type="float" office:value="-1.411813">
            <text:p>-1.4118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57]-[.$B$2]" office:value-type="float" office:value="2.60000000000036">
            <text:p>2.60</text:p>
          </table:table-cell>
          <table:table-cell office:value-type="float" office:value="10557.673">
            <text:p>10557.673</text:p>
          </table:table-cell>
          <table:table-cell office:value-type="float" office:value="-0.368432">
            <text:p>-0.368432</text:p>
          </table:table-cell>
          <table:table-cell office:value-type="float" office:value="-1.315784">
            <text:p>-1.315784</text:p>
          </table:table-cell>
          <table:table-cell office:value-type="float" office:value="-1.140236">
            <text:p>-1.140236</text:p>
          </table:table-cell>
          <table:table-cell office:value-type="float" office:value="4.570118">
            <text:p>4.570118</text:p>
          </table:table-cell>
          <table:table-cell office:value-type="float" office:value="-0.659062">
            <text:p>-0.659062</text:p>
          </table:table-cell>
          <table:table-cell office:value-type="float" office:value="0.329531">
            <text:p>0.329531</text:p>
          </table:table-cell>
          <table:table-cell office:value-type="float" office:value="-1.409173">
            <text:p>-1.40917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58]-[.$B$2]" office:value-type="float" office:value="2.61999999999898">
            <text:p>2.62</text:p>
          </table:table-cell>
          <table:table-cell office:value-type="float" office:value="10557.693">
            <text:p>10557.693</text:p>
          </table:table-cell>
          <table:table-cell office:value-type="float" office:value="-0.390813">
            <text:p>-0.390813</text:p>
          </table:table-cell>
          <table:table-cell office:value-type="float" office:value="-1.304594">
            <text:p>-1.304594</text:p>
          </table:table-cell>
          <table:table-cell office:value-type="float" office:value="-1.147637">
            <text:p>-1.147637</text:p>
          </table:table-cell>
          <table:table-cell office:value-type="float" office:value="4.573819">
            <text:p>4.573819</text:p>
          </table:table-cell>
          <table:table-cell office:value-type="float" office:value="-0.663736">
            <text:p>-0.663736</text:p>
          </table:table-cell>
          <table:table-cell office:value-type="float" office:value="0.331868">
            <text:p>0.331868</text:p>
          </table:table-cell>
          <table:table-cell office:value-type="float" office:value="-1.391556">
            <text:p>-1.39155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59]-[.$B$2]" office:value-type="float" office:value="2.61999999999898">
            <text:p>2.62</text:p>
          </table:table-cell>
          <table:table-cell office:value-type="float" office:value="10557.693">
            <text:p>10557.693</text:p>
          </table:table-cell>
          <table:table-cell office:value-type="float" office:value="-0.390813">
            <text:p>-0.390813</text:p>
          </table:table-cell>
          <table:table-cell office:value-type="float" office:value="-1.304594">
            <text:p>-1.304594</text:p>
          </table:table-cell>
          <table:table-cell office:value-type="float" office:value="-1.147637">
            <text:p>-1.147637</text:p>
          </table:table-cell>
          <table:table-cell office:value-type="float" office:value="4.573819">
            <text:p>4.573819</text:p>
          </table:table-cell>
          <table:table-cell office:value-type="float" office:value="-0.663736">
            <text:p>-0.663736</text:p>
          </table:table-cell>
          <table:table-cell office:value-type="float" office:value="0.331868">
            <text:p>0.331868</text:p>
          </table:table-cell>
          <table:table-cell office:value-type="float" office:value="-1.391556">
            <text:p>-1.39155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60]-[.$B$2]" office:value-type="float" office:value="2.6299999999992">
            <text:p>2.63</text:p>
          </table:table-cell>
          <table:table-cell office:value-type="float" office:value="10557.703">
            <text:p>10557.703</text:p>
          </table:table-cell>
          <table:table-cell office:value-type="float" office:value="-0.4173">
            <text:p>-0.4173</text:p>
          </table:table-cell>
          <table:table-cell office:value-type="float" office:value="-1.29135">
            <text:p>-1.29135</text:p>
          </table:table-cell>
          <table:table-cell office:value-type="float" office:value="-1.175525">
            <text:p>-1.175525</text:p>
          </table:table-cell>
          <table:table-cell office:value-type="float" office:value="4.587763">
            <text:p>4.587763</text:p>
          </table:table-cell>
          <table:table-cell office:value-type="float" office:value="-0.675789">
            <text:p>-0.675789</text:p>
          </table:table-cell>
          <table:table-cell office:value-type="float" office:value="0.337895">
            <text:p>0.337895</text:p>
          </table:table-cell>
          <table:table-cell office:value-type="float" office:value="-1.38366">
            <text:p>-1.3836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61]-[.$B$2]" office:value-type="float" office:value="2.63999999999942">
            <text:p>2.64</text:p>
          </table:table-cell>
          <table:table-cell office:value-type="float" office:value="10557.713">
            <text:p>10557.713</text:p>
          </table:table-cell>
          <table:table-cell office:value-type="float" office:value="-0.40841">
            <text:p>-0.40841</text:p>
          </table:table-cell>
          <table:table-cell office:value-type="float" office:value="-1.295795">
            <text:p>-1.295795</text:p>
          </table:table-cell>
          <table:table-cell office:value-type="float" office:value="-1.171982">
            <text:p>-1.171982</text:p>
          </table:table-cell>
          <table:table-cell office:value-type="float" office:value="4.585991">
            <text:p>4.585991</text:p>
          </table:table-cell>
          <table:table-cell office:value-type="float" office:value="-0.644521">
            <text:p>-0.644521</text:p>
          </table:table-cell>
          <table:table-cell office:value-type="float" office:value="0.32226">
            <text:p>0.32226</text:p>
          </table:table-cell>
          <table:table-cell office:value-type="float" office:value="-1.376321">
            <text:p>-1.37632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62]-[.$B$2]" office:value-type="float" office:value="2.64999999999964">
            <text:p>2.65</text:p>
          </table:table-cell>
          <table:table-cell office:value-type="float" office:value="10557.723">
            <text:p>10557.723</text:p>
          </table:table-cell>
          <table:table-cell office:value-type="float" office:value="-0.423705">
            <text:p>-0.423705</text:p>
          </table:table-cell>
          <table:table-cell office:value-type="float" office:value="-1.288148">
            <text:p>-1.288148</text:p>
          </table:table-cell>
          <table:table-cell office:value-type="float" office:value="-1.183205">
            <text:p>-1.183205</text:p>
          </table:table-cell>
          <table:table-cell office:value-type="float" office:value="4.591602">
            <text:p>4.591602</text:p>
          </table:table-cell>
          <table:table-cell office:value-type="float" office:value="-0.645029">
            <text:p>-0.645029</text:p>
          </table:table-cell>
          <table:table-cell office:value-type="float" office:value="0.322515">
            <text:p>0.322515</text:p>
          </table:table-cell>
          <table:table-cell office:value-type="float" office:value="-1.340218">
            <text:p>-1.34021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63]-[.$B$2]" office:value-type="float" office:value="2.65999999999985">
            <text:p>2.66</text:p>
          </table:table-cell>
          <table:table-cell office:value-type="float" office:value="10557.733">
            <text:p>10557.733</text:p>
          </table:table-cell>
          <table:table-cell office:value-type="float" office:value="-0.425285">
            <text:p>-0.425285</text:p>
          </table:table-cell>
          <table:table-cell office:value-type="float" office:value="-1.287357">
            <text:p>-1.287357</text:p>
          </table:table-cell>
          <table:table-cell office:value-type="float" office:value="-1.186361">
            <text:p>-1.186361</text:p>
          </table:table-cell>
          <table:table-cell office:value-type="float" office:value="4.593181">
            <text:p>4.593181</text:p>
          </table:table-cell>
          <table:table-cell office:value-type="float" office:value="-0.682065">
            <text:p>-0.682065</text:p>
          </table:table-cell>
          <table:table-cell office:value-type="float" office:value="0.341032">
            <text:p>0.341032</text:p>
          </table:table-cell>
          <table:table-cell office:value-type="float" office:value="-1.306641">
            <text:p>-1.30664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64]-[.$B$2]" office:value-type="float" office:value="2.68000000000029">
            <text:p>2.68</text:p>
          </table:table-cell>
          <table:table-cell office:value-type="float" office:value="10557.753">
            <text:p>10557.753</text:p>
          </table:table-cell>
          <table:table-cell office:value-type="float" office:value="-0.4081">
            <text:p>-0.4081</text:p>
          </table:table-cell>
          <table:table-cell office:value-type="float" office:value="-1.29595">
            <text:p>-1.29595</text:p>
          </table:table-cell>
          <table:table-cell office:value-type="float" office:value="-1.156048">
            <text:p>-1.156048</text:p>
          </table:table-cell>
          <table:table-cell office:value-type="float" office:value="4.578024">
            <text:p>4.578024</text:p>
          </table:table-cell>
          <table:table-cell office:value-type="float" office:value="-0.67269">
            <text:p>-0.67269</text:p>
          </table:table-cell>
          <table:table-cell office:value-type="float" office:value="0.336345">
            <text:p>0.336345</text:p>
          </table:table-cell>
          <table:table-cell office:value-type="float" office:value="-1.246377">
            <text:p>-1.24637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65]-[.$B$2]" office:value-type="float" office:value="2.68000000000029">
            <text:p>2.68</text:p>
          </table:table-cell>
          <table:table-cell office:value-type="float" office:value="10557.753">
            <text:p>10557.753</text:p>
          </table:table-cell>
          <table:table-cell office:value-type="float" office:value="-0.4081">
            <text:p>-0.4081</text:p>
          </table:table-cell>
          <table:table-cell office:value-type="float" office:value="-1.29595">
            <text:p>-1.29595</text:p>
          </table:table-cell>
          <table:table-cell office:value-type="float" office:value="-1.156048">
            <text:p>-1.156048</text:p>
          </table:table-cell>
          <table:table-cell office:value-type="float" office:value="4.578024">
            <text:p>4.578024</text:p>
          </table:table-cell>
          <table:table-cell office:value-type="float" office:value="-0.67269">
            <text:p>-0.67269</text:p>
          </table:table-cell>
          <table:table-cell office:value-type="float" office:value="0.336345">
            <text:p>0.336345</text:p>
          </table:table-cell>
          <table:table-cell office:value-type="float" office:value="-1.246377">
            <text:p>-1.24637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66]-[.$B$2]" office:value-type="float" office:value="2.69999999999891">
            <text:p>2.70</text:p>
          </table:table-cell>
          <table:table-cell office:value-type="float" office:value="10557.773">
            <text:p>10557.773</text:p>
          </table:table-cell>
          <table:table-cell office:value-type="float" office:value="-0.397854">
            <text:p>-0.397854</text:p>
          </table:table-cell>
          <table:table-cell office:value-type="float" office:value="-1.301073">
            <text:p>-1.301073</text:p>
          </table:table-cell>
          <table:table-cell office:value-type="float" office:value="-1.142937">
            <text:p>-1.142937</text:p>
          </table:table-cell>
          <table:table-cell office:value-type="float" office:value="4.571468">
            <text:p>4.571468</text:p>
          </table:table-cell>
          <table:table-cell office:value-type="float" office:value="-0.681902">
            <text:p>-0.681902</text:p>
          </table:table-cell>
          <table:table-cell office:value-type="float" office:value="0.340951">
            <text:p>0.340951</text:p>
          </table:table-cell>
          <table:table-cell office:value-type="float" office:value="-1.263619">
            <text:p>-1.26361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67]-[.$B$2]" office:value-type="float" office:value="2.69999999999891">
            <text:p>2.70</text:p>
          </table:table-cell>
          <table:table-cell office:value-type="float" office:value="10557.773">
            <text:p>10557.773</text:p>
          </table:table-cell>
          <table:table-cell office:value-type="float" office:value="-0.397854">
            <text:p>-0.397854</text:p>
          </table:table-cell>
          <table:table-cell office:value-type="float" office:value="-1.301073">
            <text:p>-1.301073</text:p>
          </table:table-cell>
          <table:table-cell office:value-type="float" office:value="-1.142937">
            <text:p>-1.142937</text:p>
          </table:table-cell>
          <table:table-cell office:value-type="float" office:value="4.571468">
            <text:p>4.571468</text:p>
          </table:table-cell>
          <table:table-cell office:value-type="float" office:value="-0.681902">
            <text:p>-0.681902</text:p>
          </table:table-cell>
          <table:table-cell office:value-type="float" office:value="0.340951">
            <text:p>0.340951</text:p>
          </table:table-cell>
          <table:table-cell office:value-type="float" office:value="-1.263619">
            <text:p>-1.26361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68]-[.$B$2]" office:value-type="float" office:value="2.70999999999913">
            <text:p>2.71</text:p>
          </table:table-cell>
          <table:table-cell office:value-type="float" office:value="10557.783">
            <text:p>10557.783</text:p>
          </table:table-cell>
          <table:table-cell office:value-type="float" office:value="-0.373073">
            <text:p>-0.373073</text:p>
          </table:table-cell>
          <table:table-cell office:value-type="float" office:value="-1.313464">
            <text:p>-1.313464</text:p>
          </table:table-cell>
          <table:table-cell office:value-type="float" office:value="-1.142858">
            <text:p>-1.142858</text:p>
          </table:table-cell>
          <table:table-cell office:value-type="float" office:value="4.571429">
            <text:p>4.571429</text:p>
          </table:table-cell>
          <table:table-cell office:value-type="float" office:value="-0.679268">
            <text:p>-0.679268</text:p>
          </table:table-cell>
          <table:table-cell office:value-type="float" office:value="0.339634">
            <text:p>0.339634</text:p>
          </table:table-cell>
          <table:table-cell office:value-type="float" office:value="-1.271348">
            <text:p>-1.27134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69]-[.$B$2]" office:value-type="float" office:value="2.72999999999956">
            <text:p>2.73</text:p>
          </table:table-cell>
          <table:table-cell office:value-type="float" office:value="10557.803">
            <text:p>10557.803</text:p>
          </table:table-cell>
          <table:table-cell office:value-type="float" office:value="-0.39628">
            <text:p>-0.39628</text:p>
          </table:table-cell>
          <table:table-cell office:value-type="float" office:value="-1.30186">
            <text:p>-1.30186</text:p>
          </table:table-cell>
          <table:table-cell office:value-type="float" office:value="-1.178485">
            <text:p>-1.178485</text:p>
          </table:table-cell>
          <table:table-cell office:value-type="float" office:value="4.589242">
            <text:p>4.589242</text:p>
          </table:table-cell>
          <table:table-cell office:value-type="float" office:value="-0.682148">
            <text:p>-0.682148</text:p>
          </table:table-cell>
          <table:table-cell office:value-type="float" office:value="0.341074">
            <text:p>0.341074</text:p>
          </table:table-cell>
          <table:table-cell office:value-type="float" office:value="-1.285218">
            <text:p>-1.28521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70]-[.$B$2]" office:value-type="float" office:value="2.72999999999956">
            <text:p>2.73</text:p>
          </table:table-cell>
          <table:table-cell office:value-type="float" office:value="10557.803">
            <text:p>10557.803</text:p>
          </table:table-cell>
          <table:table-cell office:value-type="float" office:value="-0.39628">
            <text:p>-0.39628</text:p>
          </table:table-cell>
          <table:table-cell office:value-type="float" office:value="-1.30186">
            <text:p>-1.30186</text:p>
          </table:table-cell>
          <table:table-cell office:value-type="float" office:value="-1.178485">
            <text:p>-1.178485</text:p>
          </table:table-cell>
          <table:table-cell office:value-type="float" office:value="4.589242">
            <text:p>4.589242</text:p>
          </table:table-cell>
          <table:table-cell office:value-type="float" office:value="-0.682148">
            <text:p>-0.682148</text:p>
          </table:table-cell>
          <table:table-cell office:value-type="float" office:value="0.341074">
            <text:p>0.341074</text:p>
          </table:table-cell>
          <table:table-cell office:value-type="float" office:value="-1.285218">
            <text:p>-1.28521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71]-[.$B$2]" office:value-type="float" office:value="2.75">
            <text:p>2.75</text:p>
          </table:table-cell>
          <table:table-cell office:value-type="float" office:value="10557.823">
            <text:p>10557.823</text:p>
          </table:table-cell>
          <table:table-cell office:value-type="float" office:value="-0.424477">
            <text:p>-0.424477</text:p>
          </table:table-cell>
          <table:table-cell office:value-type="float" office:value="-1.287761">
            <text:p>-1.287761</text:p>
          </table:table-cell>
          <table:table-cell office:value-type="float" office:value="-1.209552">
            <text:p>-1.209552</text:p>
          </table:table-cell>
          <table:table-cell office:value-type="float" office:value="4.604776">
            <text:p>4.604776</text:p>
          </table:table-cell>
          <table:table-cell office:value-type="float" office:value="-0.702611">
            <text:p>-0.702611</text:p>
          </table:table-cell>
          <table:table-cell office:value-type="float" office:value="0.351305">
            <text:p>0.351305</text:p>
          </table:table-cell>
          <table:table-cell office:value-type="float" office:value="-1.303376">
            <text:p>-1.30337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72]-[.$B$2]" office:value-type="float" office:value="2.75">
            <text:p>2.75</text:p>
          </table:table-cell>
          <table:table-cell office:value-type="float" office:value="10557.823">
            <text:p>10557.823</text:p>
          </table:table-cell>
          <table:table-cell office:value-type="float" office:value="-0.424477">
            <text:p>-0.424477</text:p>
          </table:table-cell>
          <table:table-cell office:value-type="float" office:value="-1.287761">
            <text:p>-1.287761</text:p>
          </table:table-cell>
          <table:table-cell office:value-type="float" office:value="-1.209552">
            <text:p>-1.209552</text:p>
          </table:table-cell>
          <table:table-cell office:value-type="float" office:value="4.604776">
            <text:p>4.604776</text:p>
          </table:table-cell>
          <table:table-cell office:value-type="float" office:value="-0.702611">
            <text:p>-0.702611</text:p>
          </table:table-cell>
          <table:table-cell office:value-type="float" office:value="0.351305">
            <text:p>0.351305</text:p>
          </table:table-cell>
          <table:table-cell office:value-type="float" office:value="-1.303376">
            <text:p>-1.30337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73]-[.$B$2]" office:value-type="float" office:value="2.76000000000022">
            <text:p>2.76</text:p>
          </table:table-cell>
          <table:table-cell office:value-type="float" office:value="10557.833">
            <text:p>10557.833</text:p>
          </table:table-cell>
          <table:table-cell office:value-type="float" office:value="-0.400778">
            <text:p>-0.400778</text:p>
          </table:table-cell>
          <table:table-cell office:value-type="float" office:value="-1.299611">
            <text:p>-1.299611</text:p>
          </table:table-cell>
          <table:table-cell office:value-type="float" office:value="-1.186503">
            <text:p>-1.186503</text:p>
          </table:table-cell>
          <table:table-cell office:value-type="float" office:value="4.593251">
            <text:p>4.593251</text:p>
          </table:table-cell>
          <table:table-cell office:value-type="float" office:value="-0.687665">
            <text:p>-0.687665</text:p>
          </table:table-cell>
          <table:table-cell office:value-type="float" office:value="0.343832">
            <text:p>0.343832</text:p>
          </table:table-cell>
          <table:table-cell office:value-type="float" office:value="-1.311509">
            <text:p>-1.31150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74]-[.$B$2]" office:value-type="float" office:value="2.76000000000022">
            <text:p>2.76</text:p>
          </table:table-cell>
          <table:table-cell office:value-type="float" office:value="10557.833">
            <text:p>10557.833</text:p>
          </table:table-cell>
          <table:table-cell office:value-type="float" office:value="-0.400778">
            <text:p>-0.400778</text:p>
          </table:table-cell>
          <table:table-cell office:value-type="float" office:value="-1.299611">
            <text:p>-1.299611</text:p>
          </table:table-cell>
          <table:table-cell office:value-type="float" office:value="-1.186503">
            <text:p>-1.186503</text:p>
          </table:table-cell>
          <table:table-cell office:value-type="float" office:value="4.593251">
            <text:p>4.593251</text:p>
          </table:table-cell>
          <table:table-cell office:value-type="float" office:value="-0.687665">
            <text:p>-0.687665</text:p>
          </table:table-cell>
          <table:table-cell office:value-type="float" office:value="0.343832">
            <text:p>0.343832</text:p>
          </table:table-cell>
          <table:table-cell office:value-type="float" office:value="-1.311509">
            <text:p>-1.31150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75]-[.$B$2]" office:value-type="float" office:value="2.76000000000022">
            <text:p>2.76</text:p>
          </table:table-cell>
          <table:table-cell office:value-type="float" office:value="10557.833">
            <text:p>10557.833</text:p>
          </table:table-cell>
          <table:table-cell office:value-type="float" office:value="-0.400778">
            <text:p>-0.400778</text:p>
          </table:table-cell>
          <table:table-cell office:value-type="float" office:value="-1.299611">
            <text:p>-1.299611</text:p>
          </table:table-cell>
          <table:table-cell office:value-type="float" office:value="-1.186503">
            <text:p>-1.186503</text:p>
          </table:table-cell>
          <table:table-cell office:value-type="float" office:value="4.593251">
            <text:p>4.593251</text:p>
          </table:table-cell>
          <table:table-cell office:value-type="float" office:value="-0.687665">
            <text:p>-0.687665</text:p>
          </table:table-cell>
          <table:table-cell office:value-type="float" office:value="0.343832">
            <text:p>0.343832</text:p>
          </table:table-cell>
          <table:table-cell office:value-type="float" office:value="-1.311509">
            <text:p>-1.31150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76]-[.$B$2]" office:value-type="float" office:value="2.79999999999927">
            <text:p>2.80</text:p>
          </table:table-cell>
          <table:table-cell office:value-type="float" office:value="10557.873">
            <text:p>10557.873</text:p>
          </table:table-cell>
          <table:table-cell office:value-type="float" office:value="-0.438482">
            <text:p>-0.438482</text:p>
          </table:table-cell>
          <table:table-cell office:value-type="float" office:value="-1.280759">
            <text:p>-1.280759</text:p>
          </table:table-cell>
          <table:table-cell office:value-type="float" office:value="-1.241079">
            <text:p>-1.241079</text:p>
          </table:table-cell>
          <table:table-cell office:value-type="float" office:value="4.62054">
            <text:p>4.62054</text:p>
          </table:table-cell>
          <table:table-cell office:value-type="float" office:value="-0.695791">
            <text:p>-0.695791</text:p>
          </table:table-cell>
          <table:table-cell office:value-type="float" office:value="0.347896">
            <text:p>0.347896</text:p>
          </table:table-cell>
          <table:table-cell office:value-type="float" office:value="-1.352113">
            <text:p>-1.3521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77]-[.$B$2]" office:value-type="float" office:value="2.80999999999949">
            <text:p>2.81</text:p>
          </table:table-cell>
          <table:table-cell office:value-type="float" office:value="10557.883">
            <text:p>10557.883</text:p>
          </table:table-cell>
          <table:table-cell office:value-type="float" office:value="-0.438941">
            <text:p>-0.438941</text:p>
          </table:table-cell>
          <table:table-cell office:value-type="float" office:value="-1.28053">
            <text:p>-1.28053</text:p>
          </table:table-cell>
          <table:table-cell office:value-type="float" office:value="-1.253041">
            <text:p>-1.253041</text:p>
          </table:table-cell>
          <table:table-cell office:value-type="float" office:value="4.62652">
            <text:p>4.62652</text:p>
          </table:table-cell>
          <table:table-cell office:value-type="float" office:value="-0.706443">
            <text:p>-0.706443</text:p>
          </table:table-cell>
          <table:table-cell office:value-type="float" office:value="0.353222">
            <text:p>0.353222</text:p>
          </table:table-cell>
          <table:table-cell office:value-type="float" office:value="-1.361619">
            <text:p>-1.36161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78]-[.$B$2]" office:value-type="float" office:value="2.80999999999949">
            <text:p>2.81</text:p>
          </table:table-cell>
          <table:table-cell office:value-type="float" office:value="10557.883">
            <text:p>10557.883</text:p>
          </table:table-cell>
          <table:table-cell office:value-type="float" office:value="-0.438941">
            <text:p>-0.438941</text:p>
          </table:table-cell>
          <table:table-cell office:value-type="float" office:value="-1.28053">
            <text:p>-1.28053</text:p>
          </table:table-cell>
          <table:table-cell office:value-type="float" office:value="-1.253041">
            <text:p>-1.253041</text:p>
          </table:table-cell>
          <table:table-cell office:value-type="float" office:value="4.62652">
            <text:p>4.62652</text:p>
          </table:table-cell>
          <table:table-cell office:value-type="float" office:value="-0.706443">
            <text:p>-0.706443</text:p>
          </table:table-cell>
          <table:table-cell office:value-type="float" office:value="0.353222">
            <text:p>0.353222</text:p>
          </table:table-cell>
          <table:table-cell office:value-type="float" office:value="-1.361619">
            <text:p>-1.36161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79]-[.$B$2]" office:value-type="float" office:value="2.82999999999993">
            <text:p>2.83</text:p>
          </table:table-cell>
          <table:table-cell office:value-type="float" office:value="10557.903">
            <text:p>10557.903</text:p>
          </table:table-cell>
          <table:table-cell office:value-type="float" office:value="-0.415117">
            <text:p>-0.415117</text:p>
          </table:table-cell>
          <table:table-cell office:value-type="float" office:value="-1.292441">
            <text:p>-1.292441</text:p>
          </table:table-cell>
          <table:table-cell office:value-type="float" office:value="-1.236572">
            <text:p>-1.236572</text:p>
          </table:table-cell>
          <table:table-cell office:value-type="float" office:value="4.618286">
            <text:p>4.618286</text:p>
          </table:table-cell>
          <table:table-cell office:value-type="float" office:value="-0.707899">
            <text:p>-0.707899</text:p>
          </table:table-cell>
          <table:table-cell office:value-type="float" office:value="0.35395">
            <text:p>0.35395</text:p>
          </table:table-cell>
          <table:table-cell office:value-type="float" office:value="-1.40413">
            <text:p>-1.404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80]-[.$B$2]" office:value-type="float" office:value="2.82999999999993">
            <text:p>2.83</text:p>
          </table:table-cell>
          <table:table-cell office:value-type="float" office:value="10557.903">
            <text:p>10557.903</text:p>
          </table:table-cell>
          <table:table-cell office:value-type="float" office:value="-0.415117">
            <text:p>-0.415117</text:p>
          </table:table-cell>
          <table:table-cell office:value-type="float" office:value="-1.292441">
            <text:p>-1.292441</text:p>
          </table:table-cell>
          <table:table-cell office:value-type="float" office:value="-1.236572">
            <text:p>-1.236572</text:p>
          </table:table-cell>
          <table:table-cell office:value-type="float" office:value="4.618286">
            <text:p>4.618286</text:p>
          </table:table-cell>
          <table:table-cell office:value-type="float" office:value="-0.707899">
            <text:p>-0.707899</text:p>
          </table:table-cell>
          <table:table-cell office:value-type="float" office:value="0.35395">
            <text:p>0.35395</text:p>
          </table:table-cell>
          <table:table-cell office:value-type="float" office:value="-1.40413">
            <text:p>-1.404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81]-[.$B$2]" office:value-type="float" office:value="2.85000000000036">
            <text:p>2.85</text:p>
          </table:table-cell>
          <table:table-cell office:value-type="float" office:value="10557.923">
            <text:p>10557.923</text:p>
          </table:table-cell>
          <table:table-cell office:value-type="float" office:value="-0.430084">
            <text:p>-0.430084</text:p>
          </table:table-cell>
          <table:table-cell office:value-type="float" office:value="-1.284958">
            <text:p>-1.284958</text:p>
          </table:table-cell>
          <table:table-cell office:value-type="float" office:value="-1.236524">
            <text:p>-1.236524</text:p>
          </table:table-cell>
          <table:table-cell office:value-type="float" office:value="4.618262">
            <text:p>4.618262</text:p>
          </table:table-cell>
          <table:table-cell office:value-type="float" office:value="-0.713664">
            <text:p>-0.713664</text:p>
          </table:table-cell>
          <table:table-cell office:value-type="float" office:value="0.356832">
            <text:p>0.356832</text:p>
          </table:table-cell>
          <table:table-cell office:value-type="float" office:value="-1.440896">
            <text:p>-1.44089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82]-[.$B$2]" office:value-type="float" office:value="2.86000000000058">
            <text:p>2.86</text:p>
          </table:table-cell>
          <table:table-cell office:value-type="float" office:value="10557.933">
            <text:p>10557.933</text:p>
          </table:table-cell>
          <table:table-cell office:value-type="float" office:value="-0.418033">
            <text:p>-0.418033</text:p>
          </table:table-cell>
          <table:table-cell office:value-type="float" office:value="-1.290984">
            <text:p>-1.290984</text:p>
          </table:table-cell>
          <table:table-cell office:value-type="float" office:value="-1.23718">
            <text:p>-1.23718</text:p>
          </table:table-cell>
          <table:table-cell office:value-type="float" office:value="4.61859">
            <text:p>4.61859</text:p>
          </table:table-cell>
          <table:table-cell office:value-type="float" office:value="-0.741734">
            <text:p>-0.741734</text:p>
          </table:table-cell>
          <table:table-cell office:value-type="float" office:value="0.370867">
            <text:p>0.370867</text:p>
          </table:table-cell>
          <table:table-cell office:value-type="float" office:value="-1.449113">
            <text:p>-1.4491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83]-[.$B$2]" office:value-type="float" office:value="2.86000000000058">
            <text:p>2.86</text:p>
          </table:table-cell>
          <table:table-cell office:value-type="float" office:value="10557.933">
            <text:p>10557.933</text:p>
          </table:table-cell>
          <table:table-cell office:value-type="float" office:value="-0.418033">
            <text:p>-0.418033</text:p>
          </table:table-cell>
          <table:table-cell office:value-type="float" office:value="-1.290984">
            <text:p>-1.290984</text:p>
          </table:table-cell>
          <table:table-cell office:value-type="float" office:value="-1.23718">
            <text:p>-1.23718</text:p>
          </table:table-cell>
          <table:table-cell office:value-type="float" office:value="4.61859">
            <text:p>4.61859</text:p>
          </table:table-cell>
          <table:table-cell office:value-type="float" office:value="-0.741734">
            <text:p>-0.741734</text:p>
          </table:table-cell>
          <table:table-cell office:value-type="float" office:value="0.370867">
            <text:p>0.370867</text:p>
          </table:table-cell>
          <table:table-cell office:value-type="float" office:value="-1.449113">
            <text:p>-1.4491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84]-[.$B$2]" office:value-type="float" office:value="2.8799999999992">
            <text:p>2.88</text:p>
          </table:table-cell>
          <table:table-cell office:value-type="float" office:value="10557.953">
            <text:p>10557.953</text:p>
          </table:table-cell>
          <table:table-cell office:value-type="float" office:value="-0.43045">
            <text:p>-0.43045</text:p>
          </table:table-cell>
          <table:table-cell office:value-type="float" office:value="-1.284775">
            <text:p>-1.284775</text:p>
          </table:table-cell>
          <table:table-cell office:value-type="float" office:value="-1.255244">
            <text:p>-1.255244</text:p>
          </table:table-cell>
          <table:table-cell office:value-type="float" office:value="4.627622">
            <text:p>4.627622</text:p>
          </table:table-cell>
          <table:table-cell office:value-type="float" office:value="-0.742951">
            <text:p>-0.742951</text:p>
          </table:table-cell>
          <table:table-cell office:value-type="float" office:value="0.371475">
            <text:p>0.371475</text:p>
          </table:table-cell>
          <table:table-cell office:value-type="float" office:value="-1.463853">
            <text:p>-1.46385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85]-[.$B$2]" office:value-type="float" office:value="2.88999999999942">
            <text:p>2.89</text:p>
          </table:table-cell>
          <table:table-cell office:value-type="float" office:value="10557.963">
            <text:p>10557.963</text:p>
          </table:table-cell>
          <table:table-cell office:value-type="float" office:value="-0.445899">
            <text:p>-0.445899</text:p>
          </table:table-cell>
          <table:table-cell office:value-type="float" office:value="-1.27705">
            <text:p>-1.27705</text:p>
          </table:table-cell>
          <table:table-cell office:value-type="float" office:value="-1.235996">
            <text:p>-1.235996</text:p>
          </table:table-cell>
          <table:table-cell office:value-type="float" office:value="4.617998">
            <text:p>4.617998</text:p>
          </table:table-cell>
          <table:table-cell office:value-type="float" office:value="-0.742743">
            <text:p>-0.742743</text:p>
          </table:table-cell>
          <table:table-cell office:value-type="float" office:value="0.371371">
            <text:p>0.371371</text:p>
          </table:table-cell>
          <table:table-cell office:value-type="float" office:value="-1.47046">
            <text:p>-1.4704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86]-[.$B$2]" office:value-type="float" office:value="2.89999999999964">
            <text:p>2.90</text:p>
          </table:table-cell>
          <table:table-cell office:value-type="float" office:value="10557.973">
            <text:p>10557.973</text:p>
          </table:table-cell>
          <table:table-cell office:value-type="float" office:value="-0.455353">
            <text:p>-0.455353</text:p>
          </table:table-cell>
          <table:table-cell office:value-type="float" office:value="-1.272323">
            <text:p>-1.272323</text:p>
          </table:table-cell>
          <table:table-cell office:value-type="float" office:value="-1.242735">
            <text:p>-1.242735</text:p>
          </table:table-cell>
          <table:table-cell office:value-type="float" office:value="4.621368">
            <text:p>4.621368</text:p>
          </table:table-cell>
          <table:table-cell office:value-type="float" office:value="-0.765283">
            <text:p>-0.765283</text:p>
          </table:table-cell>
          <table:table-cell office:value-type="float" office:value="0.382642">
            <text:p>0.382642</text:p>
          </table:table-cell>
          <table:table-cell office:value-type="float" office:value="-1.465737">
            <text:p>-1.46573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87]-[.$B$2]" office:value-type="float" office:value="2.89999999999964">
            <text:p>2.90</text:p>
          </table:table-cell>
          <table:table-cell office:value-type="float" office:value="10557.973">
            <text:p>10557.973</text:p>
          </table:table-cell>
          <table:table-cell office:value-type="float" office:value="-0.455353">
            <text:p>-0.455353</text:p>
          </table:table-cell>
          <table:table-cell office:value-type="float" office:value="-1.272323">
            <text:p>-1.272323</text:p>
          </table:table-cell>
          <table:table-cell office:value-type="float" office:value="-1.242735">
            <text:p>-1.242735</text:p>
          </table:table-cell>
          <table:table-cell office:value-type="float" office:value="4.621368">
            <text:p>4.621368</text:p>
          </table:table-cell>
          <table:table-cell office:value-type="float" office:value="-0.765283">
            <text:p>-0.765283</text:p>
          </table:table-cell>
          <table:table-cell office:value-type="float" office:value="0.382642">
            <text:p>0.382642</text:p>
          </table:table-cell>
          <table:table-cell office:value-type="float" office:value="-1.465737">
            <text:p>-1.46573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88]-[.$B$2]" office:value-type="float" office:value="2.92000000000007">
            <text:p>2.92</text:p>
          </table:table-cell>
          <table:table-cell office:value-type="float" office:value="10557.993">
            <text:p>10557.993</text:p>
          </table:table-cell>
          <table:table-cell office:value-type="float" office:value="-0.449618">
            <text:p>-0.449618</text:p>
          </table:table-cell>
          <table:table-cell office:value-type="float" office:value="-1.275191">
            <text:p>-1.275191</text:p>
          </table:table-cell>
          <table:table-cell office:value-type="float" office:value="-1.184183">
            <text:p>-1.184183</text:p>
          </table:table-cell>
          <table:table-cell office:value-type="float" office:value="4.592092">
            <text:p>4.592092</text:p>
          </table:table-cell>
          <table:table-cell office:value-type="float" office:value="-0.806787">
            <text:p>-0.806787</text:p>
          </table:table-cell>
          <table:table-cell office:value-type="float" office:value="0.403393">
            <text:p>0.403393</text:p>
          </table:table-cell>
          <table:table-cell office:value-type="float" office:value="-1.457268">
            <text:p>-1.45726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89]-[.$B$2]" office:value-type="float" office:value="2.92000000000007">
            <text:p>2.92</text:p>
          </table:table-cell>
          <table:table-cell office:value-type="float" office:value="10557.993">
            <text:p>10557.993</text:p>
          </table:table-cell>
          <table:table-cell office:value-type="float" office:value="-0.449618">
            <text:p>-0.449618</text:p>
          </table:table-cell>
          <table:table-cell office:value-type="float" office:value="-1.275191">
            <text:p>-1.275191</text:p>
          </table:table-cell>
          <table:table-cell office:value-type="float" office:value="-1.184183">
            <text:p>-1.184183</text:p>
          </table:table-cell>
          <table:table-cell office:value-type="float" office:value="4.592092">
            <text:p>4.592092</text:p>
          </table:table-cell>
          <table:table-cell office:value-type="float" office:value="-0.806787">
            <text:p>-0.806787</text:p>
          </table:table-cell>
          <table:table-cell office:value-type="float" office:value="0.403393">
            <text:p>0.403393</text:p>
          </table:table-cell>
          <table:table-cell office:value-type="float" office:value="-1.457268">
            <text:p>-1.45726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90]-[.$B$2]" office:value-type="float" office:value="2.94000000000051">
            <text:p>2.94</text:p>
          </table:table-cell>
          <table:table-cell office:value-type="float" office:value="10558.013">
            <text:p>10558.013</text:p>
          </table:table-cell>
          <table:table-cell office:value-type="float" office:value="-0.45915">
            <text:p>-0.45915</text:p>
          </table:table-cell>
          <table:table-cell office:value-type="float" office:value="-1.270425">
            <text:p>-1.270425</text:p>
          </table:table-cell>
          <table:table-cell office:value-type="float" office:value="-1.15416">
            <text:p>-1.15416</text:p>
          </table:table-cell>
          <table:table-cell office:value-type="float" office:value="4.57708">
            <text:p>4.57708</text:p>
          </table:table-cell>
          <table:table-cell office:value-type="float" office:value="-0.782023">
            <text:p>-0.782023</text:p>
          </table:table-cell>
          <table:table-cell office:value-type="float" office:value="0.391011">
            <text:p>0.391011</text:p>
          </table:table-cell>
          <table:table-cell office:value-type="float" office:value="-1.409074">
            <text:p>-1.40907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91]-[.$B$2]" office:value-type="float" office:value="2.94999999999891">
            <text:p>2.95</text:p>
          </table:table-cell>
          <table:table-cell office:value-type="float" office:value="10558.023">
            <text:p>10558.023</text:p>
          </table:table-cell>
          <table:table-cell office:value-type="float" office:value="-0.478437">
            <text:p>-0.478437</text:p>
          </table:table-cell>
          <table:table-cell office:value-type="float" office:value="-1.260782">
            <text:p>-1.260782</text:p>
          </table:table-cell>
          <table:table-cell office:value-type="float" office:value="-1.16685">
            <text:p>-1.16685</text:p>
          </table:table-cell>
          <table:table-cell office:value-type="float" office:value="4.583425">
            <text:p>4.583425</text:p>
          </table:table-cell>
          <table:table-cell office:value-type="float" office:value="-0.804773">
            <text:p>-0.804773</text:p>
          </table:table-cell>
          <table:table-cell office:value-type="float" office:value="0.402386">
            <text:p>0.402386</text:p>
          </table:table-cell>
          <table:table-cell office:value-type="float" office:value="-1.367783">
            <text:p>-1.36778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92]-[.$B$2]" office:value-type="float" office:value="2.95999999999913">
            <text:p>2.96</text:p>
          </table:table-cell>
          <table:table-cell office:value-type="float" office:value="10558.033">
            <text:p>10558.033</text:p>
          </table:table-cell>
          <table:table-cell office:value-type="float" office:value="-0.502774">
            <text:p>-0.502774</text:p>
          </table:table-cell>
          <table:table-cell office:value-type="float" office:value="-1.248613">
            <text:p>-1.248613</text:p>
          </table:table-cell>
          <table:table-cell office:value-type="float" office:value="-1.169259">
            <text:p>-1.169259</text:p>
          </table:table-cell>
          <table:table-cell office:value-type="float" office:value="4.58463">
            <text:p>4.58463</text:p>
          </table:table-cell>
          <table:table-cell office:value-type="float" office:value="-0.818741">
            <text:p>-0.818741</text:p>
          </table:table-cell>
          <table:table-cell office:value-type="float" office:value="0.409371">
            <text:p>0.409371</text:p>
          </table:table-cell>
          <table:table-cell office:value-type="float" office:value="-1.329392">
            <text:p>-1.32939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93]-[.$B$2]" office:value-type="float" office:value="2.96999999999935">
            <text:p>2.97</text:p>
          </table:table-cell>
          <table:table-cell office:value-type="float" office:value="10558.043">
            <text:p>10558.043</text:p>
          </table:table-cell>
          <table:table-cell office:value-type="float" office:value="-0.512949">
            <text:p>-0.512949</text:p>
          </table:table-cell>
          <table:table-cell office:value-type="float" office:value="-1.243526">
            <text:p>-1.243526</text:p>
          </table:table-cell>
          <table:table-cell office:value-type="float" office:value="-1.184227">
            <text:p>-1.184227</text:p>
          </table:table-cell>
          <table:table-cell office:value-type="float" office:value="4.592114">
            <text:p>4.592114</text:p>
          </table:table-cell>
          <table:table-cell office:value-type="float" office:value="-0.809413">
            <text:p>-0.809413</text:p>
          </table:table-cell>
          <table:table-cell office:value-type="float" office:value="0.404707">
            <text:p>0.404707</text:p>
          </table:table-cell>
          <table:table-cell office:value-type="float" office:value="-1.293687">
            <text:p>-1.29368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94]-[.$B$2]" office:value-type="float" office:value="2.97999999999956">
            <text:p>2.98</text:p>
          </table:table-cell>
          <table:table-cell office:value-type="float" office:value="10558.053">
            <text:p>10558.053</text:p>
          </table:table-cell>
          <table:table-cell office:value-type="float" office:value="-0.508179">
            <text:p>-0.508179</text:p>
          </table:table-cell>
          <table:table-cell office:value-type="float" office:value="-1.24591">
            <text:p>-1.24591</text:p>
          </table:table-cell>
          <table:table-cell office:value-type="float" office:value="-1.19526">
            <text:p>-1.19526</text:p>
          </table:table-cell>
          <table:table-cell office:value-type="float" office:value="4.59763">
            <text:p>4.59763</text:p>
          </table:table-cell>
          <table:table-cell office:value-type="float" office:value="-0.798655">
            <text:p>-0.798655</text:p>
          </table:table-cell>
          <table:table-cell office:value-type="float" office:value="0.399328">
            <text:p>0.399328</text:p>
          </table:table-cell>
          <table:table-cell office:value-type="float" office:value="-1.291047">
            <text:p>-1.29104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95]-[.$B$2]" office:value-type="float" office:value="2.98999999999978">
            <text:p>2.99</text:p>
          </table:table-cell>
          <table:table-cell office:value-type="float" office:value="10558.063">
            <text:p>10558.063</text:p>
          </table:table-cell>
          <table:table-cell office:value-type="float" office:value="-0.525838">
            <text:p>-0.525838</text:p>
          </table:table-cell>
          <table:table-cell office:value-type="float" office:value="-1.237081">
            <text:p>-1.237081</text:p>
          </table:table-cell>
          <table:table-cell office:value-type="float" office:value="-1.201613">
            <text:p>-1.201613</text:p>
          </table:table-cell>
          <table:table-cell office:value-type="float" office:value="4.600806">
            <text:p>4.600806</text:p>
          </table:table-cell>
          <table:table-cell office:value-type="float" office:value="-0.776774">
            <text:p>-0.776774</text:p>
          </table:table-cell>
          <table:table-cell office:value-type="float" office:value="0.388387">
            <text:p>0.388387</text:p>
          </table:table-cell>
          <table:table-cell office:value-type="float" office:value="-1.288598">
            <text:p>-1.28859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96]-[.$B$2]" office:value-type="float" office:value="3">
            <text:p>3.00</text:p>
          </table:table-cell>
          <table:table-cell office:value-type="float" office:value="10558.073">
            <text:p>10558.073</text:p>
          </table:table-cell>
          <table:table-cell office:value-type="float" office:value="-0.50977">
            <text:p>-0.50977</text:p>
          </table:table-cell>
          <table:table-cell office:value-type="float" office:value="-1.245115">
            <text:p>-1.245115</text:p>
          </table:table-cell>
          <table:table-cell office:value-type="float" office:value="-1.186404">
            <text:p>-1.186404</text:p>
          </table:table-cell>
          <table:table-cell office:value-type="float" office:value="4.593202">
            <text:p>4.593202</text:p>
          </table:table-cell>
          <table:table-cell office:value-type="float" office:value="-0.733296">
            <text:p>-0.733296</text:p>
          </table:table-cell>
          <table:table-cell office:value-type="float" office:value="0.366648">
            <text:p>0.366648</text:p>
          </table:table-cell>
          <table:table-cell office:value-type="float" office:value="-1.286317">
            <text:p>-1.28631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97]-[.$B$2]" office:value-type="float" office:value="3.01000000000022">
            <text:p>3.01</text:p>
          </table:table-cell>
          <table:table-cell office:value-type="float" office:value="10558.083">
            <text:p>10558.083</text:p>
          </table:table-cell>
          <table:table-cell office:value-type="float" office:value="-0.512453">
            <text:p>-0.512453</text:p>
          </table:table-cell>
          <table:table-cell office:value-type="float" office:value="-1.243774">
            <text:p>-1.243774</text:p>
          </table:table-cell>
          <table:table-cell office:value-type="float" office:value="-1.190159">
            <text:p>-1.190159</text:p>
          </table:table-cell>
          <table:table-cell office:value-type="float" office:value="4.59508">
            <text:p>4.59508</text:p>
          </table:table-cell>
          <table:table-cell office:value-type="float" office:value="-0.688436">
            <text:p>-0.688436</text:p>
          </table:table-cell>
          <table:table-cell office:value-type="float" office:value="0.344218">
            <text:p>0.344218</text:p>
          </table:table-cell>
          <table:table-cell office:value-type="float" office:value="-1.284196">
            <text:p>-1.28419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98]-[.$B$2]" office:value-type="float" office:value="3.02000000000044">
            <text:p>3.02</text:p>
          </table:table-cell>
          <table:table-cell office:value-type="float" office:value="10558.093">
            <text:p>10558.093</text:p>
          </table:table-cell>
          <table:table-cell office:value-type="float" office:value="-0.521129">
            <text:p>-0.521129</text:p>
          </table:table-cell>
          <table:table-cell office:value-type="float" office:value="-1.239435">
            <text:p>-1.239435</text:p>
          </table:table-cell>
          <table:table-cell office:value-type="float" office:value="-1.181133">
            <text:p>-1.181133</text:p>
          </table:table-cell>
          <table:table-cell office:value-type="float" office:value="4.590567">
            <text:p>4.590567</text:p>
          </table:table-cell>
          <table:table-cell office:value-type="float" office:value="-0.681512">
            <text:p>-0.681512</text:p>
          </table:table-cell>
          <table:table-cell office:value-type="float" office:value="0.340756">
            <text:p>0.340756</text:p>
          </table:table-cell>
          <table:table-cell office:value-type="float" office:value="-1.30642">
            <text:p>-1.3064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299]-[.$B$2]" office:value-type="float" office:value="3.02999999999884">
            <text:p>3.03</text:p>
          </table:table-cell>
          <table:table-cell office:value-type="float" office:value="10558.103">
            <text:p>10558.103</text:p>
          </table:table-cell>
          <table:table-cell office:value-type="float" office:value="-0.514431">
            <text:p>-0.514431</text:p>
          </table:table-cell>
          <table:table-cell office:value-type="float" office:value="-1.242785">
            <text:p>-1.242785</text:p>
          </table:table-cell>
          <table:table-cell office:value-type="float" office:value="-1.194269">
            <text:p>-1.194269</text:p>
          </table:table-cell>
          <table:table-cell office:value-type="float" office:value="4.597135">
            <text:p>4.597135</text:p>
          </table:table-cell>
          <table:table-cell office:value-type="float" office:value="-0.6677">
            <text:p>-0.6677</text:p>
          </table:table-cell>
          <table:table-cell office:value-type="float" office:value="0.33385">
            <text:p>0.33385</text:p>
          </table:table-cell>
          <table:table-cell office:value-type="float" office:value="-1.327096">
            <text:p>-1.32709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00]-[.$B$2]" office:value-type="float" office:value="3.02999999999884">
            <text:p>3.03</text:p>
          </table:table-cell>
          <table:table-cell office:value-type="float" office:value="10558.103">
            <text:p>10558.103</text:p>
          </table:table-cell>
          <table:table-cell office:value-type="float" office:value="-0.514431">
            <text:p>-0.514431</text:p>
          </table:table-cell>
          <table:table-cell office:value-type="float" office:value="-1.242785">
            <text:p>-1.242785</text:p>
          </table:table-cell>
          <table:table-cell office:value-type="float" office:value="-1.194269">
            <text:p>-1.194269</text:p>
          </table:table-cell>
          <table:table-cell office:value-type="float" office:value="4.597135">
            <text:p>4.597135</text:p>
          </table:table-cell>
          <table:table-cell office:value-type="float" office:value="-0.6677">
            <text:p>-0.6677</text:p>
          </table:table-cell>
          <table:table-cell office:value-type="float" office:value="0.33385">
            <text:p>0.33385</text:p>
          </table:table-cell>
          <table:table-cell office:value-type="float" office:value="-1.327096">
            <text:p>-1.32709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01]-[.$B$2]" office:value-type="float" office:value="3.04999999999927">
            <text:p>3.05</text:p>
          </table:table-cell>
          <table:table-cell office:value-type="float" office:value="10558.123">
            <text:p>10558.123</text:p>
          </table:table-cell>
          <table:table-cell office:value-type="float" office:value="-0.487924">
            <text:p>-0.487924</text:p>
          </table:table-cell>
          <table:table-cell office:value-type="float" office:value="-1.256038">
            <text:p>-1.256038</text:p>
          </table:table-cell>
          <table:table-cell office:value-type="float" office:value="-1.173248">
            <text:p>-1.173248</text:p>
          </table:table-cell>
          <table:table-cell office:value-type="float" office:value="4.586624">
            <text:p>4.586624</text:p>
          </table:table-cell>
          <table:table-cell office:value-type="float" office:value="-0.61273">
            <text:p>-0.61273</text:p>
          </table:table-cell>
          <table:table-cell office:value-type="float" office:value="0.306365">
            <text:p>0.306365</text:p>
          </table:table-cell>
          <table:table-cell office:value-type="float" office:value="-1.364197">
            <text:p>-1.36419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02]-[.$B$2]" office:value-type="float" office:value="3.05999999999949">
            <text:p>3.06</text:p>
          </table:table-cell>
          <table:table-cell office:value-type="float" office:value="10558.133">
            <text:p>10558.133</text:p>
          </table:table-cell>
          <table:table-cell office:value-type="float" office:value="-0.481737">
            <text:p>-0.481737</text:p>
          </table:table-cell>
          <table:table-cell office:value-type="float" office:value="-1.259131">
            <text:p>-1.259131</text:p>
          </table:table-cell>
          <table:table-cell office:value-type="float" office:value="-1.179297">
            <text:p>-1.179297</text:p>
          </table:table-cell>
          <table:table-cell office:value-type="float" office:value="4.589648">
            <text:p>4.589648</text:p>
          </table:table-cell>
          <table:table-cell office:value-type="float" office:value="-0.60299">
            <text:p>-0.60299</text:p>
          </table:table-cell>
          <table:table-cell office:value-type="float" office:value="0.301495">
            <text:p>0.301495</text:p>
          </table:table-cell>
          <table:table-cell office:value-type="float" office:value="-1.354592">
            <text:p>-1.35459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03]-[.$B$2]" office:value-type="float" office:value="3.06999999999971">
            <text:p>3.07</text:p>
          </table:table-cell>
          <table:table-cell office:value-type="float" office:value="10558.143">
            <text:p>10558.143</text:p>
          </table:table-cell>
          <table:table-cell office:value-type="float" office:value="-0.467201">
            <text:p>-0.467201</text:p>
          </table:table-cell>
          <table:table-cell office:value-type="float" office:value="-1.2664">
            <text:p>-1.2664</text:p>
          </table:table-cell>
          <table:table-cell office:value-type="float" office:value="-1.15736">
            <text:p>-1.15736</text:p>
          </table:table-cell>
          <table:table-cell office:value-type="float" office:value="4.57868">
            <text:p>4.57868</text:p>
          </table:table-cell>
          <table:table-cell office:value-type="float" office:value="-0.599655">
            <text:p>-0.599655</text:p>
          </table:table-cell>
          <table:table-cell office:value-type="float" office:value="0.299828">
            <text:p>0.299828</text:p>
          </table:table-cell>
          <table:table-cell office:value-type="float" office:value="-1.345666">
            <text:p>-1.34566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04]-[.$B$2]" office:value-type="float" office:value="3.09000000000015">
            <text:p>3.09</text:p>
          </table:table-cell>
          <table:table-cell office:value-type="float" office:value="10558.163">
            <text:p>10558.163</text:p>
          </table:table-cell>
          <table:table-cell office:value-type="float" office:value="-0.443353">
            <text:p>-0.443353</text:p>
          </table:table-cell>
          <table:table-cell office:value-type="float" office:value="-1.278324">
            <text:p>-1.278324</text:p>
          </table:table-cell>
          <table:table-cell office:value-type="float" office:value="-1.12982">
            <text:p>-1.12982</text:p>
          </table:table-cell>
          <table:table-cell office:value-type="float" office:value="4.56491">
            <text:p>4.56491</text:p>
          </table:table-cell>
          <table:table-cell office:value-type="float" office:value="-0.653733">
            <text:p>-0.653733</text:p>
          </table:table-cell>
          <table:table-cell office:value-type="float" office:value="0.326867">
            <text:p>0.326867</text:p>
          </table:table-cell>
          <table:table-cell office:value-type="float" office:value="-1.329636">
            <text:p>-1.32963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05]-[.$B$2]" office:value-type="float" office:value="3.09000000000015">
            <text:p>3.09</text:p>
          </table:table-cell>
          <table:table-cell office:value-type="float" office:value="10558.163">
            <text:p>10558.163</text:p>
          </table:table-cell>
          <table:table-cell office:value-type="float" office:value="-0.443353">
            <text:p>-0.443353</text:p>
          </table:table-cell>
          <table:table-cell office:value-type="float" office:value="-1.278324">
            <text:p>-1.278324</text:p>
          </table:table-cell>
          <table:table-cell office:value-type="float" office:value="-1.12982">
            <text:p>-1.12982</text:p>
          </table:table-cell>
          <table:table-cell office:value-type="float" office:value="4.56491">
            <text:p>4.56491</text:p>
          </table:table-cell>
          <table:table-cell office:value-type="float" office:value="-0.653733">
            <text:p>-0.653733</text:p>
          </table:table-cell>
          <table:table-cell office:value-type="float" office:value="0.326867">
            <text:p>0.326867</text:p>
          </table:table-cell>
          <table:table-cell office:value-type="float" office:value="-1.329636">
            <text:p>-1.32963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06]-[.$B$2]" office:value-type="float" office:value="3.10000000000036">
            <text:p>3.10</text:p>
          </table:table-cell>
          <table:table-cell office:value-type="float" office:value="10558.173">
            <text:p>10558.173</text:p>
          </table:table-cell>
          <table:table-cell office:value-type="float" office:value="-0.424212">
            <text:p>-0.424212</text:p>
          </table:table-cell>
          <table:table-cell office:value-type="float" office:value="-1.287894">
            <text:p>-1.287894</text:p>
          </table:table-cell>
          <table:table-cell office:value-type="float" office:value="-1.129287">
            <text:p>-1.129287</text:p>
          </table:table-cell>
          <table:table-cell office:value-type="float" office:value="4.564644">
            <text:p>4.564644</text:p>
          </table:table-cell>
          <table:table-cell office:value-type="float" office:value="-0.62897">
            <text:p>-0.62897</text:p>
          </table:table-cell>
          <table:table-cell office:value-type="float" office:value="0.314485">
            <text:p>0.314485</text:p>
          </table:table-cell>
          <table:table-cell office:value-type="float" office:value="-1.322457">
            <text:p>-1.32245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07]-[.$B$2]" office:value-type="float" office:value="3.11999999999898">
            <text:p>3.12</text:p>
          </table:table-cell>
          <table:table-cell office:value-type="float" office:value="10558.193">
            <text:p>10558.193</text:p>
          </table:table-cell>
          <table:table-cell office:value-type="float" office:value="-0.381974">
            <text:p>-0.381974</text:p>
          </table:table-cell>
          <table:table-cell office:value-type="float" office:value="-1.309013">
            <text:p>-1.309013</text:p>
          </table:table-cell>
          <table:table-cell office:value-type="float" office:value="-1.159029">
            <text:p>-1.159029</text:p>
          </table:table-cell>
          <table:table-cell office:value-type="float" office:value="4.579515">
            <text:p>4.579515</text:p>
          </table:table-cell>
          <table:table-cell office:value-type="float" office:value="-0.636799">
            <text:p>-0.636799</text:p>
          </table:table-cell>
          <table:table-cell office:value-type="float" office:value="0.3184">
            <text:p>0.3184</text:p>
          </table:table-cell>
          <table:table-cell office:value-type="float" office:value="-1.289994">
            <text:p>-1.28999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08]-[.$B$2]" office:value-type="float" office:value="3.11999999999898">
            <text:p>3.12</text:p>
          </table:table-cell>
          <table:table-cell office:value-type="float" office:value="10558.193">
            <text:p>10558.193</text:p>
          </table:table-cell>
          <table:table-cell office:value-type="float" office:value="-0.381974">
            <text:p>-0.381974</text:p>
          </table:table-cell>
          <table:table-cell office:value-type="float" office:value="-1.309013">
            <text:p>-1.309013</text:p>
          </table:table-cell>
          <table:table-cell office:value-type="float" office:value="-1.159029">
            <text:p>-1.159029</text:p>
          </table:table-cell>
          <table:table-cell office:value-type="float" office:value="4.579515">
            <text:p>4.579515</text:p>
          </table:table-cell>
          <table:table-cell office:value-type="float" office:value="-0.636799">
            <text:p>-0.636799</text:p>
          </table:table-cell>
          <table:table-cell office:value-type="float" office:value="0.3184">
            <text:p>0.3184</text:p>
          </table:table-cell>
          <table:table-cell office:value-type="float" office:value="-1.289994">
            <text:p>-1.28999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09]-[.$B$2]" office:value-type="float" office:value="3.1299999999992">
            <text:p>3.13</text:p>
          </table:table-cell>
          <table:table-cell office:value-type="float" office:value="10558.203">
            <text:p>10558.203</text:p>
          </table:table-cell>
          <table:table-cell office:value-type="float" office:value="-0.351066">
            <text:p>-0.351066</text:p>
          </table:table-cell>
          <table:table-cell office:value-type="float" office:value="-1.324467">
            <text:p>-1.324467</text:p>
          </table:table-cell>
          <table:table-cell office:value-type="float" office:value="-1.16742">
            <text:p>-1.16742</text:p>
          </table:table-cell>
          <table:table-cell office:value-type="float" office:value="4.58371">
            <text:p>4.58371</text:p>
          </table:table-cell>
          <table:table-cell office:value-type="float" office:value="-0.604155">
            <text:p>-0.604155</text:p>
          </table:table-cell>
          <table:table-cell office:value-type="float" office:value="0.302078">
            <text:p>0.302078</text:p>
          </table:table-cell>
          <table:table-cell office:value-type="float" office:value="-1.275445">
            <text:p>-1.27544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10]-[.$B$2]" office:value-type="float" office:value="3.14999999999964">
            <text:p>3.15</text:p>
          </table:table-cell>
          <table:table-cell office:value-type="float" office:value="10558.223">
            <text:p>10558.223</text:p>
          </table:table-cell>
          <table:table-cell office:value-type="float" office:value="-0.338484">
            <text:p>-0.338484</text:p>
          </table:table-cell>
          <table:table-cell office:value-type="float" office:value="-1.330758">
            <text:p>-1.330758</text:p>
          </table:table-cell>
          <table:table-cell office:value-type="float" office:value="-1.177773">
            <text:p>-1.177773</text:p>
          </table:table-cell>
          <table:table-cell office:value-type="float" office:value="4.588887">
            <text:p>4.588887</text:p>
          </table:table-cell>
          <table:table-cell office:value-type="float" office:value="-0.576864">
            <text:p>-0.576864</text:p>
          </table:table-cell>
          <table:table-cell office:value-type="float" office:value="0.288432">
            <text:p>0.288432</text:p>
          </table:table-cell>
          <table:table-cell office:value-type="float" office:value="-1.272813">
            <text:p>-1.2728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11]-[.$B$2]" office:value-type="float" office:value="3.14999999999964">
            <text:p>3.15</text:p>
          </table:table-cell>
          <table:table-cell office:value-type="float" office:value="10558.223">
            <text:p>10558.223</text:p>
          </table:table-cell>
          <table:table-cell office:value-type="float" office:value="-0.338484">
            <text:p>-0.338484</text:p>
          </table:table-cell>
          <table:table-cell office:value-type="float" office:value="-1.330758">
            <text:p>-1.330758</text:p>
          </table:table-cell>
          <table:table-cell office:value-type="float" office:value="-1.177773">
            <text:p>-1.177773</text:p>
          </table:table-cell>
          <table:table-cell office:value-type="float" office:value="4.588887">
            <text:p>4.588887</text:p>
          </table:table-cell>
          <table:table-cell office:value-type="float" office:value="-0.576864">
            <text:p>-0.576864</text:p>
          </table:table-cell>
          <table:table-cell office:value-type="float" office:value="0.288432">
            <text:p>0.288432</text:p>
          </table:table-cell>
          <table:table-cell office:value-type="float" office:value="-1.272813">
            <text:p>-1.2728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12]-[.$B$2]" office:value-type="float" office:value="3.14999999999964">
            <text:p>3.15</text:p>
          </table:table-cell>
          <table:table-cell office:value-type="float" office:value="10558.223">
            <text:p>10558.223</text:p>
          </table:table-cell>
          <table:table-cell office:value-type="float" office:value="-0.338484">
            <text:p>-0.338484</text:p>
          </table:table-cell>
          <table:table-cell office:value-type="float" office:value="-1.330758">
            <text:p>-1.330758</text:p>
          </table:table-cell>
          <table:table-cell office:value-type="float" office:value="-1.177773">
            <text:p>-1.177773</text:p>
          </table:table-cell>
          <table:table-cell office:value-type="float" office:value="4.588887">
            <text:p>4.588887</text:p>
          </table:table-cell>
          <table:table-cell office:value-type="float" office:value="-0.576864">
            <text:p>-0.576864</text:p>
          </table:table-cell>
          <table:table-cell office:value-type="float" office:value="0.288432">
            <text:p>0.288432</text:p>
          </table:table-cell>
          <table:table-cell office:value-type="float" office:value="-1.272813">
            <text:p>-1.2728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13]-[.$B$2]" office:value-type="float" office:value="3.14999999999964">
            <text:p>3.15</text:p>
          </table:table-cell>
          <table:table-cell office:value-type="float" office:value="10558.223">
            <text:p>10558.223</text:p>
          </table:table-cell>
          <table:table-cell office:value-type="float" office:value="-0.338484">
            <text:p>-0.338484</text:p>
          </table:table-cell>
          <table:table-cell office:value-type="float" office:value="-1.330758">
            <text:p>-1.330758</text:p>
          </table:table-cell>
          <table:table-cell office:value-type="float" office:value="-1.177773">
            <text:p>-1.177773</text:p>
          </table:table-cell>
          <table:table-cell office:value-type="float" office:value="4.588887">
            <text:p>4.588887</text:p>
          </table:table-cell>
          <table:table-cell office:value-type="float" office:value="-0.576864">
            <text:p>-0.576864</text:p>
          </table:table-cell>
          <table:table-cell office:value-type="float" office:value="0.288432">
            <text:p>0.288432</text:p>
          </table:table-cell>
          <table:table-cell office:value-type="float" office:value="-1.272813">
            <text:p>-1.2728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14]-[.$B$2]" office:value-type="float" office:value="3.19000000000051">
            <text:p>3.19</text:p>
          </table:table-cell>
          <table:table-cell office:value-type="float" office:value="10558.263">
            <text:p>10558.263</text:p>
          </table:table-cell>
          <table:table-cell office:value-type="float" office:value="-0.294194">
            <text:p>-0.294194</text:p>
          </table:table-cell>
          <table:table-cell office:value-type="float" office:value="-1.352903">
            <text:p>-1.352903</text:p>
          </table:table-cell>
          <table:table-cell office:value-type="float" office:value="-1.102138">
            <text:p>-1.102138</text:p>
          </table:table-cell>
          <table:table-cell office:value-type="float" office:value="4.551069">
            <text:p>4.551069</text:p>
          </table:table-cell>
          <table:table-cell office:value-type="float" office:value="-0.564473">
            <text:p>-0.564473</text:p>
          </table:table-cell>
          <table:table-cell office:value-type="float" office:value="0.282237">
            <text:p>0.282237</text:p>
          </table:table-cell>
          <table:table-cell office:value-type="float" office:value="-1.316087">
            <text:p>-1.31608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15]-[.$B$2]" office:value-type="float" office:value="3.19000000000051">
            <text:p>3.19</text:p>
          </table:table-cell>
          <table:table-cell office:value-type="float" office:value="10558.263">
            <text:p>10558.263</text:p>
          </table:table-cell>
          <table:table-cell office:value-type="float" office:value="-0.294194">
            <text:p>-0.294194</text:p>
          </table:table-cell>
          <table:table-cell office:value-type="float" office:value="-1.352903">
            <text:p>-1.352903</text:p>
          </table:table-cell>
          <table:table-cell office:value-type="float" office:value="-1.102138">
            <text:p>-1.102138</text:p>
          </table:table-cell>
          <table:table-cell office:value-type="float" office:value="4.551069">
            <text:p>4.551069</text:p>
          </table:table-cell>
          <table:table-cell office:value-type="float" office:value="-0.564473">
            <text:p>-0.564473</text:p>
          </table:table-cell>
          <table:table-cell office:value-type="float" office:value="0.282237">
            <text:p>0.282237</text:p>
          </table:table-cell>
          <table:table-cell office:value-type="float" office:value="-1.316087">
            <text:p>-1.31608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16]-[.$B$2]" office:value-type="float" office:value="3.20999999999913">
            <text:p>3.21</text:p>
          </table:table-cell>
          <table:table-cell office:value-type="float" office:value="10558.283">
            <text:p>10558.283</text:p>
          </table:table-cell>
          <table:table-cell office:value-type="float" office:value="-0.306687">
            <text:p>-0.306687</text:p>
          </table:table-cell>
          <table:table-cell office:value-type="float" office:value="-1.346657">
            <text:p>-1.346657</text:p>
          </table:table-cell>
          <table:table-cell office:value-type="float" office:value="-1.125293">
            <text:p>-1.125293</text:p>
          </table:table-cell>
          <table:table-cell office:value-type="float" office:value="4.562647">
            <text:p>4.562647</text:p>
          </table:table-cell>
          <table:table-cell office:value-type="float" office:value="-0.581027">
            <text:p>-0.581027</text:p>
          </table:table-cell>
          <table:table-cell office:value-type="float" office:value="0.290513">
            <text:p>0.290513</text:p>
          </table:table-cell>
          <table:table-cell office:value-type="float" office:value="-1.342942">
            <text:p>-1.34294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17]-[.$B$2]" office:value-type="float" office:value="3.21999999999935">
            <text:p>3.22</text:p>
          </table:table-cell>
          <table:table-cell office:value-type="float" office:value="10558.293">
            <text:p>10558.293</text:p>
          </table:table-cell>
          <table:table-cell office:value-type="float" office:value="-0.286215">
            <text:p>-0.286215</text:p>
          </table:table-cell>
          <table:table-cell office:value-type="float" office:value="-1.356892">
            <text:p>-1.356892</text:p>
          </table:table-cell>
          <table:table-cell office:value-type="float" office:value="-1.104124">
            <text:p>-1.104124</text:p>
          </table:table-cell>
          <table:table-cell office:value-type="float" office:value="4.552062">
            <text:p>4.552062</text:p>
          </table:table-cell>
          <table:table-cell office:value-type="float" office:value="-0.582448">
            <text:p>-0.582448</text:p>
          </table:table-cell>
          <table:table-cell office:value-type="float" office:value="0.291224">
            <text:p>0.291224</text:p>
          </table:table-cell>
          <table:table-cell office:value-type="float" office:value="-1.354966">
            <text:p>-1.35496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18]-[.$B$2]" office:value-type="float" office:value="3.21999999999935">
            <text:p>3.22</text:p>
          </table:table-cell>
          <table:table-cell office:value-type="float" office:value="10558.293">
            <text:p>10558.293</text:p>
          </table:table-cell>
          <table:table-cell office:value-type="float" office:value="-0.286215">
            <text:p>-0.286215</text:p>
          </table:table-cell>
          <table:table-cell office:value-type="float" office:value="-1.356892">
            <text:p>-1.356892</text:p>
          </table:table-cell>
          <table:table-cell office:value-type="float" office:value="-1.104124">
            <text:p>-1.104124</text:p>
          </table:table-cell>
          <table:table-cell office:value-type="float" office:value="4.552062">
            <text:p>4.552062</text:p>
          </table:table-cell>
          <table:table-cell office:value-type="float" office:value="-0.582448">
            <text:p>-0.582448</text:p>
          </table:table-cell>
          <table:table-cell office:value-type="float" office:value="0.291224">
            <text:p>0.291224</text:p>
          </table:table-cell>
          <table:table-cell office:value-type="float" office:value="-1.354966">
            <text:p>-1.35496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19]-[.$B$2]" office:value-type="float" office:value="3.23999999999978">
            <text:p>3.24</text:p>
          </table:table-cell>
          <table:table-cell office:value-type="float" office:value="10558.313">
            <text:p>10558.313</text:p>
          </table:table-cell>
          <table:table-cell office:value-type="float" office:value="-0.299288">
            <text:p>-0.299288</text:p>
          </table:table-cell>
          <table:table-cell office:value-type="float" office:value="-1.350356">
            <text:p>-1.350356</text:p>
          </table:table-cell>
          <table:table-cell office:value-type="float" office:value="-1.089549">
            <text:p>-1.089549</text:p>
          </table:table-cell>
          <table:table-cell office:value-type="float" office:value="4.544774">
            <text:p>4.544774</text:p>
          </table:table-cell>
          <table:table-cell office:value-type="float" office:value="-0.581243">
            <text:p>-0.581243</text:p>
          </table:table-cell>
          <table:table-cell office:value-type="float" office:value="0.290622">
            <text:p>0.290622</text:p>
          </table:table-cell>
          <table:table-cell office:value-type="float" office:value="-1.30832">
            <text:p>-1.3083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20]-[.$B$2]" office:value-type="float" office:value="3.25">
            <text:p>3.25</text:p>
          </table:table-cell>
          <table:table-cell office:value-type="float" office:value="10558.323">
            <text:p>10558.323</text:p>
          </table:table-cell>
          <table:table-cell office:value-type="float" office:value="-0.279191">
            <text:p>-0.279191</text:p>
          </table:table-cell>
          <table:table-cell office:value-type="float" office:value="-1.360404">
            <text:p>-1.360404</text:p>
          </table:table-cell>
          <table:table-cell office:value-type="float" office:value="-1.0544">
            <text:p>-1.0544</text:p>
          </table:table-cell>
          <table:table-cell office:value-type="float" office:value="4.5272">
            <text:p>4.5272</text:p>
          </table:table-cell>
          <table:table-cell office:value-type="float" office:value="-0.567115">
            <text:p>-0.567115</text:p>
          </table:table-cell>
          <table:table-cell office:value-type="float" office:value="0.283557">
            <text:p>0.283557</text:p>
          </table:table-cell>
          <table:table-cell office:value-type="float" office:value="-1.287415">
            <text:p>-1.28741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21]-[.$B$2]" office:value-type="float" office:value="3.25">
            <text:p>3.25</text:p>
          </table:table-cell>
          <table:table-cell office:value-type="float" office:value="10558.323">
            <text:p>10558.323</text:p>
          </table:table-cell>
          <table:table-cell office:value-type="float" office:value="-0.279191">
            <text:p>-0.279191</text:p>
          </table:table-cell>
          <table:table-cell office:value-type="float" office:value="-1.360404">
            <text:p>-1.360404</text:p>
          </table:table-cell>
          <table:table-cell office:value-type="float" office:value="-1.0544">
            <text:p>-1.0544</text:p>
          </table:table-cell>
          <table:table-cell office:value-type="float" office:value="4.5272">
            <text:p>4.5272</text:p>
          </table:table-cell>
          <table:table-cell office:value-type="float" office:value="-0.567115">
            <text:p>-0.567115</text:p>
          </table:table-cell>
          <table:table-cell office:value-type="float" office:value="0.283557">
            <text:p>0.283557</text:p>
          </table:table-cell>
          <table:table-cell office:value-type="float" office:value="-1.287415">
            <text:p>-1.28741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22]-[.$B$2]" office:value-type="float" office:value="3.27000000000044">
            <text:p>3.27</text:p>
          </table:table-cell>
          <table:table-cell office:value-type="float" office:value="10558.343">
            <text:p>10558.343</text:p>
          </table:table-cell>
          <table:table-cell office:value-type="float" office:value="-0.283284">
            <text:p>-0.283284</text:p>
          </table:table-cell>
          <table:table-cell office:value-type="float" office:value="-1.358358">
            <text:p>-1.358358</text:p>
          </table:table-cell>
          <table:table-cell office:value-type="float" office:value="-1.043216">
            <text:p>-1.043216</text:p>
          </table:table-cell>
          <table:table-cell office:value-type="float" office:value="4.521608">
            <text:p>4.521608</text:p>
          </table:table-cell>
          <table:table-cell office:value-type="float" office:value="-0.583861">
            <text:p>-0.583861</text:p>
          </table:table-cell>
          <table:table-cell office:value-type="float" office:value="0.29193">
            <text:p>0.29193</text:p>
          </table:table-cell>
          <table:table-cell office:value-type="float" office:value="-1.264092">
            <text:p>-1.26409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23]-[.$B$2]" office:value-type="float" office:value="3.27000000000044">
            <text:p>3.27</text:p>
          </table:table-cell>
          <table:table-cell office:value-type="float" office:value="10558.343">
            <text:p>10558.343</text:p>
          </table:table-cell>
          <table:table-cell office:value-type="float" office:value="-0.283284">
            <text:p>-0.283284</text:p>
          </table:table-cell>
          <table:table-cell office:value-type="float" office:value="-1.358358">
            <text:p>-1.358358</text:p>
          </table:table-cell>
          <table:table-cell office:value-type="float" office:value="-1.043216">
            <text:p>-1.043216</text:p>
          </table:table-cell>
          <table:table-cell office:value-type="float" office:value="4.521608">
            <text:p>4.521608</text:p>
          </table:table-cell>
          <table:table-cell office:value-type="float" office:value="-0.583861">
            <text:p>-0.583861</text:p>
          </table:table-cell>
          <table:table-cell office:value-type="float" office:value="0.29193">
            <text:p>0.29193</text:p>
          </table:table-cell>
          <table:table-cell office:value-type="float" office:value="-1.264092">
            <text:p>-1.26409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24]-[.$B$2]" office:value-type="float" office:value="3.27999999999884">
            <text:p>3.28</text:p>
          </table:table-cell>
          <table:table-cell office:value-type="float" office:value="10558.353">
            <text:p>10558.353</text:p>
          </table:table-cell>
          <table:table-cell office:value-type="float" office:value="-0.271167">
            <text:p>-0.271167</text:p>
          </table:table-cell>
          <table:table-cell office:value-type="float" office:value="-1.364416">
            <text:p>-1.364416</text:p>
          </table:table-cell>
          <table:table-cell office:value-type="float" office:value="-1.008802">
            <text:p>-1.008802</text:p>
          </table:table-cell>
          <table:table-cell office:value-type="float" office:value="4.504401">
            <text:p>4.504401</text:p>
          </table:table-cell>
          <table:table-cell office:value-type="float" office:value="-0.554796">
            <text:p>-0.554796</text:p>
          </table:table-cell>
          <table:table-cell office:value-type="float" office:value="0.277398">
            <text:p>0.277398</text:p>
          </table:table-cell>
          <table:table-cell office:value-type="float" office:value="-1.260483">
            <text:p>-1.26048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25]-[.$B$2]" office:value-type="float" office:value="3.29999999999927">
            <text:p>3.30</text:p>
          </table:table-cell>
          <table:table-cell office:value-type="float" office:value="10558.373">
            <text:p>10558.373</text:p>
          </table:table-cell>
          <table:table-cell office:value-type="float" office:value="-0.309674">
            <text:p>-0.309674</text:p>
          </table:table-cell>
          <table:table-cell office:value-type="float" office:value="-1.345163">
            <text:p>-1.345163</text:p>
          </table:table-cell>
          <table:table-cell office:value-type="float" office:value="-1.022713">
            <text:p>-1.022713</text:p>
          </table:table-cell>
          <table:table-cell office:value-type="float" office:value="4.511356">
            <text:p>4.511356</text:p>
          </table:table-cell>
          <table:table-cell office:value-type="float" office:value="-0.560045">
            <text:p>-0.560045</text:p>
          </table:table-cell>
          <table:table-cell office:value-type="float" office:value="0.280023">
            <text:p>0.280023</text:p>
          </table:table-cell>
          <table:table-cell office:value-type="float" office:value="-1.254006">
            <text:p>-1.25400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26]-[.$B$2]" office:value-type="float" office:value="3.30999999999949">
            <text:p>3.31</text:p>
          </table:table-cell>
          <table:table-cell office:value-type="float" office:value="10558.383">
            <text:p>10558.383</text:p>
          </table:table-cell>
          <table:table-cell office:value-type="float" office:value="-0.300958">
            <text:p>-0.300958</text:p>
          </table:table-cell>
          <table:table-cell office:value-type="float" office:value="-1.349521">
            <text:p>-1.349521</text:p>
          </table:table-cell>
          <table:table-cell office:value-type="float" office:value="-1.010321">
            <text:p>-1.010321</text:p>
          </table:table-cell>
          <table:table-cell office:value-type="float" office:value="4.505161">
            <text:p>4.505161</text:p>
          </table:table-cell>
          <table:table-cell office:value-type="float" office:value="-0.551144">
            <text:p>-0.551144</text:p>
          </table:table-cell>
          <table:table-cell office:value-type="float" office:value="0.275572">
            <text:p>0.275572</text:p>
          </table:table-cell>
          <table:table-cell office:value-type="float" office:value="-1.228059">
            <text:p>-1.22805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27]-[.$B$2]" office:value-type="float" office:value="3.30999999999949">
            <text:p>3.31</text:p>
          </table:table-cell>
          <table:table-cell office:value-type="float" office:value="10558.383">
            <text:p>10558.383</text:p>
          </table:table-cell>
          <table:table-cell office:value-type="float" office:value="-0.300958">
            <text:p>-0.300958</text:p>
          </table:table-cell>
          <table:table-cell office:value-type="float" office:value="-1.349521">
            <text:p>-1.349521</text:p>
          </table:table-cell>
          <table:table-cell office:value-type="float" office:value="-1.010321">
            <text:p>-1.010321</text:p>
          </table:table-cell>
          <table:table-cell office:value-type="float" office:value="4.505161">
            <text:p>4.505161</text:p>
          </table:table-cell>
          <table:table-cell office:value-type="float" office:value="-0.551144">
            <text:p>-0.551144</text:p>
          </table:table-cell>
          <table:table-cell office:value-type="float" office:value="0.275572">
            <text:p>0.275572</text:p>
          </table:table-cell>
          <table:table-cell office:value-type="float" office:value="-1.228059">
            <text:p>-1.22805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28]-[.$B$2]" office:value-type="float" office:value="3.30999999999949">
            <text:p>3.31</text:p>
          </table:table-cell>
          <table:table-cell office:value-type="float" office:value="10558.383">
            <text:p>10558.383</text:p>
          </table:table-cell>
          <table:table-cell office:value-type="float" office:value="-0.300958">
            <text:p>-0.300958</text:p>
          </table:table-cell>
          <table:table-cell office:value-type="float" office:value="-1.349521">
            <text:p>-1.349521</text:p>
          </table:table-cell>
          <table:table-cell office:value-type="float" office:value="-1.010321">
            <text:p>-1.010321</text:p>
          </table:table-cell>
          <table:table-cell office:value-type="float" office:value="4.505161">
            <text:p>4.505161</text:p>
          </table:table-cell>
          <table:table-cell office:value-type="float" office:value="-0.551144">
            <text:p>-0.551144</text:p>
          </table:table-cell>
          <table:table-cell office:value-type="float" office:value="0.275572">
            <text:p>0.275572</text:p>
          </table:table-cell>
          <table:table-cell office:value-type="float" office:value="-1.228059">
            <text:p>-1.22805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29]-[.$B$2]" office:value-type="float" office:value="3.34000000000015">
            <text:p>3.34</text:p>
          </table:table-cell>
          <table:table-cell office:value-type="float" office:value="10558.413">
            <text:p>10558.413</text:p>
          </table:table-cell>
          <table:table-cell office:value-type="float" office:value="-0.312546">
            <text:p>-0.312546</text:p>
          </table:table-cell>
          <table:table-cell office:value-type="float" office:value="-1.343727">
            <text:p>-1.343727</text:p>
          </table:table-cell>
          <table:table-cell office:value-type="float" office:value="-0.988837">
            <text:p>-0.988837</text:p>
          </table:table-cell>
          <table:table-cell office:value-type="float" office:value="4.494419">
            <text:p>4.494419</text:p>
          </table:table-cell>
          <table:table-cell office:value-type="float" office:value="-0.564218">
            <text:p>-0.564218</text:p>
          </table:table-cell>
          <table:table-cell office:value-type="float" office:value="0.282109">
            <text:p>0.282109</text:p>
          </table:table-cell>
          <table:table-cell office:value-type="float" office:value="-1.160622">
            <text:p>-1.16062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30]-[.$B$2]" office:value-type="float" office:value="3.35000000000036">
            <text:p>3.35</text:p>
          </table:table-cell>
          <table:table-cell office:value-type="float" office:value="10558.423">
            <text:p>10558.423</text:p>
          </table:table-cell>
          <table:table-cell office:value-type="float" office:value="-0.315668">
            <text:p>-0.315668</text:p>
          </table:table-cell>
          <table:table-cell office:value-type="float" office:value="-1.342166">
            <text:p>-1.342166</text:p>
          </table:table-cell>
          <table:table-cell office:value-type="float" office:value="-0.980863">
            <text:p>-0.980863</text:p>
          </table:table-cell>
          <table:table-cell office:value-type="float" office:value="4.490432">
            <text:p>4.490432</text:p>
          </table:table-cell>
          <table:table-cell office:value-type="float" office:value="-0.576849">
            <text:p>-0.576849</text:p>
          </table:table-cell>
          <table:table-cell office:value-type="float" office:value="0.288425">
            <text:p>0.288425</text:p>
          </table:table-cell>
          <table:table-cell office:value-type="float" office:value="-1.172517">
            <text:p>-1.17251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31]-[.$B$2]" office:value-type="float" office:value="3.35000000000036">
            <text:p>3.35</text:p>
          </table:table-cell>
          <table:table-cell office:value-type="float" office:value="10558.423">
            <text:p>10558.423</text:p>
          </table:table-cell>
          <table:table-cell office:value-type="float" office:value="-0.315668">
            <text:p>-0.315668</text:p>
          </table:table-cell>
          <table:table-cell office:value-type="float" office:value="-1.342166">
            <text:p>-1.342166</text:p>
          </table:table-cell>
          <table:table-cell office:value-type="float" office:value="-0.980863">
            <text:p>-0.980863</text:p>
          </table:table-cell>
          <table:table-cell office:value-type="float" office:value="4.490432">
            <text:p>4.490432</text:p>
          </table:table-cell>
          <table:table-cell office:value-type="float" office:value="-0.576849">
            <text:p>-0.576849</text:p>
          </table:table-cell>
          <table:table-cell office:value-type="float" office:value="0.288425">
            <text:p>0.288425</text:p>
          </table:table-cell>
          <table:table-cell office:value-type="float" office:value="-1.172517">
            <text:p>-1.17251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32]-[.$B$2]" office:value-type="float" office:value="3.36999999999898">
            <text:p>3.37</text:p>
          </table:table-cell>
          <table:table-cell office:value-type="float" office:value="10558.443">
            <text:p>10558.443</text:p>
          </table:table-cell>
          <table:table-cell office:value-type="float" office:value="-0.319068">
            <text:p>-0.319068</text:p>
          </table:table-cell>
          <table:table-cell office:value-type="float" office:value="-1.340466">
            <text:p>-1.340466</text:p>
          </table:table-cell>
          <table:table-cell office:value-type="float" office:value="-0.95304">
            <text:p>-0.95304</text:p>
          </table:table-cell>
          <table:table-cell office:value-type="float" office:value="4.47652">
            <text:p>4.47652</text:p>
          </table:table-cell>
          <table:table-cell office:value-type="float" office:value="-0.580963">
            <text:p>-0.580963</text:p>
          </table:table-cell>
          <table:table-cell office:value-type="float" office:value="0.290482">
            <text:p>0.290482</text:p>
          </table:table-cell>
          <table:table-cell office:value-type="float" office:value="-1.193871">
            <text:p>-1.19387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33]-[.$B$2]" office:value-type="float" office:value="3.3799999999992">
            <text:p>3.38</text:p>
          </table:table-cell>
          <table:table-cell office:value-type="float" office:value="10558.453">
            <text:p>10558.453</text:p>
          </table:table-cell>
          <table:table-cell office:value-type="float" office:value="-0.316085">
            <text:p>-0.316085</text:p>
          </table:table-cell>
          <table:table-cell office:value-type="float" office:value="-1.341958">
            <text:p>-1.341958</text:p>
          </table:table-cell>
          <table:table-cell office:value-type="float" office:value="-0.95175">
            <text:p>-0.95175</text:p>
          </table:table-cell>
          <table:table-cell office:value-type="float" office:value="4.475875">
            <text:p>4.475875</text:p>
          </table:table-cell>
          <table:table-cell office:value-type="float" office:value="-0.58206">
            <text:p>-0.58206</text:p>
          </table:table-cell>
          <table:table-cell office:value-type="float" office:value="0.29103">
            <text:p>0.29103</text:p>
          </table:table-cell>
          <table:table-cell office:value-type="float" office:value="-1.203438">
            <text:p>-1.20343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34]-[.$B$2]" office:value-type="float" office:value="3.3799999999992">
            <text:p>3.38</text:p>
          </table:table-cell>
          <table:table-cell office:value-type="float" office:value="10558.453">
            <text:p>10558.453</text:p>
          </table:table-cell>
          <table:table-cell office:value-type="float" office:value="-0.316085">
            <text:p>-0.316085</text:p>
          </table:table-cell>
          <table:table-cell office:value-type="float" office:value="-1.341958">
            <text:p>-1.341958</text:p>
          </table:table-cell>
          <table:table-cell office:value-type="float" office:value="-0.95175">
            <text:p>-0.95175</text:p>
          </table:table-cell>
          <table:table-cell office:value-type="float" office:value="4.475875">
            <text:p>4.475875</text:p>
          </table:table-cell>
          <table:table-cell office:value-type="float" office:value="-0.58206">
            <text:p>-0.58206</text:p>
          </table:table-cell>
          <table:table-cell office:value-type="float" office:value="0.29103">
            <text:p>0.29103</text:p>
          </table:table-cell>
          <table:table-cell office:value-type="float" office:value="-1.203438">
            <text:p>-1.20343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35]-[.$B$2]" office:value-type="float" office:value="3.39999999999964">
            <text:p>3.40</text:p>
          </table:table-cell>
          <table:table-cell office:value-type="float" office:value="10558.473">
            <text:p>10558.473</text:p>
          </table:table-cell>
          <table:table-cell office:value-type="float" office:value="-0.277938">
            <text:p>-0.277938</text:p>
          </table:table-cell>
          <table:table-cell office:value-type="float" office:value="-1.361031">
            <text:p>-1.361031</text:p>
          </table:table-cell>
          <table:table-cell office:value-type="float" office:value="-0.92382">
            <text:p>-0.92382</text:p>
          </table:table-cell>
          <table:table-cell office:value-type="float" office:value="4.46191">
            <text:p>4.46191</text:p>
          </table:table-cell>
          <table:table-cell office:value-type="float" office:value="-0.532132">
            <text:p>-0.532132</text:p>
          </table:table-cell>
          <table:table-cell office:value-type="float" office:value="0.266066">
            <text:p>0.266066</text:p>
          </table:table-cell>
          <table:table-cell office:value-type="float" office:value="-1.179223">
            <text:p>-1.17922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36]-[.$B$2]" office:value-type="float" office:value="3.40999999999985">
            <text:p>3.41</text:p>
          </table:table-cell>
          <table:table-cell office:value-type="float" office:value="10558.483">
            <text:p>10558.483</text:p>
          </table:table-cell>
          <table:table-cell office:value-type="float" office:value="-0.280957">
            <text:p>-0.280957</text:p>
          </table:table-cell>
          <table:table-cell office:value-type="float" office:value="-1.359522">
            <text:p>-1.359522</text:p>
          </table:table-cell>
          <table:table-cell office:value-type="float" office:value="-0.919011">
            <text:p>-0.919011</text:p>
          </table:table-cell>
          <table:table-cell office:value-type="float" office:value="4.459506">
            <text:p>4.459506</text:p>
          </table:table-cell>
          <table:table-cell office:value-type="float" office:value="-0.542216">
            <text:p>-0.542216</text:p>
          </table:table-cell>
          <table:table-cell office:value-type="float" office:value="0.271108">
            <text:p>0.271108</text:p>
          </table:table-cell>
          <table:table-cell office:value-type="float" office:value="-1.168374">
            <text:p>-1.16837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37]-[.$B$2]" office:value-type="float" office:value="3.40999999999985">
            <text:p>3.41</text:p>
          </table:table-cell>
          <table:table-cell office:value-type="float" office:value="10558.483">
            <text:p>10558.483</text:p>
          </table:table-cell>
          <table:table-cell office:value-type="float" office:value="-0.280957">
            <text:p>-0.280957</text:p>
          </table:table-cell>
          <table:table-cell office:value-type="float" office:value="-1.359522">
            <text:p>-1.359522</text:p>
          </table:table-cell>
          <table:table-cell office:value-type="float" office:value="-0.919011">
            <text:p>-0.919011</text:p>
          </table:table-cell>
          <table:table-cell office:value-type="float" office:value="4.459506">
            <text:p>4.459506</text:p>
          </table:table-cell>
          <table:table-cell office:value-type="float" office:value="-0.542216">
            <text:p>-0.542216</text:p>
          </table:table-cell>
          <table:table-cell office:value-type="float" office:value="0.271108">
            <text:p>0.271108</text:p>
          </table:table-cell>
          <table:table-cell office:value-type="float" office:value="-1.168374">
            <text:p>-1.16837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38]-[.$B$2]" office:value-type="float" office:value="3.40999999999985">
            <text:p>3.41</text:p>
          </table:table-cell>
          <table:table-cell office:value-type="float" office:value="10558.483">
            <text:p>10558.483</text:p>
          </table:table-cell>
          <table:table-cell office:value-type="float" office:value="-0.280957">
            <text:p>-0.280957</text:p>
          </table:table-cell>
          <table:table-cell office:value-type="float" office:value="-1.359522">
            <text:p>-1.359522</text:p>
          </table:table-cell>
          <table:table-cell office:value-type="float" office:value="-0.919011">
            <text:p>-0.919011</text:p>
          </table:table-cell>
          <table:table-cell office:value-type="float" office:value="4.459506">
            <text:p>4.459506</text:p>
          </table:table-cell>
          <table:table-cell office:value-type="float" office:value="-0.542216">
            <text:p>-0.542216</text:p>
          </table:table-cell>
          <table:table-cell office:value-type="float" office:value="0.271108">
            <text:p>0.271108</text:p>
          </table:table-cell>
          <table:table-cell office:value-type="float" office:value="-1.168374">
            <text:p>-1.16837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39]-[.$B$2]" office:value-type="float" office:value="3.44000000000051">
            <text:p>3.44</text:p>
          </table:table-cell>
          <table:table-cell office:value-type="float" office:value="10558.513">
            <text:p>10558.513</text:p>
          </table:table-cell>
          <table:table-cell office:value-type="float" office:value="-0.307407">
            <text:p>-0.307407</text:p>
          </table:table-cell>
          <table:table-cell office:value-type="float" office:value="-1.346297">
            <text:p>-1.346297</text:p>
          </table:table-cell>
          <table:table-cell office:value-type="float" office:value="-0.879366">
            <text:p>-0.879366</text:p>
          </table:table-cell>
          <table:table-cell office:value-type="float" office:value="4.439683">
            <text:p>4.439683</text:p>
          </table:table-cell>
          <table:table-cell office:value-type="float" office:value="-0.597283">
            <text:p>-0.597283</text:p>
          </table:table-cell>
          <table:table-cell office:value-type="float" office:value="0.298641">
            <text:p>0.298641</text:p>
          </table:table-cell>
          <table:table-cell office:value-type="float" office:value="-1.169442">
            <text:p>-1.16944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40]-[.$B$2]" office:value-type="float" office:value="3.44999999999891">
            <text:p>3.45</text:p>
          </table:table-cell>
          <table:table-cell office:value-type="float" office:value="10558.523">
            <text:p>10558.523</text:p>
          </table:table-cell>
          <table:table-cell office:value-type="float" office:value="-0.334531">
            <text:p>-0.334531</text:p>
          </table:table-cell>
          <table:table-cell office:value-type="float" office:value="-1.332734">
            <text:p>-1.332734</text:p>
          </table:table-cell>
          <table:table-cell office:value-type="float" office:value="-0.848455">
            <text:p>-0.848455</text:p>
          </table:table-cell>
          <table:table-cell office:value-type="float" office:value="4.424228">
            <text:p>4.424228</text:p>
          </table:table-cell>
          <table:table-cell office:value-type="float" office:value="-0.599617">
            <text:p>-0.599617</text:p>
          </table:table-cell>
          <table:table-cell office:value-type="float" office:value="0.299808">
            <text:p>0.299808</text:p>
          </table:table-cell>
          <table:table-cell office:value-type="float" office:value="-1.188546">
            <text:p>-1.18854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41]-[.$B$2]" office:value-type="float" office:value="3.45999999999913">
            <text:p>3.46</text:p>
          </table:table-cell>
          <table:table-cell office:value-type="float" office:value="10558.533">
            <text:p>10558.533</text:p>
          </table:table-cell>
          <table:table-cell office:value-type="float" office:value="-0.31639">
            <text:p>-0.31639</text:p>
          </table:table-cell>
          <table:table-cell office:value-type="float" office:value="-1.341805">
            <text:p>-1.341805</text:p>
          </table:table-cell>
          <table:table-cell office:value-type="float" office:value="-0.816975">
            <text:p>-0.816975</text:p>
          </table:table-cell>
          <table:table-cell office:value-type="float" office:value="4.408487">
            <text:p>4.408487</text:p>
          </table:table-cell>
          <table:table-cell office:value-type="float" office:value="-0.586498">
            <text:p>-0.586498</text:p>
          </table:table-cell>
          <table:table-cell office:value-type="float" office:value="0.293249">
            <text:p>0.293249</text:p>
          </table:table-cell>
          <table:table-cell office:value-type="float" office:value="-1.206315">
            <text:p>-1.20631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42]-[.$B$2]" office:value-type="float" office:value="3.46999999999935">
            <text:p>3.47</text:p>
          </table:table-cell>
          <table:table-cell office:value-type="float" office:value="10558.543">
            <text:p>10558.543</text:p>
          </table:table-cell>
          <table:table-cell office:value-type="float" office:value="-0.337544">
            <text:p>-0.337544</text:p>
          </table:table-cell>
          <table:table-cell office:value-type="float" office:value="-1.331228">
            <text:p>-1.331228</text:p>
          </table:table-cell>
          <table:table-cell office:value-type="float" office:value="-0.803088">
            <text:p>-0.803088</text:p>
          </table:table-cell>
          <table:table-cell office:value-type="float" office:value="4.401544">
            <text:p>4.401544</text:p>
          </table:table-cell>
          <table:table-cell office:value-type="float" office:value="-0.581052">
            <text:p>-0.581052</text:p>
          </table:table-cell>
          <table:table-cell office:value-type="float" office:value="0.290526">
            <text:p>0.290526</text:p>
          </table:table-cell>
          <table:table-cell office:value-type="float" office:value="-1.22284">
            <text:p>-1.2228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43]-[.$B$2]" office:value-type="float" office:value="3.47999999999956">
            <text:p>3.48</text:p>
          </table:table-cell>
          <table:table-cell office:value-type="float" office:value="10558.553">
            <text:p>10558.553</text:p>
          </table:table-cell>
          <table:table-cell office:value-type="float" office:value="-0.344369">
            <text:p>-0.344369</text:p>
          </table:table-cell>
          <table:table-cell office:value-type="float" office:value="-1.327815">
            <text:p>-1.327815</text:p>
          </table:table-cell>
          <table:table-cell office:value-type="float" office:value="-0.826338">
            <text:p>-0.826338</text:p>
          </table:table-cell>
          <table:table-cell office:value-type="float" office:value="4.413169">
            <text:p>4.413169</text:p>
          </table:table-cell>
          <table:table-cell office:value-type="float" office:value="-0.564435">
            <text:p>-0.564435</text:p>
          </table:table-cell>
          <table:table-cell office:value-type="float" office:value="0.282217">
            <text:p>0.282217</text:p>
          </table:table-cell>
          <table:table-cell office:value-type="float" office:value="-1.218209">
            <text:p>-1.21820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44]-[.$B$2]" office:value-type="float" office:value="3.48999999999978">
            <text:p>3.49</text:p>
          </table:table-cell>
          <table:table-cell office:value-type="float" office:value="10558.563">
            <text:p>10558.563</text:p>
          </table:table-cell>
          <table:table-cell office:value-type="float" office:value="-0.347991">
            <text:p>-0.347991</text:p>
          </table:table-cell>
          <table:table-cell office:value-type="float" office:value="-1.326005">
            <text:p>-1.326005</text:p>
          </table:table-cell>
          <table:table-cell office:value-type="float" office:value="-0.811583">
            <text:p>-0.811583</text:p>
          </table:table-cell>
          <table:table-cell office:value-type="float" office:value="4.405791">
            <text:p>4.405791</text:p>
          </table:table-cell>
          <table:table-cell office:value-type="float" office:value="-0.519086">
            <text:p>-0.519086</text:p>
          </table:table-cell>
          <table:table-cell office:value-type="float" office:value="0.259543">
            <text:p>0.259543</text:p>
          </table:table-cell>
          <table:table-cell office:value-type="float" office:value="-1.213906">
            <text:p>-1.21390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45]-[.$B$2]" office:value-type="float" office:value="3.5">
            <text:p>3.50</text:p>
          </table:table-cell>
          <table:table-cell office:value-type="float" office:value="10558.573">
            <text:p>10558.573</text:p>
          </table:table-cell>
          <table:table-cell office:value-type="float" office:value="-0.373735">
            <text:p>-0.373735</text:p>
          </table:table-cell>
          <table:table-cell office:value-type="float" office:value="-1.313132">
            <text:p>-1.313132</text:p>
          </table:table-cell>
          <table:table-cell office:value-type="float" office:value="-0.823714">
            <text:p>-0.823714</text:p>
          </table:table-cell>
          <table:table-cell office:value-type="float" office:value="4.411857">
            <text:p>4.411857</text:p>
          </table:table-cell>
          <table:table-cell office:value-type="float" office:value="-0.529895">
            <text:p>-0.529895</text:p>
          </table:table-cell>
          <table:table-cell office:value-type="float" office:value="0.264948">
            <text:p>0.264948</text:p>
          </table:table-cell>
          <table:table-cell office:value-type="float" office:value="-1.209901">
            <text:p>-1.20990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46]-[.$B$2]" office:value-type="float" office:value="3.51000000000022">
            <text:p>3.51</text:p>
          </table:table-cell>
          <table:table-cell office:value-type="float" office:value="10558.583">
            <text:p>10558.583</text:p>
          </table:table-cell>
          <table:table-cell office:value-type="float" office:value="-0.365003">
            <text:p>-0.365003</text:p>
          </table:table-cell>
          <table:table-cell office:value-type="float" office:value="-1.317498">
            <text:p>-1.317498</text:p>
          </table:table-cell>
          <table:table-cell office:value-type="float" office:value="-0.815793">
            <text:p>-0.815793</text:p>
          </table:table-cell>
          <table:table-cell office:value-type="float" office:value="4.407897">
            <text:p>4.407897</text:p>
          </table:table-cell>
          <table:table-cell office:value-type="float" office:value="-0.500702">
            <text:p>-0.500702</text:p>
          </table:table-cell>
          <table:table-cell office:value-type="float" office:value="0.250351">
            <text:p>0.250351</text:p>
          </table:table-cell>
          <table:table-cell office:value-type="float" office:value="-1.206177">
            <text:p>-1.20617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47]-[.$B$2]" office:value-type="float" office:value="3.52000000000044">
            <text:p>3.52</text:p>
          </table:table-cell>
          <table:table-cell office:value-type="float" office:value="10558.593">
            <text:p>10558.593</text:p>
          </table:table-cell>
          <table:table-cell office:value-type="float" office:value="-0.353096">
            <text:p>-0.353096</text:p>
          </table:table-cell>
          <table:table-cell office:value-type="float" office:value="-1.323452">
            <text:p>-1.323452</text:p>
          </table:table-cell>
          <table:table-cell office:value-type="float" office:value="-0.779346">
            <text:p>-0.779346</text:p>
          </table:table-cell>
          <table:table-cell office:value-type="float" office:value="4.389673">
            <text:p>4.389673</text:p>
          </table:table-cell>
          <table:table-cell office:value-type="float" office:value="-0.459151">
            <text:p>-0.459151</text:p>
          </table:table-cell>
          <table:table-cell office:value-type="float" office:value="0.229576">
            <text:p>0.229576</text:p>
          </table:table-cell>
          <table:table-cell office:value-type="float" office:value="-1.203728">
            <text:p>-1.20372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48]-[.$B$2]" office:value-type="float" office:value="3.52999999999884">
            <text:p>3.53</text:p>
          </table:table-cell>
          <table:table-cell office:value-type="float" office:value="10558.603">
            <text:p>10558.603</text:p>
          </table:table-cell>
          <table:table-cell office:value-type="float" office:value="-0.345402">
            <text:p>-0.345402</text:p>
          </table:table-cell>
          <table:table-cell office:value-type="float" office:value="-1.327299">
            <text:p>-1.327299</text:p>
          </table:table-cell>
          <table:table-cell office:value-type="float" office:value="-0.767599">
            <text:p>-0.767599</text:p>
          </table:table-cell>
          <table:table-cell office:value-type="float" office:value="4.383799">
            <text:p>4.383799</text:p>
          </table:table-cell>
          <table:table-cell office:value-type="float" office:value="-0.452586">
            <text:p>-0.452586</text:p>
          </table:table-cell>
          <table:table-cell office:value-type="float" office:value="0.226293">
            <text:p>0.226293</text:p>
          </table:table-cell>
          <table:table-cell office:value-type="float" office:value="-1.201455">
            <text:p>-1.20145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49]-[.$B$2]" office:value-type="float" office:value="3.53999999999905">
            <text:p>3.54</text:p>
          </table:table-cell>
          <table:table-cell office:value-type="float" office:value="10558.613">
            <text:p>10558.613</text:p>
          </table:table-cell>
          <table:table-cell office:value-type="float" office:value="-0.350813">
            <text:p>-0.350813</text:p>
          </table:table-cell>
          <table:table-cell office:value-type="float" office:value="-1.324594">
            <text:p>-1.324594</text:p>
          </table:table-cell>
          <table:table-cell office:value-type="float" office:value="-0.754159">
            <text:p>-0.754159</text:p>
          </table:table-cell>
          <table:table-cell office:value-type="float" office:value="4.37708">
            <text:p>4.37708</text:p>
          </table:table-cell>
          <table:table-cell office:value-type="float" office:value="-0.444202">
            <text:p>-0.444202</text:p>
          </table:table-cell>
          <table:table-cell office:value-type="float" office:value="0.222101">
            <text:p>0.222101</text:p>
          </table:table-cell>
          <table:table-cell office:value-type="float" office:value="-1.199342">
            <text:p>-1.19934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50]-[.$B$2]" office:value-type="float" office:value="3.53999999999905">
            <text:p>3.54</text:p>
          </table:table-cell>
          <table:table-cell office:value-type="float" office:value="10558.613">
            <text:p>10558.613</text:p>
          </table:table-cell>
          <table:table-cell office:value-type="float" office:value="-0.350813">
            <text:p>-0.350813</text:p>
          </table:table-cell>
          <table:table-cell office:value-type="float" office:value="-1.324594">
            <text:p>-1.324594</text:p>
          </table:table-cell>
          <table:table-cell office:value-type="float" office:value="-0.754159">
            <text:p>-0.754159</text:p>
          </table:table-cell>
          <table:table-cell office:value-type="float" office:value="4.37708">
            <text:p>4.37708</text:p>
          </table:table-cell>
          <table:table-cell office:value-type="float" office:value="-0.444202">
            <text:p>-0.444202</text:p>
          </table:table-cell>
          <table:table-cell office:value-type="float" office:value="0.222101">
            <text:p>0.222101</text:p>
          </table:table-cell>
          <table:table-cell office:value-type="float" office:value="-1.199342">
            <text:p>-1.19934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51]-[.$B$2]" office:value-type="float" office:value="3.53999999999905">
            <text:p>3.54</text:p>
          </table:table-cell>
          <table:table-cell office:value-type="float" office:value="10558.613">
            <text:p>10558.613</text:p>
          </table:table-cell>
          <table:table-cell office:value-type="float" office:value="-0.350813">
            <text:p>-0.350813</text:p>
          </table:table-cell>
          <table:table-cell office:value-type="float" office:value="-1.324594">
            <text:p>-1.324594</text:p>
          </table:table-cell>
          <table:table-cell office:value-type="float" office:value="-0.754159">
            <text:p>-0.754159</text:p>
          </table:table-cell>
          <table:table-cell office:value-type="float" office:value="4.37708">
            <text:p>4.37708</text:p>
          </table:table-cell>
          <table:table-cell office:value-type="float" office:value="-0.444202">
            <text:p>-0.444202</text:p>
          </table:table-cell>
          <table:table-cell office:value-type="float" office:value="0.222101">
            <text:p>0.222101</text:p>
          </table:table-cell>
          <table:table-cell office:value-type="float" office:value="-1.199342">
            <text:p>-1.19934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52]-[.$B$2]" office:value-type="float" office:value="3.56999999999971">
            <text:p>3.57</text:p>
          </table:table-cell>
          <table:table-cell office:value-type="float" office:value="10558.643">
            <text:p>10558.643</text:p>
          </table:table-cell>
          <table:table-cell office:value-type="float" office:value="-0.324054">
            <text:p>-0.324054</text:p>
          </table:table-cell>
          <table:table-cell office:value-type="float" office:value="-1.337973">
            <text:p>-1.337973</text:p>
          </table:table-cell>
          <table:table-cell office:value-type="float" office:value="-0.735475">
            <text:p>-0.735475</text:p>
          </table:table-cell>
          <table:table-cell office:value-type="float" office:value="4.367738">
            <text:p>4.367738</text:p>
          </table:table-cell>
          <table:table-cell office:value-type="float" office:value="-0.49104">
            <text:p>-0.49104</text:p>
          </table:table-cell>
          <table:table-cell office:value-type="float" office:value="0.24552">
            <text:p>0.24552</text:p>
          </table:table-cell>
          <table:table-cell office:value-type="float" office:value="-1.163064">
            <text:p>-1.16306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53]-[.$B$2]" office:value-type="float" office:value="3.59000000000015">
            <text:p>3.59</text:p>
          </table:table-cell>
          <table:table-cell office:value-type="float" office:value="10558.663">
            <text:p>10558.663</text:p>
          </table:table-cell>
          <table:table-cell office:value-type="float" office:value="-0.310698">
            <text:p>-0.310698</text:p>
          </table:table-cell>
          <table:table-cell office:value-type="float" office:value="-1.344651">
            <text:p>-1.344651</text:p>
          </table:table-cell>
          <table:table-cell office:value-type="float" office:value="-0.709652">
            <text:p>-0.709652</text:p>
          </table:table-cell>
          <table:table-cell office:value-type="float" office:value="4.354826">
            <text:p>4.354826</text:p>
          </table:table-cell>
          <table:table-cell office:value-type="float" office:value="-0.451338">
            <text:p>-0.451338</text:p>
          </table:table-cell>
          <table:table-cell office:value-type="float" office:value="0.225669">
            <text:p>0.225669</text:p>
          </table:table-cell>
          <table:table-cell office:value-type="float" office:value="-1.133393">
            <text:p>-1.13339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54]-[.$B$2]" office:value-type="float" office:value="3.59000000000015">
            <text:p>3.59</text:p>
          </table:table-cell>
          <table:table-cell office:value-type="float" office:value="10558.663">
            <text:p>10558.663</text:p>
          </table:table-cell>
          <table:table-cell office:value-type="float" office:value="-0.310698">
            <text:p>-0.310698</text:p>
          </table:table-cell>
          <table:table-cell office:value-type="float" office:value="-1.344651">
            <text:p>-1.344651</text:p>
          </table:table-cell>
          <table:table-cell office:value-type="float" office:value="-0.709652">
            <text:p>-0.709652</text:p>
          </table:table-cell>
          <table:table-cell office:value-type="float" office:value="4.354826">
            <text:p>4.354826</text:p>
          </table:table-cell>
          <table:table-cell office:value-type="float" office:value="-0.451338">
            <text:p>-0.451338</text:p>
          </table:table-cell>
          <table:table-cell office:value-type="float" office:value="0.225669">
            <text:p>0.225669</text:p>
          </table:table-cell>
          <table:table-cell office:value-type="float" office:value="-1.133393">
            <text:p>-1.13339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55]-[.$B$2]" office:value-type="float" office:value="3.60000000000036">
            <text:p>3.60</text:p>
          </table:table-cell>
          <table:table-cell office:value-type="float" office:value="10558.673">
            <text:p>10558.673</text:p>
          </table:table-cell>
          <table:table-cell office:value-type="float" office:value="-0.313917">
            <text:p>-0.313917</text:p>
          </table:table-cell>
          <table:table-cell office:value-type="float" office:value="-1.343041">
            <text:p>-1.343041</text:p>
          </table:table-cell>
          <table:table-cell office:value-type="float" office:value="-0.718854">
            <text:p>-0.718854</text:p>
          </table:table-cell>
          <table:table-cell office:value-type="float" office:value="4.359427">
            <text:p>4.359427</text:p>
          </table:table-cell>
          <table:table-cell office:value-type="float" office:value="-0.462546">
            <text:p>-0.462546</text:p>
          </table:table-cell>
          <table:table-cell office:value-type="float" office:value="0.231273">
            <text:p>0.231273</text:p>
          </table:table-cell>
          <table:table-cell office:value-type="float" office:value="-1.130822">
            <text:p>-1.13082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56]-[.$B$2]" office:value-type="float" office:value="3.61999999999898">
            <text:p>3.62</text:p>
          </table:table-cell>
          <table:table-cell office:value-type="float" office:value="10558.693">
            <text:p>10558.693</text:p>
          </table:table-cell>
          <table:table-cell office:value-type="float" office:value="-0.272279">
            <text:p>-0.272279</text:p>
          </table:table-cell>
          <table:table-cell office:value-type="float" office:value="-1.363861">
            <text:p>-1.363861</text:p>
          </table:table-cell>
          <table:table-cell office:value-type="float" office:value="-0.715217">
            <text:p>-0.715217</text:p>
          </table:table-cell>
          <table:table-cell office:value-type="float" office:value="4.357608">
            <text:p>4.357608</text:p>
          </table:table-cell>
          <table:table-cell office:value-type="float" office:value="-0.409442">
            <text:p>-0.409442</text:p>
          </table:table-cell>
          <table:table-cell office:value-type="float" office:value="0.204721">
            <text:p>0.204721</text:p>
          </table:table-cell>
          <table:table-cell office:value-type="float" office:value="-1.126214">
            <text:p>-1.12621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57]-[.$B$2]" office:value-type="float" office:value="3.61999999999898">
            <text:p>3.62</text:p>
          </table:table-cell>
          <table:table-cell office:value-type="float" office:value="10558.693">
            <text:p>10558.693</text:p>
          </table:table-cell>
          <table:table-cell office:value-type="float" office:value="-0.272279">
            <text:p>-0.272279</text:p>
          </table:table-cell>
          <table:table-cell office:value-type="float" office:value="-1.363861">
            <text:p>-1.363861</text:p>
          </table:table-cell>
          <table:table-cell office:value-type="float" office:value="-0.715217">
            <text:p>-0.715217</text:p>
          </table:table-cell>
          <table:table-cell office:value-type="float" office:value="4.357608">
            <text:p>4.357608</text:p>
          </table:table-cell>
          <table:table-cell office:value-type="float" office:value="-0.409442">
            <text:p>-0.409442</text:p>
          </table:table-cell>
          <table:table-cell office:value-type="float" office:value="0.204721">
            <text:p>0.204721</text:p>
          </table:table-cell>
          <table:table-cell office:value-type="float" office:value="-1.126214">
            <text:p>-1.12621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58]-[.$B$2]" office:value-type="float" office:value="3.6299999999992">
            <text:p>3.63</text:p>
          </table:table-cell>
          <table:table-cell office:value-type="float" office:value="10558.703">
            <text:p>10558.703</text:p>
          </table:table-cell>
          <table:table-cell office:value-type="float" office:value="-0.242328">
            <text:p>-0.242328</text:p>
          </table:table-cell>
          <table:table-cell office:value-type="float" office:value="-1.378836">
            <text:p>-1.378836</text:p>
          </table:table-cell>
          <table:table-cell office:value-type="float" office:value="-0.710476">
            <text:p>-0.710476</text:p>
          </table:table-cell>
          <table:table-cell office:value-type="float" office:value="4.355238">
            <text:p>4.355238</text:p>
          </table:table-cell>
          <table:table-cell office:value-type="float" office:value="-0.355599">
            <text:p>-0.355599</text:p>
          </table:table-cell>
          <table:table-cell office:value-type="float" office:value="0.177799">
            <text:p>0.177799</text:p>
          </table:table-cell>
          <table:table-cell office:value-type="float" office:value="-1.124146">
            <text:p>-1.12414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59]-[.$B$2]" office:value-type="float" office:value="3.64999999999964">
            <text:p>3.65</text:p>
          </table:table-cell>
          <table:table-cell office:value-type="float" office:value="10558.723">
            <text:p>10558.723</text:p>
          </table:table-cell>
          <table:table-cell office:value-type="float" office:value="-0.192276">
            <text:p>-0.192276</text:p>
          </table:table-cell>
          <table:table-cell office:value-type="float" office:value="-1.403862">
            <text:p>-1.403862</text:p>
          </table:table-cell>
          <table:table-cell office:value-type="float" office:value="-0.708177">
            <text:p>-0.708177</text:p>
          </table:table-cell>
          <table:table-cell office:value-type="float" office:value="4.354089">
            <text:p>4.354089</text:p>
          </table:table-cell>
          <table:table-cell office:value-type="float" office:value="-0.369997">
            <text:p>-0.369997</text:p>
          </table:table-cell>
          <table:table-cell office:value-type="float" office:value="0.184998">
            <text:p>0.184998</text:p>
          </table:table-cell>
          <table:table-cell office:value-type="float" office:value="-1.141404">
            <text:p>-1.14140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60]-[.$B$2]" office:value-type="float" office:value="3.64999999999964">
            <text:p>3.65</text:p>
          </table:table-cell>
          <table:table-cell office:value-type="float" office:value="10558.723">
            <text:p>10558.723</text:p>
          </table:table-cell>
          <table:table-cell office:value-type="float" office:value="-0.192276">
            <text:p>-0.192276</text:p>
          </table:table-cell>
          <table:table-cell office:value-type="float" office:value="-1.403862">
            <text:p>-1.403862</text:p>
          </table:table-cell>
          <table:table-cell office:value-type="float" office:value="-0.708177">
            <text:p>-0.708177</text:p>
          </table:table-cell>
          <table:table-cell office:value-type="float" office:value="4.354089">
            <text:p>4.354089</text:p>
          </table:table-cell>
          <table:table-cell office:value-type="float" office:value="-0.369997">
            <text:p>-0.369997</text:p>
          </table:table-cell>
          <table:table-cell office:value-type="float" office:value="0.184998">
            <text:p>0.184998</text:p>
          </table:table-cell>
          <table:table-cell office:value-type="float" office:value="-1.141404">
            <text:p>-1.14140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61]-[.$B$2]" office:value-type="float" office:value="3.65999999999985">
            <text:p>3.66</text:p>
          </table:table-cell>
          <table:table-cell office:value-type="float" office:value="10558.733">
            <text:p>10558.733</text:p>
          </table:table-cell>
          <table:table-cell office:value-type="float" office:value="-0.19117">
            <text:p>-0.19117</text:p>
          </table:table-cell>
          <table:table-cell office:value-type="float" office:value="-1.404415">
            <text:p>-1.404415</text:p>
          </table:table-cell>
          <table:table-cell office:value-type="float" office:value="-0.701368">
            <text:p>-0.701368</text:p>
          </table:table-cell>
          <table:table-cell office:value-type="float" office:value="4.350684">
            <text:p>4.350684</text:p>
          </table:table-cell>
          <table:table-cell office:value-type="float" office:value="-0.366321">
            <text:p>-0.366321</text:p>
          </table:table-cell>
          <table:table-cell office:value-type="float" office:value="0.18316">
            <text:p>0.18316</text:p>
          </table:table-cell>
          <table:table-cell office:value-type="float" office:value="-1.14914">
            <text:p>-1.1491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62]-[.$B$2]" office:value-type="float" office:value="3.67000000000007">
            <text:p>3.67</text:p>
          </table:table-cell>
          <table:table-cell office:value-type="float" office:value="10558.743">
            <text:p>10558.743</text:p>
          </table:table-cell>
          <table:table-cell office:value-type="float" office:value="-0.174633">
            <text:p>-0.174633</text:p>
          </table:table-cell>
          <table:table-cell office:value-type="float" office:value="-1.412683">
            <text:p>-1.412683</text:p>
          </table:table-cell>
          <table:table-cell office:value-type="float" office:value="-0.689205">
            <text:p>-0.689205</text:p>
          </table:table-cell>
          <table:table-cell office:value-type="float" office:value="4.344603">
            <text:p>4.344603</text:p>
          </table:table-cell>
          <table:table-cell office:value-type="float" office:value="-0.354987">
            <text:p>-0.354987</text:p>
          </table:table-cell>
          <table:table-cell office:value-type="float" office:value="0.177494">
            <text:p>0.177494</text:p>
          </table:table-cell>
          <table:table-cell office:value-type="float" office:value="-1.156335">
            <text:p>-1.15633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63]-[.$B$2]" office:value-type="float" office:value="3.69000000000051">
            <text:p>3.69</text:p>
          </table:table-cell>
          <table:table-cell office:value-type="float" office:value="10558.763">
            <text:p>10558.763</text:p>
          </table:table-cell>
          <table:table-cell office:value-type="float" office:value="-0.186429">
            <text:p>-0.186429</text:p>
          </table:table-cell>
          <table:table-cell office:value-type="float" office:value="-1.406785">
            <text:p>-1.406785</text:p>
          </table:table-cell>
          <table:table-cell office:value-type="float" office:value="-0.678276">
            <text:p>-0.678276</text:p>
          </table:table-cell>
          <table:table-cell office:value-type="float" office:value="4.339138">
            <text:p>4.339138</text:p>
          </table:table-cell>
          <table:table-cell office:value-type="float" office:value="-0.386736">
            <text:p>-0.386736</text:p>
          </table:table-cell>
          <table:table-cell office:value-type="float" office:value="0.193368">
            <text:p>0.193368</text:p>
          </table:table-cell>
          <table:table-cell office:value-type="float" office:value="-1.137925">
            <text:p>-1.13792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64]-[.$B$2]" office:value-type="float" office:value="3.69000000000051">
            <text:p>3.69</text:p>
          </table:table-cell>
          <table:table-cell office:value-type="float" office:value="10558.763">
            <text:p>10558.763</text:p>
          </table:table-cell>
          <table:table-cell office:value-type="float" office:value="-0.186429">
            <text:p>-0.186429</text:p>
          </table:table-cell>
          <table:table-cell office:value-type="float" office:value="-1.406785">
            <text:p>-1.406785</text:p>
          </table:table-cell>
          <table:table-cell office:value-type="float" office:value="-0.678276">
            <text:p>-0.678276</text:p>
          </table:table-cell>
          <table:table-cell office:value-type="float" office:value="4.339138">
            <text:p>4.339138</text:p>
          </table:table-cell>
          <table:table-cell office:value-type="float" office:value="-0.386736">
            <text:p>-0.386736</text:p>
          </table:table-cell>
          <table:table-cell office:value-type="float" office:value="0.193368">
            <text:p>0.193368</text:p>
          </table:table-cell>
          <table:table-cell office:value-type="float" office:value="-1.137925">
            <text:p>-1.13792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65]-[.$B$2]" office:value-type="float" office:value="3.69000000000051">
            <text:p>3.69</text:p>
          </table:table-cell>
          <table:table-cell office:value-type="float" office:value="10558.763">
            <text:p>10558.763</text:p>
          </table:table-cell>
          <table:table-cell office:value-type="float" office:value="-0.186429">
            <text:p>-0.186429</text:p>
          </table:table-cell>
          <table:table-cell office:value-type="float" office:value="-1.406785">
            <text:p>-1.406785</text:p>
          </table:table-cell>
          <table:table-cell office:value-type="float" office:value="-0.678276">
            <text:p>-0.678276</text:p>
          </table:table-cell>
          <table:table-cell office:value-type="float" office:value="4.339138">
            <text:p>4.339138</text:p>
          </table:table-cell>
          <table:table-cell office:value-type="float" office:value="-0.386736">
            <text:p>-0.386736</text:p>
          </table:table-cell>
          <table:table-cell office:value-type="float" office:value="0.193368">
            <text:p>0.193368</text:p>
          </table:table-cell>
          <table:table-cell office:value-type="float" office:value="-1.137925">
            <text:p>-1.13792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66]-[.$B$2]" office:value-type="float" office:value="3.69000000000051">
            <text:p>3.69</text:p>
          </table:table-cell>
          <table:table-cell office:value-type="float" office:value="10558.763">
            <text:p>10558.763</text:p>
          </table:table-cell>
          <table:table-cell office:value-type="float" office:value="-0.186429">
            <text:p>-0.186429</text:p>
          </table:table-cell>
          <table:table-cell office:value-type="float" office:value="-1.406785">
            <text:p>-1.406785</text:p>
          </table:table-cell>
          <table:table-cell office:value-type="float" office:value="-0.678276">
            <text:p>-0.678276</text:p>
          </table:table-cell>
          <table:table-cell office:value-type="float" office:value="4.339138">
            <text:p>4.339138</text:p>
          </table:table-cell>
          <table:table-cell office:value-type="float" office:value="-0.386736">
            <text:p>-0.386736</text:p>
          </table:table-cell>
          <table:table-cell office:value-type="float" office:value="0.193368">
            <text:p>0.193368</text:p>
          </table:table-cell>
          <table:table-cell office:value-type="float" office:value="-1.137925">
            <text:p>-1.13792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67]-[.$B$2]" office:value-type="float" office:value="3.71999999999935">
            <text:p>3.72</text:p>
          </table:table-cell>
          <table:table-cell office:value-type="float" office:value="10558.793">
            <text:p>10558.793</text:p>
          </table:table-cell>
          <table:table-cell office:value-type="float" office:value="-0.192931">
            <text:p>-0.192931</text:p>
          </table:table-cell>
          <table:table-cell office:value-type="float" office:value="-1.403535">
            <text:p>-1.403535</text:p>
          </table:table-cell>
          <table:table-cell office:value-type="float" office:value="-0.67854">
            <text:p>-0.67854</text:p>
          </table:table-cell>
          <table:table-cell office:value-type="float" office:value="4.33927">
            <text:p>4.33927</text:p>
          </table:table-cell>
          <table:table-cell office:value-type="float" office:value="-0.377446">
            <text:p>-0.377446</text:p>
          </table:table-cell>
          <table:table-cell office:value-type="float" office:value="0.188723">
            <text:p>0.188723</text:p>
          </table:table-cell>
          <table:table-cell office:value-type="float" office:value="-1.11747">
            <text:p>-1.1174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68]-[.$B$2]" office:value-type="float" office:value="3.73999999999978">
            <text:p>3.74</text:p>
          </table:table-cell>
          <table:table-cell office:value-type="float" office:value="10558.813">
            <text:p>10558.813</text:p>
          </table:table-cell>
          <table:table-cell office:value-type="float" office:value="-0.194925">
            <text:p>-0.194925</text:p>
          </table:table-cell>
          <table:table-cell office:value-type="float" office:value="-1.402537">
            <text:p>-1.402537</text:p>
          </table:table-cell>
          <table:table-cell office:value-type="float" office:value="-0.70111">
            <text:p>-0.70111</text:p>
          </table:table-cell>
          <table:table-cell office:value-type="float" office:value="4.350555">
            <text:p>4.350555</text:p>
          </table:table-cell>
          <table:table-cell office:value-type="float" office:value="-0.380854">
            <text:p>-0.380854</text:p>
          </table:table-cell>
          <table:table-cell office:value-type="float" office:value="0.190427">
            <text:p>0.190427</text:p>
          </table:table-cell>
          <table:table-cell office:value-type="float" office:value="-1.109345">
            <text:p>-1.10934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69]-[.$B$2]" office:value-type="float" office:value="3.73999999999978">
            <text:p>3.74</text:p>
          </table:table-cell>
          <table:table-cell office:value-type="float" office:value="10558.813">
            <text:p>10558.813</text:p>
          </table:table-cell>
          <table:table-cell office:value-type="float" office:value="-0.194925">
            <text:p>-0.194925</text:p>
          </table:table-cell>
          <table:table-cell office:value-type="float" office:value="-1.402537">
            <text:p>-1.402537</text:p>
          </table:table-cell>
          <table:table-cell office:value-type="float" office:value="-0.70111">
            <text:p>-0.70111</text:p>
          </table:table-cell>
          <table:table-cell office:value-type="float" office:value="4.350555">
            <text:p>4.350555</text:p>
          </table:table-cell>
          <table:table-cell office:value-type="float" office:value="-0.380854">
            <text:p>-0.380854</text:p>
          </table:table-cell>
          <table:table-cell office:value-type="float" office:value="0.190427">
            <text:p>0.190427</text:p>
          </table:table-cell>
          <table:table-cell office:value-type="float" office:value="-1.109345">
            <text:p>-1.10934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70]-[.$B$2]" office:value-type="float" office:value="3.76000000000022">
            <text:p>3.76</text:p>
          </table:table-cell>
          <table:table-cell office:value-type="float" office:value="10558.833">
            <text:p>10558.833</text:p>
          </table:table-cell>
          <table:table-cell office:value-type="float" office:value="-0.189188">
            <text:p>-0.189188</text:p>
          </table:table-cell>
          <table:table-cell office:value-type="float" office:value="-1.405406">
            <text:p>-1.405406</text:p>
          </table:table-cell>
          <table:table-cell office:value-type="float" office:value="-0.692035">
            <text:p>-0.692035</text:p>
          </table:table-cell>
          <table:table-cell office:value-type="float" office:value="4.346018">
            <text:p>4.346018</text:p>
          </table:table-cell>
          <table:table-cell office:value-type="float" office:value="-0.341483">
            <text:p>-0.341483</text:p>
          </table:table-cell>
          <table:table-cell office:value-type="float" office:value="0.170741">
            <text:p>0.170741</text:p>
          </table:table-cell>
          <table:table-cell office:value-type="float" office:value="-1.102318">
            <text:p>-1.10231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71]-[.$B$2]" office:value-type="float" office:value="3.76000000000022">
            <text:p>3.76</text:p>
          </table:table-cell>
          <table:table-cell office:value-type="float" office:value="10558.833">
            <text:p>10558.833</text:p>
          </table:table-cell>
          <table:table-cell office:value-type="float" office:value="-0.189188">
            <text:p>-0.189188</text:p>
          </table:table-cell>
          <table:table-cell office:value-type="float" office:value="-1.405406">
            <text:p>-1.405406</text:p>
          </table:table-cell>
          <table:table-cell office:value-type="float" office:value="-0.692035">
            <text:p>-0.692035</text:p>
          </table:table-cell>
          <table:table-cell office:value-type="float" office:value="4.346018">
            <text:p>4.346018</text:p>
          </table:table-cell>
          <table:table-cell office:value-type="float" office:value="-0.341483">
            <text:p>-0.341483</text:p>
          </table:table-cell>
          <table:table-cell office:value-type="float" office:value="0.170741">
            <text:p>0.170741</text:p>
          </table:table-cell>
          <table:table-cell office:value-type="float" office:value="-1.102318">
            <text:p>-1.10231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72]-[.$B$2]" office:value-type="float" office:value="3.77999999999884">
            <text:p>3.78</text:p>
          </table:table-cell>
          <table:table-cell office:value-type="float" office:value="10558.853">
            <text:p>10558.853</text:p>
          </table:table-cell>
          <table:table-cell office:value-type="float" office:value="-0.183936">
            <text:p>-0.183936</text:p>
          </table:table-cell>
          <table:table-cell office:value-type="float" office:value="-1.408032">
            <text:p>-1.408032</text:p>
          </table:table-cell>
          <table:table-cell office:value-type="float" office:value="-0.652351">
            <text:p>-0.652351</text:p>
          </table:table-cell>
          <table:table-cell office:value-type="float" office:value="4.326176">
            <text:p>4.326176</text:p>
          </table:table-cell>
          <table:table-cell office:value-type="float" office:value="-0.394252">
            <text:p>-0.394252</text:p>
          </table:table-cell>
          <table:table-cell office:value-type="float" office:value="0.197126">
            <text:p>0.197126</text:p>
          </table:table-cell>
          <table:table-cell office:value-type="float" office:value="-1.094559">
            <text:p>-1.09455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73]-[.$B$2]" office:value-type="float" office:value="3.77999999999884">
            <text:p>3.78</text:p>
          </table:table-cell>
          <table:table-cell office:value-type="float" office:value="10558.853">
            <text:p>10558.853</text:p>
          </table:table-cell>
          <table:table-cell office:value-type="float" office:value="-0.183936">
            <text:p>-0.183936</text:p>
          </table:table-cell>
          <table:table-cell office:value-type="float" office:value="-1.408032">
            <text:p>-1.408032</text:p>
          </table:table-cell>
          <table:table-cell office:value-type="float" office:value="-0.652351">
            <text:p>-0.652351</text:p>
          </table:table-cell>
          <table:table-cell office:value-type="float" office:value="4.326176">
            <text:p>4.326176</text:p>
          </table:table-cell>
          <table:table-cell office:value-type="float" office:value="-0.394252">
            <text:p>-0.394252</text:p>
          </table:table-cell>
          <table:table-cell office:value-type="float" office:value="0.197126">
            <text:p>0.197126</text:p>
          </table:table-cell>
          <table:table-cell office:value-type="float" office:value="-1.094559">
            <text:p>-1.09455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74]-[.$B$2]" office:value-type="float" office:value="3.79999999999927">
            <text:p>3.80</text:p>
          </table:table-cell>
          <table:table-cell office:value-type="float" office:value="10558.873">
            <text:p>10558.873</text:p>
          </table:table-cell>
          <table:table-cell office:value-type="float" office:value="-0.178144">
            <text:p>-0.178144</text:p>
          </table:table-cell>
          <table:table-cell office:value-type="float" office:value="-1.410928">
            <text:p>-1.410928</text:p>
          </table:table-cell>
          <table:table-cell office:value-type="float" office:value="-0.632839">
            <text:p>-0.632839</text:p>
          </table:table-cell>
          <table:table-cell office:value-type="float" office:value="4.31642">
            <text:p>4.31642</text:p>
          </table:table-cell>
          <table:table-cell office:value-type="float" office:value="-0.446728">
            <text:p>-0.446728</text:p>
          </table:table-cell>
          <table:table-cell office:value-type="float" office:value="0.223364">
            <text:p>0.223364</text:p>
          </table:table-cell>
          <table:table-cell office:value-type="float" office:value="-1.087846">
            <text:p>-1.08784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75]-[.$B$2]" office:value-type="float" office:value="3.79999999999927">
            <text:p>3.80</text:p>
          </table:table-cell>
          <table:table-cell office:value-type="float" office:value="10558.873">
            <text:p>10558.873</text:p>
          </table:table-cell>
          <table:table-cell office:value-type="float" office:value="-0.178144">
            <text:p>-0.178144</text:p>
          </table:table-cell>
          <table:table-cell office:value-type="float" office:value="-1.410928">
            <text:p>-1.410928</text:p>
          </table:table-cell>
          <table:table-cell office:value-type="float" office:value="-0.632839">
            <text:p>-0.632839</text:p>
          </table:table-cell>
          <table:table-cell office:value-type="float" office:value="4.31642">
            <text:p>4.31642</text:p>
          </table:table-cell>
          <table:table-cell office:value-type="float" office:value="-0.446728">
            <text:p>-0.446728</text:p>
          </table:table-cell>
          <table:table-cell office:value-type="float" office:value="0.223364">
            <text:p>0.223364</text:p>
          </table:table-cell>
          <table:table-cell office:value-type="float" office:value="-1.087846">
            <text:p>-1.08784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76]-[.$B$2]" office:value-type="float" office:value="3.81999999999971">
            <text:p>3.82</text:p>
          </table:table-cell>
          <table:table-cell office:value-type="float" office:value="10558.893">
            <text:p>10558.893</text:p>
          </table:table-cell>
          <table:table-cell office:value-type="float" office:value="-0.184588">
            <text:p>-0.184588</text:p>
          </table:table-cell>
          <table:table-cell office:value-type="float" office:value="-1.407706">
            <text:p>-1.407706</text:p>
          </table:table-cell>
          <table:table-cell office:value-type="float" office:value="-0.641126">
            <text:p>-0.641126</text:p>
          </table:table-cell>
          <table:table-cell office:value-type="float" office:value="4.320563">
            <text:p>4.320563</text:p>
          </table:table-cell>
          <table:table-cell office:value-type="float" office:value="-0.446985">
            <text:p>-0.446985</text:p>
          </table:table-cell>
          <table:table-cell office:value-type="float" office:value="0.223493">
            <text:p>0.223493</text:p>
          </table:table-cell>
          <table:table-cell office:value-type="float" office:value="-1.094636">
            <text:p>-1.09463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77]-[.$B$2]" office:value-type="float" office:value="3.82999999999993">
            <text:p>3.83</text:p>
          </table:table-cell>
          <table:table-cell office:value-type="float" office:value="10558.903">
            <text:p>10558.903</text:p>
          </table:table-cell>
          <table:table-cell office:value-type="float" office:value="-0.18967">
            <text:p>-0.18967</text:p>
          </table:table-cell>
          <table:table-cell office:value-type="float" office:value="-1.405165">
            <text:p>-1.405165</text:p>
          </table:table-cell>
          <table:table-cell office:value-type="float" office:value="-0.650796">
            <text:p>-0.650796</text:p>
          </table:table-cell>
          <table:table-cell office:value-type="float" office:value="4.325398">
            <text:p>4.325398</text:p>
          </table:table-cell>
          <table:table-cell office:value-type="float" office:value="-0.46732">
            <text:p>-0.46732</text:p>
          </table:table-cell>
          <table:table-cell office:value-type="float" office:value="0.23366">
            <text:p>0.23366</text:p>
          </table:table-cell>
          <table:table-cell office:value-type="float" office:value="-1.09768">
            <text:p>-1.0976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78]-[.$B$2]" office:value-type="float" office:value="3.84000000000015">
            <text:p>3.84</text:p>
          </table:table-cell>
          <table:table-cell office:value-type="float" office:value="10558.913">
            <text:p>10558.913</text:p>
          </table:table-cell>
          <table:table-cell office:value-type="float" office:value="-0.19216">
            <text:p>-0.19216</text:p>
          </table:table-cell>
          <table:table-cell office:value-type="float" office:value="-1.40392">
            <text:p>-1.40392</text:p>
          </table:table-cell>
          <table:table-cell office:value-type="float" office:value="-0.642919">
            <text:p>-0.642919</text:p>
          </table:table-cell>
          <table:table-cell office:value-type="float" office:value="4.321459">
            <text:p>4.321459</text:p>
          </table:table-cell>
          <table:table-cell office:value-type="float" office:value="-0.466625">
            <text:p>-0.466625</text:p>
          </table:table-cell>
          <table:table-cell office:value-type="float" office:value="0.233312">
            <text:p>0.233312</text:p>
          </table:table-cell>
          <table:table-cell office:value-type="float" office:value="-1.10051">
            <text:p>-1.1005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79]-[.$B$2]" office:value-type="float" office:value="3.85000000000036">
            <text:p>3.85</text:p>
          </table:table-cell>
          <table:table-cell office:value-type="float" office:value="10558.923">
            <text:p>10558.923</text:p>
          </table:table-cell>
          <table:table-cell office:value-type="float" office:value="-0.187411">
            <text:p>-0.187411</text:p>
          </table:table-cell>
          <table:table-cell office:value-type="float" office:value="-1.406294">
            <text:p>-1.406294</text:p>
          </table:table-cell>
          <table:table-cell office:value-type="float" office:value="-0.624609">
            <text:p>-0.624609</text:p>
          </table:table-cell>
          <table:table-cell office:value-type="float" office:value="4.312304">
            <text:p>4.312304</text:p>
          </table:table-cell>
          <table:table-cell office:value-type="float" office:value="-0.464041">
            <text:p>-0.464041</text:p>
          </table:table-cell>
          <table:table-cell office:value-type="float" office:value="0.232021">
            <text:p>0.232021</text:p>
          </table:table-cell>
          <table:table-cell office:value-type="float" office:value="-1.103722">
            <text:p>-1.10372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80]-[.$B$2]" office:value-type="float" office:value="3.86000000000058">
            <text:p>3.86</text:p>
          </table:table-cell>
          <table:table-cell office:value-type="float" office:value="10558.933">
            <text:p>10558.933</text:p>
          </table:table-cell>
          <table:table-cell office:value-type="float" office:value="-0.189306">
            <text:p>-0.189306</text:p>
          </table:table-cell>
          <table:table-cell office:value-type="float" office:value="-1.405347">
            <text:p>-1.405347</text:p>
          </table:table-cell>
          <table:table-cell office:value-type="float" office:value="-0.631231">
            <text:p>-0.631231</text:p>
          </table:table-cell>
          <table:table-cell office:value-type="float" office:value="4.315615">
            <text:p>4.315615</text:p>
          </table:table-cell>
          <table:table-cell office:value-type="float" office:value="-0.487253">
            <text:p>-0.487253</text:p>
          </table:table-cell>
          <table:table-cell office:value-type="float" office:value="0.243626">
            <text:p>0.243626</text:p>
          </table:table-cell>
          <table:table-cell office:value-type="float" office:value="-1.106705">
            <text:p>-1.10670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81]-[.$B$2]" office:value-type="float" office:value="3.86999999999898">
            <text:p>3.87</text:p>
          </table:table-cell>
          <table:table-cell office:value-type="float" office:value="10558.943">
            <text:p>10558.943</text:p>
          </table:table-cell>
          <table:table-cell office:value-type="float" office:value="-0.197002">
            <text:p>-0.197002</text:p>
          </table:table-cell>
          <table:table-cell office:value-type="float" office:value="-1.401499">
            <text:p>-1.401499</text:p>
          </table:table-cell>
          <table:table-cell office:value-type="float" office:value="-0.615024">
            <text:p>-0.615024</text:p>
          </table:table-cell>
          <table:table-cell office:value-type="float" office:value="4.307512">
            <text:p>4.307512</text:p>
          </table:table-cell>
          <table:table-cell office:value-type="float" office:value="-0.509262">
            <text:p>-0.509262</text:p>
          </table:table-cell>
          <table:table-cell office:value-type="float" office:value="0.254631">
            <text:p>0.254631</text:p>
          </table:table-cell>
          <table:table-cell office:value-type="float" office:value="-1.109482">
            <text:p>-1.10948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82]-[.$B$2]" office:value-type="float" office:value="3.8799999999992">
            <text:p>3.88</text:p>
          </table:table-cell>
          <table:table-cell office:value-type="float" office:value="10558.953">
            <text:p>10558.953</text:p>
          </table:table-cell>
          <table:table-cell office:value-type="float" office:value="-0.163562">
            <text:p>-0.163562</text:p>
          </table:table-cell>
          <table:table-cell office:value-type="float" office:value="-1.418219">
            <text:p>-1.418219</text:p>
          </table:table-cell>
          <table:table-cell office:value-type="float" office:value="-0.569948">
            <text:p>-0.569948</text:p>
          </table:table-cell>
          <table:table-cell office:value-type="float" office:value="4.284974">
            <text:p>4.284974</text:p>
          </table:table-cell>
          <table:table-cell office:value-type="float" office:value="-0.503508">
            <text:p>-0.503508</text:p>
          </table:table-cell>
          <table:table-cell office:value-type="float" office:value="0.251754">
            <text:p>0.251754</text:p>
          </table:table-cell>
          <table:table-cell office:value-type="float" office:value="-1.112061">
            <text:p>-1.11206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83]-[.$B$2]" office:value-type="float" office:value="3.88999999999942">
            <text:p>3.89</text:p>
          </table:table-cell>
          <table:table-cell office:value-type="float" office:value="10558.963">
            <text:p>10558.963</text:p>
          </table:table-cell>
          <table:table-cell office:value-type="float" office:value="-0.176694">
            <text:p>-0.176694</text:p>
          </table:table-cell>
          <table:table-cell office:value-type="float" office:value="-1.411653">
            <text:p>-1.411653</text:p>
          </table:table-cell>
          <table:table-cell office:value-type="float" office:value="-0.523434">
            <text:p>-0.523434</text:p>
          </table:table-cell>
          <table:table-cell office:value-type="float" office:value="4.261717">
            <text:p>4.261717</text:p>
          </table:table-cell>
          <table:table-cell office:value-type="float" office:value="-0.514913">
            <text:p>-0.514913</text:p>
          </table:table-cell>
          <table:table-cell office:value-type="float" office:value="0.257456">
            <text:p>0.257456</text:p>
          </table:table-cell>
          <table:table-cell office:value-type="float" office:value="-1.108811">
            <text:p>-1.10881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84]-[.$B$2]" office:value-type="float" office:value="3.89999999999964">
            <text:p>3.90</text:p>
          </table:table-cell>
          <table:table-cell office:value-type="float" office:value="10558.973">
            <text:p>10558.973</text:p>
          </table:table-cell>
          <table:table-cell office:value-type="float" office:value="-0.195981">
            <text:p>-0.195981</text:p>
          </table:table-cell>
          <table:table-cell office:value-type="float" office:value="-1.402009">
            <text:p>-1.402009</text:p>
          </table:table-cell>
          <table:table-cell office:value-type="float" office:value="-0.534449">
            <text:p>-0.534449</text:p>
          </table:table-cell>
          <table:table-cell office:value-type="float" office:value="4.267224">
            <text:p>4.267224</text:p>
          </table:table-cell>
          <table:table-cell office:value-type="float" office:value="-0.53431">
            <text:p>-0.53431</text:p>
          </table:table-cell>
          <table:table-cell office:value-type="float" office:value="0.267155">
            <text:p>0.267155</text:p>
          </table:table-cell>
          <table:table-cell office:value-type="float" office:value="-1.10579">
            <text:p>-1.1057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85]-[.$B$2]" office:value-type="float" office:value="3.90999999999985">
            <text:p>3.91</text:p>
          </table:table-cell>
          <table:table-cell office:value-type="float" office:value="10558.983">
            <text:p>10558.983</text:p>
          </table:table-cell>
          <table:table-cell office:value-type="float" office:value="-0.189866">
            <text:p>-0.189866</text:p>
          </table:table-cell>
          <table:table-cell office:value-type="float" office:value="-1.405067">
            <text:p>-1.405067</text:p>
          </table:table-cell>
          <table:table-cell office:value-type="float" office:value="-0.491351">
            <text:p>-0.491351</text:p>
          </table:table-cell>
          <table:table-cell office:value-type="float" office:value="4.245676">
            <text:p>4.245676</text:p>
          </table:table-cell>
          <table:table-cell office:value-type="float" office:value="-0.53361">
            <text:p>-0.53361</text:p>
          </table:table-cell>
          <table:table-cell office:value-type="float" office:value="0.266805">
            <text:p>0.266805</text:p>
          </table:table-cell>
          <table:table-cell office:value-type="float" office:value="-1.102975">
            <text:p>-1.10297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86]-[.$B$2]" office:value-type="float" office:value="3.92000000000007">
            <text:p>3.92</text:p>
          </table:table-cell>
          <table:table-cell office:value-type="float" office:value="10558.993">
            <text:p>10558.993</text:p>
          </table:table-cell>
          <table:table-cell office:value-type="float" office:value="-0.184689">
            <text:p>-0.184689</text:p>
          </table:table-cell>
          <table:table-cell office:value-type="float" office:value="-1.407655">
            <text:p>-1.407655</text:p>
          </table:table-cell>
          <table:table-cell office:value-type="float" office:value="-0.479525">
            <text:p>-0.479525</text:p>
          </table:table-cell>
          <table:table-cell office:value-type="float" office:value="4.239762">
            <text:p>4.239762</text:p>
          </table:table-cell>
          <table:table-cell office:value-type="float" office:value="-0.579782">
            <text:p>-0.579782</text:p>
          </table:table-cell>
          <table:table-cell office:value-type="float" office:value="0.289891">
            <text:p>0.289891</text:p>
          </table:table-cell>
          <table:table-cell office:value-type="float" office:value="-1.100358">
            <text:p>-1.10035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87]-[.$B$2]" office:value-type="float" office:value="3.93000000000029">
            <text:p>3.93</text:p>
          </table:table-cell>
          <table:table-cell office:value-type="float" office:value="10559.003">
            <text:p>10559.003</text:p>
          </table:table-cell>
          <table:table-cell office:value-type="float" office:value="-0.191175">
            <text:p>-0.191175</text:p>
          </table:table-cell>
          <table:table-cell office:value-type="float" office:value="-1.404413">
            <text:p>-1.404413</text:p>
          </table:table-cell>
          <table:table-cell office:value-type="float" office:value="-0.482033">
            <text:p>-0.482033</text:p>
          </table:table-cell>
          <table:table-cell office:value-type="float" office:value="4.241017">
            <text:p>4.241017</text:p>
          </table:table-cell>
          <table:table-cell office:value-type="float" office:value="-0.606778">
            <text:p>-0.606778</text:p>
          </table:table-cell>
          <table:table-cell office:value-type="float" office:value="0.303389">
            <text:p>0.303389</text:p>
          </table:table-cell>
          <table:table-cell office:value-type="float" office:value="-1.097634">
            <text:p>-1.09763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88]-[.$B$2]" office:value-type="float" office:value="3.93000000000029">
            <text:p>3.93</text:p>
          </table:table-cell>
          <table:table-cell office:value-type="float" office:value="10559.003">
            <text:p>10559.003</text:p>
          </table:table-cell>
          <table:table-cell office:value-type="float" office:value="-0.191175">
            <text:p>-0.191175</text:p>
          </table:table-cell>
          <table:table-cell office:value-type="float" office:value="-1.404413">
            <text:p>-1.404413</text:p>
          </table:table-cell>
          <table:table-cell office:value-type="float" office:value="-0.482033">
            <text:p>-0.482033</text:p>
          </table:table-cell>
          <table:table-cell office:value-type="float" office:value="4.241017">
            <text:p>4.241017</text:p>
          </table:table-cell>
          <table:table-cell office:value-type="float" office:value="-0.606778">
            <text:p>-0.606778</text:p>
          </table:table-cell>
          <table:table-cell office:value-type="float" office:value="0.303389">
            <text:p>0.303389</text:p>
          </table:table-cell>
          <table:table-cell office:value-type="float" office:value="-1.097634">
            <text:p>-1.09763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89]-[.$B$2]" office:value-type="float" office:value="3.93000000000029">
            <text:p>3.93</text:p>
          </table:table-cell>
          <table:table-cell office:value-type="float" office:value="10559.003">
            <text:p>10559.003</text:p>
          </table:table-cell>
          <table:table-cell office:value-type="float" office:value="-0.191175">
            <text:p>-0.191175</text:p>
          </table:table-cell>
          <table:table-cell office:value-type="float" office:value="-1.404413">
            <text:p>-1.404413</text:p>
          </table:table-cell>
          <table:table-cell office:value-type="float" office:value="-0.482033">
            <text:p>-0.482033</text:p>
          </table:table-cell>
          <table:table-cell office:value-type="float" office:value="4.241017">
            <text:p>4.241017</text:p>
          </table:table-cell>
          <table:table-cell office:value-type="float" office:value="-0.606778">
            <text:p>-0.606778</text:p>
          </table:table-cell>
          <table:table-cell office:value-type="float" office:value="0.303389">
            <text:p>0.303389</text:p>
          </table:table-cell>
          <table:table-cell office:value-type="float" office:value="-1.097634">
            <text:p>-1.09763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90]-[.$B$2]" office:value-type="float" office:value="3.95999999999913">
            <text:p>3.96</text:p>
          </table:table-cell>
          <table:table-cell office:value-type="float" office:value="10559.033">
            <text:p>10559.033</text:p>
          </table:table-cell>
          <table:table-cell office:value-type="float" office:value="-0.184832">
            <text:p>-0.184832</text:p>
          </table:table-cell>
          <table:table-cell office:value-type="float" office:value="-1.407584">
            <text:p>-1.407584</text:p>
          </table:table-cell>
          <table:table-cell office:value-type="float" office:value="-0.494384">
            <text:p>-0.494384</text:p>
          </table:table-cell>
          <table:table-cell office:value-type="float" office:value="4.247192">
            <text:p>4.247192</text:p>
          </table:table-cell>
          <table:table-cell office:value-type="float" office:value="-0.545299">
            <text:p>-0.545299</text:p>
          </table:table-cell>
          <table:table-cell office:value-type="float" office:value="0.272649">
            <text:p>0.272649</text:p>
          </table:table-cell>
          <table:table-cell office:value-type="float" office:value="-1.090554">
            <text:p>-1.09055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91]-[.$B$2]" office:value-type="float" office:value="3.96999999999935">
            <text:p>3.97</text:p>
          </table:table-cell>
          <table:table-cell office:value-type="float" office:value="10559.043">
            <text:p>10559.043</text:p>
          </table:table-cell>
          <table:table-cell office:value-type="float" office:value="-0.160632">
            <text:p>-0.160632</text:p>
          </table:table-cell>
          <table:table-cell office:value-type="float" office:value="-1.419684">
            <text:p>-1.419684</text:p>
          </table:table-cell>
          <table:table-cell office:value-type="float" office:value="-0.492132">
            <text:p>-0.492132</text:p>
          </table:table-cell>
          <table:table-cell office:value-type="float" office:value="4.246066">
            <text:p>4.246066</text:p>
          </table:table-cell>
          <table:table-cell office:value-type="float" office:value="-0.516467">
            <text:p>-0.516467</text:p>
          </table:table-cell>
          <table:table-cell office:value-type="float" office:value="0.258234">
            <text:p>0.258234</text:p>
          </table:table-cell>
          <table:table-cell office:value-type="float" office:value="-1.097214">
            <text:p>-1.09721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92]-[.$B$2]" office:value-type="float" office:value="3.97999999999956">
            <text:p>3.98</text:p>
          </table:table-cell>
          <table:table-cell office:value-type="float" office:value="10559.053">
            <text:p>10559.053</text:p>
          </table:table-cell>
          <table:table-cell office:value-type="float" office:value="-0.137508">
            <text:p>-0.137508</text:p>
          </table:table-cell>
          <table:table-cell office:value-type="float" office:value="-1.431246">
            <text:p>-1.431246</text:p>
          </table:table-cell>
          <table:table-cell office:value-type="float" office:value="-0.481253">
            <text:p>-0.481253</text:p>
          </table:table-cell>
          <table:table-cell office:value-type="float" office:value="4.240627">
            <text:p>4.240627</text:p>
          </table:table-cell>
          <table:table-cell office:value-type="float" office:value="-0.498895">
            <text:p>-0.498895</text:p>
          </table:table-cell>
          <table:table-cell office:value-type="float" office:value="0.249447">
            <text:p>0.249447</text:p>
          </table:table-cell>
          <table:table-cell office:value-type="float" office:value="-1.10341">
            <text:p>-1.1034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93]-[.$B$2]" office:value-type="float" office:value="3.98999999999978">
            <text:p>3.99</text:p>
          </table:table-cell>
          <table:table-cell office:value-type="float" office:value="10559.063">
            <text:p>10559.063</text:p>
          </table:table-cell>
          <table:table-cell office:value-type="float" office:value="-0.116317">
            <text:p>-0.116317</text:p>
          </table:table-cell>
          <table:table-cell office:value-type="float" office:value="-1.441841">
            <text:p>-1.441841</text:p>
          </table:table-cell>
          <table:table-cell office:value-type="float" office:value="-0.506933">
            <text:p>-0.506933</text:p>
          </table:table-cell>
          <table:table-cell office:value-type="float" office:value="4.253467">
            <text:p>4.253467</text:p>
          </table:table-cell>
          <table:table-cell office:value-type="float" office:value="-0.484663">
            <text:p>-0.484663</text:p>
          </table:table-cell>
          <table:table-cell office:value-type="float" office:value="0.242332">
            <text:p>0.242332</text:p>
          </table:table-cell>
          <table:table-cell office:value-type="float" office:value="-1.109162">
            <text:p>-1.10916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94]-[.$B$2]" office:value-type="float" office:value="4">
            <text:p>4.00</text:p>
          </table:table-cell>
          <table:table-cell office:value-type="float" office:value="10559.073">
            <text:p>10559.073</text:p>
          </table:table-cell>
          <table:table-cell office:value-type="float" office:value="-0.103486">
            <text:p>-0.103486</text:p>
          </table:table-cell>
          <table:table-cell office:value-type="float" office:value="-1.448257">
            <text:p>-1.448257</text:p>
          </table:table-cell>
          <table:table-cell office:value-type="float" office:value="-0.562035">
            <text:p>-0.562035</text:p>
          </table:table-cell>
          <table:table-cell office:value-type="float" office:value="4.281017">
            <text:p>4.281017</text:p>
          </table:table-cell>
          <table:table-cell office:value-type="float" office:value="-0.487144">
            <text:p>-0.487144</text:p>
          </table:table-cell>
          <table:table-cell office:value-type="float" office:value="0.243572">
            <text:p>0.243572</text:p>
          </table:table-cell>
          <table:table-cell office:value-type="float" office:value="-1.114518">
            <text:p>-1.11451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95]-[.$B$2]" office:value-type="float" office:value="4.01000000000022">
            <text:p>4.01</text:p>
          </table:table-cell>
          <table:table-cell office:value-type="float" office:value="10559.083">
            <text:p>10559.083</text:p>
          </table:table-cell>
          <table:table-cell office:value-type="float" office:value="-0.06474">
            <text:p>-0.06474</text:p>
          </table:table-cell>
          <table:table-cell office:value-type="float" office:value="-1.46763">
            <text:p>-1.46763</text:p>
          </table:table-cell>
          <table:table-cell office:value-type="float" office:value="-0.573641">
            <text:p>-0.573641</text:p>
          </table:table-cell>
          <table:table-cell office:value-type="float" office:value="4.286821">
            <text:p>4.286821</text:p>
          </table:table-cell>
          <table:table-cell office:value-type="float" office:value="-0.437373">
            <text:p>-0.437373</text:p>
          </table:table-cell>
          <table:table-cell office:value-type="float" office:value="0.218687">
            <text:p>0.218687</text:p>
          </table:table-cell>
          <table:table-cell office:value-type="float" office:value="-1.102395">
            <text:p>-1.10239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96]-[.$B$2]" office:value-type="float" office:value="4.02000000000044">
            <text:p>4.02</text:p>
          </table:table-cell>
          <table:table-cell office:value-type="float" office:value="10559.093">
            <text:p>10559.093</text:p>
          </table:table-cell>
          <table:table-cell office:value-type="float" office:value="-0.041984">
            <text:p>-0.041984</text:p>
          </table:table-cell>
          <table:table-cell office:value-type="float" office:value="-1.479008">
            <text:p>-1.479008</text:p>
          </table:table-cell>
          <table:table-cell office:value-type="float" office:value="-0.586162">
            <text:p>-0.586162</text:p>
          </table:table-cell>
          <table:table-cell office:value-type="float" office:value="4.293081">
            <text:p>4.293081</text:p>
          </table:table-cell>
          <table:table-cell office:value-type="float" office:value="-0.420609">
            <text:p>-0.420609</text:p>
          </table:table-cell>
          <table:table-cell office:value-type="float" office:value="0.210304">
            <text:p>0.210304</text:p>
          </table:table-cell>
          <table:table-cell office:value-type="float" office:value="-1.091119">
            <text:p>-1.09111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97]-[.$B$2]" office:value-type="float" office:value="4.02999999999884">
            <text:p>4.03</text:p>
          </table:table-cell>
          <table:table-cell office:value-type="float" office:value="10559.103">
            <text:p>10559.103</text:p>
          </table:table-cell>
          <table:table-cell office:value-type="float" office:value="-0.015456">
            <text:p>-0.015456</text:p>
          </table:table-cell>
          <table:table-cell office:value-type="float" office:value="-1.492272">
            <text:p>-1.492272</text:p>
          </table:table-cell>
          <table:table-cell office:value-type="float" office:value="-0.598091">
            <text:p>-0.598091</text:p>
          </table:table-cell>
          <table:table-cell office:value-type="float" office:value="4.299046">
            <text:p>4.299046</text:p>
          </table:table-cell>
          <table:table-cell office:value-type="float" office:value="-0.414566">
            <text:p>-0.414566</text:p>
          </table:table-cell>
          <table:table-cell office:value-type="float" office:value="0.207283">
            <text:p>0.207283</text:p>
          </table:table-cell>
          <table:table-cell office:value-type="float" office:value="-1.080636">
            <text:p>-1.08063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98]-[.$B$2]" office:value-type="float" office:value="4.03999999999905">
            <text:p>4.04</text:p>
          </table:table-cell>
          <table:table-cell office:value-type="float" office:value="10559.113">
            <text:p>10559.113</text:p>
          </table:table-cell>
          <table:table-cell office:value-type="float" office:value="0.004622">
            <text:p>0.004622</text:p>
          </table:table-cell>
          <table:table-cell office:value-type="float" office:value="-1.502311">
            <text:p>-1.502311</text:p>
          </table:table-cell>
          <table:table-cell office:value-type="float" office:value="-0.583075">
            <text:p>-0.583075</text:p>
          </table:table-cell>
          <table:table-cell office:value-type="float" office:value="4.291537">
            <text:p>4.291537</text:p>
          </table:table-cell>
          <table:table-cell office:value-type="float" office:value="-0.378562">
            <text:p>-0.378562</text:p>
          </table:table-cell>
          <table:table-cell office:value-type="float" office:value="0.189281">
            <text:p>0.189281</text:p>
          </table:table-cell>
          <table:table-cell office:value-type="float" office:value="-1.070885">
            <text:p>-1.07088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399]-[.$B$2]" office:value-type="float" office:value="4.04999999999927">
            <text:p>4.05</text:p>
          </table:table-cell>
          <table:table-cell office:value-type="float" office:value="10559.123">
            <text:p>10559.123</text:p>
          </table:table-cell>
          <table:table-cell office:value-type="float" office:value="0.039955">
            <text:p>0.039955</text:p>
          </table:table-cell>
          <table:table-cell office:value-type="float" office:value="-1.519977">
            <text:p>-1.519977</text:p>
          </table:table-cell>
          <table:table-cell office:value-type="float" office:value="-0.578411">
            <text:p>-0.578411</text:p>
          </table:table-cell>
          <table:table-cell office:value-type="float" office:value="4.289205">
            <text:p>4.289205</text:p>
          </table:table-cell>
          <table:table-cell office:value-type="float" office:value="-0.365741">
            <text:p>-0.365741</text:p>
          </table:table-cell>
          <table:table-cell office:value-type="float" office:value="0.182871">
            <text:p>0.182871</text:p>
          </table:table-cell>
          <table:table-cell office:value-type="float" office:value="-1.087907">
            <text:p>-1.08790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00]-[.$B$2]" office:value-type="float" office:value="4.06999999999971">
            <text:p>4.07</text:p>
          </table:table-cell>
          <table:table-cell office:value-type="float" office:value="10559.143">
            <text:p>10559.143</text:p>
          </table:table-cell>
          <table:table-cell office:value-type="float" office:value="0.062525">
            <text:p>0.062525</text:p>
          </table:table-cell>
          <table:table-cell office:value-type="float" office:value="-1.531262">
            <text:p>-1.531262</text:p>
          </table:table-cell>
          <table:table-cell office:value-type="float" office:value="-0.587492">
            <text:p>-0.587492</text:p>
          </table:table-cell>
          <table:table-cell office:value-type="float" office:value="4.293746">
            <text:p>4.293746</text:p>
          </table:table-cell>
          <table:table-cell office:value-type="float" office:value="-0.368545">
            <text:p>-0.368545</text:p>
          </table:table-cell>
          <table:table-cell office:value-type="float" office:value="0.184273">
            <text:p>0.184273</text:p>
          </table:table-cell>
          <table:table-cell office:value-type="float" office:value="-1.118447">
            <text:p>-1.11844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01]-[.$B$2]" office:value-type="float" office:value="4.06999999999971">
            <text:p>4.07</text:p>
          </table:table-cell>
          <table:table-cell office:value-type="float" office:value="10559.143">
            <text:p>10559.143</text:p>
          </table:table-cell>
          <table:table-cell office:value-type="float" office:value="0.062525">
            <text:p>0.062525</text:p>
          </table:table-cell>
          <table:table-cell office:value-type="float" office:value="-1.531262">
            <text:p>-1.531262</text:p>
          </table:table-cell>
          <table:table-cell office:value-type="float" office:value="-0.587492">
            <text:p>-0.587492</text:p>
          </table:table-cell>
          <table:table-cell office:value-type="float" office:value="4.293746">
            <text:p>4.293746</text:p>
          </table:table-cell>
          <table:table-cell office:value-type="float" office:value="-0.368545">
            <text:p>-0.368545</text:p>
          </table:table-cell>
          <table:table-cell office:value-type="float" office:value="0.184273">
            <text:p>0.184273</text:p>
          </table:table-cell>
          <table:table-cell office:value-type="float" office:value="-1.118447">
            <text:p>-1.11844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02]-[.$B$2]" office:value-type="float" office:value="4.06999999999971">
            <text:p>4.07</text:p>
          </table:table-cell>
          <table:table-cell office:value-type="float" office:value="10559.143">
            <text:p>10559.143</text:p>
          </table:table-cell>
          <table:table-cell office:value-type="float" office:value="0.062525">
            <text:p>0.062525</text:p>
          </table:table-cell>
          <table:table-cell office:value-type="float" office:value="-1.531262">
            <text:p>-1.531262</text:p>
          </table:table-cell>
          <table:table-cell office:value-type="float" office:value="-0.587492">
            <text:p>-0.587492</text:p>
          </table:table-cell>
          <table:table-cell office:value-type="float" office:value="4.293746">
            <text:p>4.293746</text:p>
          </table:table-cell>
          <table:table-cell office:value-type="float" office:value="-0.368545">
            <text:p>-0.368545</text:p>
          </table:table-cell>
          <table:table-cell office:value-type="float" office:value="0.184273">
            <text:p>0.184273</text:p>
          </table:table-cell>
          <table:table-cell office:value-type="float" office:value="-1.118447">
            <text:p>-1.11844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03]-[.$B$2]" office:value-type="float" office:value="4.06999999999971">
            <text:p>4.07</text:p>
          </table:table-cell>
          <table:table-cell office:value-type="float" office:value="10559.143">
            <text:p>10559.143</text:p>
          </table:table-cell>
          <table:table-cell office:value-type="float" office:value="0.062525">
            <text:p>0.062525</text:p>
          </table:table-cell>
          <table:table-cell office:value-type="float" office:value="-1.531262">
            <text:p>-1.531262</text:p>
          </table:table-cell>
          <table:table-cell office:value-type="float" office:value="-0.587492">
            <text:p>-0.587492</text:p>
          </table:table-cell>
          <table:table-cell office:value-type="float" office:value="4.293746">
            <text:p>4.293746</text:p>
          </table:table-cell>
          <table:table-cell office:value-type="float" office:value="-0.368545">
            <text:p>-0.368545</text:p>
          </table:table-cell>
          <table:table-cell office:value-type="float" office:value="0.184273">
            <text:p>0.184273</text:p>
          </table:table-cell>
          <table:table-cell office:value-type="float" office:value="-1.118447">
            <text:p>-1.11844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04]-[.$B$2]" office:value-type="float" office:value="4.10000000000036">
            <text:p>4.10</text:p>
          </table:table-cell>
          <table:table-cell office:value-type="float" office:value="10559.173">
            <text:p>10559.173</text:p>
          </table:table-cell>
          <table:table-cell office:value-type="float" office:value="0.116889">
            <text:p>0.116889</text:p>
          </table:table-cell>
          <table:table-cell office:value-type="float" office:value="-1.558444">
            <text:p>-1.558444</text:p>
          </table:table-cell>
          <table:table-cell office:value-type="float" office:value="-0.596564">
            <text:p>-0.596564</text:p>
          </table:table-cell>
          <table:table-cell office:value-type="float" office:value="4.298282">
            <text:p>4.298282</text:p>
          </table:table-cell>
          <table:table-cell office:value-type="float" office:value="-0.385305">
            <text:p>-0.385305</text:p>
          </table:table-cell>
          <table:table-cell office:value-type="float" office:value="0.192652">
            <text:p>0.192652</text:p>
          </table:table-cell>
          <table:table-cell office:value-type="float" office:value="-1.090974">
            <text:p>-1.09097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05]-[.$B$2]" office:value-type="float" office:value="4.11999999999898">
            <text:p>4.12</text:p>
          </table:table-cell>
          <table:table-cell office:value-type="float" office:value="10559.193">
            <text:p>10559.193</text:p>
          </table:table-cell>
          <table:table-cell office:value-type="float" office:value="0.146155">
            <text:p>0.146155</text:p>
          </table:table-cell>
          <table:table-cell office:value-type="float" office:value="-1.573078">
            <text:p>-1.573078</text:p>
          </table:table-cell>
          <table:table-cell office:value-type="float" office:value="-0.606024">
            <text:p>-0.606024</text:p>
          </table:table-cell>
          <table:table-cell office:value-type="float" office:value="4.303012">
            <text:p>4.303012</text:p>
          </table:table-cell>
          <table:table-cell office:value-type="float" office:value="-0.423338">
            <text:p>-0.423338</text:p>
          </table:table-cell>
          <table:table-cell office:value-type="float" office:value="0.211669">
            <text:p>0.211669</text:p>
          </table:table-cell>
          <table:table-cell office:value-type="float" office:value="-1.055375">
            <text:p>-1.05537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06]-[.$B$2]" office:value-type="float" office:value="4.11999999999898">
            <text:p>4.12</text:p>
          </table:table-cell>
          <table:table-cell office:value-type="float" office:value="10559.193">
            <text:p>10559.193</text:p>
          </table:table-cell>
          <table:table-cell office:value-type="float" office:value="0.146155">
            <text:p>0.146155</text:p>
          </table:table-cell>
          <table:table-cell office:value-type="float" office:value="-1.573078">
            <text:p>-1.573078</text:p>
          </table:table-cell>
          <table:table-cell office:value-type="float" office:value="-0.606024">
            <text:p>-0.606024</text:p>
          </table:table-cell>
          <table:table-cell office:value-type="float" office:value="4.303012">
            <text:p>4.303012</text:p>
          </table:table-cell>
          <table:table-cell office:value-type="float" office:value="-0.423338">
            <text:p>-0.423338</text:p>
          </table:table-cell>
          <table:table-cell office:value-type="float" office:value="0.211669">
            <text:p>0.211669</text:p>
          </table:table-cell>
          <table:table-cell office:value-type="float" office:value="-1.055375">
            <text:p>-1.05537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07]-[.$B$2]" office:value-type="float" office:value="4.1299999999992">
            <text:p>4.13</text:p>
          </table:table-cell>
          <table:table-cell office:value-type="float" office:value="10559.203">
            <text:p>10559.203</text:p>
          </table:table-cell>
          <table:table-cell office:value-type="float" office:value="0.168024">
            <text:p>0.168024</text:p>
          </table:table-cell>
          <table:table-cell office:value-type="float" office:value="-1.584012">
            <text:p>-1.584012</text:p>
          </table:table-cell>
          <table:table-cell office:value-type="float" office:value="-0.603491">
            <text:p>-0.603491</text:p>
          </table:table-cell>
          <table:table-cell office:value-type="float" office:value="4.301745">
            <text:p>4.301745</text:p>
          </table:table-cell>
          <table:table-cell office:value-type="float" office:value="-0.400676">
            <text:p>-0.400676</text:p>
          </table:table-cell>
          <table:table-cell office:value-type="float" office:value="0.200338">
            <text:p>0.200338</text:p>
          </table:table-cell>
          <table:table-cell office:value-type="float" office:value="-1.039429">
            <text:p>-1.03942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08]-[.$B$2]" office:value-type="float" office:value="4.14999999999964">
            <text:p>4.15</text:p>
          </table:table-cell>
          <table:table-cell office:value-type="float" office:value="10559.223">
            <text:p>10559.223</text:p>
          </table:table-cell>
          <table:table-cell office:value-type="float" office:value="0.201989">
            <text:p>0.201989</text:p>
          </table:table-cell>
          <table:table-cell office:value-type="float" office:value="-1.600994">
            <text:p>-1.600994</text:p>
          </table:table-cell>
          <table:table-cell office:value-type="float" office:value="-0.618698">
            <text:p>-0.618698</text:p>
          </table:table-cell>
          <table:table-cell office:value-type="float" office:value="4.309349">
            <text:p>4.309349</text:p>
          </table:table-cell>
          <table:table-cell office:value-type="float" office:value="-0.386087">
            <text:p>-0.386087</text:p>
          </table:table-cell>
          <table:table-cell office:value-type="float" office:value="0.193044">
            <text:p>0.193044</text:p>
          </table:table-cell>
          <table:table-cell office:value-type="float" office:value="-1.076524">
            <text:p>-1.07652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09]-[.$B$2]" office:value-type="float" office:value="4.14999999999964">
            <text:p>4.15</text:p>
          </table:table-cell>
          <table:table-cell office:value-type="float" office:value="10559.223">
            <text:p>10559.223</text:p>
          </table:table-cell>
          <table:table-cell office:value-type="float" office:value="0.201989">
            <text:p>0.201989</text:p>
          </table:table-cell>
          <table:table-cell office:value-type="float" office:value="-1.600994">
            <text:p>-1.600994</text:p>
          </table:table-cell>
          <table:table-cell office:value-type="float" office:value="-0.618698">
            <text:p>-0.618698</text:p>
          </table:table-cell>
          <table:table-cell office:value-type="float" office:value="4.309349">
            <text:p>4.309349</text:p>
          </table:table-cell>
          <table:table-cell office:value-type="float" office:value="-0.386087">
            <text:p>-0.386087</text:p>
          </table:table-cell>
          <table:table-cell office:value-type="float" office:value="0.193044">
            <text:p>0.193044</text:p>
          </table:table-cell>
          <table:table-cell office:value-type="float" office:value="-1.076524">
            <text:p>-1.07652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10]-[.$B$2]" office:value-type="float" office:value="4.17000000000007">
            <text:p>4.17</text:p>
          </table:table-cell>
          <table:table-cell office:value-type="float" office:value="10559.243">
            <text:p>10559.243</text:p>
          </table:table-cell>
          <table:table-cell office:value-type="float" office:value="0.287703">
            <text:p>0.287703</text:p>
          </table:table-cell>
          <table:table-cell office:value-type="float" office:value="-1.643852">
            <text:p>-1.643852</text:p>
          </table:table-cell>
          <table:table-cell office:value-type="float" office:value="-0.566819">
            <text:p>-0.566819</text:p>
          </table:table-cell>
          <table:table-cell office:value-type="float" office:value="4.28341">
            <text:p>4.28341</text:p>
          </table:table-cell>
          <table:table-cell office:value-type="float" office:value="-0.302553">
            <text:p>-0.302553</text:p>
          </table:table-cell>
          <table:table-cell office:value-type="float" office:value="0.151276">
            <text:p>0.151276</text:p>
          </table:table-cell>
          <table:table-cell office:value-type="float" office:value="-1.108605">
            <text:p>-1.10860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11]-[.$B$2]" office:value-type="float" office:value="4.17000000000007">
            <text:p>4.17</text:p>
          </table:table-cell>
          <table:table-cell office:value-type="float" office:value="10559.243">
            <text:p>10559.243</text:p>
          </table:table-cell>
          <table:table-cell office:value-type="float" office:value="0.287703">
            <text:p>0.287703</text:p>
          </table:table-cell>
          <table:table-cell office:value-type="float" office:value="-1.643852">
            <text:p>-1.643852</text:p>
          </table:table-cell>
          <table:table-cell office:value-type="float" office:value="-0.566819">
            <text:p>-0.566819</text:p>
          </table:table-cell>
          <table:table-cell office:value-type="float" office:value="4.28341">
            <text:p>4.28341</text:p>
          </table:table-cell>
          <table:table-cell office:value-type="float" office:value="-0.302553">
            <text:p>-0.302553</text:p>
          </table:table-cell>
          <table:table-cell office:value-type="float" office:value="0.151276">
            <text:p>0.151276</text:p>
          </table:table-cell>
          <table:table-cell office:value-type="float" office:value="-1.108605">
            <text:p>-1.10860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12]-[.$B$2]" office:value-type="float" office:value="4.18000000000029">
            <text:p>4.18</text:p>
          </table:table-cell>
          <table:table-cell office:value-type="float" office:value="10559.253">
            <text:p>10559.253</text:p>
          </table:table-cell>
          <table:table-cell office:value-type="float" office:value="0.279829">
            <text:p>0.279829</text:p>
          </table:table-cell>
          <table:table-cell office:value-type="float" office:value="-1.639914">
            <text:p>-1.639914</text:p>
          </table:table-cell>
          <table:table-cell office:value-type="float" office:value="-0.593705">
            <text:p>-0.593705</text:p>
          </table:table-cell>
          <table:table-cell office:value-type="float" office:value="4.296853">
            <text:p>4.296853</text:p>
          </table:table-cell>
          <table:table-cell office:value-type="float" office:value="-0.292488">
            <text:p>-0.292488</text:p>
          </table:table-cell>
          <table:table-cell office:value-type="float" office:value="0.146244">
            <text:p>0.146244</text:p>
          </table:table-cell>
          <table:table-cell office:value-type="float" office:value="-1.132256">
            <text:p>-1.13225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13]-[.$B$2]" office:value-type="float" office:value="4.19000000000051">
            <text:p>4.19</text:p>
          </table:table-cell>
          <table:table-cell office:value-type="float" office:value="10559.263">
            <text:p>10559.263</text:p>
          </table:table-cell>
          <table:table-cell office:value-type="float" office:value="0.310088">
            <text:p>0.310088</text:p>
          </table:table-cell>
          <table:table-cell office:value-type="float" office:value="-1.655044">
            <text:p>-1.655044</text:p>
          </table:table-cell>
          <table:table-cell office:value-type="float" office:value="-0.574773">
            <text:p>-0.574773</text:p>
          </table:table-cell>
          <table:table-cell office:value-type="float" office:value="4.287387">
            <text:p>4.287387</text:p>
          </table:table-cell>
          <table:table-cell office:value-type="float" office:value="-0.254785">
            <text:p>-0.254785</text:p>
          </table:table-cell>
          <table:table-cell office:value-type="float" office:value="0.127392">
            <text:p>0.127392</text:p>
          </table:table-cell>
          <table:table-cell office:value-type="float" office:value="-1.154252">
            <text:p>-1.15425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14]-[.$B$2]" office:value-type="float" office:value="4.19000000000051">
            <text:p>4.19</text:p>
          </table:table-cell>
          <table:table-cell office:value-type="float" office:value="10559.263">
            <text:p>10559.263</text:p>
          </table:table-cell>
          <table:table-cell office:value-type="float" office:value="0.310088">
            <text:p>0.310088</text:p>
          </table:table-cell>
          <table:table-cell office:value-type="float" office:value="-1.655044">
            <text:p>-1.655044</text:p>
          </table:table-cell>
          <table:table-cell office:value-type="float" office:value="-0.574773">
            <text:p>-0.574773</text:p>
          </table:table-cell>
          <table:table-cell office:value-type="float" office:value="4.287387">
            <text:p>4.287387</text:p>
          </table:table-cell>
          <table:table-cell office:value-type="float" office:value="-0.254785">
            <text:p>-0.254785</text:p>
          </table:table-cell>
          <table:table-cell office:value-type="float" office:value="0.127392">
            <text:p>0.127392</text:p>
          </table:table-cell>
          <table:table-cell office:value-type="float" office:value="-1.154252">
            <text:p>-1.15425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15]-[.$B$2]" office:value-type="float" office:value="4.19000000000051">
            <text:p>4.19</text:p>
          </table:table-cell>
          <table:table-cell office:value-type="float" office:value="10559.263">
            <text:p>10559.263</text:p>
          </table:table-cell>
          <table:table-cell office:value-type="float" office:value="0.310088">
            <text:p>0.310088</text:p>
          </table:table-cell>
          <table:table-cell office:value-type="float" office:value="-1.655044">
            <text:p>-1.655044</text:p>
          </table:table-cell>
          <table:table-cell office:value-type="float" office:value="-0.574773">
            <text:p>-0.574773</text:p>
          </table:table-cell>
          <table:table-cell office:value-type="float" office:value="4.287387">
            <text:p>4.287387</text:p>
          </table:table-cell>
          <table:table-cell office:value-type="float" office:value="-0.254785">
            <text:p>-0.254785</text:p>
          </table:table-cell>
          <table:table-cell office:value-type="float" office:value="0.127392">
            <text:p>0.127392</text:p>
          </table:table-cell>
          <table:table-cell office:value-type="float" office:value="-1.154252">
            <text:p>-1.15425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16]-[.$B$2]" office:value-type="float" office:value="4.22999999999956">
            <text:p>4.23</text:p>
          </table:table-cell>
          <table:table-cell office:value-type="float" office:value="10559.303">
            <text:p>10559.303</text:p>
          </table:table-cell>
          <table:table-cell office:value-type="float" office:value="0.238482">
            <text:p>0.238482</text:p>
          </table:table-cell>
          <table:table-cell office:value-type="float" office:value="-1.619241">
            <text:p>-1.619241</text:p>
          </table:table-cell>
          <table:table-cell office:value-type="float" office:value="-0.5453">
            <text:p>-0.5453</text:p>
          </table:table-cell>
          <table:table-cell office:value-type="float" office:value="4.27265">
            <text:p>4.27265</text:p>
          </table:table-cell>
          <table:table-cell office:value-type="float" office:value="-0.360191">
            <text:p>-0.360191</text:p>
          </table:table-cell>
          <table:table-cell office:value-type="float" office:value="0.180096">
            <text:p>0.180096</text:p>
          </table:table-cell>
          <table:table-cell office:value-type="float" office:value="-1.169152">
            <text:p>-1.16915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17]-[.$B$2]" office:value-type="float" office:value="4.22999999999956">
            <text:p>4.23</text:p>
          </table:table-cell>
          <table:table-cell office:value-type="float" office:value="10559.303">
            <text:p>10559.303</text:p>
          </table:table-cell>
          <table:table-cell office:value-type="float" office:value="0.238482">
            <text:p>0.238482</text:p>
          </table:table-cell>
          <table:table-cell office:value-type="float" office:value="-1.619241">
            <text:p>-1.619241</text:p>
          </table:table-cell>
          <table:table-cell office:value-type="float" office:value="-0.5453">
            <text:p>-0.5453</text:p>
          </table:table-cell>
          <table:table-cell office:value-type="float" office:value="4.27265">
            <text:p>4.27265</text:p>
          </table:table-cell>
          <table:table-cell office:value-type="float" office:value="-0.360191">
            <text:p>-0.360191</text:p>
          </table:table-cell>
          <table:table-cell office:value-type="float" office:value="0.180096">
            <text:p>0.180096</text:p>
          </table:table-cell>
          <table:table-cell office:value-type="float" office:value="-1.169152">
            <text:p>-1.16915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18]-[.$B$2]" office:value-type="float" office:value="4.25">
            <text:p>4.25</text:p>
          </table:table-cell>
          <table:table-cell office:value-type="float" office:value="10559.323">
            <text:p>10559.323</text:p>
          </table:table-cell>
          <table:table-cell office:value-type="float" office:value="0.215224">
            <text:p>0.215224</text:p>
          </table:table-cell>
          <table:table-cell office:value-type="float" office:value="-1.607612">
            <text:p>-1.607612</text:p>
          </table:table-cell>
          <table:table-cell office:value-type="float" office:value="-0.546138">
            <text:p>-0.546138</text:p>
          </table:table-cell>
          <table:table-cell office:value-type="float" office:value="4.273069">
            <text:p>4.273069</text:p>
          </table:table-cell>
          <table:table-cell office:value-type="float" office:value="-0.384313">
            <text:p>-0.384313</text:p>
          </table:table-cell>
          <table:table-cell office:value-type="float" office:value="0.192156">
            <text:p>0.192156</text:p>
          </table:table-cell>
          <table:table-cell office:value-type="float" office:value="-1.147889">
            <text:p>-1.14788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19]-[.$B$2]" office:value-type="float" office:value="4.25">
            <text:p>4.25</text:p>
          </table:table-cell>
          <table:table-cell office:value-type="float" office:value="10559.323">
            <text:p>10559.323</text:p>
          </table:table-cell>
          <table:table-cell office:value-type="float" office:value="0.215224">
            <text:p>0.215224</text:p>
          </table:table-cell>
          <table:table-cell office:value-type="float" office:value="-1.607612">
            <text:p>-1.607612</text:p>
          </table:table-cell>
          <table:table-cell office:value-type="float" office:value="-0.546138">
            <text:p>-0.546138</text:p>
          </table:table-cell>
          <table:table-cell office:value-type="float" office:value="4.273069">
            <text:p>4.273069</text:p>
          </table:table-cell>
          <table:table-cell office:value-type="float" office:value="-0.384313">
            <text:p>-0.384313</text:p>
          </table:table-cell>
          <table:table-cell office:value-type="float" office:value="0.192156">
            <text:p>0.192156</text:p>
          </table:table-cell>
          <table:table-cell office:value-type="float" office:value="-1.147889">
            <text:p>-1.14788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20]-[.$B$2]" office:value-type="float" office:value="4.27000000000044">
            <text:p>4.27</text:p>
          </table:table-cell>
          <table:table-cell office:value-type="float" office:value="10559.343">
            <text:p>10559.343</text:p>
          </table:table-cell>
          <table:table-cell office:value-type="float" office:value="0.254603">
            <text:p>0.254603</text:p>
          </table:table-cell>
          <table:table-cell office:value-type="float" office:value="-1.627301">
            <text:p>-1.627301</text:p>
          </table:table-cell>
          <table:table-cell office:value-type="float" office:value="-0.566359">
            <text:p>-0.566359</text:p>
          </table:table-cell>
          <table:table-cell office:value-type="float" office:value="4.283179">
            <text:p>4.283179</text:p>
          </table:table-cell>
          <table:table-cell office:value-type="float" office:value="-0.35411">
            <text:p>-0.35411</text:p>
          </table:table-cell>
          <table:table-cell office:value-type="float" office:value="0.177055">
            <text:p>0.177055</text:p>
          </table:table-cell>
          <table:table-cell office:value-type="float" office:value="-1.157181">
            <text:p>-1.15718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21]-[.$B$2]" office:value-type="float" office:value="4.27000000000044">
            <text:p>4.27</text:p>
          </table:table-cell>
          <table:table-cell office:value-type="float" office:value="10559.343">
            <text:p>10559.343</text:p>
          </table:table-cell>
          <table:table-cell office:value-type="float" office:value="0.254603">
            <text:p>0.254603</text:p>
          </table:table-cell>
          <table:table-cell office:value-type="float" office:value="-1.627301">
            <text:p>-1.627301</text:p>
          </table:table-cell>
          <table:table-cell office:value-type="float" office:value="-0.566359">
            <text:p>-0.566359</text:p>
          </table:table-cell>
          <table:table-cell office:value-type="float" office:value="4.283179">
            <text:p>4.283179</text:p>
          </table:table-cell>
          <table:table-cell office:value-type="float" office:value="-0.35411">
            <text:p>-0.35411</text:p>
          </table:table-cell>
          <table:table-cell office:value-type="float" office:value="0.177055">
            <text:p>0.177055</text:p>
          </table:table-cell>
          <table:table-cell office:value-type="float" office:value="-1.157181">
            <text:p>-1.15718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22]-[.$B$2]" office:value-type="float" office:value="4.28999999999905">
            <text:p>4.29</text:p>
          </table:table-cell>
          <table:table-cell office:value-type="float" office:value="10559.363">
            <text:p>10559.363</text:p>
          </table:table-cell>
          <table:table-cell office:value-type="float" office:value="0.296471">
            <text:p>0.296471</text:p>
          </table:table-cell>
          <table:table-cell office:value-type="float" office:value="-1.648235">
            <text:p>-1.648235</text:p>
          </table:table-cell>
          <table:table-cell office:value-type="float" office:value="-0.545438">
            <text:p>-0.545438</text:p>
          </table:table-cell>
          <table:table-cell office:value-type="float" office:value="4.272719">
            <text:p>4.272719</text:p>
          </table:table-cell>
          <table:table-cell office:value-type="float" office:value="-0.307489">
            <text:p>-0.307489</text:p>
          </table:table-cell>
          <table:table-cell office:value-type="float" office:value="0.153745">
            <text:p>0.153745</text:p>
          </table:table-cell>
          <table:table-cell office:value-type="float" office:value="-1.165223">
            <text:p>-1.16522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23]-[.$B$2]" office:value-type="float" office:value="4.29999999999927">
            <text:p>4.30</text:p>
          </table:table-cell>
          <table:table-cell office:value-type="float" office:value="10559.373">
            <text:p>10559.373</text:p>
          </table:table-cell>
          <table:table-cell office:value-type="float" office:value="0.312331">
            <text:p>0.312331</text:p>
          </table:table-cell>
          <table:table-cell office:value-type="float" office:value="-1.656165">
            <text:p>-1.656165</text:p>
          </table:table-cell>
          <table:table-cell office:value-type="float" office:value="-0.522594">
            <text:p>-0.522594</text:p>
          </table:table-cell>
          <table:table-cell office:value-type="float" office:value="4.261297">
            <text:p>4.261297</text:p>
          </table:table-cell>
          <table:table-cell office:value-type="float" office:value="-0.285697">
            <text:p>-0.285697</text:p>
          </table:table-cell>
          <table:table-cell office:value-type="float" office:value="0.142849">
            <text:p>0.142849</text:p>
          </table:table-cell>
          <table:table-cell office:value-type="float" office:value="-1.167817">
            <text:p>-1.16781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24]-[.$B$2]" office:value-type="float" office:value="4.30999999999949">
            <text:p>4.31</text:p>
          </table:table-cell>
          <table:table-cell office:value-type="float" office:value="10559.383">
            <text:p>10559.383</text:p>
          </table:table-cell>
          <table:table-cell office:value-type="float" office:value="0.326513">
            <text:p>0.326513</text:p>
          </table:table-cell>
          <table:table-cell office:value-type="float" office:value="-1.663257">
            <text:p>-1.663257</text:p>
          </table:table-cell>
          <table:table-cell office:value-type="float" office:value="-0.515466">
            <text:p>-0.515466</text:p>
          </table:table-cell>
          <table:table-cell office:value-type="float" office:value="4.257733">
            <text:p>4.257733</text:p>
          </table:table-cell>
          <table:table-cell office:value-type="float" office:value="-0.247031">
            <text:p>-0.247031</text:p>
          </table:table-cell>
          <table:table-cell office:value-type="float" office:value="0.123515">
            <text:p>0.123515</text:p>
          </table:table-cell>
          <table:table-cell office:value-type="float" office:value="-1.170228">
            <text:p>-1.17022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25]-[.$B$2]" office:value-type="float" office:value="4.31999999999971">
            <text:p>4.32</text:p>
          </table:table-cell>
          <table:table-cell office:value-type="float" office:value="10559.393">
            <text:p>10559.393</text:p>
          </table:table-cell>
          <table:table-cell office:value-type="float" office:value="0.333596">
            <text:p>0.333596</text:p>
          </table:table-cell>
          <table:table-cell office:value-type="float" office:value="-1.666798">
            <text:p>-1.666798</text:p>
          </table:table-cell>
          <table:table-cell office:value-type="float" office:value="-0.540327">
            <text:p>-0.540327</text:p>
          </table:table-cell>
          <table:table-cell office:value-type="float" office:value="4.270163">
            <text:p>4.270163</text:p>
          </table:table-cell>
          <table:table-cell office:value-type="float" office:value="-0.256462">
            <text:p>-0.256462</text:p>
          </table:table-cell>
          <table:table-cell office:value-type="float" office:value="0.128231">
            <text:p>0.128231</text:p>
          </table:table-cell>
          <table:table-cell office:value-type="float" office:value="-1.172471">
            <text:p>-1.17247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26]-[.$B$2]" office:value-type="float" office:value="4.31999999999971">
            <text:p>4.32</text:p>
          </table:table-cell>
          <table:table-cell office:value-type="float" office:value="10559.393">
            <text:p>10559.393</text:p>
          </table:table-cell>
          <table:table-cell office:value-type="float" office:value="0.333596">
            <text:p>0.333596</text:p>
          </table:table-cell>
          <table:table-cell office:value-type="float" office:value="-1.666798">
            <text:p>-1.666798</text:p>
          </table:table-cell>
          <table:table-cell office:value-type="float" office:value="-0.540327">
            <text:p>-0.540327</text:p>
          </table:table-cell>
          <table:table-cell office:value-type="float" office:value="4.270163">
            <text:p>4.270163</text:p>
          </table:table-cell>
          <table:table-cell office:value-type="float" office:value="-0.256462">
            <text:p>-0.256462</text:p>
          </table:table-cell>
          <table:table-cell office:value-type="float" office:value="0.128231">
            <text:p>0.128231</text:p>
          </table:table-cell>
          <table:table-cell office:value-type="float" office:value="-1.172471">
            <text:p>-1.17247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27]-[.$B$2]" office:value-type="float" office:value="4.34000000000015">
            <text:p>4.34</text:p>
          </table:table-cell>
          <table:table-cell office:value-type="float" office:value="10559.413">
            <text:p>10559.413</text:p>
          </table:table-cell>
          <table:table-cell office:value-type="float" office:value="0.369313">
            <text:p>0.369313</text:p>
          </table:table-cell>
          <table:table-cell office:value-type="float" office:value="-1.684656">
            <text:p>-1.684656</text:p>
          </table:table-cell>
          <table:table-cell office:value-type="float" office:value="-0.505337">
            <text:p>-0.505337</text:p>
          </table:table-cell>
          <table:table-cell office:value-type="float" office:value="4.252668">
            <text:p>4.252668</text:p>
          </table:table-cell>
          <table:table-cell office:value-type="float" office:value="-0.251971">
            <text:p>-0.251971</text:p>
          </table:table-cell>
          <table:table-cell office:value-type="float" office:value="0.125986">
            <text:p>0.125986</text:p>
          </table:table-cell>
          <table:table-cell office:value-type="float" office:value="-1.171715">
            <text:p>-1.17171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28]-[.$B$2]" office:value-type="float" office:value="4.34000000000015">
            <text:p>4.34</text:p>
          </table:table-cell>
          <table:table-cell office:value-type="float" office:value="10559.413">
            <text:p>10559.413</text:p>
          </table:table-cell>
          <table:table-cell office:value-type="float" office:value="0.369313">
            <text:p>0.369313</text:p>
          </table:table-cell>
          <table:table-cell office:value-type="float" office:value="-1.684656">
            <text:p>-1.684656</text:p>
          </table:table-cell>
          <table:table-cell office:value-type="float" office:value="-0.505337">
            <text:p>-0.505337</text:p>
          </table:table-cell>
          <table:table-cell office:value-type="float" office:value="4.252668">
            <text:p>4.252668</text:p>
          </table:table-cell>
          <table:table-cell office:value-type="float" office:value="-0.251971">
            <text:p>-0.251971</text:p>
          </table:table-cell>
          <table:table-cell office:value-type="float" office:value="0.125986">
            <text:p>0.125986</text:p>
          </table:table-cell>
          <table:table-cell office:value-type="float" office:value="-1.171715">
            <text:p>-1.17171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29]-[.$B$2]" office:value-type="float" office:value="4.36000000000058">
            <text:p>4.36</text:p>
          </table:table-cell>
          <table:table-cell office:value-type="float" office:value="10559.433">
            <text:p>10559.433</text:p>
          </table:table-cell>
          <table:table-cell office:value-type="float" office:value="0.351709">
            <text:p>0.351709</text:p>
          </table:table-cell>
          <table:table-cell office:value-type="float" office:value="-1.675855">
            <text:p>-1.675855</text:p>
          </table:table-cell>
          <table:table-cell office:value-type="float" office:value="-0.516641">
            <text:p>-0.516641</text:p>
          </table:table-cell>
          <table:table-cell office:value-type="float" office:value="4.258321">
            <text:p>4.258321</text:p>
          </table:table-cell>
          <table:table-cell office:value-type="float" office:value="-0.264021">
            <text:p>-0.264021</text:p>
          </table:table-cell>
          <table:table-cell office:value-type="float" office:value="0.132011">
            <text:p>0.132011</text:p>
          </table:table-cell>
          <table:table-cell office:value-type="float" office:value="-1.166611">
            <text:p>-1.16661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30]-[.$B$2]" office:value-type="float" office:value="4.36999999999898">
            <text:p>4.37</text:p>
          </table:table-cell>
          <table:table-cell office:value-type="float" office:value="10559.443">
            <text:p>10559.443</text:p>
          </table:table-cell>
          <table:table-cell office:value-type="float" office:value="0.36367">
            <text:p>0.36367</text:p>
          </table:table-cell>
          <table:table-cell office:value-type="float" office:value="-1.681835">
            <text:p>-1.681835</text:p>
          </table:table-cell>
          <table:table-cell office:value-type="float" office:value="-0.491449">
            <text:p>-0.491449</text:p>
          </table:table-cell>
          <table:table-cell office:value-type="float" office:value="4.245724">
            <text:p>4.245724</text:p>
          </table:table-cell>
          <table:table-cell office:value-type="float" office:value="-0.266418">
            <text:p>-0.266418</text:p>
          </table:table-cell>
          <table:table-cell office:value-type="float" office:value="0.133209">
            <text:p>0.133209</text:p>
          </table:table-cell>
          <table:table-cell office:value-type="float" office:value="-1.164323">
            <text:p>-1.16432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31]-[.$B$2]" office:value-type="float" office:value="4.3799999999992">
            <text:p>4.38</text:p>
          </table:table-cell>
          <table:table-cell office:value-type="float" office:value="10559.453">
            <text:p>10559.453</text:p>
          </table:table-cell>
          <table:table-cell office:value-type="float" office:value="0.347896">
            <text:p>0.347896</text:p>
          </table:table-cell>
          <table:table-cell office:value-type="float" office:value="-1.673948">
            <text:p>-1.673948</text:p>
          </table:table-cell>
          <table:table-cell office:value-type="float" office:value="-0.506914">
            <text:p>-0.506914</text:p>
          </table:table-cell>
          <table:table-cell office:value-type="float" office:value="4.253457">
            <text:p>4.253457</text:p>
          </table:table-cell>
          <table:table-cell office:value-type="float" office:value="-0.289401">
            <text:p>-0.289401</text:p>
          </table:table-cell>
          <table:table-cell office:value-type="float" office:value="0.144701">
            <text:p>0.144701</text:p>
          </table:table-cell>
          <table:table-cell office:value-type="float" office:value="-1.159585">
            <text:p>-1.15958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32]-[.$B$2]" office:value-type="float" office:value="4.38999999999942">
            <text:p>4.39</text:p>
          </table:table-cell>
          <table:table-cell office:value-type="float" office:value="10559.463">
            <text:p>10559.463</text:p>
          </table:table-cell>
          <table:table-cell office:value-type="float" office:value="0.376744">
            <text:p>0.376744</text:p>
          </table:table-cell>
          <table:table-cell office:value-type="float" office:value="-1.688372">
            <text:p>-1.688372</text:p>
          </table:table-cell>
          <table:table-cell office:value-type="float" office:value="-0.459566">
            <text:p>-0.459566</text:p>
          </table:table-cell>
          <table:table-cell office:value-type="float" office:value="4.229783">
            <text:p>4.229783</text:p>
          </table:table-cell>
          <table:table-cell office:value-type="float" office:value="-0.253409">
            <text:p>-0.253409</text:p>
          </table:table-cell>
          <table:table-cell office:value-type="float" office:value="0.126705">
            <text:p>0.126705</text:p>
          </table:table-cell>
          <table:table-cell office:value-type="float" office:value="-1.155183">
            <text:p>-1.15518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33]-[.$B$2]" office:value-type="float" office:value="4.39999999999964">
            <text:p>4.40</text:p>
          </table:table-cell>
          <table:table-cell office:value-type="float" office:value="10559.473">
            <text:p>10559.473</text:p>
          </table:table-cell>
          <table:table-cell office:value-type="float" office:value="0.384721">
            <text:p>0.384721</text:p>
          </table:table-cell>
          <table:table-cell office:value-type="float" office:value="-1.692361">
            <text:p>-1.692361</text:p>
          </table:table-cell>
          <table:table-cell office:value-type="float" office:value="-0.442474">
            <text:p>-0.442474</text:p>
          </table:table-cell>
          <table:table-cell office:value-type="float" office:value="4.221237">
            <text:p>4.221237</text:p>
          </table:table-cell>
          <table:table-cell office:value-type="float" office:value="-0.223288">
            <text:p>-0.223288</text:p>
          </table:table-cell>
          <table:table-cell office:value-type="float" office:value="0.111644">
            <text:p>0.111644</text:p>
          </table:table-cell>
          <table:table-cell office:value-type="float" office:value="-1.151086">
            <text:p>-1.15108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34]-[.$B$2]" office:value-type="float" office:value="4.40999999999985">
            <text:p>4.41</text:p>
          </table:table-cell>
          <table:table-cell office:value-type="float" office:value="10559.483">
            <text:p>10559.483</text:p>
          </table:table-cell>
          <table:table-cell office:value-type="float" office:value="0.402003">
            <text:p>0.402003</text:p>
          </table:table-cell>
          <table:table-cell office:value-type="float" office:value="-1.701001">
            <text:p>-1.701001</text:p>
          </table:table-cell>
          <table:table-cell office:value-type="float" office:value="-0.440056">
            <text:p>-0.440056</text:p>
          </table:table-cell>
          <table:table-cell office:value-type="float" office:value="4.220028">
            <text:p>4.220028</text:p>
          </table:table-cell>
          <table:table-cell office:value-type="float" office:value="-0.209794">
            <text:p>-0.209794</text:p>
          </table:table-cell>
          <table:table-cell office:value-type="float" office:value="0.104897">
            <text:p>0.104897</text:p>
          </table:table-cell>
          <table:table-cell office:value-type="float" office:value="-1.147279">
            <text:p>-1.14727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35]-[.$B$2]" office:value-type="float" office:value="4.42000000000007">
            <text:p>4.42</text:p>
          </table:table-cell>
          <table:table-cell office:value-type="float" office:value="10559.493">
            <text:p>10559.493</text:p>
          </table:table-cell>
          <table:table-cell office:value-type="float" office:value="0.417409">
            <text:p>0.417409</text:p>
          </table:table-cell>
          <table:table-cell office:value-type="float" office:value="-1.708704">
            <text:p>-1.708704</text:p>
          </table:table-cell>
          <table:table-cell office:value-type="float" office:value="-0.387993">
            <text:p>-0.387993</text:p>
          </table:table-cell>
          <table:table-cell office:value-type="float" office:value="4.193996">
            <text:p>4.193996</text:p>
          </table:table-cell>
          <table:table-cell office:value-type="float" office:value="-0.184107">
            <text:p>-0.184107</text:p>
          </table:table-cell>
          <table:table-cell office:value-type="float" office:value="0.092054">
            <text:p>0.092054</text:p>
          </table:table-cell>
          <table:table-cell office:value-type="float" office:value="-1.148522">
            <text:p>-1.14852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36]-[.$B$2]" office:value-type="float" office:value="4.43000000000029">
            <text:p>4.43</text:p>
          </table:table-cell>
          <table:table-cell office:value-type="float" office:value="10559.503">
            <text:p>10559.503</text:p>
          </table:table-cell>
          <table:table-cell office:value-type="float" office:value="0.41936">
            <text:p>0.41936</text:p>
          </table:table-cell>
          <table:table-cell office:value-type="float" office:value="-1.70968">
            <text:p>-1.70968</text:p>
          </table:table-cell>
          <table:table-cell office:value-type="float" office:value="-0.369864">
            <text:p>-0.369864</text:p>
          </table:table-cell>
          <table:table-cell office:value-type="float" office:value="4.184932">
            <text:p>4.184932</text:p>
          </table:table-cell>
          <table:table-cell office:value-type="float" office:value="-0.192196">
            <text:p>-0.192196</text:p>
          </table:table-cell>
          <table:table-cell office:value-type="float" office:value="0.096098">
            <text:p>0.096098</text:p>
          </table:table-cell>
          <table:table-cell office:value-type="float" office:value="-1.149674">
            <text:p>-1.14967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37]-[.$B$2]" office:value-type="float" office:value="4.44000000000051">
            <text:p>4.44</text:p>
          </table:table-cell>
          <table:table-cell office:value-type="float" office:value="10559.513">
            <text:p>10559.513</text:p>
          </table:table-cell>
          <table:table-cell office:value-type="float" office:value="0.39969">
            <text:p>0.39969</text:p>
          </table:table-cell>
          <table:table-cell office:value-type="float" office:value="-1.699845">
            <text:p>-1.699845</text:p>
          </table:table-cell>
          <table:table-cell office:value-type="float" office:value="-0.364035">
            <text:p>-0.364035</text:p>
          </table:table-cell>
          <table:table-cell office:value-type="float" office:value="4.182017">
            <text:p>4.182017</text:p>
          </table:table-cell>
          <table:table-cell office:value-type="float" office:value="-0.186145">
            <text:p>-0.186145</text:p>
          </table:table-cell>
          <table:table-cell office:value-type="float" office:value="0.093072">
            <text:p>0.093072</text:p>
          </table:table-cell>
          <table:table-cell office:value-type="float" office:value="-1.15075">
            <text:p>-1.1507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38]-[.$B$2]" office:value-type="float" office:value="4.44999999999891">
            <text:p>4.45</text:p>
          </table:table-cell>
          <table:table-cell office:value-type="float" office:value="10559.523">
            <text:p>10559.523</text:p>
          </table:table-cell>
          <table:table-cell office:value-type="float" office:value="0.397598">
            <text:p>0.397598</text:p>
          </table:table-cell>
          <table:table-cell office:value-type="float" office:value="-1.698799">
            <text:p>-1.698799</text:p>
          </table:table-cell>
          <table:table-cell office:value-type="float" office:value="-0.341694">
            <text:p>-0.341694</text:p>
          </table:table-cell>
          <table:table-cell office:value-type="float" office:value="4.170847">
            <text:p>4.170847</text:p>
          </table:table-cell>
          <table:table-cell office:value-type="float" office:value="-0.20376">
            <text:p>-0.20376</text:p>
          </table:table-cell>
          <table:table-cell office:value-type="float" office:value="0.10188">
            <text:p>0.10188</text:p>
          </table:table-cell>
          <table:table-cell office:value-type="float" office:value="-1.151749">
            <text:p>-1.15174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39]-[.$B$2]" office:value-type="float" office:value="4.44999999999891">
            <text:p>4.45</text:p>
          </table:table-cell>
          <table:table-cell office:value-type="float" office:value="10559.523">
            <text:p>10559.523</text:p>
          </table:table-cell>
          <table:table-cell office:value-type="float" office:value="0.397598">
            <text:p>0.397598</text:p>
          </table:table-cell>
          <table:table-cell office:value-type="float" office:value="-1.698799">
            <text:p>-1.698799</text:p>
          </table:table-cell>
          <table:table-cell office:value-type="float" office:value="-0.341694">
            <text:p>-0.341694</text:p>
          </table:table-cell>
          <table:table-cell office:value-type="float" office:value="4.170847">
            <text:p>4.170847</text:p>
          </table:table-cell>
          <table:table-cell office:value-type="float" office:value="-0.20376">
            <text:p>-0.20376</text:p>
          </table:table-cell>
          <table:table-cell office:value-type="float" office:value="0.10188">
            <text:p>0.10188</text:p>
          </table:table-cell>
          <table:table-cell office:value-type="float" office:value="-1.151749">
            <text:p>-1.15174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40]-[.$B$2]" office:value-type="float" office:value="4.46999999999935">
            <text:p>4.47</text:p>
          </table:table-cell>
          <table:table-cell office:value-type="float" office:value="10559.543">
            <text:p>10559.543</text:p>
          </table:table-cell>
          <table:table-cell office:value-type="float" office:value="0.40035">
            <text:p>0.40035</text:p>
          </table:table-cell>
          <table:table-cell office:value-type="float" office:value="-1.700175">
            <text:p>-1.700175</text:p>
          </table:table-cell>
          <table:table-cell office:value-type="float" office:value="-0.313752">
            <text:p>-0.313752</text:p>
          </table:table-cell>
          <table:table-cell office:value-type="float" office:value="4.156876">
            <text:p>4.156876</text:p>
          </table:table-cell>
          <table:table-cell office:value-type="float" office:value="-0.226327">
            <text:p>-0.226327</text:p>
          </table:table-cell>
          <table:table-cell office:value-type="float" office:value="0.113163">
            <text:p>0.113163</text:p>
          </table:table-cell>
          <table:table-cell office:value-type="float" office:value="-1.148614">
            <text:p>-1.14861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41]-[.$B$2]" office:value-type="float" office:value="4.47999999999956">
            <text:p>4.48</text:p>
          </table:table-cell>
          <table:table-cell office:value-type="float" office:value="10559.553">
            <text:p>10559.553</text:p>
          </table:table-cell>
          <table:table-cell office:value-type="float" office:value="0.42792">
            <text:p>0.42792</text:p>
          </table:table-cell>
          <table:table-cell office:value-type="float" office:value="-1.71396">
            <text:p>-1.71396</text:p>
          </table:table-cell>
          <table:table-cell office:value-type="float" office:value="-0.298758">
            <text:p>-0.298758</text:p>
          </table:table-cell>
          <table:table-cell office:value-type="float" office:value="4.149379">
            <text:p>4.149379</text:p>
          </table:table-cell>
          <table:table-cell office:value-type="float" office:value="-0.19841">
            <text:p>-0.19841</text:p>
          </table:table-cell>
          <table:table-cell office:value-type="float" office:value="0.099205">
            <text:p>0.099205</text:p>
          </table:table-cell>
          <table:table-cell office:value-type="float" office:value="-1.144829">
            <text:p>-1.14482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42]-[.$B$2]" office:value-type="float" office:value="4.48999999999978">
            <text:p>4.49</text:p>
          </table:table-cell>
          <table:table-cell office:value-type="float" office:value="10559.563">
            <text:p>10559.563</text:p>
          </table:table-cell>
          <table:table-cell office:value-type="float" office:value="0.423429">
            <text:p>0.423429</text:p>
          </table:table-cell>
          <table:table-cell office:value-type="float" office:value="-1.711715">
            <text:p>-1.711715</text:p>
          </table:table-cell>
          <table:table-cell office:value-type="float" office:value="-0.291625">
            <text:p>-0.291625</text:p>
          </table:table-cell>
          <table:table-cell office:value-type="float" office:value="4.145813">
            <text:p>4.145813</text:p>
          </table:table-cell>
          <table:table-cell office:value-type="float" office:value="-0.189741">
            <text:p>-0.189741</text:p>
          </table:table-cell>
          <table:table-cell office:value-type="float" office:value="0.094871">
            <text:p>0.094871</text:p>
          </table:table-cell>
          <table:table-cell office:value-type="float" office:value="-1.141312">
            <text:p>-1.14131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43]-[.$B$2]" office:value-type="float" office:value="4.5">
            <text:p>4.50</text:p>
          </table:table-cell>
          <table:table-cell office:value-type="float" office:value="10559.573">
            <text:p>10559.573</text:p>
          </table:table-cell>
          <table:table-cell office:value-type="float" office:value="0.439955">
            <text:p>0.439955</text:p>
          </table:table-cell>
          <table:table-cell office:value-type="float" office:value="-1.719977">
            <text:p>-1.719977</text:p>
          </table:table-cell>
          <table:table-cell office:value-type="float" office:value="-0.276415">
            <text:p>-0.276415</text:p>
          </table:table-cell>
          <table:table-cell office:value-type="float" office:value="4.138208">
            <text:p>4.138208</text:p>
          </table:table-cell>
          <table:table-cell office:value-type="float" office:value="-0.165977">
            <text:p>-0.165977</text:p>
          </table:table-cell>
          <table:table-cell office:value-type="float" office:value="0.082989">
            <text:p>0.082989</text:p>
          </table:table-cell>
          <table:table-cell office:value-type="float" office:value="-1.138039">
            <text:p>-1.13803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44]-[.$B$2]" office:value-type="float" office:value="4.51000000000022">
            <text:p>4.51</text:p>
          </table:table-cell>
          <table:table-cell office:value-type="float" office:value="10559.583">
            <text:p>10559.583</text:p>
          </table:table-cell>
          <table:table-cell office:value-type="float" office:value="0.43661">
            <text:p>0.43661</text:p>
          </table:table-cell>
          <table:table-cell office:value-type="float" office:value="-1.718305">
            <text:p>-1.718305</text:p>
          </table:table-cell>
          <table:table-cell office:value-type="float" office:value="-0.279215">
            <text:p>-0.279215</text:p>
          </table:table-cell>
          <table:table-cell office:value-type="float" office:value="4.139608">
            <text:p>4.139608</text:p>
          </table:table-cell>
          <table:table-cell office:value-type="float" office:value="-0.153338">
            <text:p>-0.153338</text:p>
          </table:table-cell>
          <table:table-cell office:value-type="float" office:value="0.076669">
            <text:p>0.076669</text:p>
          </table:table-cell>
          <table:table-cell office:value-type="float" office:value="-1.14267">
            <text:p>-1.1426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45]-[.$B$2]" office:value-type="float" office:value="4.52000000000044">
            <text:p>4.52</text:p>
          </table:table-cell>
          <table:table-cell office:value-type="float" office:value="10559.593">
            <text:p>10559.593</text:p>
          </table:table-cell>
          <table:table-cell office:value-type="float" office:value="0.418479">
            <text:p>0.418479</text:p>
          </table:table-cell>
          <table:table-cell office:value-type="float" office:value="-1.709239">
            <text:p>-1.709239</text:p>
          </table:table-cell>
          <table:table-cell office:value-type="float" office:value="-0.297717">
            <text:p>-0.297717</text:p>
          </table:table-cell>
          <table:table-cell office:value-type="float" office:value="4.148858">
            <text:p>4.148858</text:p>
          </table:table-cell>
          <table:table-cell office:value-type="float" office:value="-0.160368">
            <text:p>-0.160368</text:p>
          </table:table-cell>
          <table:table-cell office:value-type="float" office:value="0.080184">
            <text:p>0.080184</text:p>
          </table:table-cell>
          <table:table-cell office:value-type="float" office:value="-1.146981">
            <text:p>-1.14698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46]-[.$B$2]" office:value-type="float" office:value="4.53999999999905">
            <text:p>4.54</text:p>
          </table:table-cell>
          <table:table-cell office:value-type="float" office:value="10559.613">
            <text:p>10559.613</text:p>
          </table:table-cell>
          <table:table-cell office:value-type="float" office:value="0.400502">
            <text:p>0.400502</text:p>
          </table:table-cell>
          <table:table-cell office:value-type="float" office:value="-1.700251">
            <text:p>-1.700251</text:p>
          </table:table-cell>
          <table:table-cell office:value-type="float" office:value="-0.292233">
            <text:p>-0.292233</text:p>
          </table:table-cell>
          <table:table-cell office:value-type="float" office:value="4.146116">
            <text:p>4.146116</text:p>
          </table:table-cell>
          <table:table-cell office:value-type="float" office:value="-0.111985">
            <text:p>-0.111985</text:p>
          </table:table-cell>
          <table:table-cell office:value-type="float" office:value="0.055993">
            <text:p>0.055993</text:p>
          </table:table-cell>
          <table:table-cell office:value-type="float" office:value="-1.154717">
            <text:p>-1.15471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47]-[.$B$2]" office:value-type="float" office:value="4.53999999999905">
            <text:p>4.54</text:p>
          </table:table-cell>
          <table:table-cell office:value-type="float" office:value="10559.613">
            <text:p>10559.613</text:p>
          </table:table-cell>
          <table:table-cell office:value-type="float" office:value="0.400502">
            <text:p>0.400502</text:p>
          </table:table-cell>
          <table:table-cell office:value-type="float" office:value="-1.700251">
            <text:p>-1.700251</text:p>
          </table:table-cell>
          <table:table-cell office:value-type="float" office:value="-0.292233">
            <text:p>-0.292233</text:p>
          </table:table-cell>
          <table:table-cell office:value-type="float" office:value="4.146116">
            <text:p>4.146116</text:p>
          </table:table-cell>
          <table:table-cell office:value-type="float" office:value="-0.111985">
            <text:p>-0.111985</text:p>
          </table:table-cell>
          <table:table-cell office:value-type="float" office:value="0.055993">
            <text:p>0.055993</text:p>
          </table:table-cell>
          <table:table-cell office:value-type="float" office:value="-1.154717">
            <text:p>-1.15471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48]-[.$B$2]" office:value-type="float" office:value="4.54999999999927">
            <text:p>4.55</text:p>
          </table:table-cell>
          <table:table-cell office:value-type="float" office:value="10559.623">
            <text:p>10559.623</text:p>
          </table:table-cell>
          <table:table-cell office:value-type="float" office:value="0.389457">
            <text:p>0.389457</text:p>
          </table:table-cell>
          <table:table-cell office:value-type="float" office:value="-1.694728">
            <text:p>-1.694728</text:p>
          </table:table-cell>
          <table:table-cell office:value-type="float" office:value="-0.290042">
            <text:p>-0.290042</text:p>
          </table:table-cell>
          <table:table-cell office:value-type="float" office:value="4.145021">
            <text:p>4.145021</text:p>
          </table:table-cell>
          <table:table-cell office:value-type="float" office:value="-0.099339">
            <text:p>-0.099339</text:p>
          </table:table-cell>
          <table:table-cell office:value-type="float" office:value="0.04967">
            <text:p>0.04967</text:p>
          </table:table-cell>
          <table:table-cell office:value-type="float" office:value="-1.152245">
            <text:p>-1.15224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49]-[.$B$2]" office:value-type="float" office:value="4.56999999999971">
            <text:p>4.57</text:p>
          </table:table-cell>
          <table:table-cell office:value-type="float" office:value="10559.643">
            <text:p>10559.643</text:p>
          </table:table-cell>
          <table:table-cell office:value-type="float" office:value="0.383796">
            <text:p>0.383796</text:p>
          </table:table-cell>
          <table:table-cell office:value-type="float" office:value="-1.691898">
            <text:p>-1.691898</text:p>
          </table:table-cell>
          <table:table-cell office:value-type="float" office:value="-0.278407">
            <text:p>-0.278407</text:p>
          </table:table-cell>
          <table:table-cell office:value-type="float" office:value="4.139203">
            <text:p>4.139203</text:p>
          </table:table-cell>
          <table:table-cell office:value-type="float" office:value="-0.09087">
            <text:p>-0.09087</text:p>
          </table:table-cell>
          <table:table-cell office:value-type="float" office:value="0.045435">
            <text:p>0.045435</text:p>
          </table:table-cell>
          <table:table-cell office:value-type="float" office:value="-1.147813">
            <text:p>-1.1478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50]-[.$B$2]" office:value-type="float" office:value="4.56999999999971">
            <text:p>4.57</text:p>
          </table:table-cell>
          <table:table-cell office:value-type="float" office:value="10559.643">
            <text:p>10559.643</text:p>
          </table:table-cell>
          <table:table-cell office:value-type="float" office:value="0.383796">
            <text:p>0.383796</text:p>
          </table:table-cell>
          <table:table-cell office:value-type="float" office:value="-1.691898">
            <text:p>-1.691898</text:p>
          </table:table-cell>
          <table:table-cell office:value-type="float" office:value="-0.278407">
            <text:p>-0.278407</text:p>
          </table:table-cell>
          <table:table-cell office:value-type="float" office:value="4.139203">
            <text:p>4.139203</text:p>
          </table:table-cell>
          <table:table-cell office:value-type="float" office:value="-0.09087">
            <text:p>-0.09087</text:p>
          </table:table-cell>
          <table:table-cell office:value-type="float" office:value="0.045435">
            <text:p>0.045435</text:p>
          </table:table-cell>
          <table:table-cell office:value-type="float" office:value="-1.147813">
            <text:p>-1.14781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51]-[.$B$2]" office:value-type="float" office:value="4.57999999999993">
            <text:p>4.58</text:p>
          </table:table-cell>
          <table:table-cell office:value-type="float" office:value="10559.653">
            <text:p>10559.653</text:p>
          </table:table-cell>
          <table:table-cell office:value-type="float" office:value="0.355372">
            <text:p>0.355372</text:p>
          </table:table-cell>
          <table:table-cell office:value-type="float" office:value="-1.677686">
            <text:p>-1.677686</text:p>
          </table:table-cell>
          <table:table-cell office:value-type="float" office:value="-0.273855">
            <text:p>-0.273855</text:p>
          </table:table-cell>
          <table:table-cell office:value-type="float" office:value="4.136927">
            <text:p>4.136927</text:p>
          </table:table-cell>
          <table:table-cell office:value-type="float" office:value="-0.07656">
            <text:p>-0.07656</text:p>
          </table:table-cell>
          <table:table-cell office:value-type="float" office:value="0.03828">
            <text:p>0.03828</text:p>
          </table:table-cell>
          <table:table-cell office:value-type="float" office:value="-1.145829">
            <text:p>-1.14582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52]-[.$B$2]" office:value-type="float" office:value="4.59000000000015">
            <text:p>4.59</text:p>
          </table:table-cell>
          <table:table-cell office:value-type="float" office:value="10559.663">
            <text:p>10559.663</text:p>
          </table:table-cell>
          <table:table-cell office:value-type="float" office:value="0.370797">
            <text:p>0.370797</text:p>
          </table:table-cell>
          <table:table-cell office:value-type="float" office:value="-1.685399">
            <text:p>-1.685399</text:p>
          </table:table-cell>
          <table:table-cell office:value-type="float" office:value="-0.24686">
            <text:p>-0.24686</text:p>
          </table:table-cell>
          <table:table-cell office:value-type="float" office:value="4.12343">
            <text:p>4.12343</text:p>
          </table:table-cell>
          <table:table-cell office:value-type="float" office:value="-0.070461">
            <text:p>-0.070461</text:p>
          </table:table-cell>
          <table:table-cell office:value-type="float" office:value="0.03523">
            <text:p>0.03523</text:p>
          </table:table-cell>
          <table:table-cell office:value-type="float" office:value="-1.141228">
            <text:p>-1.14122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53]-[.$B$2]" office:value-type="float" office:value="4.61000000000058">
            <text:p>4.61</text:p>
          </table:table-cell>
          <table:table-cell office:value-type="float" office:value="10559.683">
            <text:p>10559.683</text:p>
          </table:table-cell>
          <table:table-cell office:value-type="float" office:value="0.34884">
            <text:p>0.34884</text:p>
          </table:table-cell>
          <table:table-cell office:value-type="float" office:value="-1.67442">
            <text:p>-1.67442</text:p>
          </table:table-cell>
          <table:table-cell office:value-type="float" office:value="-0.227883">
            <text:p>-0.227883</text:p>
          </table:table-cell>
          <table:table-cell office:value-type="float" office:value="4.113941">
            <text:p>4.113941</text:p>
          </table:table-cell>
          <table:table-cell office:value-type="float" office:value="-0.115162">
            <text:p>-0.115162</text:p>
          </table:table-cell>
          <table:table-cell office:value-type="float" office:value="0.057581">
            <text:p>0.057581</text:p>
          </table:table-cell>
          <table:table-cell office:value-type="float" office:value="-1.132966">
            <text:p>-1.13296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54]-[.$B$2]" office:value-type="float" office:value="4.61000000000058">
            <text:p>4.61</text:p>
          </table:table-cell>
          <table:table-cell office:value-type="float" office:value="10559.683">
            <text:p>10559.683</text:p>
          </table:table-cell>
          <table:table-cell office:value-type="float" office:value="0.34884">
            <text:p>0.34884</text:p>
          </table:table-cell>
          <table:table-cell office:value-type="float" office:value="-1.67442">
            <text:p>-1.67442</text:p>
          </table:table-cell>
          <table:table-cell office:value-type="float" office:value="-0.227883">
            <text:p>-0.227883</text:p>
          </table:table-cell>
          <table:table-cell office:value-type="float" office:value="4.113941">
            <text:p>4.113941</text:p>
          </table:table-cell>
          <table:table-cell office:value-type="float" office:value="-0.115162">
            <text:p>-0.115162</text:p>
          </table:table-cell>
          <table:table-cell office:value-type="float" office:value="0.057581">
            <text:p>0.057581</text:p>
          </table:table-cell>
          <table:table-cell office:value-type="float" office:value="-1.132966">
            <text:p>-1.13296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55]-[.$B$2]" office:value-type="float" office:value="4.6299999999992">
            <text:p>4.63</text:p>
          </table:table-cell>
          <table:table-cell office:value-type="float" office:value="10559.703">
            <text:p>10559.703</text:p>
          </table:table-cell>
          <table:table-cell office:value-type="float" office:value="0.320235">
            <text:p>0.320235</text:p>
          </table:table-cell>
          <table:table-cell office:value-type="float" office:value="-1.660117">
            <text:p>-1.660117</text:p>
          </table:table-cell>
          <table:table-cell office:value-type="float" office:value="-0.240746">
            <text:p>-0.240746</text:p>
          </table:table-cell>
          <table:table-cell office:value-type="float" office:value="4.120373">
            <text:p>4.120373</text:p>
          </table:table-cell>
          <table:table-cell office:value-type="float" office:value="-0.104526">
            <text:p>-0.104526</text:p>
          </table:table-cell>
          <table:table-cell office:value-type="float" office:value="0.052263">
            <text:p>0.052263</text:p>
          </table:table-cell>
          <table:table-cell office:value-type="float" office:value="-1.109299">
            <text:p>-1.10929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56]-[.$B$2]" office:value-type="float" office:value="4.6299999999992">
            <text:p>4.63</text:p>
          </table:table-cell>
          <table:table-cell office:value-type="float" office:value="10559.703">
            <text:p>10559.703</text:p>
          </table:table-cell>
          <table:table-cell office:value-type="float" office:value="0.320235">
            <text:p>0.320235</text:p>
          </table:table-cell>
          <table:table-cell office:value-type="float" office:value="-1.660117">
            <text:p>-1.660117</text:p>
          </table:table-cell>
          <table:table-cell office:value-type="float" office:value="-0.240746">
            <text:p>-0.240746</text:p>
          </table:table-cell>
          <table:table-cell office:value-type="float" office:value="4.120373">
            <text:p>4.120373</text:p>
          </table:table-cell>
          <table:table-cell office:value-type="float" office:value="-0.104526">
            <text:p>-0.104526</text:p>
          </table:table-cell>
          <table:table-cell office:value-type="float" office:value="0.052263">
            <text:p>0.052263</text:p>
          </table:table-cell>
          <table:table-cell office:value-type="float" office:value="-1.109299">
            <text:p>-1.10929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57]-[.$B$2]" office:value-type="float" office:value="4.64999999999964">
            <text:p>4.65</text:p>
          </table:table-cell>
          <table:table-cell office:value-type="float" office:value="10559.723">
            <text:p>10559.723</text:p>
          </table:table-cell>
          <table:table-cell office:value-type="float" office:value="0.320483">
            <text:p>0.320483</text:p>
          </table:table-cell>
          <table:table-cell office:value-type="float" office:value="-1.660242">
            <text:p>-1.660242</text:p>
          </table:table-cell>
          <table:table-cell office:value-type="float" office:value="-0.188506">
            <text:p>-0.188506</text:p>
          </table:table-cell>
          <table:table-cell office:value-type="float" office:value="4.094253">
            <text:p>4.094253</text:p>
          </table:table-cell>
          <table:table-cell office:value-type="float" office:value="-0.094956">
            <text:p>-0.094956</text:p>
          </table:table-cell>
          <table:table-cell office:value-type="float" office:value="0.047478">
            <text:p>0.047478</text:p>
          </table:table-cell>
          <table:table-cell office:value-type="float" office:value="-1.073456">
            <text:p>-1.07345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58]-[.$B$2]" office:value-type="float" office:value="4.64999999999964">
            <text:p>4.65</text:p>
          </table:table-cell>
          <table:table-cell office:value-type="float" office:value="10559.723">
            <text:p>10559.723</text:p>
          </table:table-cell>
          <table:table-cell office:value-type="float" office:value="0.320483">
            <text:p>0.320483</text:p>
          </table:table-cell>
          <table:table-cell office:value-type="float" office:value="-1.660242">
            <text:p>-1.660242</text:p>
          </table:table-cell>
          <table:table-cell office:value-type="float" office:value="-0.188506">
            <text:p>-0.188506</text:p>
          </table:table-cell>
          <table:table-cell office:value-type="float" office:value="4.094253">
            <text:p>4.094253</text:p>
          </table:table-cell>
          <table:table-cell office:value-type="float" office:value="-0.094956">
            <text:p>-0.094956</text:p>
          </table:table-cell>
          <table:table-cell office:value-type="float" office:value="0.047478">
            <text:p>0.047478</text:p>
          </table:table-cell>
          <table:table-cell office:value-type="float" office:value="-1.073456">
            <text:p>-1.07345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59]-[.$B$2]" office:value-type="float" office:value="4.67000000000007">
            <text:p>4.67</text:p>
          </table:table-cell>
          <table:table-cell office:value-type="float" office:value="10559.743">
            <text:p>10559.743</text:p>
          </table:table-cell>
          <table:table-cell office:value-type="float" office:value="0.282124">
            <text:p>0.282124</text:p>
          </table:table-cell>
          <table:table-cell office:value-type="float" office:value="-1.641062">
            <text:p>-1.641062</text:p>
          </table:table-cell>
          <table:table-cell office:value-type="float" office:value="-0.175794">
            <text:p>-0.175794</text:p>
          </table:table-cell>
          <table:table-cell office:value-type="float" office:value="4.087897">
            <text:p>4.087897</text:p>
          </table:table-cell>
          <table:table-cell office:value-type="float" office:value="-0.111278">
            <text:p>-0.111278</text:p>
          </table:table-cell>
          <table:table-cell office:value-type="float" office:value="0.055639">
            <text:p>0.055639</text:p>
          </table:table-cell>
          <table:table-cell office:value-type="float" office:value="-1.045212">
            <text:p>-1.04521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60]-[.$B$2]" office:value-type="float" office:value="4.67000000000007">
            <text:p>4.67</text:p>
          </table:table-cell>
          <table:table-cell office:value-type="float" office:value="10559.743">
            <text:p>10559.743</text:p>
          </table:table-cell>
          <table:table-cell office:value-type="float" office:value="0.282124">
            <text:p>0.282124</text:p>
          </table:table-cell>
          <table:table-cell office:value-type="float" office:value="-1.641062">
            <text:p>-1.641062</text:p>
          </table:table-cell>
          <table:table-cell office:value-type="float" office:value="-0.175794">
            <text:p>-0.175794</text:p>
          </table:table-cell>
          <table:table-cell office:value-type="float" office:value="4.087897">
            <text:p>4.087897</text:p>
          </table:table-cell>
          <table:table-cell office:value-type="float" office:value="-0.111278">
            <text:p>-0.111278</text:p>
          </table:table-cell>
          <table:table-cell office:value-type="float" office:value="0.055639">
            <text:p>0.055639</text:p>
          </table:table-cell>
          <table:table-cell office:value-type="float" office:value="-1.045212">
            <text:p>-1.04521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61]-[.$B$2]" office:value-type="float" office:value="4.69000000000051">
            <text:p>4.69</text:p>
          </table:table-cell>
          <table:table-cell office:value-type="float" office:value="10559.763">
            <text:p>10559.763</text:p>
          </table:table-cell>
          <table:table-cell office:value-type="float" office:value="0.235064">
            <text:p>0.235064</text:p>
          </table:table-cell>
          <table:table-cell office:value-type="float" office:value="-1.617532">
            <text:p>-1.617532</text:p>
          </table:table-cell>
          <table:table-cell office:value-type="float" office:value="-0.154531">
            <text:p>-0.154531</text:p>
          </table:table-cell>
          <table:table-cell office:value-type="float" office:value="4.077266">
            <text:p>4.077266</text:p>
          </table:table-cell>
          <table:table-cell office:value-type="float" office:value="-0.163776">
            <text:p>-0.163776</text:p>
          </table:table-cell>
          <table:table-cell office:value-type="float" office:value="0.081888">
            <text:p>0.081888</text:p>
          </table:table-cell>
          <table:table-cell office:value-type="float" office:value="-1.023347">
            <text:p>-1.02334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62]-[.$B$2]" office:value-type="float" office:value="4.69999999999891">
            <text:p>4.70</text:p>
          </table:table-cell>
          <table:table-cell office:value-type="float" office:value="10559.773">
            <text:p>10559.773</text:p>
          </table:table-cell>
          <table:table-cell office:value-type="float" office:value="0.246824">
            <text:p>0.246824</text:p>
          </table:table-cell>
          <table:table-cell office:value-type="float" office:value="-1.623412">
            <text:p>-1.623412</text:p>
          </table:table-cell>
          <table:table-cell office:value-type="float" office:value="-0.13839">
            <text:p>-0.13839</text:p>
          </table:table-cell>
          <table:table-cell office:value-type="float" office:value="4.069195">
            <text:p>4.069195</text:p>
          </table:table-cell>
          <table:table-cell office:value-type="float" office:value="-0.133388">
            <text:p>-0.133388</text:p>
          </table:table-cell>
          <table:table-cell office:value-type="float" office:value="0.066694">
            <text:p>0.066694</text:p>
          </table:table-cell>
          <table:table-cell office:value-type="float" office:value="-1.01355">
            <text:p>-1.0135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63]-[.$B$2]" office:value-type="float" office:value="4.69999999999891">
            <text:p>4.70</text:p>
          </table:table-cell>
          <table:table-cell office:value-type="float" office:value="10559.773">
            <text:p>10559.773</text:p>
          </table:table-cell>
          <table:table-cell office:value-type="float" office:value="0.246824">
            <text:p>0.246824</text:p>
          </table:table-cell>
          <table:table-cell office:value-type="float" office:value="-1.623412">
            <text:p>-1.623412</text:p>
          </table:table-cell>
          <table:table-cell office:value-type="float" office:value="-0.13839">
            <text:p>-0.13839</text:p>
          </table:table-cell>
          <table:table-cell office:value-type="float" office:value="4.069195">
            <text:p>4.069195</text:p>
          </table:table-cell>
          <table:table-cell office:value-type="float" office:value="-0.133388">
            <text:p>-0.133388</text:p>
          </table:table-cell>
          <table:table-cell office:value-type="float" office:value="0.066694">
            <text:p>0.066694</text:p>
          </table:table-cell>
          <table:table-cell office:value-type="float" office:value="-1.01355">
            <text:p>-1.0135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64]-[.$B$2]" office:value-type="float" office:value="4.70999999999913">
            <text:p>4.71</text:p>
          </table:table-cell>
          <table:table-cell office:value-type="float" office:value="10559.783">
            <text:p>10559.783</text:p>
          </table:table-cell>
          <table:table-cell office:value-type="float" office:value="0.236586">
            <text:p>0.236586</text:p>
          </table:table-cell>
          <table:table-cell office:value-type="float" office:value="-1.618293">
            <text:p>-1.618293</text:p>
          </table:table-cell>
          <table:table-cell office:value-type="float" office:value="-0.135702">
            <text:p>-0.135702</text:p>
          </table:table-cell>
          <table:table-cell office:value-type="float" office:value="4.067851">
            <text:p>4.067851</text:p>
          </table:table-cell>
          <table:table-cell office:value-type="float" office:value="-0.133243">
            <text:p>-0.133243</text:p>
          </table:table-cell>
          <table:table-cell office:value-type="float" office:value="0.066622">
            <text:p>0.066622</text:p>
          </table:table-cell>
          <table:table-cell office:value-type="float" office:value="-1.029656">
            <text:p>-1.02965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65]-[.$B$2]" office:value-type="float" office:value="4.72999999999956">
            <text:p>4.73</text:p>
          </table:table-cell>
          <table:table-cell office:value-type="float" office:value="10559.803">
            <text:p>10559.803</text:p>
          </table:table-cell>
          <table:table-cell office:value-type="float" office:value="0.253469">
            <text:p>0.253469</text:p>
          </table:table-cell>
          <table:table-cell office:value-type="float" office:value="-1.626735">
            <text:p>-1.626735</text:p>
          </table:table-cell>
          <table:table-cell office:value-type="float" office:value="-0.085091">
            <text:p>-0.085091</text:p>
          </table:table-cell>
          <table:table-cell office:value-type="float" office:value="4.042546">
            <text:p>4.042546</text:p>
          </table:table-cell>
          <table:table-cell office:value-type="float" office:value="-0.122388">
            <text:p>-0.122388</text:p>
          </table:table-cell>
          <table:table-cell office:value-type="float" office:value="0.061194">
            <text:p>0.061194</text:p>
          </table:table-cell>
          <table:table-cell office:value-type="float" office:value="-1.058556">
            <text:p>-1.05855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66]-[.$B$2]" office:value-type="float" office:value="4.73999999999978">
            <text:p>4.74</text:p>
          </table:table-cell>
          <table:table-cell office:value-type="float" office:value="10559.813">
            <text:p>10559.813</text:p>
          </table:table-cell>
          <table:table-cell office:value-type="float" office:value="0.248435">
            <text:p>0.248435</text:p>
          </table:table-cell>
          <table:table-cell office:value-type="float" office:value="-1.624217">
            <text:p>-1.624217</text:p>
          </table:table-cell>
          <table:table-cell office:value-type="float" office:value="-0.096835">
            <text:p>-0.096835</text:p>
          </table:table-cell>
          <table:table-cell office:value-type="float" office:value="4.048418">
            <text:p>4.048418</text:p>
          </table:table-cell>
          <table:table-cell office:value-type="float" office:value="-0.13757">
            <text:p>-0.13757</text:p>
          </table:table-cell>
          <table:table-cell office:value-type="float" office:value="0.068785">
            <text:p>0.068785</text:p>
          </table:table-cell>
          <table:table-cell office:value-type="float" office:value="-1.071511">
            <text:p>-1.07151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67]-[.$B$2]" office:value-type="float" office:value="4.73999999999978">
            <text:p>4.74</text:p>
          </table:table-cell>
          <table:table-cell office:value-type="float" office:value="10559.813">
            <text:p>10559.813</text:p>
          </table:table-cell>
          <table:table-cell office:value-type="float" office:value="0.248435">
            <text:p>0.248435</text:p>
          </table:table-cell>
          <table:table-cell office:value-type="float" office:value="-1.624217">
            <text:p>-1.624217</text:p>
          </table:table-cell>
          <table:table-cell office:value-type="float" office:value="-0.096835">
            <text:p>-0.096835</text:p>
          </table:table-cell>
          <table:table-cell office:value-type="float" office:value="4.048418">
            <text:p>4.048418</text:p>
          </table:table-cell>
          <table:table-cell office:value-type="float" office:value="-0.13757">
            <text:p>-0.13757</text:p>
          </table:table-cell>
          <table:table-cell office:value-type="float" office:value="0.068785">
            <text:p>0.068785</text:p>
          </table:table-cell>
          <table:table-cell office:value-type="float" office:value="-1.071511">
            <text:p>-1.07151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68]-[.$B$2]" office:value-type="float" office:value="4.76000000000022">
            <text:p>4.76</text:p>
          </table:table-cell>
          <table:table-cell office:value-type="float" office:value="10559.833">
            <text:p>10559.833</text:p>
          </table:table-cell>
          <table:table-cell office:value-type="float" office:value="0.243565">
            <text:p>0.243565</text:p>
          </table:table-cell>
          <table:table-cell office:value-type="float" office:value="-1.621782">
            <text:p>-1.621782</text:p>
          </table:table-cell>
          <table:table-cell office:value-type="float" office:value="-0.062988">
            <text:p>-0.062988</text:p>
          </table:table-cell>
          <table:table-cell office:value-type="float" office:value="4.031494">
            <text:p>4.031494</text:p>
          </table:table-cell>
          <table:table-cell office:value-type="float" office:value="-0.130509">
            <text:p>-0.130509</text:p>
          </table:table-cell>
          <table:table-cell office:value-type="float" office:value="0.065254">
            <text:p>0.065254</text:p>
          </table:table-cell>
          <table:table-cell office:value-type="float" office:value="-1.091126">
            <text:p>-1.09112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69]-[.$B$2]" office:value-type="float" office:value="4.77000000000044">
            <text:p>4.77</text:p>
          </table:table-cell>
          <table:table-cell office:value-type="float" office:value="10559.843">
            <text:p>10559.843</text:p>
          </table:table-cell>
          <table:table-cell office:value-type="float" office:value="0.228885">
            <text:p>0.228885</text:p>
          </table:table-cell>
          <table:table-cell office:value-type="float" office:value="-1.614443">
            <text:p>-1.614443</text:p>
          </table:table-cell>
          <table:table-cell office:value-type="float" office:value="-0.048304">
            <text:p>-0.048304</text:p>
          </table:table-cell>
          <table:table-cell office:value-type="float" office:value="4.024152">
            <text:p>4.024152</text:p>
          </table:table-cell>
          <table:table-cell office:value-type="float" office:value="-0.167748">
            <text:p>-0.167748</text:p>
          </table:table-cell>
          <table:table-cell office:value-type="float" office:value="0.083874">
            <text:p>0.083874</text:p>
          </table:table-cell>
          <table:table-cell office:value-type="float" office:value="-1.099915">
            <text:p>-1.09991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70]-[.$B$2]" office:value-type="float" office:value="4.77000000000044">
            <text:p>4.77</text:p>
          </table:table-cell>
          <table:table-cell office:value-type="float" office:value="10559.843">
            <text:p>10559.843</text:p>
          </table:table-cell>
          <table:table-cell office:value-type="float" office:value="0.228885">
            <text:p>0.228885</text:p>
          </table:table-cell>
          <table:table-cell office:value-type="float" office:value="-1.614443">
            <text:p>-1.614443</text:p>
          </table:table-cell>
          <table:table-cell office:value-type="float" office:value="-0.048304">
            <text:p>-0.048304</text:p>
          </table:table-cell>
          <table:table-cell office:value-type="float" office:value="4.024152">
            <text:p>4.024152</text:p>
          </table:table-cell>
          <table:table-cell office:value-type="float" office:value="-0.167748">
            <text:p>-0.167748</text:p>
          </table:table-cell>
          <table:table-cell office:value-type="float" office:value="0.083874">
            <text:p>0.083874</text:p>
          </table:table-cell>
          <table:table-cell office:value-type="float" office:value="-1.099915">
            <text:p>-1.09991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71]-[.$B$2]" office:value-type="float" office:value="4.78999999999905">
            <text:p>4.79</text:p>
          </table:table-cell>
          <table:table-cell office:value-type="float" office:value="10559.863">
            <text:p>10559.863</text:p>
          </table:table-cell>
          <table:table-cell office:value-type="float" office:value="0.223137">
            <text:p>0.223137</text:p>
          </table:table-cell>
          <table:table-cell office:value-type="float" office:value="-1.611569">
            <text:p>-1.611569</text:p>
          </table:table-cell>
          <table:table-cell office:value-type="float" office:value="-0.05996">
            <text:p>-0.05996</text:p>
          </table:table-cell>
          <table:table-cell office:value-type="float" office:value="4.02998">
            <text:p>4.02998</text:p>
          </table:table-cell>
          <table:table-cell office:value-type="float" office:value="-0.14222">
            <text:p>-0.14222</text:p>
          </table:table-cell>
          <table:table-cell office:value-type="float" office:value="0.07111">
            <text:p>0.07111</text:p>
          </table:table-cell>
          <table:table-cell office:value-type="float" office:value="-1.10743">
            <text:p>-1.1074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72]-[.$B$2]" office:value-type="float" office:value="4.79999999999927">
            <text:p>4.80</text:p>
          </table:table-cell>
          <table:table-cell office:value-type="float" office:value="10559.873">
            <text:p>10559.873</text:p>
          </table:table-cell>
          <table:table-cell office:value-type="float" office:value="0.209693">
            <text:p>0.209693</text:p>
          </table:table-cell>
          <table:table-cell office:value-type="float" office:value="-1.604846">
            <text:p>-1.604846</text:p>
          </table:table-cell>
          <table:table-cell office:value-type="float" office:value="-0.083081">
            <text:p>-0.083081</text:p>
          </table:table-cell>
          <table:table-cell office:value-type="float" office:value="4.04154">
            <text:p>4.04154</text:p>
          </table:table-cell>
          <table:table-cell office:value-type="float" office:value="-0.146606">
            <text:p>-0.146606</text:p>
          </table:table-cell>
          <table:table-cell office:value-type="float" office:value="0.073303">
            <text:p>0.073303</text:p>
          </table:table-cell>
          <table:table-cell office:value-type="float" office:value="-1.10682">
            <text:p>-1.1068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73]-[.$B$2]" office:value-type="float" office:value="4.80999999999949">
            <text:p>4.81</text:p>
          </table:table-cell>
          <table:table-cell office:value-type="float" office:value="10559.883">
            <text:p>10559.883</text:p>
          </table:table-cell>
          <table:table-cell office:value-type="float" office:value="0.231495">
            <text:p>0.231495</text:p>
          </table:table-cell>
          <table:table-cell office:value-type="float" office:value="-1.615747">
            <text:p>-1.615747</text:p>
          </table:table-cell>
          <table:table-cell office:value-type="float" office:value="-0.062997">
            <text:p>-0.062997</text:p>
          </table:table-cell>
          <table:table-cell office:value-type="float" office:value="4.031499">
            <text:p>4.031499</text:p>
          </table:table-cell>
          <table:table-cell office:value-type="float" office:value="-0.10575">
            <text:p>-0.10575</text:p>
          </table:table-cell>
          <table:table-cell office:value-type="float" office:value="0.052875">
            <text:p>0.052875</text:p>
          </table:table-cell>
          <table:table-cell office:value-type="float" office:value="-1.106255">
            <text:p>-1.10625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74]-[.$B$2]" office:value-type="float" office:value="4.81999999999971">
            <text:p>4.82</text:p>
          </table:table-cell>
          <table:table-cell office:value-type="float" office:value="10559.893">
            <text:p>10559.893</text:p>
          </table:table-cell>
          <table:table-cell office:value-type="float" office:value="0.237955">
            <text:p>0.237955</text:p>
          </table:table-cell>
          <table:table-cell office:value-type="float" office:value="-1.618977">
            <text:p>-1.618977</text:p>
          </table:table-cell>
          <table:table-cell office:value-type="float" office:value="-0.054723">
            <text:p>-0.054723</text:p>
          </table:table-cell>
          <table:table-cell office:value-type="float" office:value="4.027362">
            <text:p>4.027362</text:p>
          </table:table-cell>
          <table:table-cell office:value-type="float" office:value="-0.100005">
            <text:p>-0.100005</text:p>
          </table:table-cell>
          <table:table-cell office:value-type="float" office:value="0.050003">
            <text:p>0.050003</text:p>
          </table:table-cell>
          <table:table-cell office:value-type="float" office:value="-1.105729">
            <text:p>-1.10572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75]-[.$B$2]" office:value-type="float" office:value="4.82999999999993">
            <text:p>4.83</text:p>
          </table:table-cell>
          <table:table-cell office:value-type="float" office:value="10559.903">
            <text:p>10559.903</text:p>
          </table:table-cell>
          <table:table-cell office:value-type="float" office:value="0.2359">
            <text:p>0.2359</text:p>
          </table:table-cell>
          <table:table-cell office:value-type="float" office:value="-1.61795">
            <text:p>-1.61795</text:p>
          </table:table-cell>
          <table:table-cell office:value-type="float" office:value="-0.067458">
            <text:p>-0.067458</text:p>
          </table:table-cell>
          <table:table-cell office:value-type="float" office:value="4.033729">
            <text:p>4.033729</text:p>
          </table:table-cell>
          <table:table-cell office:value-type="float" office:value="-0.101999">
            <text:p>-0.101999</text:p>
          </table:table-cell>
          <table:table-cell office:value-type="float" office:value="0.051">
            <text:p>0.051</text:p>
          </table:table-cell>
          <table:table-cell office:value-type="float" office:value="-1.105241">
            <text:p>-1.10524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76]-[.$B$2]" office:value-type="float" office:value="4.84000000000015">
            <text:p>4.84</text:p>
          </table:table-cell>
          <table:table-cell office:value-type="float" office:value="10559.913">
            <text:p>10559.913</text:p>
          </table:table-cell>
          <table:table-cell office:value-type="float" office:value="0.226959">
            <text:p>0.226959</text:p>
          </table:table-cell>
          <table:table-cell office:value-type="float" office:value="-1.61348">
            <text:p>-1.61348</text:p>
          </table:table-cell>
          <table:table-cell office:value-type="float" office:value="-0.049508">
            <text:p>-0.049508</text:p>
          </table:table-cell>
          <table:table-cell office:value-type="float" office:value="4.024754">
            <text:p>4.024754</text:p>
          </table:table-cell>
          <table:table-cell office:value-type="float" office:value="-0.080864">
            <text:p>-0.080864</text:p>
          </table:table-cell>
          <table:table-cell office:value-type="float" office:value="0.040432">
            <text:p>0.040432</text:p>
          </table:table-cell>
          <table:table-cell office:value-type="float" office:value="-1.095216">
            <text:p>-1.09521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77]-[.$B$2]" office:value-type="float" office:value="4.84000000000015">
            <text:p>4.84</text:p>
          </table:table-cell>
          <table:table-cell office:value-type="float" office:value="10559.913">
            <text:p>10559.913</text:p>
          </table:table-cell>
          <table:table-cell office:value-type="float" office:value="0.226959">
            <text:p>0.226959</text:p>
          </table:table-cell>
          <table:table-cell office:value-type="float" office:value="-1.61348">
            <text:p>-1.61348</text:p>
          </table:table-cell>
          <table:table-cell office:value-type="float" office:value="-0.049508">
            <text:p>-0.049508</text:p>
          </table:table-cell>
          <table:table-cell office:value-type="float" office:value="4.024754">
            <text:p>4.024754</text:p>
          </table:table-cell>
          <table:table-cell office:value-type="float" office:value="-0.080864">
            <text:p>-0.080864</text:p>
          </table:table-cell>
          <table:table-cell office:value-type="float" office:value="0.040432">
            <text:p>0.040432</text:p>
          </table:table-cell>
          <table:table-cell office:value-type="float" office:value="-1.095216">
            <text:p>-1.09521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78]-[.$B$2]" office:value-type="float" office:value="4.84000000000015">
            <text:p>4.84</text:p>
          </table:table-cell>
          <table:table-cell office:value-type="float" office:value="10559.913">
            <text:p>10559.913</text:p>
          </table:table-cell>
          <table:table-cell office:value-type="float" office:value="0.226959">
            <text:p>0.226959</text:p>
          </table:table-cell>
          <table:table-cell office:value-type="float" office:value="-1.61348">
            <text:p>-1.61348</text:p>
          </table:table-cell>
          <table:table-cell office:value-type="float" office:value="-0.049508">
            <text:p>-0.049508</text:p>
          </table:table-cell>
          <table:table-cell office:value-type="float" office:value="4.024754">
            <text:p>4.024754</text:p>
          </table:table-cell>
          <table:table-cell office:value-type="float" office:value="-0.080864">
            <text:p>-0.080864</text:p>
          </table:table-cell>
          <table:table-cell office:value-type="float" office:value="0.040432">
            <text:p>0.040432</text:p>
          </table:table-cell>
          <table:table-cell office:value-type="float" office:value="-1.095216">
            <text:p>-1.09521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79]-[.$B$2]" office:value-type="float" office:value="4.86999999999898">
            <text:p>4.87</text:p>
          </table:table-cell>
          <table:table-cell office:value-type="float" office:value="10559.943">
            <text:p>10559.943</text:p>
          </table:table-cell>
          <table:table-cell office:value-type="float" office:value="0.207529">
            <text:p>0.207529</text:p>
          </table:table-cell>
          <table:table-cell office:value-type="float" office:value="-1.603764">
            <text:p>-1.603764</text:p>
          </table:table-cell>
          <table:table-cell office:value-type="float" office:value="-0.038578">
            <text:p>-0.038578</text:p>
          </table:table-cell>
          <table:table-cell office:value-type="float" office:value="4.019289">
            <text:p>4.019289</text:p>
          </table:table-cell>
          <table:table-cell office:value-type="float" office:value="-0.12877">
            <text:p>-0.12877</text:p>
          </table:table-cell>
          <table:table-cell office:value-type="float" office:value="0.064385">
            <text:p>0.064385</text:p>
          </table:table-cell>
          <table:table-cell office:value-type="float" office:value="-1.069161">
            <text:p>-1.06916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80]-[.$B$2]" office:value-type="float" office:value="4.8799999999992">
            <text:p>4.88</text:p>
          </table:table-cell>
          <table:table-cell office:value-type="float" office:value="10559.953">
            <text:p>10559.953</text:p>
          </table:table-cell>
          <table:table-cell office:value-type="float" office:value="0.208912">
            <text:p>0.208912</text:p>
          </table:table-cell>
          <table:table-cell office:value-type="float" office:value="-1.604456">
            <text:p>-1.604456</text:p>
          </table:table-cell>
          <table:table-cell office:value-type="float" office:value="-0.045993">
            <text:p>-0.045993</text:p>
          </table:table-cell>
          <table:table-cell office:value-type="float" office:value="4.022996">
            <text:p>4.022996</text:p>
          </table:table-cell>
          <table:table-cell office:value-type="float" office:value="-0.135399">
            <text:p>-0.135399</text:p>
          </table:table-cell>
          <table:table-cell office:value-type="float" office:value="0.067699">
            <text:p>0.067699</text:p>
          </table:table-cell>
          <table:table-cell office:value-type="float" office:value="-1.098473">
            <text:p>-1.09847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81]-[.$B$2]" office:value-type="float" office:value="4.89999999999964">
            <text:p>4.90</text:p>
          </table:table-cell>
          <table:table-cell office:value-type="float" office:value="10559.973">
            <text:p>10559.973</text:p>
          </table:table-cell>
          <table:table-cell office:value-type="float" office:value="0.212734">
            <text:p>0.212734</text:p>
          </table:table-cell>
          <table:table-cell office:value-type="float" office:value="-1.606367">
            <text:p>-1.606367</text:p>
          </table:table-cell>
          <table:table-cell office:value-type="float" office:value="-0.03038">
            <text:p>-0.03038</text:p>
          </table:table-cell>
          <table:table-cell office:value-type="float" office:value="4.01519">
            <text:p>4.01519</text:p>
          </table:table-cell>
          <table:table-cell office:value-type="float" office:value="-0.144859">
            <text:p>-0.144859</text:p>
          </table:table-cell>
          <table:table-cell office:value-type="float" office:value="0.072429">
            <text:p>0.072429</text:p>
          </table:table-cell>
          <table:table-cell office:value-type="float" office:value="-1.151086">
            <text:p>-1.15108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82]-[.$B$2]" office:value-type="float" office:value="4.89999999999964">
            <text:p>4.90</text:p>
          </table:table-cell>
          <table:table-cell office:value-type="float" office:value="10559.973">
            <text:p>10559.973</text:p>
          </table:table-cell>
          <table:table-cell office:value-type="float" office:value="0.212734">
            <text:p>0.212734</text:p>
          </table:table-cell>
          <table:table-cell office:value-type="float" office:value="-1.606367">
            <text:p>-1.606367</text:p>
          </table:table-cell>
          <table:table-cell office:value-type="float" office:value="-0.03038">
            <text:p>-0.03038</text:p>
          </table:table-cell>
          <table:table-cell office:value-type="float" office:value="4.01519">
            <text:p>4.01519</text:p>
          </table:table-cell>
          <table:table-cell office:value-type="float" office:value="-0.144859">
            <text:p>-0.144859</text:p>
          </table:table-cell>
          <table:table-cell office:value-type="float" office:value="0.072429">
            <text:p>0.072429</text:p>
          </table:table-cell>
          <table:table-cell office:value-type="float" office:value="-1.151086">
            <text:p>-1.15108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83]-[.$B$2]" office:value-type="float" office:value="4.90999999999985">
            <text:p>4.91</text:p>
          </table:table-cell>
          <table:table-cell office:value-type="float" office:value="10559.983">
            <text:p>10559.983</text:p>
          </table:table-cell>
          <table:table-cell office:value-type="float" office:value="0.214101">
            <text:p>0.214101</text:p>
          </table:table-cell>
          <table:table-cell office:value-type="float" office:value="-1.60705">
            <text:p>-1.60705</text:p>
          </table:table-cell>
          <table:table-cell office:value-type="float" office:value="-0.051229">
            <text:p>-0.051229</text:p>
          </table:table-cell>
          <table:table-cell office:value-type="float" office:value="4.025614">
            <text:p>4.025614</text:p>
          </table:table-cell>
          <table:table-cell office:value-type="float" office:value="-0.152715">
            <text:p>-0.152715</text:p>
          </table:table-cell>
          <table:table-cell office:value-type="float" office:value="0.076357">
            <text:p>0.076357</text:p>
          </table:table-cell>
          <table:table-cell office:value-type="float" office:value="-1.174668">
            <text:p>-1.17466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84]-[.$B$2]" office:value-type="float" office:value="4.92000000000007">
            <text:p>4.92</text:p>
          </table:table-cell>
          <table:table-cell office:value-type="float" office:value="10559.993">
            <text:p>10559.993</text:p>
          </table:table-cell>
          <table:table-cell office:value-type="float" office:value="0.219587">
            <text:p>0.219587</text:p>
          </table:table-cell>
          <table:table-cell office:value-type="float" office:value="-1.609794">
            <text:p>-1.609794</text:p>
          </table:table-cell>
          <table:table-cell office:value-type="float" office:value="-0.063078">
            <text:p>-0.063078</text:p>
          </table:table-cell>
          <table:table-cell office:value-type="float" office:value="4.031539">
            <text:p>4.031539</text:p>
          </table:table-cell>
          <table:table-cell office:value-type="float" office:value="-0.132469">
            <text:p>-0.132469</text:p>
          </table:table-cell>
          <table:table-cell office:value-type="float" office:value="0.066235">
            <text:p>0.066235</text:p>
          </table:table-cell>
          <table:table-cell office:value-type="float" office:value="-1.16935">
            <text:p>-1.1693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85]-[.$B$2]" office:value-type="float" office:value="4.93000000000029">
            <text:p>4.93</text:p>
          </table:table-cell>
          <table:table-cell office:value-type="float" office:value="10560.003">
            <text:p>10560.003</text:p>
          </table:table-cell>
          <table:table-cell office:value-type="float" office:value="0.231215">
            <text:p>0.231215</text:p>
          </table:table-cell>
          <table:table-cell office:value-type="float" office:value="-1.615607">
            <text:p>-1.615607</text:p>
          </table:table-cell>
          <table:table-cell office:value-type="float" office:value="-0.040851">
            <text:p>-0.040851</text:p>
          </table:table-cell>
          <table:table-cell office:value-type="float" office:value="4.020425">
            <text:p>4.020425</text:p>
          </table:table-cell>
          <table:table-cell office:value-type="float" office:value="-0.113855">
            <text:p>-0.113855</text:p>
          </table:table-cell>
          <table:table-cell office:value-type="float" office:value="0.056927">
            <text:p>0.056927</text:p>
          </table:table-cell>
          <table:table-cell office:value-type="float" office:value="-1.164407">
            <text:p>-1.16440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86]-[.$B$2]" office:value-type="float" office:value="4.94000000000051">
            <text:p>4.94</text:p>
          </table:table-cell>
          <table:table-cell office:value-type="float" office:value="10560.013">
            <text:p>10560.013</text:p>
          </table:table-cell>
          <table:table-cell office:value-type="float" office:value="0.255019">
            <text:p>0.255019</text:p>
          </table:table-cell>
          <table:table-cell office:value-type="float" office:value="-1.627509">
            <text:p>-1.627509</text:p>
          </table:table-cell>
          <table:table-cell office:value-type="float" office:value="-0.040704">
            <text:p>-0.040704</text:p>
          </table:table-cell>
          <table:table-cell office:value-type="float" office:value="4.020352">
            <text:p>4.020352</text:p>
          </table:table-cell>
          <table:table-cell office:value-type="float" office:value="-0.131028">
            <text:p>-0.131028</text:p>
          </table:table-cell>
          <table:table-cell office:value-type="float" office:value="0.065514">
            <text:p>0.065514</text:p>
          </table:table-cell>
          <table:table-cell office:value-type="float" office:value="-1.159814">
            <text:p>-1.15981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87]-[.$B$2]" office:value-type="float" office:value="4.94999999999891">
            <text:p>4.95</text:p>
          </table:table-cell>
          <table:table-cell office:value-type="float" office:value="10560.023">
            <text:p>10560.023</text:p>
          </table:table-cell>
          <table:table-cell office:value-type="float" office:value="0.265958">
            <text:p>0.265958</text:p>
          </table:table-cell>
          <table:table-cell office:value-type="float" office:value="-1.632979">
            <text:p>-1.632979</text:p>
          </table:table-cell>
          <table:table-cell office:value-type="float" office:value="-0.01104">
            <text:p>-0.01104</text:p>
          </table:table-cell>
          <table:table-cell office:value-type="float" office:value="4.00552">
            <text:p>4.00552</text:p>
          </table:table-cell>
          <table:table-cell office:value-type="float" office:value="-0.099289">
            <text:p>-0.099289</text:p>
          </table:table-cell>
          <table:table-cell office:value-type="float" office:value="0.049645">
            <text:p>0.049645</text:p>
          </table:table-cell>
          <table:table-cell office:value-type="float" office:value="-1.155541">
            <text:p>-1.15554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88]-[.$B$2]" office:value-type="float" office:value="4.95999999999913">
            <text:p>4.96</text:p>
          </table:table-cell>
          <table:table-cell office:value-type="float" office:value="10560.033">
            <text:p>10560.033</text:p>
          </table:table-cell>
          <table:table-cell office:value-type="float" office:value="0.28437">
            <text:p>0.28437</text:p>
          </table:table-cell>
          <table:table-cell office:value-type="float" office:value="-1.642185">
            <text:p>-1.642185</text:p>
          </table:table-cell>
          <table:table-cell office:value-type="float" office:value="-0.016304">
            <text:p>-0.016304</text:p>
          </table:table-cell>
          <table:table-cell office:value-type="float" office:value="4.008152">
            <text:p>4.008152</text:p>
          </table:table-cell>
          <table:table-cell office:value-type="float" office:value="-0.080284">
            <text:p>-0.080284</text:p>
          </table:table-cell>
          <table:table-cell office:value-type="float" office:value="0.040142">
            <text:p>0.040142</text:p>
          </table:table-cell>
          <table:table-cell office:value-type="float" office:value="-1.167359">
            <text:p>-1.16735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89]-[.$B$2]" office:value-type="float" office:value="4.95999999999913">
            <text:p>4.96</text:p>
          </table:table-cell>
          <table:table-cell office:value-type="float" office:value="10560.033">
            <text:p>10560.033</text:p>
          </table:table-cell>
          <table:table-cell office:value-type="float" office:value="0.28437">
            <text:p>0.28437</text:p>
          </table:table-cell>
          <table:table-cell office:value-type="float" office:value="-1.642185">
            <text:p>-1.642185</text:p>
          </table:table-cell>
          <table:table-cell office:value-type="float" office:value="-0.016304">
            <text:p>-0.016304</text:p>
          </table:table-cell>
          <table:table-cell office:value-type="float" office:value="4.008152">
            <text:p>4.008152</text:p>
          </table:table-cell>
          <table:table-cell office:value-type="float" office:value="-0.080284">
            <text:p>-0.080284</text:p>
          </table:table-cell>
          <table:table-cell office:value-type="float" office:value="0.040142">
            <text:p>0.040142</text:p>
          </table:table-cell>
          <table:table-cell office:value-type="float" office:value="-1.167359">
            <text:p>-1.16735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90]-[.$B$2]" office:value-type="float" office:value="4.95999999999913">
            <text:p>4.96</text:p>
          </table:table-cell>
          <table:table-cell office:value-type="float" office:value="10560.033">
            <text:p>10560.033</text:p>
          </table:table-cell>
          <table:table-cell office:value-type="float" office:value="0.28437">
            <text:p>0.28437</text:p>
          </table:table-cell>
          <table:table-cell office:value-type="float" office:value="-1.642185">
            <text:p>-1.642185</text:p>
          </table:table-cell>
          <table:table-cell office:value-type="float" office:value="-0.016304">
            <text:p>-0.016304</text:p>
          </table:table-cell>
          <table:table-cell office:value-type="float" office:value="4.008152">
            <text:p>4.008152</text:p>
          </table:table-cell>
          <table:table-cell office:value-type="float" office:value="-0.080284">
            <text:p>-0.080284</text:p>
          </table:table-cell>
          <table:table-cell office:value-type="float" office:value="0.040142">
            <text:p>0.040142</text:p>
          </table:table-cell>
          <table:table-cell office:value-type="float" office:value="-1.167359">
            <text:p>-1.16735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91]-[.$B$2]" office:value-type="float" office:value="4.98999999999978">
            <text:p>4.99</text:p>
          </table:table-cell>
          <table:table-cell office:value-type="float" office:value="10560.063">
            <text:p>10560.063</text:p>
          </table:table-cell>
          <table:table-cell office:value-type="float" office:value="0.209368">
            <text:p>0.209368</text:p>
          </table:table-cell>
          <table:table-cell office:value-type="float" office:value="-1.604684">
            <text:p>-1.604684</text:p>
          </table:table-cell>
          <table:table-cell office:value-type="float" office:value="-0.069218">
            <text:p>-0.069218</text:p>
          </table:table-cell>
          <table:table-cell office:value-type="float" office:value="4.034609">
            <text:p>4.034609</text:p>
          </table:table-cell>
          <table:table-cell office:value-type="float" office:value="-0.120146">
            <text:p>-0.120146</text:p>
          </table:table-cell>
          <table:table-cell office:value-type="float" office:value="0.060073">
            <text:p>0.060073</text:p>
          </table:table-cell>
          <table:table-cell office:value-type="float" office:value="-1.198075">
            <text:p>-1.19807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92]-[.$B$2]" office:value-type="float" office:value="5.01000000000022">
            <text:p>5.01</text:p>
          </table:table-cell>
          <table:table-cell office:value-type="float" office:value="10560.083">
            <text:p>10560.083</text:p>
          </table:table-cell>
          <table:table-cell office:value-type="float" office:value="0.177103">
            <text:p>0.177103</text:p>
          </table:table-cell>
          <table:table-cell office:value-type="float" office:value="-1.588552">
            <text:p>-1.588552</text:p>
          </table:table-cell>
          <table:table-cell office:value-type="float" office:value="-0.071533">
            <text:p>-0.071533</text:p>
          </table:table-cell>
          <table:table-cell office:value-type="float" office:value="4.035767">
            <text:p>4.035767</text:p>
          </table:table-cell>
          <table:table-cell office:value-type="float" office:value="-0.164724">
            <text:p>-0.164724</text:p>
          </table:table-cell>
          <table:table-cell office:value-type="float" office:value="0.082362">
            <text:p>0.082362</text:p>
          </table:table-cell>
          <table:table-cell office:value-type="float" office:value="-1.215699">
            <text:p>-1.21569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93]-[.$B$2]" office:value-type="float" office:value="5.01000000000022">
            <text:p>5.01</text:p>
          </table:table-cell>
          <table:table-cell office:value-type="float" office:value="10560.083">
            <text:p>10560.083</text:p>
          </table:table-cell>
          <table:table-cell office:value-type="float" office:value="0.177103">
            <text:p>0.177103</text:p>
          </table:table-cell>
          <table:table-cell office:value-type="float" office:value="-1.588552">
            <text:p>-1.588552</text:p>
          </table:table-cell>
          <table:table-cell office:value-type="float" office:value="-0.071533">
            <text:p>-0.071533</text:p>
          </table:table-cell>
          <table:table-cell office:value-type="float" office:value="4.035767">
            <text:p>4.035767</text:p>
          </table:table-cell>
          <table:table-cell office:value-type="float" office:value="-0.164724">
            <text:p>-0.164724</text:p>
          </table:table-cell>
          <table:table-cell office:value-type="float" office:value="0.082362">
            <text:p>0.082362</text:p>
          </table:table-cell>
          <table:table-cell office:value-type="float" office:value="-1.215699">
            <text:p>-1.21569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94]-[.$B$2]" office:value-type="float" office:value="5.02000000000044">
            <text:p>5.02</text:p>
          </table:table-cell>
          <table:table-cell office:value-type="float" office:value="10560.093">
            <text:p>10560.093</text:p>
          </table:table-cell>
          <table:table-cell office:value-type="float" office:value="0.178663">
            <text:p>0.178663</text:p>
          </table:table-cell>
          <table:table-cell office:value-type="float" office:value="-1.589331">
            <text:p>-1.589331</text:p>
          </table:table-cell>
          <table:table-cell office:value-type="float" office:value="-0.082151">
            <text:p>-0.082151</text:p>
          </table:table-cell>
          <table:table-cell office:value-type="float" office:value="4.041075">
            <text:p>4.041075</text:p>
          </table:table-cell>
          <table:table-cell office:value-type="float" office:value="-0.1335">
            <text:p>-0.1335</text:p>
          </table:table-cell>
          <table:table-cell office:value-type="float" office:value="0.06675">
            <text:p>0.06675</text:p>
          </table:table-cell>
          <table:table-cell office:value-type="float" office:value="-1.223595">
            <text:p>-1.22359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95]-[.$B$2]" office:value-type="float" office:value="5.03999999999905">
            <text:p>5.04</text:p>
          </table:table-cell>
          <table:table-cell office:value-type="float" office:value="10560.113">
            <text:p>10560.113</text:p>
          </table:table-cell>
          <table:table-cell office:value-type="float" office:value="0.16175">
            <text:p>0.16175</text:p>
          </table:table-cell>
          <table:table-cell office:value-type="float" office:value="-1.580875">
            <text:p>-1.580875</text:p>
          </table:table-cell>
          <table:table-cell office:value-type="float" office:value="-0.070033">
            <text:p>-0.070033</text:p>
          </table:table-cell>
          <table:table-cell office:value-type="float" office:value="4.035017">
            <text:p>4.035017</text:p>
          </table:table-cell>
          <table:table-cell office:value-type="float" office:value="-0.161516">
            <text:p>-0.161516</text:p>
          </table:table-cell>
          <table:table-cell office:value-type="float" office:value="0.080758">
            <text:p>0.080758</text:p>
          </table:table-cell>
          <table:table-cell office:value-type="float" office:value="-1.217187">
            <text:p>-1.21718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96]-[.$B$2]" office:value-type="float" office:value="5.03999999999905">
            <text:p>5.04</text:p>
          </table:table-cell>
          <table:table-cell office:value-type="float" office:value="10560.113">
            <text:p>10560.113</text:p>
          </table:table-cell>
          <table:table-cell office:value-type="float" office:value="0.16175">
            <text:p>0.16175</text:p>
          </table:table-cell>
          <table:table-cell office:value-type="float" office:value="-1.580875">
            <text:p>-1.580875</text:p>
          </table:table-cell>
          <table:table-cell office:value-type="float" office:value="-0.070033">
            <text:p>-0.070033</text:p>
          </table:table-cell>
          <table:table-cell office:value-type="float" office:value="4.035017">
            <text:p>4.035017</text:p>
          </table:table-cell>
          <table:table-cell office:value-type="float" office:value="-0.161516">
            <text:p>-0.161516</text:p>
          </table:table-cell>
          <table:table-cell office:value-type="float" office:value="0.080758">
            <text:p>0.080758</text:p>
          </table:table-cell>
          <table:table-cell office:value-type="float" office:value="-1.217187">
            <text:p>-1.21718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97]-[.$B$2]" office:value-type="float" office:value="5.04999999999927">
            <text:p>5.05</text:p>
          </table:table-cell>
          <table:table-cell office:value-type="float" office:value="10560.123">
            <text:p>10560.123</text:p>
          </table:table-cell>
          <table:table-cell office:value-type="float" office:value="0.166174">
            <text:p>0.166174</text:p>
          </table:table-cell>
          <table:table-cell office:value-type="float" office:value="-1.583087">
            <text:p>-1.583087</text:p>
          </table:table-cell>
          <table:table-cell office:value-type="float" office:value="-0.082633">
            <text:p>-0.082633</text:p>
          </table:table-cell>
          <table:table-cell office:value-type="float" office:value="4.041316">
            <text:p>4.041316</text:p>
          </table:table-cell>
          <table:table-cell office:value-type="float" office:value="-0.143041">
            <text:p>-0.143041</text:p>
          </table:table-cell>
          <table:table-cell office:value-type="float" office:value="0.07152">
            <text:p>0.07152</text:p>
          </table:table-cell>
          <table:table-cell office:value-type="float" office:value="-1.2044">
            <text:p>-1.204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98]-[.$B$2]" office:value-type="float" office:value="5.06999999999971">
            <text:p>5.07</text:p>
          </table:table-cell>
          <table:table-cell office:value-type="float" office:value="10560.143">
            <text:p>10560.143</text:p>
          </table:table-cell>
          <table:table-cell office:value-type="float" office:value="0.181369">
            <text:p>0.181369</text:p>
          </table:table-cell>
          <table:table-cell office:value-type="float" office:value="-1.590684">
            <text:p>-1.590684</text:p>
          </table:table-cell>
          <table:table-cell office:value-type="float" office:value="-0.094434">
            <text:p>-0.094434</text:p>
          </table:table-cell>
          <table:table-cell office:value-type="float" office:value="4.047217">
            <text:p>4.047217</text:p>
          </table:table-cell>
          <table:table-cell office:value-type="float" office:value="-0.116544">
            <text:p>-0.116544</text:p>
          </table:table-cell>
          <table:table-cell office:value-type="float" office:value="0.058272">
            <text:p>0.058272</text:p>
          </table:table-cell>
          <table:table-cell office:value-type="float" office:value="-1.181458">
            <text:p>-1.18145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499]-[.$B$2]" office:value-type="float" office:value="5.06999999999971">
            <text:p>5.07</text:p>
          </table:table-cell>
          <table:table-cell office:value-type="float" office:value="10560.143">
            <text:p>10560.143</text:p>
          </table:table-cell>
          <table:table-cell office:value-type="float" office:value="0.181369">
            <text:p>0.181369</text:p>
          </table:table-cell>
          <table:table-cell office:value-type="float" office:value="-1.590684">
            <text:p>-1.590684</text:p>
          </table:table-cell>
          <table:table-cell office:value-type="float" office:value="-0.094434">
            <text:p>-0.094434</text:p>
          </table:table-cell>
          <table:table-cell office:value-type="float" office:value="4.047217">
            <text:p>4.047217</text:p>
          </table:table-cell>
          <table:table-cell office:value-type="float" office:value="-0.116544">
            <text:p>-0.116544</text:p>
          </table:table-cell>
          <table:table-cell office:value-type="float" office:value="0.058272">
            <text:p>0.058272</text:p>
          </table:table-cell>
          <table:table-cell office:value-type="float" office:value="-1.181458">
            <text:p>-1.18145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00]-[.$B$2]" office:value-type="float" office:value="5.09000000000015">
            <text:p>5.09</text:p>
          </table:table-cell>
          <table:table-cell office:value-type="float" office:value="10560.163">
            <text:p>10560.163</text:p>
          </table:table-cell>
          <table:table-cell office:value-type="float" office:value="0.186401">
            <text:p>0.186401</text:p>
          </table:table-cell>
          <table:table-cell office:value-type="float" office:value="-1.593201">
            <text:p>-1.593201</text:p>
          </table:table-cell>
          <table:table-cell office:value-type="float" office:value="-0.104365">
            <text:p>-0.104365</text:p>
          </table:table-cell>
          <table:table-cell office:value-type="float" office:value="4.052183">
            <text:p>4.052183</text:p>
          </table:table-cell>
          <table:table-cell office:value-type="float" office:value="-0.110066">
            <text:p>-0.110066</text:p>
          </table:table-cell>
          <table:table-cell office:value-type="float" office:value="0.055033">
            <text:p>0.055033</text:p>
          </table:table-cell>
          <table:table-cell office:value-type="float" office:value="-1.186494">
            <text:p>-1.18649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01]-[.$B$2]" office:value-type="float" office:value="5.09000000000015">
            <text:p>5.09</text:p>
          </table:table-cell>
          <table:table-cell office:value-type="float" office:value="10560.163">
            <text:p>10560.163</text:p>
          </table:table-cell>
          <table:table-cell office:value-type="float" office:value="0.186401">
            <text:p>0.186401</text:p>
          </table:table-cell>
          <table:table-cell office:value-type="float" office:value="-1.593201">
            <text:p>-1.593201</text:p>
          </table:table-cell>
          <table:table-cell office:value-type="float" office:value="-0.104365">
            <text:p>-0.104365</text:p>
          </table:table-cell>
          <table:table-cell office:value-type="float" office:value="4.052183">
            <text:p>4.052183</text:p>
          </table:table-cell>
          <table:table-cell office:value-type="float" office:value="-0.110066">
            <text:p>-0.110066</text:p>
          </table:table-cell>
          <table:table-cell office:value-type="float" office:value="0.055033">
            <text:p>0.055033</text:p>
          </table:table-cell>
          <table:table-cell office:value-type="float" office:value="-1.186494">
            <text:p>-1.18649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02]-[.$B$2]" office:value-type="float" office:value="5.09000000000015">
            <text:p>5.09</text:p>
          </table:table-cell>
          <table:table-cell office:value-type="float" office:value="10560.163">
            <text:p>10560.163</text:p>
          </table:table-cell>
          <table:table-cell office:value-type="float" office:value="0.186401">
            <text:p>0.186401</text:p>
          </table:table-cell>
          <table:table-cell office:value-type="float" office:value="-1.593201">
            <text:p>-1.593201</text:p>
          </table:table-cell>
          <table:table-cell office:value-type="float" office:value="-0.104365">
            <text:p>-0.104365</text:p>
          </table:table-cell>
          <table:table-cell office:value-type="float" office:value="4.052183">
            <text:p>4.052183</text:p>
          </table:table-cell>
          <table:table-cell office:value-type="float" office:value="-0.110066">
            <text:p>-0.110066</text:p>
          </table:table-cell>
          <table:table-cell office:value-type="float" office:value="0.055033">
            <text:p>0.055033</text:p>
          </table:table-cell>
          <table:table-cell office:value-type="float" office:value="-1.186494">
            <text:p>-1.18649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03]-[.$B$2]" office:value-type="float" office:value="5.11999999999898">
            <text:p>5.12</text:p>
          </table:table-cell>
          <table:table-cell office:value-type="float" office:value="10560.193">
            <text:p>10560.193</text:p>
          </table:table-cell>
          <table:table-cell office:value-type="float" office:value="0.155096">
            <text:p>0.155096</text:p>
          </table:table-cell>
          <table:table-cell office:value-type="float" office:value="-1.577548">
            <text:p>-1.577548</text:p>
          </table:table-cell>
          <table:table-cell office:value-type="float" office:value="-0.149294">
            <text:p>-0.149294</text:p>
          </table:table-cell>
          <table:table-cell office:value-type="float" office:value="4.074647">
            <text:p>4.074647</text:p>
          </table:table-cell>
          <table:table-cell office:value-type="float" office:value="-0.166328">
            <text:p>-0.166328</text:p>
          </table:table-cell>
          <table:table-cell office:value-type="float" office:value="0.083164">
            <text:p>0.083164</text:p>
          </table:table-cell>
          <table:table-cell office:value-type="float" office:value="-1.145562">
            <text:p>-1.14556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04]-[.$B$2]" office:value-type="float" office:value="5.11999999999898">
            <text:p>5.12</text:p>
          </table:table-cell>
          <table:table-cell office:value-type="float" office:value="10560.193">
            <text:p>10560.193</text:p>
          </table:table-cell>
          <table:table-cell office:value-type="float" office:value="0.155096">
            <text:p>0.155096</text:p>
          </table:table-cell>
          <table:table-cell office:value-type="float" office:value="-1.577548">
            <text:p>-1.577548</text:p>
          </table:table-cell>
          <table:table-cell office:value-type="float" office:value="-0.149294">
            <text:p>-0.149294</text:p>
          </table:table-cell>
          <table:table-cell office:value-type="float" office:value="4.074647">
            <text:p>4.074647</text:p>
          </table:table-cell>
          <table:table-cell office:value-type="float" office:value="-0.166328">
            <text:p>-0.166328</text:p>
          </table:table-cell>
          <table:table-cell office:value-type="float" office:value="0.083164">
            <text:p>0.083164</text:p>
          </table:table-cell>
          <table:table-cell office:value-type="float" office:value="-1.145562">
            <text:p>-1.14556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05]-[.$B$2]" office:value-type="float" office:value="5.13999999999942">
            <text:p>5.14</text:p>
          </table:table-cell>
          <table:table-cell office:value-type="float" office:value="10560.213">
            <text:p>10560.213</text:p>
          </table:table-cell>
          <table:table-cell office:value-type="float" office:value="0.141107">
            <text:p>0.141107</text:p>
          </table:table-cell>
          <table:table-cell office:value-type="float" office:value="-1.570554">
            <text:p>-1.570554</text:p>
          </table:table-cell>
          <table:table-cell office:value-type="float" office:value="-0.125594">
            <text:p>-0.125594</text:p>
          </table:table-cell>
          <table:table-cell office:value-type="float" office:value="4.062797">
            <text:p>4.062797</text:p>
          </table:table-cell>
          <table:table-cell office:value-type="float" office:value="-0.187298">
            <text:p>-0.187298</text:p>
          </table:table-cell>
          <table:table-cell office:value-type="float" office:value="0.093649">
            <text:p>0.093649</text:p>
          </table:table-cell>
          <table:table-cell office:value-type="float" office:value="-1.064271">
            <text:p>-1.06427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06]-[.$B$2]" office:value-type="float" office:value="5.13999999999942">
            <text:p>5.14</text:p>
          </table:table-cell>
          <table:table-cell office:value-type="float" office:value="10560.213">
            <text:p>10560.213</text:p>
          </table:table-cell>
          <table:table-cell office:value-type="float" office:value="0.141107">
            <text:p>0.141107</text:p>
          </table:table-cell>
          <table:table-cell office:value-type="float" office:value="-1.570554">
            <text:p>-1.570554</text:p>
          </table:table-cell>
          <table:table-cell office:value-type="float" office:value="-0.125594">
            <text:p>-0.125594</text:p>
          </table:table-cell>
          <table:table-cell office:value-type="float" office:value="4.062797">
            <text:p>4.062797</text:p>
          </table:table-cell>
          <table:table-cell office:value-type="float" office:value="-0.187298">
            <text:p>-0.187298</text:p>
          </table:table-cell>
          <table:table-cell office:value-type="float" office:value="0.093649">
            <text:p>0.093649</text:p>
          </table:table-cell>
          <table:table-cell office:value-type="float" office:value="-1.064271">
            <text:p>-1.06427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07]-[.$B$2]" office:value-type="float" office:value="5.15999999999985">
            <text:p>5.16</text:p>
          </table:table-cell>
          <table:table-cell office:value-type="float" office:value="10560.233">
            <text:p>10560.233</text:p>
          </table:table-cell>
          <table:table-cell office:value-type="float" office:value="0.1357">
            <text:p>0.1357</text:p>
          </table:table-cell>
          <table:table-cell office:value-type="float" office:value="-1.56785">
            <text:p>-1.56785</text:p>
          </table:table-cell>
          <table:table-cell office:value-type="float" office:value="-0.118353">
            <text:p>-0.118353</text:p>
          </table:table-cell>
          <table:table-cell office:value-type="float" office:value="4.059177">
            <text:p>4.059177</text:p>
          </table:table-cell>
          <table:table-cell office:value-type="float" office:value="-0.192843">
            <text:p>-0.192843</text:p>
          </table:table-cell>
          <table:table-cell office:value-type="float" office:value="0.096421">
            <text:p>0.096421</text:p>
          </table:table-cell>
          <table:table-cell office:value-type="float" office:value="-0.993966">
            <text:p>-0.99396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08]-[.$B$2]" office:value-type="float" office:value="5.17000000000007">
            <text:p>5.17</text:p>
          </table:table-cell>
          <table:table-cell office:value-type="float" office:value="10560.243">
            <text:p>10560.243</text:p>
          </table:table-cell>
          <table:table-cell office:value-type="float" office:value="0.175374">
            <text:p>0.175374</text:p>
          </table:table-cell>
          <table:table-cell office:value-type="float" office:value="-1.587687">
            <text:p>-1.587687</text:p>
          </table:table-cell>
          <table:table-cell office:value-type="float" office:value="-0.088257">
            <text:p>-0.088257</text:p>
          </table:table-cell>
          <table:table-cell office:value-type="float" office:value="4.044128">
            <text:p>4.044128</text:p>
          </table:table-cell>
          <table:table-cell office:value-type="float" office:value="-0.164437">
            <text:p>-0.164437</text:p>
          </table:table-cell>
          <table:table-cell office:value-type="float" office:value="0.082219">
            <text:p>0.082219</text:p>
          </table:table-cell>
          <table:table-cell office:value-type="float" office:value="-1.014481">
            <text:p>-1.01448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09]-[.$B$2]" office:value-type="float" office:value="5.17000000000007">
            <text:p>5.17</text:p>
          </table:table-cell>
          <table:table-cell office:value-type="float" office:value="10560.243">
            <text:p>10560.243</text:p>
          </table:table-cell>
          <table:table-cell office:value-type="float" office:value="0.175374">
            <text:p>0.175374</text:p>
          </table:table-cell>
          <table:table-cell office:value-type="float" office:value="-1.587687">
            <text:p>-1.587687</text:p>
          </table:table-cell>
          <table:table-cell office:value-type="float" office:value="-0.088257">
            <text:p>-0.088257</text:p>
          </table:table-cell>
          <table:table-cell office:value-type="float" office:value="4.044128">
            <text:p>4.044128</text:p>
          </table:table-cell>
          <table:table-cell office:value-type="float" office:value="-0.164437">
            <text:p>-0.164437</text:p>
          </table:table-cell>
          <table:table-cell office:value-type="float" office:value="0.082219">
            <text:p>0.082219</text:p>
          </table:table-cell>
          <table:table-cell office:value-type="float" office:value="-1.014481">
            <text:p>-1.01448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10]-[.$B$2]" office:value-type="float" office:value="5.19000000000051">
            <text:p>5.19</text:p>
          </table:table-cell>
          <table:table-cell office:value-type="float" office:value="10560.263">
            <text:p>10560.263</text:p>
          </table:table-cell>
          <table:table-cell office:value-type="float" office:value="0.203567">
            <text:p>0.203567</text:p>
          </table:table-cell>
          <table:table-cell office:value-type="float" office:value="-1.601783">
            <text:p>-1.601783</text:p>
          </table:table-cell>
          <table:table-cell office:value-type="float" office:value="-0.107237">
            <text:p>-0.107237</text:p>
          </table:table-cell>
          <table:table-cell office:value-type="float" office:value="4.053619">
            <text:p>4.053619</text:p>
          </table:table-cell>
          <table:table-cell office:value-type="float" office:value="-0.117925">
            <text:p>-0.117925</text:p>
          </table:table-cell>
          <table:table-cell office:value-type="float" office:value="0.058962">
            <text:p>0.058962</text:p>
          </table:table-cell>
          <table:table-cell office:value-type="float" office:value="-1.051308">
            <text:p>-1.05130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11]-[.$B$2]" office:value-type="float" office:value="5.19000000000051">
            <text:p>5.19</text:p>
          </table:table-cell>
          <table:table-cell office:value-type="float" office:value="10560.263">
            <text:p>10560.263</text:p>
          </table:table-cell>
          <table:table-cell office:value-type="float" office:value="0.203567">
            <text:p>0.203567</text:p>
          </table:table-cell>
          <table:table-cell office:value-type="float" office:value="-1.601783">
            <text:p>-1.601783</text:p>
          </table:table-cell>
          <table:table-cell office:value-type="float" office:value="-0.107237">
            <text:p>-0.107237</text:p>
          </table:table-cell>
          <table:table-cell office:value-type="float" office:value="4.053619">
            <text:p>4.053619</text:p>
          </table:table-cell>
          <table:table-cell office:value-type="float" office:value="-0.117925">
            <text:p>-0.117925</text:p>
          </table:table-cell>
          <table:table-cell office:value-type="float" office:value="0.058962">
            <text:p>0.058962</text:p>
          </table:table-cell>
          <table:table-cell office:value-type="float" office:value="-1.051308">
            <text:p>-1.05130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12]-[.$B$2]" office:value-type="float" office:value="5.20999999999913">
            <text:p>5.21</text:p>
          </table:table-cell>
          <table:table-cell office:value-type="float" office:value="10560.283">
            <text:p>10560.283</text:p>
          </table:table-cell>
          <table:table-cell office:value-type="float" office:value="0.197125">
            <text:p>0.197125</text:p>
          </table:table-cell>
          <table:table-cell office:value-type="float" office:value="-1.598562">
            <text:p>-1.598562</text:p>
          </table:table-cell>
          <table:table-cell office:value-type="float" office:value="-0.110127">
            <text:p>-0.110127</text:p>
          </table:table-cell>
          <table:table-cell office:value-type="float" office:value="4.055064">
            <text:p>4.055064</text:p>
          </table:table-cell>
          <table:table-cell office:value-type="float" office:value="-0.096322">
            <text:p>-0.096322</text:p>
          </table:table-cell>
          <table:table-cell office:value-type="float" office:value="0.048161">
            <text:p>0.048161</text:p>
          </table:table-cell>
          <table:table-cell office:value-type="float" office:value="-1.078667">
            <text:p>-1.07866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13]-[.$B$2]" office:value-type="float" office:value="5.21999999999935">
            <text:p>5.22</text:p>
          </table:table-cell>
          <table:table-cell office:value-type="float" office:value="10560.293">
            <text:p>10560.293</text:p>
          </table:table-cell>
          <table:table-cell office:value-type="float" office:value="0.167232">
            <text:p>0.167232</text:p>
          </table:table-cell>
          <table:table-cell office:value-type="float" office:value="-1.583616">
            <text:p>-1.583616</text:p>
          </table:table-cell>
          <table:table-cell office:value-type="float" office:value="-0.114979">
            <text:p>-0.114979</text:p>
          </table:table-cell>
          <table:table-cell office:value-type="float" office:value="4.057489">
            <text:p>4.057489</text:p>
          </table:table-cell>
          <table:table-cell office:value-type="float" office:value="-0.104407">
            <text:p>-0.104407</text:p>
          </table:table-cell>
          <table:table-cell office:value-type="float" office:value="0.052203">
            <text:p>0.052203</text:p>
          </table:table-cell>
          <table:table-cell office:value-type="float" office:value="-1.088761">
            <text:p>-1.08876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14]-[.$B$2]" office:value-type="float" office:value="5.21999999999935">
            <text:p>5.22</text:p>
          </table:table-cell>
          <table:table-cell office:value-type="float" office:value="10560.293">
            <text:p>10560.293</text:p>
          </table:table-cell>
          <table:table-cell office:value-type="float" office:value="0.167232">
            <text:p>0.167232</text:p>
          </table:table-cell>
          <table:table-cell office:value-type="float" office:value="-1.583616">
            <text:p>-1.583616</text:p>
          </table:table-cell>
          <table:table-cell office:value-type="float" office:value="-0.114979">
            <text:p>-0.114979</text:p>
          </table:table-cell>
          <table:table-cell office:value-type="float" office:value="4.057489">
            <text:p>4.057489</text:p>
          </table:table-cell>
          <table:table-cell office:value-type="float" office:value="-0.104407">
            <text:p>-0.104407</text:p>
          </table:table-cell>
          <table:table-cell office:value-type="float" office:value="0.052203">
            <text:p>0.052203</text:p>
          </table:table-cell>
          <table:table-cell office:value-type="float" office:value="-1.088761">
            <text:p>-1.08876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15]-[.$B$2]" office:value-type="float" office:value="5.22999999999956">
            <text:p>5.23</text:p>
          </table:table-cell>
          <table:table-cell office:value-type="float" office:value="10560.303">
            <text:p>10560.303</text:p>
          </table:table-cell>
          <table:table-cell office:value-type="float" office:value="0.156">
            <text:p>0.156</text:p>
          </table:table-cell>
          <table:table-cell office:value-type="float" office:value="-1.578">
            <text:p>-1.578</text:p>
          </table:table-cell>
          <table:table-cell office:value-type="float" office:value="-0.120025">
            <text:p>-0.120025</text:p>
          </table:table-cell>
          <table:table-cell office:value-type="float" office:value="4.060012">
            <text:p>4.060012</text:p>
          </table:table-cell>
          <table:table-cell office:value-type="float" office:value="-0.117682">
            <text:p>-0.117682</text:p>
          </table:table-cell>
          <table:table-cell office:value-type="float" office:value="0.058841">
            <text:p>0.058841</text:p>
          </table:table-cell>
          <table:table-cell office:value-type="float" office:value="-1.098153">
            <text:p>-1.09815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16]-[.$B$2]" office:value-type="float" office:value="5.25">
            <text:p>5.25</text:p>
          </table:table-cell>
          <table:table-cell office:value-type="float" office:value="10560.323">
            <text:p>10560.323</text:p>
          </table:table-cell>
          <table:table-cell office:value-type="float" office:value="0.119818">
            <text:p>0.119818</text:p>
          </table:table-cell>
          <table:table-cell office:value-type="float" office:value="-1.559909">
            <text:p>-1.559909</text:p>
          </table:table-cell>
          <table:table-cell office:value-type="float" office:value="-0.132937">
            <text:p>-0.132937</text:p>
          </table:table-cell>
          <table:table-cell office:value-type="float" office:value="4.066468">
            <text:p>4.066468</text:p>
          </table:table-cell>
          <table:table-cell office:value-type="float" office:value="-0.14101">
            <text:p>-0.14101</text:p>
          </table:table-cell>
          <table:table-cell office:value-type="float" office:value="0.070505">
            <text:p>0.070505</text:p>
          </table:table-cell>
          <table:table-cell office:value-type="float" office:value="-1.113984">
            <text:p>-1.11398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17]-[.$B$2]" office:value-type="float" office:value="5.26000000000022">
            <text:p>5.26</text:p>
          </table:table-cell>
          <table:table-cell office:value-type="float" office:value="10560.333">
            <text:p>10560.333</text:p>
          </table:table-cell>
          <table:table-cell office:value-type="float" office:value="0.147979">
            <text:p>0.147979</text:p>
          </table:table-cell>
          <table:table-cell office:value-type="float" office:value="-1.57399">
            <text:p>-1.57399</text:p>
          </table:table-cell>
          <table:table-cell office:value-type="float" office:value="-0.102696">
            <text:p>-0.102696</text:p>
          </table:table-cell>
          <table:table-cell office:value-type="float" office:value="4.051348">
            <text:p>4.051348</text:p>
          </table:table-cell>
          <table:table-cell office:value-type="float" office:value="-0.138454">
            <text:p>-0.138454</text:p>
          </table:table-cell>
          <table:table-cell office:value-type="float" office:value="0.069227">
            <text:p>0.069227</text:p>
          </table:table-cell>
          <table:table-cell office:value-type="float" office:value="-1.120591">
            <text:p>-1.120591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18]-[.$B$2]" office:value-type="float" office:value="5.27000000000044">
            <text:p>5.27</text:p>
          </table:table-cell>
          <table:table-cell office:value-type="float" office:value="10560.343">
            <text:p>10560.343</text:p>
          </table:table-cell>
          <table:table-cell office:value-type="float" office:value="0.148996">
            <text:p>0.148996</text:p>
          </table:table-cell>
          <table:table-cell office:value-type="float" office:value="-1.574498">
            <text:p>-1.574498</text:p>
          </table:table-cell>
          <table:table-cell office:value-type="float" office:value="-0.111742">
            <text:p>-0.111742</text:p>
          </table:table-cell>
          <table:table-cell office:value-type="float" office:value="4.055871">
            <text:p>4.055871</text:p>
          </table:table-cell>
          <table:table-cell office:value-type="float" office:value="-0.171518">
            <text:p>-0.171518</text:p>
          </table:table-cell>
          <table:table-cell office:value-type="float" office:value="0.085759">
            <text:p>0.085759</text:p>
          </table:table-cell>
          <table:table-cell office:value-type="float" office:value="-1.12674">
            <text:p>-1.1267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19]-[.$B$2]" office:value-type="float" office:value="5.27999999999884">
            <text:p>5.28</text:p>
          </table:table-cell>
          <table:table-cell office:value-type="float" office:value="10560.353">
            <text:p>10560.353</text:p>
          </table:table-cell>
          <table:table-cell office:value-type="float" office:value="0.147711">
            <text:p>0.147711</text:p>
          </table:table-cell>
          <table:table-cell office:value-type="float" office:value="-1.573855">
            <text:p>-1.573855</text:p>
          </table:table-cell>
          <table:table-cell office:value-type="float" office:value="-0.090944">
            <text:p>-0.090944</text:p>
          </table:table-cell>
          <table:table-cell office:value-type="float" office:value="4.045472">
            <text:p>4.045472</text:p>
          </table:table-cell>
          <table:table-cell office:value-type="float" office:value="-0.155997">
            <text:p>-0.155997</text:p>
          </table:table-cell>
          <table:table-cell office:value-type="float" office:value="0.077999">
            <text:p>0.077999</text:p>
          </table:table-cell>
          <table:table-cell office:value-type="float" office:value="-1.132462">
            <text:p>-1.13246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20]-[.$B$2]" office:value-type="float" office:value="5.27999999999884">
            <text:p>5.28</text:p>
          </table:table-cell>
          <table:table-cell office:value-type="float" office:value="10560.353">
            <text:p>10560.353</text:p>
          </table:table-cell>
          <table:table-cell office:value-type="float" office:value="0.147711">
            <text:p>0.147711</text:p>
          </table:table-cell>
          <table:table-cell office:value-type="float" office:value="-1.573855">
            <text:p>-1.573855</text:p>
          </table:table-cell>
          <table:table-cell office:value-type="float" office:value="-0.090944">
            <text:p>-0.090944</text:p>
          </table:table-cell>
          <table:table-cell office:value-type="float" office:value="4.045472">
            <text:p>4.045472</text:p>
          </table:table-cell>
          <table:table-cell office:value-type="float" office:value="-0.155997">
            <text:p>-0.155997</text:p>
          </table:table-cell>
          <table:table-cell office:value-type="float" office:value="0.077999">
            <text:p>0.077999</text:p>
          </table:table-cell>
          <table:table-cell office:value-type="float" office:value="-1.132462">
            <text:p>-1.13246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21]-[.$B$2]" office:value-type="float" office:value="5.27999999999884">
            <text:p>5.28</text:p>
          </table:table-cell>
          <table:table-cell office:value-type="float" office:value="10560.353">
            <text:p>10560.353</text:p>
          </table:table-cell>
          <table:table-cell office:value-type="float" office:value="0.147711">
            <text:p>0.147711</text:p>
          </table:table-cell>
          <table:table-cell office:value-type="float" office:value="-1.573855">
            <text:p>-1.573855</text:p>
          </table:table-cell>
          <table:table-cell office:value-type="float" office:value="-0.090944">
            <text:p>-0.090944</text:p>
          </table:table-cell>
          <table:table-cell office:value-type="float" office:value="4.045472">
            <text:p>4.045472</text:p>
          </table:table-cell>
          <table:table-cell office:value-type="float" office:value="-0.155997">
            <text:p>-0.155997</text:p>
          </table:table-cell>
          <table:table-cell office:value-type="float" office:value="0.077999">
            <text:p>0.077999</text:p>
          </table:table-cell>
          <table:table-cell office:value-type="float" office:value="-1.132462">
            <text:p>-1.13246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22]-[.$B$2]" office:value-type="float" office:value="5.30999999999949">
            <text:p>5.31</text:p>
          </table:table-cell>
          <table:table-cell office:value-type="float" office:value="10560.383">
            <text:p>10560.383</text:p>
          </table:table-cell>
          <table:table-cell office:value-type="float" office:value="0.161877">
            <text:p>0.161877</text:p>
          </table:table-cell>
          <table:table-cell office:value-type="float" office:value="-1.580938">
            <text:p>-1.580938</text:p>
          </table:table-cell>
          <table:table-cell office:value-type="float" office:value="-0.042412">
            <text:p>-0.042412</text:p>
          </table:table-cell>
          <table:table-cell office:value-type="float" office:value="4.021206">
            <text:p>4.021206</text:p>
          </table:table-cell>
          <table:table-cell office:value-type="float" office:value="-0.150285">
            <text:p>-0.150285</text:p>
          </table:table-cell>
          <table:table-cell office:value-type="float" office:value="0.075142">
            <text:p>0.075142</text:p>
          </table:table-cell>
          <table:table-cell office:value-type="float" office:value="-1.078469">
            <text:p>-1.07846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23]-[.$B$2]" office:value-type="float" office:value="5.31999999999971">
            <text:p>5.32</text:p>
          </table:table-cell>
          <table:table-cell office:value-type="float" office:value="10560.393">
            <text:p>10560.393</text:p>
          </table:table-cell>
          <table:table-cell office:value-type="float" office:value="0.176112">
            <text:p>0.176112</text:p>
          </table:table-cell>
          <table:table-cell office:value-type="float" office:value="-1.588056">
            <text:p>-1.588056</text:p>
          </table:table-cell>
          <table:table-cell office:value-type="float" office:value="-0.036723">
            <text:p>-0.036723</text:p>
          </table:table-cell>
          <table:table-cell office:value-type="float" office:value="4.018362">
            <text:p>4.018362</text:p>
          </table:table-cell>
          <table:table-cell office:value-type="float" office:value="-0.122517">
            <text:p>-0.122517</text:p>
          </table:table-cell>
          <table:table-cell office:value-type="float" office:value="0.061258">
            <text:p>0.061258</text:p>
          </table:table-cell>
          <table:table-cell office:value-type="float" office:value="-1.062928">
            <text:p>-1.06292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24]-[.$B$2]" office:value-type="float" office:value="5.32999999999993">
            <text:p>5.33</text:p>
          </table:table-cell>
          <table:table-cell office:value-type="float" office:value="10560.403">
            <text:p>10560.403</text:p>
          </table:table-cell>
          <table:table-cell office:value-type="float" office:value="0.160649">
            <text:p>0.160649</text:p>
          </table:table-cell>
          <table:table-cell office:value-type="float" office:value="-1.580325">
            <text:p>-1.580325</text:p>
          </table:table-cell>
          <table:table-cell office:value-type="float" office:value="-0.048986">
            <text:p>-0.048986</text:p>
          </table:table-cell>
          <table:table-cell office:value-type="float" office:value="4.024493">
            <text:p>4.024493</text:p>
          </table:table-cell>
          <table:table-cell office:value-type="float" office:value="-0.115496">
            <text:p>-0.115496</text:p>
          </table:table-cell>
          <table:table-cell office:value-type="float" office:value="0.057748">
            <text:p>0.057748</text:p>
          </table:table-cell>
          <table:table-cell office:value-type="float" office:value="-1.046448">
            <text:p>-1.04644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25]-[.$B$2]" office:value-type="float" office:value="5.34000000000015">
            <text:p>5.34</text:p>
          </table:table-cell>
          <table:table-cell office:value-type="float" office:value="10560.413">
            <text:p>10560.413</text:p>
          </table:table-cell>
          <table:table-cell office:value-type="float" office:value="0.176013">
            <text:p>0.176013</text:p>
          </table:table-cell>
          <table:table-cell office:value-type="float" office:value="-1.588006">
            <text:p>-1.588006</text:p>
          </table:table-cell>
          <table:table-cell office:value-type="float" office:value="-0.047731">
            <text:p>-0.047731</text:p>
          </table:table-cell>
          <table:table-cell office:value-type="float" office:value="4.023865">
            <text:p>4.023865</text:p>
          </table:table-cell>
          <table:table-cell office:value-type="float" office:value="-0.116526">
            <text:p>-0.116526</text:p>
          </table:table-cell>
          <table:table-cell office:value-type="float" office:value="0.058263">
            <text:p>0.058263</text:p>
          </table:table-cell>
          <table:table-cell office:value-type="float" office:value="-1.031129">
            <text:p>-1.03112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26]-[.$B$2]" office:value-type="float" office:value="5.35000000000036">
            <text:p>5.35</text:p>
          </table:table-cell>
          <table:table-cell office:value-type="float" office:value="10560.423">
            <text:p>10560.423</text:p>
          </table:table-cell>
          <table:table-cell office:value-type="float" office:value="0.179699">
            <text:p>0.179699</text:p>
          </table:table-cell>
          <table:table-cell office:value-type="float" office:value="-1.58985">
            <text:p>-1.58985</text:p>
          </table:table-cell>
          <table:table-cell office:value-type="float" office:value="-0.046513">
            <text:p>-0.046513</text:p>
          </table:table-cell>
          <table:table-cell office:value-type="float" office:value="4.023257">
            <text:p>4.023257</text:p>
          </table:table-cell>
          <table:table-cell office:value-type="float" office:value="-0.106593">
            <text:p>-0.106593</text:p>
          </table:table-cell>
          <table:table-cell office:value-type="float" office:value="0.053297">
            <text:p>0.053297</text:p>
          </table:table-cell>
          <table:table-cell office:value-type="float" office:value="-1.016877">
            <text:p>-1.01687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27]-[.$B$2]" office:value-type="float" office:value="5.36000000000058">
            <text:p>5.36</text:p>
          </table:table-cell>
          <table:table-cell office:value-type="float" office:value="10560.433">
            <text:p>10560.433</text:p>
          </table:table-cell>
          <table:table-cell office:value-type="float" office:value="0.163145">
            <text:p>0.163145</text:p>
          </table:table-cell>
          <table:table-cell office:value-type="float" office:value="-1.581573">
            <text:p>-1.581573</text:p>
          </table:table-cell>
          <table:table-cell office:value-type="float" office:value="-0.083235">
            <text:p>-0.083235</text:p>
          </table:table-cell>
          <table:table-cell office:value-type="float" office:value="4.041617">
            <text:p>4.041617</text:p>
          </table:table-cell>
          <table:table-cell office:value-type="float" office:value="-0.120007">
            <text:p>-0.120007</text:p>
          </table:table-cell>
          <table:table-cell office:value-type="float" office:value="0.060004">
            <text:p>0.060004</text:p>
          </table:table-cell>
          <table:table-cell office:value-type="float" office:value="-1.003617">
            <text:p>-1.00361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28]-[.$B$2]" office:value-type="float" office:value="5.36000000000058">
            <text:p>5.36</text:p>
          </table:table-cell>
          <table:table-cell office:value-type="float" office:value="10560.433">
            <text:p>10560.433</text:p>
          </table:table-cell>
          <table:table-cell office:value-type="float" office:value="0.163145">
            <text:p>0.163145</text:p>
          </table:table-cell>
          <table:table-cell office:value-type="float" office:value="-1.581573">
            <text:p>-1.581573</text:p>
          </table:table-cell>
          <table:table-cell office:value-type="float" office:value="-0.083235">
            <text:p>-0.083235</text:p>
          </table:table-cell>
          <table:table-cell office:value-type="float" office:value="4.041617">
            <text:p>4.041617</text:p>
          </table:table-cell>
          <table:table-cell office:value-type="float" office:value="-0.120007">
            <text:p>-0.120007</text:p>
          </table:table-cell>
          <table:table-cell office:value-type="float" office:value="0.060004">
            <text:p>0.060004</text:p>
          </table:table-cell>
          <table:table-cell office:value-type="float" office:value="-1.003617">
            <text:p>-1.00361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29]-[.$B$2]" office:value-type="float" office:value="5.36000000000058">
            <text:p>5.36</text:p>
          </table:table-cell>
          <table:table-cell office:value-type="float" office:value="10560.433">
            <text:p>10560.433</text:p>
          </table:table-cell>
          <table:table-cell office:value-type="float" office:value="0.163145">
            <text:p>0.163145</text:p>
          </table:table-cell>
          <table:table-cell office:value-type="float" office:value="-1.581573">
            <text:p>-1.581573</text:p>
          </table:table-cell>
          <table:table-cell office:value-type="float" office:value="-0.083235">
            <text:p>-0.083235</text:p>
          </table:table-cell>
          <table:table-cell office:value-type="float" office:value="4.041617">
            <text:p>4.041617</text:p>
          </table:table-cell>
          <table:table-cell office:value-type="float" office:value="-0.120007">
            <text:p>-0.120007</text:p>
          </table:table-cell>
          <table:table-cell office:value-type="float" office:value="0.060004">
            <text:p>0.060004</text:p>
          </table:table-cell>
          <table:table-cell office:value-type="float" office:value="-1.003617">
            <text:p>-1.00361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30]-[.$B$2]" office:value-type="float" office:value="5.38999999999942">
            <text:p>5.39</text:p>
          </table:table-cell>
          <table:table-cell office:value-type="float" office:value="10560.463">
            <text:p>10560.463</text:p>
          </table:table-cell>
          <table:table-cell office:value-type="float" office:value="0.148449">
            <text:p>0.148449</text:p>
          </table:table-cell>
          <table:table-cell office:value-type="float" office:value="-1.574224">
            <text:p>-1.574224</text:p>
          </table:table-cell>
          <table:table-cell office:value-type="float" office:value="-0.088383">
            <text:p>-0.088383</text:p>
          </table:table-cell>
          <table:table-cell office:value-type="float" office:value="4.044192">
            <text:p>4.044192</text:p>
          </table:table-cell>
          <table:table-cell office:value-type="float" office:value="-0.173698">
            <text:p>-0.173698</text:p>
          </table:table-cell>
          <table:table-cell office:value-type="float" office:value="0.086849">
            <text:p>0.086849</text:p>
          </table:table-cell>
          <table:table-cell office:value-type="float" office:value="-0.89544">
            <text:p>-0.8954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31]-[.$B$2]" office:value-type="float" office:value="5.39999999999964">
            <text:p>5.40</text:p>
          </table:table-cell>
          <table:table-cell office:value-type="float" office:value="10560.473">
            <text:p>10560.473</text:p>
          </table:table-cell>
          <table:table-cell office:value-type="float" office:value="0.14341">
            <text:p>0.14341</text:p>
          </table:table-cell>
          <table:table-cell office:value-type="float" office:value="-1.571705">
            <text:p>-1.571705</text:p>
          </table:table-cell>
          <table:table-cell office:value-type="float" office:value="-0.085943">
            <text:p>-0.085943</text:p>
          </table:table-cell>
          <table:table-cell office:value-type="float" office:value="4.042972">
            <text:p>4.042972</text:p>
          </table:table-cell>
          <table:table-cell office:value-type="float" office:value="-0.141063">
            <text:p>-0.141063</text:p>
          </table:table-cell>
          <table:table-cell office:value-type="float" office:value="0.070531">
            <text:p>0.070531</text:p>
          </table:table-cell>
          <table:table-cell office:value-type="float" office:value="-0.864304">
            <text:p>-0.86430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32]-[.$B$2]" office:value-type="float" office:value="5.40999999999985">
            <text:p>5.41</text:p>
          </table:table-cell>
          <table:table-cell office:value-type="float" office:value="10560.483">
            <text:p>10560.483</text:p>
          </table:table-cell>
          <table:table-cell office:value-type="float" office:value="0.135778">
            <text:p>0.135778</text:p>
          </table:table-cell>
          <table:table-cell office:value-type="float" office:value="-1.567889">
            <text:p>-1.567889</text:p>
          </table:table-cell>
          <table:table-cell office:value-type="float" office:value="-0.071102">
            <text:p>-0.071102</text:p>
          </table:table-cell>
          <table:table-cell office:value-type="float" office:value="4.035551">
            <text:p>4.035551</text:p>
          </table:table-cell>
          <table:table-cell office:value-type="float" office:value="-0.132138">
            <text:p>-0.132138</text:p>
          </table:table-cell>
          <table:table-cell office:value-type="float" office:value="0.066069">
            <text:p>0.066069</text:p>
          </table:table-cell>
          <table:table-cell office:value-type="float" office:value="-0.879845">
            <text:p>-0.87984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33]-[.$B$2]" office:value-type="float" office:value="5.42000000000007">
            <text:p>5.42</text:p>
          </table:table-cell>
          <table:table-cell office:value-type="float" office:value="10560.493">
            <text:p>10560.493</text:p>
          </table:table-cell>
          <table:table-cell office:value-type="float" office:value="0.122427">
            <text:p>0.122427</text:p>
          </table:table-cell>
          <table:table-cell office:value-type="float" office:value="-1.561213">
            <text:p>-1.561213</text:p>
          </table:table-cell>
          <table:table-cell office:value-type="float" office:value="-0.087922">
            <text:p>-0.087922</text:p>
          </table:table-cell>
          <table:table-cell office:value-type="float" office:value="4.043961">
            <text:p>4.043961</text:p>
          </table:table-cell>
          <table:table-cell office:value-type="float" office:value="-0.157316">
            <text:p>-0.157316</text:p>
          </table:table-cell>
          <table:table-cell office:value-type="float" office:value="0.078658">
            <text:p>0.078658</text:p>
          </table:table-cell>
          <table:table-cell office:value-type="float" office:value="-0.894295">
            <text:p>-0.89429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34]-[.$B$2]" office:value-type="float" office:value="5.43000000000029">
            <text:p>5.43</text:p>
          </table:table-cell>
          <table:table-cell office:value-type="float" office:value="10560.503">
            <text:p>10560.503</text:p>
          </table:table-cell>
          <table:table-cell office:value-type="float" office:value="0.113022">
            <text:p>0.113022</text:p>
          </table:table-cell>
          <table:table-cell office:value-type="float" office:value="-1.556511">
            <text:p>-1.556511</text:p>
          </table:table-cell>
          <table:table-cell office:value-type="float" office:value="-0.082744">
            <text:p>-0.082744</text:p>
          </table:table-cell>
          <table:table-cell office:value-type="float" office:value="4.041372">
            <text:p>4.041372</text:p>
          </table:table-cell>
          <table:table-cell office:value-type="float" office:value="-0.151568">
            <text:p>-0.151568</text:p>
          </table:table-cell>
          <table:table-cell office:value-type="float" office:value="0.075784">
            <text:p>0.075784</text:p>
          </table:table-cell>
          <table:table-cell office:value-type="float" office:value="-0.907738">
            <text:p>-0.90773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35]-[.$B$2]" office:value-type="float" office:value="5.44000000000051">
            <text:p>5.44</text:p>
          </table:table-cell>
          <table:table-cell office:value-type="float" office:value="10560.513">
            <text:p>10560.513</text:p>
          </table:table-cell>
          <table:table-cell office:value-type="float" office:value="0.086378">
            <text:p>0.086378</text:p>
          </table:table-cell>
          <table:table-cell office:value-type="float" office:value="-1.543189">
            <text:p>-1.543189</text:p>
          </table:table-cell>
          <table:table-cell office:value-type="float" office:value="-0.095925">
            <text:p>-0.095925</text:p>
          </table:table-cell>
          <table:table-cell office:value-type="float" office:value="4.047963">
            <text:p>4.047963</text:p>
          </table:table-cell>
          <table:table-cell office:value-type="float" office:value="-0.160386">
            <text:p>-0.160386</text:p>
          </table:table-cell>
          <table:table-cell office:value-type="float" office:value="0.080193">
            <text:p>0.080193</text:p>
          </table:table-cell>
          <table:table-cell office:value-type="float" office:value="-0.920235">
            <text:p>-0.92023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36]-[.$B$2]" office:value-type="float" office:value="5.44999999999891">
            <text:p>5.45</text:p>
          </table:table-cell>
          <table:table-cell office:value-type="float" office:value="10560.523">
            <text:p>10560.523</text:p>
          </table:table-cell>
          <table:table-cell office:value-type="float" office:value="0.058461">
            <text:p>0.058461</text:p>
          </table:table-cell>
          <table:table-cell office:value-type="float" office:value="-1.52923">
            <text:p>-1.52923</text:p>
          </table:table-cell>
          <table:table-cell office:value-type="float" office:value="-0.116067">
            <text:p>-0.116067</text:p>
          </table:table-cell>
          <table:table-cell office:value-type="float" office:value="4.058033">
            <text:p>4.058033</text:p>
          </table:table-cell>
          <table:table-cell office:value-type="float" office:value="-0.167792">
            <text:p>-0.167792</text:p>
          </table:table-cell>
          <table:table-cell office:value-type="float" office:value="0.083896">
            <text:p>0.083896</text:p>
          </table:table-cell>
          <table:table-cell office:value-type="float" office:value="-0.905778">
            <text:p>-0.90577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37]-[.$B$2]" office:value-type="float" office:value="5.45999999999913">
            <text:p>5.46</text:p>
          </table:table-cell>
          <table:table-cell office:value-type="float" office:value="10560.533">
            <text:p>10560.533</text:p>
          </table:table-cell>
          <table:table-cell office:value-type="float" office:value="0.056113">
            <text:p>0.056113</text:p>
          </table:table-cell>
          <table:table-cell office:value-type="float" office:value="-1.528056">
            <text:p>-1.528056</text:p>
          </table:table-cell>
          <table:table-cell office:value-type="float" office:value="-0.104194">
            <text:p>-0.104194</text:p>
          </table:table-cell>
          <table:table-cell office:value-type="float" office:value="4.052097">
            <text:p>4.052097</text:p>
          </table:table-cell>
          <table:table-cell office:value-type="float" office:value="-0.138087">
            <text:p>-0.138087</text:p>
          </table:table-cell>
          <table:table-cell office:value-type="float" office:value="0.069043">
            <text:p>0.069043</text:p>
          </table:table-cell>
          <table:table-cell office:value-type="float" office:value="-0.892327">
            <text:p>-0.89232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38]-[.$B$2]" office:value-type="float" office:value="5.46999999999935">
            <text:p>5.47</text:p>
          </table:table-cell>
          <table:table-cell office:value-type="float" office:value="10560.543">
            <text:p>10560.543</text:p>
          </table:table-cell>
          <table:table-cell office:value-type="float" office:value="0.062512">
            <text:p>0.062512</text:p>
          </table:table-cell>
          <table:table-cell office:value-type="float" office:value="-1.531256">
            <text:p>-1.531256</text:p>
          </table:table-cell>
          <table:table-cell office:value-type="float" office:value="-0.12015">
            <text:p>-0.12015</text:p>
          </table:table-cell>
          <table:table-cell office:value-type="float" office:value="4.060075">
            <text:p>4.060075</text:p>
          </table:table-cell>
          <table:table-cell office:value-type="float" office:value="-0.157716">
            <text:p>-0.157716</text:p>
          </table:table-cell>
          <table:table-cell office:value-type="float" office:value="0.078858">
            <text:p>0.078858</text:p>
          </table:table-cell>
          <table:table-cell office:value-type="float" office:value="-0.879822">
            <text:p>-0.87982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39]-[.$B$2]" office:value-type="float" office:value="5.47999999999956">
            <text:p>5.48</text:p>
          </table:table-cell>
          <table:table-cell office:value-type="float" office:value="10560.553">
            <text:p>10560.553</text:p>
          </table:table-cell>
          <table:table-cell office:value-type="float" office:value="0.057836">
            <text:p>0.057836</text:p>
          </table:table-cell>
          <table:table-cell office:value-type="float" office:value="-1.528918">
            <text:p>-1.528918</text:p>
          </table:table-cell>
          <table:table-cell office:value-type="float" office:value="-0.123124">
            <text:p>-0.123124</text:p>
          </table:table-cell>
          <table:table-cell office:value-type="float" office:value="4.061562">
            <text:p>4.061562</text:p>
          </table:table-cell>
          <table:table-cell office:value-type="float" office:value="-0.142627">
            <text:p>-0.142627</text:p>
          </table:table-cell>
          <table:table-cell office:value-type="float" office:value="0.071313">
            <text:p>0.071313</text:p>
          </table:table-cell>
          <table:table-cell office:value-type="float" office:value="-0.868195">
            <text:p>-0.86819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40]-[.$B$2]" office:value-type="float" office:value="5.48999999999978">
            <text:p>5.49</text:p>
          </table:table-cell>
          <table:table-cell office:value-type="float" office:value="10560.563">
            <text:p>10560.563</text:p>
          </table:table-cell>
          <table:table-cell office:value-type="float" office:value="0.069216">
            <text:p>0.069216</text:p>
          </table:table-cell>
          <table:table-cell office:value-type="float" office:value="-1.534608">
            <text:p>-1.534608</text:p>
          </table:table-cell>
          <table:table-cell office:value-type="float" office:value="-0.131068">
            <text:p>-0.131068</text:p>
          </table:table-cell>
          <table:table-cell office:value-type="float" office:value="4.065534">
            <text:p>4.065534</text:p>
          </table:table-cell>
          <table:table-cell office:value-type="float" office:value="-0.134438">
            <text:p>-0.134438</text:p>
          </table:table-cell>
          <table:table-cell office:value-type="float" office:value="0.067219">
            <text:p>0.067219</text:p>
          </table:table-cell>
          <table:table-cell office:value-type="float" office:value="-0.857377">
            <text:p>-0.85737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41]-[.$B$2]" office:value-type="float" office:value="5.48999999999978">
            <text:p>5.49</text:p>
          </table:table-cell>
          <table:table-cell office:value-type="float" office:value="10560.563">
            <text:p>10560.563</text:p>
          </table:table-cell>
          <table:table-cell office:value-type="float" office:value="0.069216">
            <text:p>0.069216</text:p>
          </table:table-cell>
          <table:table-cell office:value-type="float" office:value="-1.534608">
            <text:p>-1.534608</text:p>
          </table:table-cell>
          <table:table-cell office:value-type="float" office:value="-0.131068">
            <text:p>-0.131068</text:p>
          </table:table-cell>
          <table:table-cell office:value-type="float" office:value="4.065534">
            <text:p>4.065534</text:p>
          </table:table-cell>
          <table:table-cell office:value-type="float" office:value="-0.134438">
            <text:p>-0.134438</text:p>
          </table:table-cell>
          <table:table-cell office:value-type="float" office:value="0.067219">
            <text:p>0.067219</text:p>
          </table:table-cell>
          <table:table-cell office:value-type="float" office:value="-0.857377">
            <text:p>-0.85737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42]-[.$B$2]" office:value-type="float" office:value="5.48999999999978">
            <text:p>5.49</text:p>
          </table:table-cell>
          <table:table-cell office:value-type="float" office:value="10560.563">
            <text:p>10560.563</text:p>
          </table:table-cell>
          <table:table-cell office:value-type="float" office:value="0.069216">
            <text:p>0.069216</text:p>
          </table:table-cell>
          <table:table-cell office:value-type="float" office:value="-1.534608">
            <text:p>-1.534608</text:p>
          </table:table-cell>
          <table:table-cell office:value-type="float" office:value="-0.131068">
            <text:p>-0.131068</text:p>
          </table:table-cell>
          <table:table-cell office:value-type="float" office:value="4.065534">
            <text:p>4.065534</text:p>
          </table:table-cell>
          <table:table-cell office:value-type="float" office:value="-0.134438">
            <text:p>-0.134438</text:p>
          </table:table-cell>
          <table:table-cell office:value-type="float" office:value="0.067219">
            <text:p>0.067219</text:p>
          </table:table-cell>
          <table:table-cell office:value-type="float" office:value="-0.857377">
            <text:p>-0.85737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43]-[.$B$2]" office:value-type="float" office:value="5.52999999999884">
            <text:p>5.53</text:p>
          </table:table-cell>
          <table:table-cell office:value-type="float" office:value="10560.603">
            <text:p>10560.603</text:p>
          </table:table-cell>
          <table:table-cell office:value-type="float" office:value="0.04254">
            <text:p>0.04254</text:p>
          </table:table-cell>
          <table:table-cell office:value-type="float" office:value="-1.52127">
            <text:p>-1.52127</text:p>
          </table:table-cell>
          <table:table-cell office:value-type="float" office:value="-0.136479">
            <text:p>-0.136479</text:p>
          </table:table-cell>
          <table:table-cell office:value-type="float" office:value="4.068239">
            <text:p>4.068239</text:p>
          </table:table-cell>
          <table:table-cell office:value-type="float" office:value="-0.133257">
            <text:p>-0.133257</text:p>
          </table:table-cell>
          <table:table-cell office:value-type="float" office:value="0.066629">
            <text:p>0.066629</text:p>
          </table:table-cell>
          <table:table-cell office:value-type="float" office:value="-0.88688">
            <text:p>-0.8868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44]-[.$B$2]" office:value-type="float" office:value="5.52999999999884">
            <text:p>5.53</text:p>
          </table:table-cell>
          <table:table-cell office:value-type="float" office:value="10560.603">
            <text:p>10560.603</text:p>
          </table:table-cell>
          <table:table-cell office:value-type="float" office:value="0.04254">
            <text:p>0.04254</text:p>
          </table:table-cell>
          <table:table-cell office:value-type="float" office:value="-1.52127">
            <text:p>-1.52127</text:p>
          </table:table-cell>
          <table:table-cell office:value-type="float" office:value="-0.136479">
            <text:p>-0.136479</text:p>
          </table:table-cell>
          <table:table-cell office:value-type="float" office:value="4.068239">
            <text:p>4.068239</text:p>
          </table:table-cell>
          <table:table-cell office:value-type="float" office:value="-0.133257">
            <text:p>-0.133257</text:p>
          </table:table-cell>
          <table:table-cell office:value-type="float" office:value="0.066629">
            <text:p>0.066629</text:p>
          </table:table-cell>
          <table:table-cell office:value-type="float" office:value="-0.88688">
            <text:p>-0.8868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45]-[.$B$2]" office:value-type="float" office:value="5.53999999999905">
            <text:p>5.54</text:p>
          </table:table-cell>
          <table:table-cell office:value-type="float" office:value="10560.613">
            <text:p>10560.613</text:p>
          </table:table-cell>
          <table:table-cell office:value-type="float" office:value="0.02685">
            <text:p>0.02685</text:p>
          </table:table-cell>
          <table:table-cell office:value-type="float" office:value="-1.513425">
            <text:p>-1.513425</text:p>
          </table:table-cell>
          <table:table-cell office:value-type="float" office:value="-0.139152">
            <text:p>-0.139152</text:p>
          </table:table-cell>
          <table:table-cell office:value-type="float" office:value="4.069576">
            <text:p>4.069576</text:p>
          </table:table-cell>
          <table:table-cell office:value-type="float" office:value="-0.135754">
            <text:p>-0.135754</text:p>
          </table:table-cell>
          <table:table-cell office:value-type="float" office:value="0.067877">
            <text:p>0.067877</text:p>
          </table:table-cell>
          <table:table-cell office:value-type="float" office:value="-0.881715">
            <text:p>-0.88171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46]-[.$B$2]" office:value-type="float" office:value="5.55999999999949">
            <text:p>5.56</text:p>
          </table:table-cell>
          <table:table-cell office:value-type="float" office:value="10560.633">
            <text:p>10560.633</text:p>
          </table:table-cell>
          <table:table-cell office:value-type="float" office:value="-0.001996">
            <text:p>-0.001996</text:p>
          </table:table-cell>
          <table:table-cell office:value-type="float" office:value="-1.499002">
            <text:p>-1.499002</text:p>
          </table:table-cell>
          <table:table-cell office:value-type="float" office:value="-0.16562">
            <text:p>-0.16562</text:p>
          </table:table-cell>
          <table:table-cell office:value-type="float" office:value="4.08281">
            <text:p>4.08281</text:p>
          </table:table-cell>
          <table:table-cell office:value-type="float" office:value="-0.162282">
            <text:p>-0.162282</text:p>
          </table:table-cell>
          <table:table-cell office:value-type="float" office:value="0.081141">
            <text:p>0.081141</text:p>
          </table:table-cell>
          <table:table-cell office:value-type="float" office:value="-0.872437">
            <text:p>-0.87243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47]-[.$B$2]" office:value-type="float" office:value="5.55999999999949">
            <text:p>5.56</text:p>
          </table:table-cell>
          <table:table-cell office:value-type="float" office:value="10560.633">
            <text:p>10560.633</text:p>
          </table:table-cell>
          <table:table-cell office:value-type="float" office:value="-0.001996">
            <text:p>-0.001996</text:p>
          </table:table-cell>
          <table:table-cell office:value-type="float" office:value="-1.499002">
            <text:p>-1.499002</text:p>
          </table:table-cell>
          <table:table-cell office:value-type="float" office:value="-0.16562">
            <text:p>-0.16562</text:p>
          </table:table-cell>
          <table:table-cell office:value-type="float" office:value="4.08281">
            <text:p>4.08281</text:p>
          </table:table-cell>
          <table:table-cell office:value-type="float" office:value="-0.162282">
            <text:p>-0.162282</text:p>
          </table:table-cell>
          <table:table-cell office:value-type="float" office:value="0.081141">
            <text:p>0.081141</text:p>
          </table:table-cell>
          <table:table-cell office:value-type="float" office:value="-0.872437">
            <text:p>-0.87243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48]-[.$B$2]" office:value-type="float" office:value="5.56999999999971">
            <text:p>5.57</text:p>
          </table:table-cell>
          <table:table-cell office:value-type="float" office:value="10560.643">
            <text:p>10560.643</text:p>
          </table:table-cell>
          <table:table-cell office:value-type="float" office:value="0.000202">
            <text:p>0.000202</text:p>
          </table:table-cell>
          <table:table-cell office:value-type="float" office:value="-1.500101">
            <text:p>-1.500101</text:p>
          </table:table-cell>
          <table:table-cell office:value-type="float" office:value="-0.164821">
            <text:p>-0.164821</text:p>
          </table:table-cell>
          <table:table-cell office:value-type="float" office:value="4.08241">
            <text:p>4.08241</text:p>
          </table:table-cell>
          <table:table-cell office:value-type="float" office:value="-0.123313">
            <text:p>-0.123313</text:p>
          </table:table-cell>
          <table:table-cell office:value-type="float" office:value="0.061657">
            <text:p>0.061657</text:p>
          </table:table-cell>
          <table:table-cell office:value-type="float" office:value="-0.868272">
            <text:p>-0.86827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49]-[.$B$2]" office:value-type="float" office:value="5.57999999999993">
            <text:p>5.58</text:p>
          </table:table-cell>
          <table:table-cell office:value-type="float" office:value="10560.653">
            <text:p>10560.653</text:p>
          </table:table-cell>
          <table:table-cell office:value-type="float" office:value="0.01984">
            <text:p>0.01984</text:p>
          </table:table-cell>
          <table:table-cell office:value-type="float" office:value="-1.50992">
            <text:p>-1.50992</text:p>
          </table:table-cell>
          <table:table-cell office:value-type="float" office:value="-0.180219">
            <text:p>-0.180219</text:p>
          </table:table-cell>
          <table:table-cell office:value-type="float" office:value="4.090109">
            <text:p>4.090109</text:p>
          </table:table-cell>
          <table:table-cell office:value-type="float" office:value="-0.096292">
            <text:p>-0.096292</text:p>
          </table:table-cell>
          <table:table-cell office:value-type="float" office:value="0.048146">
            <text:p>0.048146</text:p>
          </table:table-cell>
          <table:table-cell office:value-type="float" office:value="-0.877305">
            <text:p>-0.87730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50]-[.$B$2]" office:value-type="float" office:value="5.60000000000036">
            <text:p>5.60</text:p>
          </table:table-cell>
          <table:table-cell office:value-type="float" office:value="10560.673">
            <text:p>10560.673</text:p>
          </table:table-cell>
          <table:table-cell office:value-type="float" office:value="0.04852">
            <text:p>0.04852</text:p>
          </table:table-cell>
          <table:table-cell office:value-type="float" office:value="-1.52426">
            <text:p>-1.52426</text:p>
          </table:table-cell>
          <table:table-cell office:value-type="float" office:value="-0.194462">
            <text:p>-0.194462</text:p>
          </table:table-cell>
          <table:table-cell office:value-type="float" office:value="4.097231">
            <text:p>4.097231</text:p>
          </table:table-cell>
          <table:table-cell office:value-type="float" office:value="-0.032738">
            <text:p>-0.032738</text:p>
          </table:table-cell>
          <table:table-cell office:value-type="float" office:value="0.016369">
            <text:p>0.016369</text:p>
          </table:table-cell>
          <table:table-cell office:value-type="float" office:value="-0.893517">
            <text:p>-0.89351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51]-[.$B$2]" office:value-type="float" office:value="5.60000000000036">
            <text:p>5.60</text:p>
          </table:table-cell>
          <table:table-cell office:value-type="float" office:value="10560.673">
            <text:p>10560.673</text:p>
          </table:table-cell>
          <table:table-cell office:value-type="float" office:value="0.04852">
            <text:p>0.04852</text:p>
          </table:table-cell>
          <table:table-cell office:value-type="float" office:value="-1.52426">
            <text:p>-1.52426</text:p>
          </table:table-cell>
          <table:table-cell office:value-type="float" office:value="-0.194462">
            <text:p>-0.194462</text:p>
          </table:table-cell>
          <table:table-cell office:value-type="float" office:value="4.097231">
            <text:p>4.097231</text:p>
          </table:table-cell>
          <table:table-cell office:value-type="float" office:value="-0.032738">
            <text:p>-0.032738</text:p>
          </table:table-cell>
          <table:table-cell office:value-type="float" office:value="0.016369">
            <text:p>0.016369</text:p>
          </table:table-cell>
          <table:table-cell office:value-type="float" office:value="-0.893517">
            <text:p>-0.89351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52]-[.$B$2]" office:value-type="float" office:value="5.61999999999898">
            <text:p>5.62</text:p>
          </table:table-cell>
          <table:table-cell office:value-type="float" office:value="10560.693">
            <text:p>10560.693</text:p>
          </table:table-cell>
          <table:table-cell office:value-type="float" office:value="0.008364">
            <text:p>0.008364</text:p>
          </table:table-cell>
          <table:table-cell office:value-type="float" office:value="-1.504182">
            <text:p>-1.504182</text:p>
          </table:table-cell>
          <table:table-cell office:value-type="float" office:value="-0.246621">
            <text:p>-0.246621</text:p>
          </table:table-cell>
          <table:table-cell office:value-type="float" office:value="4.12331">
            <text:p>4.12331</text:p>
          </table:table-cell>
          <table:table-cell office:value-type="float" office:value="-0.001842">
            <text:p>-0.001842</text:p>
          </table:table-cell>
          <table:table-cell office:value-type="float" office:value="0.000921">
            <text:p>0.000921</text:p>
          </table:table-cell>
          <table:table-cell office:value-type="float" office:value="-0.915505">
            <text:p>-0.91550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53]-[.$B$2]" office:value-type="float" office:value="5.61999999999898">
            <text:p>5.62</text:p>
          </table:table-cell>
          <table:table-cell office:value-type="float" office:value="10560.693">
            <text:p>10560.693</text:p>
          </table:table-cell>
          <table:table-cell office:value-type="float" office:value="0.008364">
            <text:p>0.008364</text:p>
          </table:table-cell>
          <table:table-cell office:value-type="float" office:value="-1.504182">
            <text:p>-1.504182</text:p>
          </table:table-cell>
          <table:table-cell office:value-type="float" office:value="-0.246621">
            <text:p>-0.246621</text:p>
          </table:table-cell>
          <table:table-cell office:value-type="float" office:value="4.12331">
            <text:p>4.12331</text:p>
          </table:table-cell>
          <table:table-cell office:value-type="float" office:value="-0.001842">
            <text:p>-0.001842</text:p>
          </table:table-cell>
          <table:table-cell office:value-type="float" office:value="0.000921">
            <text:p>0.000921</text:p>
          </table:table-cell>
          <table:table-cell office:value-type="float" office:value="-0.915505">
            <text:p>-0.91550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54]-[.$B$2]" office:value-type="float" office:value="5.61999999999898">
            <text:p>5.62</text:p>
          </table:table-cell>
          <table:table-cell office:value-type="float" office:value="10560.693">
            <text:p>10560.693</text:p>
          </table:table-cell>
          <table:table-cell office:value-type="float" office:value="0.008364">
            <text:p>0.008364</text:p>
          </table:table-cell>
          <table:table-cell office:value-type="float" office:value="-1.504182">
            <text:p>-1.504182</text:p>
          </table:table-cell>
          <table:table-cell office:value-type="float" office:value="-0.246621">
            <text:p>-0.246621</text:p>
          </table:table-cell>
          <table:table-cell office:value-type="float" office:value="4.12331">
            <text:p>4.12331</text:p>
          </table:table-cell>
          <table:table-cell office:value-type="float" office:value="-0.001842">
            <text:p>-0.001842</text:p>
          </table:table-cell>
          <table:table-cell office:value-type="float" office:value="0.000921">
            <text:p>0.000921</text:p>
          </table:table-cell>
          <table:table-cell office:value-type="float" office:value="-0.915505">
            <text:p>-0.91550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55]-[.$B$2]" office:value-type="float" office:value="5.64999999999964">
            <text:p>5.65</text:p>
          </table:table-cell>
          <table:table-cell office:value-type="float" office:value="10560.723">
            <text:p>10560.723</text:p>
          </table:table-cell>
          <table:table-cell office:value-type="float" office:value="-0.012775">
            <text:p>-0.012775</text:p>
          </table:table-cell>
          <table:table-cell office:value-type="float" office:value="-1.493613">
            <text:p>-1.493613</text:p>
          </table:table-cell>
          <table:table-cell office:value-type="float" office:value="-0.263471">
            <text:p>-0.263471</text:p>
          </table:table-cell>
          <table:table-cell office:value-type="float" office:value="4.131735">
            <text:p>4.131735</text:p>
          </table:table-cell>
          <table:table-cell office:value-type="float" office:value="-0.004298">
            <text:p>-0.004298</text:p>
          </table:table-cell>
          <table:table-cell office:value-type="float" office:value="0.002149">
            <text:p>0.002149</text:p>
          </table:table-cell>
          <table:table-cell office:value-type="float" office:value="-0.953789">
            <text:p>-0.95378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56]-[.$B$2]" office:value-type="float" office:value="5.65999999999985">
            <text:p>5.66</text:p>
          </table:table-cell>
          <table:table-cell office:value-type="float" office:value="10560.733">
            <text:p>10560.733</text:p>
          </table:table-cell>
          <table:table-cell office:value-type="float" office:value="-0.017591">
            <text:p>-0.017591</text:p>
          </table:table-cell>
          <table:table-cell office:value-type="float" office:value="-1.491205">
            <text:p>-1.491205</text:p>
          </table:table-cell>
          <table:table-cell office:value-type="float" office:value="-0.256334">
            <text:p>-0.256334</text:p>
          </table:table-cell>
          <table:table-cell office:value-type="float" office:value="4.128167">
            <text:p>4.128167</text:p>
          </table:table-cell>
          <table:table-cell office:value-type="float" office:value="-0.000491">
            <text:p>-0.000491</text:p>
          </table:table-cell>
          <table:table-cell office:value-type="float" office:value="0.000245">
            <text:p>0.000245</text:p>
          </table:table-cell>
          <table:table-cell office:value-type="float" office:value="-0.961907">
            <text:p>-0.96190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57]-[.$B$2]" office:value-type="float" office:value="5.65999999999985">
            <text:p>5.66</text:p>
          </table:table-cell>
          <table:table-cell office:value-type="float" office:value="10560.733">
            <text:p>10560.733</text:p>
          </table:table-cell>
          <table:table-cell office:value-type="float" office:value="-0.017591">
            <text:p>-0.017591</text:p>
          </table:table-cell>
          <table:table-cell office:value-type="float" office:value="-1.491205">
            <text:p>-1.491205</text:p>
          </table:table-cell>
          <table:table-cell office:value-type="float" office:value="-0.256334">
            <text:p>-0.256334</text:p>
          </table:table-cell>
          <table:table-cell office:value-type="float" office:value="4.128167">
            <text:p>4.128167</text:p>
          </table:table-cell>
          <table:table-cell office:value-type="float" office:value="-0.000491">
            <text:p>-0.000491</text:p>
          </table:table-cell>
          <table:table-cell office:value-type="float" office:value="0.000245">
            <text:p>0.000245</text:p>
          </table:table-cell>
          <table:table-cell office:value-type="float" office:value="-0.961907">
            <text:p>-0.96190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58]-[.$B$2]" office:value-type="float" office:value="5.68000000000029">
            <text:p>5.68</text:p>
          </table:table-cell>
          <table:table-cell office:value-type="float" office:value="10560.753">
            <text:p>10560.753</text:p>
          </table:table-cell>
          <table:table-cell office:value-type="float" office:value="-0.008447">
            <text:p>-0.008447</text:p>
          </table:table-cell>
          <table:table-cell office:value-type="float" office:value="-1.495776">
            <text:p>-1.495776</text:p>
          </table:table-cell>
          <table:table-cell office:value-type="float" office:value="-0.269287">
            <text:p>-0.269287</text:p>
          </table:table-cell>
          <table:table-cell office:value-type="float" office:value="4.134643">
            <text:p>4.134643</text:p>
          </table:table-cell>
          <table:table-cell office:value-type="float" office:value="-0.010901">
            <text:p>-0.010901</text:p>
          </table:table-cell>
          <table:table-cell office:value-type="float" office:value="0.00545">
            <text:p>0.00545</text:p>
          </table:table-cell>
          <table:table-cell office:value-type="float" office:value="-0.976472">
            <text:p>-0.97647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59]-[.$B$2]" office:value-type="float" office:value="5.69000000000051">
            <text:p>5.69</text:p>
          </table:table-cell>
          <table:table-cell office:value-type="float" office:value="10560.763">
            <text:p>10560.763</text:p>
          </table:table-cell>
          <table:table-cell office:value-type="float" office:value="0.021201">
            <text:p>0.021201</text:p>
          </table:table-cell>
          <table:table-cell office:value-type="float" office:value="-1.510601">
            <text:p>-1.510601</text:p>
          </table:table-cell>
          <table:table-cell office:value-type="float" office:value="-0.274709">
            <text:p>-0.274709</text:p>
          </table:table-cell>
          <table:table-cell office:value-type="float" office:value="4.137354">
            <text:p>4.137354</text:p>
          </table:table-cell>
          <table:table-cell office:value-type="float" office:value="0.006322">
            <text:p>0.006322</text:p>
          </table:table-cell>
          <table:table-cell office:value-type="float" office:value="-0.003161">
            <text:p>-0.003161</text:p>
          </table:table-cell>
          <table:table-cell office:value-type="float" office:value="-0.983002">
            <text:p>-0.98300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60]-[.$B$2]" office:value-type="float" office:value="5.69000000000051">
            <text:p>5.69</text:p>
          </table:table-cell>
          <table:table-cell office:value-type="float" office:value="10560.763">
            <text:p>10560.763</text:p>
          </table:table-cell>
          <table:table-cell office:value-type="float" office:value="0.021201">
            <text:p>0.021201</text:p>
          </table:table-cell>
          <table:table-cell office:value-type="float" office:value="-1.510601">
            <text:p>-1.510601</text:p>
          </table:table-cell>
          <table:table-cell office:value-type="float" office:value="-0.274709">
            <text:p>-0.274709</text:p>
          </table:table-cell>
          <table:table-cell office:value-type="float" office:value="4.137354">
            <text:p>4.137354</text:p>
          </table:table-cell>
          <table:table-cell office:value-type="float" office:value="0.006322">
            <text:p>0.006322</text:p>
          </table:table-cell>
          <table:table-cell office:value-type="float" office:value="-0.003161">
            <text:p>-0.003161</text:p>
          </table:table-cell>
          <table:table-cell office:value-type="float" office:value="-0.983002">
            <text:p>-0.98300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61]-[.$B$2]" office:value-type="float" office:value="5.70999999999913">
            <text:p>5.71</text:p>
          </table:table-cell>
          <table:table-cell office:value-type="float" office:value="10560.783">
            <text:p>10560.783</text:p>
          </table:table-cell>
          <table:table-cell office:value-type="float" office:value="0.023915">
            <text:p>0.023915</text:p>
          </table:table-cell>
          <table:table-cell office:value-type="float" office:value="-1.511957">
            <text:p>-1.511957</text:p>
          </table:table-cell>
          <table:table-cell office:value-type="float" office:value="-0.30678">
            <text:p>-0.30678</text:p>
          </table:table-cell>
          <table:table-cell office:value-type="float" office:value="4.15339">
            <text:p>4.15339</text:p>
          </table:table-cell>
          <table:table-cell office:value-type="float" office:value="0.016228">
            <text:p>0.016228</text:p>
          </table:table-cell>
          <table:table-cell office:value-type="float" office:value="-0.008114">
            <text:p>-0.008114</text:p>
          </table:table-cell>
          <table:table-cell office:value-type="float" office:value="-1.056535">
            <text:p>-1.056535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62]-[.$B$2]" office:value-type="float" office:value="5.71999999999935">
            <text:p>5.72</text:p>
          </table:table-cell>
          <table:table-cell office:value-type="float" office:value="10560.793">
            <text:p>10560.793</text:p>
          </table:table-cell>
          <table:table-cell office:value-type="float" office:value="0.045539">
            <text:p>0.045539</text:p>
          </table:table-cell>
          <table:table-cell office:value-type="float" office:value="-1.522769">
            <text:p>-1.522769</text:p>
          </table:table-cell>
          <table:table-cell office:value-type="float" office:value="-0.294718">
            <text:p>-0.294718</text:p>
          </table:table-cell>
          <table:table-cell office:value-type="float" office:value="4.147359">
            <text:p>4.147359</text:p>
          </table:table-cell>
          <table:table-cell office:value-type="float" office:value="0.040563">
            <text:p>0.040563</text:p>
          </table:table-cell>
          <table:table-cell office:value-type="float" office:value="-0.020281">
            <text:p>-0.020281</text:p>
          </table:table-cell>
          <table:table-cell office:value-type="float" office:value="-1.089478">
            <text:p>-1.08947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63]-[.$B$2]" office:value-type="float" office:value="5.71999999999935">
            <text:p>5.72</text:p>
          </table:table-cell>
          <table:table-cell office:value-type="float" office:value="10560.793">
            <text:p>10560.793</text:p>
          </table:table-cell>
          <table:table-cell office:value-type="float" office:value="0.045539">
            <text:p>0.045539</text:p>
          </table:table-cell>
          <table:table-cell office:value-type="float" office:value="-1.522769">
            <text:p>-1.522769</text:p>
          </table:table-cell>
          <table:table-cell office:value-type="float" office:value="-0.294718">
            <text:p>-0.294718</text:p>
          </table:table-cell>
          <table:table-cell office:value-type="float" office:value="4.147359">
            <text:p>4.147359</text:p>
          </table:table-cell>
          <table:table-cell office:value-type="float" office:value="0.040563">
            <text:p>0.040563</text:p>
          </table:table-cell>
          <table:table-cell office:value-type="float" office:value="-0.020281">
            <text:p>-0.020281</text:p>
          </table:table-cell>
          <table:table-cell office:value-type="float" office:value="-1.089478">
            <text:p>-1.08947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64]-[.$B$2]" office:value-type="float" office:value="5.73999999999978">
            <text:p>5.74</text:p>
          </table:table-cell>
          <table:table-cell office:value-type="float" office:value="10560.813">
            <text:p>10560.813</text:p>
          </table:table-cell>
          <table:table-cell office:value-type="float" office:value="0.050986">
            <text:p>0.050986</text:p>
          </table:table-cell>
          <table:table-cell office:value-type="float" office:value="-1.525493">
            <text:p>-1.525493</text:p>
          </table:table-cell>
          <table:table-cell office:value-type="float" office:value="-0.323133">
            <text:p>-0.323133</text:p>
          </table:table-cell>
          <table:table-cell office:value-type="float" office:value="4.161566">
            <text:p>4.161566</text:p>
          </table:table-cell>
          <table:table-cell office:value-type="float" office:value="0.100258">
            <text:p>0.100258</text:p>
          </table:table-cell>
          <table:table-cell office:value-type="float" office:value="-0.050129">
            <text:p>-0.050129</text:p>
          </table:table-cell>
          <table:table-cell office:value-type="float" office:value="-1.117028">
            <text:p>-1.11702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65]-[.$B$2]" office:value-type="float" office:value="5.75">
            <text:p>5.75</text:p>
          </table:table-cell>
          <table:table-cell office:value-type="float" office:value="10560.823">
            <text:p>10560.823</text:p>
          </table:table-cell>
          <table:table-cell office:value-type="float" office:value="0.058173">
            <text:p>0.058173</text:p>
          </table:table-cell>
          <table:table-cell office:value-type="float" office:value="-1.529087">
            <text:p>-1.529087</text:p>
          </table:table-cell>
          <table:table-cell office:value-type="float" office:value="-0.345992">
            <text:p>-0.345992</text:p>
          </table:table-cell>
          <table:table-cell office:value-type="float" office:value="4.172996">
            <text:p>4.172996</text:p>
          </table:table-cell>
          <table:table-cell office:value-type="float" office:value="0.099429">
            <text:p>0.099429</text:p>
          </table:table-cell>
          <table:table-cell office:value-type="float" office:value="-0.049714">
            <text:p>-0.049714</text:p>
          </table:table-cell>
          <table:table-cell office:value-type="float" office:value="-1.114152">
            <text:p>-1.11415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66]-[.$B$2]" office:value-type="float" office:value="5.75">
            <text:p>5.75</text:p>
          </table:table-cell>
          <table:table-cell office:value-type="float" office:value="10560.823">
            <text:p>10560.823</text:p>
          </table:table-cell>
          <table:table-cell office:value-type="float" office:value="0.058173">
            <text:p>0.058173</text:p>
          </table:table-cell>
          <table:table-cell office:value-type="float" office:value="-1.529087">
            <text:p>-1.529087</text:p>
          </table:table-cell>
          <table:table-cell office:value-type="float" office:value="-0.345992">
            <text:p>-0.345992</text:p>
          </table:table-cell>
          <table:table-cell office:value-type="float" office:value="4.172996">
            <text:p>4.172996</text:p>
          </table:table-cell>
          <table:table-cell office:value-type="float" office:value="0.099429">
            <text:p>0.099429</text:p>
          </table:table-cell>
          <table:table-cell office:value-type="float" office:value="-0.049714">
            <text:p>-0.049714</text:p>
          </table:table-cell>
          <table:table-cell office:value-type="float" office:value="-1.114152">
            <text:p>-1.11415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67]-[.$B$2]" office:value-type="float" office:value="5.77000000000044">
            <text:p>5.77</text:p>
          </table:table-cell>
          <table:table-cell office:value-type="float" office:value="10560.843">
            <text:p>10560.843</text:p>
          </table:table-cell>
          <table:table-cell office:value-type="float" office:value="0.040738">
            <text:p>0.040738</text:p>
          </table:table-cell>
          <table:table-cell office:value-type="float" office:value="-1.520369">
            <text:p>-1.520369</text:p>
          </table:table-cell>
          <table:table-cell office:value-type="float" office:value="-0.381318">
            <text:p>-0.381318</text:p>
          </table:table-cell>
          <table:table-cell office:value-type="float" office:value="4.190659">
            <text:p>4.190659</text:p>
          </table:table-cell>
          <table:table-cell office:value-type="float" office:value="0.100479">
            <text:p>0.100479</text:p>
          </table:table-cell>
          <table:table-cell office:value-type="float" office:value="-0.050239">
            <text:p>-0.050239</text:p>
          </table:table-cell>
          <table:table-cell office:value-type="float" office:value="-1.108994">
            <text:p>-1.10899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68]-[.$B$2]" office:value-type="float" office:value="5.77999999999884">
            <text:p>5.78</text:p>
          </table:table-cell>
          <table:table-cell office:value-type="float" office:value="10560.853">
            <text:p>10560.853</text:p>
          </table:table-cell>
          <table:table-cell office:value-type="float" office:value="0.023272">
            <text:p>0.023272</text:p>
          </table:table-cell>
          <table:table-cell office:value-type="float" office:value="-1.511636">
            <text:p>-1.511636</text:p>
          </table:table-cell>
          <table:table-cell office:value-type="float" office:value="-0.386305">
            <text:p>-0.386305</text:p>
          </table:table-cell>
          <table:table-cell office:value-type="float" office:value="4.193153">
            <text:p>4.193153</text:p>
          </table:table-cell>
          <table:table-cell office:value-type="float" office:value="0.091441">
            <text:p>0.091441</text:p>
          </table:table-cell>
          <table:table-cell office:value-type="float" office:value="-0.04572">
            <text:p>-0.04572</text:p>
          </table:table-cell>
          <table:table-cell office:value-type="float" office:value="-1.094506">
            <text:p>-1.094506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69]-[.$B$2]" office:value-type="float" office:value="5.78999999999905">
            <text:p>5.79</text:p>
          </table:table-cell>
          <table:table-cell office:value-type="float" office:value="10560.863">
            <text:p>10560.863</text:p>
          </table:table-cell>
          <table:table-cell office:value-type="float" office:value="0.014322">
            <text:p>0.014322</text:p>
          </table:table-cell>
          <table:table-cell office:value-type="float" office:value="-1.507161">
            <text:p>-1.507161</text:p>
          </table:table-cell>
          <table:table-cell office:value-type="float" office:value="-0.40743">
            <text:p>-0.40743</text:p>
          </table:table-cell>
          <table:table-cell office:value-type="float" office:value="4.203715">
            <text:p>4.203715</text:p>
          </table:table-cell>
          <table:table-cell office:value-type="float" office:value="0.071294">
            <text:p>0.071294</text:p>
          </table:table-cell>
          <table:table-cell office:value-type="float" office:value="-0.035647">
            <text:p>-0.035647</text:p>
          </table:table-cell>
          <table:table-cell office:value-type="float" office:value="-1.081032">
            <text:p>-1.08103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70]-[.$B$2]" office:value-type="float" office:value="5.79999999999927">
            <text:p>5.80</text:p>
          </table:table-cell>
          <table:table-cell office:value-type="float" office:value="10560.873">
            <text:p>10560.873</text:p>
          </table:table-cell>
          <table:table-cell office:value-type="float" office:value="0.037172">
            <text:p>0.037172</text:p>
          </table:table-cell>
          <table:table-cell office:value-type="float" office:value="-1.518586">
            <text:p>-1.518586</text:p>
          </table:table-cell>
          <table:table-cell office:value-type="float" office:value="-0.407716">
            <text:p>-0.407716</text:p>
          </table:table-cell>
          <table:table-cell office:value-type="float" office:value="4.203858">
            <text:p>4.203858</text:p>
          </table:table-cell>
          <table:table-cell office:value-type="float" office:value="0.106839">
            <text:p>0.106839</text:p>
          </table:table-cell>
          <table:table-cell office:value-type="float" office:value="-0.053419">
            <text:p>-0.053419</text:p>
          </table:table-cell>
          <table:table-cell office:value-type="float" office:value="-1.068497">
            <text:p>-1.06849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71]-[.$B$2]" office:value-type="float" office:value="5.80999999999949">
            <text:p>5.81</text:p>
          </table:table-cell>
          <table:table-cell office:value-type="float" office:value="10560.883">
            <text:p>10560.883</text:p>
          </table:table-cell>
          <table:table-cell office:value-type="float" office:value="0.037308">
            <text:p>0.037308</text:p>
          </table:table-cell>
          <table:table-cell office:value-type="float" office:value="-1.518654">
            <text:p>-1.518654</text:p>
          </table:table-cell>
          <table:table-cell office:value-type="float" office:value="-0.476713">
            <text:p>-0.476713</text:p>
          </table:table-cell>
          <table:table-cell office:value-type="float" office:value="4.238357">
            <text:p>4.238357</text:p>
          </table:table-cell>
          <table:table-cell office:value-type="float" office:value="0.13443">
            <text:p>0.13443</text:p>
          </table:table-cell>
          <table:table-cell office:value-type="float" office:value="-0.067215">
            <text:p>-0.067215</text:p>
          </table:table-cell>
          <table:table-cell office:value-type="float" office:value="-1.05684">
            <text:p>-1.0568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72]-[.$B$2]" office:value-type="float" office:value="5.81999999999971">
            <text:p>5.82</text:p>
          </table:table-cell>
          <table:table-cell office:value-type="float" office:value="10560.893">
            <text:p>10560.893</text:p>
          </table:table-cell>
          <table:table-cell office:value-type="float" office:value="0.049606">
            <text:p>0.049606</text:p>
          </table:table-cell>
          <table:table-cell office:value-type="float" office:value="-1.524803">
            <text:p>-1.524803</text:p>
          </table:table-cell>
          <table:table-cell office:value-type="float" office:value="-0.526802">
            <text:p>-0.526802</text:p>
          </table:table-cell>
          <table:table-cell office:value-type="float" office:value="4.263401">
            <text:p>4.263401</text:p>
          </table:table-cell>
          <table:table-cell office:value-type="float" office:value="0.180541">
            <text:p>0.180541</text:p>
          </table:table-cell>
          <table:table-cell office:value-type="float" office:value="-0.09027">
            <text:p>-0.09027</text:p>
          </table:table-cell>
          <table:table-cell office:value-type="float" office:value="-1.069039">
            <text:p>-1.069039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73]-[.$B$2]" office:value-type="float" office:value="5.82999999999993">
            <text:p>5.83</text:p>
          </table:table-cell>
          <table:table-cell office:value-type="float" office:value="10560.903">
            <text:p>10560.903</text:p>
          </table:table-cell>
          <table:table-cell office:value-type="float" office:value="0.105078">
            <text:p>0.105078</text:p>
          </table:table-cell>
          <table:table-cell office:value-type="float" office:value="-1.552539">
            <text:p>-1.552539</text:p>
          </table:table-cell>
          <table:table-cell office:value-type="float" office:value="-0.604337">
            <text:p>-0.604337</text:p>
          </table:table-cell>
          <table:table-cell office:value-type="float" office:value="4.302168">
            <text:p>4.302168</text:p>
          </table:table-cell>
          <table:table-cell office:value-type="float" office:value="0.292342">
            <text:p>0.292342</text:p>
          </table:table-cell>
          <table:table-cell office:value-type="float" office:value="-0.146171">
            <text:p>-0.146171</text:p>
          </table:table-cell>
          <table:table-cell office:value-type="float" office:value="-1.080392">
            <text:p>-1.08039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74]-[.$B$2]" office:value-type="float" office:value="5.84000000000015">
            <text:p>5.84</text:p>
          </table:table-cell>
          <table:table-cell office:value-type="float" office:value="10560.913">
            <text:p>10560.913</text:p>
          </table:table-cell>
          <table:table-cell office:value-type="float" office:value="0.166633">
            <text:p>0.166633</text:p>
          </table:table-cell>
          <table:table-cell office:value-type="float" office:value="-1.583316">
            <text:p>-1.583316</text:p>
          </table:table-cell>
          <table:table-cell office:value-type="float" office:value="-0.703864">
            <text:p>-0.703864</text:p>
          </table:table-cell>
          <table:table-cell office:value-type="float" office:value="4.351932">
            <text:p>4.351932</text:p>
          </table:table-cell>
          <table:table-cell office:value-type="float" office:value="0.370209">
            <text:p>0.370209</text:p>
          </table:table-cell>
          <table:table-cell office:value-type="float" office:value="-0.185104">
            <text:p>-0.185104</text:p>
          </table:table-cell>
          <table:table-cell office:value-type="float" office:value="-1.090943">
            <text:p>-1.09094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75]-[.$B$2]" office:value-type="float" office:value="5.85000000000036">
            <text:p>5.85</text:p>
          </table:table-cell>
          <table:table-cell office:value-type="float" office:value="10560.923">
            <text:p>10560.923</text:p>
          </table:table-cell>
          <table:table-cell office:value-type="float" office:value="0.221228">
            <text:p>0.221228</text:p>
          </table:table-cell>
          <table:table-cell office:value-type="float" office:value="-1.610614">
            <text:p>-1.610614</text:p>
          </table:table-cell>
          <table:table-cell office:value-type="float" office:value="-0.814251">
            <text:p>-0.814251</text:p>
          </table:table-cell>
          <table:table-cell office:value-type="float" office:value="4.407126">
            <text:p>4.407126</text:p>
          </table:table-cell>
          <table:table-cell office:value-type="float" office:value="0.65443">
            <text:p>0.65443</text:p>
          </table:table-cell>
          <table:table-cell office:value-type="float" office:value="-0.327215">
            <text:p>-0.327215</text:p>
          </table:table-cell>
          <table:table-cell office:value-type="float" office:value="-1.100762">
            <text:p>-1.10076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76]-[.$B$2]" office:value-type="float" office:value="5.86000000000058">
            <text:p>5.86</text:p>
          </table:table-cell>
          <table:table-cell office:value-type="float" office:value="10560.933">
            <text:p>10560.933</text:p>
          </table:table-cell>
          <table:table-cell office:value-type="float" office:value="0.357301">
            <text:p>0.357301</text:p>
          </table:table-cell>
          <table:table-cell office:value-type="float" office:value="-1.678651">
            <text:p>-1.678651</text:p>
          </table:table-cell>
          <table:table-cell office:value-type="float" office:value="-0.905229">
            <text:p>-0.905229</text:p>
          </table:table-cell>
          <table:table-cell office:value-type="float" office:value="4.452615">
            <text:p>4.452615</text:p>
          </table:table-cell>
          <table:table-cell office:value-type="float" office:value="0.890372">
            <text:p>0.890372</text:p>
          </table:table-cell>
          <table:table-cell office:value-type="float" office:value="-0.445186">
            <text:p>-0.445186</text:p>
          </table:table-cell>
          <table:table-cell office:value-type="float" office:value="-1.109887">
            <text:p>-1.10988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77]-[.$B$2]" office:value-type="float" office:value="5.86999999999898">
            <text:p>5.87</text:p>
          </table:table-cell>
          <table:table-cell office:value-type="float" office:value="10560.943">
            <text:p>10560.943</text:p>
          </table:table-cell>
          <table:table-cell office:value-type="float" office:value="0.621362">
            <text:p>0.621362</text:p>
          </table:table-cell>
          <table:table-cell office:value-type="float" office:value="-1.810681">
            <text:p>-1.810681</text:p>
          </table:table-cell>
          <table:table-cell office:value-type="float" office:value="-1.079912">
            <text:p>-1.079912</text:p>
          </table:table-cell>
          <table:table-cell office:value-type="float" office:value="4.539956">
            <text:p>4.539956</text:p>
          </table:table-cell>
          <table:table-cell office:value-type="float" office:value="1.475679">
            <text:p>1.475679</text:p>
          </table:table-cell>
          <table:table-cell office:value-type="float" office:value="-0.737839">
            <text:p>-0.737839</text:p>
          </table:table-cell>
          <table:table-cell office:value-type="float" office:value="-1.12983">
            <text:p>-1.1298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78]-[.$B$2]" office:value-type="float" office:value="5.8799999999992">
            <text:p>5.88</text:p>
          </table:table-cell>
          <table:table-cell office:value-type="float" office:value="10560.953">
            <text:p>10560.953</text:p>
          </table:table-cell>
          <table:table-cell office:value-type="float" office:value="0.846172">
            <text:p>0.846172</text:p>
          </table:table-cell>
          <table:table-cell office:value-type="float" office:value="-1.923086">
            <text:p>-1.923086</text:p>
          </table:table-cell>
          <table:table-cell office:value-type="float" office:value="-1.207475">
            <text:p>-1.207475</text:p>
          </table:table-cell>
          <table:table-cell office:value-type="float" office:value="4.603737">
            <text:p>4.603737</text:p>
          </table:table-cell>
          <table:table-cell office:value-type="float" office:value="2.025164">
            <text:p>2.025164</text:p>
          </table:table-cell>
          <table:table-cell office:value-type="float" office:value="-1.012582">
            <text:p>-1.012582</text:p>
          </table:table-cell>
          <table:table-cell office:value-type="float" office:value="-1.148377">
            <text:p>-1.14837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79]-[.$B$2]" office:value-type="float" office:value="5.8799999999992">
            <text:p>5.88</text:p>
          </table:table-cell>
          <table:table-cell office:value-type="float" office:value="10560.953">
            <text:p>10560.953</text:p>
          </table:table-cell>
          <table:table-cell office:value-type="float" office:value="0.846172">
            <text:p>0.846172</text:p>
          </table:table-cell>
          <table:table-cell office:value-type="float" office:value="-1.923086">
            <text:p>-1.923086</text:p>
          </table:table-cell>
          <table:table-cell office:value-type="float" office:value="-1.207475">
            <text:p>-1.207475</text:p>
          </table:table-cell>
          <table:table-cell office:value-type="float" office:value="4.603737">
            <text:p>4.603737</text:p>
          </table:table-cell>
          <table:table-cell office:value-type="float" office:value="2.025164">
            <text:p>2.025164</text:p>
          </table:table-cell>
          <table:table-cell office:value-type="float" office:value="-1.012582">
            <text:p>-1.012582</text:p>
          </table:table-cell>
          <table:table-cell office:value-type="float" office:value="-1.148377">
            <text:p>-1.14837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80]-[.$B$2]" office:value-type="float" office:value="5.8799999999992">
            <text:p>5.88</text:p>
          </table:table-cell>
          <table:table-cell office:value-type="float" office:value="10560.953">
            <text:p>10560.953</text:p>
          </table:table-cell>
          <table:table-cell office:value-type="float" office:value="0.846172">
            <text:p>0.846172</text:p>
          </table:table-cell>
          <table:table-cell office:value-type="float" office:value="-1.923086">
            <text:p>-1.923086</text:p>
          </table:table-cell>
          <table:table-cell office:value-type="float" office:value="-1.207475">
            <text:p>-1.207475</text:p>
          </table:table-cell>
          <table:table-cell office:value-type="float" office:value="4.603737">
            <text:p>4.603737</text:p>
          </table:table-cell>
          <table:table-cell office:value-type="float" office:value="2.025164">
            <text:p>2.025164</text:p>
          </table:table-cell>
          <table:table-cell office:value-type="float" office:value="-1.012582">
            <text:p>-1.012582</text:p>
          </table:table-cell>
          <table:table-cell office:value-type="float" office:value="-1.148377">
            <text:p>-1.14837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81]-[.$B$2]" office:value-type="float" office:value="5.90999999999985">
            <text:p>5.91</text:p>
          </table:table-cell>
          <table:table-cell office:value-type="float" office:value="10560.983">
            <text:p>10560.983</text:p>
          </table:table-cell>
          <table:table-cell office:value-type="float" office:value="1.237368">
            <text:p>1.237368</text:p>
          </table:table-cell>
          <table:table-cell office:value-type="float" office:value="-2.118684">
            <text:p>-2.118684</text:p>
          </table:table-cell>
          <table:table-cell office:value-type="float" office:value="-1.823501">
            <text:p>-1.823501</text:p>
          </table:table-cell>
          <table:table-cell office:value-type="float" office:value="4.911751">
            <text:p>4.911751</text:p>
          </table:table-cell>
          <table:table-cell office:value-type="float" office:value="3.820571">
            <text:p>3.820571</text:p>
          </table:table-cell>
          <table:table-cell office:value-type="float" office:value="-1.910285">
            <text:p>-1.910285</text:p>
          </table:table-cell>
          <table:table-cell office:value-type="float" office:value="-1.152817">
            <text:p>-1.15281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82]-[.$B$2]" office:value-type="float" office:value="5.92000000000007">
            <text:p>5.92</text:p>
          </table:table-cell>
          <table:table-cell office:value-type="float" office:value="10560.993">
            <text:p>10560.993</text:p>
          </table:table-cell>
          <table:table-cell office:value-type="float" office:value="1.203053">
            <text:p>1.203053</text:p>
          </table:table-cell>
          <table:table-cell office:value-type="float" office:value="-2.101526">
            <text:p>-2.101526</text:p>
          </table:table-cell>
          <table:table-cell office:value-type="float" office:value="-2.194196">
            <text:p>-2.194196</text:p>
          </table:table-cell>
          <table:table-cell office:value-type="float" office:value="5.097098">
            <text:p>5.097098</text:p>
          </table:table-cell>
          <table:table-cell office:value-type="float" office:value="4.033064">
            <text:p>4.033064</text:p>
          </table:table-cell>
          <table:table-cell office:value-type="float" office:value="-2.016532">
            <text:p>-2.016532</text:p>
          </table:table-cell>
          <table:table-cell office:value-type="float" office:value="-1.125993">
            <text:p>-1.12599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83]-[.$B$2]" office:value-type="float" office:value="5.93000000000029">
            <text:p>5.93</text:p>
          </table:table-cell>
          <table:table-cell office:value-type="float" office:value="10561.003">
            <text:p>10561.003</text:p>
          </table:table-cell>
          <table:table-cell office:value-type="float" office:value="1.160739">
            <text:p>1.160739</text:p>
          </table:table-cell>
          <table:table-cell office:value-type="float" office:value="-2.08037">
            <text:p>-2.08037</text:p>
          </table:table-cell>
          <table:table-cell office:value-type="float" office:value="-2.959792">
            <text:p>-2.959792</text:p>
          </table:table-cell>
          <table:table-cell office:value-type="float" office:value="5.479896">
            <text:p>5.479896</text:p>
          </table:table-cell>
          <table:table-cell office:value-type="float" office:value="4.2229">
            <text:p>4.2229</text:p>
          </table:table-cell>
          <table:table-cell office:value-type="float" office:value="-2.11145">
            <text:p>-2.11145</text:p>
          </table:table-cell>
          <table:table-cell office:value-type="float" office:value="-1.101044">
            <text:p>-1.10104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84]-[.$B$2]" office:value-type="float" office:value="5.94000000000051">
            <text:p>5.94</text:p>
          </table:table-cell>
          <table:table-cell office:value-type="float" office:value="10561.013">
            <text:p>10561.013</text:p>
          </table:table-cell>
          <table:table-cell office:value-type="float" office:value="1.092771">
            <text:p>1.092771</text:p>
          </table:table-cell>
          <table:table-cell office:value-type="float" office:value="-2.046385">
            <text:p>-2.046385</text:p>
          </table:table-cell>
          <table:table-cell office:value-type="float" office:value="-3.651428">
            <text:p>-3.651428</text:p>
          </table:table-cell>
          <table:table-cell office:value-type="float" office:value="5.825714">
            <text:p>5.825714</text:p>
          </table:table-cell>
          <table:table-cell office:value-type="float" office:value="4.265459">
            <text:p>4.265459</text:p>
          </table:table-cell>
          <table:table-cell office:value-type="float" office:value="-2.132729">
            <text:p>-2.132729</text:p>
          </table:table-cell>
          <table:table-cell office:value-type="float" office:value="-1.077843">
            <text:p>-1.07784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85]-[.$B$2]" office:value-type="float" office:value="5.95999999999913">
            <text:p>5.96</text:p>
          </table:table-cell>
          <table:table-cell office:value-type="float" office:value="10561.033">
            <text:p>10561.033</text:p>
          </table:table-cell>
          <table:table-cell office:value-type="float" office:value="0.734082">
            <text:p>0.734082</text:p>
          </table:table-cell>
          <table:table-cell office:value-type="float" office:value="-1.867041">
            <text:p>-1.867041</text:p>
          </table:table-cell>
          <table:table-cell office:value-type="float" office:value="-6.639521">
            <text:p>-6.639521</text:p>
          </table:table-cell>
          <table:table-cell office:value-type="float" office:value="7.31976">
            <text:p>7.31976</text:p>
          </table:table-cell>
          <table:table-cell office:value-type="float" office:value="3.541961">
            <text:p>3.541961</text:p>
          </table:table-cell>
          <table:table-cell office:value-type="float" office:value="-1.77098">
            <text:p>-1.77098</text:p>
          </table:table-cell>
          <table:table-cell office:value-type="float" office:value="-1.085427">
            <text:p>-1.08542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86]-[.$B$2]" office:value-type="float" office:value="5.95999999999913">
            <text:p>5.96</text:p>
          </table:table-cell>
          <table:table-cell office:value-type="float" office:value="10561.033">
            <text:p>10561.033</text:p>
          </table:table-cell>
          <table:table-cell office:value-type="float" office:value="0.734082">
            <text:p>0.734082</text:p>
          </table:table-cell>
          <table:table-cell office:value-type="float" office:value="-1.867041">
            <text:p>-1.867041</text:p>
          </table:table-cell>
          <table:table-cell office:value-type="float" office:value="-6.639521">
            <text:p>-6.639521</text:p>
          </table:table-cell>
          <table:table-cell office:value-type="float" office:value="7.31976">
            <text:p>7.31976</text:p>
          </table:table-cell>
          <table:table-cell office:value-type="float" office:value="3.541961">
            <text:p>3.541961</text:p>
          </table:table-cell>
          <table:table-cell office:value-type="float" office:value="-1.77098">
            <text:p>-1.77098</text:p>
          </table:table-cell>
          <table:table-cell office:value-type="float" office:value="-1.085427">
            <text:p>-1.085427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87]-[.$B$2]" office:value-type="float" office:value="5.96999999999935">
            <text:p>5.97</text:p>
          </table:table-cell>
          <table:table-cell office:value-type="float" office:value="10561.043">
            <text:p>10561.043</text:p>
          </table:table-cell>
          <table:table-cell office:value-type="float" office:value="0.305642">
            <text:p>0.305642</text:p>
          </table:table-cell>
          <table:table-cell office:value-type="float" office:value="-1.652821">
            <text:p>-1.652821</text:p>
          </table:table-cell>
          <table:table-cell office:value-type="float" office:value="-9.026089">
            <text:p>-9.026089</text:p>
          </table:table-cell>
          <table:table-cell office:value-type="float" office:value="8.513044">
            <text:p>8.513044</text:p>
          </table:table-cell>
          <table:table-cell office:value-type="float" office:value="2.548998">
            <text:p>2.548998</text:p>
          </table:table-cell>
          <table:table-cell office:value-type="float" office:value="-1.274499">
            <text:p>-1.274499</text:p>
          </table:table-cell>
          <table:table-cell office:value-type="float" office:value="-1.088822">
            <text:p>-1.088822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88]-[.$B$2]" office:value-type="float" office:value="5.98999999999978">
            <text:p>5.99</text:p>
          </table:table-cell>
          <table:table-cell office:value-type="float" office:value="10561.063">
            <text:p>10561.063</text:p>
          </table:table-cell>
          <table:table-cell office:value-type="float" office:value="-0.857348">
            <text:p>-0.857348</text:p>
          </table:table-cell>
          <table:table-cell office:value-type="float" office:value="-1.071326">
            <text:p>-1.071326</text:p>
          </table:table-cell>
          <table:table-cell office:value-type="float" office:value="-13.252251">
            <text:p>-13.252251</text:p>
          </table:table-cell>
          <table:table-cell office:value-type="float" office:value="10.626125">
            <text:p>10.626125</text:p>
          </table:table-cell>
          <table:table-cell office:value-type="float" office:value="0.191872">
            <text:p>0.191872</text:p>
          </table:table-cell>
          <table:table-cell office:value-type="float" office:value="-0.095936">
            <text:p>-0.095936</text:p>
          </table:table-cell>
          <table:table-cell office:value-type="float" office:value="-1.091294">
            <text:p>-1.09129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89]-[.$B$2]" office:value-type="float" office:value="5.98999999999978">
            <text:p>5.99</text:p>
          </table:table-cell>
          <table:table-cell office:value-type="float" office:value="10561.063">
            <text:p>10561.063</text:p>
          </table:table-cell>
          <table:table-cell office:value-type="float" office:value="-0.857348">
            <text:p>-0.857348</text:p>
          </table:table-cell>
          <table:table-cell office:value-type="float" office:value="-1.071326">
            <text:p>-1.071326</text:p>
          </table:table-cell>
          <table:table-cell office:value-type="float" office:value="-13.252251">
            <text:p>-13.252251</text:p>
          </table:table-cell>
          <table:table-cell office:value-type="float" office:value="10.626125">
            <text:p>10.626125</text:p>
          </table:table-cell>
          <table:table-cell office:value-type="float" office:value="0.191872">
            <text:p>0.191872</text:p>
          </table:table-cell>
          <table:table-cell office:value-type="float" office:value="-0.095936">
            <text:p>-0.095936</text:p>
          </table:table-cell>
          <table:table-cell office:value-type="float" office:value="-1.091294">
            <text:p>-1.091294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90]-[.$B$2]" office:value-type="float" office:value="6">
            <text:p>6.00</text:p>
          </table:table-cell>
          <table:table-cell office:value-type="float" office:value="10561.073">
            <text:p>10561.073</text:p>
          </table:table-cell>
          <table:table-cell office:value-type="float" office:value="-1.294502">
            <text:p>-1.294502</text:p>
          </table:table-cell>
          <table:table-cell office:value-type="float" office:value="-0.852749">
            <text:p>-0.852749</text:p>
          </table:table-cell>
          <table:table-cell office:value-type="float" office:value="-15.010139">
            <text:p>-15.010139</text:p>
          </table:table-cell>
          <table:table-cell office:value-type="float" office:value="11.505069">
            <text:p>11.505069</text:p>
          </table:table-cell>
          <table:table-cell office:value-type="float" office:value="-0.665218">
            <text:p>-0.665218</text:p>
          </table:table-cell>
          <table:table-cell office:value-type="float" office:value="0.332609">
            <text:p>0.332609</text:p>
          </table:table-cell>
          <table:table-cell office:value-type="float" office:value="-1.090653">
            <text:p>-1.090653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91]-[.$B$2]" office:value-type="float" office:value="6.01000000000022">
            <text:p>6.01</text:p>
          </table:table-cell>
          <table:table-cell office:value-type="float" office:value="10561.083">
            <text:p>10561.083</text:p>
          </table:table-cell>
          <table:table-cell office:value-type="float" office:value="-1.758697">
            <text:p>-1.758697</text:p>
          </table:table-cell>
          <table:table-cell office:value-type="float" office:value="-0.620651">
            <text:p>-0.620651</text:p>
          </table:table-cell>
          <table:table-cell office:value-type="float" office:value="-17.729189">
            <text:p>-17.729189</text:p>
          </table:table-cell>
          <table:table-cell office:value-type="float" office:value="12.864594">
            <text:p>12.864594</text:p>
          </table:table-cell>
          <table:table-cell office:value-type="float" office:value="-1.630452">
            <text:p>-1.630452</text:p>
          </table:table-cell>
          <table:table-cell office:value-type="float" office:value="0.815226">
            <text:p>0.815226</text:p>
          </table:table-cell>
          <table:table-cell office:value-type="float" office:value="-1.090058">
            <text:p>-1.09005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92]-[.$B$2]" office:value-type="float" office:value="6.01000000000022">
            <text:p>6.01</text:p>
          </table:table-cell>
          <table:table-cell office:value-type="float" office:value="10561.083">
            <text:p>10561.083</text:p>
          </table:table-cell>
          <table:table-cell office:value-type="float" office:value="-1.758697">
            <text:p>-1.758697</text:p>
          </table:table-cell>
          <table:table-cell office:value-type="float" office:value="-0.620651">
            <text:p>-0.620651</text:p>
          </table:table-cell>
          <table:table-cell office:value-type="float" office:value="-17.729189">
            <text:p>-17.729189</text:p>
          </table:table-cell>
          <table:table-cell office:value-type="float" office:value="12.864594">
            <text:p>12.864594</text:p>
          </table:table-cell>
          <table:table-cell office:value-type="float" office:value="-1.630452">
            <text:p>-1.630452</text:p>
          </table:table-cell>
          <table:table-cell office:value-type="float" office:value="0.815226">
            <text:p>0.815226</text:p>
          </table:table-cell>
          <table:table-cell office:value-type="float" office:value="-1.090058">
            <text:p>-1.09005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93]-[.$B$2]" office:value-type="float" office:value="6.01000000000022">
            <text:p>6.01</text:p>
          </table:table-cell>
          <table:table-cell office:value-type="float" office:value="10561.083">
            <text:p>10561.083</text:p>
          </table:table-cell>
          <table:table-cell office:value-type="float" office:value="-1.758697">
            <text:p>-1.758697</text:p>
          </table:table-cell>
          <table:table-cell office:value-type="float" office:value="-0.620651">
            <text:p>-0.620651</text:p>
          </table:table-cell>
          <table:table-cell office:value-type="float" office:value="-17.729189">
            <text:p>-17.729189</text:p>
          </table:table-cell>
          <table:table-cell office:value-type="float" office:value="12.864594">
            <text:p>12.864594</text:p>
          </table:table-cell>
          <table:table-cell office:value-type="float" office:value="-1.630452">
            <text:p>-1.630452</text:p>
          </table:table-cell>
          <table:table-cell office:value-type="float" office:value="0.815226">
            <text:p>0.815226</text:p>
          </table:table-cell>
          <table:table-cell office:value-type="float" office:value="-1.090058">
            <text:p>-1.09005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  <table:table-row table:style-name="ro1">
          <table:table-cell table:formula="of:=[.B594]-[.$B$2]" office:value-type="float" office:value="6.04999999999927">
            <text:p>6.05</text:p>
          </table:table-cell>
          <table:table-cell office:value-type="float" office:value="10561.123">
            <text:p>10561.123</text:p>
          </table:table-cell>
          <table:table-cell office:value-type="float" office:value="-3.047853">
            <text:p>-3.047853</text:p>
          </table:table-cell>
          <table:table-cell office:value-type="float" office:value="0.023926">
            <text:p>0.023926</text:p>
          </table:table-cell>
          <table:table-cell office:value-type="float" office:value="-25.214312">
            <text:p>-25.214312</text:p>
          </table:table-cell>
          <table:table-cell office:value-type="float" office:value="16.607156">
            <text:p>16.607156</text:p>
          </table:table-cell>
          <table:table-cell office:value-type="float" office:value="-3.635099">
            <text:p>-3.635099</text:p>
          </table:table-cell>
          <table:table-cell office:value-type="float" office:value="1.81755">
            <text:p>1.81755</text:p>
          </table:table-cell>
          <table:table-cell office:value-type="float" office:value="-1.097398">
            <text:p>-1.097398</text:p>
          </table:table-cell>
          <table:table-cell office:value-type="float" office:value="42000">
            <text:p>4200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3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WenQuanYi Zen Hei Sharp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cale-to-X="1" style:scale-to-Y="1000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9T09:56:08</dc:date>
    <dc:creator>Jeremy Bennett</dc:creator>
    <meta:generator>LibreOffice/3.6$Linux_X86_64 LibreOffice_project/360m1$Build-2</meta:generator>
    <meta:editing-duration>PT2M31S</meta:editing-duration>
    <meta:editing-cycles>2</meta:editing-cycles>
    <meta:printed-by>Jeremy Bennett</meta:printed-by>
    <meta:print-date>2015-03-09T09:56:02</meta:print-date>
    <meta:document-statistic meta:table-count="1" meta:cell-count="59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">
      <style:chart-properties chart:display-label="true" chart:tick-marks-major-inner="true" chart:tick-marks-major-outer="true" chart:tick-marks-minor-inner="false" chart:tick-marks-minor-outer="true" chart:logarithmic="false" chart:maximum="6" chart:interval-major="1" chart:interval-minor-divis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-3" chart:maximum="2" chart:origin="0" chart:interval-major="1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6.436cm" xlink:href=".." xlink:type="simple" chart:class="chart:scatter" chart:style-name="ch1">
        <chart:title svg:x="7.573cm" svg:y="0.264cm" chart:style-name="ch2">
          <text:p>Roll</text:p>
        </chart:title>
        <chart:legend svg:x="12.591cm" svg:y="0.11cm" style:legend-expansion="custom" chartooo:width="2.808cm" chartooo:height="1.258cm" style:legend-expansion-aspect-ratio="2.23211446740858" chart:style-name="ch3"/>
        <chart:plot-area chart:style-name="ch4" table:cell-range-address="Sheet1.A2:Sheet1.A594 Sheet1.C1:Sheet1.D594" chart:data-source-has-labels="row" svg:x="0.786cm" svg:y="-0.088cm" svg:width="15.118cm" svg:height="6.156cm">
          <chartooo:coordinate-region svg:x="1.328cm" svg:y="0.111cm" svg:width="14.244cm" svg:height="5.758cm"/>
          <chart:axis chart:dimension="x" chart:name="primary-x" chart:style-name="ch5">
            <chart:title svg:x="7.243cm" svg:y="5.876cm" chart:style-name="ch6">
              <text:p>Time/seconds</text:p>
            </chart:title>
          </chart:axis>
          <chart:axis chart:dimension="y" chart:name="primary-y" chart:style-name="ch7">
            <chart:title svg:x="0cm" svg:y="3.987cm" chart:style-name="ch8">
              <text:p>Roll/degrees</text:p>
            </chart:title>
          </chart:axis>
          <chart:series chart:style-name="ch9" chart:values-cell-range-address="Sheet1.C2:Sheet1.C594" chart:label-cell-address="Sheet1.C1:Sheet1.C1" chart:class="chart:scatter">
            <chart:domain table:cell-range-address="Sheet1.A2:Sheet1.A594"/>
            <chart:data-point chart:repeated="593"/>
          </chart:series>
          <chart:series chart:style-name="ch10" chart:values-cell-range-address="Sheet1.D2:Sheet1.D594" chart:label-cell-address="Sheet1.D1:Sheet1.D1" chart:class="chart:scatter">
            <chart:data-point chart:repeated="5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ll in</text:p>
                <draw:g>
                  <svg:desc>Sheet1.C1:Sheet1.C1</svg:desc>
                </draw:g>
              </table:table-cell>
              <table:table-cell office:value-type="string">
                <text:p>Roll ou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94</svg:desc>
                </draw:g>
              </table:table-cell>
              <table:table-cell office:value-type="float" office:value="2.268117">
                <text:p>2.268117</text:p>
                <draw:g>
                  <svg:desc>Sheet1.C2:Sheet1.C594</svg:desc>
                </draw:g>
              </table:table-cell>
              <table:table-cell office:value-type="float" office:value="-2.634059">
                <text:p>-2.634059</text:p>
                <draw:g>
                  <svg:desc>Sheet1.D2:Sheet1.D5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0000000002183">
                <text:p>0.0100000000002183</text:p>
              </table:table-cell>
              <table:table-cell office:value-type="float" office:value="2.200797">
                <text:p>2.200797</text:p>
              </table:table-cell>
              <table:table-cell office:value-type="float" office:value="-2.600399">
                <text:p>-2.600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0000000004366">
                <text:p>0.0200000000004366</text:p>
              </table:table-cell>
              <table:table-cell office:value-type="float" office:value="2.225189">
                <text:p>2.225189</text:p>
              </table:table-cell>
              <table:table-cell office:value-type="float" office:value="-2.612595">
                <text:p>-2.612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0000000004366">
                <text:p>0.0200000000004366</text:p>
              </table:table-cell>
              <table:table-cell office:value-type="float" office:value="2.225189">
                <text:p>2.225189</text:p>
              </table:table-cell>
              <table:table-cell office:value-type="float" office:value="-2.612595">
                <text:p>-2.612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9999999988358">
                <text:p>0.0299999999988358</text:p>
              </table:table-cell>
              <table:table-cell office:value-type="float" office:value="2.179852">
                <text:p>2.179852</text:p>
              </table:table-cell>
              <table:table-cell office:value-type="float" office:value="-2.589926">
                <text:p>-2.589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99999999992724">
                <text:p>0.0499999999992724</text:p>
              </table:table-cell>
              <table:table-cell office:value-type="float" office:value="2.145731">
                <text:p>2.145731</text:p>
              </table:table-cell>
              <table:table-cell office:value-type="float" office:value="-2.572866">
                <text:p>-2.572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9999999992724">
                <text:p>0.0499999999992724</text:p>
              </table:table-cell>
              <table:table-cell office:value-type="float" office:value="2.145731">
                <text:p>2.145731</text:p>
              </table:table-cell>
              <table:table-cell office:value-type="float" office:value="-2.572866">
                <text:p>-2.572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9999999999709">
                <text:p>0.069999999999709</text:p>
              </table:table-cell>
              <table:table-cell office:value-type="float" office:value="2.064027">
                <text:p>2.064027</text:p>
              </table:table-cell>
              <table:table-cell office:value-type="float" office:value="-2.532013">
                <text:p>-2.532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99999999999272">
                <text:p>0.0799999999999272</text:p>
              </table:table-cell>
              <table:table-cell office:value-type="float" office:value="2.032755">
                <text:p>2.032755</text:p>
              </table:table-cell>
              <table:table-cell office:value-type="float" office:value="-2.516377">
                <text:p>-2.516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0000000001455">
                <text:p>0.0900000000001455</text:p>
              </table:table-cell>
              <table:table-cell office:value-type="float" office:value="1.936728">
                <text:p>1.936728</text:p>
              </table:table-cell>
              <table:table-cell office:value-type="float" office:value="-2.468364">
                <text:p>-2.468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0000000000364">
                <text:p>0.100000000000364</text:p>
              </table:table-cell>
              <table:table-cell office:value-type="float" office:value="1.83731">
                <text:p>1.83731</text:p>
              </table:table-cell>
              <table:table-cell office:value-type="float" office:value="-2.418655">
                <text:p>-2.418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0000000000582">
                <text:p>0.110000000000582</text:p>
              </table:table-cell>
              <table:table-cell office:value-type="float" office:value="1.736103">
                <text:p>1.736103</text:p>
              </table:table-cell>
              <table:table-cell office:value-type="float" office:value="-2.368052">
                <text:p>-2.368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9999999998981">
                <text:p>0.119999999998981</text:p>
              </table:table-cell>
              <table:table-cell office:value-type="float" office:value="1.67594">
                <text:p>1.67594</text:p>
              </table:table-cell>
              <table:table-cell office:value-type="float" office:value="-2.33797">
                <text:p>-2.33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9999999992">
                <text:p>0.1299999999992</text:p>
              </table:table-cell>
              <table:table-cell office:value-type="float" office:value="1.546698">
                <text:p>1.546698</text:p>
              </table:table-cell>
              <table:table-cell office:value-type="float" office:value="-2.273349">
                <text:p>-2.2733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9999999999418">
                <text:p>0.139999999999418</text:p>
              </table:table-cell>
              <table:table-cell office:value-type="float" office:value="1.483979">
                <text:p>1.483979</text:p>
              </table:table-cell>
              <table:table-cell office:value-type="float" office:value="-2.24199">
                <text:p>-2.24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9999999999636">
                <text:p>0.149999999999636</text:p>
              </table:table-cell>
              <table:table-cell office:value-type="float" office:value="1.358525">
                <text:p>1.358525</text:p>
              </table:table-cell>
              <table:table-cell office:value-type="float" office:value="-2.179262">
                <text:p>-2.179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9999999999636">
                <text:p>0.149999999999636</text:p>
              </table:table-cell>
              <table:table-cell office:value-type="float" office:value="1.358525">
                <text:p>1.358525</text:p>
              </table:table-cell>
              <table:table-cell office:value-type="float" office:value="-2.179262">
                <text:p>-2.1792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9999999999636">
                <text:p>0.149999999999636</text:p>
              </table:table-cell>
              <table:table-cell office:value-type="float" office:value="1.358525">
                <text:p>1.358525</text:p>
              </table:table-cell>
              <table:table-cell office:value-type="float" office:value="-2.179262">
                <text:p>-2.179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0000000000291">
                <text:p>0.180000000000291</text:p>
              </table:table-cell>
              <table:table-cell office:value-type="float" office:value="1.132957">
                <text:p>1.132957</text:p>
              </table:table-cell>
              <table:table-cell office:value-type="float" office:value="-2.066479">
                <text:p>-2.066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0000000000509">
                <text:p>0.190000000000509</text:p>
              </table:table-cell>
              <table:table-cell office:value-type="float" office:value="1.051655">
                <text:p>1.051655</text:p>
              </table:table-cell>
              <table:table-cell office:value-type="float" office:value="-2.025828">
                <text:p>-2.025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9999999998909">
                <text:p>0.199999999998909</text:p>
              </table:table-cell>
              <table:table-cell office:value-type="float" office:value="0.984078">
                <text:p>0.984078</text:p>
              </table:table-cell>
              <table:table-cell office:value-type="float" office:value="-1.992039">
                <text:p>-1.9920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999999999127">
                <text:p>0.209999999999127</text:p>
              </table:table-cell>
              <table:table-cell office:value-type="float" office:value="0.925493">
                <text:p>0.925493</text:p>
              </table:table-cell>
              <table:table-cell office:value-type="float" office:value="-1.962746">
                <text:p>-1.9627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9999999999345">
                <text:p>0.219999999999345</text:p>
              </table:table-cell>
              <table:table-cell office:value-type="float" office:value="0.897312">
                <text:p>0.897312</text:p>
              </table:table-cell>
              <table:table-cell office:value-type="float" office:value="-1.948656">
                <text:p>-1.948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9999999999563">
                <text:p>0.229999999999563</text:p>
              </table:table-cell>
              <table:table-cell office:value-type="float" office:value="0.842567">
                <text:p>0.842567</text:p>
              </table:table-cell>
              <table:table-cell office:value-type="float" office:value="-1.921284">
                <text:p>-1.921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9999999999782">
                <text:p>0.239999999999782</text:p>
              </table:table-cell>
              <table:table-cell office:value-type="float" office:value="0.82547">
                <text:p>0.82547</text:p>
              </table:table-cell>
              <table:table-cell office:value-type="float" office:value="-1.912735">
                <text:p>-1.9127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794102">
                <text:p>0.794102</text:p>
              </table:table-cell>
              <table:table-cell office:value-type="float" office:value="-1.897051">
                <text:p>-1.8970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0000000000218">
                <text:p>0.260000000000218</text:p>
              </table:table-cell>
              <table:table-cell office:value-type="float" office:value="0.786419">
                <text:p>0.786419</text:p>
              </table:table-cell>
              <table:table-cell office:value-type="float" office:value="-1.893209">
                <text:p>-1.893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0000000000437">
                <text:p>0.270000000000437</text:p>
              </table:table-cell>
              <table:table-cell office:value-type="float" office:value="0.787331">
                <text:p>0.787331</text:p>
              </table:table-cell>
              <table:table-cell office:value-type="float" office:value="-1.893665">
                <text:p>-1.8936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9999999998836">
                <text:p>0.279999999998836</text:p>
              </table:table-cell>
              <table:table-cell office:value-type="float" office:value="0.782119">
                <text:p>0.782119</text:p>
              </table:table-cell>
              <table:table-cell office:value-type="float" office:value="-1.89106">
                <text:p>-1.89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9999999998836">
                <text:p>0.279999999998836</text:p>
              </table:table-cell>
              <table:table-cell office:value-type="float" office:value="0.782119">
                <text:p>0.782119</text:p>
              </table:table-cell>
              <table:table-cell office:value-type="float" office:value="-1.89106">
                <text:p>-1.891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9999999998836">
                <text:p>0.279999999998836</text:p>
              </table:table-cell>
              <table:table-cell office:value-type="float" office:value="0.782119">
                <text:p>0.782119</text:p>
              </table:table-cell>
              <table:table-cell office:value-type="float" office:value="-1.89106">
                <text:p>-1.89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9999999999491">
                <text:p>0.309999999999491</text:p>
              </table:table-cell>
              <table:table-cell office:value-type="float" office:value="0.775061">
                <text:p>0.775061</text:p>
              </table:table-cell>
              <table:table-cell office:value-type="float" office:value="-1.88753">
                <text:p>-1.887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9999999999709">
                <text:p>0.319999999999709</text:p>
              </table:table-cell>
              <table:table-cell office:value-type="float" office:value="0.776382">
                <text:p>0.776382</text:p>
              </table:table-cell>
              <table:table-cell office:value-type="float" office:value="-1.888191">
                <text:p>-1.8881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9999999999927">
                <text:p>0.329999999999927</text:p>
              </table:table-cell>
              <table:table-cell office:value-type="float" office:value="0.758154">
                <text:p>0.758154</text:p>
              </table:table-cell>
              <table:table-cell office:value-type="float" office:value="-1.879077">
                <text:p>-1.8790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0000000000364">
                <text:p>0.350000000000364</text:p>
              </table:table-cell>
              <table:table-cell office:value-type="float" office:value="0.704669">
                <text:p>0.704669</text:p>
              </table:table-cell>
              <table:table-cell office:value-type="float" office:value="-1.852334">
                <text:p>-1.852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0000000000582">
                <text:p>0.360000000000582</text:p>
              </table:table-cell>
              <table:table-cell office:value-type="float" office:value="0.68821">
                <text:p>0.68821</text:p>
              </table:table-cell>
              <table:table-cell office:value-type="float" office:value="-1.844105">
                <text:p>-1.844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9999999998981">
                <text:p>0.369999999998981</text:p>
              </table:table-cell>
              <table:table-cell office:value-type="float" office:value="0.659704">
                <text:p>0.659704</text:p>
              </table:table-cell>
              <table:table-cell office:value-type="float" office:value="-1.829852">
                <text:p>-1.829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9999999998981">
                <text:p>0.369999999998981</text:p>
              </table:table-cell>
              <table:table-cell office:value-type="float" office:value="0.659704">
                <text:p>0.659704</text:p>
              </table:table-cell>
              <table:table-cell office:value-type="float" office:value="-1.829852">
                <text:p>-1.8298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99999999992">
                <text:p>0.3799999999992</text:p>
              </table:table-cell>
              <table:table-cell office:value-type="float" office:value="0.633486">
                <text:p>0.633486</text:p>
              </table:table-cell>
              <table:table-cell office:value-type="float" office:value="-1.816743">
                <text:p>-1.8167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9999999999636">
                <text:p>0.399999999999636</text:p>
              </table:table-cell>
              <table:table-cell office:value-type="float" office:value="0.633265">
                <text:p>0.633265</text:p>
              </table:table-cell>
              <table:table-cell office:value-type="float" office:value="-1.816633">
                <text:p>-1.8166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9999999999855">
                <text:p>0.409999999999855</text:p>
              </table:table-cell>
              <table:table-cell office:value-type="float" office:value="0.619329">
                <text:p>0.619329</text:p>
              </table:table-cell>
              <table:table-cell office:value-type="float" office:value="-1.809664">
                <text:p>-1.8096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9999999999855">
                <text:p>0.409999999999855</text:p>
              </table:table-cell>
              <table:table-cell office:value-type="float" office:value="0.619329">
                <text:p>0.619329</text:p>
              </table:table-cell>
              <table:table-cell office:value-type="float" office:value="-1.809664">
                <text:p>-1.8096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0000000000073">
                <text:p>0.420000000000073</text:p>
              </table:table-cell>
              <table:table-cell office:value-type="float" office:value="0.590708">
                <text:p>0.590708</text:p>
              </table:table-cell>
              <table:table-cell office:value-type="float" office:value="-1.795354">
                <text:p>-1.7953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0000000000291">
                <text:p>0.430000000000291</text:p>
              </table:table-cell>
              <table:table-cell office:value-type="float" office:value="0.569095">
                <text:p>0.569095</text:p>
              </table:table-cell>
              <table:table-cell office:value-type="float" office:value="-1.784548">
                <text:p>-1.7845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9999999998909">
                <text:p>0.449999999998909</text:p>
              </table:table-cell>
              <table:table-cell office:value-type="float" office:value="0.498342">
                <text:p>0.498342</text:p>
              </table:table-cell>
              <table:table-cell office:value-type="float" office:value="-1.749171">
                <text:p>-1.7491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9999999999127">
                <text:p>0.459999999999127</text:p>
              </table:table-cell>
              <table:table-cell office:value-type="float" office:value="0.45461">
                <text:p>0.45461</text:p>
              </table:table-cell>
              <table:table-cell office:value-type="float" office:value="-1.727305">
                <text:p>-1.7273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9999999999345">
                <text:p>0.469999999999345</text:p>
              </table:table-cell>
              <table:table-cell office:value-type="float" office:value="0.389202">
                <text:p>0.389202</text:p>
              </table:table-cell>
              <table:table-cell office:value-type="float" office:value="-1.694601">
                <text:p>-1.694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9999999999563">
                <text:p>0.479999999999563</text:p>
              </table:table-cell>
              <table:table-cell office:value-type="float" office:value="0.377777">
                <text:p>0.377777</text:p>
              </table:table-cell>
              <table:table-cell office:value-type="float" office:value="-1.688889">
                <text:p>-1.6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9999999999782">
                <text:p>0.489999999999782</text:p>
              </table:table-cell>
              <table:table-cell office:value-type="float" office:value="0.344128">
                <text:p>0.344128</text:p>
              </table:table-cell>
              <table:table-cell office:value-type="float" office:value="-1.672064">
                <text:p>-1.6720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32703">
                <text:p>0.32703</text:p>
              </table:table-cell>
              <table:table-cell office:value-type="float" office:value="-1.663515">
                <text:p>-1.6635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0000000000218">
                <text:p>0.510000000000218</text:p>
              </table:table-cell>
              <table:table-cell office:value-type="float" office:value="0.306366">
                <text:p>0.306366</text:p>
              </table:table-cell>
              <table:table-cell office:value-type="float" office:value="-1.653183">
                <text:p>-1.653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0000000000437">
                <text:p>0.520000000000437</text:p>
              </table:table-cell>
              <table:table-cell office:value-type="float" office:value="0.294841">
                <text:p>0.294841</text:p>
              </table:table-cell>
              <table:table-cell office:value-type="float" office:value="-1.64742">
                <text:p>-1.647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0000000000437">
                <text:p>0.520000000000437</text:p>
              </table:table-cell>
              <table:table-cell office:value-type="float" office:value="0.294841">
                <text:p>0.294841</text:p>
              </table:table-cell>
              <table:table-cell office:value-type="float" office:value="-1.64742">
                <text:p>-1.647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9999999999054">
                <text:p>0.539999999999054</text:p>
              </table:table-cell>
              <table:table-cell office:value-type="float" office:value="0.2106">
                <text:p>0.2106</text:p>
              </table:table-cell>
              <table:table-cell office:value-type="float" office:value="-1.6053">
                <text:p>-1.60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9999999999272">
                <text:p>0.549999999999272</text:p>
              </table:table-cell>
              <table:table-cell office:value-type="float" office:value="0.167777">
                <text:p>0.167777</text:p>
              </table:table-cell>
              <table:table-cell office:value-type="float" office:value="-1.583888">
                <text:p>-1.5838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9999999999272">
                <text:p>0.549999999999272</text:p>
              </table:table-cell>
              <table:table-cell office:value-type="float" office:value="0.167777">
                <text:p>0.167777</text:p>
              </table:table-cell>
              <table:table-cell office:value-type="float" office:value="-1.583888">
                <text:p>-1.5838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9999999999272">
                <text:p>0.549999999999272</text:p>
              </table:table-cell>
              <table:table-cell office:value-type="float" office:value="0.167777">
                <text:p>0.167777</text:p>
              </table:table-cell>
              <table:table-cell office:value-type="float" office:value="-1.583888">
                <text:p>-1.5838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9999999999927">
                <text:p>0.579999999999927</text:p>
              </table:table-cell>
              <table:table-cell office:value-type="float" office:value="0.030396">
                <text:p>0.030396</text:p>
              </table:table-cell>
              <table:table-cell office:value-type="float" office:value="-1.515198">
                <text:p>-1.5151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79999999999927">
                <text:p>0.579999999999927</text:p>
              </table:table-cell>
              <table:table-cell office:value-type="float" office:value="0.030396">
                <text:p>0.030396</text:p>
              </table:table-cell>
              <table:table-cell office:value-type="float" office:value="-1.515198">
                <text:p>-1.515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00000000000364">
                <text:p>0.600000000000364</text:p>
              </table:table-cell>
              <table:table-cell office:value-type="float" office:value="-0.017861">
                <text:p>-0.017861</text:p>
              </table:table-cell>
              <table:table-cell office:value-type="float" office:value="-1.491069">
                <text:p>-1.4910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0000000000582">
                <text:p>0.610000000000582</text:p>
              </table:table-cell>
              <table:table-cell office:value-type="float" office:value="-0.048031">
                <text:p>-0.048031</text:p>
              </table:table-cell>
              <table:table-cell office:value-type="float" office:value="-1.475984">
                <text:p>-1.4759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9999999998981">
                <text:p>0.619999999998981</text:p>
              </table:table-cell>
              <table:table-cell office:value-type="float" office:value="-0.063576">
                <text:p>-0.063576</text:p>
              </table:table-cell>
              <table:table-cell office:value-type="float" office:value="-1.468212">
                <text:p>-1.4682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99999999992">
                <text:p>0.6299999999992</text:p>
              </table:table-cell>
              <table:table-cell office:value-type="float" office:value="-0.067277">
                <text:p>-0.067277</text:p>
              </table:table-cell>
              <table:table-cell office:value-type="float" office:value="-1.466361">
                <text:p>-1.4663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9999999999418">
                <text:p>0.639999999999418</text:p>
              </table:table-cell>
              <table:table-cell office:value-type="float" office:value="-0.072513">
                <text:p>-0.072513</text:p>
              </table:table-cell>
              <table:table-cell office:value-type="float" office:value="-1.463744">
                <text:p>-1.463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9999999999636">
                <text:p>0.649999999999636</text:p>
              </table:table-cell>
              <table:table-cell office:value-type="float" office:value="-0.100342">
                <text:p>-0.100342</text:p>
              </table:table-cell>
              <table:table-cell office:value-type="float" office:value="-1.449829">
                <text:p>-1.4498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9999999999855">
                <text:p>0.659999999999855</text:p>
              </table:table-cell>
              <table:table-cell office:value-type="float" office:value="-0.097684">
                <text:p>-0.097684</text:p>
              </table:table-cell>
              <table:table-cell office:value-type="float" office:value="-1.451158">
                <text:p>-1.4511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0000000000073">
                <text:p>0.670000000000073</text:p>
              </table:table-cell>
              <table:table-cell office:value-type="float" office:value="-0.113807">
                <text:p>-0.113807</text:p>
              </table:table-cell>
              <table:table-cell office:value-type="float" office:value="-1.443097">
                <text:p>-1.4430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0000000000291">
                <text:p>0.680000000000291</text:p>
              </table:table-cell>
              <table:table-cell office:value-type="float" office:value="-0.141211">
                <text:p>-0.141211</text:p>
              </table:table-cell>
              <table:table-cell office:value-type="float" office:value="-1.429395">
                <text:p>-1.4293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0000000000291">
                <text:p>0.680000000000291</text:p>
              </table:table-cell>
              <table:table-cell office:value-type="float" office:value="-0.141211">
                <text:p>-0.141211</text:p>
              </table:table-cell>
              <table:table-cell office:value-type="float" office:value="-1.429395">
                <text:p>-1.429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80000000000291">
                <text:p>0.680000000000291</text:p>
              </table:table-cell>
              <table:table-cell office:value-type="float" office:value="-0.141211">
                <text:p>-0.141211</text:p>
              </table:table-cell>
              <table:table-cell office:value-type="float" office:value="-1.429395">
                <text:p>-1.4293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09999999999127">
                <text:p>0.709999999999127</text:p>
              </table:table-cell>
              <table:table-cell office:value-type="float" office:value="-0.18874">
                <text:p>-0.18874</text:p>
              </table:table-cell>
              <table:table-cell office:value-type="float" office:value="-1.40563">
                <text:p>-1.405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9999999999345">
                <text:p>0.719999999999345</text:p>
              </table:table-cell>
              <table:table-cell office:value-type="float" office:value="-0.212669">
                <text:p>-0.212669</text:p>
              </table:table-cell>
              <table:table-cell office:value-type="float" office:value="-1.393666">
                <text:p>-1.393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9999999999563">
                <text:p>0.729999999999563</text:p>
              </table:table-cell>
              <table:table-cell office:value-type="float" office:value="-0.220481">
                <text:p>-0.220481</text:p>
              </table:table-cell>
              <table:table-cell office:value-type="float" office:value="-1.38976">
                <text:p>-1.389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">
                <text:p>0.75</text:p>
              </table:table-cell>
              <table:table-cell office:value-type="float" office:value="-0.225496">
                <text:p>-0.225496</text:p>
              </table:table-cell>
              <table:table-cell office:value-type="float" office:value="-1.387252">
                <text:p>-1.3872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-0.225496">
                <text:p>-0.225496</text:p>
              </table:table-cell>
              <table:table-cell office:value-type="float" office:value="-1.387252">
                <text:p>-1.3872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0000000000218">
                <text:p>0.760000000000218</text:p>
              </table:table-cell>
              <table:table-cell office:value-type="float" office:value="-0.210739">
                <text:p>-0.210739</text:p>
              </table:table-cell>
              <table:table-cell office:value-type="float" office:value="-1.39463">
                <text:p>-1.394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9999999998836">
                <text:p>0.779999999998836</text:p>
              </table:table-cell>
              <table:table-cell office:value-type="float" office:value="-0.227978">
                <text:p>-0.227978</text:p>
              </table:table-cell>
              <table:table-cell office:value-type="float" office:value="-1.386011">
                <text:p>-1.3860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9999999998836">
                <text:p>0.779999999998836</text:p>
              </table:table-cell>
              <table:table-cell office:value-type="float" office:value="-0.227978">
                <text:p>-0.227978</text:p>
              </table:table-cell>
              <table:table-cell office:value-type="float" office:value="-1.386011">
                <text:p>-1.386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9999999999054">
                <text:p>0.789999999999054</text:p>
              </table:table-cell>
              <table:table-cell office:value-type="float" office:value="-0.222287">
                <text:p>-0.222287</text:p>
              </table:table-cell>
              <table:table-cell office:value-type="float" office:value="-1.388856">
                <text:p>-1.3888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09999999999491">
                <text:p>0.809999999999491</text:p>
              </table:table-cell>
              <table:table-cell office:value-type="float" office:value="-0.219253">
                <text:p>-0.219253</text:p>
              </table:table-cell>
              <table:table-cell office:value-type="float" office:value="-1.390373">
                <text:p>-1.390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9999999999709">
                <text:p>0.819999999999709</text:p>
              </table:table-cell>
              <table:table-cell office:value-type="float" office:value="-0.240423">
                <text:p>-0.240423</text:p>
              </table:table-cell>
              <table:table-cell office:value-type="float" office:value="-1.379788">
                <text:p>-1.3797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9999999999709">
                <text:p>0.819999999999709</text:p>
              </table:table-cell>
              <table:table-cell office:value-type="float" office:value="-0.240423">
                <text:p>-0.240423</text:p>
              </table:table-cell>
              <table:table-cell office:value-type="float" office:value="-1.379788">
                <text:p>-1.3797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0000000000146">
                <text:p>0.840000000000146</text:p>
              </table:table-cell>
              <table:table-cell office:value-type="float" office:value="-0.234299">
                <text:p>-0.234299</text:p>
              </table:table-cell>
              <table:table-cell office:value-type="float" office:value="-1.38285">
                <text:p>-1.382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50000000000364">
                <text:p>0.850000000000364</text:p>
              </table:table-cell>
              <table:table-cell office:value-type="float" office:value="-0.25366">
                <text:p>-0.25366</text:p>
              </table:table-cell>
              <table:table-cell office:value-type="float" office:value="-1.37317">
                <text:p>-1.373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0000000000582">
                <text:p>0.860000000000582</text:p>
              </table:table-cell>
              <table:table-cell office:value-type="float" office:value="-0.242479">
                <text:p>-0.242479</text:p>
              </table:table-cell>
              <table:table-cell office:value-type="float" office:value="-1.37876">
                <text:p>-1.37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9999999998981">
                <text:p>0.869999999998981</text:p>
              </table:table-cell>
              <table:table-cell office:value-type="float" office:value="-0.220355">
                <text:p>-0.220355</text:p>
              </table:table-cell>
              <table:table-cell office:value-type="float" office:value="-1.389823">
                <text:p>-1.3898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9999999998981">
                <text:p>0.869999999998981</text:p>
              </table:table-cell>
              <table:table-cell office:value-type="float" office:value="-0.220355">
                <text:p>-0.220355</text:p>
              </table:table-cell>
              <table:table-cell office:value-type="float" office:value="-1.389823">
                <text:p>-1.3898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9999999999418">
                <text:p>0.889999999999418</text:p>
              </table:table-cell>
              <table:table-cell office:value-type="float" office:value="-0.214266">
                <text:p>-0.214266</text:p>
              </table:table-cell>
              <table:table-cell office:value-type="float" office:value="-1.392867">
                <text:p>-1.3928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9999999999636">
                <text:p>0.899999999999636</text:p>
              </table:table-cell>
              <table:table-cell office:value-type="float" office:value="-0.189995">
                <text:p>-0.189995</text:p>
              </table:table-cell>
              <table:table-cell office:value-type="float" office:value="-1.405002">
                <text:p>-1.405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9999999999636">
                <text:p>0.899999999999636</text:p>
              </table:table-cell>
              <table:table-cell office:value-type="float" office:value="-0.189995">
                <text:p>-0.189995</text:p>
              </table:table-cell>
              <table:table-cell office:value-type="float" office:value="-1.405002">
                <text:p>-1.405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9999999999855">
                <text:p>0.909999999999855</text:p>
              </table:table-cell>
              <table:table-cell office:value-type="float" office:value="-0.182704">
                <text:p>-0.182704</text:p>
              </table:table-cell>
              <table:table-cell office:value-type="float" office:value="-1.408648">
                <text:p>-1.4086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09999999999855">
                <text:p>0.909999999999855</text:p>
              </table:table-cell>
              <table:table-cell office:value-type="float" office:value="-0.182704">
                <text:p>-0.182704</text:p>
              </table:table-cell>
              <table:table-cell office:value-type="float" office:value="-1.408648">
                <text:p>-1.4086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40000000000509">
                <text:p>0.940000000000509</text:p>
              </table:table-cell>
              <table:table-cell office:value-type="float" office:value="-0.24459">
                <text:p>-0.24459</text:p>
              </table:table-cell>
              <table:table-cell office:value-type="float" office:value="-1.377705">
                <text:p>-1.3777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9999999998909">
                <text:p>0.949999999998909</text:p>
              </table:table-cell>
              <table:table-cell office:value-type="float" office:value="-0.285989">
                <text:p>-0.285989</text:p>
              </table:table-cell>
              <table:table-cell office:value-type="float" office:value="-1.357005">
                <text:p>-1.3570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9999999998909">
                <text:p>0.949999999998909</text:p>
              </table:table-cell>
              <table:table-cell office:value-type="float" office:value="-0.285989">
                <text:p>-0.285989</text:p>
              </table:table-cell>
              <table:table-cell office:value-type="float" office:value="-1.357005">
                <text:p>-1.3570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9999999998909">
                <text:p>0.949999999998909</text:p>
              </table:table-cell>
              <table:table-cell office:value-type="float" office:value="-0.285989">
                <text:p>-0.285989</text:p>
              </table:table-cell>
              <table:table-cell office:value-type="float" office:value="-1.357005">
                <text:p>-1.357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9999999999563">
                <text:p>0.979999999999563</text:p>
              </table:table-cell>
              <table:table-cell office:value-type="float" office:value="-0.333454">
                <text:p>-0.333454</text:p>
              </table:table-cell>
              <table:table-cell office:value-type="float" office:value="-1.333273">
                <text:p>-1.3332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9999999999782">
                <text:p>0.989999999999782</text:p>
              </table:table-cell>
              <table:table-cell office:value-type="float" office:value="-0.33564">
                <text:p>-0.33564</text:p>
              </table:table-cell>
              <table:table-cell office:value-type="float" office:value="-1.33218">
                <text:p>-1.332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9999999999782">
                <text:p>0.989999999999782</text:p>
              </table:table-cell>
              <table:table-cell office:value-type="float" office:value="-0.33564">
                <text:p>-0.33564</text:p>
              </table:table-cell>
              <table:table-cell office:value-type="float" office:value="-1.33218">
                <text:p>-1.332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1000000000022">
                <text:p>1.01000000000022</text:p>
              </table:table-cell>
              <table:table-cell office:value-type="float" office:value="-0.300096">
                <text:p>-0.300096</text:p>
              </table:table-cell>
              <table:table-cell office:value-type="float" office:value="-1.349952">
                <text:p>-1.3499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2000000000044">
                <text:p>1.02000000000044</text:p>
              </table:table-cell>
              <table:table-cell office:value-type="float" office:value="-0.292846">
                <text:p>-0.292846</text:p>
              </table:table-cell>
              <table:table-cell office:value-type="float" office:value="-1.353577">
                <text:p>-1.3535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999999999884">
                <text:p>1.02999999999884</text:p>
              </table:table-cell>
              <table:table-cell office:value-type="float" office:value="-0.268538">
                <text:p>-0.268538</text:p>
              </table:table-cell>
              <table:table-cell office:value-type="float" office:value="-1.365731">
                <text:p>-1.3657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999999999905">
                <text:p>1.03999999999905</text:p>
              </table:table-cell>
              <table:table-cell office:value-type="float" office:value="-0.257067">
                <text:p>-0.257067</text:p>
              </table:table-cell>
              <table:table-cell office:value-type="float" office:value="-1.371467">
                <text:p>-1.3714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999999999927">
                <text:p>1.04999999999927</text:p>
              </table:table-cell>
              <table:table-cell office:value-type="float" office:value="-0.263771">
                <text:p>-0.263771</text:p>
              </table:table-cell>
              <table:table-cell office:value-type="float" office:value="-1.368114">
                <text:p>-1.3681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999999999949">
                <text:p>1.05999999999949</text:p>
              </table:table-cell>
              <table:table-cell office:value-type="float" office:value="-0.248988">
                <text:p>-0.248988</text:p>
              </table:table-cell>
              <table:table-cell office:value-type="float" office:value="-1.375506">
                <text:p>-1.3755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999999999971">
                <text:p>1.06999999999971</text:p>
              </table:table-cell>
              <table:table-cell office:value-type="float" office:value="-0.221182">
                <text:p>-0.221182</text:p>
              </table:table-cell>
              <table:table-cell office:value-type="float" office:value="-1.389409">
                <text:p>-1.3894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999999999993">
                <text:p>1.07999999999993</text:p>
              </table:table-cell>
              <table:table-cell office:value-type="float" office:value="-0.193836">
                <text:p>-0.193836</text:p>
              </table:table-cell>
              <table:table-cell office:value-type="float" office:value="-1.403082">
                <text:p>-1.4030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999999999993">
                <text:p>1.07999999999993</text:p>
              </table:table-cell>
              <table:table-cell office:value-type="float" office:value="-0.193836">
                <text:p>-0.193836</text:p>
              </table:table-cell>
              <table:table-cell office:value-type="float" office:value="-1.403082">
                <text:p>-1.4030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0000000000036">
                <text:p>1.10000000000036</text:p>
              </table:table-cell>
              <table:table-cell office:value-type="float" office:value="-0.147448">
                <text:p>-0.147448</text:p>
              </table:table-cell>
              <table:table-cell office:value-type="float" office:value="-1.426276">
                <text:p>-1.4262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1000000000058">
                <text:p>1.11000000000058</text:p>
              </table:table-cell>
              <table:table-cell office:value-type="float" office:value="-0.115052">
                <text:p>-0.115052</text:p>
              </table:table-cell>
              <table:table-cell office:value-type="float" office:value="-1.442474">
                <text:p>-1.4424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999999999898">
                <text:p>1.11999999999898</text:p>
              </table:table-cell>
              <table:table-cell office:value-type="float" office:value="-0.10691">
                <text:p>-0.10691</text:p>
              </table:table-cell>
              <table:table-cell office:value-type="float" office:value="-1.446545">
                <text:p>-1.4465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99999999992">
                <text:p>1.1299999999992</text:p>
              </table:table-cell>
              <table:table-cell office:value-type="float" office:value="-0.10419">
                <text:p>-0.10419</text:p>
              </table:table-cell>
              <table:table-cell office:value-type="float" office:value="-1.447905">
                <text:p>-1.4479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999999999942">
                <text:p>1.13999999999942</text:p>
              </table:table-cell>
              <table:table-cell office:value-type="float" office:value="-0.106194">
                <text:p>-0.106194</text:p>
              </table:table-cell>
              <table:table-cell office:value-type="float" office:value="-1.446903">
                <text:p>-1.4469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999999999964">
                <text:p>1.14999999999964</text:p>
              </table:table-cell>
              <table:table-cell office:value-type="float" office:value="-0.123199">
                <text:p>-0.123199</text:p>
              </table:table-cell>
              <table:table-cell office:value-type="float" office:value="-1.4384">
                <text:p>-1.43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999999999985">
                <text:p>1.15999999999985</text:p>
              </table:table-cell>
              <table:table-cell office:value-type="float" office:value="-0.132734">
                <text:p>-0.132734</text:p>
              </table:table-cell>
              <table:table-cell office:value-type="float" office:value="-1.433633">
                <text:p>-1.4336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7000000000007">
                <text:p>1.17000000000007</text:p>
              </table:table-cell>
              <table:table-cell office:value-type="float" office:value="-0.108264">
                <text:p>-0.108264</text:p>
              </table:table-cell>
              <table:table-cell office:value-type="float" office:value="-1.445868">
                <text:p>-1.4458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8000000000029">
                <text:p>1.18000000000029</text:p>
              </table:table-cell>
              <table:table-cell office:value-type="float" office:value="-0.101512">
                <text:p>-0.101512</text:p>
              </table:table-cell>
              <table:table-cell office:value-type="float" office:value="-1.449244">
                <text:p>-1.4492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9000000000051">
                <text:p>1.19000000000051</text:p>
              </table:table-cell>
              <table:table-cell office:value-type="float" office:value="-0.089991">
                <text:p>-0.089991</text:p>
              </table:table-cell>
              <table:table-cell office:value-type="float" office:value="-1.455004">
                <text:p>-1.4550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999999999891">
                <text:p>1.19999999999891</text:p>
              </table:table-cell>
              <table:table-cell office:value-type="float" office:value="-0.070099">
                <text:p>-0.070099</text:p>
              </table:table-cell>
              <table:table-cell office:value-type="float" office:value="-1.46495">
                <text:p>-1.464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0999999999913">
                <text:p>1.20999999999913</text:p>
              </table:table-cell>
              <table:table-cell office:value-type="float" office:value="-0.071026">
                <text:p>-0.071026</text:p>
              </table:table-cell>
              <table:table-cell office:value-type="float" office:value="-1.464487">
                <text:p>-1.4644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999999999935">
                <text:p>1.21999999999935</text:p>
              </table:table-cell>
              <table:table-cell office:value-type="float" office:value="-0.086525">
                <text:p>-0.086525</text:p>
              </table:table-cell>
              <table:table-cell office:value-type="float" office:value="-1.456738">
                <text:p>-1.4567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999999999956">
                <text:p>1.22999999999956</text:p>
              </table:table-cell>
              <table:table-cell office:value-type="float" office:value="-0.071493">
                <text:p>-0.071493</text:p>
              </table:table-cell>
              <table:table-cell office:value-type="float" office:value="-1.464253">
                <text:p>-1.4642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999999999978">
                <text:p>1.23999999999978</text:p>
              </table:table-cell>
              <table:table-cell office:value-type="float" office:value="-0.082791">
                <text:p>-0.082791</text:p>
              </table:table-cell>
              <table:table-cell office:value-type="float" office:value="-1.458605">
                <text:p>-1.4586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6000000000022">
                <text:p>1.26000000000022</text:p>
              </table:table-cell>
              <table:table-cell office:value-type="float" office:value="-0.069936">
                <text:p>-0.069936</text:p>
              </table:table-cell>
              <table:table-cell office:value-type="float" office:value="-1.465032">
                <text:p>-1.4650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6000000000022">
                <text:p>1.26000000000022</text:p>
              </table:table-cell>
              <table:table-cell office:value-type="float" office:value="-0.069936">
                <text:p>-0.069936</text:p>
              </table:table-cell>
              <table:table-cell office:value-type="float" office:value="-1.465032">
                <text:p>-1.4650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7000000000044">
                <text:p>1.27000000000044</text:p>
              </table:table-cell>
              <table:table-cell office:value-type="float" office:value="-0.07634">
                <text:p>-0.07634</text:p>
              </table:table-cell>
              <table:table-cell office:value-type="float" office:value="-1.46183">
                <text:p>-1.461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8999999999905">
                <text:p>1.28999999999905</text:p>
              </table:table-cell>
              <table:table-cell office:value-type="float" office:value="-0.083204">
                <text:p>-0.083204</text:p>
              </table:table-cell>
              <table:table-cell office:value-type="float" office:value="-1.458398">
                <text:p>-1.4583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999999999905">
                <text:p>1.28999999999905</text:p>
              </table:table-cell>
              <table:table-cell office:value-type="float" office:value="-0.083204">
                <text:p>-0.083204</text:p>
              </table:table-cell>
              <table:table-cell office:value-type="float" office:value="-1.458398">
                <text:p>-1.458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0999999999949">
                <text:p>1.30999999999949</text:p>
              </table:table-cell>
              <table:table-cell office:value-type="float" office:value="-0.072458">
                <text:p>-0.072458</text:p>
              </table:table-cell>
              <table:table-cell office:value-type="float" office:value="-1.463771">
                <text:p>-1.4637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0999999999949">
                <text:p>1.30999999999949</text:p>
              </table:table-cell>
              <table:table-cell office:value-type="float" office:value="-0.072458">
                <text:p>-0.072458</text:p>
              </table:table-cell>
              <table:table-cell office:value-type="float" office:value="-1.463771">
                <text:p>-1.4637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2999999999993">
                <text:p>1.32999999999993</text:p>
              </table:table-cell>
              <table:table-cell office:value-type="float" office:value="-0.0374">
                <text:p>-0.0374</text:p>
              </table:table-cell>
              <table:table-cell office:value-type="float" office:value="-1.4813">
                <text:p>-1.48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999999999993">
                <text:p>1.32999999999993</text:p>
              </table:table-cell>
              <table:table-cell office:value-type="float" office:value="-0.0374">
                <text:p>-0.0374</text:p>
              </table:table-cell>
              <table:table-cell office:value-type="float" office:value="-1.4813">
                <text:p>-1.48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4000000000015">
                <text:p>1.34000000000015</text:p>
              </table:table-cell>
              <table:table-cell office:value-type="float" office:value="-0.041193">
                <text:p>-0.041193</text:p>
              </table:table-cell>
              <table:table-cell office:value-type="float" office:value="-1.479403">
                <text:p>-1.4794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6000000000058">
                <text:p>1.36000000000058</text:p>
              </table:table-cell>
              <table:table-cell office:value-type="float" office:value="-0.061889">
                <text:p>-0.061889</text:p>
              </table:table-cell>
              <table:table-cell office:value-type="float" office:value="-1.469055">
                <text:p>-1.4690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6999999999898">
                <text:p>1.36999999999898</text:p>
              </table:table-cell>
              <table:table-cell office:value-type="float" office:value="-0.068864">
                <text:p>-0.068864</text:p>
              </table:table-cell>
              <table:table-cell office:value-type="float" office:value="-1.465568">
                <text:p>-1.4655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999999999898">
                <text:p>1.36999999999898</text:p>
              </table:table-cell>
              <table:table-cell office:value-type="float" office:value="-0.068864">
                <text:p>-0.068864</text:p>
              </table:table-cell>
              <table:table-cell office:value-type="float" office:value="-1.465568">
                <text:p>-1.4655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8999999999942">
                <text:p>1.38999999999942</text:p>
              </table:table-cell>
              <table:table-cell office:value-type="float" office:value="-0.058844">
                <text:p>-0.058844</text:p>
              </table:table-cell>
              <table:table-cell office:value-type="float" office:value="-1.470578">
                <text:p>-1.4705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999999999942">
                <text:p>1.38999999999942</text:p>
              </table:table-cell>
              <table:table-cell office:value-type="float" office:value="-0.058844">
                <text:p>-0.058844</text:p>
              </table:table-cell>
              <table:table-cell office:value-type="float" office:value="-1.470578">
                <text:p>-1.4705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0999999999985">
                <text:p>1.40999999999985</text:p>
              </table:table-cell>
              <table:table-cell office:value-type="float" office:value="-0.010808">
                <text:p>-0.010808</text:p>
              </table:table-cell>
              <table:table-cell office:value-type="float" office:value="-1.494596">
                <text:p>-1.4945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0999999999985">
                <text:p>1.40999999999985</text:p>
              </table:table-cell>
              <table:table-cell office:value-type="float" office:value="-0.010808">
                <text:p>-0.010808</text:p>
              </table:table-cell>
              <table:table-cell office:value-type="float" office:value="-1.494596">
                <text:p>-1.4945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3000000000029">
                <text:p>1.43000000000029</text:p>
              </table:table-cell>
              <table:table-cell office:value-type="float" office:value="-0.004791">
                <text:p>-0.004791</text:p>
              </table:table-cell>
              <table:table-cell office:value-type="float" office:value="-1.497605">
                <text:p>-1.4976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4000000000051">
                <text:p>1.44000000000051</text:p>
              </table:table-cell>
              <table:table-cell office:value-type="float" office:value="-0.006459">
                <text:p>-0.006459</text:p>
              </table:table-cell>
              <table:table-cell office:value-type="float" office:value="-1.49677">
                <text:p>-1.496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4000000000051">
                <text:p>1.44000000000051</text:p>
              </table:table-cell>
              <table:table-cell office:value-type="float" office:value="-0.006459">
                <text:p>-0.006459</text:p>
              </table:table-cell>
              <table:table-cell office:value-type="float" office:value="-1.49677">
                <text:p>-1.496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5999999999913">
                <text:p>1.45999999999913</text:p>
              </table:table-cell>
              <table:table-cell office:value-type="float" office:value="0.007802">
                <text:p>0.007802</text:p>
              </table:table-cell>
              <table:table-cell office:value-type="float" office:value="-1.503901">
                <text:p>-1.5039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6999999999935">
                <text:p>1.46999999999935</text:p>
              </table:table-cell>
              <table:table-cell office:value-type="float" office:value="0.027941">
                <text:p>0.027941</text:p>
              </table:table-cell>
              <table:table-cell office:value-type="float" office:value="-1.51397">
                <text:p>-1.513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999999999935">
                <text:p>1.46999999999935</text:p>
              </table:table-cell>
              <table:table-cell office:value-type="float" office:value="0.027941">
                <text:p>0.027941</text:p>
              </table:table-cell>
              <table:table-cell office:value-type="float" office:value="-1.51397">
                <text:p>-1.513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8999999999978">
                <text:p>1.48999999999978</text:p>
              </table:table-cell>
              <table:table-cell office:value-type="float" office:value="0.054152">
                <text:p>0.054152</text:p>
              </table:table-cell>
              <table:table-cell office:value-type="float" office:value="-1.527076">
                <text:p>-1.5270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">
                <text:p>1.5</text:p>
              </table:table-cell>
              <table:table-cell office:value-type="float" office:value="0.052609">
                <text:p>0.052609</text:p>
              </table:table-cell>
              <table:table-cell office:value-type="float" office:value="-1.526305">
                <text:p>-1.5263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">
                <text:p>1.5</text:p>
              </table:table-cell>
              <table:table-cell office:value-type="float" office:value="0.052609">
                <text:p>0.052609</text:p>
              </table:table-cell>
              <table:table-cell office:value-type="float" office:value="-1.526305">
                <text:p>-1.5263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2000000000044">
                <text:p>1.52000000000044</text:p>
              </table:table-cell>
              <table:table-cell office:value-type="float" office:value="0.042948">
                <text:p>0.042948</text:p>
              </table:table-cell>
              <table:table-cell office:value-type="float" office:value="-1.521474">
                <text:p>-1.5214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2999999999884">
                <text:p>1.52999999999884</text:p>
              </table:table-cell>
              <table:table-cell office:value-type="float" office:value="0.023202">
                <text:p>0.023202</text:p>
              </table:table-cell>
              <table:table-cell office:value-type="float" office:value="-1.511601">
                <text:p>-1.5116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3999999999905">
                <text:p>1.53999999999905</text:p>
              </table:table-cell>
              <table:table-cell office:value-type="float" office:value="0.011516">
                <text:p>0.011516</text:p>
              </table:table-cell>
              <table:table-cell office:value-type="float" office:value="-1.505758">
                <text:p>-1.5057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4999999999927">
                <text:p>1.54999999999927</text:p>
              </table:table-cell>
              <table:table-cell office:value-type="float" office:value="0.018193">
                <text:p>0.018193</text:p>
              </table:table-cell>
              <table:table-cell office:value-type="float" office:value="-1.509096">
                <text:p>-1.5090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5999999999949">
                <text:p>1.55999999999949</text:p>
              </table:table-cell>
              <table:table-cell office:value-type="float" office:value="-0.000173">
                <text:p>-0.000173</text:p>
              </table:table-cell>
              <table:table-cell office:value-type="float" office:value="-1.499914">
                <text:p>-1.4999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6999999999971">
                <text:p>1.56999999999971</text:p>
              </table:table-cell>
              <table:table-cell office:value-type="float" office:value="-0.011843">
                <text:p>-0.011843</text:p>
              </table:table-cell>
              <table:table-cell office:value-type="float" office:value="-1.494079">
                <text:p>-1.4940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7999999999993">
                <text:p>1.57999999999993</text:p>
              </table:table-cell>
              <table:table-cell office:value-type="float" office:value="0.000812">
                <text:p>0.000812</text:p>
              </table:table-cell>
              <table:table-cell office:value-type="float" office:value="-1.500406">
                <text:p>-1.5004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9000000000015">
                <text:p>1.59000000000015</text:p>
              </table:table-cell>
              <table:table-cell office:value-type="float" office:value="-0.02292">
                <text:p>-0.02292</text:p>
              </table:table-cell>
              <table:table-cell office:value-type="float" office:value="-1.48854">
                <text:p>-1.488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0000000000036">
                <text:p>1.60000000000036</text:p>
              </table:table-cell>
              <table:table-cell office:value-type="float" office:value="-0.041929">
                <text:p>-0.041929</text:p>
              </table:table-cell>
              <table:table-cell office:value-type="float" office:value="-1.479035">
                <text:p>-1.4790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0000000000036">
                <text:p>1.60000000000036</text:p>
              </table:table-cell>
              <table:table-cell office:value-type="float" office:value="-0.041929">
                <text:p>-0.041929</text:p>
              </table:table-cell>
              <table:table-cell office:value-type="float" office:value="-1.479035">
                <text:p>-1.4790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0000000000036">
                <text:p>1.60000000000036</text:p>
              </table:table-cell>
              <table:table-cell office:value-type="float" office:value="-0.041929">
                <text:p>-0.041929</text:p>
              </table:table-cell>
              <table:table-cell office:value-type="float" office:value="-1.479035">
                <text:p>-1.4790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299999999992">
                <text:p>1.6299999999992</text:p>
              </table:table-cell>
              <table:table-cell office:value-type="float" office:value="-0.060015">
                <text:p>-0.060015</text:p>
              </table:table-cell>
              <table:table-cell office:value-type="float" office:value="-1.469992">
                <text:p>-1.4699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3999999999942">
                <text:p>1.63999999999942</text:p>
              </table:table-cell>
              <table:table-cell office:value-type="float" office:value="-0.043211">
                <text:p>-0.043211</text:p>
              </table:table-cell>
              <table:table-cell office:value-type="float" office:value="-1.478394">
                <text:p>-1.4783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4999999999964">
                <text:p>1.64999999999964</text:p>
              </table:table-cell>
              <table:table-cell office:value-type="float" office:value="-0.06077">
                <text:p>-0.06077</text:p>
              </table:table-cell>
              <table:table-cell office:value-type="float" office:value="-1.469615">
                <text:p>-1.4696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5999999999985">
                <text:p>1.65999999999985</text:p>
              </table:table-cell>
              <table:table-cell office:value-type="float" office:value="-0.080437">
                <text:p>-0.080437</text:p>
              </table:table-cell>
              <table:table-cell office:value-type="float" office:value="-1.459781">
                <text:p>-1.4597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7000000000007">
                <text:p>1.67000000000007</text:p>
              </table:table-cell>
              <table:table-cell office:value-type="float" office:value="-0.077737">
                <text:p>-0.077737</text:p>
              </table:table-cell>
              <table:table-cell office:value-type="float" office:value="-1.461132">
                <text:p>-1.4611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8000000000029">
                <text:p>1.68000000000029</text:p>
              </table:table-cell>
              <table:table-cell office:value-type="float" office:value="-0.105681">
                <text:p>-0.105681</text:p>
              </table:table-cell>
              <table:table-cell office:value-type="float" office:value="-1.44716">
                <text:p>-1.447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9000000000051">
                <text:p>1.69000000000051</text:p>
              </table:table-cell>
              <table:table-cell office:value-type="float" office:value="-0.114903">
                <text:p>-0.114903</text:p>
              </table:table-cell>
              <table:table-cell office:value-type="float" office:value="-1.442549">
                <text:p>-1.4425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9999999999891">
                <text:p>1.69999999999891</text:p>
              </table:table-cell>
              <table:table-cell office:value-type="float" office:value="-0.102877">
                <text:p>-0.102877</text:p>
              </table:table-cell>
              <table:table-cell office:value-type="float" office:value="-1.448562">
                <text:p>-1.4485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0999999999913">
                <text:p>1.70999999999913</text:p>
              </table:table-cell>
              <table:table-cell office:value-type="float" office:value="-0.105438">
                <text:p>-0.105438</text:p>
              </table:table-cell>
              <table:table-cell office:value-type="float" office:value="-1.447281">
                <text:p>-1.4472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1999999999935">
                <text:p>1.71999999999935</text:p>
              </table:table-cell>
              <table:table-cell office:value-type="float" office:value="-0.101794">
                <text:p>-0.101794</text:p>
              </table:table-cell>
              <table:table-cell office:value-type="float" office:value="-1.449103">
                <text:p>-1.4491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2999999999956">
                <text:p>1.72999999999956</text:p>
              </table:table-cell>
              <table:table-cell office:value-type="float" office:value="-0.091436">
                <text:p>-0.091436</text:p>
              </table:table-cell>
              <table:table-cell office:value-type="float" office:value="-1.454282">
                <text:p>-1.4542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999999999956">
                <text:p>1.72999999999956</text:p>
              </table:table-cell>
              <table:table-cell office:value-type="float" office:value="-0.091436">
                <text:p>-0.091436</text:p>
              </table:table-cell>
              <table:table-cell office:value-type="float" office:value="-1.454282">
                <text:p>-1.4542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999999999956">
                <text:p>1.72999999999956</text:p>
              </table:table-cell>
              <table:table-cell office:value-type="float" office:value="-0.091436">
                <text:p>-0.091436</text:p>
              </table:table-cell>
              <table:table-cell office:value-type="float" office:value="-1.454282">
                <text:p>-1.4542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7000000000044">
                <text:p>1.77000000000044</text:p>
              </table:table-cell>
              <table:table-cell office:value-type="float" office:value="-0.143719">
                <text:p>-0.143719</text:p>
              </table:table-cell>
              <table:table-cell office:value-type="float" office:value="-1.42814">
                <text:p>-1.428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7000000000044">
                <text:p>1.77000000000044</text:p>
              </table:table-cell>
              <table:table-cell office:value-type="float" office:value="-0.143719">
                <text:p>-0.143719</text:p>
              </table:table-cell>
              <table:table-cell office:value-type="float" office:value="-1.42814">
                <text:p>-1.428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7999999999884">
                <text:p>1.77999999999884</text:p>
              </table:table-cell>
              <table:table-cell office:value-type="float" office:value="-0.178602">
                <text:p>-0.178602</text:p>
              </table:table-cell>
              <table:table-cell office:value-type="float" office:value="-1.410699">
                <text:p>-1.4106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9999999999927">
                <text:p>1.79999999999927</text:p>
              </table:table-cell>
              <table:table-cell office:value-type="float" office:value="-0.198816">
                <text:p>-0.198816</text:p>
              </table:table-cell>
              <table:table-cell office:value-type="float" office:value="-1.400592">
                <text:p>-1.4005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9999999999927">
                <text:p>1.79999999999927</text:p>
              </table:table-cell>
              <table:table-cell office:value-type="float" office:value="-0.198816">
                <text:p>-0.198816</text:p>
              </table:table-cell>
              <table:table-cell office:value-type="float" office:value="-1.400592">
                <text:p>-1.4005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0999999999949">
                <text:p>1.80999999999949</text:p>
              </table:table-cell>
              <table:table-cell office:value-type="float" office:value="-0.19641">
                <text:p>-0.19641</text:p>
              </table:table-cell>
              <table:table-cell office:value-type="float" office:value="-1.401795">
                <text:p>-1.4017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2999999999993">
                <text:p>1.82999999999993</text:p>
              </table:table-cell>
              <table:table-cell office:value-type="float" office:value="-0.154943">
                <text:p>-0.154943</text:p>
              </table:table-cell>
              <table:table-cell office:value-type="float" office:value="-1.422528">
                <text:p>-1.4225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2999999999993">
                <text:p>1.82999999999993</text:p>
              </table:table-cell>
              <table:table-cell office:value-type="float" office:value="-0.154943">
                <text:p>-0.154943</text:p>
              </table:table-cell>
              <table:table-cell office:value-type="float" office:value="-1.422528">
                <text:p>-1.4225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4000000000015">
                <text:p>1.84000000000015</text:p>
              </table:table-cell>
              <table:table-cell office:value-type="float" office:value="-0.164846">
                <text:p>-0.164846</text:p>
              </table:table-cell>
              <table:table-cell office:value-type="float" office:value="-1.417577">
                <text:p>-1.4175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6000000000058">
                <text:p>1.86000000000058</text:p>
              </table:table-cell>
              <table:table-cell office:value-type="float" office:value="-0.115354">
                <text:p>-0.115354</text:p>
              </table:table-cell>
              <table:table-cell office:value-type="float" office:value="-1.442323">
                <text:p>-1.4423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6000000000058">
                <text:p>1.86000000000058</text:p>
              </table:table-cell>
              <table:table-cell office:value-type="float" office:value="-0.115354">
                <text:p>-0.115354</text:p>
              </table:table-cell>
              <table:table-cell office:value-type="float" office:value="-1.442323">
                <text:p>-1.4423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6000000000058">
                <text:p>1.86000000000058</text:p>
              </table:table-cell>
              <table:table-cell office:value-type="float" office:value="-0.115354">
                <text:p>-0.115354</text:p>
              </table:table-cell>
              <table:table-cell office:value-type="float" office:value="-1.442323">
                <text:p>-1.442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8999999999942">
                <text:p>1.88999999999942</text:p>
              </table:table-cell>
              <table:table-cell office:value-type="float" office:value="-0.119338">
                <text:p>-0.119338</text:p>
              </table:table-cell>
              <table:table-cell office:value-type="float" office:value="-1.440331">
                <text:p>-1.4403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9999999999964">
                <text:p>1.89999999999964</text:p>
              </table:table-cell>
              <table:table-cell office:value-type="float" office:value="-0.141818">
                <text:p>-0.141818</text:p>
              </table:table-cell>
              <table:table-cell office:value-type="float" office:value="-1.429091">
                <text:p>-1.4290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9999999999964">
                <text:p>1.89999999999964</text:p>
              </table:table-cell>
              <table:table-cell office:value-type="float" office:value="-0.141818">
                <text:p>-0.141818</text:p>
              </table:table-cell>
              <table:table-cell office:value-type="float" office:value="-1.429091">
                <text:p>-1.4290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2000000000007">
                <text:p>1.92000000000007</text:p>
              </table:table-cell>
              <table:table-cell office:value-type="float" office:value="-0.134016">
                <text:p>-0.134016</text:p>
              </table:table-cell>
              <table:table-cell office:value-type="float" office:value="-1.432992">
                <text:p>-1.4329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2000000000007">
                <text:p>1.92000000000007</text:p>
              </table:table-cell>
              <table:table-cell office:value-type="float" office:value="-0.134016">
                <text:p>-0.134016</text:p>
              </table:table-cell>
              <table:table-cell office:value-type="float" office:value="-1.432992">
                <text:p>-1.4329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4000000000051">
                <text:p>1.94000000000051</text:p>
              </table:table-cell>
              <table:table-cell office:value-type="float" office:value="-0.151921">
                <text:p>-0.151921</text:p>
              </table:table-cell>
              <table:table-cell office:value-type="float" office:value="-1.424039">
                <text:p>-1.4240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4000000000051">
                <text:p>1.94000000000051</text:p>
              </table:table-cell>
              <table:table-cell office:value-type="float" office:value="-0.151921">
                <text:p>-0.151921</text:p>
              </table:table-cell>
              <table:table-cell office:value-type="float" office:value="-1.424039">
                <text:p>-1.424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5999999999913">
                <text:p>1.95999999999913</text:p>
              </table:table-cell>
              <table:table-cell office:value-type="float" office:value="-0.165079">
                <text:p>-0.165079</text:p>
              </table:table-cell>
              <table:table-cell office:value-type="float" office:value="-1.41746">
                <text:p>-1.417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5999999999913">
                <text:p>1.95999999999913</text:p>
              </table:table-cell>
              <table:table-cell office:value-type="float" office:value="-0.165079">
                <text:p>-0.165079</text:p>
              </table:table-cell>
              <table:table-cell office:value-type="float" office:value="-1.41746">
                <text:p>-1.417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7999999999956">
                <text:p>1.97999999999956</text:p>
              </table:table-cell>
              <table:table-cell office:value-type="float" office:value="-0.116924">
                <text:p>-0.116924</text:p>
              </table:table-cell>
              <table:table-cell office:value-type="float" office:value="-1.441538">
                <text:p>-1.4415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8999999999978">
                <text:p>1.98999999999978</text:p>
              </table:table-cell>
              <table:table-cell office:value-type="float" office:value="-0.10495">
                <text:p>-0.10495</text:p>
              </table:table-cell>
              <table:table-cell office:value-type="float" office:value="-1.447525">
                <text:p>-1.4475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8999999999978">
                <text:p>1.98999999999978</text:p>
              </table:table-cell>
              <table:table-cell office:value-type="float" office:value="-0.10495">
                <text:p>-0.10495</text:p>
              </table:table-cell>
              <table:table-cell office:value-type="float" office:value="-1.447525">
                <text:p>-1.4475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999999999978">
                <text:p>1.98999999999978</text:p>
              </table:table-cell>
              <table:table-cell office:value-type="float" office:value="-0.10495">
                <text:p>-0.10495</text:p>
              </table:table-cell>
              <table:table-cell office:value-type="float" office:value="-1.447525">
                <text:p>-1.4475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2000000000044">
                <text:p>2.02000000000044</text:p>
              </table:table-cell>
              <table:table-cell office:value-type="float" office:value="-0.10467">
                <text:p>-0.10467</text:p>
              </table:table-cell>
              <table:table-cell office:value-type="float" office:value="-1.447665">
                <text:p>-1.4476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2999999999884">
                <text:p>2.02999999999884</text:p>
              </table:table-cell>
              <table:table-cell office:value-type="float" office:value="-0.121326">
                <text:p>-0.121326</text:p>
              </table:table-cell>
              <table:table-cell office:value-type="float" office:value="-1.439337">
                <text:p>-1.4393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3999999999905">
                <text:p>2.03999999999905</text:p>
              </table:table-cell>
              <table:table-cell office:value-type="float" office:value="-0.16955">
                <text:p>-0.16955</text:p>
              </table:table-cell>
              <table:table-cell office:value-type="float" office:value="-1.415225">
                <text:p>-1.4152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4999999999927">
                <text:p>2.04999999999927</text:p>
              </table:table-cell>
              <table:table-cell office:value-type="float" office:value="-0.173044">
                <text:p>-0.173044</text:p>
              </table:table-cell>
              <table:table-cell office:value-type="float" office:value="-1.413478">
                <text:p>-1.4134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5999999999949">
                <text:p>2.05999999999949</text:p>
              </table:table-cell>
              <table:table-cell office:value-type="float" office:value="-0.184571">
                <text:p>-0.184571</text:p>
              </table:table-cell>
              <table:table-cell office:value-type="float" office:value="-1.407714">
                <text:p>-1.4077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6999999999971">
                <text:p>2.06999999999971</text:p>
              </table:table-cell>
              <table:table-cell office:value-type="float" office:value="-0.183903">
                <text:p>-0.183903</text:p>
              </table:table-cell>
              <table:table-cell office:value-type="float" office:value="-1.408048">
                <text:p>-1.4080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7999999999993">
                <text:p>2.07999999999993</text:p>
              </table:table-cell>
              <table:table-cell office:value-type="float" office:value="-0.154673">
                <text:p>-0.154673</text:p>
              </table:table-cell>
              <table:table-cell office:value-type="float" office:value="-1.422664">
                <text:p>-1.4226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9000000000015">
                <text:p>2.09000000000015</text:p>
              </table:table-cell>
              <table:table-cell office:value-type="float" office:value="-0.168695">
                <text:p>-0.168695</text:p>
              </table:table-cell>
              <table:table-cell office:value-type="float" office:value="-1.415652">
                <text:p>-1.4156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0000000000036">
                <text:p>2.10000000000036</text:p>
              </table:table-cell>
              <table:table-cell office:value-type="float" office:value="-0.185064">
                <text:p>-0.185064</text:p>
              </table:table-cell>
              <table:table-cell office:value-type="float" office:value="-1.407468">
                <text:p>-1.4074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1000000000058">
                <text:p>2.11000000000058</text:p>
              </table:table-cell>
              <table:table-cell office:value-type="float" office:value="-0.186446">
                <text:p>-0.186446</text:p>
              </table:table-cell>
              <table:table-cell office:value-type="float" office:value="-1.406777">
                <text:p>-1.4067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1999999999898">
                <text:p>2.11999999999898</text:p>
              </table:table-cell>
              <table:table-cell office:value-type="float" office:value="-0.201561">
                <text:p>-0.201561</text:p>
              </table:table-cell>
              <table:table-cell office:value-type="float" office:value="-1.39922">
                <text:p>-1.399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1999999999898">
                <text:p>2.11999999999898</text:p>
              </table:table-cell>
              <table:table-cell office:value-type="float" office:value="-0.201561">
                <text:p>-0.201561</text:p>
              </table:table-cell>
              <table:table-cell office:value-type="float" office:value="-1.39922">
                <text:p>-1.399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3999999999942">
                <text:p>2.13999999999942</text:p>
              </table:table-cell>
              <table:table-cell office:value-type="float" office:value="-0.236647">
                <text:p>-0.236647</text:p>
              </table:table-cell>
              <table:table-cell office:value-type="float" office:value="-1.381676">
                <text:p>-1.3816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4999999999964">
                <text:p>2.14999999999964</text:p>
              </table:table-cell>
              <table:table-cell office:value-type="float" office:value="-0.25716">
                <text:p>-0.25716</text:p>
              </table:table-cell>
              <table:table-cell office:value-type="float" office:value="-1.37142">
                <text:p>-1.371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7000000000007">
                <text:p>2.17000000000007</text:p>
              </table:table-cell>
              <table:table-cell office:value-type="float" office:value="-0.293631">
                <text:p>-0.293631</text:p>
              </table:table-cell>
              <table:table-cell office:value-type="float" office:value="-1.353184">
                <text:p>-1.3531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7000000000007">
                <text:p>2.17000000000007</text:p>
              </table:table-cell>
              <table:table-cell office:value-type="float" office:value="-0.293631">
                <text:p>-0.293631</text:p>
              </table:table-cell>
              <table:table-cell office:value-type="float" office:value="-1.353184">
                <text:p>-1.3531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8000000000029">
                <text:p>2.18000000000029</text:p>
              </table:table-cell>
              <table:table-cell office:value-type="float" office:value="-0.296733">
                <text:p>-0.296733</text:p>
              </table:table-cell>
              <table:table-cell office:value-type="float" office:value="-1.351633">
                <text:p>-1.3516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9000000000051">
                <text:p>2.19000000000051</text:p>
              </table:table-cell>
              <table:table-cell office:value-type="float" office:value="-0.305312">
                <text:p>-0.305312</text:p>
              </table:table-cell>
              <table:table-cell office:value-type="float" office:value="-1.347344">
                <text:p>-1.3473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0999999999913">
                <text:p>2.20999999999913</text:p>
              </table:table-cell>
              <table:table-cell office:value-type="float" office:value="-0.311038">
                <text:p>-0.311038</text:p>
              </table:table-cell>
              <table:table-cell office:value-type="float" office:value="-1.344481">
                <text:p>-1.3444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0999999999913">
                <text:p>2.20999999999913</text:p>
              </table:table-cell>
              <table:table-cell office:value-type="float" office:value="-0.311038">
                <text:p>-0.311038</text:p>
              </table:table-cell>
              <table:table-cell office:value-type="float" office:value="-1.344481">
                <text:p>-1.3444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21999999999935">
                <text:p>2.21999999999935</text:p>
              </table:table-cell>
              <table:table-cell office:value-type="float" office:value="-0.33072">
                <text:p>-0.33072</text:p>
              </table:table-cell>
              <table:table-cell office:value-type="float" office:value="-1.33464">
                <text:p>-1.334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3999999999978">
                <text:p>2.23999999999978</text:p>
              </table:table-cell>
              <table:table-cell office:value-type="float" office:value="-0.325921">
                <text:p>-0.325921</text:p>
              </table:table-cell>
              <table:table-cell office:value-type="float" office:value="-1.33704">
                <text:p>-1.337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3999999999978">
                <text:p>2.23999999999978</text:p>
              </table:table-cell>
              <table:table-cell office:value-type="float" office:value="-0.325921">
                <text:p>-0.325921</text:p>
              </table:table-cell>
              <table:table-cell office:value-type="float" office:value="-1.33704">
                <text:p>-1.337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3999999999978">
                <text:p>2.23999999999978</text:p>
              </table:table-cell>
              <table:table-cell office:value-type="float" office:value="-0.325921">
                <text:p>-0.325921</text:p>
              </table:table-cell>
              <table:table-cell office:value-type="float" office:value="-1.33704">
                <text:p>-1.337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999999999978">
                <text:p>2.23999999999978</text:p>
              </table:table-cell>
              <table:table-cell office:value-type="float" office:value="-0.325921">
                <text:p>-0.325921</text:p>
              </table:table-cell>
              <table:table-cell office:value-type="float" office:value="-1.33704">
                <text:p>-1.337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7999999999884">
                <text:p>2.27999999999884</text:p>
              </table:table-cell>
              <table:table-cell office:value-type="float" office:value="-0.377578">
                <text:p>-0.377578</text:p>
              </table:table-cell>
              <table:table-cell office:value-type="float" office:value="-1.311211">
                <text:p>-1.3112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7999999999884">
                <text:p>2.27999999999884</text:p>
              </table:table-cell>
              <table:table-cell office:value-type="float" office:value="-0.377578">
                <text:p>-0.377578</text:p>
              </table:table-cell>
              <table:table-cell office:value-type="float" office:value="-1.311211">
                <text:p>-1.3112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8999999999905">
                <text:p>2.28999999999905</text:p>
              </table:table-cell>
              <table:table-cell office:value-type="float" office:value="-0.391166">
                <text:p>-0.391166</text:p>
              </table:table-cell>
              <table:table-cell office:value-type="float" office:value="-1.304417">
                <text:p>-1.3044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0999999999949">
                <text:p>2.30999999999949</text:p>
              </table:table-cell>
              <table:table-cell office:value-type="float" office:value="-0.408127">
                <text:p>-0.408127</text:p>
              </table:table-cell>
              <table:table-cell office:value-type="float" office:value="-1.295936">
                <text:p>-1.2959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0999999999949">
                <text:p>2.30999999999949</text:p>
              </table:table-cell>
              <table:table-cell office:value-type="float" office:value="-0.408127">
                <text:p>-0.408127</text:p>
              </table:table-cell>
              <table:table-cell office:value-type="float" office:value="-1.295936">
                <text:p>-1.2959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1999999999971">
                <text:p>2.31999999999971</text:p>
              </table:table-cell>
              <table:table-cell office:value-type="float" office:value="-0.397682">
                <text:p>-0.397682</text:p>
              </table:table-cell>
              <table:table-cell office:value-type="float" office:value="-1.301159">
                <text:p>-1.3011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4000000000015">
                <text:p>2.34000000000015</text:p>
              </table:table-cell>
              <table:table-cell office:value-type="float" office:value="-0.358515">
                <text:p>-0.358515</text:p>
              </table:table-cell>
              <table:table-cell office:value-type="float" office:value="-1.320742">
                <text:p>-1.3207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4000000000015">
                <text:p>2.34000000000015</text:p>
              </table:table-cell>
              <table:table-cell office:value-type="float" office:value="-0.358515">
                <text:p>-0.358515</text:p>
              </table:table-cell>
              <table:table-cell office:value-type="float" office:value="-1.320742">
                <text:p>-1.3207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6000000000058">
                <text:p>2.36000000000058</text:p>
              </table:table-cell>
              <table:table-cell office:value-type="float" office:value="-0.338802">
                <text:p>-0.338802</text:p>
              </table:table-cell>
              <table:table-cell office:value-type="float" office:value="-1.330599">
                <text:p>-1.3305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6000000000058">
                <text:p>2.36000000000058</text:p>
              </table:table-cell>
              <table:table-cell office:value-type="float" office:value="-0.338802">
                <text:p>-0.338802</text:p>
              </table:table-cell>
              <table:table-cell office:value-type="float" office:value="-1.330599">
                <text:p>-1.3305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6999999999898">
                <text:p>2.36999999999898</text:p>
              </table:table-cell>
              <table:table-cell office:value-type="float" office:value="-0.351329">
                <text:p>-0.351329</text:p>
              </table:table-cell>
              <table:table-cell office:value-type="float" office:value="-1.324336">
                <text:p>-1.3243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799999999992">
                <text:p>2.3799999999992</text:p>
              </table:table-cell>
              <table:table-cell office:value-type="float" office:value="-0.368926">
                <text:p>-0.368926</text:p>
              </table:table-cell>
              <table:table-cell office:value-type="float" office:value="-1.315537">
                <text:p>-1.3155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9999999999964">
                <text:p>2.39999999999964</text:p>
              </table:table-cell>
              <table:table-cell office:value-type="float" office:value="-0.407746">
                <text:p>-0.407746</text:p>
              </table:table-cell>
              <table:table-cell office:value-type="float" office:value="-1.296127">
                <text:p>-1.2961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0999999999985">
                <text:p>2.40999999999985</text:p>
              </table:table-cell>
              <table:table-cell office:value-type="float" office:value="-0.402353">
                <text:p>-0.402353</text:p>
              </table:table-cell>
              <table:table-cell office:value-type="float" office:value="-1.298824">
                <text:p>-1.2988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2000000000007">
                <text:p>2.42000000000007</text:p>
              </table:table-cell>
              <table:table-cell office:value-type="float" office:value="-0.423348">
                <text:p>-0.423348</text:p>
              </table:table-cell>
              <table:table-cell office:value-type="float" office:value="-1.288326">
                <text:p>-1.2883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3000000000029">
                <text:p>2.43000000000029</text:p>
              </table:table-cell>
              <table:table-cell office:value-type="float" office:value="-0.428703">
                <text:p>-0.428703</text:p>
              </table:table-cell>
              <table:table-cell office:value-type="float" office:value="-1.285649">
                <text:p>-1.2856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4000000000051">
                <text:p>2.44000000000051</text:p>
              </table:table-cell>
              <table:table-cell office:value-type="float" office:value="-0.405736">
                <text:p>-0.405736</text:p>
              </table:table-cell>
              <table:table-cell office:value-type="float" office:value="-1.297132">
                <text:p>-1.2971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4999999999891">
                <text:p>2.44999999999891</text:p>
              </table:table-cell>
              <table:table-cell office:value-type="float" office:value="-0.42931">
                <text:p>-0.42931</text:p>
              </table:table-cell>
              <table:table-cell office:value-type="float" office:value="-1.285345">
                <text:p>-1.2853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5999999999913">
                <text:p>2.45999999999913</text:p>
              </table:table-cell>
              <table:table-cell office:value-type="float" office:value="-0.415996">
                <text:p>-0.415996</text:p>
              </table:table-cell>
              <table:table-cell office:value-type="float" office:value="-1.292002">
                <text:p>-1.2920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6999999999935">
                <text:p>2.46999999999935</text:p>
              </table:table-cell>
              <table:table-cell office:value-type="float" office:value="-0.410502">
                <text:p>-0.410502</text:p>
              </table:table-cell>
              <table:table-cell office:value-type="float" office:value="-1.294749">
                <text:p>-1.2947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6999999999935">
                <text:p>2.46999999999935</text:p>
              </table:table-cell>
              <table:table-cell office:value-type="float" office:value="-0.410502">
                <text:p>-0.410502</text:p>
              </table:table-cell>
              <table:table-cell office:value-type="float" office:value="-1.294749">
                <text:p>-1.2947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8999999999978">
                <text:p>2.48999999999978</text:p>
              </table:table-cell>
              <table:table-cell office:value-type="float" office:value="-0.392375">
                <text:p>-0.392375</text:p>
              </table:table-cell>
              <table:table-cell office:value-type="float" office:value="-1.303812">
                <text:p>-1.3038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">
                <text:p>2.5</text:p>
              </table:table-cell>
              <table:table-cell office:value-type="float" office:value="-0.378753">
                <text:p>-0.378753</text:p>
              </table:table-cell>
              <table:table-cell office:value-type="float" office:value="-1.310624">
                <text:p>-1.3106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">
                <text:p>2.5</text:p>
              </table:table-cell>
              <table:table-cell office:value-type="float" office:value="-0.378753">
                <text:p>-0.378753</text:p>
              </table:table-cell>
              <table:table-cell office:value-type="float" office:value="-1.310624">
                <text:p>-1.3106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2000000000044">
                <text:p>2.52000000000044</text:p>
              </table:table-cell>
              <table:table-cell office:value-type="float" office:value="-0.382991">
                <text:p>-0.382991</text:p>
              </table:table-cell>
              <table:table-cell office:value-type="float" office:value="-1.308504">
                <text:p>-1.3085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2999999999884">
                <text:p>2.52999999999884</text:p>
              </table:table-cell>
              <table:table-cell office:value-type="float" office:value="-0.406466">
                <text:p>-0.406466</text:p>
              </table:table-cell>
              <table:table-cell office:value-type="float" office:value="-1.296767">
                <text:p>-1.2967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3999999999905">
                <text:p>2.53999999999905</text:p>
              </table:table-cell>
              <table:table-cell office:value-type="float" office:value="-0.419573">
                <text:p>-0.419573</text:p>
              </table:table-cell>
              <table:table-cell office:value-type="float" office:value="-1.290213">
                <text:p>-1.2902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4999999999927">
                <text:p>2.54999999999927</text:p>
              </table:table-cell>
              <table:table-cell office:value-type="float" office:value="-0.410525">
                <text:p>-0.410525</text:p>
              </table:table-cell>
              <table:table-cell office:value-type="float" office:value="-1.294738">
                <text:p>-1.2947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5999999999949">
                <text:p>2.55999999999949</text:p>
              </table:table-cell>
              <table:table-cell office:value-type="float" office:value="-0.390868">
                <text:p>-0.390868</text:p>
              </table:table-cell>
              <table:table-cell office:value-type="float" office:value="-1.304566">
                <text:p>-1.3045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6999999999971">
                <text:p>2.56999999999971</text:p>
              </table:table-cell>
              <table:table-cell office:value-type="float" office:value="-0.37368">
                <text:p>-0.37368</text:p>
              </table:table-cell>
              <table:table-cell office:value-type="float" office:value="-1.31316">
                <text:p>-1.313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7999999999993">
                <text:p>2.57999999999993</text:p>
              </table:table-cell>
              <table:table-cell office:value-type="float" office:value="-0.35917">
                <text:p>-0.35917</text:p>
              </table:table-cell>
              <table:table-cell office:value-type="float" office:value="-1.320415">
                <text:p>-1.3204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9000000000015">
                <text:p>2.59000000000015</text:p>
              </table:table-cell>
              <table:table-cell office:value-type="float" office:value="-0.35113">
                <text:p>-0.35113</text:p>
              </table:table-cell>
              <table:table-cell office:value-type="float" office:value="-1.324435">
                <text:p>-1.3244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60000000000036">
                <text:p>2.60000000000036</text:p>
              </table:table-cell>
              <table:table-cell office:value-type="float" office:value="-0.368432">
                <text:p>-0.368432</text:p>
              </table:table-cell>
              <table:table-cell office:value-type="float" office:value="-1.315784">
                <text:p>-1.3157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61999999999898">
                <text:p>2.61999999999898</text:p>
              </table:table-cell>
              <table:table-cell office:value-type="float" office:value="-0.390813">
                <text:p>-0.390813</text:p>
              </table:table-cell>
              <table:table-cell office:value-type="float" office:value="-1.304594">
                <text:p>-1.3045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61999999999898">
                <text:p>2.61999999999898</text:p>
              </table:table-cell>
              <table:table-cell office:value-type="float" office:value="-0.390813">
                <text:p>-0.390813</text:p>
              </table:table-cell>
              <table:table-cell office:value-type="float" office:value="-1.304594">
                <text:p>-1.3045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6299999999992">
                <text:p>2.6299999999992</text:p>
              </table:table-cell>
              <table:table-cell office:value-type="float" office:value="-0.4173">
                <text:p>-0.4173</text:p>
              </table:table-cell>
              <table:table-cell office:value-type="float" office:value="-1.29135">
                <text:p>-1.291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3999999999942">
                <text:p>2.63999999999942</text:p>
              </table:table-cell>
              <table:table-cell office:value-type="float" office:value="-0.40841">
                <text:p>-0.40841</text:p>
              </table:table-cell>
              <table:table-cell office:value-type="float" office:value="-1.295795">
                <text:p>-1.2957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4999999999964">
                <text:p>2.64999999999964</text:p>
              </table:table-cell>
              <table:table-cell office:value-type="float" office:value="-0.423705">
                <text:p>-0.423705</text:p>
              </table:table-cell>
              <table:table-cell office:value-type="float" office:value="-1.288148">
                <text:p>-1.2881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5999999999985">
                <text:p>2.65999999999985</text:p>
              </table:table-cell>
              <table:table-cell office:value-type="float" office:value="-0.425285">
                <text:p>-0.425285</text:p>
              </table:table-cell>
              <table:table-cell office:value-type="float" office:value="-1.287357">
                <text:p>-1.2873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8000000000029">
                <text:p>2.68000000000029</text:p>
              </table:table-cell>
              <table:table-cell office:value-type="float" office:value="-0.4081">
                <text:p>-0.4081</text:p>
              </table:table-cell>
              <table:table-cell office:value-type="float" office:value="-1.29595">
                <text:p>-1.295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8000000000029">
                <text:p>2.68000000000029</text:p>
              </table:table-cell>
              <table:table-cell office:value-type="float" office:value="-0.4081">
                <text:p>-0.4081</text:p>
              </table:table-cell>
              <table:table-cell office:value-type="float" office:value="-1.29595">
                <text:p>-1.295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9999999999891">
                <text:p>2.69999999999891</text:p>
              </table:table-cell>
              <table:table-cell office:value-type="float" office:value="-0.397854">
                <text:p>-0.397854</text:p>
              </table:table-cell>
              <table:table-cell office:value-type="float" office:value="-1.301073">
                <text:p>-1.3010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9999999999891">
                <text:p>2.69999999999891</text:p>
              </table:table-cell>
              <table:table-cell office:value-type="float" office:value="-0.397854">
                <text:p>-0.397854</text:p>
              </table:table-cell>
              <table:table-cell office:value-type="float" office:value="-1.301073">
                <text:p>-1.3010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0999999999913">
                <text:p>2.70999999999913</text:p>
              </table:table-cell>
              <table:table-cell office:value-type="float" office:value="-0.373073">
                <text:p>-0.373073</text:p>
              </table:table-cell>
              <table:table-cell office:value-type="float" office:value="-1.313464">
                <text:p>-1.3134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2999999999956">
                <text:p>2.72999999999956</text:p>
              </table:table-cell>
              <table:table-cell office:value-type="float" office:value="-0.39628">
                <text:p>-0.39628</text:p>
              </table:table-cell>
              <table:table-cell office:value-type="float" office:value="-1.30186">
                <text:p>-1.301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72999999999956">
                <text:p>2.72999999999956</text:p>
              </table:table-cell>
              <table:table-cell office:value-type="float" office:value="-0.39628">
                <text:p>-0.39628</text:p>
              </table:table-cell>
              <table:table-cell office:value-type="float" office:value="-1.30186">
                <text:p>-1.301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5">
                <text:p>2.75</text:p>
              </table:table-cell>
              <table:table-cell office:value-type="float" office:value="-0.424477">
                <text:p>-0.424477</text:p>
              </table:table-cell>
              <table:table-cell office:value-type="float" office:value="-1.287761">
                <text:p>-1.2877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5">
                <text:p>2.75</text:p>
              </table:table-cell>
              <table:table-cell office:value-type="float" office:value="-0.424477">
                <text:p>-0.424477</text:p>
              </table:table-cell>
              <table:table-cell office:value-type="float" office:value="-1.287761">
                <text:p>-1.2877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6000000000022">
                <text:p>2.76000000000022</text:p>
              </table:table-cell>
              <table:table-cell office:value-type="float" office:value="-0.400778">
                <text:p>-0.400778</text:p>
              </table:table-cell>
              <table:table-cell office:value-type="float" office:value="-1.299611">
                <text:p>-1.2996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6000000000022">
                <text:p>2.76000000000022</text:p>
              </table:table-cell>
              <table:table-cell office:value-type="float" office:value="-0.400778">
                <text:p>-0.400778</text:p>
              </table:table-cell>
              <table:table-cell office:value-type="float" office:value="-1.299611">
                <text:p>-1.2996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6000000000022">
                <text:p>2.76000000000022</text:p>
              </table:table-cell>
              <table:table-cell office:value-type="float" office:value="-0.400778">
                <text:p>-0.400778</text:p>
              </table:table-cell>
              <table:table-cell office:value-type="float" office:value="-1.299611">
                <text:p>-1.2996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9999999999927">
                <text:p>2.79999999999927</text:p>
              </table:table-cell>
              <table:table-cell office:value-type="float" office:value="-0.438482">
                <text:p>-0.438482</text:p>
              </table:table-cell>
              <table:table-cell office:value-type="float" office:value="-1.280759">
                <text:p>-1.2807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80999999999949">
                <text:p>2.80999999999949</text:p>
              </table:table-cell>
              <table:table-cell office:value-type="float" office:value="-0.438941">
                <text:p>-0.438941</text:p>
              </table:table-cell>
              <table:table-cell office:value-type="float" office:value="-1.28053">
                <text:p>-1.280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80999999999949">
                <text:p>2.80999999999949</text:p>
              </table:table-cell>
              <table:table-cell office:value-type="float" office:value="-0.438941">
                <text:p>-0.438941</text:p>
              </table:table-cell>
              <table:table-cell office:value-type="float" office:value="-1.28053">
                <text:p>-1.280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82999999999993">
                <text:p>2.82999999999993</text:p>
              </table:table-cell>
              <table:table-cell office:value-type="float" office:value="-0.415117">
                <text:p>-0.415117</text:p>
              </table:table-cell>
              <table:table-cell office:value-type="float" office:value="-1.292441">
                <text:p>-1.2924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82999999999993">
                <text:p>2.82999999999993</text:p>
              </table:table-cell>
              <table:table-cell office:value-type="float" office:value="-0.415117">
                <text:p>-0.415117</text:p>
              </table:table-cell>
              <table:table-cell office:value-type="float" office:value="-1.292441">
                <text:p>-1.2924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5000000000036">
                <text:p>2.85000000000036</text:p>
              </table:table-cell>
              <table:table-cell office:value-type="float" office:value="-0.430084">
                <text:p>-0.430084</text:p>
              </table:table-cell>
              <table:table-cell office:value-type="float" office:value="-1.284958">
                <text:p>-1.2849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6000000000058">
                <text:p>2.86000000000058</text:p>
              </table:table-cell>
              <table:table-cell office:value-type="float" office:value="-0.418033">
                <text:p>-0.418033</text:p>
              </table:table-cell>
              <table:table-cell office:value-type="float" office:value="-1.290984">
                <text:p>-1.2909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6000000000058">
                <text:p>2.86000000000058</text:p>
              </table:table-cell>
              <table:table-cell office:value-type="float" office:value="-0.418033">
                <text:p>-0.418033</text:p>
              </table:table-cell>
              <table:table-cell office:value-type="float" office:value="-1.290984">
                <text:p>-1.2909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799999999992">
                <text:p>2.8799999999992</text:p>
              </table:table-cell>
              <table:table-cell office:value-type="float" office:value="-0.43045">
                <text:p>-0.43045</text:p>
              </table:table-cell>
              <table:table-cell office:value-type="float" office:value="-1.284775">
                <text:p>-1.2847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8999999999942">
                <text:p>2.88999999999942</text:p>
              </table:table-cell>
              <table:table-cell office:value-type="float" office:value="-0.445899">
                <text:p>-0.445899</text:p>
              </table:table-cell>
              <table:table-cell office:value-type="float" office:value="-1.27705">
                <text:p>-1.277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9999999999964">
                <text:p>2.89999999999964</text:p>
              </table:table-cell>
              <table:table-cell office:value-type="float" office:value="-0.455353">
                <text:p>-0.455353</text:p>
              </table:table-cell>
              <table:table-cell office:value-type="float" office:value="-1.272323">
                <text:p>-1.2723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9999999999964">
                <text:p>2.89999999999964</text:p>
              </table:table-cell>
              <table:table-cell office:value-type="float" office:value="-0.455353">
                <text:p>-0.455353</text:p>
              </table:table-cell>
              <table:table-cell office:value-type="float" office:value="-1.272323">
                <text:p>-1.2723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92000000000007">
                <text:p>2.92000000000007</text:p>
              </table:table-cell>
              <table:table-cell office:value-type="float" office:value="-0.449618">
                <text:p>-0.449618</text:p>
              </table:table-cell>
              <table:table-cell office:value-type="float" office:value="-1.275191">
                <text:p>-1.2751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92000000000007">
                <text:p>2.92000000000007</text:p>
              </table:table-cell>
              <table:table-cell office:value-type="float" office:value="-0.449618">
                <text:p>-0.449618</text:p>
              </table:table-cell>
              <table:table-cell office:value-type="float" office:value="-1.275191">
                <text:p>-1.2751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94000000000051">
                <text:p>2.94000000000051</text:p>
              </table:table-cell>
              <table:table-cell office:value-type="float" office:value="-0.45915">
                <text:p>-0.45915</text:p>
              </table:table-cell>
              <table:table-cell office:value-type="float" office:value="-1.270425">
                <text:p>-1.2704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4999999999891">
                <text:p>2.94999999999891</text:p>
              </table:table-cell>
              <table:table-cell office:value-type="float" office:value="-0.478437">
                <text:p>-0.478437</text:p>
              </table:table-cell>
              <table:table-cell office:value-type="float" office:value="-1.260782">
                <text:p>-1.2607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5999999999913">
                <text:p>2.95999999999913</text:p>
              </table:table-cell>
              <table:table-cell office:value-type="float" office:value="-0.502774">
                <text:p>-0.502774</text:p>
              </table:table-cell>
              <table:table-cell office:value-type="float" office:value="-1.248613">
                <text:p>-1.2486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6999999999935">
                <text:p>2.96999999999935</text:p>
              </table:table-cell>
              <table:table-cell office:value-type="float" office:value="-0.512949">
                <text:p>-0.512949</text:p>
              </table:table-cell>
              <table:table-cell office:value-type="float" office:value="-1.243526">
                <text:p>-1.2435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7999999999956">
                <text:p>2.97999999999956</text:p>
              </table:table-cell>
              <table:table-cell office:value-type="float" office:value="-0.508179">
                <text:p>-0.508179</text:p>
              </table:table-cell>
              <table:table-cell office:value-type="float" office:value="-1.24591">
                <text:p>-1.245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8999999999978">
                <text:p>2.98999999999978</text:p>
              </table:table-cell>
              <table:table-cell office:value-type="float" office:value="-0.525838">
                <text:p>-0.525838</text:p>
              </table:table-cell>
              <table:table-cell office:value-type="float" office:value="-1.237081">
                <text:p>-1.2370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  <table:table-cell office:value-type="float" office:value="-0.50977">
                <text:p>-0.50977</text:p>
              </table:table-cell>
              <table:table-cell office:value-type="float" office:value="-1.245115">
                <text:p>-1.2451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1000000000022">
                <text:p>3.01000000000022</text:p>
              </table:table-cell>
              <table:table-cell office:value-type="float" office:value="-0.512453">
                <text:p>-0.512453</text:p>
              </table:table-cell>
              <table:table-cell office:value-type="float" office:value="-1.243774">
                <text:p>-1.2437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2000000000044">
                <text:p>3.02000000000044</text:p>
              </table:table-cell>
              <table:table-cell office:value-type="float" office:value="-0.521129">
                <text:p>-0.521129</text:p>
              </table:table-cell>
              <table:table-cell office:value-type="float" office:value="-1.239435">
                <text:p>-1.2394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2999999999884">
                <text:p>3.02999999999884</text:p>
              </table:table-cell>
              <table:table-cell office:value-type="float" office:value="-0.514431">
                <text:p>-0.514431</text:p>
              </table:table-cell>
              <table:table-cell office:value-type="float" office:value="-1.242785">
                <text:p>-1.2427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02999999999884">
                <text:p>3.02999999999884</text:p>
              </table:table-cell>
              <table:table-cell office:value-type="float" office:value="-0.514431">
                <text:p>-0.514431</text:p>
              </table:table-cell>
              <table:table-cell office:value-type="float" office:value="-1.242785">
                <text:p>-1.2427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4999999999927">
                <text:p>3.04999999999927</text:p>
              </table:table-cell>
              <table:table-cell office:value-type="float" office:value="-0.487924">
                <text:p>-0.487924</text:p>
              </table:table-cell>
              <table:table-cell office:value-type="float" office:value="-1.256038">
                <text:p>-1.2560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5999999999949">
                <text:p>3.05999999999949</text:p>
              </table:table-cell>
              <table:table-cell office:value-type="float" office:value="-0.481737">
                <text:p>-0.481737</text:p>
              </table:table-cell>
              <table:table-cell office:value-type="float" office:value="-1.259131">
                <text:p>-1.2591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6999999999971">
                <text:p>3.06999999999971</text:p>
              </table:table-cell>
              <table:table-cell office:value-type="float" office:value="-0.467201">
                <text:p>-0.467201</text:p>
              </table:table-cell>
              <table:table-cell office:value-type="float" office:value="-1.2664">
                <text:p>-1.26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9000000000015">
                <text:p>3.09000000000015</text:p>
              </table:table-cell>
              <table:table-cell office:value-type="float" office:value="-0.443353">
                <text:p>-0.443353</text:p>
              </table:table-cell>
              <table:table-cell office:value-type="float" office:value="-1.278324">
                <text:p>-1.2783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9000000000015">
                <text:p>3.09000000000015</text:p>
              </table:table-cell>
              <table:table-cell office:value-type="float" office:value="-0.443353">
                <text:p>-0.443353</text:p>
              </table:table-cell>
              <table:table-cell office:value-type="float" office:value="-1.278324">
                <text:p>-1.2783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0000000000036">
                <text:p>3.10000000000036</text:p>
              </table:table-cell>
              <table:table-cell office:value-type="float" office:value="-0.424212">
                <text:p>-0.424212</text:p>
              </table:table-cell>
              <table:table-cell office:value-type="float" office:value="-1.287894">
                <text:p>-1.2878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1999999999898">
                <text:p>3.11999999999898</text:p>
              </table:table-cell>
              <table:table-cell office:value-type="float" office:value="-0.381974">
                <text:p>-0.381974</text:p>
              </table:table-cell>
              <table:table-cell office:value-type="float" office:value="-1.309013">
                <text:p>-1.3090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1999999999898">
                <text:p>3.11999999999898</text:p>
              </table:table-cell>
              <table:table-cell office:value-type="float" office:value="-0.381974">
                <text:p>-0.381974</text:p>
              </table:table-cell>
              <table:table-cell office:value-type="float" office:value="-1.309013">
                <text:p>-1.3090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299999999992">
                <text:p>3.1299999999992</text:p>
              </table:table-cell>
              <table:table-cell office:value-type="float" office:value="-0.351066">
                <text:p>-0.351066</text:p>
              </table:table-cell>
              <table:table-cell office:value-type="float" office:value="-1.324467">
                <text:p>-1.3244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4999999999964">
                <text:p>3.14999999999964</text:p>
              </table:table-cell>
              <table:table-cell office:value-type="float" office:value="-0.338484">
                <text:p>-0.338484</text:p>
              </table:table-cell>
              <table:table-cell office:value-type="float" office:value="-1.330758">
                <text:p>-1.3307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4999999999964">
                <text:p>3.14999999999964</text:p>
              </table:table-cell>
              <table:table-cell office:value-type="float" office:value="-0.338484">
                <text:p>-0.338484</text:p>
              </table:table-cell>
              <table:table-cell office:value-type="float" office:value="-1.330758">
                <text:p>-1.3307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4999999999964">
                <text:p>3.14999999999964</text:p>
              </table:table-cell>
              <table:table-cell office:value-type="float" office:value="-0.338484">
                <text:p>-0.338484</text:p>
              </table:table-cell>
              <table:table-cell office:value-type="float" office:value="-1.330758">
                <text:p>-1.3307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4999999999964">
                <text:p>3.14999999999964</text:p>
              </table:table-cell>
              <table:table-cell office:value-type="float" office:value="-0.338484">
                <text:p>-0.338484</text:p>
              </table:table-cell>
              <table:table-cell office:value-type="float" office:value="-1.330758">
                <text:p>-1.3307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9000000000051">
                <text:p>3.19000000000051</text:p>
              </table:table-cell>
              <table:table-cell office:value-type="float" office:value="-0.294194">
                <text:p>-0.294194</text:p>
              </table:table-cell>
              <table:table-cell office:value-type="float" office:value="-1.352903">
                <text:p>-1.3529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9000000000051">
                <text:p>3.19000000000051</text:p>
              </table:table-cell>
              <table:table-cell office:value-type="float" office:value="-0.294194">
                <text:p>-0.294194</text:p>
              </table:table-cell>
              <table:table-cell office:value-type="float" office:value="-1.352903">
                <text:p>-1.3529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20999999999913">
                <text:p>3.20999999999913</text:p>
              </table:table-cell>
              <table:table-cell office:value-type="float" office:value="-0.306687">
                <text:p>-0.306687</text:p>
              </table:table-cell>
              <table:table-cell office:value-type="float" office:value="-1.346657">
                <text:p>-1.3466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21999999999935">
                <text:p>3.21999999999935</text:p>
              </table:table-cell>
              <table:table-cell office:value-type="float" office:value="-0.286215">
                <text:p>-0.286215</text:p>
              </table:table-cell>
              <table:table-cell office:value-type="float" office:value="-1.356892">
                <text:p>-1.3568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21999999999935">
                <text:p>3.21999999999935</text:p>
              </table:table-cell>
              <table:table-cell office:value-type="float" office:value="-0.286215">
                <text:p>-0.286215</text:p>
              </table:table-cell>
              <table:table-cell office:value-type="float" office:value="-1.356892">
                <text:p>-1.3568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23999999999978">
                <text:p>3.23999999999978</text:p>
              </table:table-cell>
              <table:table-cell office:value-type="float" office:value="-0.299288">
                <text:p>-0.299288</text:p>
              </table:table-cell>
              <table:table-cell office:value-type="float" office:value="-1.350356">
                <text:p>-1.3503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25">
                <text:p>3.25</text:p>
              </table:table-cell>
              <table:table-cell office:value-type="float" office:value="-0.279191">
                <text:p>-0.279191</text:p>
              </table:table-cell>
              <table:table-cell office:value-type="float" office:value="-1.360404">
                <text:p>-1.3604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5">
                <text:p>3.25</text:p>
              </table:table-cell>
              <table:table-cell office:value-type="float" office:value="-0.279191">
                <text:p>-0.279191</text:p>
              </table:table-cell>
              <table:table-cell office:value-type="float" office:value="-1.360404">
                <text:p>-1.3604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7000000000044">
                <text:p>3.27000000000044</text:p>
              </table:table-cell>
              <table:table-cell office:value-type="float" office:value="-0.283284">
                <text:p>-0.283284</text:p>
              </table:table-cell>
              <table:table-cell office:value-type="float" office:value="-1.358358">
                <text:p>-1.3583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7000000000044">
                <text:p>3.27000000000044</text:p>
              </table:table-cell>
              <table:table-cell office:value-type="float" office:value="-0.283284">
                <text:p>-0.283284</text:p>
              </table:table-cell>
              <table:table-cell office:value-type="float" office:value="-1.358358">
                <text:p>-1.3583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7999999999884">
                <text:p>3.27999999999884</text:p>
              </table:table-cell>
              <table:table-cell office:value-type="float" office:value="-0.271167">
                <text:p>-0.271167</text:p>
              </table:table-cell>
              <table:table-cell office:value-type="float" office:value="-1.364416">
                <text:p>-1.3644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9999999999927">
                <text:p>3.29999999999927</text:p>
              </table:table-cell>
              <table:table-cell office:value-type="float" office:value="-0.309674">
                <text:p>-0.309674</text:p>
              </table:table-cell>
              <table:table-cell office:value-type="float" office:value="-1.345163">
                <text:p>-1.3451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30999999999949">
                <text:p>3.30999999999949</text:p>
              </table:table-cell>
              <table:table-cell office:value-type="float" office:value="-0.300958">
                <text:p>-0.300958</text:p>
              </table:table-cell>
              <table:table-cell office:value-type="float" office:value="-1.349521">
                <text:p>-1.3495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30999999999949">
                <text:p>3.30999999999949</text:p>
              </table:table-cell>
              <table:table-cell office:value-type="float" office:value="-0.300958">
                <text:p>-0.300958</text:p>
              </table:table-cell>
              <table:table-cell office:value-type="float" office:value="-1.349521">
                <text:p>-1.3495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30999999999949">
                <text:p>3.30999999999949</text:p>
              </table:table-cell>
              <table:table-cell office:value-type="float" office:value="-0.300958">
                <text:p>-0.300958</text:p>
              </table:table-cell>
              <table:table-cell office:value-type="float" office:value="-1.349521">
                <text:p>-1.3495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34000000000015">
                <text:p>3.34000000000015</text:p>
              </table:table-cell>
              <table:table-cell office:value-type="float" office:value="-0.312546">
                <text:p>-0.312546</text:p>
              </table:table-cell>
              <table:table-cell office:value-type="float" office:value="-1.343727">
                <text:p>-1.3437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35000000000036">
                <text:p>3.35000000000036</text:p>
              </table:table-cell>
              <table:table-cell office:value-type="float" office:value="-0.315668">
                <text:p>-0.315668</text:p>
              </table:table-cell>
              <table:table-cell office:value-type="float" office:value="-1.342166">
                <text:p>-1.3421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5000000000036">
                <text:p>3.35000000000036</text:p>
              </table:table-cell>
              <table:table-cell office:value-type="float" office:value="-0.315668">
                <text:p>-0.315668</text:p>
              </table:table-cell>
              <table:table-cell office:value-type="float" office:value="-1.342166">
                <text:p>-1.3421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6999999999898">
                <text:p>3.36999999999898</text:p>
              </table:table-cell>
              <table:table-cell office:value-type="float" office:value="-0.319068">
                <text:p>-0.319068</text:p>
              </table:table-cell>
              <table:table-cell office:value-type="float" office:value="-1.340466">
                <text:p>-1.3404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799999999992">
                <text:p>3.3799999999992</text:p>
              </table:table-cell>
              <table:table-cell office:value-type="float" office:value="-0.316085">
                <text:p>-0.316085</text:p>
              </table:table-cell>
              <table:table-cell office:value-type="float" office:value="-1.341958">
                <text:p>-1.3419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799999999992">
                <text:p>3.3799999999992</text:p>
              </table:table-cell>
              <table:table-cell office:value-type="float" office:value="-0.316085">
                <text:p>-0.316085</text:p>
              </table:table-cell>
              <table:table-cell office:value-type="float" office:value="-1.341958">
                <text:p>-1.3419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9999999999964">
                <text:p>3.39999999999964</text:p>
              </table:table-cell>
              <table:table-cell office:value-type="float" office:value="-0.277938">
                <text:p>-0.277938</text:p>
              </table:table-cell>
              <table:table-cell office:value-type="float" office:value="-1.361031">
                <text:p>-1.3610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40999999999985">
                <text:p>3.40999999999985</text:p>
              </table:table-cell>
              <table:table-cell office:value-type="float" office:value="-0.280957">
                <text:p>-0.280957</text:p>
              </table:table-cell>
              <table:table-cell office:value-type="float" office:value="-1.359522">
                <text:p>-1.3595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40999999999985">
                <text:p>3.40999999999985</text:p>
              </table:table-cell>
              <table:table-cell office:value-type="float" office:value="-0.280957">
                <text:p>-0.280957</text:p>
              </table:table-cell>
              <table:table-cell office:value-type="float" office:value="-1.359522">
                <text:p>-1.3595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40999999999985">
                <text:p>3.40999999999985</text:p>
              </table:table-cell>
              <table:table-cell office:value-type="float" office:value="-0.280957">
                <text:p>-0.280957</text:p>
              </table:table-cell>
              <table:table-cell office:value-type="float" office:value="-1.359522">
                <text:p>-1.3595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44000000000051">
                <text:p>3.44000000000051</text:p>
              </table:table-cell>
              <table:table-cell office:value-type="float" office:value="-0.307407">
                <text:p>-0.307407</text:p>
              </table:table-cell>
              <table:table-cell office:value-type="float" office:value="-1.346297">
                <text:p>-1.3462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44999999999891">
                <text:p>3.44999999999891</text:p>
              </table:table-cell>
              <table:table-cell office:value-type="float" office:value="-0.334531">
                <text:p>-0.334531</text:p>
              </table:table-cell>
              <table:table-cell office:value-type="float" office:value="-1.332734">
                <text:p>-1.3327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5999999999913">
                <text:p>3.45999999999913</text:p>
              </table:table-cell>
              <table:table-cell office:value-type="float" office:value="-0.31639">
                <text:p>-0.31639</text:p>
              </table:table-cell>
              <table:table-cell office:value-type="float" office:value="-1.341805">
                <text:p>-1.3418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6999999999935">
                <text:p>3.46999999999935</text:p>
              </table:table-cell>
              <table:table-cell office:value-type="float" office:value="-0.337544">
                <text:p>-0.337544</text:p>
              </table:table-cell>
              <table:table-cell office:value-type="float" office:value="-1.331228">
                <text:p>-1.3312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7999999999956">
                <text:p>3.47999999999956</text:p>
              </table:table-cell>
              <table:table-cell office:value-type="float" office:value="-0.344369">
                <text:p>-0.344369</text:p>
              </table:table-cell>
              <table:table-cell office:value-type="float" office:value="-1.327815">
                <text:p>-1.3278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8999999999978">
                <text:p>3.48999999999978</text:p>
              </table:table-cell>
              <table:table-cell office:value-type="float" office:value="-0.347991">
                <text:p>-0.347991</text:p>
              </table:table-cell>
              <table:table-cell office:value-type="float" office:value="-1.326005">
                <text:p>-1.3260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5">
                <text:p>3.5</text:p>
              </table:table-cell>
              <table:table-cell office:value-type="float" office:value="-0.373735">
                <text:p>-0.373735</text:p>
              </table:table-cell>
              <table:table-cell office:value-type="float" office:value="-1.313132">
                <text:p>-1.3131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51000000000022">
                <text:p>3.51000000000022</text:p>
              </table:table-cell>
              <table:table-cell office:value-type="float" office:value="-0.365003">
                <text:p>-0.365003</text:p>
              </table:table-cell>
              <table:table-cell office:value-type="float" office:value="-1.317498">
                <text:p>-1.3174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52000000000044">
                <text:p>3.52000000000044</text:p>
              </table:table-cell>
              <table:table-cell office:value-type="float" office:value="-0.353096">
                <text:p>-0.353096</text:p>
              </table:table-cell>
              <table:table-cell office:value-type="float" office:value="-1.323452">
                <text:p>-1.3234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52999999999884">
                <text:p>3.52999999999884</text:p>
              </table:table-cell>
              <table:table-cell office:value-type="float" office:value="-0.345402">
                <text:p>-0.345402</text:p>
              </table:table-cell>
              <table:table-cell office:value-type="float" office:value="-1.327299">
                <text:p>-1.3272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53999999999905">
                <text:p>3.53999999999905</text:p>
              </table:table-cell>
              <table:table-cell office:value-type="float" office:value="-0.350813">
                <text:p>-0.350813</text:p>
              </table:table-cell>
              <table:table-cell office:value-type="float" office:value="-1.324594">
                <text:p>-1.3245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53999999999905">
                <text:p>3.53999999999905</text:p>
              </table:table-cell>
              <table:table-cell office:value-type="float" office:value="-0.350813">
                <text:p>-0.350813</text:p>
              </table:table-cell>
              <table:table-cell office:value-type="float" office:value="-1.324594">
                <text:p>-1.3245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3999999999905">
                <text:p>3.53999999999905</text:p>
              </table:table-cell>
              <table:table-cell office:value-type="float" office:value="-0.350813">
                <text:p>-0.350813</text:p>
              </table:table-cell>
              <table:table-cell office:value-type="float" office:value="-1.324594">
                <text:p>-1.3245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6999999999971">
                <text:p>3.56999999999971</text:p>
              </table:table-cell>
              <table:table-cell office:value-type="float" office:value="-0.324054">
                <text:p>-0.324054</text:p>
              </table:table-cell>
              <table:table-cell office:value-type="float" office:value="-1.337973">
                <text:p>-1.3379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9000000000015">
                <text:p>3.59000000000015</text:p>
              </table:table-cell>
              <table:table-cell office:value-type="float" office:value="-0.310698">
                <text:p>-0.310698</text:p>
              </table:table-cell>
              <table:table-cell office:value-type="float" office:value="-1.344651">
                <text:p>-1.3446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9000000000015">
                <text:p>3.59000000000015</text:p>
              </table:table-cell>
              <table:table-cell office:value-type="float" office:value="-0.310698">
                <text:p>-0.310698</text:p>
              </table:table-cell>
              <table:table-cell office:value-type="float" office:value="-1.344651">
                <text:p>-1.3446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60000000000036">
                <text:p>3.60000000000036</text:p>
              </table:table-cell>
              <table:table-cell office:value-type="float" office:value="-0.313917">
                <text:p>-0.313917</text:p>
              </table:table-cell>
              <table:table-cell office:value-type="float" office:value="-1.343041">
                <text:p>-1.3430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61999999999898">
                <text:p>3.61999999999898</text:p>
              </table:table-cell>
              <table:table-cell office:value-type="float" office:value="-0.272279">
                <text:p>-0.272279</text:p>
              </table:table-cell>
              <table:table-cell office:value-type="float" office:value="-1.363861">
                <text:p>-1.3638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61999999999898">
                <text:p>3.61999999999898</text:p>
              </table:table-cell>
              <table:table-cell office:value-type="float" office:value="-0.272279">
                <text:p>-0.272279</text:p>
              </table:table-cell>
              <table:table-cell office:value-type="float" office:value="-1.363861">
                <text:p>-1.3638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6299999999992">
                <text:p>3.6299999999992</text:p>
              </table:table-cell>
              <table:table-cell office:value-type="float" office:value="-0.242328">
                <text:p>-0.242328</text:p>
              </table:table-cell>
              <table:table-cell office:value-type="float" office:value="-1.378836">
                <text:p>-1.3788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4999999999964">
                <text:p>3.64999999999964</text:p>
              </table:table-cell>
              <table:table-cell office:value-type="float" office:value="-0.192276">
                <text:p>-0.192276</text:p>
              </table:table-cell>
              <table:table-cell office:value-type="float" office:value="-1.403862">
                <text:p>-1.4038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64999999999964">
                <text:p>3.64999999999964</text:p>
              </table:table-cell>
              <table:table-cell office:value-type="float" office:value="-0.192276">
                <text:p>-0.192276</text:p>
              </table:table-cell>
              <table:table-cell office:value-type="float" office:value="-1.403862">
                <text:p>-1.4038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5999999999985">
                <text:p>3.65999999999985</text:p>
              </table:table-cell>
              <table:table-cell office:value-type="float" office:value="-0.19117">
                <text:p>-0.19117</text:p>
              </table:table-cell>
              <table:table-cell office:value-type="float" office:value="-1.404415">
                <text:p>-1.4044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7000000000007">
                <text:p>3.67000000000007</text:p>
              </table:table-cell>
              <table:table-cell office:value-type="float" office:value="-0.174633">
                <text:p>-0.174633</text:p>
              </table:table-cell>
              <table:table-cell office:value-type="float" office:value="-1.412683">
                <text:p>-1.4126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9000000000051">
                <text:p>3.69000000000051</text:p>
              </table:table-cell>
              <table:table-cell office:value-type="float" office:value="-0.186429">
                <text:p>-0.186429</text:p>
              </table:table-cell>
              <table:table-cell office:value-type="float" office:value="-1.406785">
                <text:p>-1.4067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9000000000051">
                <text:p>3.69000000000051</text:p>
              </table:table-cell>
              <table:table-cell office:value-type="float" office:value="-0.186429">
                <text:p>-0.186429</text:p>
              </table:table-cell>
              <table:table-cell office:value-type="float" office:value="-1.406785">
                <text:p>-1.4067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9000000000051">
                <text:p>3.69000000000051</text:p>
              </table:table-cell>
              <table:table-cell office:value-type="float" office:value="-0.186429">
                <text:p>-0.186429</text:p>
              </table:table-cell>
              <table:table-cell office:value-type="float" office:value="-1.406785">
                <text:p>-1.4067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9000000000051">
                <text:p>3.69000000000051</text:p>
              </table:table-cell>
              <table:table-cell office:value-type="float" office:value="-0.186429">
                <text:p>-0.186429</text:p>
              </table:table-cell>
              <table:table-cell office:value-type="float" office:value="-1.406785">
                <text:p>-1.4067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71999999999935">
                <text:p>3.71999999999935</text:p>
              </table:table-cell>
              <table:table-cell office:value-type="float" office:value="-0.192931">
                <text:p>-0.192931</text:p>
              </table:table-cell>
              <table:table-cell office:value-type="float" office:value="-1.403535">
                <text:p>-1.4035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73999999999978">
                <text:p>3.73999999999978</text:p>
              </table:table-cell>
              <table:table-cell office:value-type="float" office:value="-0.194925">
                <text:p>-0.194925</text:p>
              </table:table-cell>
              <table:table-cell office:value-type="float" office:value="-1.402537">
                <text:p>-1.4025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73999999999978">
                <text:p>3.73999999999978</text:p>
              </table:table-cell>
              <table:table-cell office:value-type="float" office:value="-0.194925">
                <text:p>-0.194925</text:p>
              </table:table-cell>
              <table:table-cell office:value-type="float" office:value="-1.402537">
                <text:p>-1.4025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76000000000022">
                <text:p>3.76000000000022</text:p>
              </table:table-cell>
              <table:table-cell office:value-type="float" office:value="-0.189188">
                <text:p>-0.189188</text:p>
              </table:table-cell>
              <table:table-cell office:value-type="float" office:value="-1.405406">
                <text:p>-1.4054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6000000000022">
                <text:p>3.76000000000022</text:p>
              </table:table-cell>
              <table:table-cell office:value-type="float" office:value="-0.189188">
                <text:p>-0.189188</text:p>
              </table:table-cell>
              <table:table-cell office:value-type="float" office:value="-1.405406">
                <text:p>-1.4054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7999999999884">
                <text:p>3.77999999999884</text:p>
              </table:table-cell>
              <table:table-cell office:value-type="float" office:value="-0.183936">
                <text:p>-0.183936</text:p>
              </table:table-cell>
              <table:table-cell office:value-type="float" office:value="-1.408032">
                <text:p>-1.4080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7999999999884">
                <text:p>3.77999999999884</text:p>
              </table:table-cell>
              <table:table-cell office:value-type="float" office:value="-0.183936">
                <text:p>-0.183936</text:p>
              </table:table-cell>
              <table:table-cell office:value-type="float" office:value="-1.408032">
                <text:p>-1.4080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9999999999927">
                <text:p>3.79999999999927</text:p>
              </table:table-cell>
              <table:table-cell office:value-type="float" office:value="-0.178144">
                <text:p>-0.178144</text:p>
              </table:table-cell>
              <table:table-cell office:value-type="float" office:value="-1.410928">
                <text:p>-1.4109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9999999999927">
                <text:p>3.79999999999927</text:p>
              </table:table-cell>
              <table:table-cell office:value-type="float" office:value="-0.178144">
                <text:p>-0.178144</text:p>
              </table:table-cell>
              <table:table-cell office:value-type="float" office:value="-1.410928">
                <text:p>-1.4109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81999999999971">
                <text:p>3.81999999999971</text:p>
              </table:table-cell>
              <table:table-cell office:value-type="float" office:value="-0.184588">
                <text:p>-0.184588</text:p>
              </table:table-cell>
              <table:table-cell office:value-type="float" office:value="-1.407706">
                <text:p>-1.4077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82999999999993">
                <text:p>3.82999999999993</text:p>
              </table:table-cell>
              <table:table-cell office:value-type="float" office:value="-0.18967">
                <text:p>-0.18967</text:p>
              </table:table-cell>
              <table:table-cell office:value-type="float" office:value="-1.405165">
                <text:p>-1.4051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84000000000015">
                <text:p>3.84000000000015</text:p>
              </table:table-cell>
              <table:table-cell office:value-type="float" office:value="-0.19216">
                <text:p>-0.19216</text:p>
              </table:table-cell>
              <table:table-cell office:value-type="float" office:value="-1.40392">
                <text:p>-1.403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85000000000036">
                <text:p>3.85000000000036</text:p>
              </table:table-cell>
              <table:table-cell office:value-type="float" office:value="-0.187411">
                <text:p>-0.187411</text:p>
              </table:table-cell>
              <table:table-cell office:value-type="float" office:value="-1.406294">
                <text:p>-1.4062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86000000000058">
                <text:p>3.86000000000058</text:p>
              </table:table-cell>
              <table:table-cell office:value-type="float" office:value="-0.189306">
                <text:p>-0.189306</text:p>
              </table:table-cell>
              <table:table-cell office:value-type="float" office:value="-1.405347">
                <text:p>-1.4053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6999999999898">
                <text:p>3.86999999999898</text:p>
              </table:table-cell>
              <table:table-cell office:value-type="float" office:value="-0.197002">
                <text:p>-0.197002</text:p>
              </table:table-cell>
              <table:table-cell office:value-type="float" office:value="-1.401499">
                <text:p>-1.4014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799999999992">
                <text:p>3.8799999999992</text:p>
              </table:table-cell>
              <table:table-cell office:value-type="float" office:value="-0.163562">
                <text:p>-0.163562</text:p>
              </table:table-cell>
              <table:table-cell office:value-type="float" office:value="-1.418219">
                <text:p>-1.4182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8999999999942">
                <text:p>3.88999999999942</text:p>
              </table:table-cell>
              <table:table-cell office:value-type="float" office:value="-0.176694">
                <text:p>-0.176694</text:p>
              </table:table-cell>
              <table:table-cell office:value-type="float" office:value="-1.411653">
                <text:p>-1.4116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9999999999964">
                <text:p>3.89999999999964</text:p>
              </table:table-cell>
              <table:table-cell office:value-type="float" office:value="-0.195981">
                <text:p>-0.195981</text:p>
              </table:table-cell>
              <table:table-cell office:value-type="float" office:value="-1.402009">
                <text:p>-1.4020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90999999999985">
                <text:p>3.90999999999985</text:p>
              </table:table-cell>
              <table:table-cell office:value-type="float" office:value="-0.189866">
                <text:p>-0.189866</text:p>
              </table:table-cell>
              <table:table-cell office:value-type="float" office:value="-1.405067">
                <text:p>-1.4050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92000000000007">
                <text:p>3.92000000000007</text:p>
              </table:table-cell>
              <table:table-cell office:value-type="float" office:value="-0.184689">
                <text:p>-0.184689</text:p>
              </table:table-cell>
              <table:table-cell office:value-type="float" office:value="-1.407655">
                <text:p>-1.4076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93000000000029">
                <text:p>3.93000000000029</text:p>
              </table:table-cell>
              <table:table-cell office:value-type="float" office:value="-0.191175">
                <text:p>-0.191175</text:p>
              </table:table-cell>
              <table:table-cell office:value-type="float" office:value="-1.404413">
                <text:p>-1.4044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93000000000029">
                <text:p>3.93000000000029</text:p>
              </table:table-cell>
              <table:table-cell office:value-type="float" office:value="-0.191175">
                <text:p>-0.191175</text:p>
              </table:table-cell>
              <table:table-cell office:value-type="float" office:value="-1.404413">
                <text:p>-1.4044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93000000000029">
                <text:p>3.93000000000029</text:p>
              </table:table-cell>
              <table:table-cell office:value-type="float" office:value="-0.191175">
                <text:p>-0.191175</text:p>
              </table:table-cell>
              <table:table-cell office:value-type="float" office:value="-1.404413">
                <text:p>-1.4044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95999999999913">
                <text:p>3.95999999999913</text:p>
              </table:table-cell>
              <table:table-cell office:value-type="float" office:value="-0.184832">
                <text:p>-0.184832</text:p>
              </table:table-cell>
              <table:table-cell office:value-type="float" office:value="-1.407584">
                <text:p>-1.4075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6999999999935">
                <text:p>3.96999999999935</text:p>
              </table:table-cell>
              <table:table-cell office:value-type="float" office:value="-0.160632">
                <text:p>-0.160632</text:p>
              </table:table-cell>
              <table:table-cell office:value-type="float" office:value="-1.419684">
                <text:p>-1.4196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7999999999956">
                <text:p>3.97999999999956</text:p>
              </table:table-cell>
              <table:table-cell office:value-type="float" office:value="-0.137508">
                <text:p>-0.137508</text:p>
              </table:table-cell>
              <table:table-cell office:value-type="float" office:value="-1.431246">
                <text:p>-1.4312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8999999999978">
                <text:p>3.98999999999978</text:p>
              </table:table-cell>
              <table:table-cell office:value-type="float" office:value="-0.116317">
                <text:p>-0.116317</text:p>
              </table:table-cell>
              <table:table-cell office:value-type="float" office:value="-1.441841">
                <text:p>-1.4418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">
                <text:p>4</text:p>
              </table:table-cell>
              <table:table-cell office:value-type="float" office:value="-0.103486">
                <text:p>-0.103486</text:p>
              </table:table-cell>
              <table:table-cell office:value-type="float" office:value="-1.448257">
                <text:p>-1.4482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01000000000022">
                <text:p>4.01000000000022</text:p>
              </table:table-cell>
              <table:table-cell office:value-type="float" office:value="-0.06474">
                <text:p>-0.06474</text:p>
              </table:table-cell>
              <table:table-cell office:value-type="float" office:value="-1.46763">
                <text:p>-1.467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02000000000044">
                <text:p>4.02000000000044</text:p>
              </table:table-cell>
              <table:table-cell office:value-type="float" office:value="-0.041984">
                <text:p>-0.041984</text:p>
              </table:table-cell>
              <table:table-cell office:value-type="float" office:value="-1.479008">
                <text:p>-1.4790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02999999999884">
                <text:p>4.02999999999884</text:p>
              </table:table-cell>
              <table:table-cell office:value-type="float" office:value="-0.015456">
                <text:p>-0.015456</text:p>
              </table:table-cell>
              <table:table-cell office:value-type="float" office:value="-1.492272">
                <text:p>-1.4922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03999999999905">
                <text:p>4.03999999999905</text:p>
              </table:table-cell>
              <table:table-cell office:value-type="float" office:value="0.004622">
                <text:p>0.004622</text:p>
              </table:table-cell>
              <table:table-cell office:value-type="float" office:value="-1.502311">
                <text:p>-1.5023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04999999999927">
                <text:p>4.04999999999927</text:p>
              </table:table-cell>
              <table:table-cell office:value-type="float" office:value="0.039955">
                <text:p>0.039955</text:p>
              </table:table-cell>
              <table:table-cell office:value-type="float" office:value="-1.519977">
                <text:p>-1.5199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0.062525">
                <text:p>0.062525</text:p>
              </table:table-cell>
              <table:table-cell office:value-type="float" office:value="-1.531262">
                <text:p>-1.5312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0.062525">
                <text:p>0.062525</text:p>
              </table:table-cell>
              <table:table-cell office:value-type="float" office:value="-1.531262">
                <text:p>-1.5312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0.062525">
                <text:p>0.062525</text:p>
              </table:table-cell>
              <table:table-cell office:value-type="float" office:value="-1.531262">
                <text:p>-1.5312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0.062525">
                <text:p>0.062525</text:p>
              </table:table-cell>
              <table:table-cell office:value-type="float" office:value="-1.531262">
                <text:p>-1.5312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10000000000036">
                <text:p>4.10000000000036</text:p>
              </table:table-cell>
              <table:table-cell office:value-type="float" office:value="0.116889">
                <text:p>0.116889</text:p>
              </table:table-cell>
              <table:table-cell office:value-type="float" office:value="-1.558444">
                <text:p>-1.5584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11999999999898">
                <text:p>4.11999999999898</text:p>
              </table:table-cell>
              <table:table-cell office:value-type="float" office:value="0.146155">
                <text:p>0.146155</text:p>
              </table:table-cell>
              <table:table-cell office:value-type="float" office:value="-1.573078">
                <text:p>-1.5730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11999999999898">
                <text:p>4.11999999999898</text:p>
              </table:table-cell>
              <table:table-cell office:value-type="float" office:value="0.146155">
                <text:p>0.146155</text:p>
              </table:table-cell>
              <table:table-cell office:value-type="float" office:value="-1.573078">
                <text:p>-1.5730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1299999999992">
                <text:p>4.1299999999992</text:p>
              </table:table-cell>
              <table:table-cell office:value-type="float" office:value="0.168024">
                <text:p>0.168024</text:p>
              </table:table-cell>
              <table:table-cell office:value-type="float" office:value="-1.584012">
                <text:p>-1.5840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14999999999964">
                <text:p>4.14999999999964</text:p>
              </table:table-cell>
              <table:table-cell office:value-type="float" office:value="0.201989">
                <text:p>0.201989</text:p>
              </table:table-cell>
              <table:table-cell office:value-type="float" office:value="-1.600994">
                <text:p>-1.6009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4999999999964">
                <text:p>4.14999999999964</text:p>
              </table:table-cell>
              <table:table-cell office:value-type="float" office:value="0.201989">
                <text:p>0.201989</text:p>
              </table:table-cell>
              <table:table-cell office:value-type="float" office:value="-1.600994">
                <text:p>-1.6009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17000000000007">
                <text:p>4.17000000000007</text:p>
              </table:table-cell>
              <table:table-cell office:value-type="float" office:value="0.287703">
                <text:p>0.287703</text:p>
              </table:table-cell>
              <table:table-cell office:value-type="float" office:value="-1.643852">
                <text:p>-1.6438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7000000000007">
                <text:p>4.17000000000007</text:p>
              </table:table-cell>
              <table:table-cell office:value-type="float" office:value="0.287703">
                <text:p>0.287703</text:p>
              </table:table-cell>
              <table:table-cell office:value-type="float" office:value="-1.643852">
                <text:p>-1.6438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8000000000029">
                <text:p>4.18000000000029</text:p>
              </table:table-cell>
              <table:table-cell office:value-type="float" office:value="0.279829">
                <text:p>0.279829</text:p>
              </table:table-cell>
              <table:table-cell office:value-type="float" office:value="-1.639914">
                <text:p>-1.6399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9000000000051">
                <text:p>4.19000000000051</text:p>
              </table:table-cell>
              <table:table-cell office:value-type="float" office:value="0.310088">
                <text:p>0.310088</text:p>
              </table:table-cell>
              <table:table-cell office:value-type="float" office:value="-1.655044">
                <text:p>-1.6550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9000000000051">
                <text:p>4.19000000000051</text:p>
              </table:table-cell>
              <table:table-cell office:value-type="float" office:value="0.310088">
                <text:p>0.310088</text:p>
              </table:table-cell>
              <table:table-cell office:value-type="float" office:value="-1.655044">
                <text:p>-1.6550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9000000000051">
                <text:p>4.19000000000051</text:p>
              </table:table-cell>
              <table:table-cell office:value-type="float" office:value="0.310088">
                <text:p>0.310088</text:p>
              </table:table-cell>
              <table:table-cell office:value-type="float" office:value="-1.655044">
                <text:p>-1.6550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22999999999956">
                <text:p>4.22999999999956</text:p>
              </table:table-cell>
              <table:table-cell office:value-type="float" office:value="0.238482">
                <text:p>0.238482</text:p>
              </table:table-cell>
              <table:table-cell office:value-type="float" office:value="-1.619241">
                <text:p>-1.6192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22999999999956">
                <text:p>4.22999999999956</text:p>
              </table:table-cell>
              <table:table-cell office:value-type="float" office:value="0.238482">
                <text:p>0.238482</text:p>
              </table:table-cell>
              <table:table-cell office:value-type="float" office:value="-1.619241">
                <text:p>-1.6192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25">
                <text:p>4.25</text:p>
              </table:table-cell>
              <table:table-cell office:value-type="float" office:value="0.215224">
                <text:p>0.215224</text:p>
              </table:table-cell>
              <table:table-cell office:value-type="float" office:value="-1.607612">
                <text:p>-1.6076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25">
                <text:p>4.25</text:p>
              </table:table-cell>
              <table:table-cell office:value-type="float" office:value="0.215224">
                <text:p>0.215224</text:p>
              </table:table-cell>
              <table:table-cell office:value-type="float" office:value="-1.607612">
                <text:p>-1.6076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27000000000044">
                <text:p>4.27000000000044</text:p>
              </table:table-cell>
              <table:table-cell office:value-type="float" office:value="0.254603">
                <text:p>0.254603</text:p>
              </table:table-cell>
              <table:table-cell office:value-type="float" office:value="-1.627301">
                <text:p>-1.6273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7000000000044">
                <text:p>4.27000000000044</text:p>
              </table:table-cell>
              <table:table-cell office:value-type="float" office:value="0.254603">
                <text:p>0.254603</text:p>
              </table:table-cell>
              <table:table-cell office:value-type="float" office:value="-1.627301">
                <text:p>-1.6273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8999999999905">
                <text:p>4.28999999999905</text:p>
              </table:table-cell>
              <table:table-cell office:value-type="float" office:value="0.296471">
                <text:p>0.296471</text:p>
              </table:table-cell>
              <table:table-cell office:value-type="float" office:value="-1.648235">
                <text:p>-1.6482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9999999999927">
                <text:p>4.29999999999927</text:p>
              </table:table-cell>
              <table:table-cell office:value-type="float" office:value="0.312331">
                <text:p>0.312331</text:p>
              </table:table-cell>
              <table:table-cell office:value-type="float" office:value="-1.656165">
                <text:p>-1.6561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30999999999949">
                <text:p>4.30999999999949</text:p>
              </table:table-cell>
              <table:table-cell office:value-type="float" office:value="0.326513">
                <text:p>0.326513</text:p>
              </table:table-cell>
              <table:table-cell office:value-type="float" office:value="-1.663257">
                <text:p>-1.6632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31999999999971">
                <text:p>4.31999999999971</text:p>
              </table:table-cell>
              <table:table-cell office:value-type="float" office:value="0.333596">
                <text:p>0.333596</text:p>
              </table:table-cell>
              <table:table-cell office:value-type="float" office:value="-1.666798">
                <text:p>-1.6667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31999999999971">
                <text:p>4.31999999999971</text:p>
              </table:table-cell>
              <table:table-cell office:value-type="float" office:value="0.333596">
                <text:p>0.333596</text:p>
              </table:table-cell>
              <table:table-cell office:value-type="float" office:value="-1.666798">
                <text:p>-1.6667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34000000000015">
                <text:p>4.34000000000015</text:p>
              </table:table-cell>
              <table:table-cell office:value-type="float" office:value="0.369313">
                <text:p>0.369313</text:p>
              </table:table-cell>
              <table:table-cell office:value-type="float" office:value="-1.684656">
                <text:p>-1.6846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34000000000015">
                <text:p>4.34000000000015</text:p>
              </table:table-cell>
              <table:table-cell office:value-type="float" office:value="0.369313">
                <text:p>0.369313</text:p>
              </table:table-cell>
              <table:table-cell office:value-type="float" office:value="-1.684656">
                <text:p>-1.6846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36000000000058">
                <text:p>4.36000000000058</text:p>
              </table:table-cell>
              <table:table-cell office:value-type="float" office:value="0.351709">
                <text:p>0.351709</text:p>
              </table:table-cell>
              <table:table-cell office:value-type="float" office:value="-1.675855">
                <text:p>-1.6758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36999999999898">
                <text:p>4.36999999999898</text:p>
              </table:table-cell>
              <table:table-cell office:value-type="float" office:value="0.36367">
                <text:p>0.36367</text:p>
              </table:table-cell>
              <table:table-cell office:value-type="float" office:value="-1.681835">
                <text:p>-1.6818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799999999992">
                <text:p>4.3799999999992</text:p>
              </table:table-cell>
              <table:table-cell office:value-type="float" office:value="0.347896">
                <text:p>0.347896</text:p>
              </table:table-cell>
              <table:table-cell office:value-type="float" office:value="-1.673948">
                <text:p>-1.6739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8999999999942">
                <text:p>4.38999999999942</text:p>
              </table:table-cell>
              <table:table-cell office:value-type="float" office:value="0.376744">
                <text:p>0.376744</text:p>
              </table:table-cell>
              <table:table-cell office:value-type="float" office:value="-1.688372">
                <text:p>-1.6883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9999999999964">
                <text:p>4.39999999999964</text:p>
              </table:table-cell>
              <table:table-cell office:value-type="float" office:value="0.384721">
                <text:p>0.384721</text:p>
              </table:table-cell>
              <table:table-cell office:value-type="float" office:value="-1.692361">
                <text:p>-1.6923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40999999999985">
                <text:p>4.40999999999985</text:p>
              </table:table-cell>
              <table:table-cell office:value-type="float" office:value="0.402003">
                <text:p>0.402003</text:p>
              </table:table-cell>
              <table:table-cell office:value-type="float" office:value="-1.701001">
                <text:p>-1.7010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42000000000007">
                <text:p>4.42000000000007</text:p>
              </table:table-cell>
              <table:table-cell office:value-type="float" office:value="0.417409">
                <text:p>0.417409</text:p>
              </table:table-cell>
              <table:table-cell office:value-type="float" office:value="-1.708704">
                <text:p>-1.7087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43000000000029">
                <text:p>4.43000000000029</text:p>
              </table:table-cell>
              <table:table-cell office:value-type="float" office:value="0.41936">
                <text:p>0.41936</text:p>
              </table:table-cell>
              <table:table-cell office:value-type="float" office:value="-1.70968">
                <text:p>-1.709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44000000000051">
                <text:p>4.44000000000051</text:p>
              </table:table-cell>
              <table:table-cell office:value-type="float" office:value="0.39969">
                <text:p>0.39969</text:p>
              </table:table-cell>
              <table:table-cell office:value-type="float" office:value="-1.699845">
                <text:p>-1.6998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44999999999891">
                <text:p>4.44999999999891</text:p>
              </table:table-cell>
              <table:table-cell office:value-type="float" office:value="0.397598">
                <text:p>0.397598</text:p>
              </table:table-cell>
              <table:table-cell office:value-type="float" office:value="-1.698799">
                <text:p>-1.6987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44999999999891">
                <text:p>4.44999999999891</text:p>
              </table:table-cell>
              <table:table-cell office:value-type="float" office:value="0.397598">
                <text:p>0.397598</text:p>
              </table:table-cell>
              <table:table-cell office:value-type="float" office:value="-1.698799">
                <text:p>-1.6987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46999999999935">
                <text:p>4.46999999999935</text:p>
              </table:table-cell>
              <table:table-cell office:value-type="float" office:value="0.40035">
                <text:p>0.40035</text:p>
              </table:table-cell>
              <table:table-cell office:value-type="float" office:value="-1.700175">
                <text:p>-1.7001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7999999999956">
                <text:p>4.47999999999956</text:p>
              </table:table-cell>
              <table:table-cell office:value-type="float" office:value="0.42792">
                <text:p>0.42792</text:p>
              </table:table-cell>
              <table:table-cell office:value-type="float" office:value="-1.71396">
                <text:p>-1.713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8999999999978">
                <text:p>4.48999999999978</text:p>
              </table:table-cell>
              <table:table-cell office:value-type="float" office:value="0.423429">
                <text:p>0.423429</text:p>
              </table:table-cell>
              <table:table-cell office:value-type="float" office:value="-1.711715">
                <text:p>-1.7117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5">
                <text:p>4.5</text:p>
              </table:table-cell>
              <table:table-cell office:value-type="float" office:value="0.439955">
                <text:p>0.439955</text:p>
              </table:table-cell>
              <table:table-cell office:value-type="float" office:value="-1.719977">
                <text:p>-1.7199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51000000000022">
                <text:p>4.51000000000022</text:p>
              </table:table-cell>
              <table:table-cell office:value-type="float" office:value="0.43661">
                <text:p>0.43661</text:p>
              </table:table-cell>
              <table:table-cell office:value-type="float" office:value="-1.718305">
                <text:p>-1.7183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52000000000044">
                <text:p>4.52000000000044</text:p>
              </table:table-cell>
              <table:table-cell office:value-type="float" office:value="0.418479">
                <text:p>0.418479</text:p>
              </table:table-cell>
              <table:table-cell office:value-type="float" office:value="-1.709239">
                <text:p>-1.7092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53999999999905">
                <text:p>4.53999999999905</text:p>
              </table:table-cell>
              <table:table-cell office:value-type="float" office:value="0.400502">
                <text:p>0.400502</text:p>
              </table:table-cell>
              <table:table-cell office:value-type="float" office:value="-1.700251">
                <text:p>-1.7002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53999999999905">
                <text:p>4.53999999999905</text:p>
              </table:table-cell>
              <table:table-cell office:value-type="float" office:value="0.400502">
                <text:p>0.400502</text:p>
              </table:table-cell>
              <table:table-cell office:value-type="float" office:value="-1.700251">
                <text:p>-1.7002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54999999999927">
                <text:p>4.54999999999927</text:p>
              </table:table-cell>
              <table:table-cell office:value-type="float" office:value="0.389457">
                <text:p>0.389457</text:p>
              </table:table-cell>
              <table:table-cell office:value-type="float" office:value="-1.694728">
                <text:p>-1.6947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56999999999971">
                <text:p>4.56999999999971</text:p>
              </table:table-cell>
              <table:table-cell office:value-type="float" office:value="0.383796">
                <text:p>0.383796</text:p>
              </table:table-cell>
              <table:table-cell office:value-type="float" office:value="-1.691898">
                <text:p>-1.6918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56999999999971">
                <text:p>4.56999999999971</text:p>
              </table:table-cell>
              <table:table-cell office:value-type="float" office:value="0.383796">
                <text:p>0.383796</text:p>
              </table:table-cell>
              <table:table-cell office:value-type="float" office:value="-1.691898">
                <text:p>-1.6918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7999999999993">
                <text:p>4.57999999999993</text:p>
              </table:table-cell>
              <table:table-cell office:value-type="float" office:value="0.355372">
                <text:p>0.355372</text:p>
              </table:table-cell>
              <table:table-cell office:value-type="float" office:value="-1.677686">
                <text:p>-1.6776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9000000000015">
                <text:p>4.59000000000015</text:p>
              </table:table-cell>
              <table:table-cell office:value-type="float" office:value="0.370797">
                <text:p>0.370797</text:p>
              </table:table-cell>
              <table:table-cell office:value-type="float" office:value="-1.685399">
                <text:p>-1.6853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61000000000058">
                <text:p>4.61000000000058</text:p>
              </table:table-cell>
              <table:table-cell office:value-type="float" office:value="0.34884">
                <text:p>0.34884</text:p>
              </table:table-cell>
              <table:table-cell office:value-type="float" office:value="-1.67442">
                <text:p>-1.674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61000000000058">
                <text:p>4.61000000000058</text:p>
              </table:table-cell>
              <table:table-cell office:value-type="float" office:value="0.34884">
                <text:p>0.34884</text:p>
              </table:table-cell>
              <table:table-cell office:value-type="float" office:value="-1.67442">
                <text:p>-1.674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6299999999992">
                <text:p>4.6299999999992</text:p>
              </table:table-cell>
              <table:table-cell office:value-type="float" office:value="0.320235">
                <text:p>0.320235</text:p>
              </table:table-cell>
              <table:table-cell office:value-type="float" office:value="-1.660117">
                <text:p>-1.6601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6299999999992">
                <text:p>4.6299999999992</text:p>
              </table:table-cell>
              <table:table-cell office:value-type="float" office:value="0.320235">
                <text:p>0.320235</text:p>
              </table:table-cell>
              <table:table-cell office:value-type="float" office:value="-1.660117">
                <text:p>-1.6601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64999999999964">
                <text:p>4.64999999999964</text:p>
              </table:table-cell>
              <table:table-cell office:value-type="float" office:value="0.320483">
                <text:p>0.320483</text:p>
              </table:table-cell>
              <table:table-cell office:value-type="float" office:value="-1.660242">
                <text:p>-1.6602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64999999999964">
                <text:p>4.64999999999964</text:p>
              </table:table-cell>
              <table:table-cell office:value-type="float" office:value="0.320483">
                <text:p>0.320483</text:p>
              </table:table-cell>
              <table:table-cell office:value-type="float" office:value="-1.660242">
                <text:p>-1.66024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67000000000007">
                <text:p>4.67000000000007</text:p>
              </table:table-cell>
              <table:table-cell office:value-type="float" office:value="0.282124">
                <text:p>0.282124</text:p>
              </table:table-cell>
              <table:table-cell office:value-type="float" office:value="-1.641062">
                <text:p>-1.6410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67000000000007">
                <text:p>4.67000000000007</text:p>
              </table:table-cell>
              <table:table-cell office:value-type="float" office:value="0.282124">
                <text:p>0.282124</text:p>
              </table:table-cell>
              <table:table-cell office:value-type="float" office:value="-1.641062">
                <text:p>-1.6410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9000000000051">
                <text:p>4.69000000000051</text:p>
              </table:table-cell>
              <table:table-cell office:value-type="float" office:value="0.235064">
                <text:p>0.235064</text:p>
              </table:table-cell>
              <table:table-cell office:value-type="float" office:value="-1.617532">
                <text:p>-1.6175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9999999999891">
                <text:p>4.69999999999891</text:p>
              </table:table-cell>
              <table:table-cell office:value-type="float" office:value="0.246824">
                <text:p>0.246824</text:p>
              </table:table-cell>
              <table:table-cell office:value-type="float" office:value="-1.623412">
                <text:p>-1.6234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9999999999891">
                <text:p>4.69999999999891</text:p>
              </table:table-cell>
              <table:table-cell office:value-type="float" office:value="0.246824">
                <text:p>0.246824</text:p>
              </table:table-cell>
              <table:table-cell office:value-type="float" office:value="-1.623412">
                <text:p>-1.6234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70999999999913">
                <text:p>4.70999999999913</text:p>
              </table:table-cell>
              <table:table-cell office:value-type="float" office:value="0.236586">
                <text:p>0.236586</text:p>
              </table:table-cell>
              <table:table-cell office:value-type="float" office:value="-1.618293">
                <text:p>-1.6182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72999999999956">
                <text:p>4.72999999999956</text:p>
              </table:table-cell>
              <table:table-cell office:value-type="float" office:value="0.253469">
                <text:p>0.253469</text:p>
              </table:table-cell>
              <table:table-cell office:value-type="float" office:value="-1.626735">
                <text:p>-1.6267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73999999999978">
                <text:p>4.73999999999978</text:p>
              </table:table-cell>
              <table:table-cell office:value-type="float" office:value="0.248435">
                <text:p>0.248435</text:p>
              </table:table-cell>
              <table:table-cell office:value-type="float" office:value="-1.624217">
                <text:p>-1.6242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73999999999978">
                <text:p>4.73999999999978</text:p>
              </table:table-cell>
              <table:table-cell office:value-type="float" office:value="0.248435">
                <text:p>0.248435</text:p>
              </table:table-cell>
              <table:table-cell office:value-type="float" office:value="-1.624217">
                <text:p>-1.6242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76000000000022">
                <text:p>4.76000000000022</text:p>
              </table:table-cell>
              <table:table-cell office:value-type="float" office:value="0.243565">
                <text:p>0.243565</text:p>
              </table:table-cell>
              <table:table-cell office:value-type="float" office:value="-1.621782">
                <text:p>-1.6217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77000000000044">
                <text:p>4.77000000000044</text:p>
              </table:table-cell>
              <table:table-cell office:value-type="float" office:value="0.228885">
                <text:p>0.228885</text:p>
              </table:table-cell>
              <table:table-cell office:value-type="float" office:value="-1.614443">
                <text:p>-1.6144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77000000000044">
                <text:p>4.77000000000044</text:p>
              </table:table-cell>
              <table:table-cell office:value-type="float" office:value="0.228885">
                <text:p>0.228885</text:p>
              </table:table-cell>
              <table:table-cell office:value-type="float" office:value="-1.614443">
                <text:p>-1.6144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8999999999905">
                <text:p>4.78999999999905</text:p>
              </table:table-cell>
              <table:table-cell office:value-type="float" office:value="0.223137">
                <text:p>0.223137</text:p>
              </table:table-cell>
              <table:table-cell office:value-type="float" office:value="-1.611569">
                <text:p>-1.6115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9999999999927">
                <text:p>4.79999999999927</text:p>
              </table:table-cell>
              <table:table-cell office:value-type="float" office:value="0.209693">
                <text:p>0.209693</text:p>
              </table:table-cell>
              <table:table-cell office:value-type="float" office:value="-1.604846">
                <text:p>-1.6048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80999999999949">
                <text:p>4.80999999999949</text:p>
              </table:table-cell>
              <table:table-cell office:value-type="float" office:value="0.231495">
                <text:p>0.231495</text:p>
              </table:table-cell>
              <table:table-cell office:value-type="float" office:value="-1.615747">
                <text:p>-1.6157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81999999999971">
                <text:p>4.81999999999971</text:p>
              </table:table-cell>
              <table:table-cell office:value-type="float" office:value="0.237955">
                <text:p>0.237955</text:p>
              </table:table-cell>
              <table:table-cell office:value-type="float" office:value="-1.618977">
                <text:p>-1.6189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82999999999993">
                <text:p>4.82999999999993</text:p>
              </table:table-cell>
              <table:table-cell office:value-type="float" office:value="0.2359">
                <text:p>0.2359</text:p>
              </table:table-cell>
              <table:table-cell office:value-type="float" office:value="-1.61795">
                <text:p>-1.617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84000000000015">
                <text:p>4.84000000000015</text:p>
              </table:table-cell>
              <table:table-cell office:value-type="float" office:value="0.226959">
                <text:p>0.226959</text:p>
              </table:table-cell>
              <table:table-cell office:value-type="float" office:value="-1.61348">
                <text:p>-1.613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84000000000015">
                <text:p>4.84000000000015</text:p>
              </table:table-cell>
              <table:table-cell office:value-type="float" office:value="0.226959">
                <text:p>0.226959</text:p>
              </table:table-cell>
              <table:table-cell office:value-type="float" office:value="-1.61348">
                <text:p>-1.613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84000000000015">
                <text:p>4.84000000000015</text:p>
              </table:table-cell>
              <table:table-cell office:value-type="float" office:value="0.226959">
                <text:p>0.226959</text:p>
              </table:table-cell>
              <table:table-cell office:value-type="float" office:value="-1.61348">
                <text:p>-1.613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86999999999898">
                <text:p>4.86999999999898</text:p>
              </table:table-cell>
              <table:table-cell office:value-type="float" office:value="0.207529">
                <text:p>0.207529</text:p>
              </table:table-cell>
              <table:table-cell office:value-type="float" office:value="-1.603764">
                <text:p>-1.6037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8799999999992">
                <text:p>4.8799999999992</text:p>
              </table:table-cell>
              <table:table-cell office:value-type="float" office:value="0.208912">
                <text:p>0.208912</text:p>
              </table:table-cell>
              <table:table-cell office:value-type="float" office:value="-1.604456">
                <text:p>-1.6044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9999999999964">
                <text:p>4.89999999999964</text:p>
              </table:table-cell>
              <table:table-cell office:value-type="float" office:value="0.212734">
                <text:p>0.212734</text:p>
              </table:table-cell>
              <table:table-cell office:value-type="float" office:value="-1.606367">
                <text:p>-1.6063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9999999999964">
                <text:p>4.89999999999964</text:p>
              </table:table-cell>
              <table:table-cell office:value-type="float" office:value="0.212734">
                <text:p>0.212734</text:p>
              </table:table-cell>
              <table:table-cell office:value-type="float" office:value="-1.606367">
                <text:p>-1.6063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90999999999985">
                <text:p>4.90999999999985</text:p>
              </table:table-cell>
              <table:table-cell office:value-type="float" office:value="0.214101">
                <text:p>0.214101</text:p>
              </table:table-cell>
              <table:table-cell office:value-type="float" office:value="-1.60705">
                <text:p>-1.607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92000000000007">
                <text:p>4.92000000000007</text:p>
              </table:table-cell>
              <table:table-cell office:value-type="float" office:value="0.219587">
                <text:p>0.219587</text:p>
              </table:table-cell>
              <table:table-cell office:value-type="float" office:value="-1.609794">
                <text:p>-1.6097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93000000000029">
                <text:p>4.93000000000029</text:p>
              </table:table-cell>
              <table:table-cell office:value-type="float" office:value="0.231215">
                <text:p>0.231215</text:p>
              </table:table-cell>
              <table:table-cell office:value-type="float" office:value="-1.615607">
                <text:p>-1.6156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94000000000051">
                <text:p>4.94000000000051</text:p>
              </table:table-cell>
              <table:table-cell office:value-type="float" office:value="0.255019">
                <text:p>0.255019</text:p>
              </table:table-cell>
              <table:table-cell office:value-type="float" office:value="-1.627509">
                <text:p>-1.6275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94999999999891">
                <text:p>4.94999999999891</text:p>
              </table:table-cell>
              <table:table-cell office:value-type="float" office:value="0.265958">
                <text:p>0.265958</text:p>
              </table:table-cell>
              <table:table-cell office:value-type="float" office:value="-1.632979">
                <text:p>-1.6329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95999999999913">
                <text:p>4.95999999999913</text:p>
              </table:table-cell>
              <table:table-cell office:value-type="float" office:value="0.28437">
                <text:p>0.28437</text:p>
              </table:table-cell>
              <table:table-cell office:value-type="float" office:value="-1.642185">
                <text:p>-1.64218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95999999999913">
                <text:p>4.95999999999913</text:p>
              </table:table-cell>
              <table:table-cell office:value-type="float" office:value="0.28437">
                <text:p>0.28437</text:p>
              </table:table-cell>
              <table:table-cell office:value-type="float" office:value="-1.642185">
                <text:p>-1.6421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95999999999913">
                <text:p>4.95999999999913</text:p>
              </table:table-cell>
              <table:table-cell office:value-type="float" office:value="0.28437">
                <text:p>0.28437</text:p>
              </table:table-cell>
              <table:table-cell office:value-type="float" office:value="-1.642185">
                <text:p>-1.6421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8999999999978">
                <text:p>4.98999999999978</text:p>
              </table:table-cell>
              <table:table-cell office:value-type="float" office:value="0.209368">
                <text:p>0.209368</text:p>
              </table:table-cell>
              <table:table-cell office:value-type="float" office:value="-1.604684">
                <text:p>-1.6046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01000000000022">
                <text:p>5.01000000000022</text:p>
              </table:table-cell>
              <table:table-cell office:value-type="float" office:value="0.177103">
                <text:p>0.177103</text:p>
              </table:table-cell>
              <table:table-cell office:value-type="float" office:value="-1.588552">
                <text:p>-1.5885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01000000000022">
                <text:p>5.01000000000022</text:p>
              </table:table-cell>
              <table:table-cell office:value-type="float" office:value="0.177103">
                <text:p>0.177103</text:p>
              </table:table-cell>
              <table:table-cell office:value-type="float" office:value="-1.588552">
                <text:p>-1.5885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02000000000044">
                <text:p>5.02000000000044</text:p>
              </table:table-cell>
              <table:table-cell office:value-type="float" office:value="0.178663">
                <text:p>0.178663</text:p>
              </table:table-cell>
              <table:table-cell office:value-type="float" office:value="-1.589331">
                <text:p>-1.5893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03999999999905">
                <text:p>5.03999999999905</text:p>
              </table:table-cell>
              <table:table-cell office:value-type="float" office:value="0.16175">
                <text:p>0.16175</text:p>
              </table:table-cell>
              <table:table-cell office:value-type="float" office:value="-1.580875">
                <text:p>-1.5808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03999999999905">
                <text:p>5.03999999999905</text:p>
              </table:table-cell>
              <table:table-cell office:value-type="float" office:value="0.16175">
                <text:p>0.16175</text:p>
              </table:table-cell>
              <table:table-cell office:value-type="float" office:value="-1.580875">
                <text:p>-1.5808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04999999999927">
                <text:p>5.04999999999927</text:p>
              </table:table-cell>
              <table:table-cell office:value-type="float" office:value="0.166174">
                <text:p>0.166174</text:p>
              </table:table-cell>
              <table:table-cell office:value-type="float" office:value="-1.583087">
                <text:p>-1.5830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06999999999971">
                <text:p>5.06999999999971</text:p>
              </table:table-cell>
              <table:table-cell office:value-type="float" office:value="0.181369">
                <text:p>0.181369</text:p>
              </table:table-cell>
              <table:table-cell office:value-type="float" office:value="-1.590684">
                <text:p>-1.59068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06999999999971">
                <text:p>5.06999999999971</text:p>
              </table:table-cell>
              <table:table-cell office:value-type="float" office:value="0.181369">
                <text:p>0.181369</text:p>
              </table:table-cell>
              <table:table-cell office:value-type="float" office:value="-1.590684">
                <text:p>-1.5906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09000000000015">
                <text:p>5.09000000000015</text:p>
              </table:table-cell>
              <table:table-cell office:value-type="float" office:value="0.186401">
                <text:p>0.186401</text:p>
              </table:table-cell>
              <table:table-cell office:value-type="float" office:value="-1.593201">
                <text:p>-1.5932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09000000000015">
                <text:p>5.09000000000015</text:p>
              </table:table-cell>
              <table:table-cell office:value-type="float" office:value="0.186401">
                <text:p>0.186401</text:p>
              </table:table-cell>
              <table:table-cell office:value-type="float" office:value="-1.593201">
                <text:p>-1.5932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09000000000015">
                <text:p>5.09000000000015</text:p>
              </table:table-cell>
              <table:table-cell office:value-type="float" office:value="0.186401">
                <text:p>0.186401</text:p>
              </table:table-cell>
              <table:table-cell office:value-type="float" office:value="-1.593201">
                <text:p>-1.5932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11999999999898">
                <text:p>5.11999999999898</text:p>
              </table:table-cell>
              <table:table-cell office:value-type="float" office:value="0.155096">
                <text:p>0.155096</text:p>
              </table:table-cell>
              <table:table-cell office:value-type="float" office:value="-1.577548">
                <text:p>-1.57754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11999999999898">
                <text:p>5.11999999999898</text:p>
              </table:table-cell>
              <table:table-cell office:value-type="float" office:value="0.155096">
                <text:p>0.155096</text:p>
              </table:table-cell>
              <table:table-cell office:value-type="float" office:value="-1.577548">
                <text:p>-1.5775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13999999999942">
                <text:p>5.13999999999942</text:p>
              </table:table-cell>
              <table:table-cell office:value-type="float" office:value="0.141107">
                <text:p>0.141107</text:p>
              </table:table-cell>
              <table:table-cell office:value-type="float" office:value="-1.570554">
                <text:p>-1.5705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13999999999942">
                <text:p>5.13999999999942</text:p>
              </table:table-cell>
              <table:table-cell office:value-type="float" office:value="0.141107">
                <text:p>0.141107</text:p>
              </table:table-cell>
              <table:table-cell office:value-type="float" office:value="-1.570554">
                <text:p>-1.5705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15999999999985">
                <text:p>5.15999999999985</text:p>
              </table:table-cell>
              <table:table-cell office:value-type="float" office:value="0.1357">
                <text:p>0.1357</text:p>
              </table:table-cell>
              <table:table-cell office:value-type="float" office:value="-1.56785">
                <text:p>-1.567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17000000000007">
                <text:p>5.17000000000007</text:p>
              </table:table-cell>
              <table:table-cell office:value-type="float" office:value="0.175374">
                <text:p>0.175374</text:p>
              </table:table-cell>
              <table:table-cell office:value-type="float" office:value="-1.587687">
                <text:p>-1.5876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17000000000007">
                <text:p>5.17000000000007</text:p>
              </table:table-cell>
              <table:table-cell office:value-type="float" office:value="0.175374">
                <text:p>0.175374</text:p>
              </table:table-cell>
              <table:table-cell office:value-type="float" office:value="-1.587687">
                <text:p>-1.58768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19000000000051">
                <text:p>5.19000000000051</text:p>
              </table:table-cell>
              <table:table-cell office:value-type="float" office:value="0.203567">
                <text:p>0.203567</text:p>
              </table:table-cell>
              <table:table-cell office:value-type="float" office:value="-1.601783">
                <text:p>-1.6017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9000000000051">
                <text:p>5.19000000000051</text:p>
              </table:table-cell>
              <table:table-cell office:value-type="float" office:value="0.203567">
                <text:p>0.203567</text:p>
              </table:table-cell>
              <table:table-cell office:value-type="float" office:value="-1.601783">
                <text:p>-1.60178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20999999999913">
                <text:p>5.20999999999913</text:p>
              </table:table-cell>
              <table:table-cell office:value-type="float" office:value="0.197125">
                <text:p>0.197125</text:p>
              </table:table-cell>
              <table:table-cell office:value-type="float" office:value="-1.598562">
                <text:p>-1.5985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21999999999935">
                <text:p>5.21999999999935</text:p>
              </table:table-cell>
              <table:table-cell office:value-type="float" office:value="0.167232">
                <text:p>0.167232</text:p>
              </table:table-cell>
              <table:table-cell office:value-type="float" office:value="-1.583616">
                <text:p>-1.5836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21999999999935">
                <text:p>5.21999999999935</text:p>
              </table:table-cell>
              <table:table-cell office:value-type="float" office:value="0.167232">
                <text:p>0.167232</text:p>
              </table:table-cell>
              <table:table-cell office:value-type="float" office:value="-1.583616">
                <text:p>-1.5836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22999999999956">
                <text:p>5.22999999999956</text:p>
              </table:table-cell>
              <table:table-cell office:value-type="float" office:value="0.156">
                <text:p>0.156</text:p>
              </table:table-cell>
              <table:table-cell office:value-type="float" office:value="-1.578">
                <text:p>-1.5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25">
                <text:p>5.25</text:p>
              </table:table-cell>
              <table:table-cell office:value-type="float" office:value="0.119818">
                <text:p>0.119818</text:p>
              </table:table-cell>
              <table:table-cell office:value-type="float" office:value="-1.559909">
                <text:p>-1.55990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26000000000022">
                <text:p>5.26000000000022</text:p>
              </table:table-cell>
              <table:table-cell office:value-type="float" office:value="0.147979">
                <text:p>0.147979</text:p>
              </table:table-cell>
              <table:table-cell office:value-type="float" office:value="-1.57399">
                <text:p>-1.573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27000000000044">
                <text:p>5.27000000000044</text:p>
              </table:table-cell>
              <table:table-cell office:value-type="float" office:value="0.148996">
                <text:p>0.148996</text:p>
              </table:table-cell>
              <table:table-cell office:value-type="float" office:value="-1.574498">
                <text:p>-1.5744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27999999999884">
                <text:p>5.27999999999884</text:p>
              </table:table-cell>
              <table:table-cell office:value-type="float" office:value="0.147711">
                <text:p>0.147711</text:p>
              </table:table-cell>
              <table:table-cell office:value-type="float" office:value="-1.573855">
                <text:p>-1.5738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27999999999884">
                <text:p>5.27999999999884</text:p>
              </table:table-cell>
              <table:table-cell office:value-type="float" office:value="0.147711">
                <text:p>0.147711</text:p>
              </table:table-cell>
              <table:table-cell office:value-type="float" office:value="-1.573855">
                <text:p>-1.5738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7999999999884">
                <text:p>5.27999999999884</text:p>
              </table:table-cell>
              <table:table-cell office:value-type="float" office:value="0.147711">
                <text:p>0.147711</text:p>
              </table:table-cell>
              <table:table-cell office:value-type="float" office:value="-1.573855">
                <text:p>-1.5738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30999999999949">
                <text:p>5.30999999999949</text:p>
              </table:table-cell>
              <table:table-cell office:value-type="float" office:value="0.161877">
                <text:p>0.161877</text:p>
              </table:table-cell>
              <table:table-cell office:value-type="float" office:value="-1.580938">
                <text:p>-1.5809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31999999999971">
                <text:p>5.31999999999971</text:p>
              </table:table-cell>
              <table:table-cell office:value-type="float" office:value="0.176112">
                <text:p>0.176112</text:p>
              </table:table-cell>
              <table:table-cell office:value-type="float" office:value="-1.588056">
                <text:p>-1.5880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32999999999993">
                <text:p>5.32999999999993</text:p>
              </table:table-cell>
              <table:table-cell office:value-type="float" office:value="0.160649">
                <text:p>0.160649</text:p>
              </table:table-cell>
              <table:table-cell office:value-type="float" office:value="-1.580325">
                <text:p>-1.5803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34000000000015">
                <text:p>5.34000000000015</text:p>
              </table:table-cell>
              <table:table-cell office:value-type="float" office:value="0.176013">
                <text:p>0.176013</text:p>
              </table:table-cell>
              <table:table-cell office:value-type="float" office:value="-1.588006">
                <text:p>-1.5880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35000000000036">
                <text:p>5.35000000000036</text:p>
              </table:table-cell>
              <table:table-cell office:value-type="float" office:value="0.179699">
                <text:p>0.179699</text:p>
              </table:table-cell>
              <table:table-cell office:value-type="float" office:value="-1.58985">
                <text:p>-1.5898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36000000000058">
                <text:p>5.36000000000058</text:p>
              </table:table-cell>
              <table:table-cell office:value-type="float" office:value="0.163145">
                <text:p>0.163145</text:p>
              </table:table-cell>
              <table:table-cell office:value-type="float" office:value="-1.581573">
                <text:p>-1.5815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36000000000058">
                <text:p>5.36000000000058</text:p>
              </table:table-cell>
              <table:table-cell office:value-type="float" office:value="0.163145">
                <text:p>0.163145</text:p>
              </table:table-cell>
              <table:table-cell office:value-type="float" office:value="-1.581573">
                <text:p>-1.58157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36000000000058">
                <text:p>5.36000000000058</text:p>
              </table:table-cell>
              <table:table-cell office:value-type="float" office:value="0.163145">
                <text:p>0.163145</text:p>
              </table:table-cell>
              <table:table-cell office:value-type="float" office:value="-1.581573">
                <text:p>-1.58157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38999999999942">
                <text:p>5.38999999999942</text:p>
              </table:table-cell>
              <table:table-cell office:value-type="float" office:value="0.148449">
                <text:p>0.148449</text:p>
              </table:table-cell>
              <table:table-cell office:value-type="float" office:value="-1.574224">
                <text:p>-1.5742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9999999999964">
                <text:p>5.39999999999964</text:p>
              </table:table-cell>
              <table:table-cell office:value-type="float" office:value="0.14341">
                <text:p>0.14341</text:p>
              </table:table-cell>
              <table:table-cell office:value-type="float" office:value="-1.571705">
                <text:p>-1.5717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40999999999985">
                <text:p>5.40999999999985</text:p>
              </table:table-cell>
              <table:table-cell office:value-type="float" office:value="0.135778">
                <text:p>0.135778</text:p>
              </table:table-cell>
              <table:table-cell office:value-type="float" office:value="-1.567889">
                <text:p>-1.5678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42000000000007">
                <text:p>5.42000000000007</text:p>
              </table:table-cell>
              <table:table-cell office:value-type="float" office:value="0.122427">
                <text:p>0.122427</text:p>
              </table:table-cell>
              <table:table-cell office:value-type="float" office:value="-1.561213">
                <text:p>-1.5612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43000000000029">
                <text:p>5.43000000000029</text:p>
              </table:table-cell>
              <table:table-cell office:value-type="float" office:value="0.113022">
                <text:p>0.113022</text:p>
              </table:table-cell>
              <table:table-cell office:value-type="float" office:value="-1.556511">
                <text:p>-1.5565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44000000000051">
                <text:p>5.44000000000051</text:p>
              </table:table-cell>
              <table:table-cell office:value-type="float" office:value="0.086378">
                <text:p>0.086378</text:p>
              </table:table-cell>
              <table:table-cell office:value-type="float" office:value="-1.543189">
                <text:p>-1.5431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44999999999891">
                <text:p>5.44999999999891</text:p>
              </table:table-cell>
              <table:table-cell office:value-type="float" office:value="0.058461">
                <text:p>0.058461</text:p>
              </table:table-cell>
              <table:table-cell office:value-type="float" office:value="-1.52923">
                <text:p>-1.529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45999999999913">
                <text:p>5.45999999999913</text:p>
              </table:table-cell>
              <table:table-cell office:value-type="float" office:value="0.056113">
                <text:p>0.056113</text:p>
              </table:table-cell>
              <table:table-cell office:value-type="float" office:value="-1.528056">
                <text:p>-1.5280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46999999999935">
                <text:p>5.46999999999935</text:p>
              </table:table-cell>
              <table:table-cell office:value-type="float" office:value="0.062512">
                <text:p>0.062512</text:p>
              </table:table-cell>
              <table:table-cell office:value-type="float" office:value="-1.531256">
                <text:p>-1.5312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47999999999956">
                <text:p>5.47999999999956</text:p>
              </table:table-cell>
              <table:table-cell office:value-type="float" office:value="0.057836">
                <text:p>0.057836</text:p>
              </table:table-cell>
              <table:table-cell office:value-type="float" office:value="-1.528918">
                <text:p>-1.5289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48999999999978">
                <text:p>5.48999999999978</text:p>
              </table:table-cell>
              <table:table-cell office:value-type="float" office:value="0.069216">
                <text:p>0.069216</text:p>
              </table:table-cell>
              <table:table-cell office:value-type="float" office:value="-1.534608">
                <text:p>-1.5346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8999999999978">
                <text:p>5.48999999999978</text:p>
              </table:table-cell>
              <table:table-cell office:value-type="float" office:value="0.069216">
                <text:p>0.069216</text:p>
              </table:table-cell>
              <table:table-cell office:value-type="float" office:value="-1.534608">
                <text:p>-1.5346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8999999999978">
                <text:p>5.48999999999978</text:p>
              </table:table-cell>
              <table:table-cell office:value-type="float" office:value="0.069216">
                <text:p>0.069216</text:p>
              </table:table-cell>
              <table:table-cell office:value-type="float" office:value="-1.534608">
                <text:p>-1.5346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52999999999884">
                <text:p>5.52999999999884</text:p>
              </table:table-cell>
              <table:table-cell office:value-type="float" office:value="0.04254">
                <text:p>0.04254</text:p>
              </table:table-cell>
              <table:table-cell office:value-type="float" office:value="-1.52127">
                <text:p>-1.521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52999999999884">
                <text:p>5.52999999999884</text:p>
              </table:table-cell>
              <table:table-cell office:value-type="float" office:value="0.04254">
                <text:p>0.04254</text:p>
              </table:table-cell>
              <table:table-cell office:value-type="float" office:value="-1.52127">
                <text:p>-1.5212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53999999999905">
                <text:p>5.53999999999905</text:p>
              </table:table-cell>
              <table:table-cell office:value-type="float" office:value="0.02685">
                <text:p>0.02685</text:p>
              </table:table-cell>
              <table:table-cell office:value-type="float" office:value="-1.513425">
                <text:p>-1.5134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55999999999949">
                <text:p>5.55999999999949</text:p>
              </table:table-cell>
              <table:table-cell office:value-type="float" office:value="-0.001996">
                <text:p>-0.001996</text:p>
              </table:table-cell>
              <table:table-cell office:value-type="float" office:value="-1.499002">
                <text:p>-1.4990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55999999999949">
                <text:p>5.55999999999949</text:p>
              </table:table-cell>
              <table:table-cell office:value-type="float" office:value="-0.001996">
                <text:p>-0.001996</text:p>
              </table:table-cell>
              <table:table-cell office:value-type="float" office:value="-1.499002">
                <text:p>-1.4990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56999999999971">
                <text:p>5.56999999999971</text:p>
              </table:table-cell>
              <table:table-cell office:value-type="float" office:value="0.000202">
                <text:p>0.000202</text:p>
              </table:table-cell>
              <table:table-cell office:value-type="float" office:value="-1.500101">
                <text:p>-1.50010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57999999999993">
                <text:p>5.57999999999993</text:p>
              </table:table-cell>
              <table:table-cell office:value-type="float" office:value="0.01984">
                <text:p>0.01984</text:p>
              </table:table-cell>
              <table:table-cell office:value-type="float" office:value="-1.50992">
                <text:p>-1.509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60000000000036">
                <text:p>5.60000000000036</text:p>
              </table:table-cell>
              <table:table-cell office:value-type="float" office:value="0.04852">
                <text:p>0.04852</text:p>
              </table:table-cell>
              <table:table-cell office:value-type="float" office:value="-1.52426">
                <text:p>-1.5242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60000000000036">
                <text:p>5.60000000000036</text:p>
              </table:table-cell>
              <table:table-cell office:value-type="float" office:value="0.04852">
                <text:p>0.04852</text:p>
              </table:table-cell>
              <table:table-cell office:value-type="float" office:value="-1.52426">
                <text:p>-1.524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61999999999898">
                <text:p>5.61999999999898</text:p>
              </table:table-cell>
              <table:table-cell office:value-type="float" office:value="0.008364">
                <text:p>0.008364</text:p>
              </table:table-cell>
              <table:table-cell office:value-type="float" office:value="-1.504182">
                <text:p>-1.5041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61999999999898">
                <text:p>5.61999999999898</text:p>
              </table:table-cell>
              <table:table-cell office:value-type="float" office:value="0.008364">
                <text:p>0.008364</text:p>
              </table:table-cell>
              <table:table-cell office:value-type="float" office:value="-1.504182">
                <text:p>-1.50418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61999999999898">
                <text:p>5.61999999999898</text:p>
              </table:table-cell>
              <table:table-cell office:value-type="float" office:value="0.008364">
                <text:p>0.008364</text:p>
              </table:table-cell>
              <table:table-cell office:value-type="float" office:value="-1.504182">
                <text:p>-1.50418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64999999999964">
                <text:p>5.64999999999964</text:p>
              </table:table-cell>
              <table:table-cell office:value-type="float" office:value="-0.012775">
                <text:p>-0.012775</text:p>
              </table:table-cell>
              <table:table-cell office:value-type="float" office:value="-1.493613">
                <text:p>-1.4936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65999999999985">
                <text:p>5.65999999999985</text:p>
              </table:table-cell>
              <table:table-cell office:value-type="float" office:value="-0.017591">
                <text:p>-0.017591</text:p>
              </table:table-cell>
              <table:table-cell office:value-type="float" office:value="-1.491205">
                <text:p>-1.4912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65999999999985">
                <text:p>5.65999999999985</text:p>
              </table:table-cell>
              <table:table-cell office:value-type="float" office:value="-0.017591">
                <text:p>-0.017591</text:p>
              </table:table-cell>
              <table:table-cell office:value-type="float" office:value="-1.491205">
                <text:p>-1.4912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68000000000029">
                <text:p>5.68000000000029</text:p>
              </table:table-cell>
              <table:table-cell office:value-type="float" office:value="-0.008447">
                <text:p>-0.008447</text:p>
              </table:table-cell>
              <table:table-cell office:value-type="float" office:value="-1.495776">
                <text:p>-1.4957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69000000000051">
                <text:p>5.69000000000051</text:p>
              </table:table-cell>
              <table:table-cell office:value-type="float" office:value="0.021201">
                <text:p>0.021201</text:p>
              </table:table-cell>
              <table:table-cell office:value-type="float" office:value="-1.510601">
                <text:p>-1.5106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69000000000051">
                <text:p>5.69000000000051</text:p>
              </table:table-cell>
              <table:table-cell office:value-type="float" office:value="0.021201">
                <text:p>0.021201</text:p>
              </table:table-cell>
              <table:table-cell office:value-type="float" office:value="-1.510601">
                <text:p>-1.5106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70999999999913">
                <text:p>5.70999999999913</text:p>
              </table:table-cell>
              <table:table-cell office:value-type="float" office:value="0.023915">
                <text:p>0.023915</text:p>
              </table:table-cell>
              <table:table-cell office:value-type="float" office:value="-1.511957">
                <text:p>-1.5119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71999999999935">
                <text:p>5.71999999999935</text:p>
              </table:table-cell>
              <table:table-cell office:value-type="float" office:value="0.045539">
                <text:p>0.045539</text:p>
              </table:table-cell>
              <table:table-cell office:value-type="float" office:value="-1.522769">
                <text:p>-1.52276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71999999999935">
                <text:p>5.71999999999935</text:p>
              </table:table-cell>
              <table:table-cell office:value-type="float" office:value="0.045539">
                <text:p>0.045539</text:p>
              </table:table-cell>
              <table:table-cell office:value-type="float" office:value="-1.522769">
                <text:p>-1.5227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73999999999978">
                <text:p>5.73999999999978</text:p>
              </table:table-cell>
              <table:table-cell office:value-type="float" office:value="0.050986">
                <text:p>0.050986</text:p>
              </table:table-cell>
              <table:table-cell office:value-type="float" office:value="-1.525493">
                <text:p>-1.52549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75">
                <text:p>5.75</text:p>
              </table:table-cell>
              <table:table-cell office:value-type="float" office:value="0.058173">
                <text:p>0.058173</text:p>
              </table:table-cell>
              <table:table-cell office:value-type="float" office:value="-1.529087">
                <text:p>-1.52908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75">
                <text:p>5.75</text:p>
              </table:table-cell>
              <table:table-cell office:value-type="float" office:value="0.058173">
                <text:p>0.058173</text:p>
              </table:table-cell>
              <table:table-cell office:value-type="float" office:value="-1.529087">
                <text:p>-1.5290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77000000000044">
                <text:p>5.77000000000044</text:p>
              </table:table-cell>
              <table:table-cell office:value-type="float" office:value="0.040738">
                <text:p>0.040738</text:p>
              </table:table-cell>
              <table:table-cell office:value-type="float" office:value="-1.520369">
                <text:p>-1.5203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77999999999884">
                <text:p>5.77999999999884</text:p>
              </table:table-cell>
              <table:table-cell office:value-type="float" office:value="0.023272">
                <text:p>0.023272</text:p>
              </table:table-cell>
              <table:table-cell office:value-type="float" office:value="-1.511636">
                <text:p>-1.5116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78999999999905">
                <text:p>5.78999999999905</text:p>
              </table:table-cell>
              <table:table-cell office:value-type="float" office:value="0.014322">
                <text:p>0.014322</text:p>
              </table:table-cell>
              <table:table-cell office:value-type="float" office:value="-1.507161">
                <text:p>-1.50716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79999999999927">
                <text:p>5.79999999999927</text:p>
              </table:table-cell>
              <table:table-cell office:value-type="float" office:value="0.037172">
                <text:p>0.037172</text:p>
              </table:table-cell>
              <table:table-cell office:value-type="float" office:value="-1.518586">
                <text:p>-1.5185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80999999999949">
                <text:p>5.80999999999949</text:p>
              </table:table-cell>
              <table:table-cell office:value-type="float" office:value="0.037308">
                <text:p>0.037308</text:p>
              </table:table-cell>
              <table:table-cell office:value-type="float" office:value="-1.518654">
                <text:p>-1.5186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81999999999971">
                <text:p>5.81999999999971</text:p>
              </table:table-cell>
              <table:table-cell office:value-type="float" office:value="0.049606">
                <text:p>0.049606</text:p>
              </table:table-cell>
              <table:table-cell office:value-type="float" office:value="-1.524803">
                <text:p>-1.5248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82999999999993">
                <text:p>5.82999999999993</text:p>
              </table:table-cell>
              <table:table-cell office:value-type="float" office:value="0.105078">
                <text:p>0.105078</text:p>
              </table:table-cell>
              <table:table-cell office:value-type="float" office:value="-1.552539">
                <text:p>-1.5525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84000000000015">
                <text:p>5.84000000000015</text:p>
              </table:table-cell>
              <table:table-cell office:value-type="float" office:value="0.166633">
                <text:p>0.166633</text:p>
              </table:table-cell>
              <table:table-cell office:value-type="float" office:value="-1.583316">
                <text:p>-1.5833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85000000000036">
                <text:p>5.85000000000036</text:p>
              </table:table-cell>
              <table:table-cell office:value-type="float" office:value="0.221228">
                <text:p>0.221228</text:p>
              </table:table-cell>
              <table:table-cell office:value-type="float" office:value="-1.610614">
                <text:p>-1.6106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86000000000058">
                <text:p>5.86000000000058</text:p>
              </table:table-cell>
              <table:table-cell office:value-type="float" office:value="0.357301">
                <text:p>0.357301</text:p>
              </table:table-cell>
              <table:table-cell office:value-type="float" office:value="-1.678651">
                <text:p>-1.6786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86999999999898">
                <text:p>5.86999999999898</text:p>
              </table:table-cell>
              <table:table-cell office:value-type="float" office:value="0.621362">
                <text:p>0.621362</text:p>
              </table:table-cell>
              <table:table-cell office:value-type="float" office:value="-1.810681">
                <text:p>-1.81068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8799999999992">
                <text:p>5.8799999999992</text:p>
              </table:table-cell>
              <table:table-cell office:value-type="float" office:value="0.846172">
                <text:p>0.846172</text:p>
              </table:table-cell>
              <table:table-cell office:value-type="float" office:value="-1.923086">
                <text:p>-1.92308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8799999999992">
                <text:p>5.8799999999992</text:p>
              </table:table-cell>
              <table:table-cell office:value-type="float" office:value="0.846172">
                <text:p>0.846172</text:p>
              </table:table-cell>
              <table:table-cell office:value-type="float" office:value="-1.923086">
                <text:p>-1.9230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8799999999992">
                <text:p>5.8799999999992</text:p>
              </table:table-cell>
              <table:table-cell office:value-type="float" office:value="0.846172">
                <text:p>0.846172</text:p>
              </table:table-cell>
              <table:table-cell office:value-type="float" office:value="-1.923086">
                <text:p>-1.9230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90999999999985">
                <text:p>5.90999999999985</text:p>
              </table:table-cell>
              <table:table-cell office:value-type="float" office:value="1.237368">
                <text:p>1.237368</text:p>
              </table:table-cell>
              <table:table-cell office:value-type="float" office:value="-2.118684">
                <text:p>-2.1186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92000000000007">
                <text:p>5.92000000000007</text:p>
              </table:table-cell>
              <table:table-cell office:value-type="float" office:value="1.203053">
                <text:p>1.203053</text:p>
              </table:table-cell>
              <table:table-cell office:value-type="float" office:value="-2.101526">
                <text:p>-2.1015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93000000000029">
                <text:p>5.93000000000029</text:p>
              </table:table-cell>
              <table:table-cell office:value-type="float" office:value="1.160739">
                <text:p>1.160739</text:p>
              </table:table-cell>
              <table:table-cell office:value-type="float" office:value="-2.08037">
                <text:p>-2.0803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94000000000051">
                <text:p>5.94000000000051</text:p>
              </table:table-cell>
              <table:table-cell office:value-type="float" office:value="1.092771">
                <text:p>1.092771</text:p>
              </table:table-cell>
              <table:table-cell office:value-type="float" office:value="-2.046385">
                <text:p>-2.04638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95999999999913">
                <text:p>5.95999999999913</text:p>
              </table:table-cell>
              <table:table-cell office:value-type="float" office:value="0.734082">
                <text:p>0.734082</text:p>
              </table:table-cell>
              <table:table-cell office:value-type="float" office:value="-1.867041">
                <text:p>-1.8670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95999999999913">
                <text:p>5.95999999999913</text:p>
              </table:table-cell>
              <table:table-cell office:value-type="float" office:value="0.734082">
                <text:p>0.734082</text:p>
              </table:table-cell>
              <table:table-cell office:value-type="float" office:value="-1.867041">
                <text:p>-1.86704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96999999999935">
                <text:p>5.96999999999935</text:p>
              </table:table-cell>
              <table:table-cell office:value-type="float" office:value="0.305642">
                <text:p>0.305642</text:p>
              </table:table-cell>
              <table:table-cell office:value-type="float" office:value="-1.652821">
                <text:p>-1.6528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98999999999978">
                <text:p>5.98999999999978</text:p>
              </table:table-cell>
              <table:table-cell office:value-type="float" office:value="-0.857348">
                <text:p>-0.857348</text:p>
              </table:table-cell>
              <table:table-cell office:value-type="float" office:value="-1.071326">
                <text:p>-1.0713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98999999999978">
                <text:p>5.98999999999978</text:p>
              </table:table-cell>
              <table:table-cell office:value-type="float" office:value="-0.857348">
                <text:p>-0.857348</text:p>
              </table:table-cell>
              <table:table-cell office:value-type="float" office:value="-1.071326">
                <text:p>-1.0713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">
                <text:p>6</text:p>
              </table:table-cell>
              <table:table-cell office:value-type="float" office:value="-1.294502">
                <text:p>-1.294502</text:p>
              </table:table-cell>
              <table:table-cell office:value-type="float" office:value="-0.852749">
                <text:p>-0.8527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01000000000022">
                <text:p>6.01000000000022</text:p>
              </table:table-cell>
              <table:table-cell office:value-type="float" office:value="-1.758697">
                <text:p>-1.758697</text:p>
              </table:table-cell>
              <table:table-cell office:value-type="float" office:value="-0.620651">
                <text:p>-0.6206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01000000000022">
                <text:p>6.01000000000022</text:p>
              </table:table-cell>
              <table:table-cell office:value-type="float" office:value="-1.758697">
                <text:p>-1.758697</text:p>
              </table:table-cell>
              <table:table-cell office:value-type="float" office:value="-0.620651">
                <text:p>-0.6206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01000000000022">
                <text:p>6.01000000000022</text:p>
              </table:table-cell>
              <table:table-cell office:value-type="float" office:value="-1.758697">
                <text:p>-1.758697</text:p>
              </table:table-cell>
              <table:table-cell office:value-type="float" office:value="-0.620651">
                <text:p>-0.62065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04999999999927">
                <text:p>6.04999999999927</text:p>
              </table:table-cell>
              <table:table-cell office:value-type="float" office:value="-3.047853">
                <text:p>-3.047853</text:p>
              </table:table-cell>
              <table:table-cell office:value-type="float" office:value="0.023926">
                <text:p>0.023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">
      <style:chart-properties chart:display-label="true" chart:tick-marks-major-inner="true" chart:tick-marks-major-outer="true" chart:tick-marks-minor-inner="false" chart:tick-marks-minor-outer="true" chart:logarithmic="false" chart:maximum="6" chart:interval-major="1" chart:interval-minor-divis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-2" chart:maximum="5" chart:origin="0" chart:interval-major="1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5.176cm" xlink:href=".." xlink:type="simple" chart:class="chart:scatter" chart:style-name="ch1">
        <chart:title svg:x="7.427cm" svg:y="0.425cm" chart:style-name="ch2">
          <text:p>Pitch</text:p>
        </chart:title>
        <chart:legend svg:x="12.747cm" svg:y="0.929cm" style:legend-expansion="custom" chartooo:width="2.808cm" chartooo:height="0.982cm" style:legend-expansion-aspect-ratio="2.85947046843177" chart:style-name="ch3"/>
        <chart:plot-area chart:style-name="ch4" table:cell-range-address="Sheet1.A2:Sheet1.A594 Sheet1.E1:Sheet1.F594" chart:data-source-has-labels="row" svg:x="0.786cm" svg:y="-0.111cm" svg:width="15.118cm" svg:height="5.029cm">
          <chartooo:coordinate-region svg:x="1.328cm" svg:y="0.089cm" svg:width="14.244cm" svg:height="4.63cm"/>
          <chart:axis chart:dimension="x" chart:name="primary-x" chart:style-name="ch5">
            <chart:title svg:x="7.243cm" svg:y="4.616cm" chart:style-name="ch6">
              <text:p>Time/seconds</text:p>
            </chart:title>
          </chart:axis>
          <chart:axis chart:dimension="y" chart:name="primary-y" chart:style-name="ch7">
            <chart:title svg:x="0cm" svg:y="3.466cm" chart:style-name="ch8">
              <text:p>Pitch/degrees</text:p>
            </chart:title>
          </chart:axis>
          <chart:series chart:style-name="ch9" chart:values-cell-range-address="Sheet1.E2:Sheet1.E594" chart:label-cell-address="Sheet1.E1:Sheet1.E1" chart:class="chart:scatter">
            <chart:domain table:cell-range-address="Sheet1.A2:Sheet1.A594"/>
            <chart:data-point chart:repeated="593"/>
          </chart:series>
          <chart:series chart:style-name="ch10" chart:values-cell-range-address="Sheet1.F2:Sheet1.F594" chart:label-cell-address="Sheet1.F1:Sheet1.F1" chart:class="chart:scatter">
            <chart:data-point chart:repeated="5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itch in</text:p>
                <draw:g>
                  <svg:desc>Sheet1.E1:Sheet1.E1</svg:desc>
                </draw:g>
              </table:table-cell>
              <table:table-cell office:value-type="string">
                <text:p>Pitch ou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94</svg:desc>
                </draw:g>
              </table:table-cell>
              <table:table-cell office:value-type="float" office:value="-0.449419">
                <text:p>-0.449419</text:p>
                <draw:g>
                  <svg:desc>Sheet1.E2:Sheet1.E594</svg:desc>
                </draw:g>
              </table:table-cell>
              <table:table-cell office:value-type="float" office:value="4.22471">
                <text:p>4.22471</text:p>
                <draw:g>
                  <svg:desc>Sheet1.F2:Sheet1.F5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0000000002183">
                <text:p>0.0100000000002183</text:p>
              </table:table-cell>
              <table:table-cell office:value-type="float" office:value="-0.596861">
                <text:p>-0.596861</text:p>
              </table:table-cell>
              <table:table-cell office:value-type="float" office:value="4.298431">
                <text:p>4.298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0000000004366">
                <text:p>0.0200000000004366</text:p>
              </table:table-cell>
              <table:table-cell office:value-type="float" office:value="-0.556491">
                <text:p>-0.556491</text:p>
              </table:table-cell>
              <table:table-cell office:value-type="float" office:value="4.278246">
                <text:p>4.278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0000000004366">
                <text:p>0.0200000000004366</text:p>
              </table:table-cell>
              <table:table-cell office:value-type="float" office:value="-0.556491">
                <text:p>-0.556491</text:p>
              </table:table-cell>
              <table:table-cell office:value-type="float" office:value="4.278246">
                <text:p>4.278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9999999988358">
                <text:p>0.0299999999988358</text:p>
              </table:table-cell>
              <table:table-cell office:value-type="float" office:value="-0.556664">
                <text:p>-0.556664</text:p>
              </table:table-cell>
              <table:table-cell office:value-type="float" office:value="4.278332">
                <text:p>4.278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99999999992724">
                <text:p>0.0499999999992724</text:p>
              </table:table-cell>
              <table:table-cell office:value-type="float" office:value="-0.472479">
                <text:p>-0.472479</text:p>
              </table:table-cell>
              <table:table-cell office:value-type="float" office:value="4.236239">
                <text:p>4.236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9999999992724">
                <text:p>0.0499999999992724</text:p>
              </table:table-cell>
              <table:table-cell office:value-type="float" office:value="-0.472479">
                <text:p>-0.472479</text:p>
              </table:table-cell>
              <table:table-cell office:value-type="float" office:value="4.236239">
                <text:p>4.236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9999999999709">
                <text:p>0.069999999999709</text:p>
              </table:table-cell>
              <table:table-cell office:value-type="float" office:value="-0.424696">
                <text:p>-0.424696</text:p>
              </table:table-cell>
              <table:table-cell office:value-type="float" office:value="4.212348">
                <text:p>4.212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99999999999272">
                <text:p>0.0799999999999272</text:p>
              </table:table-cell>
              <table:table-cell office:value-type="float" office:value="-0.435057">
                <text:p>-0.435057</text:p>
              </table:table-cell>
              <table:table-cell office:value-type="float" office:value="4.217529">
                <text:p>4.217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0000000001455">
                <text:p>0.0900000000001455</text:p>
              </table:table-cell>
              <table:table-cell office:value-type="float" office:value="-0.465454">
                <text:p>-0.465454</text:p>
              </table:table-cell>
              <table:table-cell office:value-type="float" office:value="4.232727">
                <text:p>4.2327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0000000000364">
                <text:p>0.100000000000364</text:p>
              </table:table-cell>
              <table:table-cell office:value-type="float" office:value="-0.510078">
                <text:p>-0.510078</text:p>
              </table:table-cell>
              <table:table-cell office:value-type="float" office:value="4.255039">
                <text:p>4.255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0000000000582">
                <text:p>0.110000000000582</text:p>
              </table:table-cell>
              <table:table-cell office:value-type="float" office:value="-0.524975">
                <text:p>-0.524975</text:p>
              </table:table-cell>
              <table:table-cell office:value-type="float" office:value="4.262487">
                <text:p>4.2624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9999999998981">
                <text:p>0.119999999998981</text:p>
              </table:table-cell>
              <table:table-cell office:value-type="float" office:value="-0.544927">
                <text:p>-0.544927</text:p>
              </table:table-cell>
              <table:table-cell office:value-type="float" office:value="4.272464">
                <text:p>4.272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9999999992">
                <text:p>0.1299999999992</text:p>
              </table:table-cell>
              <table:table-cell office:value-type="float" office:value="-0.597892">
                <text:p>-0.597892</text:p>
              </table:table-cell>
              <table:table-cell office:value-type="float" office:value="4.298946">
                <text:p>4.298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9999999999418">
                <text:p>0.139999999999418</text:p>
              </table:table-cell>
              <table:table-cell office:value-type="float" office:value="-0.612083">
                <text:p>-0.612083</text:p>
              </table:table-cell>
              <table:table-cell office:value-type="float" office:value="4.306042">
                <text:p>4.306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9999999999636">
                <text:p>0.149999999999636</text:p>
              </table:table-cell>
              <table:table-cell office:value-type="float" office:value="-0.61505">
                <text:p>-0.61505</text:p>
              </table:table-cell>
              <table:table-cell office:value-type="float" office:value="4.307525">
                <text:p>4.307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9999999999636">
                <text:p>0.149999999999636</text:p>
              </table:table-cell>
              <table:table-cell office:value-type="float" office:value="-0.61505">
                <text:p>-0.61505</text:p>
              </table:table-cell>
              <table:table-cell office:value-type="float" office:value="4.307525">
                <text:p>4.307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9999999999636">
                <text:p>0.149999999999636</text:p>
              </table:table-cell>
              <table:table-cell office:value-type="float" office:value="-0.61505">
                <text:p>-0.61505</text:p>
              </table:table-cell>
              <table:table-cell office:value-type="float" office:value="4.307525">
                <text:p>4.307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0000000000291">
                <text:p>0.180000000000291</text:p>
              </table:table-cell>
              <table:table-cell office:value-type="float" office:value="-0.534887">
                <text:p>-0.534887</text:p>
              </table:table-cell>
              <table:table-cell office:value-type="float" office:value="4.267444">
                <text:p>4.267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0000000000509">
                <text:p>0.190000000000509</text:p>
              </table:table-cell>
              <table:table-cell office:value-type="float" office:value="-0.516505">
                <text:p>-0.516505</text:p>
              </table:table-cell>
              <table:table-cell office:value-type="float" office:value="4.258252">
                <text:p>4.258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9999999998909">
                <text:p>0.199999999998909</text:p>
              </table:table-cell>
              <table:table-cell office:value-type="float" office:value="-0.512537">
                <text:p>-0.512537</text:p>
              </table:table-cell>
              <table:table-cell office:value-type="float" office:value="4.256268">
                <text:p>4.256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999999999127">
                <text:p>0.209999999999127</text:p>
              </table:table-cell>
              <table:table-cell office:value-type="float" office:value="-0.529855">
                <text:p>-0.529855</text:p>
              </table:table-cell>
              <table:table-cell office:value-type="float" office:value="4.264927">
                <text:p>4.2649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9999999999345">
                <text:p>0.219999999999345</text:p>
              </table:table-cell>
              <table:table-cell office:value-type="float" office:value="-0.526709">
                <text:p>-0.526709</text:p>
              </table:table-cell>
              <table:table-cell office:value-type="float" office:value="4.263355">
                <text:p>4.263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9999999999563">
                <text:p>0.229999999999563</text:p>
              </table:table-cell>
              <table:table-cell office:value-type="float" office:value="-0.55993">
                <text:p>-0.55993</text:p>
              </table:table-cell>
              <table:table-cell office:value-type="float" office:value="4.279965">
                <text:p>4.279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9999999999782">
                <text:p>0.239999999999782</text:p>
              </table:table-cell>
              <table:table-cell office:value-type="float" office:value="-0.57912">
                <text:p>-0.57912</text:p>
              </table:table-cell>
              <table:table-cell office:value-type="float" office:value="4.28956">
                <text:p>4.289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575759">
                <text:p>-0.575759</text:p>
              </table:table-cell>
              <table:table-cell office:value-type="float" office:value="4.28788">
                <text:p>4.28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0000000000218">
                <text:p>0.260000000000218</text:p>
              </table:table-cell>
              <table:table-cell office:value-type="float" office:value="-0.590026">
                <text:p>-0.590026</text:p>
              </table:table-cell>
              <table:table-cell office:value-type="float" office:value="4.295013">
                <text:p>4.295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0000000000437">
                <text:p>0.270000000000437</text:p>
              </table:table-cell>
              <table:table-cell office:value-type="float" office:value="-0.578019">
                <text:p>-0.578019</text:p>
              </table:table-cell>
              <table:table-cell office:value-type="float" office:value="4.289009">
                <text:p>4.289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9999999998836">
                <text:p>0.279999999998836</text:p>
              </table:table-cell>
              <table:table-cell office:value-type="float" office:value="-0.566659">
                <text:p>-0.566659</text:p>
              </table:table-cell>
              <table:table-cell office:value-type="float" office:value="4.283329">
                <text:p>4.283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9999999998836">
                <text:p>0.279999999998836</text:p>
              </table:table-cell>
              <table:table-cell office:value-type="float" office:value="-0.566659">
                <text:p>-0.566659</text:p>
              </table:table-cell>
              <table:table-cell office:value-type="float" office:value="4.283329">
                <text:p>4.283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9999999998836">
                <text:p>0.279999999998836</text:p>
              </table:table-cell>
              <table:table-cell office:value-type="float" office:value="-0.566659">
                <text:p>-0.566659</text:p>
              </table:table-cell>
              <table:table-cell office:value-type="float" office:value="4.283329">
                <text:p>4.28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9999999999491">
                <text:p>0.309999999999491</text:p>
              </table:table-cell>
              <table:table-cell office:value-type="float" office:value="-0.566502">
                <text:p>-0.566502</text:p>
              </table:table-cell>
              <table:table-cell office:value-type="float" office:value="4.283251">
                <text:p>4.283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9999999999709">
                <text:p>0.319999999999709</text:p>
              </table:table-cell>
              <table:table-cell office:value-type="float" office:value="-0.59455">
                <text:p>-0.59455</text:p>
              </table:table-cell>
              <table:table-cell office:value-type="float" office:value="4.297275">
                <text:p>4.297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9999999999927">
                <text:p>0.329999999999927</text:p>
              </table:table-cell>
              <table:table-cell office:value-type="float" office:value="-0.623429">
                <text:p>-0.623429</text:p>
              </table:table-cell>
              <table:table-cell office:value-type="float" office:value="4.311715">
                <text:p>4.311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0000000000364">
                <text:p>0.350000000000364</text:p>
              </table:table-cell>
              <table:table-cell office:value-type="float" office:value="-0.674206">
                <text:p>-0.674206</text:p>
              </table:table-cell>
              <table:table-cell office:value-type="float" office:value="4.337103">
                <text:p>4.3371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0000000000582">
                <text:p>0.360000000000582</text:p>
              </table:table-cell>
              <table:table-cell office:value-type="float" office:value="-0.688728">
                <text:p>-0.688728</text:p>
              </table:table-cell>
              <table:table-cell office:value-type="float" office:value="4.344364">
                <text:p>4.3443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9999999998981">
                <text:p>0.369999999998981</text:p>
              </table:table-cell>
              <table:table-cell office:value-type="float" office:value="-0.664721">
                <text:p>-0.664721</text:p>
              </table:table-cell>
              <table:table-cell office:value-type="float" office:value="4.33236">
                <text:p>4.332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9999999998981">
                <text:p>0.369999999998981</text:p>
              </table:table-cell>
              <table:table-cell office:value-type="float" office:value="-0.664721">
                <text:p>-0.664721</text:p>
              </table:table-cell>
              <table:table-cell office:value-type="float" office:value="4.33236">
                <text:p>4.33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99999999992">
                <text:p>0.3799999999992</text:p>
              </table:table-cell>
              <table:table-cell office:value-type="float" office:value="-0.648783">
                <text:p>-0.648783</text:p>
              </table:table-cell>
              <table:table-cell office:value-type="float" office:value="4.324391">
                <text:p>4.3243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9999999999636">
                <text:p>0.399999999999636</text:p>
              </table:table-cell>
              <table:table-cell office:value-type="float" office:value="-0.62486">
                <text:p>-0.62486</text:p>
              </table:table-cell>
              <table:table-cell office:value-type="float" office:value="4.31243">
                <text:p>4.31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9999999999855">
                <text:p>0.409999999999855</text:p>
              </table:table-cell>
              <table:table-cell office:value-type="float" office:value="-0.61287">
                <text:p>-0.61287</text:p>
              </table:table-cell>
              <table:table-cell office:value-type="float" office:value="4.306435">
                <text:p>4.3064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9999999999855">
                <text:p>0.409999999999855</text:p>
              </table:table-cell>
              <table:table-cell office:value-type="float" office:value="-0.61287">
                <text:p>-0.61287</text:p>
              </table:table-cell>
              <table:table-cell office:value-type="float" office:value="4.306435">
                <text:p>4.3064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0000000000073">
                <text:p>0.420000000000073</text:p>
              </table:table-cell>
              <table:table-cell office:value-type="float" office:value="-0.619168">
                <text:p>-0.619168</text:p>
              </table:table-cell>
              <table:table-cell office:value-type="float" office:value="4.309584">
                <text:p>4.3095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0000000000291">
                <text:p>0.430000000000291</text:p>
              </table:table-cell>
              <table:table-cell office:value-type="float" office:value="-0.638026">
                <text:p>-0.638026</text:p>
              </table:table-cell>
              <table:table-cell office:value-type="float" office:value="4.319013">
                <text:p>4.3190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9999999998909">
                <text:p>0.449999999998909</text:p>
              </table:table-cell>
              <table:table-cell office:value-type="float" office:value="-0.648237">
                <text:p>-0.648237</text:p>
              </table:table-cell>
              <table:table-cell office:value-type="float" office:value="4.324118">
                <text:p>4.3241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9999999999127">
                <text:p>0.459999999999127</text:p>
              </table:table-cell>
              <table:table-cell office:value-type="float" office:value="-0.678427">
                <text:p>-0.678427</text:p>
              </table:table-cell>
              <table:table-cell office:value-type="float" office:value="4.339214">
                <text:p>4.3392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9999999999345">
                <text:p>0.469999999999345</text:p>
              </table:table-cell>
              <table:table-cell office:value-type="float" office:value="-0.685366">
                <text:p>-0.685366</text:p>
              </table:table-cell>
              <table:table-cell office:value-type="float" office:value="4.342683">
                <text:p>4.3426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9999999999563">
                <text:p>0.479999999999563</text:p>
              </table:table-cell>
              <table:table-cell office:value-type="float" office:value="-0.666103">
                <text:p>-0.666103</text:p>
              </table:table-cell>
              <table:table-cell office:value-type="float" office:value="4.333052">
                <text:p>4.333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9999999999782">
                <text:p>0.489999999999782</text:p>
              </table:table-cell>
              <table:table-cell office:value-type="float" office:value="-0.668864">
                <text:p>-0.668864</text:p>
              </table:table-cell>
              <table:table-cell office:value-type="float" office:value="4.334432">
                <text:p>4.3344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-0.684183">
                <text:p>-0.684183</text:p>
              </table:table-cell>
              <table:table-cell office:value-type="float" office:value="4.342091">
                <text:p>4.3420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0000000000218">
                <text:p>0.510000000000218</text:p>
              </table:table-cell>
              <table:table-cell office:value-type="float" office:value="-0.669556">
                <text:p>-0.669556</text:p>
              </table:table-cell>
              <table:table-cell office:value-type="float" office:value="4.334778">
                <text:p>4.334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0000000000437">
                <text:p>0.520000000000437</text:p>
              </table:table-cell>
              <table:table-cell office:value-type="float" office:value="-0.646752">
                <text:p>-0.646752</text:p>
              </table:table-cell>
              <table:table-cell office:value-type="float" office:value="4.323376">
                <text:p>4.323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0000000000437">
                <text:p>0.520000000000437</text:p>
              </table:table-cell>
              <table:table-cell office:value-type="float" office:value="-0.646752">
                <text:p>-0.646752</text:p>
              </table:table-cell>
              <table:table-cell office:value-type="float" office:value="4.323376">
                <text:p>4.323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9999999999054">
                <text:p>0.539999999999054</text:p>
              </table:table-cell>
              <table:table-cell office:value-type="float" office:value="-0.636897">
                <text:p>-0.636897</text:p>
              </table:table-cell>
              <table:table-cell office:value-type="float" office:value="4.318448">
                <text:p>4.318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9999999999272">
                <text:p>0.549999999999272</text:p>
              </table:table-cell>
              <table:table-cell office:value-type="float" office:value="-0.655686">
                <text:p>-0.655686</text:p>
              </table:table-cell>
              <table:table-cell office:value-type="float" office:value="4.327843">
                <text:p>4.3278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9999999999272">
                <text:p>0.549999999999272</text:p>
              </table:table-cell>
              <table:table-cell office:value-type="float" office:value="-0.655686">
                <text:p>-0.655686</text:p>
              </table:table-cell>
              <table:table-cell office:value-type="float" office:value="4.327843">
                <text:p>4.3278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9999999999272">
                <text:p>0.549999999999272</text:p>
              </table:table-cell>
              <table:table-cell office:value-type="float" office:value="-0.655686">
                <text:p>-0.655686</text:p>
              </table:table-cell>
              <table:table-cell office:value-type="float" office:value="4.327843">
                <text:p>4.3278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9999999999927">
                <text:p>0.579999999999927</text:p>
              </table:table-cell>
              <table:table-cell office:value-type="float" office:value="-0.685855">
                <text:p>-0.685855</text:p>
              </table:table-cell>
              <table:table-cell office:value-type="float" office:value="4.342928">
                <text:p>4.3429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79999999999927">
                <text:p>0.579999999999927</text:p>
              </table:table-cell>
              <table:table-cell office:value-type="float" office:value="-0.685855">
                <text:p>-0.685855</text:p>
              </table:table-cell>
              <table:table-cell office:value-type="float" office:value="4.342928">
                <text:p>4.3429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00000000000364">
                <text:p>0.600000000000364</text:p>
              </table:table-cell>
              <table:table-cell office:value-type="float" office:value="-0.682412">
                <text:p>-0.682412</text:p>
              </table:table-cell>
              <table:table-cell office:value-type="float" office:value="4.341206">
                <text:p>4.3412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0000000000582">
                <text:p>0.610000000000582</text:p>
              </table:table-cell>
              <table:table-cell office:value-type="float" office:value="-0.68874">
                <text:p>-0.68874</text:p>
              </table:table-cell>
              <table:table-cell office:value-type="float" office:value="4.34437">
                <text:p>4.34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9999999998981">
                <text:p>0.619999999998981</text:p>
              </table:table-cell>
              <table:table-cell office:value-type="float" office:value="-0.69085">
                <text:p>-0.69085</text:p>
              </table:table-cell>
              <table:table-cell office:value-type="float" office:value="4.345425">
                <text:p>4.3454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99999999992">
                <text:p>0.6299999999992</text:p>
              </table:table-cell>
              <table:table-cell office:value-type="float" office:value="-0.680498">
                <text:p>-0.680498</text:p>
              </table:table-cell>
              <table:table-cell office:value-type="float" office:value="4.340249">
                <text:p>4.340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9999999999418">
                <text:p>0.639999999999418</text:p>
              </table:table-cell>
              <table:table-cell office:value-type="float" office:value="-0.694156">
                <text:p>-0.694156</text:p>
              </table:table-cell>
              <table:table-cell office:value-type="float" office:value="4.347078">
                <text:p>4.3470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9999999999636">
                <text:p>0.649999999999636</text:p>
              </table:table-cell>
              <table:table-cell office:value-type="float" office:value="-0.701138">
                <text:p>-0.701138</text:p>
              </table:table-cell>
              <table:table-cell office:value-type="float" office:value="4.350569">
                <text:p>4.3505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9999999999855">
                <text:p>0.659999999999855</text:p>
              </table:table-cell>
              <table:table-cell office:value-type="float" office:value="-0.688166">
                <text:p>-0.688166</text:p>
              </table:table-cell>
              <table:table-cell office:value-type="float" office:value="4.344083">
                <text:p>4.3440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0000000000073">
                <text:p>0.670000000000073</text:p>
              </table:table-cell>
              <table:table-cell office:value-type="float" office:value="-0.674937">
                <text:p>-0.674937</text:p>
              </table:table-cell>
              <table:table-cell office:value-type="float" office:value="4.337468">
                <text:p>4.337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0000000000291">
                <text:p>0.680000000000291</text:p>
              </table:table-cell>
              <table:table-cell office:value-type="float" office:value="-0.68959">
                <text:p>-0.68959</text:p>
              </table:table-cell>
              <table:table-cell office:value-type="float" office:value="4.344795">
                <text:p>4.3447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0000000000291">
                <text:p>0.680000000000291</text:p>
              </table:table-cell>
              <table:table-cell office:value-type="float" office:value="-0.68959">
                <text:p>-0.68959</text:p>
              </table:table-cell>
              <table:table-cell office:value-type="float" office:value="4.344795">
                <text:p>4.3447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80000000000291">
                <text:p>0.680000000000291</text:p>
              </table:table-cell>
              <table:table-cell office:value-type="float" office:value="-0.68959">
                <text:p>-0.68959</text:p>
              </table:table-cell>
              <table:table-cell office:value-type="float" office:value="4.344795">
                <text:p>4.3447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09999999999127">
                <text:p>0.709999999999127</text:p>
              </table:table-cell>
              <table:table-cell office:value-type="float" office:value="-0.651447">
                <text:p>-0.651447</text:p>
              </table:table-cell>
              <table:table-cell office:value-type="float" office:value="4.325723">
                <text:p>4.3257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9999999999345">
                <text:p>0.719999999999345</text:p>
              </table:table-cell>
              <table:table-cell office:value-type="float" office:value="-0.651214">
                <text:p>-0.651214</text:p>
              </table:table-cell>
              <table:table-cell office:value-type="float" office:value="4.325607">
                <text:p>4.3256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9999999999563">
                <text:p>0.729999999999563</text:p>
              </table:table-cell>
              <table:table-cell office:value-type="float" office:value="-0.668201">
                <text:p>-0.668201</text:p>
              </table:table-cell>
              <table:table-cell office:value-type="float" office:value="4.334101">
                <text:p>4.334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">
                <text:p>0.75</text:p>
              </table:table-cell>
              <table:table-cell office:value-type="float" office:value="-0.702302">
                <text:p>-0.702302</text:p>
              </table:table-cell>
              <table:table-cell office:value-type="float" office:value="4.351151">
                <text:p>4.3511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-0.702302">
                <text:p>-0.702302</text:p>
              </table:table-cell>
              <table:table-cell office:value-type="float" office:value="4.351151">
                <text:p>4.3511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0000000000218">
                <text:p>0.760000000000218</text:p>
              </table:table-cell>
              <table:table-cell office:value-type="float" office:value="-0.727544">
                <text:p>-0.727544</text:p>
              </table:table-cell>
              <table:table-cell office:value-type="float" office:value="4.363772">
                <text:p>4.3637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9999999998836">
                <text:p>0.779999999998836</text:p>
              </table:table-cell>
              <table:table-cell office:value-type="float" office:value="-0.744187">
                <text:p>-0.744187</text:p>
              </table:table-cell>
              <table:table-cell office:value-type="float" office:value="4.372093">
                <text:p>4.3720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9999999998836">
                <text:p>0.779999999998836</text:p>
              </table:table-cell>
              <table:table-cell office:value-type="float" office:value="-0.744187">
                <text:p>-0.744187</text:p>
              </table:table-cell>
              <table:table-cell office:value-type="float" office:value="4.372093">
                <text:p>4.3720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9999999999054">
                <text:p>0.789999999999054</text:p>
              </table:table-cell>
              <table:table-cell office:value-type="float" office:value="-0.749343">
                <text:p>-0.749343</text:p>
              </table:table-cell>
              <table:table-cell office:value-type="float" office:value="4.374672">
                <text:p>4.3746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09999999999491">
                <text:p>0.809999999999491</text:p>
              </table:table-cell>
              <table:table-cell office:value-type="float" office:value="-0.732457">
                <text:p>-0.732457</text:p>
              </table:table-cell>
              <table:table-cell office:value-type="float" office:value="4.366228">
                <text:p>4.3662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9999999999709">
                <text:p>0.819999999999709</text:p>
              </table:table-cell>
              <table:table-cell office:value-type="float" office:value="-0.740718">
                <text:p>-0.740718</text:p>
              </table:table-cell>
              <table:table-cell office:value-type="float" office:value="4.370359">
                <text:p>4.3703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9999999999709">
                <text:p>0.819999999999709</text:p>
              </table:table-cell>
              <table:table-cell office:value-type="float" office:value="-0.740718">
                <text:p>-0.740718</text:p>
              </table:table-cell>
              <table:table-cell office:value-type="float" office:value="4.370359">
                <text:p>4.3703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0000000000146">
                <text:p>0.840000000000146</text:p>
              </table:table-cell>
              <table:table-cell office:value-type="float" office:value="-0.736767">
                <text:p>-0.736767</text:p>
              </table:table-cell>
              <table:table-cell office:value-type="float" office:value="4.368384">
                <text:p>4.3683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50000000000364">
                <text:p>0.850000000000364</text:p>
              </table:table-cell>
              <table:table-cell office:value-type="float" office:value="-0.729787">
                <text:p>-0.729787</text:p>
              </table:table-cell>
              <table:table-cell office:value-type="float" office:value="4.364893">
                <text:p>4.364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0000000000582">
                <text:p>0.860000000000582</text:p>
              </table:table-cell>
              <table:table-cell office:value-type="float" office:value="-0.736018">
                <text:p>-0.736018</text:p>
              </table:table-cell>
              <table:table-cell office:value-type="float" office:value="4.368009">
                <text:p>4.3680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9999999998981">
                <text:p>0.869999999998981</text:p>
              </table:table-cell>
              <table:table-cell office:value-type="float" office:value="-0.717512">
                <text:p>-0.717512</text:p>
              </table:table-cell>
              <table:table-cell office:value-type="float" office:value="4.358756">
                <text:p>4.3587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9999999998981">
                <text:p>0.869999999998981</text:p>
              </table:table-cell>
              <table:table-cell office:value-type="float" office:value="-0.717512">
                <text:p>-0.717512</text:p>
              </table:table-cell>
              <table:table-cell office:value-type="float" office:value="4.358756">
                <text:p>4.3587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9999999999418">
                <text:p>0.889999999999418</text:p>
              </table:table-cell>
              <table:table-cell office:value-type="float" office:value="-0.711646">
                <text:p>-0.711646</text:p>
              </table:table-cell>
              <table:table-cell office:value-type="float" office:value="4.355823">
                <text:p>4.3558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9999999999636">
                <text:p>0.899999999999636</text:p>
              </table:table-cell>
              <table:table-cell office:value-type="float" office:value="-0.697471">
                <text:p>-0.697471</text:p>
              </table:table-cell>
              <table:table-cell office:value-type="float" office:value="4.348735">
                <text:p>4.3487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9999999999636">
                <text:p>0.899999999999636</text:p>
              </table:table-cell>
              <table:table-cell office:value-type="float" office:value="-0.697471">
                <text:p>-0.697471</text:p>
              </table:table-cell>
              <table:table-cell office:value-type="float" office:value="4.348735">
                <text:p>4.3487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9999999999855">
                <text:p>0.909999999999855</text:p>
              </table:table-cell>
              <table:table-cell office:value-type="float" office:value="-0.700186">
                <text:p>-0.700186</text:p>
              </table:table-cell>
              <table:table-cell office:value-type="float" office:value="4.350093">
                <text:p>4.3500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09999999999855">
                <text:p>0.909999999999855</text:p>
              </table:table-cell>
              <table:table-cell office:value-type="float" office:value="-0.700186">
                <text:p>-0.700186</text:p>
              </table:table-cell>
              <table:table-cell office:value-type="float" office:value="4.350093">
                <text:p>4.3500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40000000000509">
                <text:p>0.940000000000509</text:p>
              </table:table-cell>
              <table:table-cell office:value-type="float" office:value="-0.719805">
                <text:p>-0.719805</text:p>
              </table:table-cell>
              <table:table-cell office:value-type="float" office:value="4.359903">
                <text:p>4.3599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9999999998909">
                <text:p>0.949999999998909</text:p>
              </table:table-cell>
              <table:table-cell office:value-type="float" office:value="-0.743742">
                <text:p>-0.743742</text:p>
              </table:table-cell>
              <table:table-cell office:value-type="float" office:value="4.371871">
                <text:p>4.3718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9999999998909">
                <text:p>0.949999999998909</text:p>
              </table:table-cell>
              <table:table-cell office:value-type="float" office:value="-0.743742">
                <text:p>-0.743742</text:p>
              </table:table-cell>
              <table:table-cell office:value-type="float" office:value="4.371871">
                <text:p>4.3718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9999999998909">
                <text:p>0.949999999998909</text:p>
              </table:table-cell>
              <table:table-cell office:value-type="float" office:value="-0.743742">
                <text:p>-0.743742</text:p>
              </table:table-cell>
              <table:table-cell office:value-type="float" office:value="4.371871">
                <text:p>4.3718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9999999999563">
                <text:p>0.979999999999563</text:p>
              </table:table-cell>
              <table:table-cell office:value-type="float" office:value="-0.743794">
                <text:p>-0.743794</text:p>
              </table:table-cell>
              <table:table-cell office:value-type="float" office:value="4.371897">
                <text:p>4.3718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9999999999782">
                <text:p>0.989999999999782</text:p>
              </table:table-cell>
              <table:table-cell office:value-type="float" office:value="-0.7491">
                <text:p>-0.7491</text:p>
              </table:table-cell>
              <table:table-cell office:value-type="float" office:value="4.37455">
                <text:p>4.37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9999999999782">
                <text:p>0.989999999999782</text:p>
              </table:table-cell>
              <table:table-cell office:value-type="float" office:value="-0.7491">
                <text:p>-0.7491</text:p>
              </table:table-cell>
              <table:table-cell office:value-type="float" office:value="4.37455">
                <text:p>4.37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1000000000022">
                <text:p>1.01000000000022</text:p>
              </table:table-cell>
              <table:table-cell office:value-type="float" office:value="-0.763164">
                <text:p>-0.763164</text:p>
              </table:table-cell>
              <table:table-cell office:value-type="float" office:value="4.381582">
                <text:p>4.3815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2000000000044">
                <text:p>1.02000000000044</text:p>
              </table:table-cell>
              <table:table-cell office:value-type="float" office:value="-0.758059">
                <text:p>-0.758059</text:p>
              </table:table-cell>
              <table:table-cell office:value-type="float" office:value="4.37903">
                <text:p>4.379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999999999884">
                <text:p>1.02999999999884</text:p>
              </table:table-cell>
              <table:table-cell office:value-type="float" office:value="-0.760826">
                <text:p>-0.760826</text:p>
              </table:table-cell>
              <table:table-cell office:value-type="float" office:value="4.380413">
                <text:p>4.3804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999999999905">
                <text:p>1.03999999999905</text:p>
              </table:table-cell>
              <table:table-cell office:value-type="float" office:value="-0.745636">
                <text:p>-0.745636</text:p>
              </table:table-cell>
              <table:table-cell office:value-type="float" office:value="4.372818">
                <text:p>4.372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999999999927">
                <text:p>1.04999999999927</text:p>
              </table:table-cell>
              <table:table-cell office:value-type="float" office:value="-0.745564">
                <text:p>-0.745564</text:p>
              </table:table-cell>
              <table:table-cell office:value-type="float" office:value="4.372782">
                <text:p>4.3727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999999999949">
                <text:p>1.05999999999949</text:p>
              </table:table-cell>
              <table:table-cell office:value-type="float" office:value="-0.73709">
                <text:p>-0.73709</text:p>
              </table:table-cell>
              <table:table-cell office:value-type="float" office:value="4.368545">
                <text:p>4.368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999999999971">
                <text:p>1.06999999999971</text:p>
              </table:table-cell>
              <table:table-cell office:value-type="float" office:value="-0.757847">
                <text:p>-0.757847</text:p>
              </table:table-cell>
              <table:table-cell office:value-type="float" office:value="4.378923">
                <text:p>4.3789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999999999993">
                <text:p>1.07999999999993</text:p>
              </table:table-cell>
              <table:table-cell office:value-type="float" office:value="-0.761486">
                <text:p>-0.761486</text:p>
              </table:table-cell>
              <table:table-cell office:value-type="float" office:value="4.380743">
                <text:p>4.3807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999999999993">
                <text:p>1.07999999999993</text:p>
              </table:table-cell>
              <table:table-cell office:value-type="float" office:value="-0.761486">
                <text:p>-0.761486</text:p>
              </table:table-cell>
              <table:table-cell office:value-type="float" office:value="4.380743">
                <text:p>4.3807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0000000000036">
                <text:p>1.10000000000036</text:p>
              </table:table-cell>
              <table:table-cell office:value-type="float" office:value="-0.846803">
                <text:p>-0.846803</text:p>
              </table:table-cell>
              <table:table-cell office:value-type="float" office:value="4.423402">
                <text:p>4.4234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1000000000058">
                <text:p>1.11000000000058</text:p>
              </table:table-cell>
              <table:table-cell office:value-type="float" office:value="-0.877257">
                <text:p>-0.877257</text:p>
              </table:table-cell>
              <table:table-cell office:value-type="float" office:value="4.438628">
                <text:p>4.4386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999999999898">
                <text:p>1.11999999999898</text:p>
              </table:table-cell>
              <table:table-cell office:value-type="float" office:value="-0.889403">
                <text:p>-0.889403</text:p>
              </table:table-cell>
              <table:table-cell office:value-type="float" office:value="4.444701">
                <text:p>4.4447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99999999992">
                <text:p>1.1299999999992</text:p>
              </table:table-cell>
              <table:table-cell office:value-type="float" office:value="-0.869128">
                <text:p>-0.869128</text:p>
              </table:table-cell>
              <table:table-cell office:value-type="float" office:value="4.434564">
                <text:p>4.4345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999999999942">
                <text:p>1.13999999999942</text:p>
              </table:table-cell>
              <table:table-cell office:value-type="float" office:value="-0.841276">
                <text:p>-0.841276</text:p>
              </table:table-cell>
              <table:table-cell office:value-type="float" office:value="4.420638">
                <text:p>4.4206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999999999964">
                <text:p>1.14999999999964</text:p>
              </table:table-cell>
              <table:table-cell office:value-type="float" office:value="-0.832115">
                <text:p>-0.832115</text:p>
              </table:table-cell>
              <table:table-cell office:value-type="float" office:value="4.416057">
                <text:p>4.4160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999999999985">
                <text:p>1.15999999999985</text:p>
              </table:table-cell>
              <table:table-cell office:value-type="float" office:value="-0.823938">
                <text:p>-0.823938</text:p>
              </table:table-cell>
              <table:table-cell office:value-type="float" office:value="4.411969">
                <text:p>4.4119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7000000000007">
                <text:p>1.17000000000007</text:p>
              </table:table-cell>
              <table:table-cell office:value-type="float" office:value="-0.860446">
                <text:p>-0.860446</text:p>
              </table:table-cell>
              <table:table-cell office:value-type="float" office:value="4.430223">
                <text:p>4.4302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8000000000029">
                <text:p>1.18000000000029</text:p>
              </table:table-cell>
              <table:table-cell office:value-type="float" office:value="-0.861068">
                <text:p>-0.861068</text:p>
              </table:table-cell>
              <table:table-cell office:value-type="float" office:value="4.430534">
                <text:p>4.4305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9000000000051">
                <text:p>1.19000000000051</text:p>
              </table:table-cell>
              <table:table-cell office:value-type="float" office:value="-0.892561">
                <text:p>-0.892561</text:p>
              </table:table-cell>
              <table:table-cell office:value-type="float" office:value="4.446281">
                <text:p>4.4462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999999999891">
                <text:p>1.19999999999891</text:p>
              </table:table-cell>
              <table:table-cell office:value-type="float" office:value="-0.916075">
                <text:p>-0.916075</text:p>
              </table:table-cell>
              <table:table-cell office:value-type="float" office:value="4.458038">
                <text:p>4.4580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0999999999913">
                <text:p>1.20999999999913</text:p>
              </table:table-cell>
              <table:table-cell office:value-type="float" office:value="-0.909634">
                <text:p>-0.909634</text:p>
              </table:table-cell>
              <table:table-cell office:value-type="float" office:value="4.454817">
                <text:p>4.4548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999999999935">
                <text:p>1.21999999999935</text:p>
              </table:table-cell>
              <table:table-cell office:value-type="float" office:value="-0.873827">
                <text:p>-0.873827</text:p>
              </table:table-cell>
              <table:table-cell office:value-type="float" office:value="4.436914">
                <text:p>4.4369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999999999956">
                <text:p>1.22999999999956</text:p>
              </table:table-cell>
              <table:table-cell office:value-type="float" office:value="-0.872481">
                <text:p>-0.872481</text:p>
              </table:table-cell>
              <table:table-cell office:value-type="float" office:value="4.43624">
                <text:p>4.436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999999999978">
                <text:p>1.23999999999978</text:p>
              </table:table-cell>
              <table:table-cell office:value-type="float" office:value="-0.871532">
                <text:p>-0.871532</text:p>
              </table:table-cell>
              <table:table-cell office:value-type="float" office:value="4.435766">
                <text:p>4.4357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6000000000022">
                <text:p>1.26000000000022</text:p>
              </table:table-cell>
              <table:table-cell office:value-type="float" office:value="-0.861753">
                <text:p>-0.861753</text:p>
              </table:table-cell>
              <table:table-cell office:value-type="float" office:value="4.430877">
                <text:p>4.4308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6000000000022">
                <text:p>1.26000000000022</text:p>
              </table:table-cell>
              <table:table-cell office:value-type="float" office:value="-0.861753">
                <text:p>-0.861753</text:p>
              </table:table-cell>
              <table:table-cell office:value-type="float" office:value="4.430877">
                <text:p>4.4308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7000000000044">
                <text:p>1.27000000000044</text:p>
              </table:table-cell>
              <table:table-cell office:value-type="float" office:value="-0.915116">
                <text:p>-0.915116</text:p>
              </table:table-cell>
              <table:table-cell office:value-type="float" office:value="4.457558">
                <text:p>4.4575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8999999999905">
                <text:p>1.28999999999905</text:p>
              </table:table-cell>
              <table:table-cell office:value-type="float" office:value="-0.996548">
                <text:p>-0.996548</text:p>
              </table:table-cell>
              <table:table-cell office:value-type="float" office:value="4.498274">
                <text:p>4.4982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999999999905">
                <text:p>1.28999999999905</text:p>
              </table:table-cell>
              <table:table-cell office:value-type="float" office:value="-0.996548">
                <text:p>-0.996548</text:p>
              </table:table-cell>
              <table:table-cell office:value-type="float" office:value="4.498274">
                <text:p>4.4982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0999999999949">
                <text:p>1.30999999999949</text:p>
              </table:table-cell>
              <table:table-cell office:value-type="float" office:value="-0.996456">
                <text:p>-0.996456</text:p>
              </table:table-cell>
              <table:table-cell office:value-type="float" office:value="4.498228">
                <text:p>4.498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0999999999949">
                <text:p>1.30999999999949</text:p>
              </table:table-cell>
              <table:table-cell office:value-type="float" office:value="-0.996456">
                <text:p>-0.996456</text:p>
              </table:table-cell>
              <table:table-cell office:value-type="float" office:value="4.498228">
                <text:p>4.4982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2999999999993">
                <text:p>1.32999999999993</text:p>
              </table:table-cell>
              <table:table-cell office:value-type="float" office:value="-0.948942">
                <text:p>-0.948942</text:p>
              </table:table-cell>
              <table:table-cell office:value-type="float" office:value="4.474471">
                <text:p>4.4744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999999999993">
                <text:p>1.32999999999993</text:p>
              </table:table-cell>
              <table:table-cell office:value-type="float" office:value="-0.948942">
                <text:p>-0.948942</text:p>
              </table:table-cell>
              <table:table-cell office:value-type="float" office:value="4.474471">
                <text:p>4.4744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4000000000015">
                <text:p>1.34000000000015</text:p>
              </table:table-cell>
              <table:table-cell office:value-type="float" office:value="-0.953026">
                <text:p>-0.953026</text:p>
              </table:table-cell>
              <table:table-cell office:value-type="float" office:value="4.476513">
                <text:p>4.4765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6000000000058">
                <text:p>1.36000000000058</text:p>
              </table:table-cell>
              <table:table-cell office:value-type="float" office:value="-0.969547">
                <text:p>-0.969547</text:p>
              </table:table-cell>
              <table:table-cell office:value-type="float" office:value="4.484774">
                <text:p>4.4847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6999999999898">
                <text:p>1.36999999999898</text:p>
              </table:table-cell>
              <table:table-cell office:value-type="float" office:value="-0.988658">
                <text:p>-0.988658</text:p>
              </table:table-cell>
              <table:table-cell office:value-type="float" office:value="4.494329">
                <text:p>4.4943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999999999898">
                <text:p>1.36999999999898</text:p>
              </table:table-cell>
              <table:table-cell office:value-type="float" office:value="-0.988658">
                <text:p>-0.988658</text:p>
              </table:table-cell>
              <table:table-cell office:value-type="float" office:value="4.494329">
                <text:p>4.4943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8999999999942">
                <text:p>1.38999999999942</text:p>
              </table:table-cell>
              <table:table-cell office:value-type="float" office:value="-1.02256">
                <text:p>-1.02256</text:p>
              </table:table-cell>
              <table:table-cell office:value-type="float" office:value="4.51128">
                <text:p>4.511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999999999942">
                <text:p>1.38999999999942</text:p>
              </table:table-cell>
              <table:table-cell office:value-type="float" office:value="-1.02256">
                <text:p>-1.02256</text:p>
              </table:table-cell>
              <table:table-cell office:value-type="float" office:value="4.51128">
                <text:p>4.511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0999999999985">
                <text:p>1.40999999999985</text:p>
              </table:table-cell>
              <table:table-cell office:value-type="float" office:value="-1.02584">
                <text:p>-1.02584</text:p>
              </table:table-cell>
              <table:table-cell office:value-type="float" office:value="4.51292">
                <text:p>4.512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0999999999985">
                <text:p>1.40999999999985</text:p>
              </table:table-cell>
              <table:table-cell office:value-type="float" office:value="-1.02584">
                <text:p>-1.02584</text:p>
              </table:table-cell>
              <table:table-cell office:value-type="float" office:value="4.51292">
                <text:p>4.512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3000000000029">
                <text:p>1.43000000000029</text:p>
              </table:table-cell>
              <table:table-cell office:value-type="float" office:value="-1.027971">
                <text:p>-1.027971</text:p>
              </table:table-cell>
              <table:table-cell office:value-type="float" office:value="4.513986">
                <text:p>4.5139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4000000000051">
                <text:p>1.44000000000051</text:p>
              </table:table-cell>
              <table:table-cell office:value-type="float" office:value="-1.025371">
                <text:p>-1.025371</text:p>
              </table:table-cell>
              <table:table-cell office:value-type="float" office:value="4.512685">
                <text:p>4.5126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4000000000051">
                <text:p>1.44000000000051</text:p>
              </table:table-cell>
              <table:table-cell office:value-type="float" office:value="-1.025371">
                <text:p>-1.025371</text:p>
              </table:table-cell>
              <table:table-cell office:value-type="float" office:value="4.512685">
                <text:p>4.5126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5999999999913">
                <text:p>1.45999999999913</text:p>
              </table:table-cell>
              <table:table-cell office:value-type="float" office:value="-1.02092">
                <text:p>-1.02092</text:p>
              </table:table-cell>
              <table:table-cell office:value-type="float" office:value="4.51046">
                <text:p>4.510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6999999999935">
                <text:p>1.46999999999935</text:p>
              </table:table-cell>
              <table:table-cell office:value-type="float" office:value="-1.039327">
                <text:p>-1.039327</text:p>
              </table:table-cell>
              <table:table-cell office:value-type="float" office:value="4.519663">
                <text:p>4.519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999999999935">
                <text:p>1.46999999999935</text:p>
              </table:table-cell>
              <table:table-cell office:value-type="float" office:value="-1.039327">
                <text:p>-1.039327</text:p>
              </table:table-cell>
              <table:table-cell office:value-type="float" office:value="4.519663">
                <text:p>4.5196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8999999999978">
                <text:p>1.48999999999978</text:p>
              </table:table-cell>
              <table:table-cell office:value-type="float" office:value="-1.019904">
                <text:p>-1.019904</text:p>
              </table:table-cell>
              <table:table-cell office:value-type="float" office:value="4.509952">
                <text:p>4.5099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">
                <text:p>1.5</text:p>
              </table:table-cell>
              <table:table-cell office:value-type="float" office:value="-1.022544">
                <text:p>-1.022544</text:p>
              </table:table-cell>
              <table:table-cell office:value-type="float" office:value="4.511272">
                <text:p>4.5112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">
                <text:p>1.5</text:p>
              </table:table-cell>
              <table:table-cell office:value-type="float" office:value="-1.022544">
                <text:p>-1.022544</text:p>
              </table:table-cell>
              <table:table-cell office:value-type="float" office:value="4.511272">
                <text:p>4.5112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2000000000044">
                <text:p>1.52000000000044</text:p>
              </table:table-cell>
              <table:table-cell office:value-type="float" office:value="-1.017267">
                <text:p>-1.017267</text:p>
              </table:table-cell>
              <table:table-cell office:value-type="float" office:value="4.508634">
                <text:p>4.5086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2999999999884">
                <text:p>1.52999999999884</text:p>
              </table:table-cell>
              <table:table-cell office:value-type="float" office:value="-1.027624">
                <text:p>-1.027624</text:p>
              </table:table-cell>
              <table:table-cell office:value-type="float" office:value="4.513812">
                <text:p>4.5138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3999999999905">
                <text:p>1.53999999999905</text:p>
              </table:table-cell>
              <table:table-cell office:value-type="float" office:value="-1.020459">
                <text:p>-1.020459</text:p>
              </table:table-cell>
              <table:table-cell office:value-type="float" office:value="4.51023">
                <text:p>4.510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4999999999927">
                <text:p>1.54999999999927</text:p>
              </table:table-cell>
              <table:table-cell office:value-type="float" office:value="-1.011214">
                <text:p>-1.011214</text:p>
              </table:table-cell>
              <table:table-cell office:value-type="float" office:value="4.505607">
                <text:p>4.5056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5999999999949">
                <text:p>1.55999999999949</text:p>
              </table:table-cell>
              <table:table-cell office:value-type="float" office:value="-1.022033">
                <text:p>-1.022033</text:p>
              </table:table-cell>
              <table:table-cell office:value-type="float" office:value="4.511017">
                <text:p>4.5110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6999999999971">
                <text:p>1.56999999999971</text:p>
              </table:table-cell>
              <table:table-cell office:value-type="float" office:value="-1.022381">
                <text:p>-1.022381</text:p>
              </table:table-cell>
              <table:table-cell office:value-type="float" office:value="4.511191">
                <text:p>4.5111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7999999999993">
                <text:p>1.57999999999993</text:p>
              </table:table-cell>
              <table:table-cell office:value-type="float" office:value="-1.012472">
                <text:p>-1.012472</text:p>
              </table:table-cell>
              <table:table-cell office:value-type="float" office:value="4.506236">
                <text:p>4.5062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9000000000015">
                <text:p>1.59000000000015</text:p>
              </table:table-cell>
              <table:table-cell office:value-type="float" office:value="-0.991781">
                <text:p>-0.991781</text:p>
              </table:table-cell>
              <table:table-cell office:value-type="float" office:value="4.495891">
                <text:p>4.4958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0000000000036">
                <text:p>1.60000000000036</text:p>
              </table:table-cell>
              <table:table-cell office:value-type="float" office:value="-0.989156">
                <text:p>-0.989156</text:p>
              </table:table-cell>
              <table:table-cell office:value-type="float" office:value="4.494578">
                <text:p>4.4945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0000000000036">
                <text:p>1.60000000000036</text:p>
              </table:table-cell>
              <table:table-cell office:value-type="float" office:value="-0.989156">
                <text:p>-0.989156</text:p>
              </table:table-cell>
              <table:table-cell office:value-type="float" office:value="4.494578">
                <text:p>4.4945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0000000000036">
                <text:p>1.60000000000036</text:p>
              </table:table-cell>
              <table:table-cell office:value-type="float" office:value="-0.989156">
                <text:p>-0.989156</text:p>
              </table:table-cell>
              <table:table-cell office:value-type="float" office:value="4.494578">
                <text:p>4.4945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299999999992">
                <text:p>1.6299999999992</text:p>
              </table:table-cell>
              <table:table-cell office:value-type="float" office:value="-0.980563">
                <text:p>-0.980563</text:p>
              </table:table-cell>
              <table:table-cell office:value-type="float" office:value="4.490281">
                <text:p>4.4902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3999999999942">
                <text:p>1.63999999999942</text:p>
              </table:table-cell>
              <table:table-cell office:value-type="float" office:value="-0.961505">
                <text:p>-0.961505</text:p>
              </table:table-cell>
              <table:table-cell office:value-type="float" office:value="4.480752">
                <text:p>4.4807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4999999999964">
                <text:p>1.64999999999964</text:p>
              </table:table-cell>
              <table:table-cell office:value-type="float" office:value="-0.948968">
                <text:p>-0.948968</text:p>
              </table:table-cell>
              <table:table-cell office:value-type="float" office:value="4.474484">
                <text:p>4.4744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5999999999985">
                <text:p>1.65999999999985</text:p>
              </table:table-cell>
              <table:table-cell office:value-type="float" office:value="-0.9492">
                <text:p>-0.9492</text:p>
              </table:table-cell>
              <table:table-cell office:value-type="float" office:value="4.4746">
                <text:p>4.47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7000000000007">
                <text:p>1.67000000000007</text:p>
              </table:table-cell>
              <table:table-cell office:value-type="float" office:value="-0.936589">
                <text:p>-0.936589</text:p>
              </table:table-cell>
              <table:table-cell office:value-type="float" office:value="4.468295">
                <text:p>4.4682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8000000000029">
                <text:p>1.68000000000029</text:p>
              </table:table-cell>
              <table:table-cell office:value-type="float" office:value="-0.938679">
                <text:p>-0.938679</text:p>
              </table:table-cell>
              <table:table-cell office:value-type="float" office:value="4.469339">
                <text:p>4.469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9000000000051">
                <text:p>1.69000000000051</text:p>
              </table:table-cell>
              <table:table-cell office:value-type="float" office:value="-0.945031">
                <text:p>-0.945031</text:p>
              </table:table-cell>
              <table:table-cell office:value-type="float" office:value="4.472515">
                <text:p>4.4725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9999999999891">
                <text:p>1.69999999999891</text:p>
              </table:table-cell>
              <table:table-cell office:value-type="float" office:value="-0.926604">
                <text:p>-0.926604</text:p>
              </table:table-cell>
              <table:table-cell office:value-type="float" office:value="4.463302">
                <text:p>4.4633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0999999999913">
                <text:p>1.70999999999913</text:p>
              </table:table-cell>
              <table:table-cell office:value-type="float" office:value="-0.945057">
                <text:p>-0.945057</text:p>
              </table:table-cell>
              <table:table-cell office:value-type="float" office:value="4.472528">
                <text:p>4.4725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1999999999935">
                <text:p>1.71999999999935</text:p>
              </table:table-cell>
              <table:table-cell office:value-type="float" office:value="-0.957644">
                <text:p>-0.957644</text:p>
              </table:table-cell>
              <table:table-cell office:value-type="float" office:value="4.478822">
                <text:p>4.4788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2999999999956">
                <text:p>1.72999999999956</text:p>
              </table:table-cell>
              <table:table-cell office:value-type="float" office:value="-0.937503">
                <text:p>-0.937503</text:p>
              </table:table-cell>
              <table:table-cell office:value-type="float" office:value="4.468752">
                <text:p>4.4687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999999999956">
                <text:p>1.72999999999956</text:p>
              </table:table-cell>
              <table:table-cell office:value-type="float" office:value="-0.937503">
                <text:p>-0.937503</text:p>
              </table:table-cell>
              <table:table-cell office:value-type="float" office:value="4.468752">
                <text:p>4.4687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999999999956">
                <text:p>1.72999999999956</text:p>
              </table:table-cell>
              <table:table-cell office:value-type="float" office:value="-0.937503">
                <text:p>-0.937503</text:p>
              </table:table-cell>
              <table:table-cell office:value-type="float" office:value="4.468752">
                <text:p>4.4687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7000000000044">
                <text:p>1.77000000000044</text:p>
              </table:table-cell>
              <table:table-cell office:value-type="float" office:value="-0.910251">
                <text:p>-0.910251</text:p>
              </table:table-cell>
              <table:table-cell office:value-type="float" office:value="4.455125">
                <text:p>4.455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7000000000044">
                <text:p>1.77000000000044</text:p>
              </table:table-cell>
              <table:table-cell office:value-type="float" office:value="-0.910251">
                <text:p>-0.910251</text:p>
              </table:table-cell>
              <table:table-cell office:value-type="float" office:value="4.455125">
                <text:p>4.455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7999999999884">
                <text:p>1.77999999999884</text:p>
              </table:table-cell>
              <table:table-cell office:value-type="float" office:value="-0.932471">
                <text:p>-0.932471</text:p>
              </table:table-cell>
              <table:table-cell office:value-type="float" office:value="4.466236">
                <text:p>4.4662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9999999999927">
                <text:p>1.79999999999927</text:p>
              </table:table-cell>
              <table:table-cell office:value-type="float" office:value="-0.950551">
                <text:p>-0.950551</text:p>
              </table:table-cell>
              <table:table-cell office:value-type="float" office:value="4.475275">
                <text:p>4.4752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9999999999927">
                <text:p>1.79999999999927</text:p>
              </table:table-cell>
              <table:table-cell office:value-type="float" office:value="-0.950551">
                <text:p>-0.950551</text:p>
              </table:table-cell>
              <table:table-cell office:value-type="float" office:value="4.475275">
                <text:p>4.4752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0999999999949">
                <text:p>1.80999999999949</text:p>
              </table:table-cell>
              <table:table-cell office:value-type="float" office:value="-0.969061">
                <text:p>-0.969061</text:p>
              </table:table-cell>
              <table:table-cell office:value-type="float" office:value="4.484531">
                <text:p>4.4845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2999999999993">
                <text:p>1.82999999999993</text:p>
              </table:table-cell>
              <table:table-cell office:value-type="float" office:value="-0.969052">
                <text:p>-0.969052</text:p>
              </table:table-cell>
              <table:table-cell office:value-type="float" office:value="4.484526">
                <text:p>4.4845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2999999999993">
                <text:p>1.82999999999993</text:p>
              </table:table-cell>
              <table:table-cell office:value-type="float" office:value="-0.969052">
                <text:p>-0.969052</text:p>
              </table:table-cell>
              <table:table-cell office:value-type="float" office:value="4.484526">
                <text:p>4.4845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4000000000015">
                <text:p>1.84000000000015</text:p>
              </table:table-cell>
              <table:table-cell office:value-type="float" office:value="-0.996464">
                <text:p>-0.996464</text:p>
              </table:table-cell>
              <table:table-cell office:value-type="float" office:value="4.498232">
                <text:p>4.4982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6000000000058">
                <text:p>1.86000000000058</text:p>
              </table:table-cell>
              <table:table-cell office:value-type="float" office:value="-0.977519">
                <text:p>-0.977519</text:p>
              </table:table-cell>
              <table:table-cell office:value-type="float" office:value="4.488759">
                <text:p>4.4887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6000000000058">
                <text:p>1.86000000000058</text:p>
              </table:table-cell>
              <table:table-cell office:value-type="float" office:value="-0.977519">
                <text:p>-0.977519</text:p>
              </table:table-cell>
              <table:table-cell office:value-type="float" office:value="4.488759">
                <text:p>4.4887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6000000000058">
                <text:p>1.86000000000058</text:p>
              </table:table-cell>
              <table:table-cell office:value-type="float" office:value="-0.977519">
                <text:p>-0.977519</text:p>
              </table:table-cell>
              <table:table-cell office:value-type="float" office:value="4.488759">
                <text:p>4.4887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8999999999942">
                <text:p>1.88999999999942</text:p>
              </table:table-cell>
              <table:table-cell office:value-type="float" office:value="-0.927901">
                <text:p>-0.927901</text:p>
              </table:table-cell>
              <table:table-cell office:value-type="float" office:value="4.46395">
                <text:p>4.463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9999999999964">
                <text:p>1.89999999999964</text:p>
              </table:table-cell>
              <table:table-cell office:value-type="float" office:value="-0.953957">
                <text:p>-0.953957</text:p>
              </table:table-cell>
              <table:table-cell office:value-type="float" office:value="4.476979">
                <text:p>4.4769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9999999999964">
                <text:p>1.89999999999964</text:p>
              </table:table-cell>
              <table:table-cell office:value-type="float" office:value="-0.953957">
                <text:p>-0.953957</text:p>
              </table:table-cell>
              <table:table-cell office:value-type="float" office:value="4.476979">
                <text:p>4.4769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2000000000007">
                <text:p>1.92000000000007</text:p>
              </table:table-cell>
              <table:table-cell office:value-type="float" office:value="-0.947105">
                <text:p>-0.947105</text:p>
              </table:table-cell>
              <table:table-cell office:value-type="float" office:value="4.473552">
                <text:p>4.4735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2000000000007">
                <text:p>1.92000000000007</text:p>
              </table:table-cell>
              <table:table-cell office:value-type="float" office:value="-0.947105">
                <text:p>-0.947105</text:p>
              </table:table-cell>
              <table:table-cell office:value-type="float" office:value="4.473552">
                <text:p>4.4735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4000000000051">
                <text:p>1.94000000000051</text:p>
              </table:table-cell>
              <table:table-cell office:value-type="float" office:value="-0.978802">
                <text:p>-0.978802</text:p>
              </table:table-cell>
              <table:table-cell office:value-type="float" office:value="4.489401">
                <text:p>4.4894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4000000000051">
                <text:p>1.94000000000051</text:p>
              </table:table-cell>
              <table:table-cell office:value-type="float" office:value="-0.978802">
                <text:p>-0.978802</text:p>
              </table:table-cell>
              <table:table-cell office:value-type="float" office:value="4.489401">
                <text:p>4.4894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5999999999913">
                <text:p>1.95999999999913</text:p>
              </table:table-cell>
              <table:table-cell office:value-type="float" office:value="-1.012335">
                <text:p>-1.012335</text:p>
              </table:table-cell>
              <table:table-cell office:value-type="float" office:value="4.506167">
                <text:p>4.5061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5999999999913">
                <text:p>1.95999999999913</text:p>
              </table:table-cell>
              <table:table-cell office:value-type="float" office:value="-1.012335">
                <text:p>-1.012335</text:p>
              </table:table-cell>
              <table:table-cell office:value-type="float" office:value="4.506167">
                <text:p>4.5061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7999999999956">
                <text:p>1.97999999999956</text:p>
              </table:table-cell>
              <table:table-cell office:value-type="float" office:value="-1.009187">
                <text:p>-1.009187</text:p>
              </table:table-cell>
              <table:table-cell office:value-type="float" office:value="4.504593">
                <text:p>4.5045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8999999999978">
                <text:p>1.98999999999978</text:p>
              </table:table-cell>
              <table:table-cell office:value-type="float" office:value="-0.994896">
                <text:p>-0.994896</text:p>
              </table:table-cell>
              <table:table-cell office:value-type="float" office:value="4.497448">
                <text:p>4.4974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8999999999978">
                <text:p>1.98999999999978</text:p>
              </table:table-cell>
              <table:table-cell office:value-type="float" office:value="-0.994896">
                <text:p>-0.994896</text:p>
              </table:table-cell>
              <table:table-cell office:value-type="float" office:value="4.497448">
                <text:p>4.4974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999999999978">
                <text:p>1.98999999999978</text:p>
              </table:table-cell>
              <table:table-cell office:value-type="float" office:value="-0.994896">
                <text:p>-0.994896</text:p>
              </table:table-cell>
              <table:table-cell office:value-type="float" office:value="4.497448">
                <text:p>4.4974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2000000000044">
                <text:p>2.02000000000044</text:p>
              </table:table-cell>
              <table:table-cell office:value-type="float" office:value="-1.025259">
                <text:p>-1.025259</text:p>
              </table:table-cell>
              <table:table-cell office:value-type="float" office:value="4.51263">
                <text:p>4.512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2999999999884">
                <text:p>2.02999999999884</text:p>
              </table:table-cell>
              <table:table-cell office:value-type="float" office:value="-1.046326">
                <text:p>-1.046326</text:p>
              </table:table-cell>
              <table:table-cell office:value-type="float" office:value="4.523163">
                <text:p>4.5231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3999999999905">
                <text:p>2.03999999999905</text:p>
              </table:table-cell>
              <table:table-cell office:value-type="float" office:value="-1.034875">
                <text:p>-1.034875</text:p>
              </table:table-cell>
              <table:table-cell office:value-type="float" office:value="4.517438">
                <text:p>4.5174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4999999999927">
                <text:p>2.04999999999927</text:p>
              </table:table-cell>
              <table:table-cell office:value-type="float" office:value="-1.032351">
                <text:p>-1.032351</text:p>
              </table:table-cell>
              <table:table-cell office:value-type="float" office:value="4.516175">
                <text:p>4.5161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5999999999949">
                <text:p>2.05999999999949</text:p>
              </table:table-cell>
              <table:table-cell office:value-type="float" office:value="-0.987672">
                <text:p>-0.987672</text:p>
              </table:table-cell>
              <table:table-cell office:value-type="float" office:value="4.493836">
                <text:p>4.4938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6999999999971">
                <text:p>2.06999999999971</text:p>
              </table:table-cell>
              <table:table-cell office:value-type="float" office:value="-0.983345">
                <text:p>-0.983345</text:p>
              </table:table-cell>
              <table:table-cell office:value-type="float" office:value="4.491672">
                <text:p>4.4916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7999999999993">
                <text:p>2.07999999999993</text:p>
              </table:table-cell>
              <table:table-cell office:value-type="float" office:value="-0.949871">
                <text:p>-0.949871</text:p>
              </table:table-cell>
              <table:table-cell office:value-type="float" office:value="4.474935">
                <text:p>4.4749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9000000000015">
                <text:p>2.09000000000015</text:p>
              </table:table-cell>
              <table:table-cell office:value-type="float" office:value="-0.929482">
                <text:p>-0.929482</text:p>
              </table:table-cell>
              <table:table-cell office:value-type="float" office:value="4.464741">
                <text:p>4.4647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0000000000036">
                <text:p>2.10000000000036</text:p>
              </table:table-cell>
              <table:table-cell office:value-type="float" office:value="-0.94692">
                <text:p>-0.94692</text:p>
              </table:table-cell>
              <table:table-cell office:value-type="float" office:value="4.47346">
                <text:p>4.473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1000000000058">
                <text:p>2.11000000000058</text:p>
              </table:table-cell>
              <table:table-cell office:value-type="float" office:value="-0.941352">
                <text:p>-0.941352</text:p>
              </table:table-cell>
              <table:table-cell office:value-type="float" office:value="4.470676">
                <text:p>4.4706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1999999999898">
                <text:p>2.11999999999898</text:p>
              </table:table-cell>
              <table:table-cell office:value-type="float" office:value="-0.945852">
                <text:p>-0.945852</text:p>
              </table:table-cell>
              <table:table-cell office:value-type="float" office:value="4.472926">
                <text:p>4.4729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1999999999898">
                <text:p>2.11999999999898</text:p>
              </table:table-cell>
              <table:table-cell office:value-type="float" office:value="-0.945852">
                <text:p>-0.945852</text:p>
              </table:table-cell>
              <table:table-cell office:value-type="float" office:value="4.472926">
                <text:p>4.4729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3999999999942">
                <text:p>2.13999999999942</text:p>
              </table:table-cell>
              <table:table-cell office:value-type="float" office:value="-0.965852">
                <text:p>-0.965852</text:p>
              </table:table-cell>
              <table:table-cell office:value-type="float" office:value="4.482926">
                <text:p>4.4829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4999999999964">
                <text:p>2.14999999999964</text:p>
              </table:table-cell>
              <table:table-cell office:value-type="float" office:value="-0.967344">
                <text:p>-0.967344</text:p>
              </table:table-cell>
              <table:table-cell office:value-type="float" office:value="4.483672">
                <text:p>4.4836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7000000000007">
                <text:p>2.17000000000007</text:p>
              </table:table-cell>
              <table:table-cell office:value-type="float" office:value="-0.912276">
                <text:p>-0.912276</text:p>
              </table:table-cell>
              <table:table-cell office:value-type="float" office:value="4.456138">
                <text:p>4.4561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7000000000007">
                <text:p>2.17000000000007</text:p>
              </table:table-cell>
              <table:table-cell office:value-type="float" office:value="-0.912276">
                <text:p>-0.912276</text:p>
              </table:table-cell>
              <table:table-cell office:value-type="float" office:value="4.456138">
                <text:p>4.4561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8000000000029">
                <text:p>2.18000000000029</text:p>
              </table:table-cell>
              <table:table-cell office:value-type="float" office:value="-0.904143">
                <text:p>-0.904143</text:p>
              </table:table-cell>
              <table:table-cell office:value-type="float" office:value="4.452071">
                <text:p>4.4520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9000000000051">
                <text:p>2.19000000000051</text:p>
              </table:table-cell>
              <table:table-cell office:value-type="float" office:value="-0.922653">
                <text:p>-0.922653</text:p>
              </table:table-cell>
              <table:table-cell office:value-type="float" office:value="4.461327">
                <text:p>4.4613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0999999999913">
                <text:p>2.20999999999913</text:p>
              </table:table-cell>
              <table:table-cell office:value-type="float" office:value="-0.959451">
                <text:p>-0.959451</text:p>
              </table:table-cell>
              <table:table-cell office:value-type="float" office:value="4.479725">
                <text:p>4.4797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0999999999913">
                <text:p>2.20999999999913</text:p>
              </table:table-cell>
              <table:table-cell office:value-type="float" office:value="-0.959451">
                <text:p>-0.959451</text:p>
              </table:table-cell>
              <table:table-cell office:value-type="float" office:value="4.479725">
                <text:p>4.4797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21999999999935">
                <text:p>2.21999999999935</text:p>
              </table:table-cell>
              <table:table-cell office:value-type="float" office:value="-0.963459">
                <text:p>-0.963459</text:p>
              </table:table-cell>
              <table:table-cell office:value-type="float" office:value="4.481729">
                <text:p>4.4817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3999999999978">
                <text:p>2.23999999999978</text:p>
              </table:table-cell>
              <table:table-cell office:value-type="float" office:value="-0.981035">
                <text:p>-0.981035</text:p>
              </table:table-cell>
              <table:table-cell office:value-type="float" office:value="4.490517">
                <text:p>4.4905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3999999999978">
                <text:p>2.23999999999978</text:p>
              </table:table-cell>
              <table:table-cell office:value-type="float" office:value="-0.981035">
                <text:p>-0.981035</text:p>
              </table:table-cell>
              <table:table-cell office:value-type="float" office:value="4.490517">
                <text:p>4.4905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3999999999978">
                <text:p>2.23999999999978</text:p>
              </table:table-cell>
              <table:table-cell office:value-type="float" office:value="-0.981035">
                <text:p>-0.981035</text:p>
              </table:table-cell>
              <table:table-cell office:value-type="float" office:value="4.490517">
                <text:p>4.4905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999999999978">
                <text:p>2.23999999999978</text:p>
              </table:table-cell>
              <table:table-cell office:value-type="float" office:value="-0.981035">
                <text:p>-0.981035</text:p>
              </table:table-cell>
              <table:table-cell office:value-type="float" office:value="4.490517">
                <text:p>4.4905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7999999999884">
                <text:p>2.27999999999884</text:p>
              </table:table-cell>
              <table:table-cell office:value-type="float" office:value="-0.993177">
                <text:p>-0.993177</text:p>
              </table:table-cell>
              <table:table-cell office:value-type="float" office:value="4.496589">
                <text:p>4.4965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7999999999884">
                <text:p>2.27999999999884</text:p>
              </table:table-cell>
              <table:table-cell office:value-type="float" office:value="-0.993177">
                <text:p>-0.993177</text:p>
              </table:table-cell>
              <table:table-cell office:value-type="float" office:value="4.496589">
                <text:p>4.4965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8999999999905">
                <text:p>2.28999999999905</text:p>
              </table:table-cell>
              <table:table-cell office:value-type="float" office:value="-0.972679">
                <text:p>-0.972679</text:p>
              </table:table-cell>
              <table:table-cell office:value-type="float" office:value="4.48634">
                <text:p>4.486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0999999999949">
                <text:p>2.30999999999949</text:p>
              </table:table-cell>
              <table:table-cell office:value-type="float" office:value="-0.97706">
                <text:p>-0.97706</text:p>
              </table:table-cell>
              <table:table-cell office:value-type="float" office:value="4.48853">
                <text:p>4.488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0999999999949">
                <text:p>2.30999999999949</text:p>
              </table:table-cell>
              <table:table-cell office:value-type="float" office:value="-0.97706">
                <text:p>-0.97706</text:p>
              </table:table-cell>
              <table:table-cell office:value-type="float" office:value="4.48853">
                <text:p>4.488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1999999999971">
                <text:p>2.31999999999971</text:p>
              </table:table-cell>
              <table:table-cell office:value-type="float" office:value="-0.95925">
                <text:p>-0.95925</text:p>
              </table:table-cell>
              <table:table-cell office:value-type="float" office:value="4.479625">
                <text:p>4.4796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4000000000015">
                <text:p>2.34000000000015</text:p>
              </table:table-cell>
              <table:table-cell office:value-type="float" office:value="-0.978664">
                <text:p>-0.978664</text:p>
              </table:table-cell>
              <table:table-cell office:value-type="float" office:value="4.489332">
                <text:p>4.4893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4000000000015">
                <text:p>2.34000000000015</text:p>
              </table:table-cell>
              <table:table-cell office:value-type="float" office:value="-0.978664">
                <text:p>-0.978664</text:p>
              </table:table-cell>
              <table:table-cell office:value-type="float" office:value="4.489332">
                <text:p>4.4893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6000000000058">
                <text:p>2.36000000000058</text:p>
              </table:table-cell>
              <table:table-cell office:value-type="float" office:value="-0.976506">
                <text:p>-0.976506</text:p>
              </table:table-cell>
              <table:table-cell office:value-type="float" office:value="4.488253">
                <text:p>4.4882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6000000000058">
                <text:p>2.36000000000058</text:p>
              </table:table-cell>
              <table:table-cell office:value-type="float" office:value="-0.976506">
                <text:p>-0.976506</text:p>
              </table:table-cell>
              <table:table-cell office:value-type="float" office:value="4.488253">
                <text:p>4.4882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6999999999898">
                <text:p>2.36999999999898</text:p>
              </table:table-cell>
              <table:table-cell office:value-type="float" office:value="-0.98277">
                <text:p>-0.98277</text:p>
              </table:table-cell>
              <table:table-cell office:value-type="float" office:value="4.491385">
                <text:p>4.4913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799999999992">
                <text:p>2.3799999999992</text:p>
              </table:table-cell>
              <table:table-cell office:value-type="float" office:value="-0.997607">
                <text:p>-0.997607</text:p>
              </table:table-cell>
              <table:table-cell office:value-type="float" office:value="4.498804">
                <text:p>4.4988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9999999999964">
                <text:p>2.39999999999964</text:p>
              </table:table-cell>
              <table:table-cell office:value-type="float" office:value="-1.041233">
                <text:p>-1.041233</text:p>
              </table:table-cell>
              <table:table-cell office:value-type="float" office:value="4.520617">
                <text:p>4.5206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0999999999985">
                <text:p>2.40999999999985</text:p>
              </table:table-cell>
              <table:table-cell office:value-type="float" office:value="-1.051573">
                <text:p>-1.051573</text:p>
              </table:table-cell>
              <table:table-cell office:value-type="float" office:value="4.525787">
                <text:p>4.5257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2000000000007">
                <text:p>2.42000000000007</text:p>
              </table:table-cell>
              <table:table-cell office:value-type="float" office:value="-1.078761">
                <text:p>-1.078761</text:p>
              </table:table-cell>
              <table:table-cell office:value-type="float" office:value="4.53938">
                <text:p>4.539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3000000000029">
                <text:p>2.43000000000029</text:p>
              </table:table-cell>
              <table:table-cell office:value-type="float" office:value="-1.080603">
                <text:p>-1.080603</text:p>
              </table:table-cell>
              <table:table-cell office:value-type="float" office:value="4.540301">
                <text:p>4.5403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4000000000051">
                <text:p>2.44000000000051</text:p>
              </table:table-cell>
              <table:table-cell office:value-type="float" office:value="-1.071575">
                <text:p>-1.071575</text:p>
              </table:table-cell>
              <table:table-cell office:value-type="float" office:value="4.535788">
                <text:p>4.5357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4999999999891">
                <text:p>2.44999999999891</text:p>
              </table:table-cell>
              <table:table-cell office:value-type="float" office:value="-1.081261">
                <text:p>-1.081261</text:p>
              </table:table-cell>
              <table:table-cell office:value-type="float" office:value="4.540631">
                <text:p>4.5406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5999999999913">
                <text:p>2.45999999999913</text:p>
              </table:table-cell>
              <table:table-cell office:value-type="float" office:value="-1.080018">
                <text:p>-1.080018</text:p>
              </table:table-cell>
              <table:table-cell office:value-type="float" office:value="4.540009">
                <text:p>4.5400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6999999999935">
                <text:p>2.46999999999935</text:p>
              </table:table-cell>
              <table:table-cell office:value-type="float" office:value="-1.080596">
                <text:p>-1.080596</text:p>
              </table:table-cell>
              <table:table-cell office:value-type="float" office:value="4.540298">
                <text:p>4.540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6999999999935">
                <text:p>2.46999999999935</text:p>
              </table:table-cell>
              <table:table-cell office:value-type="float" office:value="-1.080596">
                <text:p>-1.080596</text:p>
              </table:table-cell>
              <table:table-cell office:value-type="float" office:value="4.540298">
                <text:p>4.5402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8999999999978">
                <text:p>2.48999999999978</text:p>
              </table:table-cell>
              <table:table-cell office:value-type="float" office:value="-1.114947">
                <text:p>-1.114947</text:p>
              </table:table-cell>
              <table:table-cell office:value-type="float" office:value="4.557473">
                <text:p>4.5574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">
                <text:p>2.5</text:p>
              </table:table-cell>
              <table:table-cell office:value-type="float" office:value="-1.097454">
                <text:p>-1.097454</text:p>
              </table:table-cell>
              <table:table-cell office:value-type="float" office:value="4.548727">
                <text:p>4.5487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">
                <text:p>2.5</text:p>
              </table:table-cell>
              <table:table-cell office:value-type="float" office:value="-1.097454">
                <text:p>-1.097454</text:p>
              </table:table-cell>
              <table:table-cell office:value-type="float" office:value="4.548727">
                <text:p>4.5487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2000000000044">
                <text:p>2.52000000000044</text:p>
              </table:table-cell>
              <table:table-cell office:value-type="float" office:value="-1.129939">
                <text:p>-1.129939</text:p>
              </table:table-cell>
              <table:table-cell office:value-type="float" office:value="4.564969">
                <text:p>4.5649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2999999999884">
                <text:p>2.52999999999884</text:p>
              </table:table-cell>
              <table:table-cell office:value-type="float" office:value="-1.141448">
                <text:p>-1.141448</text:p>
              </table:table-cell>
              <table:table-cell office:value-type="float" office:value="4.570724">
                <text:p>4.5707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3999999999905">
                <text:p>2.53999999999905</text:p>
              </table:table-cell>
              <table:table-cell office:value-type="float" office:value="-1.150542">
                <text:p>-1.150542</text:p>
              </table:table-cell>
              <table:table-cell office:value-type="float" office:value="4.575271">
                <text:p>4.5752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4999999999927">
                <text:p>2.54999999999927</text:p>
              </table:table-cell>
              <table:table-cell office:value-type="float" office:value="-1.137099">
                <text:p>-1.137099</text:p>
              </table:table-cell>
              <table:table-cell office:value-type="float" office:value="4.56855">
                <text:p>4.568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5999999999949">
                <text:p>2.55999999999949</text:p>
              </table:table-cell>
              <table:table-cell office:value-type="float" office:value="-1.129264">
                <text:p>-1.129264</text:p>
              </table:table-cell>
              <table:table-cell office:value-type="float" office:value="4.564632">
                <text:p>4.5646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6999999999971">
                <text:p>2.56999999999971</text:p>
              </table:table-cell>
              <table:table-cell office:value-type="float" office:value="-1.124759">
                <text:p>-1.124759</text:p>
              </table:table-cell>
              <table:table-cell office:value-type="float" office:value="4.562379">
                <text:p>4.5623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7999999999993">
                <text:p>2.57999999999993</text:p>
              </table:table-cell>
              <table:table-cell office:value-type="float" office:value="-1.12439">
                <text:p>-1.12439</text:p>
              </table:table-cell>
              <table:table-cell office:value-type="float" office:value="4.562195">
                <text:p>4.5621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9000000000015">
                <text:p>2.59000000000015</text:p>
              </table:table-cell>
              <table:table-cell office:value-type="float" office:value="-1.129319">
                <text:p>-1.129319</text:p>
              </table:table-cell>
              <table:table-cell office:value-type="float" office:value="4.564659">
                <text:p>4.5646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60000000000036">
                <text:p>2.60000000000036</text:p>
              </table:table-cell>
              <table:table-cell office:value-type="float" office:value="-1.140236">
                <text:p>-1.140236</text:p>
              </table:table-cell>
              <table:table-cell office:value-type="float" office:value="4.570118">
                <text:p>4.5701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61999999999898">
                <text:p>2.61999999999898</text:p>
              </table:table-cell>
              <table:table-cell office:value-type="float" office:value="-1.147637">
                <text:p>-1.147637</text:p>
              </table:table-cell>
              <table:table-cell office:value-type="float" office:value="4.573819">
                <text:p>4.5738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61999999999898">
                <text:p>2.61999999999898</text:p>
              </table:table-cell>
              <table:table-cell office:value-type="float" office:value="-1.147637">
                <text:p>-1.147637</text:p>
              </table:table-cell>
              <table:table-cell office:value-type="float" office:value="4.573819">
                <text:p>4.5738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6299999999992">
                <text:p>2.6299999999992</text:p>
              </table:table-cell>
              <table:table-cell office:value-type="float" office:value="-1.175525">
                <text:p>-1.175525</text:p>
              </table:table-cell>
              <table:table-cell office:value-type="float" office:value="4.587763">
                <text:p>4.5877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3999999999942">
                <text:p>2.63999999999942</text:p>
              </table:table-cell>
              <table:table-cell office:value-type="float" office:value="-1.171982">
                <text:p>-1.171982</text:p>
              </table:table-cell>
              <table:table-cell office:value-type="float" office:value="4.585991">
                <text:p>4.5859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4999999999964">
                <text:p>2.64999999999964</text:p>
              </table:table-cell>
              <table:table-cell office:value-type="float" office:value="-1.183205">
                <text:p>-1.183205</text:p>
              </table:table-cell>
              <table:table-cell office:value-type="float" office:value="4.591602">
                <text:p>4.5916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5999999999985">
                <text:p>2.65999999999985</text:p>
              </table:table-cell>
              <table:table-cell office:value-type="float" office:value="-1.186361">
                <text:p>-1.186361</text:p>
              </table:table-cell>
              <table:table-cell office:value-type="float" office:value="4.593181">
                <text:p>4.5931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8000000000029">
                <text:p>2.68000000000029</text:p>
              </table:table-cell>
              <table:table-cell office:value-type="float" office:value="-1.156048">
                <text:p>-1.156048</text:p>
              </table:table-cell>
              <table:table-cell office:value-type="float" office:value="4.578024">
                <text:p>4.5780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8000000000029">
                <text:p>2.68000000000029</text:p>
              </table:table-cell>
              <table:table-cell office:value-type="float" office:value="-1.156048">
                <text:p>-1.156048</text:p>
              </table:table-cell>
              <table:table-cell office:value-type="float" office:value="4.578024">
                <text:p>4.5780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9999999999891">
                <text:p>2.69999999999891</text:p>
              </table:table-cell>
              <table:table-cell office:value-type="float" office:value="-1.142937">
                <text:p>-1.142937</text:p>
              </table:table-cell>
              <table:table-cell office:value-type="float" office:value="4.571468">
                <text:p>4.5714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9999999999891">
                <text:p>2.69999999999891</text:p>
              </table:table-cell>
              <table:table-cell office:value-type="float" office:value="-1.142937">
                <text:p>-1.142937</text:p>
              </table:table-cell>
              <table:table-cell office:value-type="float" office:value="4.571468">
                <text:p>4.5714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0999999999913">
                <text:p>2.70999999999913</text:p>
              </table:table-cell>
              <table:table-cell office:value-type="float" office:value="-1.142858">
                <text:p>-1.142858</text:p>
              </table:table-cell>
              <table:table-cell office:value-type="float" office:value="4.571429">
                <text:p>4.5714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2999999999956">
                <text:p>2.72999999999956</text:p>
              </table:table-cell>
              <table:table-cell office:value-type="float" office:value="-1.178485">
                <text:p>-1.178485</text:p>
              </table:table-cell>
              <table:table-cell office:value-type="float" office:value="4.589242">
                <text:p>4.5892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72999999999956">
                <text:p>2.72999999999956</text:p>
              </table:table-cell>
              <table:table-cell office:value-type="float" office:value="-1.178485">
                <text:p>-1.178485</text:p>
              </table:table-cell>
              <table:table-cell office:value-type="float" office:value="4.589242">
                <text:p>4.5892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5">
                <text:p>2.75</text:p>
              </table:table-cell>
              <table:table-cell office:value-type="float" office:value="-1.209552">
                <text:p>-1.209552</text:p>
              </table:table-cell>
              <table:table-cell office:value-type="float" office:value="4.604776">
                <text:p>4.6047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5">
                <text:p>2.75</text:p>
              </table:table-cell>
              <table:table-cell office:value-type="float" office:value="-1.209552">
                <text:p>-1.209552</text:p>
              </table:table-cell>
              <table:table-cell office:value-type="float" office:value="4.604776">
                <text:p>4.6047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6000000000022">
                <text:p>2.76000000000022</text:p>
              </table:table-cell>
              <table:table-cell office:value-type="float" office:value="-1.186503">
                <text:p>-1.186503</text:p>
              </table:table-cell>
              <table:table-cell office:value-type="float" office:value="4.593251">
                <text:p>4.5932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6000000000022">
                <text:p>2.76000000000022</text:p>
              </table:table-cell>
              <table:table-cell office:value-type="float" office:value="-1.186503">
                <text:p>-1.186503</text:p>
              </table:table-cell>
              <table:table-cell office:value-type="float" office:value="4.593251">
                <text:p>4.5932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6000000000022">
                <text:p>2.76000000000022</text:p>
              </table:table-cell>
              <table:table-cell office:value-type="float" office:value="-1.186503">
                <text:p>-1.186503</text:p>
              </table:table-cell>
              <table:table-cell office:value-type="float" office:value="4.593251">
                <text:p>4.5932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9999999999927">
                <text:p>2.79999999999927</text:p>
              </table:table-cell>
              <table:table-cell office:value-type="float" office:value="-1.241079">
                <text:p>-1.241079</text:p>
              </table:table-cell>
              <table:table-cell office:value-type="float" office:value="4.62054">
                <text:p>4.620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80999999999949">
                <text:p>2.80999999999949</text:p>
              </table:table-cell>
              <table:table-cell office:value-type="float" office:value="-1.253041">
                <text:p>-1.253041</text:p>
              </table:table-cell>
              <table:table-cell office:value-type="float" office:value="4.62652">
                <text:p>4.626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80999999999949">
                <text:p>2.80999999999949</text:p>
              </table:table-cell>
              <table:table-cell office:value-type="float" office:value="-1.253041">
                <text:p>-1.253041</text:p>
              </table:table-cell>
              <table:table-cell office:value-type="float" office:value="4.62652">
                <text:p>4.626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82999999999993">
                <text:p>2.82999999999993</text:p>
              </table:table-cell>
              <table:table-cell office:value-type="float" office:value="-1.236572">
                <text:p>-1.236572</text:p>
              </table:table-cell>
              <table:table-cell office:value-type="float" office:value="4.618286">
                <text:p>4.6182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82999999999993">
                <text:p>2.82999999999993</text:p>
              </table:table-cell>
              <table:table-cell office:value-type="float" office:value="-1.236572">
                <text:p>-1.236572</text:p>
              </table:table-cell>
              <table:table-cell office:value-type="float" office:value="4.618286">
                <text:p>4.6182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5000000000036">
                <text:p>2.85000000000036</text:p>
              </table:table-cell>
              <table:table-cell office:value-type="float" office:value="-1.236524">
                <text:p>-1.236524</text:p>
              </table:table-cell>
              <table:table-cell office:value-type="float" office:value="4.618262">
                <text:p>4.6182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6000000000058">
                <text:p>2.86000000000058</text:p>
              </table:table-cell>
              <table:table-cell office:value-type="float" office:value="-1.23718">
                <text:p>-1.23718</text:p>
              </table:table-cell>
              <table:table-cell office:value-type="float" office:value="4.61859">
                <text:p>4.618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6000000000058">
                <text:p>2.86000000000058</text:p>
              </table:table-cell>
              <table:table-cell office:value-type="float" office:value="-1.23718">
                <text:p>-1.23718</text:p>
              </table:table-cell>
              <table:table-cell office:value-type="float" office:value="4.61859">
                <text:p>4.618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799999999992">
                <text:p>2.8799999999992</text:p>
              </table:table-cell>
              <table:table-cell office:value-type="float" office:value="-1.255244">
                <text:p>-1.255244</text:p>
              </table:table-cell>
              <table:table-cell office:value-type="float" office:value="4.627622">
                <text:p>4.6276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8999999999942">
                <text:p>2.88999999999942</text:p>
              </table:table-cell>
              <table:table-cell office:value-type="float" office:value="-1.235996">
                <text:p>-1.235996</text:p>
              </table:table-cell>
              <table:table-cell office:value-type="float" office:value="4.617998">
                <text:p>4.6179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9999999999964">
                <text:p>2.89999999999964</text:p>
              </table:table-cell>
              <table:table-cell office:value-type="float" office:value="-1.242735">
                <text:p>-1.242735</text:p>
              </table:table-cell>
              <table:table-cell office:value-type="float" office:value="4.621368">
                <text:p>4.6213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9999999999964">
                <text:p>2.89999999999964</text:p>
              </table:table-cell>
              <table:table-cell office:value-type="float" office:value="-1.242735">
                <text:p>-1.242735</text:p>
              </table:table-cell>
              <table:table-cell office:value-type="float" office:value="4.621368">
                <text:p>4.6213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92000000000007">
                <text:p>2.92000000000007</text:p>
              </table:table-cell>
              <table:table-cell office:value-type="float" office:value="-1.184183">
                <text:p>-1.184183</text:p>
              </table:table-cell>
              <table:table-cell office:value-type="float" office:value="4.592092">
                <text:p>4.5920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92000000000007">
                <text:p>2.92000000000007</text:p>
              </table:table-cell>
              <table:table-cell office:value-type="float" office:value="-1.184183">
                <text:p>-1.184183</text:p>
              </table:table-cell>
              <table:table-cell office:value-type="float" office:value="4.592092">
                <text:p>4.5920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94000000000051">
                <text:p>2.94000000000051</text:p>
              </table:table-cell>
              <table:table-cell office:value-type="float" office:value="-1.15416">
                <text:p>-1.15416</text:p>
              </table:table-cell>
              <table:table-cell office:value-type="float" office:value="4.57708">
                <text:p>4.577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4999999999891">
                <text:p>2.94999999999891</text:p>
              </table:table-cell>
              <table:table-cell office:value-type="float" office:value="-1.16685">
                <text:p>-1.16685</text:p>
              </table:table-cell>
              <table:table-cell office:value-type="float" office:value="4.583425">
                <text:p>4.5834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5999999999913">
                <text:p>2.95999999999913</text:p>
              </table:table-cell>
              <table:table-cell office:value-type="float" office:value="-1.169259">
                <text:p>-1.169259</text:p>
              </table:table-cell>
              <table:table-cell office:value-type="float" office:value="4.58463">
                <text:p>4.584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6999999999935">
                <text:p>2.96999999999935</text:p>
              </table:table-cell>
              <table:table-cell office:value-type="float" office:value="-1.184227">
                <text:p>-1.184227</text:p>
              </table:table-cell>
              <table:table-cell office:value-type="float" office:value="4.592114">
                <text:p>4.5921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7999999999956">
                <text:p>2.97999999999956</text:p>
              </table:table-cell>
              <table:table-cell office:value-type="float" office:value="-1.19526">
                <text:p>-1.19526</text:p>
              </table:table-cell>
              <table:table-cell office:value-type="float" office:value="4.59763">
                <text:p>4.597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8999999999978">
                <text:p>2.98999999999978</text:p>
              </table:table-cell>
              <table:table-cell office:value-type="float" office:value="-1.201613">
                <text:p>-1.201613</text:p>
              </table:table-cell>
              <table:table-cell office:value-type="float" office:value="4.600806">
                <text:p>4.6008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  <table:table-cell office:value-type="float" office:value="-1.186404">
                <text:p>-1.186404</text:p>
              </table:table-cell>
              <table:table-cell office:value-type="float" office:value="4.593202">
                <text:p>4.5932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1000000000022">
                <text:p>3.01000000000022</text:p>
              </table:table-cell>
              <table:table-cell office:value-type="float" office:value="-1.190159">
                <text:p>-1.190159</text:p>
              </table:table-cell>
              <table:table-cell office:value-type="float" office:value="4.59508">
                <text:p>4.595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2000000000044">
                <text:p>3.02000000000044</text:p>
              </table:table-cell>
              <table:table-cell office:value-type="float" office:value="-1.181133">
                <text:p>-1.181133</text:p>
              </table:table-cell>
              <table:table-cell office:value-type="float" office:value="4.590567">
                <text:p>4.5905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2999999999884">
                <text:p>3.02999999999884</text:p>
              </table:table-cell>
              <table:table-cell office:value-type="float" office:value="-1.194269">
                <text:p>-1.194269</text:p>
              </table:table-cell>
              <table:table-cell office:value-type="float" office:value="4.597135">
                <text:p>4.5971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02999999999884">
                <text:p>3.02999999999884</text:p>
              </table:table-cell>
              <table:table-cell office:value-type="float" office:value="-1.194269">
                <text:p>-1.194269</text:p>
              </table:table-cell>
              <table:table-cell office:value-type="float" office:value="4.597135">
                <text:p>4.5971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4999999999927">
                <text:p>3.04999999999927</text:p>
              </table:table-cell>
              <table:table-cell office:value-type="float" office:value="-1.173248">
                <text:p>-1.173248</text:p>
              </table:table-cell>
              <table:table-cell office:value-type="float" office:value="4.586624">
                <text:p>4.5866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5999999999949">
                <text:p>3.05999999999949</text:p>
              </table:table-cell>
              <table:table-cell office:value-type="float" office:value="-1.179297">
                <text:p>-1.179297</text:p>
              </table:table-cell>
              <table:table-cell office:value-type="float" office:value="4.589648">
                <text:p>4.5896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6999999999971">
                <text:p>3.06999999999971</text:p>
              </table:table-cell>
              <table:table-cell office:value-type="float" office:value="-1.15736">
                <text:p>-1.15736</text:p>
              </table:table-cell>
              <table:table-cell office:value-type="float" office:value="4.57868">
                <text:p>4.578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9000000000015">
                <text:p>3.09000000000015</text:p>
              </table:table-cell>
              <table:table-cell office:value-type="float" office:value="-1.12982">
                <text:p>-1.12982</text:p>
              </table:table-cell>
              <table:table-cell office:value-type="float" office:value="4.56491">
                <text:p>4.564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9000000000015">
                <text:p>3.09000000000015</text:p>
              </table:table-cell>
              <table:table-cell office:value-type="float" office:value="-1.12982">
                <text:p>-1.12982</text:p>
              </table:table-cell>
              <table:table-cell office:value-type="float" office:value="4.56491">
                <text:p>4.564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0000000000036">
                <text:p>3.10000000000036</text:p>
              </table:table-cell>
              <table:table-cell office:value-type="float" office:value="-1.129287">
                <text:p>-1.129287</text:p>
              </table:table-cell>
              <table:table-cell office:value-type="float" office:value="4.564644">
                <text:p>4.5646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1999999999898">
                <text:p>3.11999999999898</text:p>
              </table:table-cell>
              <table:table-cell office:value-type="float" office:value="-1.159029">
                <text:p>-1.159029</text:p>
              </table:table-cell>
              <table:table-cell office:value-type="float" office:value="4.579515">
                <text:p>4.5795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1999999999898">
                <text:p>3.11999999999898</text:p>
              </table:table-cell>
              <table:table-cell office:value-type="float" office:value="-1.159029">
                <text:p>-1.159029</text:p>
              </table:table-cell>
              <table:table-cell office:value-type="float" office:value="4.579515">
                <text:p>4.5795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299999999992">
                <text:p>3.1299999999992</text:p>
              </table:table-cell>
              <table:table-cell office:value-type="float" office:value="-1.16742">
                <text:p>-1.16742</text:p>
              </table:table-cell>
              <table:table-cell office:value-type="float" office:value="4.58371">
                <text:p>4.583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4999999999964">
                <text:p>3.14999999999964</text:p>
              </table:table-cell>
              <table:table-cell office:value-type="float" office:value="-1.177773">
                <text:p>-1.177773</text:p>
              </table:table-cell>
              <table:table-cell office:value-type="float" office:value="4.588887">
                <text:p>4.5888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4999999999964">
                <text:p>3.14999999999964</text:p>
              </table:table-cell>
              <table:table-cell office:value-type="float" office:value="-1.177773">
                <text:p>-1.177773</text:p>
              </table:table-cell>
              <table:table-cell office:value-type="float" office:value="4.588887">
                <text:p>4.5888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4999999999964">
                <text:p>3.14999999999964</text:p>
              </table:table-cell>
              <table:table-cell office:value-type="float" office:value="-1.177773">
                <text:p>-1.177773</text:p>
              </table:table-cell>
              <table:table-cell office:value-type="float" office:value="4.588887">
                <text:p>4.58888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4999999999964">
                <text:p>3.14999999999964</text:p>
              </table:table-cell>
              <table:table-cell office:value-type="float" office:value="-1.177773">
                <text:p>-1.177773</text:p>
              </table:table-cell>
              <table:table-cell office:value-type="float" office:value="4.588887">
                <text:p>4.5888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9000000000051">
                <text:p>3.19000000000051</text:p>
              </table:table-cell>
              <table:table-cell office:value-type="float" office:value="-1.102138">
                <text:p>-1.102138</text:p>
              </table:table-cell>
              <table:table-cell office:value-type="float" office:value="4.551069">
                <text:p>4.5510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9000000000051">
                <text:p>3.19000000000051</text:p>
              </table:table-cell>
              <table:table-cell office:value-type="float" office:value="-1.102138">
                <text:p>-1.102138</text:p>
              </table:table-cell>
              <table:table-cell office:value-type="float" office:value="4.551069">
                <text:p>4.5510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20999999999913">
                <text:p>3.20999999999913</text:p>
              </table:table-cell>
              <table:table-cell office:value-type="float" office:value="-1.125293">
                <text:p>-1.125293</text:p>
              </table:table-cell>
              <table:table-cell office:value-type="float" office:value="4.562647">
                <text:p>4.5626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21999999999935">
                <text:p>3.21999999999935</text:p>
              </table:table-cell>
              <table:table-cell office:value-type="float" office:value="-1.104124">
                <text:p>-1.104124</text:p>
              </table:table-cell>
              <table:table-cell office:value-type="float" office:value="4.552062">
                <text:p>4.5520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21999999999935">
                <text:p>3.21999999999935</text:p>
              </table:table-cell>
              <table:table-cell office:value-type="float" office:value="-1.104124">
                <text:p>-1.104124</text:p>
              </table:table-cell>
              <table:table-cell office:value-type="float" office:value="4.552062">
                <text:p>4.5520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23999999999978">
                <text:p>3.23999999999978</text:p>
              </table:table-cell>
              <table:table-cell office:value-type="float" office:value="-1.089549">
                <text:p>-1.089549</text:p>
              </table:table-cell>
              <table:table-cell office:value-type="float" office:value="4.544774">
                <text:p>4.5447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25">
                <text:p>3.25</text:p>
              </table:table-cell>
              <table:table-cell office:value-type="float" office:value="-1.0544">
                <text:p>-1.0544</text:p>
              </table:table-cell>
              <table:table-cell office:value-type="float" office:value="4.5272">
                <text:p>4.52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5">
                <text:p>3.25</text:p>
              </table:table-cell>
              <table:table-cell office:value-type="float" office:value="-1.0544">
                <text:p>-1.0544</text:p>
              </table:table-cell>
              <table:table-cell office:value-type="float" office:value="4.5272">
                <text:p>4.52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7000000000044">
                <text:p>3.27000000000044</text:p>
              </table:table-cell>
              <table:table-cell office:value-type="float" office:value="-1.043216">
                <text:p>-1.043216</text:p>
              </table:table-cell>
              <table:table-cell office:value-type="float" office:value="4.521608">
                <text:p>4.5216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7000000000044">
                <text:p>3.27000000000044</text:p>
              </table:table-cell>
              <table:table-cell office:value-type="float" office:value="-1.043216">
                <text:p>-1.043216</text:p>
              </table:table-cell>
              <table:table-cell office:value-type="float" office:value="4.521608">
                <text:p>4.5216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7999999999884">
                <text:p>3.27999999999884</text:p>
              </table:table-cell>
              <table:table-cell office:value-type="float" office:value="-1.008802">
                <text:p>-1.008802</text:p>
              </table:table-cell>
              <table:table-cell office:value-type="float" office:value="4.504401">
                <text:p>4.5044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9999999999927">
                <text:p>3.29999999999927</text:p>
              </table:table-cell>
              <table:table-cell office:value-type="float" office:value="-1.022713">
                <text:p>-1.022713</text:p>
              </table:table-cell>
              <table:table-cell office:value-type="float" office:value="4.511356">
                <text:p>4.5113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30999999999949">
                <text:p>3.30999999999949</text:p>
              </table:table-cell>
              <table:table-cell office:value-type="float" office:value="-1.010321">
                <text:p>-1.010321</text:p>
              </table:table-cell>
              <table:table-cell office:value-type="float" office:value="4.505161">
                <text:p>4.5051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30999999999949">
                <text:p>3.30999999999949</text:p>
              </table:table-cell>
              <table:table-cell office:value-type="float" office:value="-1.010321">
                <text:p>-1.010321</text:p>
              </table:table-cell>
              <table:table-cell office:value-type="float" office:value="4.505161">
                <text:p>4.5051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30999999999949">
                <text:p>3.30999999999949</text:p>
              </table:table-cell>
              <table:table-cell office:value-type="float" office:value="-1.010321">
                <text:p>-1.010321</text:p>
              </table:table-cell>
              <table:table-cell office:value-type="float" office:value="4.505161">
                <text:p>4.5051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34000000000015">
                <text:p>3.34000000000015</text:p>
              </table:table-cell>
              <table:table-cell office:value-type="float" office:value="-0.988837">
                <text:p>-0.988837</text:p>
              </table:table-cell>
              <table:table-cell office:value-type="float" office:value="4.494419">
                <text:p>4.4944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35000000000036">
                <text:p>3.35000000000036</text:p>
              </table:table-cell>
              <table:table-cell office:value-type="float" office:value="-0.980863">
                <text:p>-0.980863</text:p>
              </table:table-cell>
              <table:table-cell office:value-type="float" office:value="4.490432">
                <text:p>4.4904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5000000000036">
                <text:p>3.35000000000036</text:p>
              </table:table-cell>
              <table:table-cell office:value-type="float" office:value="-0.980863">
                <text:p>-0.980863</text:p>
              </table:table-cell>
              <table:table-cell office:value-type="float" office:value="4.490432">
                <text:p>4.4904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6999999999898">
                <text:p>3.36999999999898</text:p>
              </table:table-cell>
              <table:table-cell office:value-type="float" office:value="-0.95304">
                <text:p>-0.95304</text:p>
              </table:table-cell>
              <table:table-cell office:value-type="float" office:value="4.47652">
                <text:p>4.476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799999999992">
                <text:p>3.3799999999992</text:p>
              </table:table-cell>
              <table:table-cell office:value-type="float" office:value="-0.95175">
                <text:p>-0.95175</text:p>
              </table:table-cell>
              <table:table-cell office:value-type="float" office:value="4.475875">
                <text:p>4.4758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799999999992">
                <text:p>3.3799999999992</text:p>
              </table:table-cell>
              <table:table-cell office:value-type="float" office:value="-0.95175">
                <text:p>-0.95175</text:p>
              </table:table-cell>
              <table:table-cell office:value-type="float" office:value="4.475875">
                <text:p>4.4758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9999999999964">
                <text:p>3.39999999999964</text:p>
              </table:table-cell>
              <table:table-cell office:value-type="float" office:value="-0.92382">
                <text:p>-0.92382</text:p>
              </table:table-cell>
              <table:table-cell office:value-type="float" office:value="4.46191">
                <text:p>4.461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40999999999985">
                <text:p>3.40999999999985</text:p>
              </table:table-cell>
              <table:table-cell office:value-type="float" office:value="-0.919011">
                <text:p>-0.919011</text:p>
              </table:table-cell>
              <table:table-cell office:value-type="float" office:value="4.459506">
                <text:p>4.4595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40999999999985">
                <text:p>3.40999999999985</text:p>
              </table:table-cell>
              <table:table-cell office:value-type="float" office:value="-0.919011">
                <text:p>-0.919011</text:p>
              </table:table-cell>
              <table:table-cell office:value-type="float" office:value="4.459506">
                <text:p>4.4595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40999999999985">
                <text:p>3.40999999999985</text:p>
              </table:table-cell>
              <table:table-cell office:value-type="float" office:value="-0.919011">
                <text:p>-0.919011</text:p>
              </table:table-cell>
              <table:table-cell office:value-type="float" office:value="4.459506">
                <text:p>4.4595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44000000000051">
                <text:p>3.44000000000051</text:p>
              </table:table-cell>
              <table:table-cell office:value-type="float" office:value="-0.879366">
                <text:p>-0.879366</text:p>
              </table:table-cell>
              <table:table-cell office:value-type="float" office:value="4.439683">
                <text:p>4.4396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44999999999891">
                <text:p>3.44999999999891</text:p>
              </table:table-cell>
              <table:table-cell office:value-type="float" office:value="-0.848455">
                <text:p>-0.848455</text:p>
              </table:table-cell>
              <table:table-cell office:value-type="float" office:value="4.424228">
                <text:p>4.4242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5999999999913">
                <text:p>3.45999999999913</text:p>
              </table:table-cell>
              <table:table-cell office:value-type="float" office:value="-0.816975">
                <text:p>-0.816975</text:p>
              </table:table-cell>
              <table:table-cell office:value-type="float" office:value="4.408487">
                <text:p>4.4084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6999999999935">
                <text:p>3.46999999999935</text:p>
              </table:table-cell>
              <table:table-cell office:value-type="float" office:value="-0.803088">
                <text:p>-0.803088</text:p>
              </table:table-cell>
              <table:table-cell office:value-type="float" office:value="4.401544">
                <text:p>4.4015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7999999999956">
                <text:p>3.47999999999956</text:p>
              </table:table-cell>
              <table:table-cell office:value-type="float" office:value="-0.826338">
                <text:p>-0.826338</text:p>
              </table:table-cell>
              <table:table-cell office:value-type="float" office:value="4.413169">
                <text:p>4.4131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8999999999978">
                <text:p>3.48999999999978</text:p>
              </table:table-cell>
              <table:table-cell office:value-type="float" office:value="-0.811583">
                <text:p>-0.811583</text:p>
              </table:table-cell>
              <table:table-cell office:value-type="float" office:value="4.405791">
                <text:p>4.4057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5">
                <text:p>3.5</text:p>
              </table:table-cell>
              <table:table-cell office:value-type="float" office:value="-0.823714">
                <text:p>-0.823714</text:p>
              </table:table-cell>
              <table:table-cell office:value-type="float" office:value="4.411857">
                <text:p>4.4118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51000000000022">
                <text:p>3.51000000000022</text:p>
              </table:table-cell>
              <table:table-cell office:value-type="float" office:value="-0.815793">
                <text:p>-0.815793</text:p>
              </table:table-cell>
              <table:table-cell office:value-type="float" office:value="4.407897">
                <text:p>4.4078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52000000000044">
                <text:p>3.52000000000044</text:p>
              </table:table-cell>
              <table:table-cell office:value-type="float" office:value="-0.779346">
                <text:p>-0.779346</text:p>
              </table:table-cell>
              <table:table-cell office:value-type="float" office:value="4.389673">
                <text:p>4.3896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52999999999884">
                <text:p>3.52999999999884</text:p>
              </table:table-cell>
              <table:table-cell office:value-type="float" office:value="-0.767599">
                <text:p>-0.767599</text:p>
              </table:table-cell>
              <table:table-cell office:value-type="float" office:value="4.383799">
                <text:p>4.3837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53999999999905">
                <text:p>3.53999999999905</text:p>
              </table:table-cell>
              <table:table-cell office:value-type="float" office:value="-0.754159">
                <text:p>-0.754159</text:p>
              </table:table-cell>
              <table:table-cell office:value-type="float" office:value="4.37708">
                <text:p>4.377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53999999999905">
                <text:p>3.53999999999905</text:p>
              </table:table-cell>
              <table:table-cell office:value-type="float" office:value="-0.754159">
                <text:p>-0.754159</text:p>
              </table:table-cell>
              <table:table-cell office:value-type="float" office:value="4.37708">
                <text:p>4.377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3999999999905">
                <text:p>3.53999999999905</text:p>
              </table:table-cell>
              <table:table-cell office:value-type="float" office:value="-0.754159">
                <text:p>-0.754159</text:p>
              </table:table-cell>
              <table:table-cell office:value-type="float" office:value="4.37708">
                <text:p>4.377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6999999999971">
                <text:p>3.56999999999971</text:p>
              </table:table-cell>
              <table:table-cell office:value-type="float" office:value="-0.735475">
                <text:p>-0.735475</text:p>
              </table:table-cell>
              <table:table-cell office:value-type="float" office:value="4.367738">
                <text:p>4.3677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9000000000015">
                <text:p>3.59000000000015</text:p>
              </table:table-cell>
              <table:table-cell office:value-type="float" office:value="-0.709652">
                <text:p>-0.709652</text:p>
              </table:table-cell>
              <table:table-cell office:value-type="float" office:value="4.354826">
                <text:p>4.3548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9000000000015">
                <text:p>3.59000000000015</text:p>
              </table:table-cell>
              <table:table-cell office:value-type="float" office:value="-0.709652">
                <text:p>-0.709652</text:p>
              </table:table-cell>
              <table:table-cell office:value-type="float" office:value="4.354826">
                <text:p>4.3548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60000000000036">
                <text:p>3.60000000000036</text:p>
              </table:table-cell>
              <table:table-cell office:value-type="float" office:value="-0.718854">
                <text:p>-0.718854</text:p>
              </table:table-cell>
              <table:table-cell office:value-type="float" office:value="4.359427">
                <text:p>4.3594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61999999999898">
                <text:p>3.61999999999898</text:p>
              </table:table-cell>
              <table:table-cell office:value-type="float" office:value="-0.715217">
                <text:p>-0.715217</text:p>
              </table:table-cell>
              <table:table-cell office:value-type="float" office:value="4.357608">
                <text:p>4.3576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61999999999898">
                <text:p>3.61999999999898</text:p>
              </table:table-cell>
              <table:table-cell office:value-type="float" office:value="-0.715217">
                <text:p>-0.715217</text:p>
              </table:table-cell>
              <table:table-cell office:value-type="float" office:value="4.357608">
                <text:p>4.3576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6299999999992">
                <text:p>3.6299999999992</text:p>
              </table:table-cell>
              <table:table-cell office:value-type="float" office:value="-0.710476">
                <text:p>-0.710476</text:p>
              </table:table-cell>
              <table:table-cell office:value-type="float" office:value="4.355238">
                <text:p>4.3552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4999999999964">
                <text:p>3.64999999999964</text:p>
              </table:table-cell>
              <table:table-cell office:value-type="float" office:value="-0.708177">
                <text:p>-0.708177</text:p>
              </table:table-cell>
              <table:table-cell office:value-type="float" office:value="4.354089">
                <text:p>4.3540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64999999999964">
                <text:p>3.64999999999964</text:p>
              </table:table-cell>
              <table:table-cell office:value-type="float" office:value="-0.708177">
                <text:p>-0.708177</text:p>
              </table:table-cell>
              <table:table-cell office:value-type="float" office:value="4.354089">
                <text:p>4.3540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5999999999985">
                <text:p>3.65999999999985</text:p>
              </table:table-cell>
              <table:table-cell office:value-type="float" office:value="-0.701368">
                <text:p>-0.701368</text:p>
              </table:table-cell>
              <table:table-cell office:value-type="float" office:value="4.350684">
                <text:p>4.3506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7000000000007">
                <text:p>3.67000000000007</text:p>
              </table:table-cell>
              <table:table-cell office:value-type="float" office:value="-0.689205">
                <text:p>-0.689205</text:p>
              </table:table-cell>
              <table:table-cell office:value-type="float" office:value="4.344603">
                <text:p>4.3446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9000000000051">
                <text:p>3.69000000000051</text:p>
              </table:table-cell>
              <table:table-cell office:value-type="float" office:value="-0.678276">
                <text:p>-0.678276</text:p>
              </table:table-cell>
              <table:table-cell office:value-type="float" office:value="4.339138">
                <text:p>4.3391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9000000000051">
                <text:p>3.69000000000051</text:p>
              </table:table-cell>
              <table:table-cell office:value-type="float" office:value="-0.678276">
                <text:p>-0.678276</text:p>
              </table:table-cell>
              <table:table-cell office:value-type="float" office:value="4.339138">
                <text:p>4.3391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9000000000051">
                <text:p>3.69000000000051</text:p>
              </table:table-cell>
              <table:table-cell office:value-type="float" office:value="-0.678276">
                <text:p>-0.678276</text:p>
              </table:table-cell>
              <table:table-cell office:value-type="float" office:value="4.339138">
                <text:p>4.3391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9000000000051">
                <text:p>3.69000000000051</text:p>
              </table:table-cell>
              <table:table-cell office:value-type="float" office:value="-0.678276">
                <text:p>-0.678276</text:p>
              </table:table-cell>
              <table:table-cell office:value-type="float" office:value="4.339138">
                <text:p>4.3391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71999999999935">
                <text:p>3.71999999999935</text:p>
              </table:table-cell>
              <table:table-cell office:value-type="float" office:value="-0.67854">
                <text:p>-0.67854</text:p>
              </table:table-cell>
              <table:table-cell office:value-type="float" office:value="4.33927">
                <text:p>4.339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73999999999978">
                <text:p>3.73999999999978</text:p>
              </table:table-cell>
              <table:table-cell office:value-type="float" office:value="-0.70111">
                <text:p>-0.70111</text:p>
              </table:table-cell>
              <table:table-cell office:value-type="float" office:value="4.350555">
                <text:p>4.3505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73999999999978">
                <text:p>3.73999999999978</text:p>
              </table:table-cell>
              <table:table-cell office:value-type="float" office:value="-0.70111">
                <text:p>-0.70111</text:p>
              </table:table-cell>
              <table:table-cell office:value-type="float" office:value="4.350555">
                <text:p>4.3505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76000000000022">
                <text:p>3.76000000000022</text:p>
              </table:table-cell>
              <table:table-cell office:value-type="float" office:value="-0.692035">
                <text:p>-0.692035</text:p>
              </table:table-cell>
              <table:table-cell office:value-type="float" office:value="4.346018">
                <text:p>4.3460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6000000000022">
                <text:p>3.76000000000022</text:p>
              </table:table-cell>
              <table:table-cell office:value-type="float" office:value="-0.692035">
                <text:p>-0.692035</text:p>
              </table:table-cell>
              <table:table-cell office:value-type="float" office:value="4.346018">
                <text:p>4.3460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7999999999884">
                <text:p>3.77999999999884</text:p>
              </table:table-cell>
              <table:table-cell office:value-type="float" office:value="-0.652351">
                <text:p>-0.652351</text:p>
              </table:table-cell>
              <table:table-cell office:value-type="float" office:value="4.326176">
                <text:p>4.3261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7999999999884">
                <text:p>3.77999999999884</text:p>
              </table:table-cell>
              <table:table-cell office:value-type="float" office:value="-0.652351">
                <text:p>-0.652351</text:p>
              </table:table-cell>
              <table:table-cell office:value-type="float" office:value="4.326176">
                <text:p>4.3261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9999999999927">
                <text:p>3.79999999999927</text:p>
              </table:table-cell>
              <table:table-cell office:value-type="float" office:value="-0.632839">
                <text:p>-0.632839</text:p>
              </table:table-cell>
              <table:table-cell office:value-type="float" office:value="4.31642">
                <text:p>4.316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9999999999927">
                <text:p>3.79999999999927</text:p>
              </table:table-cell>
              <table:table-cell office:value-type="float" office:value="-0.632839">
                <text:p>-0.632839</text:p>
              </table:table-cell>
              <table:table-cell office:value-type="float" office:value="4.31642">
                <text:p>4.316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81999999999971">
                <text:p>3.81999999999971</text:p>
              </table:table-cell>
              <table:table-cell office:value-type="float" office:value="-0.641126">
                <text:p>-0.641126</text:p>
              </table:table-cell>
              <table:table-cell office:value-type="float" office:value="4.320563">
                <text:p>4.3205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82999999999993">
                <text:p>3.82999999999993</text:p>
              </table:table-cell>
              <table:table-cell office:value-type="float" office:value="-0.650796">
                <text:p>-0.650796</text:p>
              </table:table-cell>
              <table:table-cell office:value-type="float" office:value="4.325398">
                <text:p>4.3253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84000000000015">
                <text:p>3.84000000000015</text:p>
              </table:table-cell>
              <table:table-cell office:value-type="float" office:value="-0.642919">
                <text:p>-0.642919</text:p>
              </table:table-cell>
              <table:table-cell office:value-type="float" office:value="4.321459">
                <text:p>4.3214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85000000000036">
                <text:p>3.85000000000036</text:p>
              </table:table-cell>
              <table:table-cell office:value-type="float" office:value="-0.624609">
                <text:p>-0.624609</text:p>
              </table:table-cell>
              <table:table-cell office:value-type="float" office:value="4.312304">
                <text:p>4.3123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86000000000058">
                <text:p>3.86000000000058</text:p>
              </table:table-cell>
              <table:table-cell office:value-type="float" office:value="-0.631231">
                <text:p>-0.631231</text:p>
              </table:table-cell>
              <table:table-cell office:value-type="float" office:value="4.315615">
                <text:p>4.3156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6999999999898">
                <text:p>3.86999999999898</text:p>
              </table:table-cell>
              <table:table-cell office:value-type="float" office:value="-0.615024">
                <text:p>-0.615024</text:p>
              </table:table-cell>
              <table:table-cell office:value-type="float" office:value="4.307512">
                <text:p>4.3075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799999999992">
                <text:p>3.8799999999992</text:p>
              </table:table-cell>
              <table:table-cell office:value-type="float" office:value="-0.569948">
                <text:p>-0.569948</text:p>
              </table:table-cell>
              <table:table-cell office:value-type="float" office:value="4.284974">
                <text:p>4.2849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8999999999942">
                <text:p>3.88999999999942</text:p>
              </table:table-cell>
              <table:table-cell office:value-type="float" office:value="-0.523434">
                <text:p>-0.523434</text:p>
              </table:table-cell>
              <table:table-cell office:value-type="float" office:value="4.261717">
                <text:p>4.2617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9999999999964">
                <text:p>3.89999999999964</text:p>
              </table:table-cell>
              <table:table-cell office:value-type="float" office:value="-0.534449">
                <text:p>-0.534449</text:p>
              </table:table-cell>
              <table:table-cell office:value-type="float" office:value="4.267224">
                <text:p>4.2672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90999999999985">
                <text:p>3.90999999999985</text:p>
              </table:table-cell>
              <table:table-cell office:value-type="float" office:value="-0.491351">
                <text:p>-0.491351</text:p>
              </table:table-cell>
              <table:table-cell office:value-type="float" office:value="4.245676">
                <text:p>4.2456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92000000000007">
                <text:p>3.92000000000007</text:p>
              </table:table-cell>
              <table:table-cell office:value-type="float" office:value="-0.479525">
                <text:p>-0.479525</text:p>
              </table:table-cell>
              <table:table-cell office:value-type="float" office:value="4.239762">
                <text:p>4.2397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93000000000029">
                <text:p>3.93000000000029</text:p>
              </table:table-cell>
              <table:table-cell office:value-type="float" office:value="-0.482033">
                <text:p>-0.482033</text:p>
              </table:table-cell>
              <table:table-cell office:value-type="float" office:value="4.241017">
                <text:p>4.2410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93000000000029">
                <text:p>3.93000000000029</text:p>
              </table:table-cell>
              <table:table-cell office:value-type="float" office:value="-0.482033">
                <text:p>-0.482033</text:p>
              </table:table-cell>
              <table:table-cell office:value-type="float" office:value="4.241017">
                <text:p>4.2410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93000000000029">
                <text:p>3.93000000000029</text:p>
              </table:table-cell>
              <table:table-cell office:value-type="float" office:value="-0.482033">
                <text:p>-0.482033</text:p>
              </table:table-cell>
              <table:table-cell office:value-type="float" office:value="4.241017">
                <text:p>4.2410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95999999999913">
                <text:p>3.95999999999913</text:p>
              </table:table-cell>
              <table:table-cell office:value-type="float" office:value="-0.494384">
                <text:p>-0.494384</text:p>
              </table:table-cell>
              <table:table-cell office:value-type="float" office:value="4.247192">
                <text:p>4.2471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6999999999935">
                <text:p>3.96999999999935</text:p>
              </table:table-cell>
              <table:table-cell office:value-type="float" office:value="-0.492132">
                <text:p>-0.492132</text:p>
              </table:table-cell>
              <table:table-cell office:value-type="float" office:value="4.246066">
                <text:p>4.2460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7999999999956">
                <text:p>3.97999999999956</text:p>
              </table:table-cell>
              <table:table-cell office:value-type="float" office:value="-0.481253">
                <text:p>-0.481253</text:p>
              </table:table-cell>
              <table:table-cell office:value-type="float" office:value="4.240627">
                <text:p>4.2406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8999999999978">
                <text:p>3.98999999999978</text:p>
              </table:table-cell>
              <table:table-cell office:value-type="float" office:value="-0.506933">
                <text:p>-0.506933</text:p>
              </table:table-cell>
              <table:table-cell office:value-type="float" office:value="4.253467">
                <text:p>4.2534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">
                <text:p>4</text:p>
              </table:table-cell>
              <table:table-cell office:value-type="float" office:value="-0.562035">
                <text:p>-0.562035</text:p>
              </table:table-cell>
              <table:table-cell office:value-type="float" office:value="4.281017">
                <text:p>4.2810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01000000000022">
                <text:p>4.01000000000022</text:p>
              </table:table-cell>
              <table:table-cell office:value-type="float" office:value="-0.573641">
                <text:p>-0.573641</text:p>
              </table:table-cell>
              <table:table-cell office:value-type="float" office:value="4.286821">
                <text:p>4.2868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02000000000044">
                <text:p>4.02000000000044</text:p>
              </table:table-cell>
              <table:table-cell office:value-type="float" office:value="-0.586162">
                <text:p>-0.586162</text:p>
              </table:table-cell>
              <table:table-cell office:value-type="float" office:value="4.293081">
                <text:p>4.2930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02999999999884">
                <text:p>4.02999999999884</text:p>
              </table:table-cell>
              <table:table-cell office:value-type="float" office:value="-0.598091">
                <text:p>-0.598091</text:p>
              </table:table-cell>
              <table:table-cell office:value-type="float" office:value="4.299046">
                <text:p>4.2990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03999999999905">
                <text:p>4.03999999999905</text:p>
              </table:table-cell>
              <table:table-cell office:value-type="float" office:value="-0.583075">
                <text:p>-0.583075</text:p>
              </table:table-cell>
              <table:table-cell office:value-type="float" office:value="4.291537">
                <text:p>4.2915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04999999999927">
                <text:p>4.04999999999927</text:p>
              </table:table-cell>
              <table:table-cell office:value-type="float" office:value="-0.578411">
                <text:p>-0.578411</text:p>
              </table:table-cell>
              <table:table-cell office:value-type="float" office:value="4.289205">
                <text:p>4.2892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-0.587492">
                <text:p>-0.587492</text:p>
              </table:table-cell>
              <table:table-cell office:value-type="float" office:value="4.293746">
                <text:p>4.2937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-0.587492">
                <text:p>-0.587492</text:p>
              </table:table-cell>
              <table:table-cell office:value-type="float" office:value="4.293746">
                <text:p>4.2937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-0.587492">
                <text:p>-0.587492</text:p>
              </table:table-cell>
              <table:table-cell office:value-type="float" office:value="4.293746">
                <text:p>4.2937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-0.587492">
                <text:p>-0.587492</text:p>
              </table:table-cell>
              <table:table-cell office:value-type="float" office:value="4.293746">
                <text:p>4.2937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10000000000036">
                <text:p>4.10000000000036</text:p>
              </table:table-cell>
              <table:table-cell office:value-type="float" office:value="-0.596564">
                <text:p>-0.596564</text:p>
              </table:table-cell>
              <table:table-cell office:value-type="float" office:value="4.298282">
                <text:p>4.2982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11999999999898">
                <text:p>4.11999999999898</text:p>
              </table:table-cell>
              <table:table-cell office:value-type="float" office:value="-0.606024">
                <text:p>-0.606024</text:p>
              </table:table-cell>
              <table:table-cell office:value-type="float" office:value="4.303012">
                <text:p>4.3030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11999999999898">
                <text:p>4.11999999999898</text:p>
              </table:table-cell>
              <table:table-cell office:value-type="float" office:value="-0.606024">
                <text:p>-0.606024</text:p>
              </table:table-cell>
              <table:table-cell office:value-type="float" office:value="4.303012">
                <text:p>4.3030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1299999999992">
                <text:p>4.1299999999992</text:p>
              </table:table-cell>
              <table:table-cell office:value-type="float" office:value="-0.603491">
                <text:p>-0.603491</text:p>
              </table:table-cell>
              <table:table-cell office:value-type="float" office:value="4.301745">
                <text:p>4.3017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14999999999964">
                <text:p>4.14999999999964</text:p>
              </table:table-cell>
              <table:table-cell office:value-type="float" office:value="-0.618698">
                <text:p>-0.618698</text:p>
              </table:table-cell>
              <table:table-cell office:value-type="float" office:value="4.309349">
                <text:p>4.3093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4999999999964">
                <text:p>4.14999999999964</text:p>
              </table:table-cell>
              <table:table-cell office:value-type="float" office:value="-0.618698">
                <text:p>-0.618698</text:p>
              </table:table-cell>
              <table:table-cell office:value-type="float" office:value="4.309349">
                <text:p>4.3093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17000000000007">
                <text:p>4.17000000000007</text:p>
              </table:table-cell>
              <table:table-cell office:value-type="float" office:value="-0.566819">
                <text:p>-0.566819</text:p>
              </table:table-cell>
              <table:table-cell office:value-type="float" office:value="4.28341">
                <text:p>4.283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7000000000007">
                <text:p>4.17000000000007</text:p>
              </table:table-cell>
              <table:table-cell office:value-type="float" office:value="-0.566819">
                <text:p>-0.566819</text:p>
              </table:table-cell>
              <table:table-cell office:value-type="float" office:value="4.28341">
                <text:p>4.283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8000000000029">
                <text:p>4.18000000000029</text:p>
              </table:table-cell>
              <table:table-cell office:value-type="float" office:value="-0.593705">
                <text:p>-0.593705</text:p>
              </table:table-cell>
              <table:table-cell office:value-type="float" office:value="4.296853">
                <text:p>4.2968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9000000000051">
                <text:p>4.19000000000051</text:p>
              </table:table-cell>
              <table:table-cell office:value-type="float" office:value="-0.574773">
                <text:p>-0.574773</text:p>
              </table:table-cell>
              <table:table-cell office:value-type="float" office:value="4.287387">
                <text:p>4.2873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9000000000051">
                <text:p>4.19000000000051</text:p>
              </table:table-cell>
              <table:table-cell office:value-type="float" office:value="-0.574773">
                <text:p>-0.574773</text:p>
              </table:table-cell>
              <table:table-cell office:value-type="float" office:value="4.287387">
                <text:p>4.2873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9000000000051">
                <text:p>4.19000000000051</text:p>
              </table:table-cell>
              <table:table-cell office:value-type="float" office:value="-0.574773">
                <text:p>-0.574773</text:p>
              </table:table-cell>
              <table:table-cell office:value-type="float" office:value="4.287387">
                <text:p>4.2873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22999999999956">
                <text:p>4.22999999999956</text:p>
              </table:table-cell>
              <table:table-cell office:value-type="float" office:value="-0.5453">
                <text:p>-0.5453</text:p>
              </table:table-cell>
              <table:table-cell office:value-type="float" office:value="4.27265">
                <text:p>4.272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22999999999956">
                <text:p>4.22999999999956</text:p>
              </table:table-cell>
              <table:table-cell office:value-type="float" office:value="-0.5453">
                <text:p>-0.5453</text:p>
              </table:table-cell>
              <table:table-cell office:value-type="float" office:value="4.27265">
                <text:p>4.272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25">
                <text:p>4.25</text:p>
              </table:table-cell>
              <table:table-cell office:value-type="float" office:value="-0.546138">
                <text:p>-0.546138</text:p>
              </table:table-cell>
              <table:table-cell office:value-type="float" office:value="4.273069">
                <text:p>4.2730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25">
                <text:p>4.25</text:p>
              </table:table-cell>
              <table:table-cell office:value-type="float" office:value="-0.546138">
                <text:p>-0.546138</text:p>
              </table:table-cell>
              <table:table-cell office:value-type="float" office:value="4.273069">
                <text:p>4.2730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27000000000044">
                <text:p>4.27000000000044</text:p>
              </table:table-cell>
              <table:table-cell office:value-type="float" office:value="-0.566359">
                <text:p>-0.566359</text:p>
              </table:table-cell>
              <table:table-cell office:value-type="float" office:value="4.283179">
                <text:p>4.2831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7000000000044">
                <text:p>4.27000000000044</text:p>
              </table:table-cell>
              <table:table-cell office:value-type="float" office:value="-0.566359">
                <text:p>-0.566359</text:p>
              </table:table-cell>
              <table:table-cell office:value-type="float" office:value="4.283179">
                <text:p>4.2831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8999999999905">
                <text:p>4.28999999999905</text:p>
              </table:table-cell>
              <table:table-cell office:value-type="float" office:value="-0.545438">
                <text:p>-0.545438</text:p>
              </table:table-cell>
              <table:table-cell office:value-type="float" office:value="4.272719">
                <text:p>4.2727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9999999999927">
                <text:p>4.29999999999927</text:p>
              </table:table-cell>
              <table:table-cell office:value-type="float" office:value="-0.522594">
                <text:p>-0.522594</text:p>
              </table:table-cell>
              <table:table-cell office:value-type="float" office:value="4.261297">
                <text:p>4.2612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30999999999949">
                <text:p>4.30999999999949</text:p>
              </table:table-cell>
              <table:table-cell office:value-type="float" office:value="-0.515466">
                <text:p>-0.515466</text:p>
              </table:table-cell>
              <table:table-cell office:value-type="float" office:value="4.257733">
                <text:p>4.2577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31999999999971">
                <text:p>4.31999999999971</text:p>
              </table:table-cell>
              <table:table-cell office:value-type="float" office:value="-0.540327">
                <text:p>-0.540327</text:p>
              </table:table-cell>
              <table:table-cell office:value-type="float" office:value="4.270163">
                <text:p>4.2701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31999999999971">
                <text:p>4.31999999999971</text:p>
              </table:table-cell>
              <table:table-cell office:value-type="float" office:value="-0.540327">
                <text:p>-0.540327</text:p>
              </table:table-cell>
              <table:table-cell office:value-type="float" office:value="4.270163">
                <text:p>4.2701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34000000000015">
                <text:p>4.34000000000015</text:p>
              </table:table-cell>
              <table:table-cell office:value-type="float" office:value="-0.505337">
                <text:p>-0.505337</text:p>
              </table:table-cell>
              <table:table-cell office:value-type="float" office:value="4.252668">
                <text:p>4.2526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34000000000015">
                <text:p>4.34000000000015</text:p>
              </table:table-cell>
              <table:table-cell office:value-type="float" office:value="-0.505337">
                <text:p>-0.505337</text:p>
              </table:table-cell>
              <table:table-cell office:value-type="float" office:value="4.252668">
                <text:p>4.2526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36000000000058">
                <text:p>4.36000000000058</text:p>
              </table:table-cell>
              <table:table-cell office:value-type="float" office:value="-0.516641">
                <text:p>-0.516641</text:p>
              </table:table-cell>
              <table:table-cell office:value-type="float" office:value="4.258321">
                <text:p>4.2583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36999999999898">
                <text:p>4.36999999999898</text:p>
              </table:table-cell>
              <table:table-cell office:value-type="float" office:value="-0.491449">
                <text:p>-0.491449</text:p>
              </table:table-cell>
              <table:table-cell office:value-type="float" office:value="4.245724">
                <text:p>4.2457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799999999992">
                <text:p>4.3799999999992</text:p>
              </table:table-cell>
              <table:table-cell office:value-type="float" office:value="-0.506914">
                <text:p>-0.506914</text:p>
              </table:table-cell>
              <table:table-cell office:value-type="float" office:value="4.253457">
                <text:p>4.2534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8999999999942">
                <text:p>4.38999999999942</text:p>
              </table:table-cell>
              <table:table-cell office:value-type="float" office:value="-0.459566">
                <text:p>-0.459566</text:p>
              </table:table-cell>
              <table:table-cell office:value-type="float" office:value="4.229783">
                <text:p>4.2297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9999999999964">
                <text:p>4.39999999999964</text:p>
              </table:table-cell>
              <table:table-cell office:value-type="float" office:value="-0.442474">
                <text:p>-0.442474</text:p>
              </table:table-cell>
              <table:table-cell office:value-type="float" office:value="4.221237">
                <text:p>4.2212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40999999999985">
                <text:p>4.40999999999985</text:p>
              </table:table-cell>
              <table:table-cell office:value-type="float" office:value="-0.440056">
                <text:p>-0.440056</text:p>
              </table:table-cell>
              <table:table-cell office:value-type="float" office:value="4.220028">
                <text:p>4.2200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42000000000007">
                <text:p>4.42000000000007</text:p>
              </table:table-cell>
              <table:table-cell office:value-type="float" office:value="-0.387993">
                <text:p>-0.387993</text:p>
              </table:table-cell>
              <table:table-cell office:value-type="float" office:value="4.193996">
                <text:p>4.1939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43000000000029">
                <text:p>4.43000000000029</text:p>
              </table:table-cell>
              <table:table-cell office:value-type="float" office:value="-0.369864">
                <text:p>-0.369864</text:p>
              </table:table-cell>
              <table:table-cell office:value-type="float" office:value="4.184932">
                <text:p>4.1849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44000000000051">
                <text:p>4.44000000000051</text:p>
              </table:table-cell>
              <table:table-cell office:value-type="float" office:value="-0.364035">
                <text:p>-0.364035</text:p>
              </table:table-cell>
              <table:table-cell office:value-type="float" office:value="4.182017">
                <text:p>4.1820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44999999999891">
                <text:p>4.44999999999891</text:p>
              </table:table-cell>
              <table:table-cell office:value-type="float" office:value="-0.341694">
                <text:p>-0.341694</text:p>
              </table:table-cell>
              <table:table-cell office:value-type="float" office:value="4.170847">
                <text:p>4.1708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44999999999891">
                <text:p>4.44999999999891</text:p>
              </table:table-cell>
              <table:table-cell office:value-type="float" office:value="-0.341694">
                <text:p>-0.341694</text:p>
              </table:table-cell>
              <table:table-cell office:value-type="float" office:value="4.170847">
                <text:p>4.1708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46999999999935">
                <text:p>4.46999999999935</text:p>
              </table:table-cell>
              <table:table-cell office:value-type="float" office:value="-0.313752">
                <text:p>-0.313752</text:p>
              </table:table-cell>
              <table:table-cell office:value-type="float" office:value="4.156876">
                <text:p>4.1568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7999999999956">
                <text:p>4.47999999999956</text:p>
              </table:table-cell>
              <table:table-cell office:value-type="float" office:value="-0.298758">
                <text:p>-0.298758</text:p>
              </table:table-cell>
              <table:table-cell office:value-type="float" office:value="4.149379">
                <text:p>4.1493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8999999999978">
                <text:p>4.48999999999978</text:p>
              </table:table-cell>
              <table:table-cell office:value-type="float" office:value="-0.291625">
                <text:p>-0.291625</text:p>
              </table:table-cell>
              <table:table-cell office:value-type="float" office:value="4.145813">
                <text:p>4.1458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5">
                <text:p>4.5</text:p>
              </table:table-cell>
              <table:table-cell office:value-type="float" office:value="-0.276415">
                <text:p>-0.276415</text:p>
              </table:table-cell>
              <table:table-cell office:value-type="float" office:value="4.138208">
                <text:p>4.1382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51000000000022">
                <text:p>4.51000000000022</text:p>
              </table:table-cell>
              <table:table-cell office:value-type="float" office:value="-0.279215">
                <text:p>-0.279215</text:p>
              </table:table-cell>
              <table:table-cell office:value-type="float" office:value="4.139608">
                <text:p>4.1396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52000000000044">
                <text:p>4.52000000000044</text:p>
              </table:table-cell>
              <table:table-cell office:value-type="float" office:value="-0.297717">
                <text:p>-0.297717</text:p>
              </table:table-cell>
              <table:table-cell office:value-type="float" office:value="4.148858">
                <text:p>4.1488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53999999999905">
                <text:p>4.53999999999905</text:p>
              </table:table-cell>
              <table:table-cell office:value-type="float" office:value="-0.292233">
                <text:p>-0.292233</text:p>
              </table:table-cell>
              <table:table-cell office:value-type="float" office:value="4.146116">
                <text:p>4.1461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53999999999905">
                <text:p>4.53999999999905</text:p>
              </table:table-cell>
              <table:table-cell office:value-type="float" office:value="-0.292233">
                <text:p>-0.292233</text:p>
              </table:table-cell>
              <table:table-cell office:value-type="float" office:value="4.146116">
                <text:p>4.1461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54999999999927">
                <text:p>4.54999999999927</text:p>
              </table:table-cell>
              <table:table-cell office:value-type="float" office:value="-0.290042">
                <text:p>-0.290042</text:p>
              </table:table-cell>
              <table:table-cell office:value-type="float" office:value="4.145021">
                <text:p>4.1450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56999999999971">
                <text:p>4.56999999999971</text:p>
              </table:table-cell>
              <table:table-cell office:value-type="float" office:value="-0.278407">
                <text:p>-0.278407</text:p>
              </table:table-cell>
              <table:table-cell office:value-type="float" office:value="4.139203">
                <text:p>4.1392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56999999999971">
                <text:p>4.56999999999971</text:p>
              </table:table-cell>
              <table:table-cell office:value-type="float" office:value="-0.278407">
                <text:p>-0.278407</text:p>
              </table:table-cell>
              <table:table-cell office:value-type="float" office:value="4.139203">
                <text:p>4.1392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7999999999993">
                <text:p>4.57999999999993</text:p>
              </table:table-cell>
              <table:table-cell office:value-type="float" office:value="-0.273855">
                <text:p>-0.273855</text:p>
              </table:table-cell>
              <table:table-cell office:value-type="float" office:value="4.136927">
                <text:p>4.1369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9000000000015">
                <text:p>4.59000000000015</text:p>
              </table:table-cell>
              <table:table-cell office:value-type="float" office:value="-0.24686">
                <text:p>-0.24686</text:p>
              </table:table-cell>
              <table:table-cell office:value-type="float" office:value="4.12343">
                <text:p>4.123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61000000000058">
                <text:p>4.61000000000058</text:p>
              </table:table-cell>
              <table:table-cell office:value-type="float" office:value="-0.227883">
                <text:p>-0.227883</text:p>
              </table:table-cell>
              <table:table-cell office:value-type="float" office:value="4.113941">
                <text:p>4.1139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61000000000058">
                <text:p>4.61000000000058</text:p>
              </table:table-cell>
              <table:table-cell office:value-type="float" office:value="-0.227883">
                <text:p>-0.227883</text:p>
              </table:table-cell>
              <table:table-cell office:value-type="float" office:value="4.113941">
                <text:p>4.1139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6299999999992">
                <text:p>4.6299999999992</text:p>
              </table:table-cell>
              <table:table-cell office:value-type="float" office:value="-0.240746">
                <text:p>-0.240746</text:p>
              </table:table-cell>
              <table:table-cell office:value-type="float" office:value="4.120373">
                <text:p>4.1203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6299999999992">
                <text:p>4.6299999999992</text:p>
              </table:table-cell>
              <table:table-cell office:value-type="float" office:value="-0.240746">
                <text:p>-0.240746</text:p>
              </table:table-cell>
              <table:table-cell office:value-type="float" office:value="4.120373">
                <text:p>4.1203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64999999999964">
                <text:p>4.64999999999964</text:p>
              </table:table-cell>
              <table:table-cell office:value-type="float" office:value="-0.188506">
                <text:p>-0.188506</text:p>
              </table:table-cell>
              <table:table-cell office:value-type="float" office:value="4.094253">
                <text:p>4.0942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64999999999964">
                <text:p>4.64999999999964</text:p>
              </table:table-cell>
              <table:table-cell office:value-type="float" office:value="-0.188506">
                <text:p>-0.188506</text:p>
              </table:table-cell>
              <table:table-cell office:value-type="float" office:value="4.094253">
                <text:p>4.0942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67000000000007">
                <text:p>4.67000000000007</text:p>
              </table:table-cell>
              <table:table-cell office:value-type="float" office:value="-0.175794">
                <text:p>-0.175794</text:p>
              </table:table-cell>
              <table:table-cell office:value-type="float" office:value="4.087897">
                <text:p>4.0878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67000000000007">
                <text:p>4.67000000000007</text:p>
              </table:table-cell>
              <table:table-cell office:value-type="float" office:value="-0.175794">
                <text:p>-0.175794</text:p>
              </table:table-cell>
              <table:table-cell office:value-type="float" office:value="4.087897">
                <text:p>4.0878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9000000000051">
                <text:p>4.69000000000051</text:p>
              </table:table-cell>
              <table:table-cell office:value-type="float" office:value="-0.154531">
                <text:p>-0.154531</text:p>
              </table:table-cell>
              <table:table-cell office:value-type="float" office:value="4.077266">
                <text:p>4.0772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9999999999891">
                <text:p>4.69999999999891</text:p>
              </table:table-cell>
              <table:table-cell office:value-type="float" office:value="-0.13839">
                <text:p>-0.13839</text:p>
              </table:table-cell>
              <table:table-cell office:value-type="float" office:value="4.069195">
                <text:p>4.0691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9999999999891">
                <text:p>4.69999999999891</text:p>
              </table:table-cell>
              <table:table-cell office:value-type="float" office:value="-0.13839">
                <text:p>-0.13839</text:p>
              </table:table-cell>
              <table:table-cell office:value-type="float" office:value="4.069195">
                <text:p>4.0691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70999999999913">
                <text:p>4.70999999999913</text:p>
              </table:table-cell>
              <table:table-cell office:value-type="float" office:value="-0.135702">
                <text:p>-0.135702</text:p>
              </table:table-cell>
              <table:table-cell office:value-type="float" office:value="4.067851">
                <text:p>4.0678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72999999999956">
                <text:p>4.72999999999956</text:p>
              </table:table-cell>
              <table:table-cell office:value-type="float" office:value="-0.085091">
                <text:p>-0.085091</text:p>
              </table:table-cell>
              <table:table-cell office:value-type="float" office:value="4.042546">
                <text:p>4.0425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73999999999978">
                <text:p>4.73999999999978</text:p>
              </table:table-cell>
              <table:table-cell office:value-type="float" office:value="-0.096835">
                <text:p>-0.096835</text:p>
              </table:table-cell>
              <table:table-cell office:value-type="float" office:value="4.048418">
                <text:p>4.0484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73999999999978">
                <text:p>4.73999999999978</text:p>
              </table:table-cell>
              <table:table-cell office:value-type="float" office:value="-0.096835">
                <text:p>-0.096835</text:p>
              </table:table-cell>
              <table:table-cell office:value-type="float" office:value="4.048418">
                <text:p>4.0484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76000000000022">
                <text:p>4.76000000000022</text:p>
              </table:table-cell>
              <table:table-cell office:value-type="float" office:value="-0.062988">
                <text:p>-0.062988</text:p>
              </table:table-cell>
              <table:table-cell office:value-type="float" office:value="4.031494">
                <text:p>4.0314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77000000000044">
                <text:p>4.77000000000044</text:p>
              </table:table-cell>
              <table:table-cell office:value-type="float" office:value="-0.048304">
                <text:p>-0.048304</text:p>
              </table:table-cell>
              <table:table-cell office:value-type="float" office:value="4.024152">
                <text:p>4.0241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77000000000044">
                <text:p>4.77000000000044</text:p>
              </table:table-cell>
              <table:table-cell office:value-type="float" office:value="-0.048304">
                <text:p>-0.048304</text:p>
              </table:table-cell>
              <table:table-cell office:value-type="float" office:value="4.024152">
                <text:p>4.0241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8999999999905">
                <text:p>4.78999999999905</text:p>
              </table:table-cell>
              <table:table-cell office:value-type="float" office:value="-0.05996">
                <text:p>-0.05996</text:p>
              </table:table-cell>
              <table:table-cell office:value-type="float" office:value="4.02998">
                <text:p>4.029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9999999999927">
                <text:p>4.79999999999927</text:p>
              </table:table-cell>
              <table:table-cell office:value-type="float" office:value="-0.083081">
                <text:p>-0.083081</text:p>
              </table:table-cell>
              <table:table-cell office:value-type="float" office:value="4.04154">
                <text:p>4.041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80999999999949">
                <text:p>4.80999999999949</text:p>
              </table:table-cell>
              <table:table-cell office:value-type="float" office:value="-0.062997">
                <text:p>-0.062997</text:p>
              </table:table-cell>
              <table:table-cell office:value-type="float" office:value="4.031499">
                <text:p>4.0314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81999999999971">
                <text:p>4.81999999999971</text:p>
              </table:table-cell>
              <table:table-cell office:value-type="float" office:value="-0.054723">
                <text:p>-0.054723</text:p>
              </table:table-cell>
              <table:table-cell office:value-type="float" office:value="4.027362">
                <text:p>4.0273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82999999999993">
                <text:p>4.82999999999993</text:p>
              </table:table-cell>
              <table:table-cell office:value-type="float" office:value="-0.067458">
                <text:p>-0.067458</text:p>
              </table:table-cell>
              <table:table-cell office:value-type="float" office:value="4.033729">
                <text:p>4.0337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84000000000015">
                <text:p>4.84000000000015</text:p>
              </table:table-cell>
              <table:table-cell office:value-type="float" office:value="-0.049508">
                <text:p>-0.049508</text:p>
              </table:table-cell>
              <table:table-cell office:value-type="float" office:value="4.024754">
                <text:p>4.0247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84000000000015">
                <text:p>4.84000000000015</text:p>
              </table:table-cell>
              <table:table-cell office:value-type="float" office:value="-0.049508">
                <text:p>-0.049508</text:p>
              </table:table-cell>
              <table:table-cell office:value-type="float" office:value="4.024754">
                <text:p>4.0247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84000000000015">
                <text:p>4.84000000000015</text:p>
              </table:table-cell>
              <table:table-cell office:value-type="float" office:value="-0.049508">
                <text:p>-0.049508</text:p>
              </table:table-cell>
              <table:table-cell office:value-type="float" office:value="4.024754">
                <text:p>4.0247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86999999999898">
                <text:p>4.86999999999898</text:p>
              </table:table-cell>
              <table:table-cell office:value-type="float" office:value="-0.038578">
                <text:p>-0.038578</text:p>
              </table:table-cell>
              <table:table-cell office:value-type="float" office:value="4.019289">
                <text:p>4.0192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8799999999992">
                <text:p>4.8799999999992</text:p>
              </table:table-cell>
              <table:table-cell office:value-type="float" office:value="-0.045993">
                <text:p>-0.045993</text:p>
              </table:table-cell>
              <table:table-cell office:value-type="float" office:value="4.022996">
                <text:p>4.0229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9999999999964">
                <text:p>4.89999999999964</text:p>
              </table:table-cell>
              <table:table-cell office:value-type="float" office:value="-0.03038">
                <text:p>-0.03038</text:p>
              </table:table-cell>
              <table:table-cell office:value-type="float" office:value="4.01519">
                <text:p>4.015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9999999999964">
                <text:p>4.89999999999964</text:p>
              </table:table-cell>
              <table:table-cell office:value-type="float" office:value="-0.03038">
                <text:p>-0.03038</text:p>
              </table:table-cell>
              <table:table-cell office:value-type="float" office:value="4.01519">
                <text:p>4.015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90999999999985">
                <text:p>4.90999999999985</text:p>
              </table:table-cell>
              <table:table-cell office:value-type="float" office:value="-0.051229">
                <text:p>-0.051229</text:p>
              </table:table-cell>
              <table:table-cell office:value-type="float" office:value="4.025614">
                <text:p>4.0256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92000000000007">
                <text:p>4.92000000000007</text:p>
              </table:table-cell>
              <table:table-cell office:value-type="float" office:value="-0.063078">
                <text:p>-0.063078</text:p>
              </table:table-cell>
              <table:table-cell office:value-type="float" office:value="4.031539">
                <text:p>4.0315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93000000000029">
                <text:p>4.93000000000029</text:p>
              </table:table-cell>
              <table:table-cell office:value-type="float" office:value="-0.040851">
                <text:p>-0.040851</text:p>
              </table:table-cell>
              <table:table-cell office:value-type="float" office:value="4.020425">
                <text:p>4.0204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94000000000051">
                <text:p>4.94000000000051</text:p>
              </table:table-cell>
              <table:table-cell office:value-type="float" office:value="-0.040704">
                <text:p>-0.040704</text:p>
              </table:table-cell>
              <table:table-cell office:value-type="float" office:value="4.020352">
                <text:p>4.0203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94999999999891">
                <text:p>4.94999999999891</text:p>
              </table:table-cell>
              <table:table-cell office:value-type="float" office:value="-0.01104">
                <text:p>-0.01104</text:p>
              </table:table-cell>
              <table:table-cell office:value-type="float" office:value="4.00552">
                <text:p>4.005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95999999999913">
                <text:p>4.95999999999913</text:p>
              </table:table-cell>
              <table:table-cell office:value-type="float" office:value="-0.016304">
                <text:p>-0.016304</text:p>
              </table:table-cell>
              <table:table-cell office:value-type="float" office:value="4.008152">
                <text:p>4.0081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95999999999913">
                <text:p>4.95999999999913</text:p>
              </table:table-cell>
              <table:table-cell office:value-type="float" office:value="-0.016304">
                <text:p>-0.016304</text:p>
              </table:table-cell>
              <table:table-cell office:value-type="float" office:value="4.008152">
                <text:p>4.0081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95999999999913">
                <text:p>4.95999999999913</text:p>
              </table:table-cell>
              <table:table-cell office:value-type="float" office:value="-0.016304">
                <text:p>-0.016304</text:p>
              </table:table-cell>
              <table:table-cell office:value-type="float" office:value="4.008152">
                <text:p>4.0081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8999999999978">
                <text:p>4.98999999999978</text:p>
              </table:table-cell>
              <table:table-cell office:value-type="float" office:value="-0.069218">
                <text:p>-0.069218</text:p>
              </table:table-cell>
              <table:table-cell office:value-type="float" office:value="4.034609">
                <text:p>4.0346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01000000000022">
                <text:p>5.01000000000022</text:p>
              </table:table-cell>
              <table:table-cell office:value-type="float" office:value="-0.071533">
                <text:p>-0.071533</text:p>
              </table:table-cell>
              <table:table-cell office:value-type="float" office:value="4.035767">
                <text:p>4.0357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01000000000022">
                <text:p>5.01000000000022</text:p>
              </table:table-cell>
              <table:table-cell office:value-type="float" office:value="-0.071533">
                <text:p>-0.071533</text:p>
              </table:table-cell>
              <table:table-cell office:value-type="float" office:value="4.035767">
                <text:p>4.0357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02000000000044">
                <text:p>5.02000000000044</text:p>
              </table:table-cell>
              <table:table-cell office:value-type="float" office:value="-0.082151">
                <text:p>-0.082151</text:p>
              </table:table-cell>
              <table:table-cell office:value-type="float" office:value="4.041075">
                <text:p>4.0410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03999999999905">
                <text:p>5.03999999999905</text:p>
              </table:table-cell>
              <table:table-cell office:value-type="float" office:value="-0.070033">
                <text:p>-0.070033</text:p>
              </table:table-cell>
              <table:table-cell office:value-type="float" office:value="4.035017">
                <text:p>4.0350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03999999999905">
                <text:p>5.03999999999905</text:p>
              </table:table-cell>
              <table:table-cell office:value-type="float" office:value="-0.070033">
                <text:p>-0.070033</text:p>
              </table:table-cell>
              <table:table-cell office:value-type="float" office:value="4.035017">
                <text:p>4.0350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04999999999927">
                <text:p>5.04999999999927</text:p>
              </table:table-cell>
              <table:table-cell office:value-type="float" office:value="-0.082633">
                <text:p>-0.082633</text:p>
              </table:table-cell>
              <table:table-cell office:value-type="float" office:value="4.041316">
                <text:p>4.0413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06999999999971">
                <text:p>5.06999999999971</text:p>
              </table:table-cell>
              <table:table-cell office:value-type="float" office:value="-0.094434">
                <text:p>-0.094434</text:p>
              </table:table-cell>
              <table:table-cell office:value-type="float" office:value="4.047217">
                <text:p>4.0472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06999999999971">
                <text:p>5.06999999999971</text:p>
              </table:table-cell>
              <table:table-cell office:value-type="float" office:value="-0.094434">
                <text:p>-0.094434</text:p>
              </table:table-cell>
              <table:table-cell office:value-type="float" office:value="4.047217">
                <text:p>4.0472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09000000000015">
                <text:p>5.09000000000015</text:p>
              </table:table-cell>
              <table:table-cell office:value-type="float" office:value="-0.104365">
                <text:p>-0.104365</text:p>
              </table:table-cell>
              <table:table-cell office:value-type="float" office:value="4.052183">
                <text:p>4.0521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09000000000015">
                <text:p>5.09000000000015</text:p>
              </table:table-cell>
              <table:table-cell office:value-type="float" office:value="-0.104365">
                <text:p>-0.104365</text:p>
              </table:table-cell>
              <table:table-cell office:value-type="float" office:value="4.052183">
                <text:p>4.05218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09000000000015">
                <text:p>5.09000000000015</text:p>
              </table:table-cell>
              <table:table-cell office:value-type="float" office:value="-0.104365">
                <text:p>-0.104365</text:p>
              </table:table-cell>
              <table:table-cell office:value-type="float" office:value="4.052183">
                <text:p>4.05218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11999999999898">
                <text:p>5.11999999999898</text:p>
              </table:table-cell>
              <table:table-cell office:value-type="float" office:value="-0.149294">
                <text:p>-0.149294</text:p>
              </table:table-cell>
              <table:table-cell office:value-type="float" office:value="4.074647">
                <text:p>4.0746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11999999999898">
                <text:p>5.11999999999898</text:p>
              </table:table-cell>
              <table:table-cell office:value-type="float" office:value="-0.149294">
                <text:p>-0.149294</text:p>
              </table:table-cell>
              <table:table-cell office:value-type="float" office:value="4.074647">
                <text:p>4.0746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13999999999942">
                <text:p>5.13999999999942</text:p>
              </table:table-cell>
              <table:table-cell office:value-type="float" office:value="-0.125594">
                <text:p>-0.125594</text:p>
              </table:table-cell>
              <table:table-cell office:value-type="float" office:value="4.062797">
                <text:p>4.0627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13999999999942">
                <text:p>5.13999999999942</text:p>
              </table:table-cell>
              <table:table-cell office:value-type="float" office:value="-0.125594">
                <text:p>-0.125594</text:p>
              </table:table-cell>
              <table:table-cell office:value-type="float" office:value="4.062797">
                <text:p>4.06279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15999999999985">
                <text:p>5.15999999999985</text:p>
              </table:table-cell>
              <table:table-cell office:value-type="float" office:value="-0.118353">
                <text:p>-0.118353</text:p>
              </table:table-cell>
              <table:table-cell office:value-type="float" office:value="4.059177">
                <text:p>4.0591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17000000000007">
                <text:p>5.17000000000007</text:p>
              </table:table-cell>
              <table:table-cell office:value-type="float" office:value="-0.088257">
                <text:p>-0.088257</text:p>
              </table:table-cell>
              <table:table-cell office:value-type="float" office:value="4.044128">
                <text:p>4.0441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17000000000007">
                <text:p>5.17000000000007</text:p>
              </table:table-cell>
              <table:table-cell office:value-type="float" office:value="-0.088257">
                <text:p>-0.088257</text:p>
              </table:table-cell>
              <table:table-cell office:value-type="float" office:value="4.044128">
                <text:p>4.0441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19000000000051">
                <text:p>5.19000000000051</text:p>
              </table:table-cell>
              <table:table-cell office:value-type="float" office:value="-0.107237">
                <text:p>-0.107237</text:p>
              </table:table-cell>
              <table:table-cell office:value-type="float" office:value="4.053619">
                <text:p>4.0536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9000000000051">
                <text:p>5.19000000000051</text:p>
              </table:table-cell>
              <table:table-cell office:value-type="float" office:value="-0.107237">
                <text:p>-0.107237</text:p>
              </table:table-cell>
              <table:table-cell office:value-type="float" office:value="4.053619">
                <text:p>4.0536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20999999999913">
                <text:p>5.20999999999913</text:p>
              </table:table-cell>
              <table:table-cell office:value-type="float" office:value="-0.110127">
                <text:p>-0.110127</text:p>
              </table:table-cell>
              <table:table-cell office:value-type="float" office:value="4.055064">
                <text:p>4.0550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21999999999935">
                <text:p>5.21999999999935</text:p>
              </table:table-cell>
              <table:table-cell office:value-type="float" office:value="-0.114979">
                <text:p>-0.114979</text:p>
              </table:table-cell>
              <table:table-cell office:value-type="float" office:value="4.057489">
                <text:p>4.0574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21999999999935">
                <text:p>5.21999999999935</text:p>
              </table:table-cell>
              <table:table-cell office:value-type="float" office:value="-0.114979">
                <text:p>-0.114979</text:p>
              </table:table-cell>
              <table:table-cell office:value-type="float" office:value="4.057489">
                <text:p>4.0574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22999999999956">
                <text:p>5.22999999999956</text:p>
              </table:table-cell>
              <table:table-cell office:value-type="float" office:value="-0.120025">
                <text:p>-0.120025</text:p>
              </table:table-cell>
              <table:table-cell office:value-type="float" office:value="4.060012">
                <text:p>4.0600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25">
                <text:p>5.25</text:p>
              </table:table-cell>
              <table:table-cell office:value-type="float" office:value="-0.132937">
                <text:p>-0.132937</text:p>
              </table:table-cell>
              <table:table-cell office:value-type="float" office:value="4.066468">
                <text:p>4.0664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26000000000022">
                <text:p>5.26000000000022</text:p>
              </table:table-cell>
              <table:table-cell office:value-type="float" office:value="-0.102696">
                <text:p>-0.102696</text:p>
              </table:table-cell>
              <table:table-cell office:value-type="float" office:value="4.051348">
                <text:p>4.05134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27000000000044">
                <text:p>5.27000000000044</text:p>
              </table:table-cell>
              <table:table-cell office:value-type="float" office:value="-0.111742">
                <text:p>-0.111742</text:p>
              </table:table-cell>
              <table:table-cell office:value-type="float" office:value="4.055871">
                <text:p>4.0558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27999999999884">
                <text:p>5.27999999999884</text:p>
              </table:table-cell>
              <table:table-cell office:value-type="float" office:value="-0.090944">
                <text:p>-0.090944</text:p>
              </table:table-cell>
              <table:table-cell office:value-type="float" office:value="4.045472">
                <text:p>4.04547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27999999999884">
                <text:p>5.27999999999884</text:p>
              </table:table-cell>
              <table:table-cell office:value-type="float" office:value="-0.090944">
                <text:p>-0.090944</text:p>
              </table:table-cell>
              <table:table-cell office:value-type="float" office:value="4.045472">
                <text:p>4.0454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7999999999884">
                <text:p>5.27999999999884</text:p>
              </table:table-cell>
              <table:table-cell office:value-type="float" office:value="-0.090944">
                <text:p>-0.090944</text:p>
              </table:table-cell>
              <table:table-cell office:value-type="float" office:value="4.045472">
                <text:p>4.04547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30999999999949">
                <text:p>5.30999999999949</text:p>
              </table:table-cell>
              <table:table-cell office:value-type="float" office:value="-0.042412">
                <text:p>-0.042412</text:p>
              </table:table-cell>
              <table:table-cell office:value-type="float" office:value="4.021206">
                <text:p>4.0212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31999999999971">
                <text:p>5.31999999999971</text:p>
              </table:table-cell>
              <table:table-cell office:value-type="float" office:value="-0.036723">
                <text:p>-0.036723</text:p>
              </table:table-cell>
              <table:table-cell office:value-type="float" office:value="4.018362">
                <text:p>4.0183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32999999999993">
                <text:p>5.32999999999993</text:p>
              </table:table-cell>
              <table:table-cell office:value-type="float" office:value="-0.048986">
                <text:p>-0.048986</text:p>
              </table:table-cell>
              <table:table-cell office:value-type="float" office:value="4.024493">
                <text:p>4.0244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34000000000015">
                <text:p>5.34000000000015</text:p>
              </table:table-cell>
              <table:table-cell office:value-type="float" office:value="-0.047731">
                <text:p>-0.047731</text:p>
              </table:table-cell>
              <table:table-cell office:value-type="float" office:value="4.023865">
                <text:p>4.0238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35000000000036">
                <text:p>5.35000000000036</text:p>
              </table:table-cell>
              <table:table-cell office:value-type="float" office:value="-0.046513">
                <text:p>-0.046513</text:p>
              </table:table-cell>
              <table:table-cell office:value-type="float" office:value="4.023257">
                <text:p>4.0232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36000000000058">
                <text:p>5.36000000000058</text:p>
              </table:table-cell>
              <table:table-cell office:value-type="float" office:value="-0.083235">
                <text:p>-0.083235</text:p>
              </table:table-cell>
              <table:table-cell office:value-type="float" office:value="4.041617">
                <text:p>4.0416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36000000000058">
                <text:p>5.36000000000058</text:p>
              </table:table-cell>
              <table:table-cell office:value-type="float" office:value="-0.083235">
                <text:p>-0.083235</text:p>
              </table:table-cell>
              <table:table-cell office:value-type="float" office:value="4.041617">
                <text:p>4.0416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36000000000058">
                <text:p>5.36000000000058</text:p>
              </table:table-cell>
              <table:table-cell office:value-type="float" office:value="-0.083235">
                <text:p>-0.083235</text:p>
              </table:table-cell>
              <table:table-cell office:value-type="float" office:value="4.041617">
                <text:p>4.0416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38999999999942">
                <text:p>5.38999999999942</text:p>
              </table:table-cell>
              <table:table-cell office:value-type="float" office:value="-0.088383">
                <text:p>-0.088383</text:p>
              </table:table-cell>
              <table:table-cell office:value-type="float" office:value="4.044192">
                <text:p>4.0441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9999999999964">
                <text:p>5.39999999999964</text:p>
              </table:table-cell>
              <table:table-cell office:value-type="float" office:value="-0.085943">
                <text:p>-0.085943</text:p>
              </table:table-cell>
              <table:table-cell office:value-type="float" office:value="4.042972">
                <text:p>4.0429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40999999999985">
                <text:p>5.40999999999985</text:p>
              </table:table-cell>
              <table:table-cell office:value-type="float" office:value="-0.071102">
                <text:p>-0.071102</text:p>
              </table:table-cell>
              <table:table-cell office:value-type="float" office:value="4.035551">
                <text:p>4.0355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42000000000007">
                <text:p>5.42000000000007</text:p>
              </table:table-cell>
              <table:table-cell office:value-type="float" office:value="-0.087922">
                <text:p>-0.087922</text:p>
              </table:table-cell>
              <table:table-cell office:value-type="float" office:value="4.043961">
                <text:p>4.04396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43000000000029">
                <text:p>5.43000000000029</text:p>
              </table:table-cell>
              <table:table-cell office:value-type="float" office:value="-0.082744">
                <text:p>-0.082744</text:p>
              </table:table-cell>
              <table:table-cell office:value-type="float" office:value="4.041372">
                <text:p>4.0413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44000000000051">
                <text:p>5.44000000000051</text:p>
              </table:table-cell>
              <table:table-cell office:value-type="float" office:value="-0.095925">
                <text:p>-0.095925</text:p>
              </table:table-cell>
              <table:table-cell office:value-type="float" office:value="4.047963">
                <text:p>4.0479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44999999999891">
                <text:p>5.44999999999891</text:p>
              </table:table-cell>
              <table:table-cell office:value-type="float" office:value="-0.116067">
                <text:p>-0.116067</text:p>
              </table:table-cell>
              <table:table-cell office:value-type="float" office:value="4.058033">
                <text:p>4.0580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45999999999913">
                <text:p>5.45999999999913</text:p>
              </table:table-cell>
              <table:table-cell office:value-type="float" office:value="-0.104194">
                <text:p>-0.104194</text:p>
              </table:table-cell>
              <table:table-cell office:value-type="float" office:value="4.052097">
                <text:p>4.0520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46999999999935">
                <text:p>5.46999999999935</text:p>
              </table:table-cell>
              <table:table-cell office:value-type="float" office:value="-0.12015">
                <text:p>-0.12015</text:p>
              </table:table-cell>
              <table:table-cell office:value-type="float" office:value="4.060075">
                <text:p>4.0600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47999999999956">
                <text:p>5.47999999999956</text:p>
              </table:table-cell>
              <table:table-cell office:value-type="float" office:value="-0.123124">
                <text:p>-0.123124</text:p>
              </table:table-cell>
              <table:table-cell office:value-type="float" office:value="4.061562">
                <text:p>4.0615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48999999999978">
                <text:p>5.48999999999978</text:p>
              </table:table-cell>
              <table:table-cell office:value-type="float" office:value="-0.131068">
                <text:p>-0.131068</text:p>
              </table:table-cell>
              <table:table-cell office:value-type="float" office:value="4.065534">
                <text:p>4.0655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8999999999978">
                <text:p>5.48999999999978</text:p>
              </table:table-cell>
              <table:table-cell office:value-type="float" office:value="-0.131068">
                <text:p>-0.131068</text:p>
              </table:table-cell>
              <table:table-cell office:value-type="float" office:value="4.065534">
                <text:p>4.0655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8999999999978">
                <text:p>5.48999999999978</text:p>
              </table:table-cell>
              <table:table-cell office:value-type="float" office:value="-0.131068">
                <text:p>-0.131068</text:p>
              </table:table-cell>
              <table:table-cell office:value-type="float" office:value="4.065534">
                <text:p>4.0655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52999999999884">
                <text:p>5.52999999999884</text:p>
              </table:table-cell>
              <table:table-cell office:value-type="float" office:value="-0.136479">
                <text:p>-0.136479</text:p>
              </table:table-cell>
              <table:table-cell office:value-type="float" office:value="4.068239">
                <text:p>4.0682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52999999999884">
                <text:p>5.52999999999884</text:p>
              </table:table-cell>
              <table:table-cell office:value-type="float" office:value="-0.136479">
                <text:p>-0.136479</text:p>
              </table:table-cell>
              <table:table-cell office:value-type="float" office:value="4.068239">
                <text:p>4.0682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53999999999905">
                <text:p>5.53999999999905</text:p>
              </table:table-cell>
              <table:table-cell office:value-type="float" office:value="-0.139152">
                <text:p>-0.139152</text:p>
              </table:table-cell>
              <table:table-cell office:value-type="float" office:value="4.069576">
                <text:p>4.0695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55999999999949">
                <text:p>5.55999999999949</text:p>
              </table:table-cell>
              <table:table-cell office:value-type="float" office:value="-0.16562">
                <text:p>-0.16562</text:p>
              </table:table-cell>
              <table:table-cell office:value-type="float" office:value="4.08281">
                <text:p>4.0828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55999999999949">
                <text:p>5.55999999999949</text:p>
              </table:table-cell>
              <table:table-cell office:value-type="float" office:value="-0.16562">
                <text:p>-0.16562</text:p>
              </table:table-cell>
              <table:table-cell office:value-type="float" office:value="4.08281">
                <text:p>4.0828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56999999999971">
                <text:p>5.56999999999971</text:p>
              </table:table-cell>
              <table:table-cell office:value-type="float" office:value="-0.164821">
                <text:p>-0.164821</text:p>
              </table:table-cell>
              <table:table-cell office:value-type="float" office:value="4.08241">
                <text:p>4.0824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57999999999993">
                <text:p>5.57999999999993</text:p>
              </table:table-cell>
              <table:table-cell office:value-type="float" office:value="-0.180219">
                <text:p>-0.180219</text:p>
              </table:table-cell>
              <table:table-cell office:value-type="float" office:value="4.090109">
                <text:p>4.0901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60000000000036">
                <text:p>5.60000000000036</text:p>
              </table:table-cell>
              <table:table-cell office:value-type="float" office:value="-0.194462">
                <text:p>-0.194462</text:p>
              </table:table-cell>
              <table:table-cell office:value-type="float" office:value="4.097231">
                <text:p>4.0972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60000000000036">
                <text:p>5.60000000000036</text:p>
              </table:table-cell>
              <table:table-cell office:value-type="float" office:value="-0.194462">
                <text:p>-0.194462</text:p>
              </table:table-cell>
              <table:table-cell office:value-type="float" office:value="4.097231">
                <text:p>4.0972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61999999999898">
                <text:p>5.61999999999898</text:p>
              </table:table-cell>
              <table:table-cell office:value-type="float" office:value="-0.246621">
                <text:p>-0.246621</text:p>
              </table:table-cell>
              <table:table-cell office:value-type="float" office:value="4.12331">
                <text:p>4.123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61999999999898">
                <text:p>5.61999999999898</text:p>
              </table:table-cell>
              <table:table-cell office:value-type="float" office:value="-0.246621">
                <text:p>-0.246621</text:p>
              </table:table-cell>
              <table:table-cell office:value-type="float" office:value="4.12331">
                <text:p>4.123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61999999999898">
                <text:p>5.61999999999898</text:p>
              </table:table-cell>
              <table:table-cell office:value-type="float" office:value="-0.246621">
                <text:p>-0.246621</text:p>
              </table:table-cell>
              <table:table-cell office:value-type="float" office:value="4.12331">
                <text:p>4.123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64999999999964">
                <text:p>5.64999999999964</text:p>
              </table:table-cell>
              <table:table-cell office:value-type="float" office:value="-0.263471">
                <text:p>-0.263471</text:p>
              </table:table-cell>
              <table:table-cell office:value-type="float" office:value="4.131735">
                <text:p>4.1317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65999999999985">
                <text:p>5.65999999999985</text:p>
              </table:table-cell>
              <table:table-cell office:value-type="float" office:value="-0.256334">
                <text:p>-0.256334</text:p>
              </table:table-cell>
              <table:table-cell office:value-type="float" office:value="4.128167">
                <text:p>4.1281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65999999999985">
                <text:p>5.65999999999985</text:p>
              </table:table-cell>
              <table:table-cell office:value-type="float" office:value="-0.256334">
                <text:p>-0.256334</text:p>
              </table:table-cell>
              <table:table-cell office:value-type="float" office:value="4.128167">
                <text:p>4.12816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68000000000029">
                <text:p>5.68000000000029</text:p>
              </table:table-cell>
              <table:table-cell office:value-type="float" office:value="-0.269287">
                <text:p>-0.269287</text:p>
              </table:table-cell>
              <table:table-cell office:value-type="float" office:value="4.134643">
                <text:p>4.1346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69000000000051">
                <text:p>5.69000000000051</text:p>
              </table:table-cell>
              <table:table-cell office:value-type="float" office:value="-0.274709">
                <text:p>-0.274709</text:p>
              </table:table-cell>
              <table:table-cell office:value-type="float" office:value="4.137354">
                <text:p>4.1373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69000000000051">
                <text:p>5.69000000000051</text:p>
              </table:table-cell>
              <table:table-cell office:value-type="float" office:value="-0.274709">
                <text:p>-0.274709</text:p>
              </table:table-cell>
              <table:table-cell office:value-type="float" office:value="4.137354">
                <text:p>4.1373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70999999999913">
                <text:p>5.70999999999913</text:p>
              </table:table-cell>
              <table:table-cell office:value-type="float" office:value="-0.30678">
                <text:p>-0.30678</text:p>
              </table:table-cell>
              <table:table-cell office:value-type="float" office:value="4.15339">
                <text:p>4.1533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71999999999935">
                <text:p>5.71999999999935</text:p>
              </table:table-cell>
              <table:table-cell office:value-type="float" office:value="-0.294718">
                <text:p>-0.294718</text:p>
              </table:table-cell>
              <table:table-cell office:value-type="float" office:value="4.147359">
                <text:p>4.1473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71999999999935">
                <text:p>5.71999999999935</text:p>
              </table:table-cell>
              <table:table-cell office:value-type="float" office:value="-0.294718">
                <text:p>-0.294718</text:p>
              </table:table-cell>
              <table:table-cell office:value-type="float" office:value="4.147359">
                <text:p>4.1473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73999999999978">
                <text:p>5.73999999999978</text:p>
              </table:table-cell>
              <table:table-cell office:value-type="float" office:value="-0.323133">
                <text:p>-0.323133</text:p>
              </table:table-cell>
              <table:table-cell office:value-type="float" office:value="4.161566">
                <text:p>4.1615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75">
                <text:p>5.75</text:p>
              </table:table-cell>
              <table:table-cell office:value-type="float" office:value="-0.345992">
                <text:p>-0.345992</text:p>
              </table:table-cell>
              <table:table-cell office:value-type="float" office:value="4.172996">
                <text:p>4.1729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75">
                <text:p>5.75</text:p>
              </table:table-cell>
              <table:table-cell office:value-type="float" office:value="-0.345992">
                <text:p>-0.345992</text:p>
              </table:table-cell>
              <table:table-cell office:value-type="float" office:value="4.172996">
                <text:p>4.1729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77000000000044">
                <text:p>5.77000000000044</text:p>
              </table:table-cell>
              <table:table-cell office:value-type="float" office:value="-0.381318">
                <text:p>-0.381318</text:p>
              </table:table-cell>
              <table:table-cell office:value-type="float" office:value="4.190659">
                <text:p>4.1906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77999999999884">
                <text:p>5.77999999999884</text:p>
              </table:table-cell>
              <table:table-cell office:value-type="float" office:value="-0.386305">
                <text:p>-0.386305</text:p>
              </table:table-cell>
              <table:table-cell office:value-type="float" office:value="4.193153">
                <text:p>4.1931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78999999999905">
                <text:p>5.78999999999905</text:p>
              </table:table-cell>
              <table:table-cell office:value-type="float" office:value="-0.40743">
                <text:p>-0.40743</text:p>
              </table:table-cell>
              <table:table-cell office:value-type="float" office:value="4.203715">
                <text:p>4.2037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79999999999927">
                <text:p>5.79999999999927</text:p>
              </table:table-cell>
              <table:table-cell office:value-type="float" office:value="-0.407716">
                <text:p>-0.407716</text:p>
              </table:table-cell>
              <table:table-cell office:value-type="float" office:value="4.203858">
                <text:p>4.20385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80999999999949">
                <text:p>5.80999999999949</text:p>
              </table:table-cell>
              <table:table-cell office:value-type="float" office:value="-0.476713">
                <text:p>-0.476713</text:p>
              </table:table-cell>
              <table:table-cell office:value-type="float" office:value="4.238357">
                <text:p>4.2383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81999999999971">
                <text:p>5.81999999999971</text:p>
              </table:table-cell>
              <table:table-cell office:value-type="float" office:value="-0.526802">
                <text:p>-0.526802</text:p>
              </table:table-cell>
              <table:table-cell office:value-type="float" office:value="4.263401">
                <text:p>4.2634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82999999999993">
                <text:p>5.82999999999993</text:p>
              </table:table-cell>
              <table:table-cell office:value-type="float" office:value="-0.604337">
                <text:p>-0.604337</text:p>
              </table:table-cell>
              <table:table-cell office:value-type="float" office:value="4.302168">
                <text:p>4.3021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84000000000015">
                <text:p>5.84000000000015</text:p>
              </table:table-cell>
              <table:table-cell office:value-type="float" office:value="-0.703864">
                <text:p>-0.703864</text:p>
              </table:table-cell>
              <table:table-cell office:value-type="float" office:value="4.351932">
                <text:p>4.3519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85000000000036">
                <text:p>5.85000000000036</text:p>
              </table:table-cell>
              <table:table-cell office:value-type="float" office:value="-0.814251">
                <text:p>-0.814251</text:p>
              </table:table-cell>
              <table:table-cell office:value-type="float" office:value="4.407126">
                <text:p>4.40712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86000000000058">
                <text:p>5.86000000000058</text:p>
              </table:table-cell>
              <table:table-cell office:value-type="float" office:value="-0.905229">
                <text:p>-0.905229</text:p>
              </table:table-cell>
              <table:table-cell office:value-type="float" office:value="4.452615">
                <text:p>4.4526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86999999999898">
                <text:p>5.86999999999898</text:p>
              </table:table-cell>
              <table:table-cell office:value-type="float" office:value="-1.079912">
                <text:p>-1.079912</text:p>
              </table:table-cell>
              <table:table-cell office:value-type="float" office:value="4.539956">
                <text:p>4.53995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8799999999992">
                <text:p>5.8799999999992</text:p>
              </table:table-cell>
              <table:table-cell office:value-type="float" office:value="-1.207475">
                <text:p>-1.207475</text:p>
              </table:table-cell>
              <table:table-cell office:value-type="float" office:value="4.603737">
                <text:p>4.6037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8799999999992">
                <text:p>5.8799999999992</text:p>
              </table:table-cell>
              <table:table-cell office:value-type="float" office:value="-1.207475">
                <text:p>-1.207475</text:p>
              </table:table-cell>
              <table:table-cell office:value-type="float" office:value="4.603737">
                <text:p>4.6037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8799999999992">
                <text:p>5.8799999999992</text:p>
              </table:table-cell>
              <table:table-cell office:value-type="float" office:value="-1.207475">
                <text:p>-1.207475</text:p>
              </table:table-cell>
              <table:table-cell office:value-type="float" office:value="4.603737">
                <text:p>4.6037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90999999999985">
                <text:p>5.90999999999985</text:p>
              </table:table-cell>
              <table:table-cell office:value-type="float" office:value="-1.823501">
                <text:p>-1.823501</text:p>
              </table:table-cell>
              <table:table-cell office:value-type="float" office:value="4.911751">
                <text:p>4.9117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92000000000007">
                <text:p>5.92000000000007</text:p>
              </table:table-cell>
              <table:table-cell office:value-type="float" office:value="-2.194196">
                <text:p>-2.194196</text:p>
              </table:table-cell>
              <table:table-cell office:value-type="float" office:value="5.097098">
                <text:p>5.09709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93000000000029">
                <text:p>5.93000000000029</text:p>
              </table:table-cell>
              <table:table-cell office:value-type="float" office:value="-2.959792">
                <text:p>-2.959792</text:p>
              </table:table-cell>
              <table:table-cell office:value-type="float" office:value="5.479896">
                <text:p>5.4798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94000000000051">
                <text:p>5.94000000000051</text:p>
              </table:table-cell>
              <table:table-cell office:value-type="float" office:value="-3.651428">
                <text:p>-3.651428</text:p>
              </table:table-cell>
              <table:table-cell office:value-type="float" office:value="5.825714">
                <text:p>5.8257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95999999999913">
                <text:p>5.95999999999913</text:p>
              </table:table-cell>
              <table:table-cell office:value-type="float" office:value="-6.639521">
                <text:p>-6.639521</text:p>
              </table:table-cell>
              <table:table-cell office:value-type="float" office:value="7.31976">
                <text:p>7.3197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95999999999913">
                <text:p>5.95999999999913</text:p>
              </table:table-cell>
              <table:table-cell office:value-type="float" office:value="-6.639521">
                <text:p>-6.639521</text:p>
              </table:table-cell>
              <table:table-cell office:value-type="float" office:value="7.31976">
                <text:p>7.319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96999999999935">
                <text:p>5.96999999999935</text:p>
              </table:table-cell>
              <table:table-cell office:value-type="float" office:value="-9.026089">
                <text:p>-9.026089</text:p>
              </table:table-cell>
              <table:table-cell office:value-type="float" office:value="8.513044">
                <text:p>8.51304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98999999999978">
                <text:p>5.98999999999978</text:p>
              </table:table-cell>
              <table:table-cell office:value-type="float" office:value="-13.252251">
                <text:p>-13.252251</text:p>
              </table:table-cell>
              <table:table-cell office:value-type="float" office:value="10.626125">
                <text:p>10.6261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98999999999978">
                <text:p>5.98999999999978</text:p>
              </table:table-cell>
              <table:table-cell office:value-type="float" office:value="-13.252251">
                <text:p>-13.252251</text:p>
              </table:table-cell>
              <table:table-cell office:value-type="float" office:value="10.626125">
                <text:p>10.6261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">
                <text:p>6</text:p>
              </table:table-cell>
              <table:table-cell office:value-type="float" office:value="-15.010139">
                <text:p>-15.010139</text:p>
              </table:table-cell>
              <table:table-cell office:value-type="float" office:value="11.505069">
                <text:p>11.5050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01000000000022">
                <text:p>6.01000000000022</text:p>
              </table:table-cell>
              <table:table-cell office:value-type="float" office:value="-17.729189">
                <text:p>-17.729189</text:p>
              </table:table-cell>
              <table:table-cell office:value-type="float" office:value="12.864594">
                <text:p>12.86459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01000000000022">
                <text:p>6.01000000000022</text:p>
              </table:table-cell>
              <table:table-cell office:value-type="float" office:value="-17.729189">
                <text:p>-17.729189</text:p>
              </table:table-cell>
              <table:table-cell office:value-type="float" office:value="12.864594">
                <text:p>12.86459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01000000000022">
                <text:p>6.01000000000022</text:p>
              </table:table-cell>
              <table:table-cell office:value-type="float" office:value="-17.729189">
                <text:p>-17.729189</text:p>
              </table:table-cell>
              <table:table-cell office:value-type="float" office:value="12.864594">
                <text:p>12.8645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04999999999927">
                <text:p>6.04999999999927</text:p>
              </table:table-cell>
              <table:table-cell office:value-type="float" office:value="-25.214312">
                <text:p>-25.214312</text:p>
              </table:table-cell>
              <table:table-cell office:value-type="float" office:value="16.607156">
                <text:p>16.6071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">
      <style:chart-properties chart:display-label="true" chart:tick-marks-major-inner="true" chart:tick-marks-major-outer="true" chart:tick-marks-minor-inner="false" chart:tick-marks-minor-outer="true" chart:logarithmic="false" chart:maximum="6" chart:interval-major="1" chart:interval-minor-divis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-2" chart:maximum="1" chart:origin="0" chart:interval-major="1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5.176cm" xlink:href=".." xlink:type="simple" chart:class="chart:scatter" chart:style-name="ch1">
        <chart:title svg:x="7.428cm" svg:y="0.212cm" chart:style-name="ch2">
          <text:p>Yaw</text:p>
        </chart:title>
        <chart:legend svg:x="12.497cm" svg:y="0.16cm" style:legend-expansion="custom" chartooo:width="2.808cm" chartooo:height="1.008cm" style:legend-expansion-aspect-ratio="2.78571428571429" chart:style-name="ch3"/>
        <chart:plot-area chart:style-name="ch4" table:cell-range-address="Sheet1.A2:Sheet1.A594 Sheet1.G1:Sheet1.H594" chart:data-source-has-labels="row" svg:x="0.786cm" svg:y="-0.11cm" svg:width="15.118cm" svg:height="5.028cm">
          <chartooo:coordinate-region svg:x="1.328cm" svg:y="0.089cm" svg:width="14.244cm" svg:height="4.63cm"/>
          <chart:axis chart:dimension="x" chart:name="primary-x" chart:style-name="ch5">
            <chart:title svg:x="7.243cm" svg:y="4.616cm" chart:style-name="ch6">
              <text:p>Time/seconds</text:p>
            </chart:title>
          </chart:axis>
          <chart:axis chart:dimension="y" chart:name="primary-y" chart:style-name="ch7">
            <chart:title svg:x="0cm" svg:y="3.414cm" chart:style-name="ch8">
              <text:p>Yaw/degrees</text:p>
            </chart:title>
          </chart:axis>
          <chart:series chart:style-name="ch9" chart:values-cell-range-address="Sheet1.G2:Sheet1.G594" chart:label-cell-address="Sheet1.G1:Sheet1.G1" chart:class="chart:scatter">
            <chart:domain table:cell-range-address="Sheet1.A2:Sheet1.A594"/>
            <chart:data-point chart:repeated="593"/>
          </chart:series>
          <chart:series chart:style-name="ch10" chart:values-cell-range-address="Sheet1.H2:Sheet1.H594" chart:label-cell-address="Sheet1.H1:Sheet1.H1" chart:class="chart:scatter">
            <chart:data-point chart:repeated="5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aw in</text:p>
                <draw:g>
                  <svg:desc>Sheet1.G1:Sheet1.G1</svg:desc>
                </draw:g>
              </table:table-cell>
              <table:table-cell office:value-type="string">
                <text:p>Yaw out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94</svg:desc>
                </draw:g>
              </table:table-cell>
              <table:table-cell office:value-type="float" office:value="-0.926086">
                <text:p>-0.926086</text:p>
                <draw:g>
                  <svg:desc>Sheet1.G2:Sheet1.G594</svg:desc>
                </draw:g>
              </table:table-cell>
              <table:table-cell office:value-type="float" office:value="0.463043">
                <text:p>0.463043</text:p>
                <draw:g>
                  <svg:desc>Sheet1.H2:Sheet1.H5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0000000002183">
                <text:p>0.0100000000002183</text:p>
              </table:table-cell>
              <table:table-cell office:value-type="float" office:value="-0.96309">
                <text:p>-0.96309</text:p>
              </table:table-cell>
              <table:table-cell office:value-type="float" office:value="0.481545">
                <text:p>0.481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0000000004366">
                <text:p>0.0200000000004366</text:p>
              </table:table-cell>
              <table:table-cell office:value-type="float" office:value="-0.946575">
                <text:p>-0.946575</text:p>
              </table:table-cell>
              <table:table-cell office:value-type="float" office:value="0.473287">
                <text:p>0.473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0000000004366">
                <text:p>0.0200000000004366</text:p>
              </table:table-cell>
              <table:table-cell office:value-type="float" office:value="-0.946575">
                <text:p>-0.946575</text:p>
              </table:table-cell>
              <table:table-cell office:value-type="float" office:value="0.473287">
                <text:p>0.473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9999999988358">
                <text:p>0.0299999999988358</text:p>
              </table:table-cell>
              <table:table-cell office:value-type="float" office:value="-0.953567">
                <text:p>-0.953567</text:p>
              </table:table-cell>
              <table:table-cell office:value-type="float" office:value="0.476783">
                <text:p>0.476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99999999992724">
                <text:p>0.0499999999992724</text:p>
              </table:table-cell>
              <table:table-cell office:value-type="float" office:value="-0.925187">
                <text:p>-0.925187</text:p>
              </table:table-cell>
              <table:table-cell office:value-type="float" office:value="0.462593">
                <text:p>0.462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9999999992724">
                <text:p>0.0499999999992724</text:p>
              </table:table-cell>
              <table:table-cell office:value-type="float" office:value="-0.925187">
                <text:p>-0.925187</text:p>
              </table:table-cell>
              <table:table-cell office:value-type="float" office:value="0.462593">
                <text:p>0.462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9999999999709">
                <text:p>0.069999999999709</text:p>
              </table:table-cell>
              <table:table-cell office:value-type="float" office:value="-0.949802">
                <text:p>-0.949802</text:p>
              </table:table-cell>
              <table:table-cell office:value-type="float" office:value="0.474901">
                <text:p>0.474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99999999999272">
                <text:p>0.0799999999999272</text:p>
              </table:table-cell>
              <table:table-cell office:value-type="float" office:value="-0.96034">
                <text:p>-0.96034</text:p>
              </table:table-cell>
              <table:table-cell office:value-type="float" office:value="0.48017">
                <text:p>0.48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0000000001455">
                <text:p>0.0900000000001455</text:p>
              </table:table-cell>
              <table:table-cell office:value-type="float" office:value="-0.993132">
                <text:p>-0.993132</text:p>
              </table:table-cell>
              <table:table-cell office:value-type="float" office:value="0.496566">
                <text:p>0.496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0000000000364">
                <text:p>0.100000000000364</text:p>
              </table:table-cell>
              <table:table-cell office:value-type="float" office:value="-1.004277">
                <text:p>-1.004277</text:p>
              </table:table-cell>
              <table:table-cell office:value-type="float" office:value="0.502138">
                <text:p>0.502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0000000000582">
                <text:p>0.110000000000582</text:p>
              </table:table-cell>
              <table:table-cell office:value-type="float" office:value="-1.005622">
                <text:p>-1.005622</text:p>
              </table:table-cell>
              <table:table-cell office:value-type="float" office:value="0.502811">
                <text:p>0.502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9999999998981">
                <text:p>0.119999999998981</text:p>
              </table:table-cell>
              <table:table-cell office:value-type="float" office:value="-1.017514">
                <text:p>-1.017514</text:p>
              </table:table-cell>
              <table:table-cell office:value-type="float" office:value="0.508757">
                <text:p>0.508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9999999992">
                <text:p>0.1299999999992</text:p>
              </table:table-cell>
              <table:table-cell office:value-type="float" office:value="-1.049613">
                <text:p>-1.049613</text:p>
              </table:table-cell>
              <table:table-cell office:value-type="float" office:value="0.524807">
                <text:p>0.5248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9999999999418">
                <text:p>0.139999999999418</text:p>
              </table:table-cell>
              <table:table-cell office:value-type="float" office:value="-1.049888">
                <text:p>-1.049888</text:p>
              </table:table-cell>
              <table:table-cell office:value-type="float" office:value="0.524944">
                <text:p>0.5249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9999999999636">
                <text:p>0.149999999999636</text:p>
              </table:table-cell>
              <table:table-cell office:value-type="float" office:value="-1.076375">
                <text:p>-1.076375</text:p>
              </table:table-cell>
              <table:table-cell office:value-type="float" office:value="0.538188">
                <text:p>0.538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9999999999636">
                <text:p>0.149999999999636</text:p>
              </table:table-cell>
              <table:table-cell office:value-type="float" office:value="-1.076375">
                <text:p>-1.076375</text:p>
              </table:table-cell>
              <table:table-cell office:value-type="float" office:value="0.538188">
                <text:p>0.538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9999999999636">
                <text:p>0.149999999999636</text:p>
              </table:table-cell>
              <table:table-cell office:value-type="float" office:value="-1.076375">
                <text:p>-1.076375</text:p>
              </table:table-cell>
              <table:table-cell office:value-type="float" office:value="0.538188">
                <text:p>0.538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0000000000291">
                <text:p>0.180000000000291</text:p>
              </table:table-cell>
              <table:table-cell office:value-type="float" office:value="-1.067511">
                <text:p>-1.067511</text:p>
              </table:table-cell>
              <table:table-cell office:value-type="float" office:value="0.533755">
                <text:p>0.533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0000000000509">
                <text:p>0.190000000000509</text:p>
              </table:table-cell>
              <table:table-cell office:value-type="float" office:value="-1.091354">
                <text:p>-1.091354</text:p>
              </table:table-cell>
              <table:table-cell office:value-type="float" office:value="0.545677">
                <text:p>0.545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9999999998909">
                <text:p>0.199999999998909</text:p>
              </table:table-cell>
              <table:table-cell office:value-type="float" office:value="-1.09184">
                <text:p>-1.09184</text:p>
              </table:table-cell>
              <table:table-cell office:value-type="float" office:value="0.54592">
                <text:p>0.54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999999999127">
                <text:p>0.209999999999127</text:p>
              </table:table-cell>
              <table:table-cell office:value-type="float" office:value="-1.091567">
                <text:p>-1.091567</text:p>
              </table:table-cell>
              <table:table-cell office:value-type="float" office:value="0.545784">
                <text:p>0.545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9999999999345">
                <text:p>0.219999999999345</text:p>
              </table:table-cell>
              <table:table-cell office:value-type="float" office:value="-1.123939">
                <text:p>-1.123939</text:p>
              </table:table-cell>
              <table:table-cell office:value-type="float" office:value="0.56197">
                <text:p>0.56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9999999999563">
                <text:p>0.229999999999563</text:p>
              </table:table-cell>
              <table:table-cell office:value-type="float" office:value="-1.143311">
                <text:p>-1.143311</text:p>
              </table:table-cell>
              <table:table-cell office:value-type="float" office:value="0.571655">
                <text:p>0.571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9999999999782">
                <text:p>0.239999999999782</text:p>
              </table:table-cell>
              <table:table-cell office:value-type="float" office:value="-1.125051">
                <text:p>-1.125051</text:p>
              </table:table-cell>
              <table:table-cell office:value-type="float" office:value="0.562525">
                <text:p>0.5625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1.126474">
                <text:p>-1.126474</text:p>
              </table:table-cell>
              <table:table-cell office:value-type="float" office:value="0.563237">
                <text:p>0.563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0000000000218">
                <text:p>0.260000000000218</text:p>
              </table:table-cell>
              <table:table-cell office:value-type="float" office:value="-1.129414">
                <text:p>-1.129414</text:p>
              </table:table-cell>
              <table:table-cell office:value-type="float" office:value="0.564707">
                <text:p>0.564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0000000000437">
                <text:p>0.270000000000437</text:p>
              </table:table-cell>
              <table:table-cell office:value-type="float" office:value="-1.109734">
                <text:p>-1.109734</text:p>
              </table:table-cell>
              <table:table-cell office:value-type="float" office:value="0.554867">
                <text:p>0.5548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9999999998836">
                <text:p>0.279999999998836</text:p>
              </table:table-cell>
              <table:table-cell office:value-type="float" office:value="-1.100398">
                <text:p>-1.100398</text:p>
              </table:table-cell>
              <table:table-cell office:value-type="float" office:value="0.550199">
                <text:p>0.550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9999999998836">
                <text:p>0.279999999998836</text:p>
              </table:table-cell>
              <table:table-cell office:value-type="float" office:value="-1.100398">
                <text:p>-1.100398</text:p>
              </table:table-cell>
              <table:table-cell office:value-type="float" office:value="0.550199">
                <text:p>0.550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9999999998836">
                <text:p>0.279999999998836</text:p>
              </table:table-cell>
              <table:table-cell office:value-type="float" office:value="-1.100398">
                <text:p>-1.100398</text:p>
              </table:table-cell>
              <table:table-cell office:value-type="float" office:value="0.550199">
                <text:p>0.550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9999999999491">
                <text:p>0.309999999999491</text:p>
              </table:table-cell>
              <table:table-cell office:value-type="float" office:value="-1.121717">
                <text:p>-1.121717</text:p>
              </table:table-cell>
              <table:table-cell office:value-type="float" office:value="0.560858">
                <text:p>0.560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9999999999709">
                <text:p>0.319999999999709</text:p>
              </table:table-cell>
              <table:table-cell office:value-type="float" office:value="-1.117997">
                <text:p>-1.117997</text:p>
              </table:table-cell>
              <table:table-cell office:value-type="float" office:value="0.558999">
                <text:p>0.558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9999999999927">
                <text:p>0.329999999999927</text:p>
              </table:table-cell>
              <table:table-cell office:value-type="float" office:value="-1.154567">
                <text:p>-1.154567</text:p>
              </table:table-cell>
              <table:table-cell office:value-type="float" office:value="0.577283">
                <text:p>0.5772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0000000000364">
                <text:p>0.350000000000364</text:p>
              </table:table-cell>
              <table:table-cell office:value-type="float" office:value="-1.193191">
                <text:p>-1.193191</text:p>
              </table:table-cell>
              <table:table-cell office:value-type="float" office:value="0.596595">
                <text:p>0.596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0000000000582">
                <text:p>0.360000000000582</text:p>
              </table:table-cell>
              <table:table-cell office:value-type="float" office:value="-1.198068">
                <text:p>-1.198068</text:p>
              </table:table-cell>
              <table:table-cell office:value-type="float" office:value="0.599034">
                <text:p>0.5990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9999999998981">
                <text:p>0.369999999998981</text:p>
              </table:table-cell>
              <table:table-cell office:value-type="float" office:value="-1.210262">
                <text:p>-1.210262</text:p>
              </table:table-cell>
              <table:table-cell office:value-type="float" office:value="0.605131">
                <text:p>0.605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9999999998981">
                <text:p>0.369999999998981</text:p>
              </table:table-cell>
              <table:table-cell office:value-type="float" office:value="-1.210262">
                <text:p>-1.210262</text:p>
              </table:table-cell>
              <table:table-cell office:value-type="float" office:value="0.605131">
                <text:p>0.605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99999999992">
                <text:p>0.3799999999992</text:p>
              </table:table-cell>
              <table:table-cell office:value-type="float" office:value="-1.224154">
                <text:p>-1.224154</text:p>
              </table:table-cell>
              <table:table-cell office:value-type="float" office:value="0.612077">
                <text:p>0.6120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9999999999636">
                <text:p>0.399999999999636</text:p>
              </table:table-cell>
              <table:table-cell office:value-type="float" office:value="-1.196369">
                <text:p>-1.196369</text:p>
              </table:table-cell>
              <table:table-cell office:value-type="float" office:value="0.598184">
                <text:p>0.5981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9999999999855">
                <text:p>0.409999999999855</text:p>
              </table:table-cell>
              <table:table-cell office:value-type="float" office:value="-1.174124">
                <text:p>-1.174124</text:p>
              </table:table-cell>
              <table:table-cell office:value-type="float" office:value="0.587062">
                <text:p>0.5870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9999999999855">
                <text:p>0.409999999999855</text:p>
              </table:table-cell>
              <table:table-cell office:value-type="float" office:value="-1.174124">
                <text:p>-1.174124</text:p>
              </table:table-cell>
              <table:table-cell office:value-type="float" office:value="0.587062">
                <text:p>0.5870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0000000000073">
                <text:p>0.420000000000073</text:p>
              </table:table-cell>
              <table:table-cell office:value-type="float" office:value="-1.186085">
                <text:p>-1.186085</text:p>
              </table:table-cell>
              <table:table-cell office:value-type="float" office:value="0.593043">
                <text:p>0.593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0000000000291">
                <text:p>0.430000000000291</text:p>
              </table:table-cell>
              <table:table-cell office:value-type="float" office:value="-1.190894">
                <text:p>-1.190894</text:p>
              </table:table-cell>
              <table:table-cell office:value-type="float" office:value="0.595447">
                <text:p>0.5954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9999999998909">
                <text:p>0.449999999998909</text:p>
              </table:table-cell>
              <table:table-cell office:value-type="float" office:value="-1.209363">
                <text:p>-1.209363</text:p>
              </table:table-cell>
              <table:table-cell office:value-type="float" office:value="0.604681">
                <text:p>0.6046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9999999999127">
                <text:p>0.459999999999127</text:p>
              </table:table-cell>
              <table:table-cell office:value-type="float" office:value="-1.249722">
                <text:p>-1.249722</text:p>
              </table:table-cell>
              <table:table-cell office:value-type="float" office:value="0.624861">
                <text:p>0.624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9999999999345">
                <text:p>0.469999999999345</text:p>
              </table:table-cell>
              <table:table-cell office:value-type="float" office:value="-1.27351">
                <text:p>-1.27351</text:p>
              </table:table-cell>
              <table:table-cell office:value-type="float" office:value="0.636755">
                <text:p>0.6367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9999999999563">
                <text:p>0.479999999999563</text:p>
              </table:table-cell>
              <table:table-cell office:value-type="float" office:value="-1.264208">
                <text:p>-1.264208</text:p>
              </table:table-cell>
              <table:table-cell office:value-type="float" office:value="0.632104">
                <text:p>0.632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9999999999782">
                <text:p>0.489999999999782</text:p>
              </table:table-cell>
              <table:table-cell office:value-type="float" office:value="-1.281696">
                <text:p>-1.281696</text:p>
              </table:table-cell>
              <table:table-cell office:value-type="float" office:value="0.640848">
                <text:p>0.6408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-1.304697">
                <text:p>-1.304697</text:p>
              </table:table-cell>
              <table:table-cell office:value-type="float" office:value="0.652349">
                <text:p>0.6523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0000000000218">
                <text:p>0.510000000000218</text:p>
              </table:table-cell>
              <table:table-cell office:value-type="float" office:value="-1.30128">
                <text:p>-1.30128</text:p>
              </table:table-cell>
              <table:table-cell office:value-type="float" office:value="0.65064">
                <text:p>0.650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0000000000437">
                <text:p>0.520000000000437</text:p>
              </table:table-cell>
              <table:table-cell office:value-type="float" office:value="-1.286794">
                <text:p>-1.286794</text:p>
              </table:table-cell>
              <table:table-cell office:value-type="float" office:value="0.643397">
                <text:p>0.643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0000000000437">
                <text:p>0.520000000000437</text:p>
              </table:table-cell>
              <table:table-cell office:value-type="float" office:value="-1.286794">
                <text:p>-1.286794</text:p>
              </table:table-cell>
              <table:table-cell office:value-type="float" office:value="0.643397">
                <text:p>0.643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9999999999054">
                <text:p>0.539999999999054</text:p>
              </table:table-cell>
              <table:table-cell office:value-type="float" office:value="-1.336587">
                <text:p>-1.336587</text:p>
              </table:table-cell>
              <table:table-cell office:value-type="float" office:value="0.668293">
                <text:p>0.668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9999999999272">
                <text:p>0.549999999999272</text:p>
              </table:table-cell>
              <table:table-cell office:value-type="float" office:value="-1.345149">
                <text:p>-1.345149</text:p>
              </table:table-cell>
              <table:table-cell office:value-type="float" office:value="0.672575">
                <text:p>0.6725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9999999999272">
                <text:p>0.549999999999272</text:p>
              </table:table-cell>
              <table:table-cell office:value-type="float" office:value="-1.345149">
                <text:p>-1.345149</text:p>
              </table:table-cell>
              <table:table-cell office:value-type="float" office:value="0.672575">
                <text:p>0.672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9999999999272">
                <text:p>0.549999999999272</text:p>
              </table:table-cell>
              <table:table-cell office:value-type="float" office:value="-1.345149">
                <text:p>-1.345149</text:p>
              </table:table-cell>
              <table:table-cell office:value-type="float" office:value="0.672575">
                <text:p>0.6725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9999999999927">
                <text:p>0.579999999999927</text:p>
              </table:table-cell>
              <table:table-cell office:value-type="float" office:value="-1.362717">
                <text:p>-1.362717</text:p>
              </table:table-cell>
              <table:table-cell office:value-type="float" office:value="0.681359">
                <text:p>0.6813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79999999999927">
                <text:p>0.579999999999927</text:p>
              </table:table-cell>
              <table:table-cell office:value-type="float" office:value="-1.362717">
                <text:p>-1.362717</text:p>
              </table:table-cell>
              <table:table-cell office:value-type="float" office:value="0.681359">
                <text:p>0.681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00000000000364">
                <text:p>0.600000000000364</text:p>
              </table:table-cell>
              <table:table-cell office:value-type="float" office:value="-1.342909">
                <text:p>-1.342909</text:p>
              </table:table-cell>
              <table:table-cell office:value-type="float" office:value="0.671454">
                <text:p>0.6714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0000000000582">
                <text:p>0.610000000000582</text:p>
              </table:table-cell>
              <table:table-cell office:value-type="float" office:value="-1.341058">
                <text:p>-1.341058</text:p>
              </table:table-cell>
              <table:table-cell office:value-type="float" office:value="0.670529">
                <text:p>0.6705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9999999998981">
                <text:p>0.619999999998981</text:p>
              </table:table-cell>
              <table:table-cell office:value-type="float" office:value="-1.315557">
                <text:p>-1.315557</text:p>
              </table:table-cell>
              <table:table-cell office:value-type="float" office:value="0.657779">
                <text:p>0.6577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99999999992">
                <text:p>0.6299999999992</text:p>
              </table:table-cell>
              <table:table-cell office:value-type="float" office:value="-1.302734">
                <text:p>-1.302734</text:p>
              </table:table-cell>
              <table:table-cell office:value-type="float" office:value="0.651367">
                <text:p>0.6513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9999999999418">
                <text:p>0.639999999999418</text:p>
              </table:table-cell>
              <table:table-cell office:value-type="float" office:value="-1.310129">
                <text:p>-1.310129</text:p>
              </table:table-cell>
              <table:table-cell office:value-type="float" office:value="0.655065">
                <text:p>0.6550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9999999999636">
                <text:p>0.649999999999636</text:p>
              </table:table-cell>
              <table:table-cell office:value-type="float" office:value="-1.308036">
                <text:p>-1.308036</text:p>
              </table:table-cell>
              <table:table-cell office:value-type="float" office:value="0.654018">
                <text:p>0.6540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9999999999855">
                <text:p>0.659999999999855</text:p>
              </table:table-cell>
              <table:table-cell office:value-type="float" office:value="-1.298451">
                <text:p>-1.298451</text:p>
              </table:table-cell>
              <table:table-cell office:value-type="float" office:value="0.649225">
                <text:p>0.6492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0000000000073">
                <text:p>0.670000000000073</text:p>
              </table:table-cell>
              <table:table-cell office:value-type="float" office:value="-1.297078">
                <text:p>-1.297078</text:p>
              </table:table-cell>
              <table:table-cell office:value-type="float" office:value="0.648539">
                <text:p>0.648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0000000000291">
                <text:p>0.680000000000291</text:p>
              </table:table-cell>
              <table:table-cell office:value-type="float" office:value="-1.289261">
                <text:p>-1.289261</text:p>
              </table:table-cell>
              <table:table-cell office:value-type="float" office:value="0.644631">
                <text:p>0.6446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0000000000291">
                <text:p>0.680000000000291</text:p>
              </table:table-cell>
              <table:table-cell office:value-type="float" office:value="-1.289261">
                <text:p>-1.289261</text:p>
              </table:table-cell>
              <table:table-cell office:value-type="float" office:value="0.644631">
                <text:p>0.6446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80000000000291">
                <text:p>0.680000000000291</text:p>
              </table:table-cell>
              <table:table-cell office:value-type="float" office:value="-1.289261">
                <text:p>-1.289261</text:p>
              </table:table-cell>
              <table:table-cell office:value-type="float" office:value="0.644631">
                <text:p>0.6446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09999999999127">
                <text:p>0.709999999999127</text:p>
              </table:table-cell>
              <table:table-cell office:value-type="float" office:value="-1.288772">
                <text:p>-1.288772</text:p>
              </table:table-cell>
              <table:table-cell office:value-type="float" office:value="0.644386">
                <text:p>0.6443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9999999999345">
                <text:p>0.719999999999345</text:p>
              </table:table-cell>
              <table:table-cell office:value-type="float" office:value="-1.28371">
                <text:p>-1.28371</text:p>
              </table:table-cell>
              <table:table-cell office:value-type="float" office:value="0.641855">
                <text:p>0.6418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9999999999563">
                <text:p>0.729999999999563</text:p>
              </table:table-cell>
              <table:table-cell office:value-type="float" office:value="-1.260771">
                <text:p>-1.260771</text:p>
              </table:table-cell>
              <table:table-cell office:value-type="float" office:value="0.630386">
                <text:p>0.6303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">
                <text:p>0.75</text:p>
              </table:table-cell>
              <table:table-cell office:value-type="float" office:value="-1.261572">
                <text:p>-1.261572</text:p>
              </table:table-cell>
              <table:table-cell office:value-type="float" office:value="0.630786">
                <text:p>0.6307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-1.261572">
                <text:p>-1.261572</text:p>
              </table:table-cell>
              <table:table-cell office:value-type="float" office:value="0.630786">
                <text:p>0.6307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0000000000218">
                <text:p>0.760000000000218</text:p>
              </table:table-cell>
              <table:table-cell office:value-type="float" office:value="-1.215688">
                <text:p>-1.215688</text:p>
              </table:table-cell>
              <table:table-cell office:value-type="float" office:value="0.607844">
                <text:p>0.6078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9999999998836">
                <text:p>0.779999999998836</text:p>
              </table:table-cell>
              <table:table-cell office:value-type="float" office:value="-1.204386">
                <text:p>-1.204386</text:p>
              </table:table-cell>
              <table:table-cell office:value-type="float" office:value="0.602193">
                <text:p>0.602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9999999998836">
                <text:p>0.779999999998836</text:p>
              </table:table-cell>
              <table:table-cell office:value-type="float" office:value="-1.204386">
                <text:p>-1.204386</text:p>
              </table:table-cell>
              <table:table-cell office:value-type="float" office:value="0.602193">
                <text:p>0.6021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9999999999054">
                <text:p>0.789999999999054</text:p>
              </table:table-cell>
              <table:table-cell office:value-type="float" office:value="-1.201622">
                <text:p>-1.201622</text:p>
              </table:table-cell>
              <table:table-cell office:value-type="float" office:value="0.600811">
                <text:p>0.6008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09999999999491">
                <text:p>0.809999999999491</text:p>
              </table:table-cell>
              <table:table-cell office:value-type="float" office:value="-1.204085">
                <text:p>-1.204085</text:p>
              </table:table-cell>
              <table:table-cell office:value-type="float" office:value="0.602042">
                <text:p>0.6020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9999999999709">
                <text:p>0.819999999999709</text:p>
              </table:table-cell>
              <table:table-cell office:value-type="float" office:value="-1.220005">
                <text:p>-1.220005</text:p>
              </table:table-cell>
              <table:table-cell office:value-type="float" office:value="0.610003">
                <text:p>0.610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9999999999709">
                <text:p>0.819999999999709</text:p>
              </table:table-cell>
              <table:table-cell office:value-type="float" office:value="-1.220005">
                <text:p>-1.220005</text:p>
              </table:table-cell>
              <table:table-cell office:value-type="float" office:value="0.610003">
                <text:p>0.6100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0000000000146">
                <text:p>0.840000000000146</text:p>
              </table:table-cell>
              <table:table-cell office:value-type="float" office:value="-1.217478">
                <text:p>-1.217478</text:p>
              </table:table-cell>
              <table:table-cell office:value-type="float" office:value="0.608739">
                <text:p>0.6087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50000000000364">
                <text:p>0.850000000000364</text:p>
              </table:table-cell>
              <table:table-cell office:value-type="float" office:value="-1.235307">
                <text:p>-1.235307</text:p>
              </table:table-cell>
              <table:table-cell office:value-type="float" office:value="0.617653">
                <text:p>0.617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0000000000582">
                <text:p>0.860000000000582</text:p>
              </table:table-cell>
              <table:table-cell office:value-type="float" office:value="-1.231354">
                <text:p>-1.231354</text:p>
              </table:table-cell>
              <table:table-cell office:value-type="float" office:value="0.615677">
                <text:p>0.6156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9999999998981">
                <text:p>0.869999999998981</text:p>
              </table:table-cell>
              <table:table-cell office:value-type="float" office:value="-1.217033">
                <text:p>-1.217033</text:p>
              </table:table-cell>
              <table:table-cell office:value-type="float" office:value="0.608516">
                <text:p>0.608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9999999998981">
                <text:p>0.869999999998981</text:p>
              </table:table-cell>
              <table:table-cell office:value-type="float" office:value="-1.217033">
                <text:p>-1.217033</text:p>
              </table:table-cell>
              <table:table-cell office:value-type="float" office:value="0.608516">
                <text:p>0.6085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9999999999418">
                <text:p>0.889999999999418</text:p>
              </table:table-cell>
              <table:table-cell office:value-type="float" office:value="-1.238347">
                <text:p>-1.238347</text:p>
              </table:table-cell>
              <table:table-cell office:value-type="float" office:value="0.619174">
                <text:p>0.6191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9999999999636">
                <text:p>0.899999999999636</text:p>
              </table:table-cell>
              <table:table-cell office:value-type="float" office:value="-1.190829">
                <text:p>-1.190829</text:p>
              </table:table-cell>
              <table:table-cell office:value-type="float" office:value="0.595415">
                <text:p>0.5954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9999999999636">
                <text:p>0.899999999999636</text:p>
              </table:table-cell>
              <table:table-cell office:value-type="float" office:value="-1.190829">
                <text:p>-1.190829</text:p>
              </table:table-cell>
              <table:table-cell office:value-type="float" office:value="0.595415">
                <text:p>0.5954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9999999999855">
                <text:p>0.909999999999855</text:p>
              </table:table-cell>
              <table:table-cell office:value-type="float" office:value="-1.195574">
                <text:p>-1.195574</text:p>
              </table:table-cell>
              <table:table-cell office:value-type="float" office:value="0.597787">
                <text:p>0.5977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09999999999855">
                <text:p>0.909999999999855</text:p>
              </table:table-cell>
              <table:table-cell office:value-type="float" office:value="-1.195574">
                <text:p>-1.195574</text:p>
              </table:table-cell>
              <table:table-cell office:value-type="float" office:value="0.597787">
                <text:p>0.5977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40000000000509">
                <text:p>0.940000000000509</text:p>
              </table:table-cell>
              <table:table-cell office:value-type="float" office:value="-1.250006">
                <text:p>-1.250006</text:p>
              </table:table-cell>
              <table:table-cell office:value-type="float" office:value="0.625003">
                <text:p>0.625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9999999998909">
                <text:p>0.949999999998909</text:p>
              </table:table-cell>
              <table:table-cell office:value-type="float" office:value="-1.256034">
                <text:p>-1.256034</text:p>
              </table:table-cell>
              <table:table-cell office:value-type="float" office:value="0.628017">
                <text:p>0.6280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9999999998909">
                <text:p>0.949999999998909</text:p>
              </table:table-cell>
              <table:table-cell office:value-type="float" office:value="-1.256034">
                <text:p>-1.256034</text:p>
              </table:table-cell>
              <table:table-cell office:value-type="float" office:value="0.628017">
                <text:p>0.628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9999999998909">
                <text:p>0.949999999998909</text:p>
              </table:table-cell>
              <table:table-cell office:value-type="float" office:value="-1.256034">
                <text:p>-1.256034</text:p>
              </table:table-cell>
              <table:table-cell office:value-type="float" office:value="0.628017">
                <text:p>0.6280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9999999999563">
                <text:p>0.979999999999563</text:p>
              </table:table-cell>
              <table:table-cell office:value-type="float" office:value="-1.258101">
                <text:p>-1.258101</text:p>
              </table:table-cell>
              <table:table-cell office:value-type="float" office:value="0.629051">
                <text:p>0.6290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9999999999782">
                <text:p>0.989999999999782</text:p>
              </table:table-cell>
              <table:table-cell office:value-type="float" office:value="-1.260986">
                <text:p>-1.260986</text:p>
              </table:table-cell>
              <table:table-cell office:value-type="float" office:value="0.630493">
                <text:p>0.6304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9999999999782">
                <text:p>0.989999999999782</text:p>
              </table:table-cell>
              <table:table-cell office:value-type="float" office:value="-1.260986">
                <text:p>-1.260986</text:p>
              </table:table-cell>
              <table:table-cell office:value-type="float" office:value="0.630493">
                <text:p>0.6304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1000000000022">
                <text:p>1.01000000000022</text:p>
              </table:table-cell>
              <table:table-cell office:value-type="float" office:value="-1.22031">
                <text:p>-1.22031</text:p>
              </table:table-cell>
              <table:table-cell office:value-type="float" office:value="0.610155">
                <text:p>0.6101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2000000000044">
                <text:p>1.02000000000044</text:p>
              </table:table-cell>
              <table:table-cell office:value-type="float" office:value="-1.228921">
                <text:p>-1.228921</text:p>
              </table:table-cell>
              <table:table-cell office:value-type="float" office:value="0.614461">
                <text:p>0.6144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999999999884">
                <text:p>1.02999999999884</text:p>
              </table:table-cell>
              <table:table-cell office:value-type="float" office:value="-1.17053">
                <text:p>-1.17053</text:p>
              </table:table-cell>
              <table:table-cell office:value-type="float" office:value="0.585265">
                <text:p>0.585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999999999905">
                <text:p>1.03999999999905</text:p>
              </table:table-cell>
              <table:table-cell office:value-type="float" office:value="-1.167624">
                <text:p>-1.167624</text:p>
              </table:table-cell>
              <table:table-cell office:value-type="float" office:value="0.583812">
                <text:p>0.5838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999999999927">
                <text:p>1.04999999999927</text:p>
              </table:table-cell>
              <table:table-cell office:value-type="float" office:value="-1.196023">
                <text:p>-1.196023</text:p>
              </table:table-cell>
              <table:table-cell office:value-type="float" office:value="0.598011">
                <text:p>0.5980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999999999949">
                <text:p>1.05999999999949</text:p>
              </table:table-cell>
              <table:table-cell office:value-type="float" office:value="-1.191795">
                <text:p>-1.191795</text:p>
              </table:table-cell>
              <table:table-cell office:value-type="float" office:value="0.595898">
                <text:p>0.5958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999999999971">
                <text:p>1.06999999999971</text:p>
              </table:table-cell>
              <table:table-cell office:value-type="float" office:value="-1.161634">
                <text:p>-1.161634</text:p>
              </table:table-cell>
              <table:table-cell office:value-type="float" office:value="0.580817">
                <text:p>0.5808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999999999993">
                <text:p>1.07999999999993</text:p>
              </table:table-cell>
              <table:table-cell office:value-type="float" office:value="-1.131242">
                <text:p>-1.131242</text:p>
              </table:table-cell>
              <table:table-cell office:value-type="float" office:value="0.565621">
                <text:p>0.5656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999999999993">
                <text:p>1.07999999999993</text:p>
              </table:table-cell>
              <table:table-cell office:value-type="float" office:value="-1.131242">
                <text:p>-1.131242</text:p>
              </table:table-cell>
              <table:table-cell office:value-type="float" office:value="0.565621">
                <text:p>0.5656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0000000000036">
                <text:p>1.10000000000036</text:p>
              </table:table-cell>
              <table:table-cell office:value-type="float" office:value="-1.113166">
                <text:p>-1.113166</text:p>
              </table:table-cell>
              <table:table-cell office:value-type="float" office:value="0.556583">
                <text:p>0.5565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1000000000058">
                <text:p>1.11000000000058</text:p>
              </table:table-cell>
              <table:table-cell office:value-type="float" office:value="-1.07336">
                <text:p>-1.07336</text:p>
              </table:table-cell>
              <table:table-cell office:value-type="float" office:value="0.53668">
                <text:p>0.536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999999999898">
                <text:p>1.11999999999898</text:p>
              </table:table-cell>
              <table:table-cell office:value-type="float" office:value="-1.088544">
                <text:p>-1.088544</text:p>
              </table:table-cell>
              <table:table-cell office:value-type="float" office:value="0.544272">
                <text:p>0.5442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99999999992">
                <text:p>1.1299999999992</text:p>
              </table:table-cell>
              <table:table-cell office:value-type="float" office:value="-1.098656">
                <text:p>-1.098656</text:p>
              </table:table-cell>
              <table:table-cell office:value-type="float" office:value="0.549328">
                <text:p>0.5493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999999999942">
                <text:p>1.13999999999942</text:p>
              </table:table-cell>
              <table:table-cell office:value-type="float" office:value="-1.099848">
                <text:p>-1.099848</text:p>
              </table:table-cell>
              <table:table-cell office:value-type="float" office:value="0.549924">
                <text:p>0.5499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999999999964">
                <text:p>1.14999999999964</text:p>
              </table:table-cell>
              <table:table-cell office:value-type="float" office:value="-1.155566">
                <text:p>-1.155566</text:p>
              </table:table-cell>
              <table:table-cell office:value-type="float" office:value="0.577783">
                <text:p>0.5777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999999999985">
                <text:p>1.15999999999985</text:p>
              </table:table-cell>
              <table:table-cell office:value-type="float" office:value="-1.140005">
                <text:p>-1.140005</text:p>
              </table:table-cell>
              <table:table-cell office:value-type="float" office:value="0.570003">
                <text:p>0.5700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7000000000007">
                <text:p>1.17000000000007</text:p>
              </table:table-cell>
              <table:table-cell office:value-type="float" office:value="-1.114602">
                <text:p>-1.114602</text:p>
              </table:table-cell>
              <table:table-cell office:value-type="float" office:value="0.557301">
                <text:p>0.5573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8000000000029">
                <text:p>1.18000000000029</text:p>
              </table:table-cell>
              <table:table-cell office:value-type="float" office:value="-1.155757">
                <text:p>-1.155757</text:p>
              </table:table-cell>
              <table:table-cell office:value-type="float" office:value="0.577878">
                <text:p>0.5778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9000000000051">
                <text:p>1.19000000000051</text:p>
              </table:table-cell>
              <table:table-cell office:value-type="float" office:value="-1.166222">
                <text:p>-1.166222</text:p>
              </table:table-cell>
              <table:table-cell office:value-type="float" office:value="0.583111">
                <text:p>0.583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999999999891">
                <text:p>1.19999999999891</text:p>
              </table:table-cell>
              <table:table-cell office:value-type="float" office:value="-1.165406">
                <text:p>-1.165406</text:p>
              </table:table-cell>
              <table:table-cell office:value-type="float" office:value="0.582703">
                <text:p>0.5827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0999999999913">
                <text:p>1.20999999999913</text:p>
              </table:table-cell>
              <table:table-cell office:value-type="float" office:value="-1.207937">
                <text:p>-1.207937</text:p>
              </table:table-cell>
              <table:table-cell office:value-type="float" office:value="0.603968">
                <text:p>0.6039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999999999935">
                <text:p>1.21999999999935</text:p>
              </table:table-cell>
              <table:table-cell office:value-type="float" office:value="-1.188176">
                <text:p>-1.188176</text:p>
              </table:table-cell>
              <table:table-cell office:value-type="float" office:value="0.594088">
                <text:p>0.5940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999999999956">
                <text:p>1.22999999999956</text:p>
              </table:table-cell>
              <table:table-cell office:value-type="float" office:value="-1.173868">
                <text:p>-1.173868</text:p>
              </table:table-cell>
              <table:table-cell office:value-type="float" office:value="0.586934">
                <text:p>0.5869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999999999978">
                <text:p>1.23999999999978</text:p>
              </table:table-cell>
              <table:table-cell office:value-type="float" office:value="-1.218521">
                <text:p>-1.218521</text:p>
              </table:table-cell>
              <table:table-cell office:value-type="float" office:value="0.60926">
                <text:p>0.609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6000000000022">
                <text:p>1.26000000000022</text:p>
              </table:table-cell>
              <table:table-cell office:value-type="float" office:value="-1.147955">
                <text:p>-1.147955</text:p>
              </table:table-cell>
              <table:table-cell office:value-type="float" office:value="0.573977">
                <text:p>0.5739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6000000000022">
                <text:p>1.26000000000022</text:p>
              </table:table-cell>
              <table:table-cell office:value-type="float" office:value="-1.147955">
                <text:p>-1.147955</text:p>
              </table:table-cell>
              <table:table-cell office:value-type="float" office:value="0.573977">
                <text:p>0.5739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7000000000044">
                <text:p>1.27000000000044</text:p>
              </table:table-cell>
              <table:table-cell office:value-type="float" office:value="-1.12982">
                <text:p>-1.12982</text:p>
              </table:table-cell>
              <table:table-cell office:value-type="float" office:value="0.56491">
                <text:p>0.564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8999999999905">
                <text:p>1.28999999999905</text:p>
              </table:table-cell>
              <table:table-cell office:value-type="float" office:value="-1.100944">
                <text:p>-1.100944</text:p>
              </table:table-cell>
              <table:table-cell office:value-type="float" office:value="0.550472">
                <text:p>0.5504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999999999905">
                <text:p>1.28999999999905</text:p>
              </table:table-cell>
              <table:table-cell office:value-type="float" office:value="-1.100944">
                <text:p>-1.100944</text:p>
              </table:table-cell>
              <table:table-cell office:value-type="float" office:value="0.550472">
                <text:p>0.5504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0999999999949">
                <text:p>1.30999999999949</text:p>
              </table:table-cell>
              <table:table-cell office:value-type="float" office:value="-1.104248">
                <text:p>-1.104248</text:p>
              </table:table-cell>
              <table:table-cell office:value-type="float" office:value="0.552124">
                <text:p>0.5521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0999999999949">
                <text:p>1.30999999999949</text:p>
              </table:table-cell>
              <table:table-cell office:value-type="float" office:value="-1.104248">
                <text:p>-1.104248</text:p>
              </table:table-cell>
              <table:table-cell office:value-type="float" office:value="0.552124">
                <text:p>0.552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2999999999993">
                <text:p>1.32999999999993</text:p>
              </table:table-cell>
              <table:table-cell office:value-type="float" office:value="-1.110731">
                <text:p>-1.110731</text:p>
              </table:table-cell>
              <table:table-cell office:value-type="float" office:value="0.555366">
                <text:p>0.5553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999999999993">
                <text:p>1.32999999999993</text:p>
              </table:table-cell>
              <table:table-cell office:value-type="float" office:value="-1.110731">
                <text:p>-1.110731</text:p>
              </table:table-cell>
              <table:table-cell office:value-type="float" office:value="0.555366">
                <text:p>0.5553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4000000000015">
                <text:p>1.34000000000015</text:p>
              </table:table-cell>
              <table:table-cell office:value-type="float" office:value="-1.091051">
                <text:p>-1.091051</text:p>
              </table:table-cell>
              <table:table-cell office:value-type="float" office:value="0.545526">
                <text:p>0.5455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6000000000058">
                <text:p>1.36000000000058</text:p>
              </table:table-cell>
              <table:table-cell office:value-type="float" office:value="-1.153112">
                <text:p>-1.153112</text:p>
              </table:table-cell>
              <table:table-cell office:value-type="float" office:value="0.576556">
                <text:p>0.5765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6999999999898">
                <text:p>1.36999999999898</text:p>
              </table:table-cell>
              <table:table-cell office:value-type="float" office:value="-1.117333">
                <text:p>-1.117333</text:p>
              </table:table-cell>
              <table:table-cell office:value-type="float" office:value="0.558666">
                <text:p>0.5586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999999999898">
                <text:p>1.36999999999898</text:p>
              </table:table-cell>
              <table:table-cell office:value-type="float" office:value="-1.117333">
                <text:p>-1.117333</text:p>
              </table:table-cell>
              <table:table-cell office:value-type="float" office:value="0.558666">
                <text:p>0.5586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8999999999942">
                <text:p>1.38999999999942</text:p>
              </table:table-cell>
              <table:table-cell office:value-type="float" office:value="-1.094581">
                <text:p>-1.094581</text:p>
              </table:table-cell>
              <table:table-cell office:value-type="float" office:value="0.547291">
                <text:p>0.5472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999999999942">
                <text:p>1.38999999999942</text:p>
              </table:table-cell>
              <table:table-cell office:value-type="float" office:value="-1.094581">
                <text:p>-1.094581</text:p>
              </table:table-cell>
              <table:table-cell office:value-type="float" office:value="0.547291">
                <text:p>0.5472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0999999999985">
                <text:p>1.40999999999985</text:p>
              </table:table-cell>
              <table:table-cell office:value-type="float" office:value="-1.000282">
                <text:p>-1.000282</text:p>
              </table:table-cell>
              <table:table-cell office:value-type="float" office:value="0.500141">
                <text:p>0.5001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0999999999985">
                <text:p>1.40999999999985</text:p>
              </table:table-cell>
              <table:table-cell office:value-type="float" office:value="-1.000282">
                <text:p>-1.000282</text:p>
              </table:table-cell>
              <table:table-cell office:value-type="float" office:value="0.500141">
                <text:p>0.5001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3000000000029">
                <text:p>1.43000000000029</text:p>
              </table:table-cell>
              <table:table-cell office:value-type="float" office:value="-0.925723">
                <text:p>-0.925723</text:p>
              </table:table-cell>
              <table:table-cell office:value-type="float" office:value="0.462862">
                <text:p>0.4628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4000000000051">
                <text:p>1.44000000000051</text:p>
              </table:table-cell>
              <table:table-cell office:value-type="float" office:value="-0.96825">
                <text:p>-0.96825</text:p>
              </table:table-cell>
              <table:table-cell office:value-type="float" office:value="0.484125">
                <text:p>0.484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4000000000051">
                <text:p>1.44000000000051</text:p>
              </table:table-cell>
              <table:table-cell office:value-type="float" office:value="-0.96825">
                <text:p>-0.96825</text:p>
              </table:table-cell>
              <table:table-cell office:value-type="float" office:value="0.484125">
                <text:p>0.484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5999999999913">
                <text:p>1.45999999999913</text:p>
              </table:table-cell>
              <table:table-cell office:value-type="float" office:value="-0.954614">
                <text:p>-0.954614</text:p>
              </table:table-cell>
              <table:table-cell office:value-type="float" office:value="0.477307">
                <text:p>0.4773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6999999999935">
                <text:p>1.46999999999935</text:p>
              </table:table-cell>
              <table:table-cell office:value-type="float" office:value="-0.955689">
                <text:p>-0.955689</text:p>
              </table:table-cell>
              <table:table-cell office:value-type="float" office:value="0.477844">
                <text:p>0.4778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999999999935">
                <text:p>1.46999999999935</text:p>
              </table:table-cell>
              <table:table-cell office:value-type="float" office:value="-0.955689">
                <text:p>-0.955689</text:p>
              </table:table-cell>
              <table:table-cell office:value-type="float" office:value="0.477844">
                <text:p>0.4778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8999999999978">
                <text:p>1.48999999999978</text:p>
              </table:table-cell>
              <table:table-cell office:value-type="float" office:value="-0.874031">
                <text:p>-0.874031</text:p>
              </table:table-cell>
              <table:table-cell office:value-type="float" office:value="0.437015">
                <text:p>0.4370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">
                <text:p>1.5</text:p>
              </table:table-cell>
              <table:table-cell office:value-type="float" office:value="-0.878923">
                <text:p>-0.878923</text:p>
              </table:table-cell>
              <table:table-cell office:value-type="float" office:value="0.439461">
                <text:p>0.4394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">
                <text:p>1.5</text:p>
              </table:table-cell>
              <table:table-cell office:value-type="float" office:value="-0.878923">
                <text:p>-0.878923</text:p>
              </table:table-cell>
              <table:table-cell office:value-type="float" office:value="0.439461">
                <text:p>0.4394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2000000000044">
                <text:p>1.52000000000044</text:p>
              </table:table-cell>
              <table:table-cell office:value-type="float" office:value="-0.886396">
                <text:p>-0.886396</text:p>
              </table:table-cell>
              <table:table-cell office:value-type="float" office:value="0.443198">
                <text:p>0.4431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2999999999884">
                <text:p>1.52999999999884</text:p>
              </table:table-cell>
              <table:table-cell office:value-type="float" office:value="-0.909153">
                <text:p>-0.909153</text:p>
              </table:table-cell>
              <table:table-cell office:value-type="float" office:value="0.454576">
                <text:p>0.454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3999999999905">
                <text:p>1.53999999999905</text:p>
              </table:table-cell>
              <table:table-cell office:value-type="float" office:value="-0.871376">
                <text:p>-0.871376</text:p>
              </table:table-cell>
              <table:table-cell office:value-type="float" office:value="0.435688">
                <text:p>0.4356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4999999999927">
                <text:p>1.54999999999927</text:p>
              </table:table-cell>
              <table:table-cell office:value-type="float" office:value="-0.86294">
                <text:p>-0.86294</text:p>
              </table:table-cell>
              <table:table-cell office:value-type="float" office:value="0.43147">
                <text:p>0.431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5999999999949">
                <text:p>1.55999999999949</text:p>
              </table:table-cell>
              <table:table-cell office:value-type="float" office:value="-0.893391">
                <text:p>-0.893391</text:p>
              </table:table-cell>
              <table:table-cell office:value-type="float" office:value="0.446696">
                <text:p>0.4466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6999999999971">
                <text:p>1.56999999999971</text:p>
              </table:table-cell>
              <table:table-cell office:value-type="float" office:value="-0.912336">
                <text:p>-0.912336</text:p>
              </table:table-cell>
              <table:table-cell office:value-type="float" office:value="0.456168">
                <text:p>0.4561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7999999999993">
                <text:p>1.57999999999993</text:p>
              </table:table-cell>
              <table:table-cell office:value-type="float" office:value="-0.927738">
                <text:p>-0.927738</text:p>
              </table:table-cell>
              <table:table-cell office:value-type="float" office:value="0.463869">
                <text:p>0.4638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9000000000015">
                <text:p>1.59000000000015</text:p>
              </table:table-cell>
              <table:table-cell office:value-type="float" office:value="-0.957316">
                <text:p>-0.957316</text:p>
              </table:table-cell>
              <table:table-cell office:value-type="float" office:value="0.478658">
                <text:p>0.4786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0000000000036">
                <text:p>1.60000000000036</text:p>
              </table:table-cell>
              <table:table-cell office:value-type="float" office:value="-0.94549">
                <text:p>-0.94549</text:p>
              </table:table-cell>
              <table:table-cell office:value-type="float" office:value="0.472745">
                <text:p>0.4727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0000000000036">
                <text:p>1.60000000000036</text:p>
              </table:table-cell>
              <table:table-cell office:value-type="float" office:value="-0.94549">
                <text:p>-0.94549</text:p>
              </table:table-cell>
              <table:table-cell office:value-type="float" office:value="0.472745">
                <text:p>0.4727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0000000000036">
                <text:p>1.60000000000036</text:p>
              </table:table-cell>
              <table:table-cell office:value-type="float" office:value="-0.94549">
                <text:p>-0.94549</text:p>
              </table:table-cell>
              <table:table-cell office:value-type="float" office:value="0.472745">
                <text:p>0.4727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299999999992">
                <text:p>1.6299999999992</text:p>
              </table:table-cell>
              <table:table-cell office:value-type="float" office:value="-0.934475">
                <text:p>-0.934475</text:p>
              </table:table-cell>
              <table:table-cell office:value-type="float" office:value="0.467238">
                <text:p>0.467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3999999999942">
                <text:p>1.63999999999942</text:p>
              </table:table-cell>
              <table:table-cell office:value-type="float" office:value="-0.90613">
                <text:p>-0.90613</text:p>
              </table:table-cell>
              <table:table-cell office:value-type="float" office:value="0.453065">
                <text:p>0.4530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4999999999964">
                <text:p>1.64999999999964</text:p>
              </table:table-cell>
              <table:table-cell office:value-type="float" office:value="-0.904433">
                <text:p>-0.904433</text:p>
              </table:table-cell>
              <table:table-cell office:value-type="float" office:value="0.452217">
                <text:p>0.4522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5999999999985">
                <text:p>1.65999999999985</text:p>
              </table:table-cell>
              <table:table-cell office:value-type="float" office:value="-0.902123">
                <text:p>-0.902123</text:p>
              </table:table-cell>
              <table:table-cell office:value-type="float" office:value="0.451061">
                <text:p>0.4510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7000000000007">
                <text:p>1.67000000000007</text:p>
              </table:table-cell>
              <table:table-cell office:value-type="float" office:value="-0.904187">
                <text:p>-0.904187</text:p>
              </table:table-cell>
              <table:table-cell office:value-type="float" office:value="0.452093">
                <text:p>0.4520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8000000000029">
                <text:p>1.68000000000029</text:p>
              </table:table-cell>
              <table:table-cell office:value-type="float" office:value="-0.936844">
                <text:p>-0.936844</text:p>
              </table:table-cell>
              <table:table-cell office:value-type="float" office:value="0.468422">
                <text:p>0.4684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9000000000051">
                <text:p>1.69000000000051</text:p>
              </table:table-cell>
              <table:table-cell office:value-type="float" office:value="-0.953572">
                <text:p>-0.953572</text:p>
              </table:table-cell>
              <table:table-cell office:value-type="float" office:value="0.476786">
                <text:p>0.4767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9999999999891">
                <text:p>1.69999999999891</text:p>
              </table:table-cell>
              <table:table-cell office:value-type="float" office:value="-0.941966">
                <text:p>-0.941966</text:p>
              </table:table-cell>
              <table:table-cell office:value-type="float" office:value="0.470983">
                <text:p>0.4709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0999999999913">
                <text:p>1.70999999999913</text:p>
              </table:table-cell>
              <table:table-cell office:value-type="float" office:value="-0.933783">
                <text:p>-0.933783</text:p>
              </table:table-cell>
              <table:table-cell office:value-type="float" office:value="0.466892">
                <text:p>0.4668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1999999999935">
                <text:p>1.71999999999935</text:p>
              </table:table-cell>
              <table:table-cell office:value-type="float" office:value="-0.916785">
                <text:p>-0.916785</text:p>
              </table:table-cell>
              <table:table-cell office:value-type="float" office:value="0.458393">
                <text:p>0.4583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2999999999956">
                <text:p>1.72999999999956</text:p>
              </table:table-cell>
              <table:table-cell office:value-type="float" office:value="-0.889077">
                <text:p>-0.889077</text:p>
              </table:table-cell>
              <table:table-cell office:value-type="float" office:value="0.444539">
                <text:p>0.4445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999999999956">
                <text:p>1.72999999999956</text:p>
              </table:table-cell>
              <table:table-cell office:value-type="float" office:value="-0.889077">
                <text:p>-0.889077</text:p>
              </table:table-cell>
              <table:table-cell office:value-type="float" office:value="0.444539">
                <text:p>0.4445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999999999956">
                <text:p>1.72999999999956</text:p>
              </table:table-cell>
              <table:table-cell office:value-type="float" office:value="-0.889077">
                <text:p>-0.889077</text:p>
              </table:table-cell>
              <table:table-cell office:value-type="float" office:value="0.444539">
                <text:p>0.4445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7000000000044">
                <text:p>1.77000000000044</text:p>
              </table:table-cell>
              <table:table-cell office:value-type="float" office:value="-0.863509">
                <text:p>-0.863509</text:p>
              </table:table-cell>
              <table:table-cell office:value-type="float" office:value="0.431754">
                <text:p>0.4317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7000000000044">
                <text:p>1.77000000000044</text:p>
              </table:table-cell>
              <table:table-cell office:value-type="float" office:value="-0.863509">
                <text:p>-0.863509</text:p>
              </table:table-cell>
              <table:table-cell office:value-type="float" office:value="0.431754">
                <text:p>0.4317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7999999999884">
                <text:p>1.77999999999884</text:p>
              </table:table-cell>
              <table:table-cell office:value-type="float" office:value="-0.852374">
                <text:p>-0.852374</text:p>
              </table:table-cell>
              <table:table-cell office:value-type="float" office:value="0.426187">
                <text:p>0.4261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9999999999927">
                <text:p>1.79999999999927</text:p>
              </table:table-cell>
              <table:table-cell office:value-type="float" office:value="-0.8654">
                <text:p>-0.8654</text:p>
              </table:table-cell>
              <table:table-cell office:value-type="float" office:value="0.4327">
                <text:p>0.43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9999999999927">
                <text:p>1.79999999999927</text:p>
              </table:table-cell>
              <table:table-cell office:value-type="float" office:value="-0.8654">
                <text:p>-0.8654</text:p>
              </table:table-cell>
              <table:table-cell office:value-type="float" office:value="0.4327">
                <text:p>0.43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0999999999949">
                <text:p>1.80999999999949</text:p>
              </table:table-cell>
              <table:table-cell office:value-type="float" office:value="-0.854988">
                <text:p>-0.854988</text:p>
              </table:table-cell>
              <table:table-cell office:value-type="float" office:value="0.427494">
                <text:p>0.4274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2999999999993">
                <text:p>1.82999999999993</text:p>
              </table:table-cell>
              <table:table-cell office:value-type="float" office:value="-0.826891">
                <text:p>-0.826891</text:p>
              </table:table-cell>
              <table:table-cell office:value-type="float" office:value="0.413446">
                <text:p>0.4134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2999999999993">
                <text:p>1.82999999999993</text:p>
              </table:table-cell>
              <table:table-cell office:value-type="float" office:value="-0.826891">
                <text:p>-0.826891</text:p>
              </table:table-cell>
              <table:table-cell office:value-type="float" office:value="0.413446">
                <text:p>0.4134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4000000000015">
                <text:p>1.84000000000015</text:p>
              </table:table-cell>
              <table:table-cell office:value-type="float" office:value="-0.821721">
                <text:p>-0.821721</text:p>
              </table:table-cell>
              <table:table-cell office:value-type="float" office:value="0.41086">
                <text:p>0.410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6000000000058">
                <text:p>1.86000000000058</text:p>
              </table:table-cell>
              <table:table-cell office:value-type="float" office:value="-0.780834">
                <text:p>-0.780834</text:p>
              </table:table-cell>
              <table:table-cell office:value-type="float" office:value="0.390417">
                <text:p>0.3904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6000000000058">
                <text:p>1.86000000000058</text:p>
              </table:table-cell>
              <table:table-cell office:value-type="float" office:value="-0.780834">
                <text:p>-0.780834</text:p>
              </table:table-cell>
              <table:table-cell office:value-type="float" office:value="0.390417">
                <text:p>0.3904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6000000000058">
                <text:p>1.86000000000058</text:p>
              </table:table-cell>
              <table:table-cell office:value-type="float" office:value="-0.780834">
                <text:p>-0.780834</text:p>
              </table:table-cell>
              <table:table-cell office:value-type="float" office:value="0.390417">
                <text:p>0.3904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8999999999942">
                <text:p>1.88999999999942</text:p>
              </table:table-cell>
              <table:table-cell office:value-type="float" office:value="-0.807255">
                <text:p>-0.807255</text:p>
              </table:table-cell>
              <table:table-cell office:value-type="float" office:value="0.403628">
                <text:p>0.403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9999999999964">
                <text:p>1.89999999999964</text:p>
              </table:table-cell>
              <table:table-cell office:value-type="float" office:value="-0.816756">
                <text:p>-0.816756</text:p>
              </table:table-cell>
              <table:table-cell office:value-type="float" office:value="0.408378">
                <text:p>0.4083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9999999999964">
                <text:p>1.89999999999964</text:p>
              </table:table-cell>
              <table:table-cell office:value-type="float" office:value="-0.816756">
                <text:p>-0.816756</text:p>
              </table:table-cell>
              <table:table-cell office:value-type="float" office:value="0.408378">
                <text:p>0.4083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2000000000007">
                <text:p>1.92000000000007</text:p>
              </table:table-cell>
              <table:table-cell office:value-type="float" office:value="-0.827287">
                <text:p>-0.827287</text:p>
              </table:table-cell>
              <table:table-cell office:value-type="float" office:value="0.413644">
                <text:p>0.4136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2000000000007">
                <text:p>1.92000000000007</text:p>
              </table:table-cell>
              <table:table-cell office:value-type="float" office:value="-0.827287">
                <text:p>-0.827287</text:p>
              </table:table-cell>
              <table:table-cell office:value-type="float" office:value="0.413644">
                <text:p>0.4136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4000000000051">
                <text:p>1.94000000000051</text:p>
              </table:table-cell>
              <table:table-cell office:value-type="float" office:value="-0.827232">
                <text:p>-0.827232</text:p>
              </table:table-cell>
              <table:table-cell office:value-type="float" office:value="0.413616">
                <text:p>0.4136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4000000000051">
                <text:p>1.94000000000051</text:p>
              </table:table-cell>
              <table:table-cell office:value-type="float" office:value="-0.827232">
                <text:p>-0.827232</text:p>
              </table:table-cell>
              <table:table-cell office:value-type="float" office:value="0.413616">
                <text:p>0.4136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5999999999913">
                <text:p>1.95999999999913</text:p>
              </table:table-cell>
              <table:table-cell office:value-type="float" office:value="-0.806194">
                <text:p>-0.806194</text:p>
              </table:table-cell>
              <table:table-cell office:value-type="float" office:value="0.403097">
                <text:p>0.4030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5999999999913">
                <text:p>1.95999999999913</text:p>
              </table:table-cell>
              <table:table-cell office:value-type="float" office:value="-0.806194">
                <text:p>-0.806194</text:p>
              </table:table-cell>
              <table:table-cell office:value-type="float" office:value="0.403097">
                <text:p>0.4030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7999999999956">
                <text:p>1.97999999999956</text:p>
              </table:table-cell>
              <table:table-cell office:value-type="float" office:value="-0.733725">
                <text:p>-0.733725</text:p>
              </table:table-cell>
              <table:table-cell office:value-type="float" office:value="0.366862">
                <text:p>0.3668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8999999999978">
                <text:p>1.98999999999978</text:p>
              </table:table-cell>
              <table:table-cell office:value-type="float" office:value="-0.751142">
                <text:p>-0.751142</text:p>
              </table:table-cell>
              <table:table-cell office:value-type="float" office:value="0.375571">
                <text:p>0.3755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8999999999978">
                <text:p>1.98999999999978</text:p>
              </table:table-cell>
              <table:table-cell office:value-type="float" office:value="-0.751142">
                <text:p>-0.751142</text:p>
              </table:table-cell>
              <table:table-cell office:value-type="float" office:value="0.375571">
                <text:p>0.3755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999999999978">
                <text:p>1.98999999999978</text:p>
              </table:table-cell>
              <table:table-cell office:value-type="float" office:value="-0.751142">
                <text:p>-0.751142</text:p>
              </table:table-cell>
              <table:table-cell office:value-type="float" office:value="0.375571">
                <text:p>0.3755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2000000000044">
                <text:p>2.02000000000044</text:p>
              </table:table-cell>
              <table:table-cell office:value-type="float" office:value="-0.787002">
                <text:p>-0.787002</text:p>
              </table:table-cell>
              <table:table-cell office:value-type="float" office:value="0.393501">
                <text:p>0.3935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2999999999884">
                <text:p>2.02999999999884</text:p>
              </table:table-cell>
              <table:table-cell office:value-type="float" office:value="-0.798898">
                <text:p>-0.798898</text:p>
              </table:table-cell>
              <table:table-cell office:value-type="float" office:value="0.399449">
                <text:p>0.3994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3999999999905">
                <text:p>2.03999999999905</text:p>
              </table:table-cell>
              <table:table-cell office:value-type="float" office:value="-0.808977">
                <text:p>-0.808977</text:p>
              </table:table-cell>
              <table:table-cell office:value-type="float" office:value="0.404489">
                <text:p>0.4044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4999999999927">
                <text:p>2.04999999999927</text:p>
              </table:table-cell>
              <table:table-cell office:value-type="float" office:value="-0.795085">
                <text:p>-0.795085</text:p>
              </table:table-cell>
              <table:table-cell office:value-type="float" office:value="0.397542">
                <text:p>0.3975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5999999999949">
                <text:p>2.05999999999949</text:p>
              </table:table-cell>
              <table:table-cell office:value-type="float" office:value="-0.804493">
                <text:p>-0.804493</text:p>
              </table:table-cell>
              <table:table-cell office:value-type="float" office:value="0.402246">
                <text:p>0.4022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6999999999971">
                <text:p>2.06999999999971</text:p>
              </table:table-cell>
              <table:table-cell office:value-type="float" office:value="-0.780804">
                <text:p>-0.780804</text:p>
              </table:table-cell>
              <table:table-cell office:value-type="float" office:value="0.390402">
                <text:p>0.3904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7999999999993">
                <text:p>2.07999999999993</text:p>
              </table:table-cell>
              <table:table-cell office:value-type="float" office:value="-0.752132">
                <text:p>-0.752132</text:p>
              </table:table-cell>
              <table:table-cell office:value-type="float" office:value="0.376066">
                <text:p>0.3760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9000000000015">
                <text:p>2.09000000000015</text:p>
              </table:table-cell>
              <table:table-cell office:value-type="float" office:value="-0.774814">
                <text:p>-0.774814</text:p>
              </table:table-cell>
              <table:table-cell office:value-type="float" office:value="0.387407">
                <text:p>0.3874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0000000000036">
                <text:p>2.10000000000036</text:p>
              </table:table-cell>
              <table:table-cell office:value-type="float" office:value="-0.781976">
                <text:p>-0.781976</text:p>
              </table:table-cell>
              <table:table-cell office:value-type="float" office:value="0.390988">
                <text:p>0.3909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1000000000058">
                <text:p>2.11000000000058</text:p>
              </table:table-cell>
              <table:table-cell office:value-type="float" office:value="-0.750619">
                <text:p>-0.750619</text:p>
              </table:table-cell>
              <table:table-cell office:value-type="float" office:value="0.37531">
                <text:p>0.375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1999999999898">
                <text:p>2.11999999999898</text:p>
              </table:table-cell>
              <table:table-cell office:value-type="float" office:value="-0.783342">
                <text:p>-0.783342</text:p>
              </table:table-cell>
              <table:table-cell office:value-type="float" office:value="0.391671">
                <text:p>0.3916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1999999999898">
                <text:p>2.11999999999898</text:p>
              </table:table-cell>
              <table:table-cell office:value-type="float" office:value="-0.783342">
                <text:p>-0.783342</text:p>
              </table:table-cell>
              <table:table-cell office:value-type="float" office:value="0.391671">
                <text:p>0.3916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3999999999942">
                <text:p>2.13999999999942</text:p>
              </table:table-cell>
              <table:table-cell office:value-type="float" office:value="-0.769572">
                <text:p>-0.769572</text:p>
              </table:table-cell>
              <table:table-cell office:value-type="float" office:value="0.384786">
                <text:p>0.3847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4999999999964">
                <text:p>2.14999999999964</text:p>
              </table:table-cell>
              <table:table-cell office:value-type="float" office:value="-0.803596">
                <text:p>-0.803596</text:p>
              </table:table-cell>
              <table:table-cell office:value-type="float" office:value="0.401798">
                <text:p>0.4017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7000000000007">
                <text:p>2.17000000000007</text:p>
              </table:table-cell>
              <table:table-cell office:value-type="float" office:value="-0.817672">
                <text:p>-0.817672</text:p>
              </table:table-cell>
              <table:table-cell office:value-type="float" office:value="0.408836">
                <text:p>0.4088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7000000000007">
                <text:p>2.17000000000007</text:p>
              </table:table-cell>
              <table:table-cell office:value-type="float" office:value="-0.817672">
                <text:p>-0.817672</text:p>
              </table:table-cell>
              <table:table-cell office:value-type="float" office:value="0.408836">
                <text:p>0.4088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8000000000029">
                <text:p>2.18000000000029</text:p>
              </table:table-cell>
              <table:table-cell office:value-type="float" office:value="-0.835285">
                <text:p>-0.835285</text:p>
              </table:table-cell>
              <table:table-cell office:value-type="float" office:value="0.417643">
                <text:p>0.4176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9000000000051">
                <text:p>2.19000000000051</text:p>
              </table:table-cell>
              <table:table-cell office:value-type="float" office:value="-0.795931">
                <text:p>-0.795931</text:p>
              </table:table-cell>
              <table:table-cell office:value-type="float" office:value="0.397966">
                <text:p>0.3979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0999999999913">
                <text:p>2.20999999999913</text:p>
              </table:table-cell>
              <table:table-cell office:value-type="float" office:value="-0.741354">
                <text:p>-0.741354</text:p>
              </table:table-cell>
              <table:table-cell office:value-type="float" office:value="0.370677">
                <text:p>0.3706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0999999999913">
                <text:p>2.20999999999913</text:p>
              </table:table-cell>
              <table:table-cell office:value-type="float" office:value="-0.741354">
                <text:p>-0.741354</text:p>
              </table:table-cell>
              <table:table-cell office:value-type="float" office:value="0.370677">
                <text:p>0.3706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21999999999935">
                <text:p>2.21999999999935</text:p>
              </table:table-cell>
              <table:table-cell office:value-type="float" office:value="-0.713369">
                <text:p>-0.713369</text:p>
              </table:table-cell>
              <table:table-cell office:value-type="float" office:value="0.356684">
                <text:p>0.3566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3999999999978">
                <text:p>2.23999999999978</text:p>
              </table:table-cell>
              <table:table-cell office:value-type="float" office:value="-0.707055">
                <text:p>-0.707055</text:p>
              </table:table-cell>
              <table:table-cell office:value-type="float" office:value="0.353528">
                <text:p>0.3535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3999999999978">
                <text:p>2.23999999999978</text:p>
              </table:table-cell>
              <table:table-cell office:value-type="float" office:value="-0.707055">
                <text:p>-0.707055</text:p>
              </table:table-cell>
              <table:table-cell office:value-type="float" office:value="0.353528">
                <text:p>0.3535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3999999999978">
                <text:p>2.23999999999978</text:p>
              </table:table-cell>
              <table:table-cell office:value-type="float" office:value="-0.707055">
                <text:p>-0.707055</text:p>
              </table:table-cell>
              <table:table-cell office:value-type="float" office:value="0.353528">
                <text:p>0.3535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999999999978">
                <text:p>2.23999999999978</text:p>
              </table:table-cell>
              <table:table-cell office:value-type="float" office:value="-0.707055">
                <text:p>-0.707055</text:p>
              </table:table-cell>
              <table:table-cell office:value-type="float" office:value="0.353528">
                <text:p>0.3535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7999999999884">
                <text:p>2.27999999999884</text:p>
              </table:table-cell>
              <table:table-cell office:value-type="float" office:value="-0.781134">
                <text:p>-0.781134</text:p>
              </table:table-cell>
              <table:table-cell office:value-type="float" office:value="0.390567">
                <text:p>0.3905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7999999999884">
                <text:p>2.27999999999884</text:p>
              </table:table-cell>
              <table:table-cell office:value-type="float" office:value="-0.781134">
                <text:p>-0.781134</text:p>
              </table:table-cell>
              <table:table-cell office:value-type="float" office:value="0.390567">
                <text:p>0.3905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8999999999905">
                <text:p>2.28999999999905</text:p>
              </table:table-cell>
              <table:table-cell office:value-type="float" office:value="-0.794101">
                <text:p>-0.794101</text:p>
              </table:table-cell>
              <table:table-cell office:value-type="float" office:value="0.39705">
                <text:p>0.397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0999999999949">
                <text:p>2.30999999999949</text:p>
              </table:table-cell>
              <table:table-cell office:value-type="float" office:value="-0.809848">
                <text:p>-0.809848</text:p>
              </table:table-cell>
              <table:table-cell office:value-type="float" office:value="0.404924">
                <text:p>0.4049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0999999999949">
                <text:p>2.30999999999949</text:p>
              </table:table-cell>
              <table:table-cell office:value-type="float" office:value="-0.809848">
                <text:p>-0.809848</text:p>
              </table:table-cell>
              <table:table-cell office:value-type="float" office:value="0.404924">
                <text:p>0.4049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1999999999971">
                <text:p>2.31999999999971</text:p>
              </table:table-cell>
              <table:table-cell office:value-type="float" office:value="-0.777513">
                <text:p>-0.777513</text:p>
              </table:table-cell>
              <table:table-cell office:value-type="float" office:value="0.388757">
                <text:p>0.3887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4000000000015">
                <text:p>2.34000000000015</text:p>
              </table:table-cell>
              <table:table-cell office:value-type="float" office:value="-0.711262">
                <text:p>-0.711262</text:p>
              </table:table-cell>
              <table:table-cell office:value-type="float" office:value="0.355631">
                <text:p>0.3556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4000000000015">
                <text:p>2.34000000000015</text:p>
              </table:table-cell>
              <table:table-cell office:value-type="float" office:value="-0.711262">
                <text:p>-0.711262</text:p>
              </table:table-cell>
              <table:table-cell office:value-type="float" office:value="0.355631">
                <text:p>0.3556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6000000000058">
                <text:p>2.36000000000058</text:p>
              </table:table-cell>
              <table:table-cell office:value-type="float" office:value="-0.678649">
                <text:p>-0.678649</text:p>
              </table:table-cell>
              <table:table-cell office:value-type="float" office:value="0.339324">
                <text:p>0.3393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6000000000058">
                <text:p>2.36000000000058</text:p>
              </table:table-cell>
              <table:table-cell office:value-type="float" office:value="-0.678649">
                <text:p>-0.678649</text:p>
              </table:table-cell>
              <table:table-cell office:value-type="float" office:value="0.339324">
                <text:p>0.3393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6999999999898">
                <text:p>2.36999999999898</text:p>
              </table:table-cell>
              <table:table-cell office:value-type="float" office:value="-0.680001">
                <text:p>-0.680001</text:p>
              </table:table-cell>
              <table:table-cell office:value-type="float" office:value="0.340001">
                <text:p>0.3400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799999999992">
                <text:p>2.3799999999992</text:p>
              </table:table-cell>
              <table:table-cell office:value-type="float" office:value="-0.684861">
                <text:p>-0.684861</text:p>
              </table:table-cell>
              <table:table-cell office:value-type="float" office:value="0.34243">
                <text:p>0.342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9999999999964">
                <text:p>2.39999999999964</text:p>
              </table:table-cell>
              <table:table-cell office:value-type="float" office:value="-0.700523">
                <text:p>-0.700523</text:p>
              </table:table-cell>
              <table:table-cell office:value-type="float" office:value="0.350262">
                <text:p>0.3502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0999999999985">
                <text:p>2.40999999999985</text:p>
              </table:table-cell>
              <table:table-cell office:value-type="float" office:value="-0.69905">
                <text:p>-0.69905</text:p>
              </table:table-cell>
              <table:table-cell office:value-type="float" office:value="0.349525">
                <text:p>0.3495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2000000000007">
                <text:p>2.42000000000007</text:p>
              </table:table-cell>
              <table:table-cell office:value-type="float" office:value="-0.704921">
                <text:p>-0.704921</text:p>
              </table:table-cell>
              <table:table-cell office:value-type="float" office:value="0.352461">
                <text:p>0.3524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3000000000029">
                <text:p>2.43000000000029</text:p>
              </table:table-cell>
              <table:table-cell office:value-type="float" office:value="-0.683024">
                <text:p>-0.683024</text:p>
              </table:table-cell>
              <table:table-cell office:value-type="float" office:value="0.341512">
                <text:p>0.3415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4000000000051">
                <text:p>2.44000000000051</text:p>
              </table:table-cell>
              <table:table-cell office:value-type="float" office:value="-0.671369">
                <text:p>-0.671369</text:p>
              </table:table-cell>
              <table:table-cell office:value-type="float" office:value="0.335684">
                <text:p>0.3356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4999999999891">
                <text:p>2.44999999999891</text:p>
              </table:table-cell>
              <table:table-cell office:value-type="float" office:value="-0.678492">
                <text:p>-0.678492</text:p>
              </table:table-cell>
              <table:table-cell office:value-type="float" office:value="0.339246">
                <text:p>0.3392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5999999999913">
                <text:p>2.45999999999913</text:p>
              </table:table-cell>
              <table:table-cell office:value-type="float" office:value="-0.662472">
                <text:p>-0.662472</text:p>
              </table:table-cell>
              <table:table-cell office:value-type="float" office:value="0.331236">
                <text:p>0.3312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6999999999935">
                <text:p>2.46999999999935</text:p>
              </table:table-cell>
              <table:table-cell office:value-type="float" office:value="-0.660385">
                <text:p>-0.660385</text:p>
              </table:table-cell>
              <table:table-cell office:value-type="float" office:value="0.330192">
                <text:p>0.3301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6999999999935">
                <text:p>2.46999999999935</text:p>
              </table:table-cell>
              <table:table-cell office:value-type="float" office:value="-0.660385">
                <text:p>-0.660385</text:p>
              </table:table-cell>
              <table:table-cell office:value-type="float" office:value="0.330192">
                <text:p>0.3301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8999999999978">
                <text:p>2.48999999999978</text:p>
              </table:table-cell>
              <table:table-cell office:value-type="float" office:value="-0.654301">
                <text:p>-0.654301</text:p>
              </table:table-cell>
              <table:table-cell office:value-type="float" office:value="0.327151">
                <text:p>0.3271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">
                <text:p>2.5</text:p>
              </table:table-cell>
              <table:table-cell office:value-type="float" office:value="-0.657166">
                <text:p>-0.657166</text:p>
              </table:table-cell>
              <table:table-cell office:value-type="float" office:value="0.328583">
                <text:p>0.3285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">
                <text:p>2.5</text:p>
              </table:table-cell>
              <table:table-cell office:value-type="float" office:value="-0.657166">
                <text:p>-0.657166</text:p>
              </table:table-cell>
              <table:table-cell office:value-type="float" office:value="0.328583">
                <text:p>0.3285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2000000000044">
                <text:p>2.52000000000044</text:p>
              </table:table-cell>
              <table:table-cell office:value-type="float" office:value="-0.667194">
                <text:p>-0.667194</text:p>
              </table:table-cell>
              <table:table-cell office:value-type="float" office:value="0.333597">
                <text:p>0.3335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2999999999884">
                <text:p>2.52999999999884</text:p>
              </table:table-cell>
              <table:table-cell office:value-type="float" office:value="-0.696221">
                <text:p>-0.696221</text:p>
              </table:table-cell>
              <table:table-cell office:value-type="float" office:value="0.34811">
                <text:p>0.348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3999999999905">
                <text:p>2.53999999999905</text:p>
              </table:table-cell>
              <table:table-cell office:value-type="float" office:value="-0.720405">
                <text:p>-0.720405</text:p>
              </table:table-cell>
              <table:table-cell office:value-type="float" office:value="0.360203">
                <text:p>0.3602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4999999999927">
                <text:p>2.54999999999927</text:p>
              </table:table-cell>
              <table:table-cell office:value-type="float" office:value="-0.690227">
                <text:p>-0.690227</text:p>
              </table:table-cell>
              <table:table-cell office:value-type="float" office:value="0.345114">
                <text:p>0.3451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5999999999949">
                <text:p>2.55999999999949</text:p>
              </table:table-cell>
              <table:table-cell office:value-type="float" office:value="-0.697624">
                <text:p>-0.697624</text:p>
              </table:table-cell>
              <table:table-cell office:value-type="float" office:value="0.348812">
                <text:p>0.3488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6999999999971">
                <text:p>2.56999999999971</text:p>
              </table:table-cell>
              <table:table-cell office:value-type="float" office:value="-0.688822">
                <text:p>-0.688822</text:p>
              </table:table-cell>
              <table:table-cell office:value-type="float" office:value="0.344411">
                <text:p>0.3444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7999999999993">
                <text:p>2.57999999999993</text:p>
              </table:table-cell>
              <table:table-cell office:value-type="float" office:value="-0.64893">
                <text:p>-0.64893</text:p>
              </table:table-cell>
              <table:table-cell office:value-type="float" office:value="0.324465">
                <text:p>0.3244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9000000000015">
                <text:p>2.59000000000015</text:p>
              </table:table-cell>
              <table:table-cell office:value-type="float" office:value="-0.637023">
                <text:p>-0.637023</text:p>
              </table:table-cell>
              <table:table-cell office:value-type="float" office:value="0.318511">
                <text:p>0.3185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60000000000036">
                <text:p>2.60000000000036</text:p>
              </table:table-cell>
              <table:table-cell office:value-type="float" office:value="-0.659062">
                <text:p>-0.659062</text:p>
              </table:table-cell>
              <table:table-cell office:value-type="float" office:value="0.329531">
                <text:p>0.3295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61999999999898">
                <text:p>2.61999999999898</text:p>
              </table:table-cell>
              <table:table-cell office:value-type="float" office:value="-0.663736">
                <text:p>-0.663736</text:p>
              </table:table-cell>
              <table:table-cell office:value-type="float" office:value="0.331868">
                <text:p>0.3318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61999999999898">
                <text:p>2.61999999999898</text:p>
              </table:table-cell>
              <table:table-cell office:value-type="float" office:value="-0.663736">
                <text:p>-0.663736</text:p>
              </table:table-cell>
              <table:table-cell office:value-type="float" office:value="0.331868">
                <text:p>0.3318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6299999999992">
                <text:p>2.6299999999992</text:p>
              </table:table-cell>
              <table:table-cell office:value-type="float" office:value="-0.675789">
                <text:p>-0.675789</text:p>
              </table:table-cell>
              <table:table-cell office:value-type="float" office:value="0.337895">
                <text:p>0.3378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3999999999942">
                <text:p>2.63999999999942</text:p>
              </table:table-cell>
              <table:table-cell office:value-type="float" office:value="-0.644521">
                <text:p>-0.644521</text:p>
              </table:table-cell>
              <table:table-cell office:value-type="float" office:value="0.32226">
                <text:p>0.322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4999999999964">
                <text:p>2.64999999999964</text:p>
              </table:table-cell>
              <table:table-cell office:value-type="float" office:value="-0.645029">
                <text:p>-0.645029</text:p>
              </table:table-cell>
              <table:table-cell office:value-type="float" office:value="0.322515">
                <text:p>0.3225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5999999999985">
                <text:p>2.65999999999985</text:p>
              </table:table-cell>
              <table:table-cell office:value-type="float" office:value="-0.682065">
                <text:p>-0.682065</text:p>
              </table:table-cell>
              <table:table-cell office:value-type="float" office:value="0.341032">
                <text:p>0.3410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8000000000029">
                <text:p>2.68000000000029</text:p>
              </table:table-cell>
              <table:table-cell office:value-type="float" office:value="-0.67269">
                <text:p>-0.67269</text:p>
              </table:table-cell>
              <table:table-cell office:value-type="float" office:value="0.336345">
                <text:p>0.3363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8000000000029">
                <text:p>2.68000000000029</text:p>
              </table:table-cell>
              <table:table-cell office:value-type="float" office:value="-0.67269">
                <text:p>-0.67269</text:p>
              </table:table-cell>
              <table:table-cell office:value-type="float" office:value="0.336345">
                <text:p>0.3363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9999999999891">
                <text:p>2.69999999999891</text:p>
              </table:table-cell>
              <table:table-cell office:value-type="float" office:value="-0.681902">
                <text:p>-0.681902</text:p>
              </table:table-cell>
              <table:table-cell office:value-type="float" office:value="0.340951">
                <text:p>0.3409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9999999999891">
                <text:p>2.69999999999891</text:p>
              </table:table-cell>
              <table:table-cell office:value-type="float" office:value="-0.681902">
                <text:p>-0.681902</text:p>
              </table:table-cell>
              <table:table-cell office:value-type="float" office:value="0.340951">
                <text:p>0.3409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0999999999913">
                <text:p>2.70999999999913</text:p>
              </table:table-cell>
              <table:table-cell office:value-type="float" office:value="-0.679268">
                <text:p>-0.679268</text:p>
              </table:table-cell>
              <table:table-cell office:value-type="float" office:value="0.339634">
                <text:p>0.3396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2999999999956">
                <text:p>2.72999999999956</text:p>
              </table:table-cell>
              <table:table-cell office:value-type="float" office:value="-0.682148">
                <text:p>-0.682148</text:p>
              </table:table-cell>
              <table:table-cell office:value-type="float" office:value="0.341074">
                <text:p>0.3410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72999999999956">
                <text:p>2.72999999999956</text:p>
              </table:table-cell>
              <table:table-cell office:value-type="float" office:value="-0.682148">
                <text:p>-0.682148</text:p>
              </table:table-cell>
              <table:table-cell office:value-type="float" office:value="0.341074">
                <text:p>0.3410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5">
                <text:p>2.75</text:p>
              </table:table-cell>
              <table:table-cell office:value-type="float" office:value="-0.702611">
                <text:p>-0.702611</text:p>
              </table:table-cell>
              <table:table-cell office:value-type="float" office:value="0.351305">
                <text:p>0.3513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5">
                <text:p>2.75</text:p>
              </table:table-cell>
              <table:table-cell office:value-type="float" office:value="-0.702611">
                <text:p>-0.702611</text:p>
              </table:table-cell>
              <table:table-cell office:value-type="float" office:value="0.351305">
                <text:p>0.3513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6000000000022">
                <text:p>2.76000000000022</text:p>
              </table:table-cell>
              <table:table-cell office:value-type="float" office:value="-0.687665">
                <text:p>-0.687665</text:p>
              </table:table-cell>
              <table:table-cell office:value-type="float" office:value="0.343832">
                <text:p>0.3438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6000000000022">
                <text:p>2.76000000000022</text:p>
              </table:table-cell>
              <table:table-cell office:value-type="float" office:value="-0.687665">
                <text:p>-0.687665</text:p>
              </table:table-cell>
              <table:table-cell office:value-type="float" office:value="0.343832">
                <text:p>0.3438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6000000000022">
                <text:p>2.76000000000022</text:p>
              </table:table-cell>
              <table:table-cell office:value-type="float" office:value="-0.687665">
                <text:p>-0.687665</text:p>
              </table:table-cell>
              <table:table-cell office:value-type="float" office:value="0.343832">
                <text:p>0.3438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9999999999927">
                <text:p>2.79999999999927</text:p>
              </table:table-cell>
              <table:table-cell office:value-type="float" office:value="-0.695791">
                <text:p>-0.695791</text:p>
              </table:table-cell>
              <table:table-cell office:value-type="float" office:value="0.347896">
                <text:p>0.3478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80999999999949">
                <text:p>2.80999999999949</text:p>
              </table:table-cell>
              <table:table-cell office:value-type="float" office:value="-0.706443">
                <text:p>-0.706443</text:p>
              </table:table-cell>
              <table:table-cell office:value-type="float" office:value="0.353222">
                <text:p>0.3532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80999999999949">
                <text:p>2.80999999999949</text:p>
              </table:table-cell>
              <table:table-cell office:value-type="float" office:value="-0.706443">
                <text:p>-0.706443</text:p>
              </table:table-cell>
              <table:table-cell office:value-type="float" office:value="0.353222">
                <text:p>0.3532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82999999999993">
                <text:p>2.82999999999993</text:p>
              </table:table-cell>
              <table:table-cell office:value-type="float" office:value="-0.707899">
                <text:p>-0.707899</text:p>
              </table:table-cell>
              <table:table-cell office:value-type="float" office:value="0.35395">
                <text:p>0.353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82999999999993">
                <text:p>2.82999999999993</text:p>
              </table:table-cell>
              <table:table-cell office:value-type="float" office:value="-0.707899">
                <text:p>-0.707899</text:p>
              </table:table-cell>
              <table:table-cell office:value-type="float" office:value="0.35395">
                <text:p>0.353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5000000000036">
                <text:p>2.85000000000036</text:p>
              </table:table-cell>
              <table:table-cell office:value-type="float" office:value="-0.713664">
                <text:p>-0.713664</text:p>
              </table:table-cell>
              <table:table-cell office:value-type="float" office:value="0.356832">
                <text:p>0.3568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6000000000058">
                <text:p>2.86000000000058</text:p>
              </table:table-cell>
              <table:table-cell office:value-type="float" office:value="-0.741734">
                <text:p>-0.741734</text:p>
              </table:table-cell>
              <table:table-cell office:value-type="float" office:value="0.370867">
                <text:p>0.3708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6000000000058">
                <text:p>2.86000000000058</text:p>
              </table:table-cell>
              <table:table-cell office:value-type="float" office:value="-0.741734">
                <text:p>-0.741734</text:p>
              </table:table-cell>
              <table:table-cell office:value-type="float" office:value="0.370867">
                <text:p>0.3708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799999999992">
                <text:p>2.8799999999992</text:p>
              </table:table-cell>
              <table:table-cell office:value-type="float" office:value="-0.742951">
                <text:p>-0.742951</text:p>
              </table:table-cell>
              <table:table-cell office:value-type="float" office:value="0.371475">
                <text:p>0.3714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8999999999942">
                <text:p>2.88999999999942</text:p>
              </table:table-cell>
              <table:table-cell office:value-type="float" office:value="-0.742743">
                <text:p>-0.742743</text:p>
              </table:table-cell>
              <table:table-cell office:value-type="float" office:value="0.371371">
                <text:p>0.3713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9999999999964">
                <text:p>2.89999999999964</text:p>
              </table:table-cell>
              <table:table-cell office:value-type="float" office:value="-0.765283">
                <text:p>-0.765283</text:p>
              </table:table-cell>
              <table:table-cell office:value-type="float" office:value="0.382642">
                <text:p>0.3826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9999999999964">
                <text:p>2.89999999999964</text:p>
              </table:table-cell>
              <table:table-cell office:value-type="float" office:value="-0.765283">
                <text:p>-0.765283</text:p>
              </table:table-cell>
              <table:table-cell office:value-type="float" office:value="0.382642">
                <text:p>0.3826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92000000000007">
                <text:p>2.92000000000007</text:p>
              </table:table-cell>
              <table:table-cell office:value-type="float" office:value="-0.806787">
                <text:p>-0.806787</text:p>
              </table:table-cell>
              <table:table-cell office:value-type="float" office:value="0.403393">
                <text:p>0.4033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92000000000007">
                <text:p>2.92000000000007</text:p>
              </table:table-cell>
              <table:table-cell office:value-type="float" office:value="-0.806787">
                <text:p>-0.806787</text:p>
              </table:table-cell>
              <table:table-cell office:value-type="float" office:value="0.403393">
                <text:p>0.4033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94000000000051">
                <text:p>2.94000000000051</text:p>
              </table:table-cell>
              <table:table-cell office:value-type="float" office:value="-0.782023">
                <text:p>-0.782023</text:p>
              </table:table-cell>
              <table:table-cell office:value-type="float" office:value="0.391011">
                <text:p>0.3910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4999999999891">
                <text:p>2.94999999999891</text:p>
              </table:table-cell>
              <table:table-cell office:value-type="float" office:value="-0.804773">
                <text:p>-0.804773</text:p>
              </table:table-cell>
              <table:table-cell office:value-type="float" office:value="0.402386">
                <text:p>0.4023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5999999999913">
                <text:p>2.95999999999913</text:p>
              </table:table-cell>
              <table:table-cell office:value-type="float" office:value="-0.818741">
                <text:p>-0.818741</text:p>
              </table:table-cell>
              <table:table-cell office:value-type="float" office:value="0.409371">
                <text:p>0.4093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6999999999935">
                <text:p>2.96999999999935</text:p>
              </table:table-cell>
              <table:table-cell office:value-type="float" office:value="-0.809413">
                <text:p>-0.809413</text:p>
              </table:table-cell>
              <table:table-cell office:value-type="float" office:value="0.404707">
                <text:p>0.4047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7999999999956">
                <text:p>2.97999999999956</text:p>
              </table:table-cell>
              <table:table-cell office:value-type="float" office:value="-0.798655">
                <text:p>-0.798655</text:p>
              </table:table-cell>
              <table:table-cell office:value-type="float" office:value="0.399328">
                <text:p>0.3993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8999999999978">
                <text:p>2.98999999999978</text:p>
              </table:table-cell>
              <table:table-cell office:value-type="float" office:value="-0.776774">
                <text:p>-0.776774</text:p>
              </table:table-cell>
              <table:table-cell office:value-type="float" office:value="0.388387">
                <text:p>0.3883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  <table:table-cell office:value-type="float" office:value="-0.733296">
                <text:p>-0.733296</text:p>
              </table:table-cell>
              <table:table-cell office:value-type="float" office:value="0.366648">
                <text:p>0.3666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1000000000022">
                <text:p>3.01000000000022</text:p>
              </table:table-cell>
              <table:table-cell office:value-type="float" office:value="-0.688436">
                <text:p>-0.688436</text:p>
              </table:table-cell>
              <table:table-cell office:value-type="float" office:value="0.344218">
                <text:p>0.3442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2000000000044">
                <text:p>3.02000000000044</text:p>
              </table:table-cell>
              <table:table-cell office:value-type="float" office:value="-0.681512">
                <text:p>-0.681512</text:p>
              </table:table-cell>
              <table:table-cell office:value-type="float" office:value="0.340756">
                <text:p>0.3407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2999999999884">
                <text:p>3.02999999999884</text:p>
              </table:table-cell>
              <table:table-cell office:value-type="float" office:value="-0.6677">
                <text:p>-0.6677</text:p>
              </table:table-cell>
              <table:table-cell office:value-type="float" office:value="0.33385">
                <text:p>0.333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02999999999884">
                <text:p>3.02999999999884</text:p>
              </table:table-cell>
              <table:table-cell office:value-type="float" office:value="-0.6677">
                <text:p>-0.6677</text:p>
              </table:table-cell>
              <table:table-cell office:value-type="float" office:value="0.33385">
                <text:p>0.333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4999999999927">
                <text:p>3.04999999999927</text:p>
              </table:table-cell>
              <table:table-cell office:value-type="float" office:value="-0.61273">
                <text:p>-0.61273</text:p>
              </table:table-cell>
              <table:table-cell office:value-type="float" office:value="0.306365">
                <text:p>0.3063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5999999999949">
                <text:p>3.05999999999949</text:p>
              </table:table-cell>
              <table:table-cell office:value-type="float" office:value="-0.60299">
                <text:p>-0.60299</text:p>
              </table:table-cell>
              <table:table-cell office:value-type="float" office:value="0.301495">
                <text:p>0.3014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6999999999971">
                <text:p>3.06999999999971</text:p>
              </table:table-cell>
              <table:table-cell office:value-type="float" office:value="-0.599655">
                <text:p>-0.599655</text:p>
              </table:table-cell>
              <table:table-cell office:value-type="float" office:value="0.299828">
                <text:p>0.2998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9000000000015">
                <text:p>3.09000000000015</text:p>
              </table:table-cell>
              <table:table-cell office:value-type="float" office:value="-0.653733">
                <text:p>-0.653733</text:p>
              </table:table-cell>
              <table:table-cell office:value-type="float" office:value="0.326867">
                <text:p>0.3268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9000000000015">
                <text:p>3.09000000000015</text:p>
              </table:table-cell>
              <table:table-cell office:value-type="float" office:value="-0.653733">
                <text:p>-0.653733</text:p>
              </table:table-cell>
              <table:table-cell office:value-type="float" office:value="0.326867">
                <text:p>0.3268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0000000000036">
                <text:p>3.10000000000036</text:p>
              </table:table-cell>
              <table:table-cell office:value-type="float" office:value="-0.62897">
                <text:p>-0.62897</text:p>
              </table:table-cell>
              <table:table-cell office:value-type="float" office:value="0.314485">
                <text:p>0.3144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1999999999898">
                <text:p>3.11999999999898</text:p>
              </table:table-cell>
              <table:table-cell office:value-type="float" office:value="-0.636799">
                <text:p>-0.636799</text:p>
              </table:table-cell>
              <table:table-cell office:value-type="float" office:value="0.3184">
                <text:p>0.31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1999999999898">
                <text:p>3.11999999999898</text:p>
              </table:table-cell>
              <table:table-cell office:value-type="float" office:value="-0.636799">
                <text:p>-0.636799</text:p>
              </table:table-cell>
              <table:table-cell office:value-type="float" office:value="0.3184">
                <text:p>0.31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299999999992">
                <text:p>3.1299999999992</text:p>
              </table:table-cell>
              <table:table-cell office:value-type="float" office:value="-0.604155">
                <text:p>-0.604155</text:p>
              </table:table-cell>
              <table:table-cell office:value-type="float" office:value="0.302078">
                <text:p>0.3020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4999999999964">
                <text:p>3.14999999999964</text:p>
              </table:table-cell>
              <table:table-cell office:value-type="float" office:value="-0.576864">
                <text:p>-0.576864</text:p>
              </table:table-cell>
              <table:table-cell office:value-type="float" office:value="0.288432">
                <text:p>0.2884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4999999999964">
                <text:p>3.14999999999964</text:p>
              </table:table-cell>
              <table:table-cell office:value-type="float" office:value="-0.576864">
                <text:p>-0.576864</text:p>
              </table:table-cell>
              <table:table-cell office:value-type="float" office:value="0.288432">
                <text:p>0.2884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4999999999964">
                <text:p>3.14999999999964</text:p>
              </table:table-cell>
              <table:table-cell office:value-type="float" office:value="-0.576864">
                <text:p>-0.576864</text:p>
              </table:table-cell>
              <table:table-cell office:value-type="float" office:value="0.288432">
                <text:p>0.2884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4999999999964">
                <text:p>3.14999999999964</text:p>
              </table:table-cell>
              <table:table-cell office:value-type="float" office:value="-0.576864">
                <text:p>-0.576864</text:p>
              </table:table-cell>
              <table:table-cell office:value-type="float" office:value="0.288432">
                <text:p>0.2884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9000000000051">
                <text:p>3.19000000000051</text:p>
              </table:table-cell>
              <table:table-cell office:value-type="float" office:value="-0.564473">
                <text:p>-0.564473</text:p>
              </table:table-cell>
              <table:table-cell office:value-type="float" office:value="0.282237">
                <text:p>0.2822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9000000000051">
                <text:p>3.19000000000051</text:p>
              </table:table-cell>
              <table:table-cell office:value-type="float" office:value="-0.564473">
                <text:p>-0.564473</text:p>
              </table:table-cell>
              <table:table-cell office:value-type="float" office:value="0.282237">
                <text:p>0.2822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20999999999913">
                <text:p>3.20999999999913</text:p>
              </table:table-cell>
              <table:table-cell office:value-type="float" office:value="-0.581027">
                <text:p>-0.581027</text:p>
              </table:table-cell>
              <table:table-cell office:value-type="float" office:value="0.290513">
                <text:p>0.2905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21999999999935">
                <text:p>3.21999999999935</text:p>
              </table:table-cell>
              <table:table-cell office:value-type="float" office:value="-0.582448">
                <text:p>-0.582448</text:p>
              </table:table-cell>
              <table:table-cell office:value-type="float" office:value="0.291224">
                <text:p>0.2912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21999999999935">
                <text:p>3.21999999999935</text:p>
              </table:table-cell>
              <table:table-cell office:value-type="float" office:value="-0.582448">
                <text:p>-0.582448</text:p>
              </table:table-cell>
              <table:table-cell office:value-type="float" office:value="0.291224">
                <text:p>0.2912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23999999999978">
                <text:p>3.23999999999978</text:p>
              </table:table-cell>
              <table:table-cell office:value-type="float" office:value="-0.581243">
                <text:p>-0.581243</text:p>
              </table:table-cell>
              <table:table-cell office:value-type="float" office:value="0.290622">
                <text:p>0.2906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25">
                <text:p>3.25</text:p>
              </table:table-cell>
              <table:table-cell office:value-type="float" office:value="-0.567115">
                <text:p>-0.567115</text:p>
              </table:table-cell>
              <table:table-cell office:value-type="float" office:value="0.283557">
                <text:p>0.2835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5">
                <text:p>3.25</text:p>
              </table:table-cell>
              <table:table-cell office:value-type="float" office:value="-0.567115">
                <text:p>-0.567115</text:p>
              </table:table-cell>
              <table:table-cell office:value-type="float" office:value="0.283557">
                <text:p>0.2835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7000000000044">
                <text:p>3.27000000000044</text:p>
              </table:table-cell>
              <table:table-cell office:value-type="float" office:value="-0.583861">
                <text:p>-0.583861</text:p>
              </table:table-cell>
              <table:table-cell office:value-type="float" office:value="0.29193">
                <text:p>0.291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7000000000044">
                <text:p>3.27000000000044</text:p>
              </table:table-cell>
              <table:table-cell office:value-type="float" office:value="-0.583861">
                <text:p>-0.583861</text:p>
              </table:table-cell>
              <table:table-cell office:value-type="float" office:value="0.29193">
                <text:p>0.291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7999999999884">
                <text:p>3.27999999999884</text:p>
              </table:table-cell>
              <table:table-cell office:value-type="float" office:value="-0.554796">
                <text:p>-0.554796</text:p>
              </table:table-cell>
              <table:table-cell office:value-type="float" office:value="0.277398">
                <text:p>0.2773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9999999999927">
                <text:p>3.29999999999927</text:p>
              </table:table-cell>
              <table:table-cell office:value-type="float" office:value="-0.560045">
                <text:p>-0.560045</text:p>
              </table:table-cell>
              <table:table-cell office:value-type="float" office:value="0.280023">
                <text:p>0.2800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30999999999949">
                <text:p>3.30999999999949</text:p>
              </table:table-cell>
              <table:table-cell office:value-type="float" office:value="-0.551144">
                <text:p>-0.551144</text:p>
              </table:table-cell>
              <table:table-cell office:value-type="float" office:value="0.275572">
                <text:p>0.2755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30999999999949">
                <text:p>3.30999999999949</text:p>
              </table:table-cell>
              <table:table-cell office:value-type="float" office:value="-0.551144">
                <text:p>-0.551144</text:p>
              </table:table-cell>
              <table:table-cell office:value-type="float" office:value="0.275572">
                <text:p>0.2755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30999999999949">
                <text:p>3.30999999999949</text:p>
              </table:table-cell>
              <table:table-cell office:value-type="float" office:value="-0.551144">
                <text:p>-0.551144</text:p>
              </table:table-cell>
              <table:table-cell office:value-type="float" office:value="0.275572">
                <text:p>0.2755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34000000000015">
                <text:p>3.34000000000015</text:p>
              </table:table-cell>
              <table:table-cell office:value-type="float" office:value="-0.564218">
                <text:p>-0.564218</text:p>
              </table:table-cell>
              <table:table-cell office:value-type="float" office:value="0.282109">
                <text:p>0.2821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35000000000036">
                <text:p>3.35000000000036</text:p>
              </table:table-cell>
              <table:table-cell office:value-type="float" office:value="-0.576849">
                <text:p>-0.576849</text:p>
              </table:table-cell>
              <table:table-cell office:value-type="float" office:value="0.288425">
                <text:p>0.2884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5000000000036">
                <text:p>3.35000000000036</text:p>
              </table:table-cell>
              <table:table-cell office:value-type="float" office:value="-0.576849">
                <text:p>-0.576849</text:p>
              </table:table-cell>
              <table:table-cell office:value-type="float" office:value="0.288425">
                <text:p>0.2884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6999999999898">
                <text:p>3.36999999999898</text:p>
              </table:table-cell>
              <table:table-cell office:value-type="float" office:value="-0.580963">
                <text:p>-0.580963</text:p>
              </table:table-cell>
              <table:table-cell office:value-type="float" office:value="0.290482">
                <text:p>0.2904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799999999992">
                <text:p>3.3799999999992</text:p>
              </table:table-cell>
              <table:table-cell office:value-type="float" office:value="-0.58206">
                <text:p>-0.58206</text:p>
              </table:table-cell>
              <table:table-cell office:value-type="float" office:value="0.29103">
                <text:p>0.291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799999999992">
                <text:p>3.3799999999992</text:p>
              </table:table-cell>
              <table:table-cell office:value-type="float" office:value="-0.58206">
                <text:p>-0.58206</text:p>
              </table:table-cell>
              <table:table-cell office:value-type="float" office:value="0.29103">
                <text:p>0.291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9999999999964">
                <text:p>3.39999999999964</text:p>
              </table:table-cell>
              <table:table-cell office:value-type="float" office:value="-0.532132">
                <text:p>-0.532132</text:p>
              </table:table-cell>
              <table:table-cell office:value-type="float" office:value="0.266066">
                <text:p>0.266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40999999999985">
                <text:p>3.40999999999985</text:p>
              </table:table-cell>
              <table:table-cell office:value-type="float" office:value="-0.542216">
                <text:p>-0.542216</text:p>
              </table:table-cell>
              <table:table-cell office:value-type="float" office:value="0.271108">
                <text:p>0.2711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40999999999985">
                <text:p>3.40999999999985</text:p>
              </table:table-cell>
              <table:table-cell office:value-type="float" office:value="-0.542216">
                <text:p>-0.542216</text:p>
              </table:table-cell>
              <table:table-cell office:value-type="float" office:value="0.271108">
                <text:p>0.2711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40999999999985">
                <text:p>3.40999999999985</text:p>
              </table:table-cell>
              <table:table-cell office:value-type="float" office:value="-0.542216">
                <text:p>-0.542216</text:p>
              </table:table-cell>
              <table:table-cell office:value-type="float" office:value="0.271108">
                <text:p>0.2711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44000000000051">
                <text:p>3.44000000000051</text:p>
              </table:table-cell>
              <table:table-cell office:value-type="float" office:value="-0.597283">
                <text:p>-0.597283</text:p>
              </table:table-cell>
              <table:table-cell office:value-type="float" office:value="0.298641">
                <text:p>0.2986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44999999999891">
                <text:p>3.44999999999891</text:p>
              </table:table-cell>
              <table:table-cell office:value-type="float" office:value="-0.599617">
                <text:p>-0.599617</text:p>
              </table:table-cell>
              <table:table-cell office:value-type="float" office:value="0.299808">
                <text:p>0.2998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5999999999913">
                <text:p>3.45999999999913</text:p>
              </table:table-cell>
              <table:table-cell office:value-type="float" office:value="-0.586498">
                <text:p>-0.586498</text:p>
              </table:table-cell>
              <table:table-cell office:value-type="float" office:value="0.293249">
                <text:p>0.2932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6999999999935">
                <text:p>3.46999999999935</text:p>
              </table:table-cell>
              <table:table-cell office:value-type="float" office:value="-0.581052">
                <text:p>-0.581052</text:p>
              </table:table-cell>
              <table:table-cell office:value-type="float" office:value="0.290526">
                <text:p>0.2905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7999999999956">
                <text:p>3.47999999999956</text:p>
              </table:table-cell>
              <table:table-cell office:value-type="float" office:value="-0.564435">
                <text:p>-0.564435</text:p>
              </table:table-cell>
              <table:table-cell office:value-type="float" office:value="0.282217">
                <text:p>0.2822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8999999999978">
                <text:p>3.48999999999978</text:p>
              </table:table-cell>
              <table:table-cell office:value-type="float" office:value="-0.519086">
                <text:p>-0.519086</text:p>
              </table:table-cell>
              <table:table-cell office:value-type="float" office:value="0.259543">
                <text:p>0.2595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5">
                <text:p>3.5</text:p>
              </table:table-cell>
              <table:table-cell office:value-type="float" office:value="-0.529895">
                <text:p>-0.529895</text:p>
              </table:table-cell>
              <table:table-cell office:value-type="float" office:value="0.264948">
                <text:p>0.2649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51000000000022">
                <text:p>3.51000000000022</text:p>
              </table:table-cell>
              <table:table-cell office:value-type="float" office:value="-0.500702">
                <text:p>-0.500702</text:p>
              </table:table-cell>
              <table:table-cell office:value-type="float" office:value="0.250351">
                <text:p>0.2503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52000000000044">
                <text:p>3.52000000000044</text:p>
              </table:table-cell>
              <table:table-cell office:value-type="float" office:value="-0.459151">
                <text:p>-0.459151</text:p>
              </table:table-cell>
              <table:table-cell office:value-type="float" office:value="0.229576">
                <text:p>0.2295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52999999999884">
                <text:p>3.52999999999884</text:p>
              </table:table-cell>
              <table:table-cell office:value-type="float" office:value="-0.452586">
                <text:p>-0.452586</text:p>
              </table:table-cell>
              <table:table-cell office:value-type="float" office:value="0.226293">
                <text:p>0.2262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53999999999905">
                <text:p>3.53999999999905</text:p>
              </table:table-cell>
              <table:table-cell office:value-type="float" office:value="-0.444202">
                <text:p>-0.444202</text:p>
              </table:table-cell>
              <table:table-cell office:value-type="float" office:value="0.222101">
                <text:p>0.2221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53999999999905">
                <text:p>3.53999999999905</text:p>
              </table:table-cell>
              <table:table-cell office:value-type="float" office:value="-0.444202">
                <text:p>-0.444202</text:p>
              </table:table-cell>
              <table:table-cell office:value-type="float" office:value="0.222101">
                <text:p>0.2221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3999999999905">
                <text:p>3.53999999999905</text:p>
              </table:table-cell>
              <table:table-cell office:value-type="float" office:value="-0.444202">
                <text:p>-0.444202</text:p>
              </table:table-cell>
              <table:table-cell office:value-type="float" office:value="0.222101">
                <text:p>0.2221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6999999999971">
                <text:p>3.56999999999971</text:p>
              </table:table-cell>
              <table:table-cell office:value-type="float" office:value="-0.49104">
                <text:p>-0.49104</text:p>
              </table:table-cell>
              <table:table-cell office:value-type="float" office:value="0.24552">
                <text:p>0.245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9000000000015">
                <text:p>3.59000000000015</text:p>
              </table:table-cell>
              <table:table-cell office:value-type="float" office:value="-0.451338">
                <text:p>-0.451338</text:p>
              </table:table-cell>
              <table:table-cell office:value-type="float" office:value="0.225669">
                <text:p>0.2256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9000000000015">
                <text:p>3.59000000000015</text:p>
              </table:table-cell>
              <table:table-cell office:value-type="float" office:value="-0.451338">
                <text:p>-0.451338</text:p>
              </table:table-cell>
              <table:table-cell office:value-type="float" office:value="0.225669">
                <text:p>0.2256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60000000000036">
                <text:p>3.60000000000036</text:p>
              </table:table-cell>
              <table:table-cell office:value-type="float" office:value="-0.462546">
                <text:p>-0.462546</text:p>
              </table:table-cell>
              <table:table-cell office:value-type="float" office:value="0.231273">
                <text:p>0.2312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61999999999898">
                <text:p>3.61999999999898</text:p>
              </table:table-cell>
              <table:table-cell office:value-type="float" office:value="-0.409442">
                <text:p>-0.409442</text:p>
              </table:table-cell>
              <table:table-cell office:value-type="float" office:value="0.204721">
                <text:p>0.2047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61999999999898">
                <text:p>3.61999999999898</text:p>
              </table:table-cell>
              <table:table-cell office:value-type="float" office:value="-0.409442">
                <text:p>-0.409442</text:p>
              </table:table-cell>
              <table:table-cell office:value-type="float" office:value="0.204721">
                <text:p>0.2047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6299999999992">
                <text:p>3.6299999999992</text:p>
              </table:table-cell>
              <table:table-cell office:value-type="float" office:value="-0.355599">
                <text:p>-0.355599</text:p>
              </table:table-cell>
              <table:table-cell office:value-type="float" office:value="0.177799">
                <text:p>0.1777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4999999999964">
                <text:p>3.64999999999964</text:p>
              </table:table-cell>
              <table:table-cell office:value-type="float" office:value="-0.369997">
                <text:p>-0.369997</text:p>
              </table:table-cell>
              <table:table-cell office:value-type="float" office:value="0.184998">
                <text:p>0.1849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64999999999964">
                <text:p>3.64999999999964</text:p>
              </table:table-cell>
              <table:table-cell office:value-type="float" office:value="-0.369997">
                <text:p>-0.369997</text:p>
              </table:table-cell>
              <table:table-cell office:value-type="float" office:value="0.184998">
                <text:p>0.1849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5999999999985">
                <text:p>3.65999999999985</text:p>
              </table:table-cell>
              <table:table-cell office:value-type="float" office:value="-0.366321">
                <text:p>-0.366321</text:p>
              </table:table-cell>
              <table:table-cell office:value-type="float" office:value="0.18316">
                <text:p>0.183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7000000000007">
                <text:p>3.67000000000007</text:p>
              </table:table-cell>
              <table:table-cell office:value-type="float" office:value="-0.354987">
                <text:p>-0.354987</text:p>
              </table:table-cell>
              <table:table-cell office:value-type="float" office:value="0.177494">
                <text:p>0.1774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9000000000051">
                <text:p>3.69000000000051</text:p>
              </table:table-cell>
              <table:table-cell office:value-type="float" office:value="-0.386736">
                <text:p>-0.386736</text:p>
              </table:table-cell>
              <table:table-cell office:value-type="float" office:value="0.193368">
                <text:p>0.1933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9000000000051">
                <text:p>3.69000000000051</text:p>
              </table:table-cell>
              <table:table-cell office:value-type="float" office:value="-0.386736">
                <text:p>-0.386736</text:p>
              </table:table-cell>
              <table:table-cell office:value-type="float" office:value="0.193368">
                <text:p>0.1933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9000000000051">
                <text:p>3.69000000000051</text:p>
              </table:table-cell>
              <table:table-cell office:value-type="float" office:value="-0.386736">
                <text:p>-0.386736</text:p>
              </table:table-cell>
              <table:table-cell office:value-type="float" office:value="0.193368">
                <text:p>0.1933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9000000000051">
                <text:p>3.69000000000051</text:p>
              </table:table-cell>
              <table:table-cell office:value-type="float" office:value="-0.386736">
                <text:p>-0.386736</text:p>
              </table:table-cell>
              <table:table-cell office:value-type="float" office:value="0.193368">
                <text:p>0.1933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71999999999935">
                <text:p>3.71999999999935</text:p>
              </table:table-cell>
              <table:table-cell office:value-type="float" office:value="-0.377446">
                <text:p>-0.377446</text:p>
              </table:table-cell>
              <table:table-cell office:value-type="float" office:value="0.188723">
                <text:p>0.1887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73999999999978">
                <text:p>3.73999999999978</text:p>
              </table:table-cell>
              <table:table-cell office:value-type="float" office:value="-0.380854">
                <text:p>-0.380854</text:p>
              </table:table-cell>
              <table:table-cell office:value-type="float" office:value="0.190427">
                <text:p>0.1904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73999999999978">
                <text:p>3.73999999999978</text:p>
              </table:table-cell>
              <table:table-cell office:value-type="float" office:value="-0.380854">
                <text:p>-0.380854</text:p>
              </table:table-cell>
              <table:table-cell office:value-type="float" office:value="0.190427">
                <text:p>0.1904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76000000000022">
                <text:p>3.76000000000022</text:p>
              </table:table-cell>
              <table:table-cell office:value-type="float" office:value="-0.341483">
                <text:p>-0.341483</text:p>
              </table:table-cell>
              <table:table-cell office:value-type="float" office:value="0.170741">
                <text:p>0.1707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6000000000022">
                <text:p>3.76000000000022</text:p>
              </table:table-cell>
              <table:table-cell office:value-type="float" office:value="-0.341483">
                <text:p>-0.341483</text:p>
              </table:table-cell>
              <table:table-cell office:value-type="float" office:value="0.170741">
                <text:p>0.1707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7999999999884">
                <text:p>3.77999999999884</text:p>
              </table:table-cell>
              <table:table-cell office:value-type="float" office:value="-0.394252">
                <text:p>-0.394252</text:p>
              </table:table-cell>
              <table:table-cell office:value-type="float" office:value="0.197126">
                <text:p>0.1971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7999999999884">
                <text:p>3.77999999999884</text:p>
              </table:table-cell>
              <table:table-cell office:value-type="float" office:value="-0.394252">
                <text:p>-0.394252</text:p>
              </table:table-cell>
              <table:table-cell office:value-type="float" office:value="0.197126">
                <text:p>0.1971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9999999999927">
                <text:p>3.79999999999927</text:p>
              </table:table-cell>
              <table:table-cell office:value-type="float" office:value="-0.446728">
                <text:p>-0.446728</text:p>
              </table:table-cell>
              <table:table-cell office:value-type="float" office:value="0.223364">
                <text:p>0.2233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9999999999927">
                <text:p>3.79999999999927</text:p>
              </table:table-cell>
              <table:table-cell office:value-type="float" office:value="-0.446728">
                <text:p>-0.446728</text:p>
              </table:table-cell>
              <table:table-cell office:value-type="float" office:value="0.223364">
                <text:p>0.2233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81999999999971">
                <text:p>3.81999999999971</text:p>
              </table:table-cell>
              <table:table-cell office:value-type="float" office:value="-0.446985">
                <text:p>-0.446985</text:p>
              </table:table-cell>
              <table:table-cell office:value-type="float" office:value="0.223493">
                <text:p>0.2234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82999999999993">
                <text:p>3.82999999999993</text:p>
              </table:table-cell>
              <table:table-cell office:value-type="float" office:value="-0.46732">
                <text:p>-0.46732</text:p>
              </table:table-cell>
              <table:table-cell office:value-type="float" office:value="0.23366">
                <text:p>0.233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84000000000015">
                <text:p>3.84000000000015</text:p>
              </table:table-cell>
              <table:table-cell office:value-type="float" office:value="-0.466625">
                <text:p>-0.466625</text:p>
              </table:table-cell>
              <table:table-cell office:value-type="float" office:value="0.233312">
                <text:p>0.2333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85000000000036">
                <text:p>3.85000000000036</text:p>
              </table:table-cell>
              <table:table-cell office:value-type="float" office:value="-0.464041">
                <text:p>-0.464041</text:p>
              </table:table-cell>
              <table:table-cell office:value-type="float" office:value="0.232021">
                <text:p>0.2320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86000000000058">
                <text:p>3.86000000000058</text:p>
              </table:table-cell>
              <table:table-cell office:value-type="float" office:value="-0.487253">
                <text:p>-0.487253</text:p>
              </table:table-cell>
              <table:table-cell office:value-type="float" office:value="0.243626">
                <text:p>0.2436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6999999999898">
                <text:p>3.86999999999898</text:p>
              </table:table-cell>
              <table:table-cell office:value-type="float" office:value="-0.509262">
                <text:p>-0.509262</text:p>
              </table:table-cell>
              <table:table-cell office:value-type="float" office:value="0.254631">
                <text:p>0.2546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799999999992">
                <text:p>3.8799999999992</text:p>
              </table:table-cell>
              <table:table-cell office:value-type="float" office:value="-0.503508">
                <text:p>-0.503508</text:p>
              </table:table-cell>
              <table:table-cell office:value-type="float" office:value="0.251754">
                <text:p>0.2517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8999999999942">
                <text:p>3.88999999999942</text:p>
              </table:table-cell>
              <table:table-cell office:value-type="float" office:value="-0.514913">
                <text:p>-0.514913</text:p>
              </table:table-cell>
              <table:table-cell office:value-type="float" office:value="0.257456">
                <text:p>0.2574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9999999999964">
                <text:p>3.89999999999964</text:p>
              </table:table-cell>
              <table:table-cell office:value-type="float" office:value="-0.53431">
                <text:p>-0.53431</text:p>
              </table:table-cell>
              <table:table-cell office:value-type="float" office:value="0.267155">
                <text:p>0.2671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90999999999985">
                <text:p>3.90999999999985</text:p>
              </table:table-cell>
              <table:table-cell office:value-type="float" office:value="-0.53361">
                <text:p>-0.53361</text:p>
              </table:table-cell>
              <table:table-cell office:value-type="float" office:value="0.266805">
                <text:p>0.2668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92000000000007">
                <text:p>3.92000000000007</text:p>
              </table:table-cell>
              <table:table-cell office:value-type="float" office:value="-0.579782">
                <text:p>-0.579782</text:p>
              </table:table-cell>
              <table:table-cell office:value-type="float" office:value="0.289891">
                <text:p>0.2898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93000000000029">
                <text:p>3.93000000000029</text:p>
              </table:table-cell>
              <table:table-cell office:value-type="float" office:value="-0.606778">
                <text:p>-0.606778</text:p>
              </table:table-cell>
              <table:table-cell office:value-type="float" office:value="0.303389">
                <text:p>0.3033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93000000000029">
                <text:p>3.93000000000029</text:p>
              </table:table-cell>
              <table:table-cell office:value-type="float" office:value="-0.606778">
                <text:p>-0.606778</text:p>
              </table:table-cell>
              <table:table-cell office:value-type="float" office:value="0.303389">
                <text:p>0.3033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93000000000029">
                <text:p>3.93000000000029</text:p>
              </table:table-cell>
              <table:table-cell office:value-type="float" office:value="-0.606778">
                <text:p>-0.606778</text:p>
              </table:table-cell>
              <table:table-cell office:value-type="float" office:value="0.303389">
                <text:p>0.3033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95999999999913">
                <text:p>3.95999999999913</text:p>
              </table:table-cell>
              <table:table-cell office:value-type="float" office:value="-0.545299">
                <text:p>-0.545299</text:p>
              </table:table-cell>
              <table:table-cell office:value-type="float" office:value="0.272649">
                <text:p>0.2726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6999999999935">
                <text:p>3.96999999999935</text:p>
              </table:table-cell>
              <table:table-cell office:value-type="float" office:value="-0.516467">
                <text:p>-0.516467</text:p>
              </table:table-cell>
              <table:table-cell office:value-type="float" office:value="0.258234">
                <text:p>0.2582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7999999999956">
                <text:p>3.97999999999956</text:p>
              </table:table-cell>
              <table:table-cell office:value-type="float" office:value="-0.498895">
                <text:p>-0.498895</text:p>
              </table:table-cell>
              <table:table-cell office:value-type="float" office:value="0.249447">
                <text:p>0.2494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8999999999978">
                <text:p>3.98999999999978</text:p>
              </table:table-cell>
              <table:table-cell office:value-type="float" office:value="-0.484663">
                <text:p>-0.484663</text:p>
              </table:table-cell>
              <table:table-cell office:value-type="float" office:value="0.242332">
                <text:p>0.2423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">
                <text:p>4</text:p>
              </table:table-cell>
              <table:table-cell office:value-type="float" office:value="-0.487144">
                <text:p>-0.487144</text:p>
              </table:table-cell>
              <table:table-cell office:value-type="float" office:value="0.243572">
                <text:p>0.2435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01000000000022">
                <text:p>4.01000000000022</text:p>
              </table:table-cell>
              <table:table-cell office:value-type="float" office:value="-0.437373">
                <text:p>-0.437373</text:p>
              </table:table-cell>
              <table:table-cell office:value-type="float" office:value="0.218687">
                <text:p>0.2186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02000000000044">
                <text:p>4.02000000000044</text:p>
              </table:table-cell>
              <table:table-cell office:value-type="float" office:value="-0.420609">
                <text:p>-0.420609</text:p>
              </table:table-cell>
              <table:table-cell office:value-type="float" office:value="0.210304">
                <text:p>0.2103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02999999999884">
                <text:p>4.02999999999884</text:p>
              </table:table-cell>
              <table:table-cell office:value-type="float" office:value="-0.414566">
                <text:p>-0.414566</text:p>
              </table:table-cell>
              <table:table-cell office:value-type="float" office:value="0.207283">
                <text:p>0.2072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03999999999905">
                <text:p>4.03999999999905</text:p>
              </table:table-cell>
              <table:table-cell office:value-type="float" office:value="-0.378562">
                <text:p>-0.378562</text:p>
              </table:table-cell>
              <table:table-cell office:value-type="float" office:value="0.189281">
                <text:p>0.1892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04999999999927">
                <text:p>4.04999999999927</text:p>
              </table:table-cell>
              <table:table-cell office:value-type="float" office:value="-0.365741">
                <text:p>-0.365741</text:p>
              </table:table-cell>
              <table:table-cell office:value-type="float" office:value="0.182871">
                <text:p>0.1828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-0.368545">
                <text:p>-0.368545</text:p>
              </table:table-cell>
              <table:table-cell office:value-type="float" office:value="0.184273">
                <text:p>0.1842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-0.368545">
                <text:p>-0.368545</text:p>
              </table:table-cell>
              <table:table-cell office:value-type="float" office:value="0.184273">
                <text:p>0.1842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-0.368545">
                <text:p>-0.368545</text:p>
              </table:table-cell>
              <table:table-cell office:value-type="float" office:value="0.184273">
                <text:p>0.18427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-0.368545">
                <text:p>-0.368545</text:p>
              </table:table-cell>
              <table:table-cell office:value-type="float" office:value="0.184273">
                <text:p>0.1842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10000000000036">
                <text:p>4.10000000000036</text:p>
              </table:table-cell>
              <table:table-cell office:value-type="float" office:value="-0.385305">
                <text:p>-0.385305</text:p>
              </table:table-cell>
              <table:table-cell office:value-type="float" office:value="0.192652">
                <text:p>0.1926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11999999999898">
                <text:p>4.11999999999898</text:p>
              </table:table-cell>
              <table:table-cell office:value-type="float" office:value="-0.423338">
                <text:p>-0.423338</text:p>
              </table:table-cell>
              <table:table-cell office:value-type="float" office:value="0.211669">
                <text:p>0.2116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11999999999898">
                <text:p>4.11999999999898</text:p>
              </table:table-cell>
              <table:table-cell office:value-type="float" office:value="-0.423338">
                <text:p>-0.423338</text:p>
              </table:table-cell>
              <table:table-cell office:value-type="float" office:value="0.211669">
                <text:p>0.2116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1299999999992">
                <text:p>4.1299999999992</text:p>
              </table:table-cell>
              <table:table-cell office:value-type="float" office:value="-0.400676">
                <text:p>-0.400676</text:p>
              </table:table-cell>
              <table:table-cell office:value-type="float" office:value="0.200338">
                <text:p>0.2003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14999999999964">
                <text:p>4.14999999999964</text:p>
              </table:table-cell>
              <table:table-cell office:value-type="float" office:value="-0.386087">
                <text:p>-0.386087</text:p>
              </table:table-cell>
              <table:table-cell office:value-type="float" office:value="0.193044">
                <text:p>0.1930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4999999999964">
                <text:p>4.14999999999964</text:p>
              </table:table-cell>
              <table:table-cell office:value-type="float" office:value="-0.386087">
                <text:p>-0.386087</text:p>
              </table:table-cell>
              <table:table-cell office:value-type="float" office:value="0.193044">
                <text:p>0.1930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17000000000007">
                <text:p>4.17000000000007</text:p>
              </table:table-cell>
              <table:table-cell office:value-type="float" office:value="-0.302553">
                <text:p>-0.302553</text:p>
              </table:table-cell>
              <table:table-cell office:value-type="float" office:value="0.151276">
                <text:p>0.1512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7000000000007">
                <text:p>4.17000000000007</text:p>
              </table:table-cell>
              <table:table-cell office:value-type="float" office:value="-0.302553">
                <text:p>-0.302553</text:p>
              </table:table-cell>
              <table:table-cell office:value-type="float" office:value="0.151276">
                <text:p>0.1512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8000000000029">
                <text:p>4.18000000000029</text:p>
              </table:table-cell>
              <table:table-cell office:value-type="float" office:value="-0.292488">
                <text:p>-0.292488</text:p>
              </table:table-cell>
              <table:table-cell office:value-type="float" office:value="0.146244">
                <text:p>0.1462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9000000000051">
                <text:p>4.19000000000051</text:p>
              </table:table-cell>
              <table:table-cell office:value-type="float" office:value="-0.254785">
                <text:p>-0.254785</text:p>
              </table:table-cell>
              <table:table-cell office:value-type="float" office:value="0.127392">
                <text:p>0.1273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9000000000051">
                <text:p>4.19000000000051</text:p>
              </table:table-cell>
              <table:table-cell office:value-type="float" office:value="-0.254785">
                <text:p>-0.254785</text:p>
              </table:table-cell>
              <table:table-cell office:value-type="float" office:value="0.127392">
                <text:p>0.1273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9000000000051">
                <text:p>4.19000000000051</text:p>
              </table:table-cell>
              <table:table-cell office:value-type="float" office:value="-0.254785">
                <text:p>-0.254785</text:p>
              </table:table-cell>
              <table:table-cell office:value-type="float" office:value="0.127392">
                <text:p>0.1273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22999999999956">
                <text:p>4.22999999999956</text:p>
              </table:table-cell>
              <table:table-cell office:value-type="float" office:value="-0.360191">
                <text:p>-0.360191</text:p>
              </table:table-cell>
              <table:table-cell office:value-type="float" office:value="0.180096">
                <text:p>0.1800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22999999999956">
                <text:p>4.22999999999956</text:p>
              </table:table-cell>
              <table:table-cell office:value-type="float" office:value="-0.360191">
                <text:p>-0.360191</text:p>
              </table:table-cell>
              <table:table-cell office:value-type="float" office:value="0.180096">
                <text:p>0.1800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25">
                <text:p>4.25</text:p>
              </table:table-cell>
              <table:table-cell office:value-type="float" office:value="-0.384313">
                <text:p>-0.384313</text:p>
              </table:table-cell>
              <table:table-cell office:value-type="float" office:value="0.192156">
                <text:p>0.1921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25">
                <text:p>4.25</text:p>
              </table:table-cell>
              <table:table-cell office:value-type="float" office:value="-0.384313">
                <text:p>-0.384313</text:p>
              </table:table-cell>
              <table:table-cell office:value-type="float" office:value="0.192156">
                <text:p>0.1921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27000000000044">
                <text:p>4.27000000000044</text:p>
              </table:table-cell>
              <table:table-cell office:value-type="float" office:value="-0.35411">
                <text:p>-0.35411</text:p>
              </table:table-cell>
              <table:table-cell office:value-type="float" office:value="0.177055">
                <text:p>0.1770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7000000000044">
                <text:p>4.27000000000044</text:p>
              </table:table-cell>
              <table:table-cell office:value-type="float" office:value="-0.35411">
                <text:p>-0.35411</text:p>
              </table:table-cell>
              <table:table-cell office:value-type="float" office:value="0.177055">
                <text:p>0.1770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8999999999905">
                <text:p>4.28999999999905</text:p>
              </table:table-cell>
              <table:table-cell office:value-type="float" office:value="-0.307489">
                <text:p>-0.307489</text:p>
              </table:table-cell>
              <table:table-cell office:value-type="float" office:value="0.153745">
                <text:p>0.1537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9999999999927">
                <text:p>4.29999999999927</text:p>
              </table:table-cell>
              <table:table-cell office:value-type="float" office:value="-0.285697">
                <text:p>-0.285697</text:p>
              </table:table-cell>
              <table:table-cell office:value-type="float" office:value="0.142849">
                <text:p>0.1428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30999999999949">
                <text:p>4.30999999999949</text:p>
              </table:table-cell>
              <table:table-cell office:value-type="float" office:value="-0.247031">
                <text:p>-0.247031</text:p>
              </table:table-cell>
              <table:table-cell office:value-type="float" office:value="0.123515">
                <text:p>0.1235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31999999999971">
                <text:p>4.31999999999971</text:p>
              </table:table-cell>
              <table:table-cell office:value-type="float" office:value="-0.256462">
                <text:p>-0.256462</text:p>
              </table:table-cell>
              <table:table-cell office:value-type="float" office:value="0.128231">
                <text:p>0.1282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31999999999971">
                <text:p>4.31999999999971</text:p>
              </table:table-cell>
              <table:table-cell office:value-type="float" office:value="-0.256462">
                <text:p>-0.256462</text:p>
              </table:table-cell>
              <table:table-cell office:value-type="float" office:value="0.128231">
                <text:p>0.1282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34000000000015">
                <text:p>4.34000000000015</text:p>
              </table:table-cell>
              <table:table-cell office:value-type="float" office:value="-0.251971">
                <text:p>-0.251971</text:p>
              </table:table-cell>
              <table:table-cell office:value-type="float" office:value="0.125986">
                <text:p>0.1259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34000000000015">
                <text:p>4.34000000000015</text:p>
              </table:table-cell>
              <table:table-cell office:value-type="float" office:value="-0.251971">
                <text:p>-0.251971</text:p>
              </table:table-cell>
              <table:table-cell office:value-type="float" office:value="0.125986">
                <text:p>0.1259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36000000000058">
                <text:p>4.36000000000058</text:p>
              </table:table-cell>
              <table:table-cell office:value-type="float" office:value="-0.264021">
                <text:p>-0.264021</text:p>
              </table:table-cell>
              <table:table-cell office:value-type="float" office:value="0.132011">
                <text:p>0.1320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36999999999898">
                <text:p>4.36999999999898</text:p>
              </table:table-cell>
              <table:table-cell office:value-type="float" office:value="-0.266418">
                <text:p>-0.266418</text:p>
              </table:table-cell>
              <table:table-cell office:value-type="float" office:value="0.133209">
                <text:p>0.1332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799999999992">
                <text:p>4.3799999999992</text:p>
              </table:table-cell>
              <table:table-cell office:value-type="float" office:value="-0.289401">
                <text:p>-0.289401</text:p>
              </table:table-cell>
              <table:table-cell office:value-type="float" office:value="0.144701">
                <text:p>0.1447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8999999999942">
                <text:p>4.38999999999942</text:p>
              </table:table-cell>
              <table:table-cell office:value-type="float" office:value="-0.253409">
                <text:p>-0.253409</text:p>
              </table:table-cell>
              <table:table-cell office:value-type="float" office:value="0.126705">
                <text:p>0.1267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9999999999964">
                <text:p>4.39999999999964</text:p>
              </table:table-cell>
              <table:table-cell office:value-type="float" office:value="-0.223288">
                <text:p>-0.223288</text:p>
              </table:table-cell>
              <table:table-cell office:value-type="float" office:value="0.111644">
                <text:p>0.1116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40999999999985">
                <text:p>4.40999999999985</text:p>
              </table:table-cell>
              <table:table-cell office:value-type="float" office:value="-0.209794">
                <text:p>-0.209794</text:p>
              </table:table-cell>
              <table:table-cell office:value-type="float" office:value="0.104897">
                <text:p>0.1048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42000000000007">
                <text:p>4.42000000000007</text:p>
              </table:table-cell>
              <table:table-cell office:value-type="float" office:value="-0.184107">
                <text:p>-0.184107</text:p>
              </table:table-cell>
              <table:table-cell office:value-type="float" office:value="0.092054">
                <text:p>0.0920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43000000000029">
                <text:p>4.43000000000029</text:p>
              </table:table-cell>
              <table:table-cell office:value-type="float" office:value="-0.192196">
                <text:p>-0.192196</text:p>
              </table:table-cell>
              <table:table-cell office:value-type="float" office:value="0.096098">
                <text:p>0.0960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44000000000051">
                <text:p>4.44000000000051</text:p>
              </table:table-cell>
              <table:table-cell office:value-type="float" office:value="-0.186145">
                <text:p>-0.186145</text:p>
              </table:table-cell>
              <table:table-cell office:value-type="float" office:value="0.093072">
                <text:p>0.0930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44999999999891">
                <text:p>4.44999999999891</text:p>
              </table:table-cell>
              <table:table-cell office:value-type="float" office:value="-0.20376">
                <text:p>-0.20376</text:p>
              </table:table-cell>
              <table:table-cell office:value-type="float" office:value="0.10188">
                <text:p>0.101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44999999999891">
                <text:p>4.44999999999891</text:p>
              </table:table-cell>
              <table:table-cell office:value-type="float" office:value="-0.20376">
                <text:p>-0.20376</text:p>
              </table:table-cell>
              <table:table-cell office:value-type="float" office:value="0.10188">
                <text:p>0.101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46999999999935">
                <text:p>4.46999999999935</text:p>
              </table:table-cell>
              <table:table-cell office:value-type="float" office:value="-0.226327">
                <text:p>-0.226327</text:p>
              </table:table-cell>
              <table:table-cell office:value-type="float" office:value="0.113163">
                <text:p>0.1131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7999999999956">
                <text:p>4.47999999999956</text:p>
              </table:table-cell>
              <table:table-cell office:value-type="float" office:value="-0.19841">
                <text:p>-0.19841</text:p>
              </table:table-cell>
              <table:table-cell office:value-type="float" office:value="0.099205">
                <text:p>0.0992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8999999999978">
                <text:p>4.48999999999978</text:p>
              </table:table-cell>
              <table:table-cell office:value-type="float" office:value="-0.189741">
                <text:p>-0.189741</text:p>
              </table:table-cell>
              <table:table-cell office:value-type="float" office:value="0.094871">
                <text:p>0.0948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5">
                <text:p>4.5</text:p>
              </table:table-cell>
              <table:table-cell office:value-type="float" office:value="-0.165977">
                <text:p>-0.165977</text:p>
              </table:table-cell>
              <table:table-cell office:value-type="float" office:value="0.082989">
                <text:p>0.0829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51000000000022">
                <text:p>4.51000000000022</text:p>
              </table:table-cell>
              <table:table-cell office:value-type="float" office:value="-0.153338">
                <text:p>-0.153338</text:p>
              </table:table-cell>
              <table:table-cell office:value-type="float" office:value="0.076669">
                <text:p>0.0766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52000000000044">
                <text:p>4.52000000000044</text:p>
              </table:table-cell>
              <table:table-cell office:value-type="float" office:value="-0.160368">
                <text:p>-0.160368</text:p>
              </table:table-cell>
              <table:table-cell office:value-type="float" office:value="0.080184">
                <text:p>0.0801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53999999999905">
                <text:p>4.53999999999905</text:p>
              </table:table-cell>
              <table:table-cell office:value-type="float" office:value="-0.111985">
                <text:p>-0.111985</text:p>
              </table:table-cell>
              <table:table-cell office:value-type="float" office:value="0.055993">
                <text:p>0.0559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53999999999905">
                <text:p>4.53999999999905</text:p>
              </table:table-cell>
              <table:table-cell office:value-type="float" office:value="-0.111985">
                <text:p>-0.111985</text:p>
              </table:table-cell>
              <table:table-cell office:value-type="float" office:value="0.055993">
                <text:p>0.0559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54999999999927">
                <text:p>4.54999999999927</text:p>
              </table:table-cell>
              <table:table-cell office:value-type="float" office:value="-0.099339">
                <text:p>-0.099339</text:p>
              </table:table-cell>
              <table:table-cell office:value-type="float" office:value="0.04967">
                <text:p>0.049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56999999999971">
                <text:p>4.56999999999971</text:p>
              </table:table-cell>
              <table:table-cell office:value-type="float" office:value="-0.09087">
                <text:p>-0.09087</text:p>
              </table:table-cell>
              <table:table-cell office:value-type="float" office:value="0.045435">
                <text:p>0.0454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56999999999971">
                <text:p>4.56999999999971</text:p>
              </table:table-cell>
              <table:table-cell office:value-type="float" office:value="-0.09087">
                <text:p>-0.09087</text:p>
              </table:table-cell>
              <table:table-cell office:value-type="float" office:value="0.045435">
                <text:p>0.0454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7999999999993">
                <text:p>4.57999999999993</text:p>
              </table:table-cell>
              <table:table-cell office:value-type="float" office:value="-0.07656">
                <text:p>-0.07656</text:p>
              </table:table-cell>
              <table:table-cell office:value-type="float" office:value="0.03828">
                <text:p>0.0382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9000000000015">
                <text:p>4.59000000000015</text:p>
              </table:table-cell>
              <table:table-cell office:value-type="float" office:value="-0.070461">
                <text:p>-0.070461</text:p>
              </table:table-cell>
              <table:table-cell office:value-type="float" office:value="0.03523">
                <text:p>0.035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61000000000058">
                <text:p>4.61000000000058</text:p>
              </table:table-cell>
              <table:table-cell office:value-type="float" office:value="-0.115162">
                <text:p>-0.115162</text:p>
              </table:table-cell>
              <table:table-cell office:value-type="float" office:value="0.057581">
                <text:p>0.0575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61000000000058">
                <text:p>4.61000000000058</text:p>
              </table:table-cell>
              <table:table-cell office:value-type="float" office:value="-0.115162">
                <text:p>-0.115162</text:p>
              </table:table-cell>
              <table:table-cell office:value-type="float" office:value="0.057581">
                <text:p>0.0575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6299999999992">
                <text:p>4.6299999999992</text:p>
              </table:table-cell>
              <table:table-cell office:value-type="float" office:value="-0.104526">
                <text:p>-0.104526</text:p>
              </table:table-cell>
              <table:table-cell office:value-type="float" office:value="0.052263">
                <text:p>0.0522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6299999999992">
                <text:p>4.6299999999992</text:p>
              </table:table-cell>
              <table:table-cell office:value-type="float" office:value="-0.104526">
                <text:p>-0.104526</text:p>
              </table:table-cell>
              <table:table-cell office:value-type="float" office:value="0.052263">
                <text:p>0.0522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64999999999964">
                <text:p>4.64999999999964</text:p>
              </table:table-cell>
              <table:table-cell office:value-type="float" office:value="-0.094956">
                <text:p>-0.094956</text:p>
              </table:table-cell>
              <table:table-cell office:value-type="float" office:value="0.047478">
                <text:p>0.0474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64999999999964">
                <text:p>4.64999999999964</text:p>
              </table:table-cell>
              <table:table-cell office:value-type="float" office:value="-0.094956">
                <text:p>-0.094956</text:p>
              </table:table-cell>
              <table:table-cell office:value-type="float" office:value="0.047478">
                <text:p>0.04747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67000000000007">
                <text:p>4.67000000000007</text:p>
              </table:table-cell>
              <table:table-cell office:value-type="float" office:value="-0.111278">
                <text:p>-0.111278</text:p>
              </table:table-cell>
              <table:table-cell office:value-type="float" office:value="0.055639">
                <text:p>0.0556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67000000000007">
                <text:p>4.67000000000007</text:p>
              </table:table-cell>
              <table:table-cell office:value-type="float" office:value="-0.111278">
                <text:p>-0.111278</text:p>
              </table:table-cell>
              <table:table-cell office:value-type="float" office:value="0.055639">
                <text:p>0.0556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9000000000051">
                <text:p>4.69000000000051</text:p>
              </table:table-cell>
              <table:table-cell office:value-type="float" office:value="-0.163776">
                <text:p>-0.163776</text:p>
              </table:table-cell>
              <table:table-cell office:value-type="float" office:value="0.081888">
                <text:p>0.0818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9999999999891">
                <text:p>4.69999999999891</text:p>
              </table:table-cell>
              <table:table-cell office:value-type="float" office:value="-0.133388">
                <text:p>-0.133388</text:p>
              </table:table-cell>
              <table:table-cell office:value-type="float" office:value="0.066694">
                <text:p>0.0666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9999999999891">
                <text:p>4.69999999999891</text:p>
              </table:table-cell>
              <table:table-cell office:value-type="float" office:value="-0.133388">
                <text:p>-0.133388</text:p>
              </table:table-cell>
              <table:table-cell office:value-type="float" office:value="0.066694">
                <text:p>0.0666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70999999999913">
                <text:p>4.70999999999913</text:p>
              </table:table-cell>
              <table:table-cell office:value-type="float" office:value="-0.133243">
                <text:p>-0.133243</text:p>
              </table:table-cell>
              <table:table-cell office:value-type="float" office:value="0.066622">
                <text:p>0.0666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72999999999956">
                <text:p>4.72999999999956</text:p>
              </table:table-cell>
              <table:table-cell office:value-type="float" office:value="-0.122388">
                <text:p>-0.122388</text:p>
              </table:table-cell>
              <table:table-cell office:value-type="float" office:value="0.061194">
                <text:p>0.0611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73999999999978">
                <text:p>4.73999999999978</text:p>
              </table:table-cell>
              <table:table-cell office:value-type="float" office:value="-0.13757">
                <text:p>-0.13757</text:p>
              </table:table-cell>
              <table:table-cell office:value-type="float" office:value="0.068785">
                <text:p>0.0687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73999999999978">
                <text:p>4.73999999999978</text:p>
              </table:table-cell>
              <table:table-cell office:value-type="float" office:value="-0.13757">
                <text:p>-0.13757</text:p>
              </table:table-cell>
              <table:table-cell office:value-type="float" office:value="0.068785">
                <text:p>0.0687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76000000000022">
                <text:p>4.76000000000022</text:p>
              </table:table-cell>
              <table:table-cell office:value-type="float" office:value="-0.130509">
                <text:p>-0.130509</text:p>
              </table:table-cell>
              <table:table-cell office:value-type="float" office:value="0.065254">
                <text:p>0.0652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77000000000044">
                <text:p>4.77000000000044</text:p>
              </table:table-cell>
              <table:table-cell office:value-type="float" office:value="-0.167748">
                <text:p>-0.167748</text:p>
              </table:table-cell>
              <table:table-cell office:value-type="float" office:value="0.083874">
                <text:p>0.0838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77000000000044">
                <text:p>4.77000000000044</text:p>
              </table:table-cell>
              <table:table-cell office:value-type="float" office:value="-0.167748">
                <text:p>-0.167748</text:p>
              </table:table-cell>
              <table:table-cell office:value-type="float" office:value="0.083874">
                <text:p>0.08387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8999999999905">
                <text:p>4.78999999999905</text:p>
              </table:table-cell>
              <table:table-cell office:value-type="float" office:value="-0.14222">
                <text:p>-0.14222</text:p>
              </table:table-cell>
              <table:table-cell office:value-type="float" office:value="0.07111">
                <text:p>0.071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9999999999927">
                <text:p>4.79999999999927</text:p>
              </table:table-cell>
              <table:table-cell office:value-type="float" office:value="-0.146606">
                <text:p>-0.146606</text:p>
              </table:table-cell>
              <table:table-cell office:value-type="float" office:value="0.073303">
                <text:p>0.0733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80999999999949">
                <text:p>4.80999999999949</text:p>
              </table:table-cell>
              <table:table-cell office:value-type="float" office:value="-0.10575">
                <text:p>-0.10575</text:p>
              </table:table-cell>
              <table:table-cell office:value-type="float" office:value="0.052875">
                <text:p>0.0528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81999999999971">
                <text:p>4.81999999999971</text:p>
              </table:table-cell>
              <table:table-cell office:value-type="float" office:value="-0.100005">
                <text:p>-0.100005</text:p>
              </table:table-cell>
              <table:table-cell office:value-type="float" office:value="0.050003">
                <text:p>0.0500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82999999999993">
                <text:p>4.82999999999993</text:p>
              </table:table-cell>
              <table:table-cell office:value-type="float" office:value="-0.101999">
                <text:p>-0.101999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84000000000015">
                <text:p>4.84000000000015</text:p>
              </table:table-cell>
              <table:table-cell office:value-type="float" office:value="-0.080864">
                <text:p>-0.080864</text:p>
              </table:table-cell>
              <table:table-cell office:value-type="float" office:value="0.040432">
                <text:p>0.0404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84000000000015">
                <text:p>4.84000000000015</text:p>
              </table:table-cell>
              <table:table-cell office:value-type="float" office:value="-0.080864">
                <text:p>-0.080864</text:p>
              </table:table-cell>
              <table:table-cell office:value-type="float" office:value="0.040432">
                <text:p>0.0404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84000000000015">
                <text:p>4.84000000000015</text:p>
              </table:table-cell>
              <table:table-cell office:value-type="float" office:value="-0.080864">
                <text:p>-0.080864</text:p>
              </table:table-cell>
              <table:table-cell office:value-type="float" office:value="0.040432">
                <text:p>0.0404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86999999999898">
                <text:p>4.86999999999898</text:p>
              </table:table-cell>
              <table:table-cell office:value-type="float" office:value="-0.12877">
                <text:p>-0.12877</text:p>
              </table:table-cell>
              <table:table-cell office:value-type="float" office:value="0.064385">
                <text:p>0.0643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8799999999992">
                <text:p>4.8799999999992</text:p>
              </table:table-cell>
              <table:table-cell office:value-type="float" office:value="-0.135399">
                <text:p>-0.135399</text:p>
              </table:table-cell>
              <table:table-cell office:value-type="float" office:value="0.067699">
                <text:p>0.0676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9999999999964">
                <text:p>4.89999999999964</text:p>
              </table:table-cell>
              <table:table-cell office:value-type="float" office:value="-0.144859">
                <text:p>-0.144859</text:p>
              </table:table-cell>
              <table:table-cell office:value-type="float" office:value="0.072429">
                <text:p>0.0724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9999999999964">
                <text:p>4.89999999999964</text:p>
              </table:table-cell>
              <table:table-cell office:value-type="float" office:value="-0.144859">
                <text:p>-0.144859</text:p>
              </table:table-cell>
              <table:table-cell office:value-type="float" office:value="0.072429">
                <text:p>0.0724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90999999999985">
                <text:p>4.90999999999985</text:p>
              </table:table-cell>
              <table:table-cell office:value-type="float" office:value="-0.152715">
                <text:p>-0.152715</text:p>
              </table:table-cell>
              <table:table-cell office:value-type="float" office:value="0.076357">
                <text:p>0.0763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92000000000007">
                <text:p>4.92000000000007</text:p>
              </table:table-cell>
              <table:table-cell office:value-type="float" office:value="-0.132469">
                <text:p>-0.132469</text:p>
              </table:table-cell>
              <table:table-cell office:value-type="float" office:value="0.066235">
                <text:p>0.0662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93000000000029">
                <text:p>4.93000000000029</text:p>
              </table:table-cell>
              <table:table-cell office:value-type="float" office:value="-0.113855">
                <text:p>-0.113855</text:p>
              </table:table-cell>
              <table:table-cell office:value-type="float" office:value="0.056927">
                <text:p>0.0569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94000000000051">
                <text:p>4.94000000000051</text:p>
              </table:table-cell>
              <table:table-cell office:value-type="float" office:value="-0.131028">
                <text:p>-0.131028</text:p>
              </table:table-cell>
              <table:table-cell office:value-type="float" office:value="0.065514">
                <text:p>0.0655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94999999999891">
                <text:p>4.94999999999891</text:p>
              </table:table-cell>
              <table:table-cell office:value-type="float" office:value="-0.099289">
                <text:p>-0.099289</text:p>
              </table:table-cell>
              <table:table-cell office:value-type="float" office:value="0.049645">
                <text:p>0.0496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95999999999913">
                <text:p>4.95999999999913</text:p>
              </table:table-cell>
              <table:table-cell office:value-type="float" office:value="-0.080284">
                <text:p>-0.080284</text:p>
              </table:table-cell>
              <table:table-cell office:value-type="float" office:value="0.040142">
                <text:p>0.0401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95999999999913">
                <text:p>4.95999999999913</text:p>
              </table:table-cell>
              <table:table-cell office:value-type="float" office:value="-0.080284">
                <text:p>-0.080284</text:p>
              </table:table-cell>
              <table:table-cell office:value-type="float" office:value="0.040142">
                <text:p>0.0401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95999999999913">
                <text:p>4.95999999999913</text:p>
              </table:table-cell>
              <table:table-cell office:value-type="float" office:value="-0.080284">
                <text:p>-0.080284</text:p>
              </table:table-cell>
              <table:table-cell office:value-type="float" office:value="0.040142">
                <text:p>0.0401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8999999999978">
                <text:p>4.98999999999978</text:p>
              </table:table-cell>
              <table:table-cell office:value-type="float" office:value="-0.120146">
                <text:p>-0.120146</text:p>
              </table:table-cell>
              <table:table-cell office:value-type="float" office:value="0.060073">
                <text:p>0.0600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01000000000022">
                <text:p>5.01000000000022</text:p>
              </table:table-cell>
              <table:table-cell office:value-type="float" office:value="-0.164724">
                <text:p>-0.164724</text:p>
              </table:table-cell>
              <table:table-cell office:value-type="float" office:value="0.082362">
                <text:p>0.0823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01000000000022">
                <text:p>5.01000000000022</text:p>
              </table:table-cell>
              <table:table-cell office:value-type="float" office:value="-0.164724">
                <text:p>-0.164724</text:p>
              </table:table-cell>
              <table:table-cell office:value-type="float" office:value="0.082362">
                <text:p>0.08236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02000000000044">
                <text:p>5.02000000000044</text:p>
              </table:table-cell>
              <table:table-cell office:value-type="float" office:value="-0.1335">
                <text:p>-0.1335</text:p>
              </table:table-cell>
              <table:table-cell office:value-type="float" office:value="0.06675">
                <text:p>0.066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03999999999905">
                <text:p>5.03999999999905</text:p>
              </table:table-cell>
              <table:table-cell office:value-type="float" office:value="-0.161516">
                <text:p>-0.161516</text:p>
              </table:table-cell>
              <table:table-cell office:value-type="float" office:value="0.080758">
                <text:p>0.0807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03999999999905">
                <text:p>5.03999999999905</text:p>
              </table:table-cell>
              <table:table-cell office:value-type="float" office:value="-0.161516">
                <text:p>-0.161516</text:p>
              </table:table-cell>
              <table:table-cell office:value-type="float" office:value="0.080758">
                <text:p>0.0807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04999999999927">
                <text:p>5.04999999999927</text:p>
              </table:table-cell>
              <table:table-cell office:value-type="float" office:value="-0.143041">
                <text:p>-0.143041</text:p>
              </table:table-cell>
              <table:table-cell office:value-type="float" office:value="0.07152">
                <text:p>0.071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06999999999971">
                <text:p>5.06999999999971</text:p>
              </table:table-cell>
              <table:table-cell office:value-type="float" office:value="-0.116544">
                <text:p>-0.116544</text:p>
              </table:table-cell>
              <table:table-cell office:value-type="float" office:value="0.058272">
                <text:p>0.0582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06999999999971">
                <text:p>5.06999999999971</text:p>
              </table:table-cell>
              <table:table-cell office:value-type="float" office:value="-0.116544">
                <text:p>-0.116544</text:p>
              </table:table-cell>
              <table:table-cell office:value-type="float" office:value="0.058272">
                <text:p>0.0582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09000000000015">
                <text:p>5.09000000000015</text:p>
              </table:table-cell>
              <table:table-cell office:value-type="float" office:value="-0.110066">
                <text:p>-0.110066</text:p>
              </table:table-cell>
              <table:table-cell office:value-type="float" office:value="0.055033">
                <text:p>0.0550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09000000000015">
                <text:p>5.09000000000015</text:p>
              </table:table-cell>
              <table:table-cell office:value-type="float" office:value="-0.110066">
                <text:p>-0.110066</text:p>
              </table:table-cell>
              <table:table-cell office:value-type="float" office:value="0.055033">
                <text:p>0.0550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09000000000015">
                <text:p>5.09000000000015</text:p>
              </table:table-cell>
              <table:table-cell office:value-type="float" office:value="-0.110066">
                <text:p>-0.110066</text:p>
              </table:table-cell>
              <table:table-cell office:value-type="float" office:value="0.055033">
                <text:p>0.0550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11999999999898">
                <text:p>5.11999999999898</text:p>
              </table:table-cell>
              <table:table-cell office:value-type="float" office:value="-0.166328">
                <text:p>-0.166328</text:p>
              </table:table-cell>
              <table:table-cell office:value-type="float" office:value="0.083164">
                <text:p>0.08316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11999999999898">
                <text:p>5.11999999999898</text:p>
              </table:table-cell>
              <table:table-cell office:value-type="float" office:value="-0.166328">
                <text:p>-0.166328</text:p>
              </table:table-cell>
              <table:table-cell office:value-type="float" office:value="0.083164">
                <text:p>0.08316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13999999999942">
                <text:p>5.13999999999942</text:p>
              </table:table-cell>
              <table:table-cell office:value-type="float" office:value="-0.187298">
                <text:p>-0.187298</text:p>
              </table:table-cell>
              <table:table-cell office:value-type="float" office:value="0.093649">
                <text:p>0.0936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13999999999942">
                <text:p>5.13999999999942</text:p>
              </table:table-cell>
              <table:table-cell office:value-type="float" office:value="-0.187298">
                <text:p>-0.187298</text:p>
              </table:table-cell>
              <table:table-cell office:value-type="float" office:value="0.093649">
                <text:p>0.0936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15999999999985">
                <text:p>5.15999999999985</text:p>
              </table:table-cell>
              <table:table-cell office:value-type="float" office:value="-0.192843">
                <text:p>-0.192843</text:p>
              </table:table-cell>
              <table:table-cell office:value-type="float" office:value="0.096421">
                <text:p>0.0964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17000000000007">
                <text:p>5.17000000000007</text:p>
              </table:table-cell>
              <table:table-cell office:value-type="float" office:value="-0.164437">
                <text:p>-0.164437</text:p>
              </table:table-cell>
              <table:table-cell office:value-type="float" office:value="0.082219">
                <text:p>0.0822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17000000000007">
                <text:p>5.17000000000007</text:p>
              </table:table-cell>
              <table:table-cell office:value-type="float" office:value="-0.164437">
                <text:p>-0.164437</text:p>
              </table:table-cell>
              <table:table-cell office:value-type="float" office:value="0.082219">
                <text:p>0.0822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19000000000051">
                <text:p>5.19000000000051</text:p>
              </table:table-cell>
              <table:table-cell office:value-type="float" office:value="-0.117925">
                <text:p>-0.117925</text:p>
              </table:table-cell>
              <table:table-cell office:value-type="float" office:value="0.058962">
                <text:p>0.05896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9000000000051">
                <text:p>5.19000000000051</text:p>
              </table:table-cell>
              <table:table-cell office:value-type="float" office:value="-0.117925">
                <text:p>-0.117925</text:p>
              </table:table-cell>
              <table:table-cell office:value-type="float" office:value="0.058962">
                <text:p>0.05896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20999999999913">
                <text:p>5.20999999999913</text:p>
              </table:table-cell>
              <table:table-cell office:value-type="float" office:value="-0.096322">
                <text:p>-0.096322</text:p>
              </table:table-cell>
              <table:table-cell office:value-type="float" office:value="0.048161">
                <text:p>0.0481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21999999999935">
                <text:p>5.21999999999935</text:p>
              </table:table-cell>
              <table:table-cell office:value-type="float" office:value="-0.104407">
                <text:p>-0.104407</text:p>
              </table:table-cell>
              <table:table-cell office:value-type="float" office:value="0.052203">
                <text:p>0.0522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21999999999935">
                <text:p>5.21999999999935</text:p>
              </table:table-cell>
              <table:table-cell office:value-type="float" office:value="-0.104407">
                <text:p>-0.104407</text:p>
              </table:table-cell>
              <table:table-cell office:value-type="float" office:value="0.052203">
                <text:p>0.0522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22999999999956">
                <text:p>5.22999999999956</text:p>
              </table:table-cell>
              <table:table-cell office:value-type="float" office:value="-0.117682">
                <text:p>-0.117682</text:p>
              </table:table-cell>
              <table:table-cell office:value-type="float" office:value="0.058841">
                <text:p>0.0588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25">
                <text:p>5.25</text:p>
              </table:table-cell>
              <table:table-cell office:value-type="float" office:value="-0.14101">
                <text:p>-0.14101</text:p>
              </table:table-cell>
              <table:table-cell office:value-type="float" office:value="0.070505">
                <text:p>0.0705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26000000000022">
                <text:p>5.26000000000022</text:p>
              </table:table-cell>
              <table:table-cell office:value-type="float" office:value="-0.138454">
                <text:p>-0.138454</text:p>
              </table:table-cell>
              <table:table-cell office:value-type="float" office:value="0.069227">
                <text:p>0.0692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27000000000044">
                <text:p>5.27000000000044</text:p>
              </table:table-cell>
              <table:table-cell office:value-type="float" office:value="-0.171518">
                <text:p>-0.171518</text:p>
              </table:table-cell>
              <table:table-cell office:value-type="float" office:value="0.085759">
                <text:p>0.0857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27999999999884">
                <text:p>5.27999999999884</text:p>
              </table:table-cell>
              <table:table-cell office:value-type="float" office:value="-0.155997">
                <text:p>-0.155997</text:p>
              </table:table-cell>
              <table:table-cell office:value-type="float" office:value="0.077999">
                <text:p>0.0779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27999999999884">
                <text:p>5.27999999999884</text:p>
              </table:table-cell>
              <table:table-cell office:value-type="float" office:value="-0.155997">
                <text:p>-0.155997</text:p>
              </table:table-cell>
              <table:table-cell office:value-type="float" office:value="0.077999">
                <text:p>0.0779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7999999999884">
                <text:p>5.27999999999884</text:p>
              </table:table-cell>
              <table:table-cell office:value-type="float" office:value="-0.155997">
                <text:p>-0.155997</text:p>
              </table:table-cell>
              <table:table-cell office:value-type="float" office:value="0.077999">
                <text:p>0.07799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30999999999949">
                <text:p>5.30999999999949</text:p>
              </table:table-cell>
              <table:table-cell office:value-type="float" office:value="-0.150285">
                <text:p>-0.150285</text:p>
              </table:table-cell>
              <table:table-cell office:value-type="float" office:value="0.075142">
                <text:p>0.0751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31999999999971">
                <text:p>5.31999999999971</text:p>
              </table:table-cell>
              <table:table-cell office:value-type="float" office:value="-0.122517">
                <text:p>-0.122517</text:p>
              </table:table-cell>
              <table:table-cell office:value-type="float" office:value="0.061258">
                <text:p>0.06125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32999999999993">
                <text:p>5.32999999999993</text:p>
              </table:table-cell>
              <table:table-cell office:value-type="float" office:value="-0.115496">
                <text:p>-0.115496</text:p>
              </table:table-cell>
              <table:table-cell office:value-type="float" office:value="0.057748">
                <text:p>0.0577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34000000000015">
                <text:p>5.34000000000015</text:p>
              </table:table-cell>
              <table:table-cell office:value-type="float" office:value="-0.116526">
                <text:p>-0.116526</text:p>
              </table:table-cell>
              <table:table-cell office:value-type="float" office:value="0.058263">
                <text:p>0.0582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35000000000036">
                <text:p>5.35000000000036</text:p>
              </table:table-cell>
              <table:table-cell office:value-type="float" office:value="-0.106593">
                <text:p>-0.106593</text:p>
              </table:table-cell>
              <table:table-cell office:value-type="float" office:value="0.053297">
                <text:p>0.0532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36000000000058">
                <text:p>5.36000000000058</text:p>
              </table:table-cell>
              <table:table-cell office:value-type="float" office:value="-0.120007">
                <text:p>-0.120007</text:p>
              </table:table-cell>
              <table:table-cell office:value-type="float" office:value="0.060004">
                <text:p>0.0600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36000000000058">
                <text:p>5.36000000000058</text:p>
              </table:table-cell>
              <table:table-cell office:value-type="float" office:value="-0.120007">
                <text:p>-0.120007</text:p>
              </table:table-cell>
              <table:table-cell office:value-type="float" office:value="0.060004">
                <text:p>0.0600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36000000000058">
                <text:p>5.36000000000058</text:p>
              </table:table-cell>
              <table:table-cell office:value-type="float" office:value="-0.120007">
                <text:p>-0.120007</text:p>
              </table:table-cell>
              <table:table-cell office:value-type="float" office:value="0.060004">
                <text:p>0.0600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38999999999942">
                <text:p>5.38999999999942</text:p>
              </table:table-cell>
              <table:table-cell office:value-type="float" office:value="-0.173698">
                <text:p>-0.173698</text:p>
              </table:table-cell>
              <table:table-cell office:value-type="float" office:value="0.086849">
                <text:p>0.08684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9999999999964">
                <text:p>5.39999999999964</text:p>
              </table:table-cell>
              <table:table-cell office:value-type="float" office:value="-0.141063">
                <text:p>-0.141063</text:p>
              </table:table-cell>
              <table:table-cell office:value-type="float" office:value="0.070531">
                <text:p>0.0705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40999999999985">
                <text:p>5.40999999999985</text:p>
              </table:table-cell>
              <table:table-cell office:value-type="float" office:value="-0.132138">
                <text:p>-0.132138</text:p>
              </table:table-cell>
              <table:table-cell office:value-type="float" office:value="0.066069">
                <text:p>0.0660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42000000000007">
                <text:p>5.42000000000007</text:p>
              </table:table-cell>
              <table:table-cell office:value-type="float" office:value="-0.157316">
                <text:p>-0.157316</text:p>
              </table:table-cell>
              <table:table-cell office:value-type="float" office:value="0.078658">
                <text:p>0.0786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43000000000029">
                <text:p>5.43000000000029</text:p>
              </table:table-cell>
              <table:table-cell office:value-type="float" office:value="-0.151568">
                <text:p>-0.151568</text:p>
              </table:table-cell>
              <table:table-cell office:value-type="float" office:value="0.075784">
                <text:p>0.0757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44000000000051">
                <text:p>5.44000000000051</text:p>
              </table:table-cell>
              <table:table-cell office:value-type="float" office:value="-0.160386">
                <text:p>-0.160386</text:p>
              </table:table-cell>
              <table:table-cell office:value-type="float" office:value="0.080193">
                <text:p>0.0801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44999999999891">
                <text:p>5.44999999999891</text:p>
              </table:table-cell>
              <table:table-cell office:value-type="float" office:value="-0.167792">
                <text:p>-0.167792</text:p>
              </table:table-cell>
              <table:table-cell office:value-type="float" office:value="0.083896">
                <text:p>0.0838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45999999999913">
                <text:p>5.45999999999913</text:p>
              </table:table-cell>
              <table:table-cell office:value-type="float" office:value="-0.138087">
                <text:p>-0.138087</text:p>
              </table:table-cell>
              <table:table-cell office:value-type="float" office:value="0.069043">
                <text:p>0.0690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46999999999935">
                <text:p>5.46999999999935</text:p>
              </table:table-cell>
              <table:table-cell office:value-type="float" office:value="-0.157716">
                <text:p>-0.157716</text:p>
              </table:table-cell>
              <table:table-cell office:value-type="float" office:value="0.078858">
                <text:p>0.07885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47999999999956">
                <text:p>5.47999999999956</text:p>
              </table:table-cell>
              <table:table-cell office:value-type="float" office:value="-0.142627">
                <text:p>-0.142627</text:p>
              </table:table-cell>
              <table:table-cell office:value-type="float" office:value="0.071313">
                <text:p>0.0713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48999999999978">
                <text:p>5.48999999999978</text:p>
              </table:table-cell>
              <table:table-cell office:value-type="float" office:value="-0.134438">
                <text:p>-0.134438</text:p>
              </table:table-cell>
              <table:table-cell office:value-type="float" office:value="0.067219">
                <text:p>0.0672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8999999999978">
                <text:p>5.48999999999978</text:p>
              </table:table-cell>
              <table:table-cell office:value-type="float" office:value="-0.134438">
                <text:p>-0.134438</text:p>
              </table:table-cell>
              <table:table-cell office:value-type="float" office:value="0.067219">
                <text:p>0.0672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8999999999978">
                <text:p>5.48999999999978</text:p>
              </table:table-cell>
              <table:table-cell office:value-type="float" office:value="-0.134438">
                <text:p>-0.134438</text:p>
              </table:table-cell>
              <table:table-cell office:value-type="float" office:value="0.067219">
                <text:p>0.0672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52999999999884">
                <text:p>5.52999999999884</text:p>
              </table:table-cell>
              <table:table-cell office:value-type="float" office:value="-0.133257">
                <text:p>-0.133257</text:p>
              </table:table-cell>
              <table:table-cell office:value-type="float" office:value="0.066629">
                <text:p>0.0666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52999999999884">
                <text:p>5.52999999999884</text:p>
              </table:table-cell>
              <table:table-cell office:value-type="float" office:value="-0.133257">
                <text:p>-0.133257</text:p>
              </table:table-cell>
              <table:table-cell office:value-type="float" office:value="0.066629">
                <text:p>0.06662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53999999999905">
                <text:p>5.53999999999905</text:p>
              </table:table-cell>
              <table:table-cell office:value-type="float" office:value="-0.135754">
                <text:p>-0.135754</text:p>
              </table:table-cell>
              <table:table-cell office:value-type="float" office:value="0.067877">
                <text:p>0.0678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55999999999949">
                <text:p>5.55999999999949</text:p>
              </table:table-cell>
              <table:table-cell office:value-type="float" office:value="-0.162282">
                <text:p>-0.162282</text:p>
              </table:table-cell>
              <table:table-cell office:value-type="float" office:value="0.081141">
                <text:p>0.0811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55999999999949">
                <text:p>5.55999999999949</text:p>
              </table:table-cell>
              <table:table-cell office:value-type="float" office:value="-0.162282">
                <text:p>-0.162282</text:p>
              </table:table-cell>
              <table:table-cell office:value-type="float" office:value="0.081141">
                <text:p>0.08114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56999999999971">
                <text:p>5.56999999999971</text:p>
              </table:table-cell>
              <table:table-cell office:value-type="float" office:value="-0.123313">
                <text:p>-0.123313</text:p>
              </table:table-cell>
              <table:table-cell office:value-type="float" office:value="0.061657">
                <text:p>0.0616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57999999999993">
                <text:p>5.57999999999993</text:p>
              </table:table-cell>
              <table:table-cell office:value-type="float" office:value="-0.096292">
                <text:p>-0.096292</text:p>
              </table:table-cell>
              <table:table-cell office:value-type="float" office:value="0.048146">
                <text:p>0.0481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60000000000036">
                <text:p>5.60000000000036</text:p>
              </table:table-cell>
              <table:table-cell office:value-type="float" office:value="-0.032738">
                <text:p>-0.032738</text:p>
              </table:table-cell>
              <table:table-cell office:value-type="float" office:value="0.016369">
                <text:p>0.01636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60000000000036">
                <text:p>5.60000000000036</text:p>
              </table:table-cell>
              <table:table-cell office:value-type="float" office:value="-0.032738">
                <text:p>-0.032738</text:p>
              </table:table-cell>
              <table:table-cell office:value-type="float" office:value="0.016369">
                <text:p>0.0163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61999999999898">
                <text:p>5.61999999999898</text:p>
              </table:table-cell>
              <table:table-cell office:value-type="float" office:value="-0.001842">
                <text:p>-0.001842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61999999999898">
                <text:p>5.61999999999898</text:p>
              </table:table-cell>
              <table:table-cell office:value-type="float" office:value="-0.001842">
                <text:p>-0.001842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61999999999898">
                <text:p>5.61999999999898</text:p>
              </table:table-cell>
              <table:table-cell office:value-type="float" office:value="-0.001842">
                <text:p>-0.001842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64999999999964">
                <text:p>5.64999999999964</text:p>
              </table:table-cell>
              <table:table-cell office:value-type="float" office:value="-0.004298">
                <text:p>-0.004298</text:p>
              </table:table-cell>
              <table:table-cell office:value-type="float" office:value="0.002149">
                <text:p>0.0021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65999999999985">
                <text:p>5.65999999999985</text:p>
              </table:table-cell>
              <table:table-cell office:value-type="float" office:value="-0.000491">
                <text:p>-0.000491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65999999999985">
                <text:p>5.65999999999985</text:p>
              </table:table-cell>
              <table:table-cell office:value-type="float" office:value="-0.000491">
                <text:p>-0.000491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68000000000029">
                <text:p>5.68000000000029</text:p>
              </table:table-cell>
              <table:table-cell office:value-type="float" office:value="-0.010901">
                <text:p>-0.010901</text:p>
              </table:table-cell>
              <table:table-cell office:value-type="float" office:value="0.00545">
                <text:p>0.0054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69000000000051">
                <text:p>5.69000000000051</text:p>
              </table:table-cell>
              <table:table-cell office:value-type="float" office:value="0.006322">
                <text:p>0.006322</text:p>
              </table:table-cell>
              <table:table-cell office:value-type="float" office:value="-0.003161">
                <text:p>-0.0031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69000000000051">
                <text:p>5.69000000000051</text:p>
              </table:table-cell>
              <table:table-cell office:value-type="float" office:value="0.006322">
                <text:p>0.006322</text:p>
              </table:table-cell>
              <table:table-cell office:value-type="float" office:value="-0.003161">
                <text:p>-0.00316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70999999999913">
                <text:p>5.70999999999913</text:p>
              </table:table-cell>
              <table:table-cell office:value-type="float" office:value="0.016228">
                <text:p>0.016228</text:p>
              </table:table-cell>
              <table:table-cell office:value-type="float" office:value="-0.008114">
                <text:p>-0.0081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71999999999935">
                <text:p>5.71999999999935</text:p>
              </table:table-cell>
              <table:table-cell office:value-type="float" office:value="0.040563">
                <text:p>0.040563</text:p>
              </table:table-cell>
              <table:table-cell office:value-type="float" office:value="-0.020281">
                <text:p>-0.02028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71999999999935">
                <text:p>5.71999999999935</text:p>
              </table:table-cell>
              <table:table-cell office:value-type="float" office:value="0.040563">
                <text:p>0.040563</text:p>
              </table:table-cell>
              <table:table-cell office:value-type="float" office:value="-0.020281">
                <text:p>-0.02028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73999999999978">
                <text:p>5.73999999999978</text:p>
              </table:table-cell>
              <table:table-cell office:value-type="float" office:value="0.100258">
                <text:p>0.100258</text:p>
              </table:table-cell>
              <table:table-cell office:value-type="float" office:value="-0.050129">
                <text:p>-0.05012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75">
                <text:p>5.75</text:p>
              </table:table-cell>
              <table:table-cell office:value-type="float" office:value="0.099429">
                <text:p>0.099429</text:p>
              </table:table-cell>
              <table:table-cell office:value-type="float" office:value="-0.049714">
                <text:p>-0.0497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75">
                <text:p>5.75</text:p>
              </table:table-cell>
              <table:table-cell office:value-type="float" office:value="0.099429">
                <text:p>0.099429</text:p>
              </table:table-cell>
              <table:table-cell office:value-type="float" office:value="-0.049714">
                <text:p>-0.0497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77000000000044">
                <text:p>5.77000000000044</text:p>
              </table:table-cell>
              <table:table-cell office:value-type="float" office:value="0.100479">
                <text:p>0.100479</text:p>
              </table:table-cell>
              <table:table-cell office:value-type="float" office:value="-0.050239">
                <text:p>-0.05023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77999999999884">
                <text:p>5.77999999999884</text:p>
              </table:table-cell>
              <table:table-cell office:value-type="float" office:value="0.091441">
                <text:p>0.091441</text:p>
              </table:table-cell>
              <table:table-cell office:value-type="float" office:value="-0.04572">
                <text:p>-0.045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78999999999905">
                <text:p>5.78999999999905</text:p>
              </table:table-cell>
              <table:table-cell office:value-type="float" office:value="0.071294">
                <text:p>0.071294</text:p>
              </table:table-cell>
              <table:table-cell office:value-type="float" office:value="-0.035647">
                <text:p>-0.0356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79999999999927">
                <text:p>5.79999999999927</text:p>
              </table:table-cell>
              <table:table-cell office:value-type="float" office:value="0.106839">
                <text:p>0.106839</text:p>
              </table:table-cell>
              <table:table-cell office:value-type="float" office:value="-0.053419">
                <text:p>-0.0534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80999999999949">
                <text:p>5.80999999999949</text:p>
              </table:table-cell>
              <table:table-cell office:value-type="float" office:value="0.13443">
                <text:p>0.13443</text:p>
              </table:table-cell>
              <table:table-cell office:value-type="float" office:value="-0.067215">
                <text:p>-0.0672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81999999999971">
                <text:p>5.81999999999971</text:p>
              </table:table-cell>
              <table:table-cell office:value-type="float" office:value="0.180541">
                <text:p>0.180541</text:p>
              </table:table-cell>
              <table:table-cell office:value-type="float" office:value="-0.09027">
                <text:p>-0.0902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82999999999993">
                <text:p>5.82999999999993</text:p>
              </table:table-cell>
              <table:table-cell office:value-type="float" office:value="0.292342">
                <text:p>0.292342</text:p>
              </table:table-cell>
              <table:table-cell office:value-type="float" office:value="-0.146171">
                <text:p>-0.1461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84000000000015">
                <text:p>5.84000000000015</text:p>
              </table:table-cell>
              <table:table-cell office:value-type="float" office:value="0.370209">
                <text:p>0.370209</text:p>
              </table:table-cell>
              <table:table-cell office:value-type="float" office:value="-0.185104">
                <text:p>-0.1851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85000000000036">
                <text:p>5.85000000000036</text:p>
              </table:table-cell>
              <table:table-cell office:value-type="float" office:value="0.65443">
                <text:p>0.65443</text:p>
              </table:table-cell>
              <table:table-cell office:value-type="float" office:value="-0.327215">
                <text:p>-0.3272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86000000000058">
                <text:p>5.86000000000058</text:p>
              </table:table-cell>
              <table:table-cell office:value-type="float" office:value="0.890372">
                <text:p>0.890372</text:p>
              </table:table-cell>
              <table:table-cell office:value-type="float" office:value="-0.445186">
                <text:p>-0.4451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86999999999898">
                <text:p>5.86999999999898</text:p>
              </table:table-cell>
              <table:table-cell office:value-type="float" office:value="1.475679">
                <text:p>1.475679</text:p>
              </table:table-cell>
              <table:table-cell office:value-type="float" office:value="-0.737839">
                <text:p>-0.7378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8799999999992">
                <text:p>5.8799999999992</text:p>
              </table:table-cell>
              <table:table-cell office:value-type="float" office:value="2.025164">
                <text:p>2.025164</text:p>
              </table:table-cell>
              <table:table-cell office:value-type="float" office:value="-1.012582">
                <text:p>-1.0125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8799999999992">
                <text:p>5.8799999999992</text:p>
              </table:table-cell>
              <table:table-cell office:value-type="float" office:value="2.025164">
                <text:p>2.025164</text:p>
              </table:table-cell>
              <table:table-cell office:value-type="float" office:value="-1.012582">
                <text:p>-1.0125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8799999999992">
                <text:p>5.8799999999992</text:p>
              </table:table-cell>
              <table:table-cell office:value-type="float" office:value="2.025164">
                <text:p>2.025164</text:p>
              </table:table-cell>
              <table:table-cell office:value-type="float" office:value="-1.012582">
                <text:p>-1.01258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90999999999985">
                <text:p>5.90999999999985</text:p>
              </table:table-cell>
              <table:table-cell office:value-type="float" office:value="3.820571">
                <text:p>3.820571</text:p>
              </table:table-cell>
              <table:table-cell office:value-type="float" office:value="-1.910285">
                <text:p>-1.91028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92000000000007">
                <text:p>5.92000000000007</text:p>
              </table:table-cell>
              <table:table-cell office:value-type="float" office:value="4.033064">
                <text:p>4.033064</text:p>
              </table:table-cell>
              <table:table-cell office:value-type="float" office:value="-2.016532">
                <text:p>-2.0165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93000000000029">
                <text:p>5.93000000000029</text:p>
              </table:table-cell>
              <table:table-cell office:value-type="float" office:value="4.2229">
                <text:p>4.2229</text:p>
              </table:table-cell>
              <table:table-cell office:value-type="float" office:value="-2.11145">
                <text:p>-2.111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94000000000051">
                <text:p>5.94000000000051</text:p>
              </table:table-cell>
              <table:table-cell office:value-type="float" office:value="4.265459">
                <text:p>4.265459</text:p>
              </table:table-cell>
              <table:table-cell office:value-type="float" office:value="-2.132729">
                <text:p>-2.13272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95999999999913">
                <text:p>5.95999999999913</text:p>
              </table:table-cell>
              <table:table-cell office:value-type="float" office:value="3.541961">
                <text:p>3.541961</text:p>
              </table:table-cell>
              <table:table-cell office:value-type="float" office:value="-1.77098">
                <text:p>-1.770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95999999999913">
                <text:p>5.95999999999913</text:p>
              </table:table-cell>
              <table:table-cell office:value-type="float" office:value="3.541961">
                <text:p>3.541961</text:p>
              </table:table-cell>
              <table:table-cell office:value-type="float" office:value="-1.77098">
                <text:p>-1.770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96999999999935">
                <text:p>5.96999999999935</text:p>
              </table:table-cell>
              <table:table-cell office:value-type="float" office:value="2.548998">
                <text:p>2.548998</text:p>
              </table:table-cell>
              <table:table-cell office:value-type="float" office:value="-1.274499">
                <text:p>-1.27449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98999999999978">
                <text:p>5.98999999999978</text:p>
              </table:table-cell>
              <table:table-cell office:value-type="float" office:value="0.191872">
                <text:p>0.191872</text:p>
              </table:table-cell>
              <table:table-cell office:value-type="float" office:value="-0.095936">
                <text:p>-0.0959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98999999999978">
                <text:p>5.98999999999978</text:p>
              </table:table-cell>
              <table:table-cell office:value-type="float" office:value="0.191872">
                <text:p>0.191872</text:p>
              </table:table-cell>
              <table:table-cell office:value-type="float" office:value="-0.095936">
                <text:p>-0.09593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">
                <text:p>6</text:p>
              </table:table-cell>
              <table:table-cell office:value-type="float" office:value="-0.665218">
                <text:p>-0.665218</text:p>
              </table:table-cell>
              <table:table-cell office:value-type="float" office:value="0.332609">
                <text:p>0.3326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01000000000022">
                <text:p>6.01000000000022</text:p>
              </table:table-cell>
              <table:table-cell office:value-type="float" office:value="-1.630452">
                <text:p>-1.630452</text:p>
              </table:table-cell>
              <table:table-cell office:value-type="float" office:value="0.815226">
                <text:p>0.81522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01000000000022">
                <text:p>6.01000000000022</text:p>
              </table:table-cell>
              <table:table-cell office:value-type="float" office:value="-1.630452">
                <text:p>-1.630452</text:p>
              </table:table-cell>
              <table:table-cell office:value-type="float" office:value="0.815226">
                <text:p>0.8152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01000000000022">
                <text:p>6.01000000000022</text:p>
              </table:table-cell>
              <table:table-cell office:value-type="float" office:value="-1.630452">
                <text:p>-1.630452</text:p>
              </table:table-cell>
              <table:table-cell office:value-type="float" office:value="0.815226">
                <text:p>0.81522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04999999999927">
                <text:p>6.04999999999927</text:p>
              </table:table-cell>
              <table:table-cell office:value-type="float" office:value="-3.635099">
                <text:p>-3.635099</text:p>
              </table:table-cell>
              <table:table-cell office:value-type="float" office:value="1.81755">
                <text:p>1.81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">
      <style:chart-properties chart:display-label="true" chart:tick-marks-major-inner="true" chart:tick-marks-major-outer="true" chart:tick-marks-minor-inner="false" chart:tick-marks-minor-outer="true" chart:logarithmic="false" chart:interval-major="1" chart:interval-minor-divis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-2" chart:origin="0" chart:interval-major="1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interval-major="1000" chart:interval-minor-divisor="5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5.176cm" xlink:href=".." xlink:type="simple" chart:class="chart:scatter" chart:style-name="ch1">
        <chart:title svg:x="7.429cm" svg:y="0.425cm" chart:style-name="ch2">
          <text:p>Yaw</text:p>
        </chart:title>
        <chart:legend svg:x="11.637cm" svg:y="0.929cm" style:legend-expansion="custom" chartooo:width="2.808cm" chartooo:height="1.008cm" style:legend-expansion-aspect-ratio="2.78571428571429" chart:style-name="ch3"/>
        <chart:plot-area chart:style-name="ch4" table:cell-range-address="Sheet1.A2:Sheet1.A594 Sheet1.I1:Sheet1.J594" chart:data-source-has-labels="row" svg:x="0.785cm" svg:y="-0.113cm" svg:width="14.484cm" svg:height="5.023cm">
          <chartooo:coordinate-region svg:x="1.327cm" svg:y="0.086cm" svg:width="12.764cm" svg:height="4.625cm"/>
          <chart:axis chart:dimension="x" chart:name="primary-x" chart:style-name="ch5">
            <chart:title svg:x="6.925cm" svg:y="4.616cm" chart:style-name="ch6">
              <text:p>Time/seconds</text:p>
            </chart:title>
          </chart:axis>
          <chart:axis chart:dimension="y" chart:name="primary-y" chart:style-name="ch7">
            <chart:title svg:x="0cm" svg:y="2.984cm" chart:style-name="ch8">
              <text:p>Altitude</text:p>
            </chart:title>
          </chart:axis>
          <chart:axis chart:dimension="y" chart:name="secondary-y" chart:style-name="ch9">
            <chart:title svg:x="15.44cm" svg:y="2.918cm" chart:style-name="ch8">
              <text:p>Thrust</text:p>
            </chart:title>
          </chart:axis>
          <chart:series chart:attached-axis="primary-y" chart:style-name="ch10" chart:values-cell-range-address="Sheet1.I2:Sheet1.I594" chart:label-cell-address="Sheet1.I1:Sheet1.I1" chart:class="chart:scatter">
            <chart:domain table:cell-range-address="Sheet1.A2:Sheet1.A594"/>
            <chart:data-point chart:repeated="593"/>
          </chart:series>
          <chart:series chart:attached-axis="secondary-y" chart:style-name="ch11" chart:values-cell-range-address="Sheet1.J2:Sheet1.J594" chart:label-cell-address="Sheet1.J1:Sheet1.J1" chart:class="chart:scatter">
            <chart:data-point chart:repeated="59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rometer</text:p>
                <draw:g>
                  <svg:desc>Sheet1.I1:Sheet1.I1</svg:desc>
                </draw:g>
              </table:table-cell>
              <table:table-cell office:value-type="string">
                <text:p>Thrust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94</svg:desc>
                </draw:g>
              </table:table-cell>
              <table:table-cell office:value-type="float" office:value="-0.480668">
                <text:p>-0.480668</text:p>
                <draw:g>
                  <svg:desc>Sheet1.I2:Sheet1.I594</svg:desc>
                </draw:g>
              </table:table-cell>
              <table:table-cell office:value-type="float" office:value="40192">
                <text:p>40192</text:p>
                <draw:g>
                  <svg:desc>Sheet1.J2:Sheet1.J5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0000000002183">
                <text:p>0.0100000000002183</text:p>
              </table:table-cell>
              <table:table-cell office:value-type="float" office:value="-0.509873">
                <text:p>-0.509873</text:p>
              </table:table-cell>
              <table:table-cell office:value-type="float" office:value="40395">
                <text:p>40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0000000004366">
                <text:p>0.0200000000004366</text:p>
              </table:table-cell>
              <table:table-cell office:value-type="float" office:value="-0.534714">
                <text:p>-0.534714</text:p>
              </table:table-cell>
              <table:table-cell office:value-type="float" office:value="40608">
                <text:p>40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0000000004366">
                <text:p>0.0200000000004366</text:p>
              </table:table-cell>
              <table:table-cell office:value-type="float" office:value="-0.534714">
                <text:p>-0.534714</text:p>
              </table:table-cell>
              <table:table-cell office:value-type="float" office:value="40821">
                <text:p>40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9999999988358">
                <text:p>0.0299999999988358</text:p>
              </table:table-cell>
              <table:table-cell office:value-type="float" office:value="-0.557816">
                <text:p>-0.557816</text:p>
              </table:table-cell>
              <table:table-cell office:value-type="float" office:value="41044">
                <text:p>41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99999999992724">
                <text:p>0.0499999999992724</text:p>
              </table:table-cell>
              <table:table-cell office:value-type="float" office:value="-0.599282">
                <text:p>-0.599282</text:p>
              </table:table-cell>
              <table:table-cell office:value-type="float" office:value="41283">
                <text:p>41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9999999992724">
                <text:p>0.0499999999992724</text:p>
              </table:table-cell>
              <table:table-cell office:value-type="float" office:value="-0.599282">
                <text:p>-0.599282</text:p>
              </table:table-cell>
              <table:table-cell office:value-type="float" office:value="41522">
                <text:p>41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9999999999709">
                <text:p>0.069999999999709</text:p>
              </table:table-cell>
              <table:table-cell office:value-type="float" office:value="-0.597672">
                <text:p>-0.597672</text:p>
              </table:table-cell>
              <table:table-cell office:value-type="float" office:value="41761">
                <text:p>417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99999999999272">
                <text:p>0.0799999999999272</text:p>
              </table:table-cell>
              <table:table-cell office:value-type="float" office:value="-0.596947">
                <text:p>-0.596947</text:p>
              </table:table-cell>
              <table:table-cell office:value-type="float" office:value="41999">
                <text:p>41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0000000001455">
                <text:p>0.0900000000001455</text:p>
              </table:table-cell>
              <table:table-cell office:value-type="float" office:value="-0.596276">
                <text:p>-0.59627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0000000000364">
                <text:p>0.100000000000364</text:p>
              </table:table-cell>
              <table:table-cell office:value-type="float" office:value="-0.575219">
                <text:p>-0.57521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0000000000582">
                <text:p>0.110000000000582</text:p>
              </table:table-cell>
              <table:table-cell office:value-type="float" office:value="-0.555634">
                <text:p>-0.55563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9999999998981">
                <text:p>0.119999999998981</text:p>
              </table:table-cell>
              <table:table-cell office:value-type="float" office:value="-0.537423">
                <text:p>-0.53742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9999999992">
                <text:p>0.1299999999992</text:p>
              </table:table-cell>
              <table:table-cell office:value-type="float" office:value="-0.520486">
                <text:p>-0.52048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9999999999418">
                <text:p>0.139999999999418</text:p>
              </table:table-cell>
              <table:table-cell office:value-type="float" office:value="-0.538796">
                <text:p>-0.53879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9999999999636">
                <text:p>0.149999999999636</text:p>
              </table:table-cell>
              <table:table-cell office:value-type="float" office:value="-0.555825">
                <text:p>-0.55582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9999999999636">
                <text:p>0.149999999999636</text:p>
              </table:table-cell>
              <table:table-cell office:value-type="float" office:value="-0.555825">
                <text:p>-0.55582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9999999999636">
                <text:p>0.149999999999636</text:p>
              </table:table-cell>
              <table:table-cell office:value-type="float" office:value="-0.555825">
                <text:p>-0.55582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0000000000291">
                <text:p>0.180000000000291</text:p>
              </table:table-cell>
              <table:table-cell office:value-type="float" office:value="-0.586594">
                <text:p>-0.58659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0000000000509">
                <text:p>0.190000000000509</text:p>
              </table:table-cell>
              <table:table-cell office:value-type="float" office:value="-0.586793">
                <text:p>-0.58679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9999999998909">
                <text:p>0.199999999998909</text:p>
              </table:table-cell>
              <table:table-cell office:value-type="float" office:value="-0.586976">
                <text:p>-0.58697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999999999127">
                <text:p>0.209999999999127</text:p>
              </table:table-cell>
              <table:table-cell office:value-type="float" office:value="-0.587144">
                <text:p>-0.58714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9999999999345">
                <text:p>0.219999999999345</text:p>
              </table:table-cell>
              <table:table-cell office:value-type="float" office:value="-0.566148">
                <text:p>-0.56614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9999999999563">
                <text:p>0.229999999999563</text:p>
              </table:table-cell>
              <table:table-cell office:value-type="float" office:value="-0.546624">
                <text:p>-0.54662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9999999999782">
                <text:p>0.239999999999782</text:p>
              </table:table-cell>
              <table:table-cell office:value-type="float" office:value="-0.528466">
                <text:p>-0.52846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511574">
                <text:p>-0.51157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0000000000218">
                <text:p>0.260000000000218</text:p>
              </table:table-cell>
              <table:table-cell office:value-type="float" office:value="-0.529778">
                <text:p>-0.52977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0000000000437">
                <text:p>0.270000000000437</text:p>
              </table:table-cell>
              <table:table-cell office:value-type="float" office:value="-0.546708">
                <text:p>-0.54670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9999999998836">
                <text:p>0.279999999998836</text:p>
              </table:table-cell>
              <table:table-cell office:value-type="float" office:value="-0.562455">
                <text:p>-0.56245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9999999998836">
                <text:p>0.279999999998836</text:p>
              </table:table-cell>
              <table:table-cell office:value-type="float" office:value="-0.562455">
                <text:p>-0.56245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9999999998836">
                <text:p>0.279999999998836</text:p>
              </table:table-cell>
              <table:table-cell office:value-type="float" office:value="-0.562455">
                <text:p>-0.56245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9999999999491">
                <text:p>0.309999999999491</text:p>
              </table:table-cell>
              <table:table-cell office:value-type="float" office:value="-0.586709">
                <text:p>-0.58670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9999999999709">
                <text:p>0.319999999999709</text:p>
              </table:table-cell>
              <table:table-cell office:value-type="float" office:value="-0.582986">
                <text:p>-0.58298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9999999999927">
                <text:p>0.329999999999927</text:p>
              </table:table-cell>
              <table:table-cell office:value-type="float" office:value="-0.579522">
                <text:p>-0.57952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0000000000364">
                <text:p>0.350000000000364</text:p>
              </table:table-cell>
              <table:table-cell office:value-type="float" office:value="-0.592438">
                <text:p>-0.59243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0000000000582">
                <text:p>0.360000000000582</text:p>
              </table:table-cell>
              <table:table-cell office:value-type="float" office:value="-0.607438">
                <text:p>-0.60743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9999999998981">
                <text:p>0.369999999998981</text:p>
              </table:table-cell>
              <table:table-cell office:value-type="float" office:value="-0.6214">
                <text:p>-0.621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9999999998981">
                <text:p>0.369999999998981</text:p>
              </table:table-cell>
              <table:table-cell office:value-type="float" office:value="-0.6214">
                <text:p>-0.621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99999999992">
                <text:p>0.3799999999992</text:p>
              </table:table-cell>
              <table:table-cell office:value-type="float" office:value="-0.634385">
                <text:p>-0.63438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9999999999636">
                <text:p>0.399999999999636</text:p>
              </table:table-cell>
              <table:table-cell office:value-type="float" office:value="-0.585236">
                <text:p>-0.58523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9999999999855">
                <text:p>0.409999999999855</text:p>
              </table:table-cell>
              <table:table-cell office:value-type="float" office:value="-0.56321">
                <text:p>-0.5632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9999999999855">
                <text:p>0.409999999999855</text:p>
              </table:table-cell>
              <table:table-cell office:value-type="float" office:value="-0.56321">
                <text:p>-0.5632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0000000000073">
                <text:p>0.420000000000073</text:p>
              </table:table-cell>
              <table:table-cell office:value-type="float" office:value="-0.542733">
                <text:p>-0.54273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0000000000291">
                <text:p>0.430000000000291</text:p>
              </table:table-cell>
              <table:table-cell office:value-type="float" office:value="-0.585274">
                <text:p>-0.58527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9999999998909">
                <text:p>0.449999999998909</text:p>
              </table:table-cell>
              <table:table-cell office:value-type="float" office:value="-0.661637">
                <text:p>-0.66163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9999999999127">
                <text:p>0.459999999999127</text:p>
              </table:table-cell>
              <table:table-cell office:value-type="float" office:value="-0.695855">
                <text:p>-0.69585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9999999999345">
                <text:p>0.469999999999345</text:p>
              </table:table-cell>
              <table:table-cell office:value-type="float" office:value="-0.732018">
                <text:p>-0.73201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9999999999563">
                <text:p>0.479999999999563</text:p>
              </table:table-cell>
              <table:table-cell office:value-type="float" office:value="-0.765656">
                <text:p>-0.76565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9999999999782">
                <text:p>0.489999999999782</text:p>
              </table:table-cell>
              <table:table-cell office:value-type="float" office:value="-0.796937">
                <text:p>-0.79693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-0.826028">
                <text:p>-0.82602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0000000000218">
                <text:p>0.510000000000218</text:p>
              </table:table-cell>
              <table:table-cell office:value-type="float" office:value="-0.815263">
                <text:p>-0.81526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0000000000437">
                <text:p>0.520000000000437</text:p>
              </table:table-cell>
              <table:table-cell office:value-type="float" office:value="-0.805253">
                <text:p>-0.80525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0000000000437">
                <text:p>0.520000000000437</text:p>
              </table:table-cell>
              <table:table-cell office:value-type="float" office:value="-0.805253">
                <text:p>-0.80525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9999999999054">
                <text:p>0.539999999999054</text:p>
              </table:table-cell>
              <table:table-cell office:value-type="float" office:value="-0.787286">
                <text:p>-0.78728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9999999999272">
                <text:p>0.549999999999272</text:p>
              </table:table-cell>
              <table:table-cell office:value-type="float" office:value="-0.816041">
                <text:p>-0.81604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9999999999272">
                <text:p>0.549999999999272</text:p>
              </table:table-cell>
              <table:table-cell office:value-type="float" office:value="-0.816041">
                <text:p>-0.81604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9999999999272">
                <text:p>0.549999999999272</text:p>
              </table:table-cell>
              <table:table-cell office:value-type="float" office:value="-0.816041">
                <text:p>-0.81604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9999999999927">
                <text:p>0.579999999999927</text:p>
              </table:table-cell>
              <table:table-cell office:value-type="float" office:value="-0.890794">
                <text:p>-0.89079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79999999999927">
                <text:p>0.579999999999927</text:p>
              </table:table-cell>
              <table:table-cell office:value-type="float" office:value="-0.890794">
                <text:p>-0.89079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00000000000364">
                <text:p>0.600000000000364</text:p>
              </table:table-cell>
              <table:table-cell office:value-type="float" office:value="-0.895669">
                <text:p>-0.89566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0000000000582">
                <text:p>0.610000000000582</text:p>
              </table:table-cell>
              <table:table-cell office:value-type="float" office:value="-0.897851">
                <text:p>-0.89785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9999999998981">
                <text:p>0.619999999998981</text:p>
              </table:table-cell>
              <table:table-cell office:value-type="float" office:value="-0.89988">
                <text:p>-0.8998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99999999992">
                <text:p>0.6299999999992</text:p>
              </table:table-cell>
              <table:table-cell office:value-type="float" office:value="-0.923943">
                <text:p>-0.92394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9999999999418">
                <text:p>0.639999999999418</text:p>
              </table:table-cell>
              <table:table-cell office:value-type="float" office:value="-0.94632">
                <text:p>-0.9463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9999999999636">
                <text:p>0.649999999999636</text:p>
              </table:table-cell>
              <table:table-cell office:value-type="float" office:value="-0.967126">
                <text:p>-0.96712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9999999999855">
                <text:p>0.659999999999855</text:p>
              </table:table-cell>
              <table:table-cell office:value-type="float" office:value="-0.986481">
                <text:p>-0.98648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0000000000073">
                <text:p>0.670000000000073</text:p>
              </table:table-cell>
              <table:table-cell office:value-type="float" office:value="-1.004479">
                <text:p>-1.00447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0000000000291">
                <text:p>0.680000000000291</text:p>
              </table:table-cell>
              <table:table-cell office:value-type="float" office:value="-1.003541">
                <text:p>-1.00354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0000000000291">
                <text:p>0.680000000000291</text:p>
              </table:table-cell>
              <table:table-cell office:value-type="float" office:value="-1.003541">
                <text:p>-1.00354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80000000000291">
                <text:p>0.680000000000291</text:p>
              </table:table-cell>
              <table:table-cell office:value-type="float" office:value="-1.003541">
                <text:p>-1.00354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09999999999127">
                <text:p>0.709999999999127</text:p>
              </table:table-cell>
              <table:table-cell office:value-type="float" office:value="-1.001099">
                <text:p>-1.00109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9999999999345">
                <text:p>0.719999999999345</text:p>
              </table:table-cell>
              <table:table-cell office:value-type="float" office:value="-0.996628">
                <text:p>-0.99662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9999999999563">
                <text:p>0.729999999999563</text:p>
              </table:table-cell>
              <table:table-cell office:value-type="float" office:value="-0.99247">
                <text:p>-0.9924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">
                <text:p>0.75</text:p>
              </table:table-cell>
              <table:table-cell office:value-type="float" office:value="-0.985009">
                <text:p>-0.98500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-0.985009">
                <text:p>-0.98500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0000000000218">
                <text:p>0.760000000000218</text:p>
              </table:table-cell>
              <table:table-cell office:value-type="float" office:value="-1.004266">
                <text:p>-1.00426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9999999998836">
                <text:p>0.779999999998836</text:p>
              </table:table-cell>
              <table:table-cell office:value-type="float" office:value="-1.038834">
                <text:p>-1.03883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9999999998836">
                <text:p>0.779999999998836</text:p>
              </table:table-cell>
              <table:table-cell office:value-type="float" office:value="-1.038834">
                <text:p>-1.03883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9999999999054">
                <text:p>0.789999999999054</text:p>
              </table:table-cell>
              <table:table-cell office:value-type="float" office:value="-1.05433">
                <text:p>-1.0543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09999999999491">
                <text:p>0.809999999999491</text:p>
              </table:table-cell>
              <table:table-cell office:value-type="float" office:value="-1.013062">
                <text:p>-1.01306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9999999999709">
                <text:p>0.819999999999709</text:p>
              </table:table-cell>
              <table:table-cell office:value-type="float" office:value="-0.994569">
                <text:p>-0.99456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9999999999709">
                <text:p>0.819999999999709</text:p>
              </table:table-cell>
              <table:table-cell office:value-type="float" office:value="-0.994569">
                <text:p>-0.99456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0000000000146">
                <text:p>0.840000000000146</text:p>
              </table:table-cell>
              <table:table-cell office:value-type="float" office:value="-0.978768">
                <text:p>-0.97876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50000000000364">
                <text:p>0.850000000000364</text:p>
              </table:table-cell>
              <table:table-cell office:value-type="float" office:value="-0.980065">
                <text:p>-0.98006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0000000000582">
                <text:p>0.860000000000582</text:p>
              </table:table-cell>
              <table:table-cell office:value-type="float" office:value="-0.981271">
                <text:p>-0.98127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9999999998981">
                <text:p>0.869999999998981</text:p>
              </table:table-cell>
              <table:table-cell office:value-type="float" office:value="-0.982392">
                <text:p>-0.98239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9999999998981">
                <text:p>0.869999999998981</text:p>
              </table:table-cell>
              <table:table-cell office:value-type="float" office:value="-0.982392">
                <text:p>-0.98239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9999999999418">
                <text:p>0.889999999999418</text:p>
              </table:table-cell>
              <table:table-cell office:value-type="float" office:value="-0.952241">
                <text:p>-0.95224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9999999999636">
                <text:p>0.899999999999636</text:p>
              </table:table-cell>
              <table:table-cell office:value-type="float" office:value="-0.938729">
                <text:p>-0.93872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9999999999636">
                <text:p>0.899999999999636</text:p>
              </table:table-cell>
              <table:table-cell office:value-type="float" office:value="-0.938729">
                <text:p>-0.93872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9999999999855">
                <text:p>0.909999999999855</text:p>
              </table:table-cell>
              <table:table-cell office:value-type="float" office:value="-0.926163">
                <text:p>-0.92616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09999999999855">
                <text:p>0.909999999999855</text:p>
              </table:table-cell>
              <table:table-cell office:value-type="float" office:value="-0.926163">
                <text:p>-0.92616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40000000000509">
                <text:p>0.940000000000509</text:p>
              </table:table-cell>
              <table:table-cell office:value-type="float" office:value="-0.842454">
                <text:p>-0.84245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9999999998909">
                <text:p>0.949999999998909</text:p>
              </table:table-cell>
              <table:table-cell office:value-type="float" office:value="-0.81836">
                <text:p>-0.8183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9999999998909">
                <text:p>0.949999999998909</text:p>
              </table:table-cell>
              <table:table-cell office:value-type="float" office:value="-0.81836">
                <text:p>-0.8183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9999999998909">
                <text:p>0.949999999998909</text:p>
              </table:table-cell>
              <table:table-cell office:value-type="float" office:value="-0.81836">
                <text:p>-0.8183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9999999999563">
                <text:p>0.979999999999563</text:p>
              </table:table-cell>
              <table:table-cell office:value-type="float" office:value="-0.82824">
                <text:p>-0.8282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9999999999782">
                <text:p>0.989999999999782</text:p>
              </table:table-cell>
              <table:table-cell office:value-type="float" office:value="-0.831086">
                <text:p>-0.83108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9999999999782">
                <text:p>0.989999999999782</text:p>
              </table:table-cell>
              <table:table-cell office:value-type="float" office:value="-0.831086">
                <text:p>-0.83108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1000000000022">
                <text:p>1.01000000000022</text:p>
              </table:table-cell>
              <table:table-cell office:value-type="float" office:value="-0.822861">
                <text:p>-0.82286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2000000000044">
                <text:p>1.02000000000044</text:p>
              </table:table-cell>
              <table:table-cell office:value-type="float" office:value="-0.812752">
                <text:p>-0.81275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999999999884">
                <text:p>1.02999999999884</text:p>
              </table:table-cell>
              <table:table-cell office:value-type="float" office:value="-0.803353">
                <text:p>-0.80335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999999999905">
                <text:p>1.03999999999905</text:p>
              </table:table-cell>
              <table:table-cell office:value-type="float" office:value="-0.79461">
                <text:p>-0.7946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999999999927">
                <text:p>1.04999999999927</text:p>
              </table:table-cell>
              <table:table-cell office:value-type="float" office:value="-0.79995">
                <text:p>-0.7999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999999999949">
                <text:p>1.05999999999949</text:p>
              </table:table-cell>
              <table:table-cell office:value-type="float" office:value="-0.804917">
                <text:p>-0.80491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999999999971">
                <text:p>1.06999999999971</text:p>
              </table:table-cell>
              <table:table-cell office:value-type="float" office:value="-0.80954">
                <text:p>-0.8095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999999999993">
                <text:p>1.07999999999993</text:p>
              </table:table-cell>
              <table:table-cell office:value-type="float" office:value="-0.813836">
                <text:p>-0.81383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999999999993">
                <text:p>1.07999999999993</text:p>
              </table:table-cell>
              <table:table-cell office:value-type="float" office:value="-0.813836">
                <text:p>-0.81383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0000000000036">
                <text:p>1.10000000000036</text:p>
              </table:table-cell>
              <table:table-cell office:value-type="float" office:value="-0.863793">
                <text:p>-0.86379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1000000000058">
                <text:p>1.11000000000058</text:p>
              </table:table-cell>
              <table:table-cell office:value-type="float" office:value="-0.886185">
                <text:p>-0.88618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999999999898">
                <text:p>1.11999999999898</text:p>
              </table:table-cell>
              <table:table-cell office:value-type="float" office:value="-0.907006">
                <text:p>-0.90700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99999999992">
                <text:p>1.1299999999992</text:p>
              </table:table-cell>
              <table:table-cell office:value-type="float" office:value="-0.942307">
                <text:p>-0.94230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999999999942">
                <text:p>1.13999999999942</text:p>
              </table:table-cell>
              <table:table-cell office:value-type="float" office:value="-0.975136">
                <text:p>-0.97513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999999999964">
                <text:p>1.14999999999964</text:p>
              </table:table-cell>
              <table:table-cell office:value-type="float" office:value="-1.005669">
                <text:p>-1.00566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999999999985">
                <text:p>1.15999999999985</text:p>
              </table:table-cell>
              <table:table-cell office:value-type="float" office:value="-1.034066">
                <text:p>-1.03406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7000000000007">
                <text:p>1.17000000000007</text:p>
              </table:table-cell>
              <table:table-cell office:value-type="float" office:value="-1.037286">
                <text:p>-1.03728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8000000000029">
                <text:p>1.18000000000029</text:p>
              </table:table-cell>
              <table:table-cell office:value-type="float" office:value="-1.040284">
                <text:p>-1.04028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9000000000051">
                <text:p>1.19000000000051</text:p>
              </table:table-cell>
              <table:table-cell office:value-type="float" office:value="-1.043069">
                <text:p>-1.04306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999999999891">
                <text:p>1.19999999999891</text:p>
              </table:table-cell>
              <table:table-cell office:value-type="float" office:value="-1.045663">
                <text:p>-1.04566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0999999999913">
                <text:p>1.20999999999913</text:p>
              </table:table-cell>
              <table:table-cell office:value-type="float" office:value="-1.038941">
                <text:p>-1.03894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999999999935">
                <text:p>1.21999999999935</text:p>
              </table:table-cell>
              <table:table-cell office:value-type="float" office:value="-1.032693">
                <text:p>-1.03269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999999999956">
                <text:p>1.22999999999956</text:p>
              </table:table-cell>
              <table:table-cell office:value-type="float" office:value="-1.026879">
                <text:p>-1.02687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999999999978">
                <text:p>1.23999999999978</text:p>
              </table:table-cell>
              <table:table-cell office:value-type="float" office:value="-1.02147">
                <text:p>-1.0214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6000000000022">
                <text:p>1.26000000000022</text:p>
              </table:table-cell>
              <table:table-cell office:value-type="float" office:value="-0.98996">
                <text:p>-0.9899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6000000000022">
                <text:p>1.26000000000022</text:p>
              </table:table-cell>
              <table:table-cell office:value-type="float" office:value="-0.98996">
                <text:p>-0.9899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7000000000044">
                <text:p>1.27000000000044</text:p>
              </table:table-cell>
              <table:table-cell office:value-type="float" office:value="-0.975838">
                <text:p>-0.97583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8999999999905">
                <text:p>1.28999999999905</text:p>
              </table:table-cell>
              <table:table-cell office:value-type="float" office:value="-0.961213">
                <text:p>-0.9612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999999999905">
                <text:p>1.28999999999905</text:p>
              </table:table-cell>
              <table:table-cell office:value-type="float" office:value="-0.961213">
                <text:p>-0.9612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0999999999949">
                <text:p>1.30999999999949</text:p>
              </table:table-cell>
              <table:table-cell office:value-type="float" office:value="-0.958535">
                <text:p>-0.95853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0999999999949">
                <text:p>1.30999999999949</text:p>
              </table:table-cell>
              <table:table-cell office:value-type="float" office:value="-0.958535">
                <text:p>-0.95853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2999999999993">
                <text:p>1.32999999999993</text:p>
              </table:table-cell>
              <table:table-cell office:value-type="float" office:value="-0.946213">
                <text:p>-0.9462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999999999993">
                <text:p>1.32999999999993</text:p>
              </table:table-cell>
              <table:table-cell office:value-type="float" office:value="-0.946213">
                <text:p>-0.9462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4000000000015">
                <text:p>1.34000000000015</text:p>
              </table:table-cell>
              <table:table-cell office:value-type="float" office:value="-0.935876">
                <text:p>-0.93587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6000000000058">
                <text:p>1.36000000000058</text:p>
              </table:table-cell>
              <table:table-cell office:value-type="float" office:value="-0.917321">
                <text:p>-0.91732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6999999999898">
                <text:p>1.36999999999898</text:p>
              </table:table-cell>
              <table:table-cell office:value-type="float" office:value="-0.909013">
                <text:p>-0.9090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999999999898">
                <text:p>1.36999999999898</text:p>
              </table:table-cell>
              <table:table-cell office:value-type="float" office:value="-0.909013">
                <text:p>-0.9090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8999999999942">
                <text:p>1.38999999999942</text:p>
              </table:table-cell>
              <table:table-cell office:value-type="float" office:value="-0.957856">
                <text:p>-0.95785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999999999942">
                <text:p>1.38999999999942</text:p>
              </table:table-cell>
              <table:table-cell office:value-type="float" office:value="-0.957856">
                <text:p>-0.95785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0999999999985">
                <text:p>1.40999999999985</text:p>
              </table:table-cell>
              <table:table-cell office:value-type="float" office:value="-1.0001">
                <text:p>-1.000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0999999999985">
                <text:p>1.40999999999985</text:p>
              </table:table-cell>
              <table:table-cell office:value-type="float" office:value="-1.0001">
                <text:p>-1.000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3000000000029">
                <text:p>1.43000000000029</text:p>
              </table:table-cell>
              <table:table-cell office:value-type="float" office:value="-1.038033">
                <text:p>-1.03803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4000000000051">
                <text:p>1.44000000000051</text:p>
              </table:table-cell>
              <table:table-cell office:value-type="float" office:value="-1.055032">
                <text:p>-1.05503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4000000000051">
                <text:p>1.44000000000051</text:p>
              </table:table-cell>
              <table:table-cell office:value-type="float" office:value="-1.055032">
                <text:p>-1.05503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5999999999913">
                <text:p>1.45999999999913</text:p>
              </table:table-cell>
              <table:table-cell office:value-type="float" office:value="-1.074967">
                <text:p>-1.07496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6999999999935">
                <text:p>1.46999999999935</text:p>
              </table:table-cell>
              <table:table-cell office:value-type="float" office:value="-1.078805">
                <text:p>-1.07880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999999999935">
                <text:p>1.46999999999935</text:p>
              </table:table-cell>
              <table:table-cell office:value-type="float" office:value="-1.078805">
                <text:p>-1.07880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8999999999978">
                <text:p>1.48999999999978</text:p>
              </table:table-cell>
              <table:table-cell office:value-type="float" office:value="-1.085694">
                <text:p>-1.08569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">
                <text:p>1.5</text:p>
              </table:table-cell>
              <table:table-cell office:value-type="float" office:value="-1.082696">
                <text:p>-1.08269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">
                <text:p>1.5</text:p>
              </table:table-cell>
              <table:table-cell office:value-type="float" office:value="-1.082696">
                <text:p>-1.08269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2000000000044">
                <text:p>1.52000000000044</text:p>
              </table:table-cell>
              <table:table-cell office:value-type="float" office:value="-1.077309">
                <text:p>-1.07730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2999999999884">
                <text:p>1.52999999999884</text:p>
              </table:table-cell>
              <table:table-cell office:value-type="float" office:value="-1.074898">
                <text:p>-1.07489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3999999999905">
                <text:p>1.53999999999905</text:p>
              </table:table-cell>
              <table:table-cell office:value-type="float" office:value="-1.041352">
                <text:p>-1.04135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4999999999927">
                <text:p>1.54999999999927</text:p>
              </table:table-cell>
              <table:table-cell office:value-type="float" office:value="-1.010155">
                <text:p>-1.01015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5999999999949">
                <text:p>1.55999999999949</text:p>
              </table:table-cell>
              <table:table-cell office:value-type="float" office:value="-0.981141">
                <text:p>-0.98114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6999999999971">
                <text:p>1.56999999999971</text:p>
              </table:table-cell>
              <table:table-cell office:value-type="float" office:value="-0.954156">
                <text:p>-0.95415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7999999999993">
                <text:p>1.57999999999993</text:p>
              </table:table-cell>
              <table:table-cell office:value-type="float" office:value="-0.950364">
                <text:p>-0.95036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9000000000015">
                <text:p>1.59000000000015</text:p>
              </table:table-cell>
              <table:table-cell office:value-type="float" office:value="-0.946831">
                <text:p>-0.94683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0000000000036">
                <text:p>1.60000000000036</text:p>
              </table:table-cell>
              <table:table-cell office:value-type="float" office:value="-0.943551">
                <text:p>-0.94355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0000000000036">
                <text:p>1.60000000000036</text:p>
              </table:table-cell>
              <table:table-cell office:value-type="float" office:value="-0.943551">
                <text:p>-0.94355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0000000000036">
                <text:p>1.60000000000036</text:p>
              </table:table-cell>
              <table:table-cell office:value-type="float" office:value="-0.943551">
                <text:p>-0.94355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299999999992">
                <text:p>1.6299999999992</text:p>
              </table:table-cell>
              <table:table-cell office:value-type="float" office:value="-0.921044">
                <text:p>-0.92104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3999999999942">
                <text:p>1.63999999999942</text:p>
              </table:table-cell>
              <table:table-cell office:value-type="float" office:value="-0.912324">
                <text:p>-0.91232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4999999999964">
                <text:p>1.64999999999964</text:p>
              </table:table-cell>
              <table:table-cell office:value-type="float" office:value="-0.904214">
                <text:p>-0.90421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5999999999985">
                <text:p>1.65999999999985</text:p>
              </table:table-cell>
              <table:table-cell office:value-type="float" office:value="-0.942902">
                <text:p>-0.94290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7000000000007">
                <text:p>1.67000000000007</text:p>
              </table:table-cell>
              <table:table-cell office:value-type="float" office:value="-0.978883">
                <text:p>-0.97888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8000000000029">
                <text:p>1.68000000000029</text:p>
              </table:table-cell>
              <table:table-cell office:value-type="float" office:value="-1.012345">
                <text:p>-1.01234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9000000000051">
                <text:p>1.69000000000051</text:p>
              </table:table-cell>
              <table:table-cell office:value-type="float" office:value="-1.043465">
                <text:p>-1.04346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9999999999891">
                <text:p>1.69999999999891</text:p>
              </table:table-cell>
              <table:table-cell office:value-type="float" office:value="-1.072404">
                <text:p>-1.07240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0999999999913">
                <text:p>1.70999999999913</text:p>
              </table:table-cell>
              <table:table-cell office:value-type="float" office:value="-1.087723">
                <text:p>-1.08772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1999999999935">
                <text:p>1.71999999999935</text:p>
              </table:table-cell>
              <table:table-cell office:value-type="float" office:value="-1.101968">
                <text:p>-1.10196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2999999999956">
                <text:p>1.72999999999956</text:p>
              </table:table-cell>
              <table:table-cell office:value-type="float" office:value="-1.115212">
                <text:p>-1.11521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999999999956">
                <text:p>1.72999999999956</text:p>
              </table:table-cell>
              <table:table-cell office:value-type="float" office:value="-1.115212">
                <text:p>-1.11521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999999999956">
                <text:p>1.72999999999956</text:p>
              </table:table-cell>
              <table:table-cell office:value-type="float" office:value="-1.115212">
                <text:p>-1.11521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7000000000044">
                <text:p>1.77000000000044</text:p>
              </table:table-cell>
              <table:table-cell office:value-type="float" office:value="-1.209367">
                <text:p>-1.20936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7000000000044">
                <text:p>1.77000000000044</text:p>
              </table:table-cell>
              <table:table-cell office:value-type="float" office:value="-1.209367">
                <text:p>-1.20936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7999999999884">
                <text:p>1.77999999999884</text:p>
              </table:table-cell>
              <table:table-cell office:value-type="float" office:value="-1.232918">
                <text:p>-1.23291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9999999999927">
                <text:p>1.79999999999927</text:p>
              </table:table-cell>
              <table:table-cell office:value-type="float" office:value="-1.264016">
                <text:p>-1.26401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9999999999927">
                <text:p>1.79999999999927</text:p>
              </table:table-cell>
              <table:table-cell office:value-type="float" office:value="-1.264016">
                <text:p>-1.26401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0999999999949">
                <text:p>1.80999999999949</text:p>
              </table:table-cell>
              <table:table-cell office:value-type="float" office:value="-1.277955">
                <text:p>-1.27795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2999999999993">
                <text:p>1.82999999999993</text:p>
              </table:table-cell>
              <table:table-cell office:value-type="float" office:value="-1.28167">
                <text:p>-1.2816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2999999999993">
                <text:p>1.82999999999993</text:p>
              </table:table-cell>
              <table:table-cell office:value-type="float" office:value="-1.28167">
                <text:p>-1.2816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4000000000015">
                <text:p>1.84000000000015</text:p>
              </table:table-cell>
              <table:table-cell office:value-type="float" office:value="-1.273072">
                <text:p>-1.27307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6000000000058">
                <text:p>1.86000000000058</text:p>
              </table:table-cell>
              <table:table-cell office:value-type="float" office:value="-1.25763">
                <text:p>-1.2576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6000000000058">
                <text:p>1.86000000000058</text:p>
              </table:table-cell>
              <table:table-cell office:value-type="float" office:value="-1.25763">
                <text:p>-1.2576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6000000000058">
                <text:p>1.86000000000058</text:p>
              </table:table-cell>
              <table:table-cell office:value-type="float" office:value="-1.25763">
                <text:p>-1.2576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8999999999942">
                <text:p>1.88999999999942</text:p>
              </table:table-cell>
              <table:table-cell office:value-type="float" office:value="-1.145531">
                <text:p>-1.14553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9999999999964">
                <text:p>1.89999999999964</text:p>
              </table:table-cell>
              <table:table-cell office:value-type="float" office:value="-1.113274">
                <text:p>-1.11327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9999999999964">
                <text:p>1.89999999999964</text:p>
              </table:table-cell>
              <table:table-cell office:value-type="float" office:value="-1.113274">
                <text:p>-1.11327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2000000000007">
                <text:p>1.92000000000007</text:p>
              </table:table-cell>
              <table:table-cell office:value-type="float" office:value="-1.127526">
                <text:p>-1.12752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2000000000007">
                <text:p>1.92000000000007</text:p>
              </table:table-cell>
              <table:table-cell office:value-type="float" office:value="-1.127526">
                <text:p>-1.12752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4000000000051">
                <text:p>1.94000000000051</text:p>
              </table:table-cell>
              <table:table-cell office:value-type="float" office:value="-1.139847">
                <text:p>-1.13984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4000000000051">
                <text:p>1.94000000000051</text:p>
              </table:table-cell>
              <table:table-cell office:value-type="float" office:value="-1.139847">
                <text:p>-1.13984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5999999999913">
                <text:p>1.95999999999913</text:p>
              </table:table-cell>
              <table:table-cell office:value-type="float" office:value="-1.160859">
                <text:p>-1.16085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5999999999913">
                <text:p>1.95999999999913</text:p>
              </table:table-cell>
              <table:table-cell office:value-type="float" office:value="-1.160859">
                <text:p>-1.16085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7999999999956">
                <text:p>1.97999999999956</text:p>
              </table:table-cell>
              <table:table-cell office:value-type="float" office:value="-1.179032">
                <text:p>-1.17903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8999999999978">
                <text:p>1.98999999999978</text:p>
              </table:table-cell>
              <table:table-cell office:value-type="float" office:value="-1.176163">
                <text:p>-1.17616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8999999999978">
                <text:p>1.98999999999978</text:p>
              </table:table-cell>
              <table:table-cell office:value-type="float" office:value="-1.176163">
                <text:p>-1.17616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999999999978">
                <text:p>1.98999999999978</text:p>
              </table:table-cell>
              <table:table-cell office:value-type="float" office:value="-1.176163">
                <text:p>-1.17616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2000000000044">
                <text:p>2.02000000000044</text:p>
              </table:table-cell>
              <table:table-cell office:value-type="float" office:value="-1.168717">
                <text:p>-1.16871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2999999999884">
                <text:p>2.02999999999884</text:p>
              </table:table-cell>
              <table:table-cell office:value-type="float" office:value="-1.198304">
                <text:p>-1.19830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3999999999905">
                <text:p>2.03999999999905</text:p>
              </table:table-cell>
              <table:table-cell office:value-type="float" office:value="-1.225816">
                <text:p>-1.22581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4999999999927">
                <text:p>2.04999999999927</text:p>
              </table:table-cell>
              <table:table-cell office:value-type="float" office:value="-1.251404">
                <text:p>-1.25140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5999999999949">
                <text:p>2.05999999999949</text:p>
              </table:table-cell>
              <table:table-cell office:value-type="float" office:value="-1.275201">
                <text:p>-1.27520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6999999999971">
                <text:p>2.06999999999971</text:p>
              </table:table-cell>
              <table:table-cell office:value-type="float" office:value="-1.297333">
                <text:p>-1.29733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7999999999993">
                <text:p>2.07999999999993</text:p>
              </table:table-cell>
              <table:table-cell office:value-type="float" office:value="-1.302415">
                <text:p>-1.30241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9000000000015">
                <text:p>2.09000000000015</text:p>
              </table:table-cell>
              <table:table-cell office:value-type="float" office:value="-1.307137">
                <text:p>-1.30713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0000000000036">
                <text:p>2.10000000000036</text:p>
              </table:table-cell>
              <table:table-cell office:value-type="float" office:value="-1.311532">
                <text:p>-1.31153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1000000000058">
                <text:p>2.11000000000058</text:p>
              </table:table-cell>
              <table:table-cell office:value-type="float" office:value="-1.315621">
                <text:p>-1.31562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1999999999898">
                <text:p>2.11999999999898</text:p>
              </table:table-cell>
              <table:table-cell office:value-type="float" office:value="-1.334634">
                <text:p>-1.33463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1999999999898">
                <text:p>2.11999999999898</text:p>
              </table:table-cell>
              <table:table-cell office:value-type="float" office:value="-1.334634">
                <text:p>-1.33463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3999999999942">
                <text:p>2.13999999999942</text:p>
              </table:table-cell>
              <table:table-cell office:value-type="float" office:value="-1.36876">
                <text:p>-1.3687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4999999999964">
                <text:p>2.14999999999964</text:p>
              </table:table-cell>
              <table:table-cell office:value-type="float" office:value="-1.384057">
                <text:p>-1.38405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7000000000007">
                <text:p>2.17000000000007</text:p>
              </table:table-cell>
              <table:table-cell office:value-type="float" office:value="-1.407868">
                <text:p>-1.40786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7000000000007">
                <text:p>2.17000000000007</text:p>
              </table:table-cell>
              <table:table-cell office:value-type="float" office:value="-1.407868">
                <text:p>-1.40786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8000000000029">
                <text:p>2.18000000000029</text:p>
              </table:table-cell>
              <table:table-cell office:value-type="float" office:value="-1.418542">
                <text:p>-1.41854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9000000000051">
                <text:p>2.19000000000051</text:p>
              </table:table-cell>
              <table:table-cell office:value-type="float" office:value="-1.428467">
                <text:p>-1.42846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0999999999913">
                <text:p>2.20999999999913</text:p>
              </table:table-cell>
              <table:table-cell office:value-type="float" office:value="-1.490472">
                <text:p>-1.49047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0999999999913">
                <text:p>2.20999999999913</text:p>
              </table:table-cell>
              <table:table-cell office:value-type="float" office:value="-1.490472">
                <text:p>-1.49047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21999999999935">
                <text:p>2.21999999999935</text:p>
              </table:table-cell>
              <table:table-cell office:value-type="float" office:value="-1.518258">
                <text:p>-1.51825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3999999999978">
                <text:p>2.23999999999978</text:p>
              </table:table-cell>
              <table:table-cell office:value-type="float" office:value="-1.517709">
                <text:p>-1.51770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3999999999978">
                <text:p>2.23999999999978</text:p>
              </table:table-cell>
              <table:table-cell office:value-type="float" office:value="-1.517709">
                <text:p>-1.51770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3999999999978">
                <text:p>2.23999999999978</text:p>
              </table:table-cell>
              <table:table-cell office:value-type="float" office:value="-1.517709">
                <text:p>-1.51770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999999999978">
                <text:p>2.23999999999978</text:p>
              </table:table-cell>
              <table:table-cell office:value-type="float" office:value="-1.517709">
                <text:p>-1.51770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7999999999884">
                <text:p>2.27999999999884</text:p>
              </table:table-cell>
              <table:table-cell office:value-type="float" office:value="-1.434869">
                <text:p>-1.43486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7999999999884">
                <text:p>2.27999999999884</text:p>
              </table:table-cell>
              <table:table-cell office:value-type="float" office:value="-1.434869">
                <text:p>-1.43486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8999999999905">
                <text:p>2.28999999999905</text:p>
              </table:table-cell>
              <table:table-cell office:value-type="float" office:value="-1.421624">
                <text:p>-1.42162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0999999999949">
                <text:p>2.30999999999949</text:p>
              </table:table-cell>
              <table:table-cell office:value-type="float" office:value="-1.397858">
                <text:p>-1.39785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0999999999949">
                <text:p>2.30999999999949</text:p>
              </table:table-cell>
              <table:table-cell office:value-type="float" office:value="-1.397858">
                <text:p>-1.39785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1999999999971">
                <text:p>2.31999999999971</text:p>
              </table:table-cell>
              <table:table-cell office:value-type="float" office:value="-1.391267">
                <text:p>-1.39126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4000000000015">
                <text:p>2.34000000000015</text:p>
              </table:table-cell>
              <table:table-cell office:value-type="float" office:value="-1.379426">
                <text:p>-1.37942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4000000000015">
                <text:p>2.34000000000015</text:p>
              </table:table-cell>
              <table:table-cell office:value-type="float" office:value="-1.379426">
                <text:p>-1.37942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6000000000058">
                <text:p>2.36000000000058</text:p>
              </table:table-cell>
              <table:table-cell office:value-type="float" office:value="-1.377305">
                <text:p>-1.37730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6000000000058">
                <text:p>2.36000000000058</text:p>
              </table:table-cell>
              <table:table-cell office:value-type="float" office:value="-1.377305">
                <text:p>-1.37730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6999999999898">
                <text:p>2.36999999999898</text:p>
              </table:table-cell>
              <table:table-cell office:value-type="float" office:value="-1.380265">
                <text:p>-1.38026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799999999992">
                <text:p>2.3799999999992</text:p>
              </table:table-cell>
              <table:table-cell office:value-type="float" office:value="-1.383019">
                <text:p>-1.38301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9999999999964">
                <text:p>2.39999999999964</text:p>
              </table:table-cell>
              <table:table-cell office:value-type="float" office:value="-1.387963">
                <text:p>-1.38796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0999999999985">
                <text:p>2.40999999999985</text:p>
              </table:table-cell>
              <table:table-cell office:value-type="float" office:value="-1.386262">
                <text:p>-1.38626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2000000000007">
                <text:p>2.42000000000007</text:p>
              </table:table-cell>
              <table:table-cell office:value-type="float" office:value="-1.384682">
                <text:p>-1.38468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3000000000029">
                <text:p>2.43000000000029</text:p>
              </table:table-cell>
              <table:table-cell office:value-type="float" office:value="-1.38321">
                <text:p>-1.3832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4000000000051">
                <text:p>2.44000000000051</text:p>
              </table:table-cell>
              <table:table-cell office:value-type="float" office:value="-1.381844">
                <text:p>-1.38184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4999999999891">
                <text:p>2.44999999999891</text:p>
              </table:table-cell>
              <table:table-cell office:value-type="float" office:value="-1.357827">
                <text:p>-1.35782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5999999999913">
                <text:p>2.45999999999913</text:p>
              </table:table-cell>
              <table:table-cell office:value-type="float" office:value="-1.335488">
                <text:p>-1.33548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6999999999935">
                <text:p>2.46999999999935</text:p>
              </table:table-cell>
              <table:table-cell office:value-type="float" office:value="-1.314713">
                <text:p>-1.3147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6999999999935">
                <text:p>2.46999999999935</text:p>
              </table:table-cell>
              <table:table-cell office:value-type="float" office:value="-1.314713">
                <text:p>-1.3147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8999999999978">
                <text:p>2.48999999999978</text:p>
              </table:table-cell>
              <table:table-cell office:value-type="float" office:value="-1.306985">
                <text:p>-1.30698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">
                <text:p>2.5</text:p>
              </table:table-cell>
              <table:table-cell office:value-type="float" office:value="-1.317765">
                <text:p>-1.31776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">
                <text:p>2.5</text:p>
              </table:table-cell>
              <table:table-cell office:value-type="float" office:value="-1.317765">
                <text:p>-1.31776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2000000000044">
                <text:p>2.52000000000044</text:p>
              </table:table-cell>
              <table:table-cell office:value-type="float" office:value="-1.337113">
                <text:p>-1.3371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2999999999884">
                <text:p>2.52999999999884</text:p>
              </table:table-cell>
              <table:table-cell office:value-type="float" office:value="-1.360421">
                <text:p>-1.36042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3999999999905">
                <text:p>2.53999999999905</text:p>
              </table:table-cell>
              <table:table-cell office:value-type="float" office:value="-1.382096">
                <text:p>-1.38209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4999999999927">
                <text:p>2.54999999999927</text:p>
              </table:table-cell>
              <table:table-cell office:value-type="float" office:value="-1.402253">
                <text:p>-1.40225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5999999999949">
                <text:p>2.55999999999949</text:p>
              </table:table-cell>
              <table:table-cell office:value-type="float" office:value="-1.420998">
                <text:p>-1.42099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6999999999971">
                <text:p>2.56999999999971</text:p>
              </table:table-cell>
              <table:table-cell office:value-type="float" office:value="-1.41771">
                <text:p>-1.4177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7999999999993">
                <text:p>2.57999999999993</text:p>
              </table:table-cell>
              <table:table-cell office:value-type="float" office:value="-1.414651">
                <text:p>-1.41465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9000000000015">
                <text:p>2.59000000000015</text:p>
              </table:table-cell>
              <table:table-cell office:value-type="float" office:value="-1.411813">
                <text:p>-1.4118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60000000000036">
                <text:p>2.60000000000036</text:p>
              </table:table-cell>
              <table:table-cell office:value-type="float" office:value="-1.409173">
                <text:p>-1.40917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61999999999898">
                <text:p>2.61999999999898</text:p>
              </table:table-cell>
              <table:table-cell office:value-type="float" office:value="-1.391556">
                <text:p>-1.39155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61999999999898">
                <text:p>2.61999999999898</text:p>
              </table:table-cell>
              <table:table-cell office:value-type="float" office:value="-1.391556">
                <text:p>-1.39155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6299999999992">
                <text:p>2.6299999999992</text:p>
              </table:table-cell>
              <table:table-cell office:value-type="float" office:value="-1.38366">
                <text:p>-1.3836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3999999999942">
                <text:p>2.63999999999942</text:p>
              </table:table-cell>
              <table:table-cell office:value-type="float" office:value="-1.376321">
                <text:p>-1.37632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4999999999964">
                <text:p>2.64999999999964</text:p>
              </table:table-cell>
              <table:table-cell office:value-type="float" office:value="-1.340218">
                <text:p>-1.34021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5999999999985">
                <text:p>2.65999999999985</text:p>
              </table:table-cell>
              <table:table-cell office:value-type="float" office:value="-1.306641">
                <text:p>-1.30664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8000000000029">
                <text:p>2.68000000000029</text:p>
              </table:table-cell>
              <table:table-cell office:value-type="float" office:value="-1.246377">
                <text:p>-1.24637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8000000000029">
                <text:p>2.68000000000029</text:p>
              </table:table-cell>
              <table:table-cell office:value-type="float" office:value="-1.246377">
                <text:p>-1.24637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9999999999891">
                <text:p>2.69999999999891</text:p>
              </table:table-cell>
              <table:table-cell office:value-type="float" office:value="-1.263619">
                <text:p>-1.26361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9999999999891">
                <text:p>2.69999999999891</text:p>
              </table:table-cell>
              <table:table-cell office:value-type="float" office:value="-1.263619">
                <text:p>-1.26361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0999999999913">
                <text:p>2.70999999999913</text:p>
              </table:table-cell>
              <table:table-cell office:value-type="float" office:value="-1.271348">
                <text:p>-1.27134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2999999999956">
                <text:p>2.72999999999956</text:p>
              </table:table-cell>
              <table:table-cell office:value-type="float" office:value="-1.285218">
                <text:p>-1.28521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72999999999956">
                <text:p>2.72999999999956</text:p>
              </table:table-cell>
              <table:table-cell office:value-type="float" office:value="-1.285218">
                <text:p>-1.28521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5">
                <text:p>2.75</text:p>
              </table:table-cell>
              <table:table-cell office:value-type="float" office:value="-1.303376">
                <text:p>-1.30337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5">
                <text:p>2.75</text:p>
              </table:table-cell>
              <table:table-cell office:value-type="float" office:value="-1.303376">
                <text:p>-1.30337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6000000000022">
                <text:p>2.76000000000022</text:p>
              </table:table-cell>
              <table:table-cell office:value-type="float" office:value="-1.311509">
                <text:p>-1.31150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6000000000022">
                <text:p>2.76000000000022</text:p>
              </table:table-cell>
              <table:table-cell office:value-type="float" office:value="-1.311509">
                <text:p>-1.31150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6000000000022">
                <text:p>2.76000000000022</text:p>
              </table:table-cell>
              <table:table-cell office:value-type="float" office:value="-1.311509">
                <text:p>-1.31150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9999999999927">
                <text:p>2.79999999999927</text:p>
              </table:table-cell>
              <table:table-cell office:value-type="float" office:value="-1.352113">
                <text:p>-1.3521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80999999999949">
                <text:p>2.80999999999949</text:p>
              </table:table-cell>
              <table:table-cell office:value-type="float" office:value="-1.361619">
                <text:p>-1.36161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80999999999949">
                <text:p>2.80999999999949</text:p>
              </table:table-cell>
              <table:table-cell office:value-type="float" office:value="-1.361619">
                <text:p>-1.36161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82999999999993">
                <text:p>2.82999999999993</text:p>
              </table:table-cell>
              <table:table-cell office:value-type="float" office:value="-1.40413">
                <text:p>-1.404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82999999999993">
                <text:p>2.82999999999993</text:p>
              </table:table-cell>
              <table:table-cell office:value-type="float" office:value="-1.40413">
                <text:p>-1.404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5000000000036">
                <text:p>2.85000000000036</text:p>
              </table:table-cell>
              <table:table-cell office:value-type="float" office:value="-1.440896">
                <text:p>-1.44089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6000000000058">
                <text:p>2.86000000000058</text:p>
              </table:table-cell>
              <table:table-cell office:value-type="float" office:value="-1.449113">
                <text:p>-1.4491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6000000000058">
                <text:p>2.86000000000058</text:p>
              </table:table-cell>
              <table:table-cell office:value-type="float" office:value="-1.449113">
                <text:p>-1.4491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799999999992">
                <text:p>2.8799999999992</text:p>
              </table:table-cell>
              <table:table-cell office:value-type="float" office:value="-1.463853">
                <text:p>-1.46385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8999999999942">
                <text:p>2.88999999999942</text:p>
              </table:table-cell>
              <table:table-cell office:value-type="float" office:value="-1.47046">
                <text:p>-1.4704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9999999999964">
                <text:p>2.89999999999964</text:p>
              </table:table-cell>
              <table:table-cell office:value-type="float" office:value="-1.465737">
                <text:p>-1.46573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9999999999964">
                <text:p>2.89999999999964</text:p>
              </table:table-cell>
              <table:table-cell office:value-type="float" office:value="-1.465737">
                <text:p>-1.46573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92000000000007">
                <text:p>2.92000000000007</text:p>
              </table:table-cell>
              <table:table-cell office:value-type="float" office:value="-1.457268">
                <text:p>-1.45726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92000000000007">
                <text:p>2.92000000000007</text:p>
              </table:table-cell>
              <table:table-cell office:value-type="float" office:value="-1.457268">
                <text:p>-1.45726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94000000000051">
                <text:p>2.94000000000051</text:p>
              </table:table-cell>
              <table:table-cell office:value-type="float" office:value="-1.409074">
                <text:p>-1.40907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4999999999891">
                <text:p>2.94999999999891</text:p>
              </table:table-cell>
              <table:table-cell office:value-type="float" office:value="-1.367783">
                <text:p>-1.36778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5999999999913">
                <text:p>2.95999999999913</text:p>
              </table:table-cell>
              <table:table-cell office:value-type="float" office:value="-1.329392">
                <text:p>-1.32939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6999999999935">
                <text:p>2.96999999999935</text:p>
              </table:table-cell>
              <table:table-cell office:value-type="float" office:value="-1.293687">
                <text:p>-1.29368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7999999999956">
                <text:p>2.97999999999956</text:p>
              </table:table-cell>
              <table:table-cell office:value-type="float" office:value="-1.291047">
                <text:p>-1.29104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8999999999978">
                <text:p>2.98999999999978</text:p>
              </table:table-cell>
              <table:table-cell office:value-type="float" office:value="-1.288598">
                <text:p>-1.28859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  <table:table-cell office:value-type="float" office:value="-1.286317">
                <text:p>-1.28631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1000000000022">
                <text:p>3.01000000000022</text:p>
              </table:table-cell>
              <table:table-cell office:value-type="float" office:value="-1.284196">
                <text:p>-1.28419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2000000000044">
                <text:p>3.02000000000044</text:p>
              </table:table-cell>
              <table:table-cell office:value-type="float" office:value="-1.30642">
                <text:p>-1.3064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2999999999884">
                <text:p>3.02999999999884</text:p>
              </table:table-cell>
              <table:table-cell office:value-type="float" office:value="-1.327096">
                <text:p>-1.32709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02999999999884">
                <text:p>3.02999999999884</text:p>
              </table:table-cell>
              <table:table-cell office:value-type="float" office:value="-1.327096">
                <text:p>-1.32709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4999999999927">
                <text:p>3.04999999999927</text:p>
              </table:table-cell>
              <table:table-cell office:value-type="float" office:value="-1.364197">
                <text:p>-1.36419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5999999999949">
                <text:p>3.05999999999949</text:p>
              </table:table-cell>
              <table:table-cell office:value-type="float" office:value="-1.354592">
                <text:p>-1.35459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6999999999971">
                <text:p>3.06999999999971</text:p>
              </table:table-cell>
              <table:table-cell office:value-type="float" office:value="-1.345666">
                <text:p>-1.34566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9000000000015">
                <text:p>3.09000000000015</text:p>
              </table:table-cell>
              <table:table-cell office:value-type="float" office:value="-1.329636">
                <text:p>-1.32963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9000000000015">
                <text:p>3.09000000000015</text:p>
              </table:table-cell>
              <table:table-cell office:value-type="float" office:value="-1.329636">
                <text:p>-1.32963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0000000000036">
                <text:p>3.10000000000036</text:p>
              </table:table-cell>
              <table:table-cell office:value-type="float" office:value="-1.322457">
                <text:p>-1.32245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1999999999898">
                <text:p>3.11999999999898</text:p>
              </table:table-cell>
              <table:table-cell office:value-type="float" office:value="-1.289994">
                <text:p>-1.28999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1999999999898">
                <text:p>3.11999999999898</text:p>
              </table:table-cell>
              <table:table-cell office:value-type="float" office:value="-1.289994">
                <text:p>-1.28999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299999999992">
                <text:p>3.1299999999992</text:p>
              </table:table-cell>
              <table:table-cell office:value-type="float" office:value="-1.275445">
                <text:p>-1.27544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4999999999964">
                <text:p>3.14999999999964</text:p>
              </table:table-cell>
              <table:table-cell office:value-type="float" office:value="-1.272813">
                <text:p>-1.2728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4999999999964">
                <text:p>3.14999999999964</text:p>
              </table:table-cell>
              <table:table-cell office:value-type="float" office:value="-1.272813">
                <text:p>-1.2728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4999999999964">
                <text:p>3.14999999999964</text:p>
              </table:table-cell>
              <table:table-cell office:value-type="float" office:value="-1.272813">
                <text:p>-1.2728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4999999999964">
                <text:p>3.14999999999964</text:p>
              </table:table-cell>
              <table:table-cell office:value-type="float" office:value="-1.272813">
                <text:p>-1.2728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9000000000051">
                <text:p>3.19000000000051</text:p>
              </table:table-cell>
              <table:table-cell office:value-type="float" office:value="-1.316087">
                <text:p>-1.31608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9000000000051">
                <text:p>3.19000000000051</text:p>
              </table:table-cell>
              <table:table-cell office:value-type="float" office:value="-1.316087">
                <text:p>-1.31608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20999999999913">
                <text:p>3.20999999999913</text:p>
              </table:table-cell>
              <table:table-cell office:value-type="float" office:value="-1.342942">
                <text:p>-1.34294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21999999999935">
                <text:p>3.21999999999935</text:p>
              </table:table-cell>
              <table:table-cell office:value-type="float" office:value="-1.354966">
                <text:p>-1.35496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21999999999935">
                <text:p>3.21999999999935</text:p>
              </table:table-cell>
              <table:table-cell office:value-type="float" office:value="-1.354966">
                <text:p>-1.35496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23999999999978">
                <text:p>3.23999999999978</text:p>
              </table:table-cell>
              <table:table-cell office:value-type="float" office:value="-1.30832">
                <text:p>-1.3083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25">
                <text:p>3.25</text:p>
              </table:table-cell>
              <table:table-cell office:value-type="float" office:value="-1.287415">
                <text:p>-1.28741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5">
                <text:p>3.25</text:p>
              </table:table-cell>
              <table:table-cell office:value-type="float" office:value="-1.287415">
                <text:p>-1.28741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7000000000044">
                <text:p>3.27000000000044</text:p>
              </table:table-cell>
              <table:table-cell office:value-type="float" office:value="-1.264092">
                <text:p>-1.26409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7000000000044">
                <text:p>3.27000000000044</text:p>
              </table:table-cell>
              <table:table-cell office:value-type="float" office:value="-1.264092">
                <text:p>-1.26409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7999999999884">
                <text:p>3.27999999999884</text:p>
              </table:table-cell>
              <table:table-cell office:value-type="float" office:value="-1.260483">
                <text:p>-1.26048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9999999999927">
                <text:p>3.29999999999927</text:p>
              </table:table-cell>
              <table:table-cell office:value-type="float" office:value="-1.254006">
                <text:p>-1.25400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30999999999949">
                <text:p>3.30999999999949</text:p>
              </table:table-cell>
              <table:table-cell office:value-type="float" office:value="-1.228059">
                <text:p>-1.22805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30999999999949">
                <text:p>3.30999999999949</text:p>
              </table:table-cell>
              <table:table-cell office:value-type="float" office:value="-1.228059">
                <text:p>-1.22805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30999999999949">
                <text:p>3.30999999999949</text:p>
              </table:table-cell>
              <table:table-cell office:value-type="float" office:value="-1.228059">
                <text:p>-1.22805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34000000000015">
                <text:p>3.34000000000015</text:p>
              </table:table-cell>
              <table:table-cell office:value-type="float" office:value="-1.160622">
                <text:p>-1.16062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35000000000036">
                <text:p>3.35000000000036</text:p>
              </table:table-cell>
              <table:table-cell office:value-type="float" office:value="-1.172517">
                <text:p>-1.17251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5000000000036">
                <text:p>3.35000000000036</text:p>
              </table:table-cell>
              <table:table-cell office:value-type="float" office:value="-1.172517">
                <text:p>-1.17251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6999999999898">
                <text:p>3.36999999999898</text:p>
              </table:table-cell>
              <table:table-cell office:value-type="float" office:value="-1.193871">
                <text:p>-1.19387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799999999992">
                <text:p>3.3799999999992</text:p>
              </table:table-cell>
              <table:table-cell office:value-type="float" office:value="-1.203438">
                <text:p>-1.20343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799999999992">
                <text:p>3.3799999999992</text:p>
              </table:table-cell>
              <table:table-cell office:value-type="float" office:value="-1.203438">
                <text:p>-1.20343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9999999999964">
                <text:p>3.39999999999964</text:p>
              </table:table-cell>
              <table:table-cell office:value-type="float" office:value="-1.179223">
                <text:p>-1.17922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40999999999985">
                <text:p>3.40999999999985</text:p>
              </table:table-cell>
              <table:table-cell office:value-type="float" office:value="-1.168374">
                <text:p>-1.16837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40999999999985">
                <text:p>3.40999999999985</text:p>
              </table:table-cell>
              <table:table-cell office:value-type="float" office:value="-1.168374">
                <text:p>-1.16837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40999999999985">
                <text:p>3.40999999999985</text:p>
              </table:table-cell>
              <table:table-cell office:value-type="float" office:value="-1.168374">
                <text:p>-1.16837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44000000000051">
                <text:p>3.44000000000051</text:p>
              </table:table-cell>
              <table:table-cell office:value-type="float" office:value="-1.169442">
                <text:p>-1.16944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44999999999891">
                <text:p>3.44999999999891</text:p>
              </table:table-cell>
              <table:table-cell office:value-type="float" office:value="-1.188546">
                <text:p>-1.18854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5999999999913">
                <text:p>3.45999999999913</text:p>
              </table:table-cell>
              <table:table-cell office:value-type="float" office:value="-1.206315">
                <text:p>-1.20631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6999999999935">
                <text:p>3.46999999999935</text:p>
              </table:table-cell>
              <table:table-cell office:value-type="float" office:value="-1.22284">
                <text:p>-1.2228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7999999999956">
                <text:p>3.47999999999956</text:p>
              </table:table-cell>
              <table:table-cell office:value-type="float" office:value="-1.218209">
                <text:p>-1.21820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8999999999978">
                <text:p>3.48999999999978</text:p>
              </table:table-cell>
              <table:table-cell office:value-type="float" office:value="-1.213906">
                <text:p>-1.21390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5">
                <text:p>3.5</text:p>
              </table:table-cell>
              <table:table-cell office:value-type="float" office:value="-1.209901">
                <text:p>-1.20990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51000000000022">
                <text:p>3.51000000000022</text:p>
              </table:table-cell>
              <table:table-cell office:value-type="float" office:value="-1.206177">
                <text:p>-1.20617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52000000000044">
                <text:p>3.52000000000044</text:p>
              </table:table-cell>
              <table:table-cell office:value-type="float" office:value="-1.203728">
                <text:p>-1.20372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52999999999884">
                <text:p>3.52999999999884</text:p>
              </table:table-cell>
              <table:table-cell office:value-type="float" office:value="-1.201455">
                <text:p>-1.20145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53999999999905">
                <text:p>3.53999999999905</text:p>
              </table:table-cell>
              <table:table-cell office:value-type="float" office:value="-1.199342">
                <text:p>-1.19934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53999999999905">
                <text:p>3.53999999999905</text:p>
              </table:table-cell>
              <table:table-cell office:value-type="float" office:value="-1.199342">
                <text:p>-1.19934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3999999999905">
                <text:p>3.53999999999905</text:p>
              </table:table-cell>
              <table:table-cell office:value-type="float" office:value="-1.199342">
                <text:p>-1.19934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6999999999971">
                <text:p>3.56999999999971</text:p>
              </table:table-cell>
              <table:table-cell office:value-type="float" office:value="-1.163064">
                <text:p>-1.16306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9000000000015">
                <text:p>3.59000000000015</text:p>
              </table:table-cell>
              <table:table-cell office:value-type="float" office:value="-1.133393">
                <text:p>-1.13339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9000000000015">
                <text:p>3.59000000000015</text:p>
              </table:table-cell>
              <table:table-cell office:value-type="float" office:value="-1.133393">
                <text:p>-1.13339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60000000000036">
                <text:p>3.60000000000036</text:p>
              </table:table-cell>
              <table:table-cell office:value-type="float" office:value="-1.130822">
                <text:p>-1.13082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61999999999898">
                <text:p>3.61999999999898</text:p>
              </table:table-cell>
              <table:table-cell office:value-type="float" office:value="-1.126214">
                <text:p>-1.12621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61999999999898">
                <text:p>3.61999999999898</text:p>
              </table:table-cell>
              <table:table-cell office:value-type="float" office:value="-1.126214">
                <text:p>-1.12621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6299999999992">
                <text:p>3.6299999999992</text:p>
              </table:table-cell>
              <table:table-cell office:value-type="float" office:value="-1.124146">
                <text:p>-1.12414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4999999999964">
                <text:p>3.64999999999964</text:p>
              </table:table-cell>
              <table:table-cell office:value-type="float" office:value="-1.141404">
                <text:p>-1.14140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64999999999964">
                <text:p>3.64999999999964</text:p>
              </table:table-cell>
              <table:table-cell office:value-type="float" office:value="-1.141404">
                <text:p>-1.14140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5999999999985">
                <text:p>3.65999999999985</text:p>
              </table:table-cell>
              <table:table-cell office:value-type="float" office:value="-1.14914">
                <text:p>-1.1491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7000000000007">
                <text:p>3.67000000000007</text:p>
              </table:table-cell>
              <table:table-cell office:value-type="float" office:value="-1.156335">
                <text:p>-1.15633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9000000000051">
                <text:p>3.69000000000051</text:p>
              </table:table-cell>
              <table:table-cell office:value-type="float" office:value="-1.137925">
                <text:p>-1.13792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9000000000051">
                <text:p>3.69000000000051</text:p>
              </table:table-cell>
              <table:table-cell office:value-type="float" office:value="-1.137925">
                <text:p>-1.13792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9000000000051">
                <text:p>3.69000000000051</text:p>
              </table:table-cell>
              <table:table-cell office:value-type="float" office:value="-1.137925">
                <text:p>-1.13792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9000000000051">
                <text:p>3.69000000000051</text:p>
              </table:table-cell>
              <table:table-cell office:value-type="float" office:value="-1.137925">
                <text:p>-1.13792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71999999999935">
                <text:p>3.71999999999935</text:p>
              </table:table-cell>
              <table:table-cell office:value-type="float" office:value="-1.11747">
                <text:p>-1.1174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73999999999978">
                <text:p>3.73999999999978</text:p>
              </table:table-cell>
              <table:table-cell office:value-type="float" office:value="-1.109345">
                <text:p>-1.10934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73999999999978">
                <text:p>3.73999999999978</text:p>
              </table:table-cell>
              <table:table-cell office:value-type="float" office:value="-1.109345">
                <text:p>-1.10934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76000000000022">
                <text:p>3.76000000000022</text:p>
              </table:table-cell>
              <table:table-cell office:value-type="float" office:value="-1.102318">
                <text:p>-1.10231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6000000000022">
                <text:p>3.76000000000022</text:p>
              </table:table-cell>
              <table:table-cell office:value-type="float" office:value="-1.102318">
                <text:p>-1.10231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7999999999884">
                <text:p>3.77999999999884</text:p>
              </table:table-cell>
              <table:table-cell office:value-type="float" office:value="-1.094559">
                <text:p>-1.09455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7999999999884">
                <text:p>3.77999999999884</text:p>
              </table:table-cell>
              <table:table-cell office:value-type="float" office:value="-1.094559">
                <text:p>-1.09455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9999999999927">
                <text:p>3.79999999999927</text:p>
              </table:table-cell>
              <table:table-cell office:value-type="float" office:value="-1.087846">
                <text:p>-1.08784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9999999999927">
                <text:p>3.79999999999927</text:p>
              </table:table-cell>
              <table:table-cell office:value-type="float" office:value="-1.087846">
                <text:p>-1.08784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81999999999971">
                <text:p>3.81999999999971</text:p>
              </table:table-cell>
              <table:table-cell office:value-type="float" office:value="-1.094636">
                <text:p>-1.09463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82999999999993">
                <text:p>3.82999999999993</text:p>
              </table:table-cell>
              <table:table-cell office:value-type="float" office:value="-1.09768">
                <text:p>-1.0976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84000000000015">
                <text:p>3.84000000000015</text:p>
              </table:table-cell>
              <table:table-cell office:value-type="float" office:value="-1.10051">
                <text:p>-1.1005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85000000000036">
                <text:p>3.85000000000036</text:p>
              </table:table-cell>
              <table:table-cell office:value-type="float" office:value="-1.103722">
                <text:p>-1.10372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86000000000058">
                <text:p>3.86000000000058</text:p>
              </table:table-cell>
              <table:table-cell office:value-type="float" office:value="-1.106705">
                <text:p>-1.10670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6999999999898">
                <text:p>3.86999999999898</text:p>
              </table:table-cell>
              <table:table-cell office:value-type="float" office:value="-1.109482">
                <text:p>-1.10948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799999999992">
                <text:p>3.8799999999992</text:p>
              </table:table-cell>
              <table:table-cell office:value-type="float" office:value="-1.112061">
                <text:p>-1.11206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8999999999942">
                <text:p>3.88999999999942</text:p>
              </table:table-cell>
              <table:table-cell office:value-type="float" office:value="-1.108811">
                <text:p>-1.10881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9999999999964">
                <text:p>3.89999999999964</text:p>
              </table:table-cell>
              <table:table-cell office:value-type="float" office:value="-1.10579">
                <text:p>-1.1057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90999999999985">
                <text:p>3.90999999999985</text:p>
              </table:table-cell>
              <table:table-cell office:value-type="float" office:value="-1.102975">
                <text:p>-1.10297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92000000000007">
                <text:p>3.92000000000007</text:p>
              </table:table-cell>
              <table:table-cell office:value-type="float" office:value="-1.100358">
                <text:p>-1.10035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93000000000029">
                <text:p>3.93000000000029</text:p>
              </table:table-cell>
              <table:table-cell office:value-type="float" office:value="-1.097634">
                <text:p>-1.09763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93000000000029">
                <text:p>3.93000000000029</text:p>
              </table:table-cell>
              <table:table-cell office:value-type="float" office:value="-1.097634">
                <text:p>-1.09763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93000000000029">
                <text:p>3.93000000000029</text:p>
              </table:table-cell>
              <table:table-cell office:value-type="float" office:value="-1.097634">
                <text:p>-1.09763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95999999999913">
                <text:p>3.95999999999913</text:p>
              </table:table-cell>
              <table:table-cell office:value-type="float" office:value="-1.090554">
                <text:p>-1.09055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6999999999935">
                <text:p>3.96999999999935</text:p>
              </table:table-cell>
              <table:table-cell office:value-type="float" office:value="-1.097214">
                <text:p>-1.09721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7999999999956">
                <text:p>3.97999999999956</text:p>
              </table:table-cell>
              <table:table-cell office:value-type="float" office:value="-1.10341">
                <text:p>-1.1034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8999999999978">
                <text:p>3.98999999999978</text:p>
              </table:table-cell>
              <table:table-cell office:value-type="float" office:value="-1.109162">
                <text:p>-1.10916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">
                <text:p>4</text:p>
              </table:table-cell>
              <table:table-cell office:value-type="float" office:value="-1.114518">
                <text:p>-1.11451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01000000000022">
                <text:p>4.01000000000022</text:p>
              </table:table-cell>
              <table:table-cell office:value-type="float" office:value="-1.102395">
                <text:p>-1.10239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02000000000044">
                <text:p>4.02000000000044</text:p>
              </table:table-cell>
              <table:table-cell office:value-type="float" office:value="-1.091119">
                <text:p>-1.09111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02999999999884">
                <text:p>4.02999999999884</text:p>
              </table:table-cell>
              <table:table-cell office:value-type="float" office:value="-1.080636">
                <text:p>-1.08063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03999999999905">
                <text:p>4.03999999999905</text:p>
              </table:table-cell>
              <table:table-cell office:value-type="float" office:value="-1.070885">
                <text:p>-1.07088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04999999999927">
                <text:p>4.04999999999927</text:p>
              </table:table-cell>
              <table:table-cell office:value-type="float" office:value="-1.087907">
                <text:p>-1.08790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-1.118447">
                <text:p>-1.11844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-1.118447">
                <text:p>-1.11844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-1.118447">
                <text:p>-1.11844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6999999999971">
                <text:p>4.06999999999971</text:p>
              </table:table-cell>
              <table:table-cell office:value-type="float" office:value="-1.118447">
                <text:p>-1.11844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10000000000036">
                <text:p>4.10000000000036</text:p>
              </table:table-cell>
              <table:table-cell office:value-type="float" office:value="-1.090974">
                <text:p>-1.09097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11999999999898">
                <text:p>4.11999999999898</text:p>
              </table:table-cell>
              <table:table-cell office:value-type="float" office:value="-1.055375">
                <text:p>-1.05537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11999999999898">
                <text:p>4.11999999999898</text:p>
              </table:table-cell>
              <table:table-cell office:value-type="float" office:value="-1.055375">
                <text:p>-1.05537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1299999999992">
                <text:p>4.1299999999992</text:p>
              </table:table-cell>
              <table:table-cell office:value-type="float" office:value="-1.039429">
                <text:p>-1.03942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14999999999964">
                <text:p>4.14999999999964</text:p>
              </table:table-cell>
              <table:table-cell office:value-type="float" office:value="-1.076524">
                <text:p>-1.07652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4999999999964">
                <text:p>4.14999999999964</text:p>
              </table:table-cell>
              <table:table-cell office:value-type="float" office:value="-1.076524">
                <text:p>-1.07652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17000000000007">
                <text:p>4.17000000000007</text:p>
              </table:table-cell>
              <table:table-cell office:value-type="float" office:value="-1.108605">
                <text:p>-1.10860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7000000000007">
                <text:p>4.17000000000007</text:p>
              </table:table-cell>
              <table:table-cell office:value-type="float" office:value="-1.108605">
                <text:p>-1.10860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8000000000029">
                <text:p>4.18000000000029</text:p>
              </table:table-cell>
              <table:table-cell office:value-type="float" office:value="-1.132256">
                <text:p>-1.13225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9000000000051">
                <text:p>4.19000000000051</text:p>
              </table:table-cell>
              <table:table-cell office:value-type="float" office:value="-1.154252">
                <text:p>-1.15425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9000000000051">
                <text:p>4.19000000000051</text:p>
              </table:table-cell>
              <table:table-cell office:value-type="float" office:value="-1.154252">
                <text:p>-1.15425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9000000000051">
                <text:p>4.19000000000051</text:p>
              </table:table-cell>
              <table:table-cell office:value-type="float" office:value="-1.154252">
                <text:p>-1.15425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22999999999956">
                <text:p>4.22999999999956</text:p>
              </table:table-cell>
              <table:table-cell office:value-type="float" office:value="-1.169152">
                <text:p>-1.16915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22999999999956">
                <text:p>4.22999999999956</text:p>
              </table:table-cell>
              <table:table-cell office:value-type="float" office:value="-1.169152">
                <text:p>-1.16915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25">
                <text:p>4.25</text:p>
              </table:table-cell>
              <table:table-cell office:value-type="float" office:value="-1.147889">
                <text:p>-1.14788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25">
                <text:p>4.25</text:p>
              </table:table-cell>
              <table:table-cell office:value-type="float" office:value="-1.147889">
                <text:p>-1.14788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27000000000044">
                <text:p>4.27000000000044</text:p>
              </table:table-cell>
              <table:table-cell office:value-type="float" office:value="-1.157181">
                <text:p>-1.15718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7000000000044">
                <text:p>4.27000000000044</text:p>
              </table:table-cell>
              <table:table-cell office:value-type="float" office:value="-1.157181">
                <text:p>-1.15718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8999999999905">
                <text:p>4.28999999999905</text:p>
              </table:table-cell>
              <table:table-cell office:value-type="float" office:value="-1.165223">
                <text:p>-1.16522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9999999999927">
                <text:p>4.29999999999927</text:p>
              </table:table-cell>
              <table:table-cell office:value-type="float" office:value="-1.167817">
                <text:p>-1.16781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30999999999949">
                <text:p>4.30999999999949</text:p>
              </table:table-cell>
              <table:table-cell office:value-type="float" office:value="-1.170228">
                <text:p>-1.17022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31999999999971">
                <text:p>4.31999999999971</text:p>
              </table:table-cell>
              <table:table-cell office:value-type="float" office:value="-1.172471">
                <text:p>-1.17247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31999999999971">
                <text:p>4.31999999999971</text:p>
              </table:table-cell>
              <table:table-cell office:value-type="float" office:value="-1.172471">
                <text:p>-1.17247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34000000000015">
                <text:p>4.34000000000015</text:p>
              </table:table-cell>
              <table:table-cell office:value-type="float" office:value="-1.171715">
                <text:p>-1.17171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34000000000015">
                <text:p>4.34000000000015</text:p>
              </table:table-cell>
              <table:table-cell office:value-type="float" office:value="-1.171715">
                <text:p>-1.17171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36000000000058">
                <text:p>4.36000000000058</text:p>
              </table:table-cell>
              <table:table-cell office:value-type="float" office:value="-1.166611">
                <text:p>-1.16661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36999999999898">
                <text:p>4.36999999999898</text:p>
              </table:table-cell>
              <table:table-cell office:value-type="float" office:value="-1.164323">
                <text:p>-1.16432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799999999992">
                <text:p>4.3799999999992</text:p>
              </table:table-cell>
              <table:table-cell office:value-type="float" office:value="-1.159585">
                <text:p>-1.15958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8999999999942">
                <text:p>4.38999999999942</text:p>
              </table:table-cell>
              <table:table-cell office:value-type="float" office:value="-1.155183">
                <text:p>-1.15518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9999999999964">
                <text:p>4.39999999999964</text:p>
              </table:table-cell>
              <table:table-cell office:value-type="float" office:value="-1.151086">
                <text:p>-1.15108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40999999999985">
                <text:p>4.40999999999985</text:p>
              </table:table-cell>
              <table:table-cell office:value-type="float" office:value="-1.147279">
                <text:p>-1.14727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42000000000007">
                <text:p>4.42000000000007</text:p>
              </table:table-cell>
              <table:table-cell office:value-type="float" office:value="-1.148522">
                <text:p>-1.14852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43000000000029">
                <text:p>4.43000000000029</text:p>
              </table:table-cell>
              <table:table-cell office:value-type="float" office:value="-1.149674">
                <text:p>-1.14967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44000000000051">
                <text:p>4.44000000000051</text:p>
              </table:table-cell>
              <table:table-cell office:value-type="float" office:value="-1.15075">
                <text:p>-1.1507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44999999999891">
                <text:p>4.44999999999891</text:p>
              </table:table-cell>
              <table:table-cell office:value-type="float" office:value="-1.151749">
                <text:p>-1.15174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44999999999891">
                <text:p>4.44999999999891</text:p>
              </table:table-cell>
              <table:table-cell office:value-type="float" office:value="-1.151749">
                <text:p>-1.15174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46999999999935">
                <text:p>4.46999999999935</text:p>
              </table:table-cell>
              <table:table-cell office:value-type="float" office:value="-1.148614">
                <text:p>-1.14861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7999999999956">
                <text:p>4.47999999999956</text:p>
              </table:table-cell>
              <table:table-cell office:value-type="float" office:value="-1.144829">
                <text:p>-1.14482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8999999999978">
                <text:p>4.48999999999978</text:p>
              </table:table-cell>
              <table:table-cell office:value-type="float" office:value="-1.141312">
                <text:p>-1.14131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5">
                <text:p>4.5</text:p>
              </table:table-cell>
              <table:table-cell office:value-type="float" office:value="-1.138039">
                <text:p>-1.13803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51000000000022">
                <text:p>4.51000000000022</text:p>
              </table:table-cell>
              <table:table-cell office:value-type="float" office:value="-1.14267">
                <text:p>-1.1426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52000000000044">
                <text:p>4.52000000000044</text:p>
              </table:table-cell>
              <table:table-cell office:value-type="float" office:value="-1.146981">
                <text:p>-1.14698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53999999999905">
                <text:p>4.53999999999905</text:p>
              </table:table-cell>
              <table:table-cell office:value-type="float" office:value="-1.154717">
                <text:p>-1.15471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53999999999905">
                <text:p>4.53999999999905</text:p>
              </table:table-cell>
              <table:table-cell office:value-type="float" office:value="-1.154717">
                <text:p>-1.15471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54999999999927">
                <text:p>4.54999999999927</text:p>
              </table:table-cell>
              <table:table-cell office:value-type="float" office:value="-1.152245">
                <text:p>-1.15224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56999999999971">
                <text:p>4.56999999999971</text:p>
              </table:table-cell>
              <table:table-cell office:value-type="float" office:value="-1.147813">
                <text:p>-1.1478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56999999999971">
                <text:p>4.56999999999971</text:p>
              </table:table-cell>
              <table:table-cell office:value-type="float" office:value="-1.147813">
                <text:p>-1.14781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7999999999993">
                <text:p>4.57999999999993</text:p>
              </table:table-cell>
              <table:table-cell office:value-type="float" office:value="-1.145829">
                <text:p>-1.14582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9000000000015">
                <text:p>4.59000000000015</text:p>
              </table:table-cell>
              <table:table-cell office:value-type="float" office:value="-1.141228">
                <text:p>-1.14122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61000000000058">
                <text:p>4.61000000000058</text:p>
              </table:table-cell>
              <table:table-cell office:value-type="float" office:value="-1.132966">
                <text:p>-1.13296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61000000000058">
                <text:p>4.61000000000058</text:p>
              </table:table-cell>
              <table:table-cell office:value-type="float" office:value="-1.132966">
                <text:p>-1.13296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6299999999992">
                <text:p>4.6299999999992</text:p>
              </table:table-cell>
              <table:table-cell office:value-type="float" office:value="-1.109299">
                <text:p>-1.10929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6299999999992">
                <text:p>4.6299999999992</text:p>
              </table:table-cell>
              <table:table-cell office:value-type="float" office:value="-1.109299">
                <text:p>-1.10929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64999999999964">
                <text:p>4.64999999999964</text:p>
              </table:table-cell>
              <table:table-cell office:value-type="float" office:value="-1.073456">
                <text:p>-1.07345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64999999999964">
                <text:p>4.64999999999964</text:p>
              </table:table-cell>
              <table:table-cell office:value-type="float" office:value="-1.073456">
                <text:p>-1.07345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67000000000007">
                <text:p>4.67000000000007</text:p>
              </table:table-cell>
              <table:table-cell office:value-type="float" office:value="-1.045212">
                <text:p>-1.04521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67000000000007">
                <text:p>4.67000000000007</text:p>
              </table:table-cell>
              <table:table-cell office:value-type="float" office:value="-1.045212">
                <text:p>-1.04521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9000000000051">
                <text:p>4.69000000000051</text:p>
              </table:table-cell>
              <table:table-cell office:value-type="float" office:value="-1.023347">
                <text:p>-1.02334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9999999999891">
                <text:p>4.69999999999891</text:p>
              </table:table-cell>
              <table:table-cell office:value-type="float" office:value="-1.01355">
                <text:p>-1.0135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9999999999891">
                <text:p>4.69999999999891</text:p>
              </table:table-cell>
              <table:table-cell office:value-type="float" office:value="-1.01355">
                <text:p>-1.0135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70999999999913">
                <text:p>4.70999999999913</text:p>
              </table:table-cell>
              <table:table-cell office:value-type="float" office:value="-1.029656">
                <text:p>-1.02965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72999999999956">
                <text:p>4.72999999999956</text:p>
              </table:table-cell>
              <table:table-cell office:value-type="float" office:value="-1.058556">
                <text:p>-1.05855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73999999999978">
                <text:p>4.73999999999978</text:p>
              </table:table-cell>
              <table:table-cell office:value-type="float" office:value="-1.071511">
                <text:p>-1.07151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73999999999978">
                <text:p>4.73999999999978</text:p>
              </table:table-cell>
              <table:table-cell office:value-type="float" office:value="-1.071511">
                <text:p>-1.07151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76000000000022">
                <text:p>4.76000000000022</text:p>
              </table:table-cell>
              <table:table-cell office:value-type="float" office:value="-1.091126">
                <text:p>-1.09112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77000000000044">
                <text:p>4.77000000000044</text:p>
              </table:table-cell>
              <table:table-cell office:value-type="float" office:value="-1.099915">
                <text:p>-1.09991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77000000000044">
                <text:p>4.77000000000044</text:p>
              </table:table-cell>
              <table:table-cell office:value-type="float" office:value="-1.099915">
                <text:p>-1.09991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8999999999905">
                <text:p>4.78999999999905</text:p>
              </table:table-cell>
              <table:table-cell office:value-type="float" office:value="-1.10743">
                <text:p>-1.1074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9999999999927">
                <text:p>4.79999999999927</text:p>
              </table:table-cell>
              <table:table-cell office:value-type="float" office:value="-1.10682">
                <text:p>-1.1068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80999999999949">
                <text:p>4.80999999999949</text:p>
              </table:table-cell>
              <table:table-cell office:value-type="float" office:value="-1.106255">
                <text:p>-1.10625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81999999999971">
                <text:p>4.81999999999971</text:p>
              </table:table-cell>
              <table:table-cell office:value-type="float" office:value="-1.105729">
                <text:p>-1.10572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82999999999993">
                <text:p>4.82999999999993</text:p>
              </table:table-cell>
              <table:table-cell office:value-type="float" office:value="-1.105241">
                <text:p>-1.10524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84000000000015">
                <text:p>4.84000000000015</text:p>
              </table:table-cell>
              <table:table-cell office:value-type="float" office:value="-1.095216">
                <text:p>-1.09521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84000000000015">
                <text:p>4.84000000000015</text:p>
              </table:table-cell>
              <table:table-cell office:value-type="float" office:value="-1.095216">
                <text:p>-1.09521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84000000000015">
                <text:p>4.84000000000015</text:p>
              </table:table-cell>
              <table:table-cell office:value-type="float" office:value="-1.095216">
                <text:p>-1.09521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86999999999898">
                <text:p>4.86999999999898</text:p>
              </table:table-cell>
              <table:table-cell office:value-type="float" office:value="-1.069161">
                <text:p>-1.06916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8799999999992">
                <text:p>4.8799999999992</text:p>
              </table:table-cell>
              <table:table-cell office:value-type="float" office:value="-1.098473">
                <text:p>-1.09847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9999999999964">
                <text:p>4.89999999999964</text:p>
              </table:table-cell>
              <table:table-cell office:value-type="float" office:value="-1.151086">
                <text:p>-1.15108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9999999999964">
                <text:p>4.89999999999964</text:p>
              </table:table-cell>
              <table:table-cell office:value-type="float" office:value="-1.151086">
                <text:p>-1.15108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90999999999985">
                <text:p>4.90999999999985</text:p>
              </table:table-cell>
              <table:table-cell office:value-type="float" office:value="-1.174668">
                <text:p>-1.17466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92000000000007">
                <text:p>4.92000000000007</text:p>
              </table:table-cell>
              <table:table-cell office:value-type="float" office:value="-1.16935">
                <text:p>-1.1693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93000000000029">
                <text:p>4.93000000000029</text:p>
              </table:table-cell>
              <table:table-cell office:value-type="float" office:value="-1.164407">
                <text:p>-1.16440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94000000000051">
                <text:p>4.94000000000051</text:p>
              </table:table-cell>
              <table:table-cell office:value-type="float" office:value="-1.159814">
                <text:p>-1.15981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94999999999891">
                <text:p>4.94999999999891</text:p>
              </table:table-cell>
              <table:table-cell office:value-type="float" office:value="-1.155541">
                <text:p>-1.15554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95999999999913">
                <text:p>4.95999999999913</text:p>
              </table:table-cell>
              <table:table-cell office:value-type="float" office:value="-1.167359">
                <text:p>-1.16735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95999999999913">
                <text:p>4.95999999999913</text:p>
              </table:table-cell>
              <table:table-cell office:value-type="float" office:value="-1.167359">
                <text:p>-1.16735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95999999999913">
                <text:p>4.95999999999913</text:p>
              </table:table-cell>
              <table:table-cell office:value-type="float" office:value="-1.167359">
                <text:p>-1.16735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8999999999978">
                <text:p>4.98999999999978</text:p>
              </table:table-cell>
              <table:table-cell office:value-type="float" office:value="-1.198075">
                <text:p>-1.19807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01000000000022">
                <text:p>5.01000000000022</text:p>
              </table:table-cell>
              <table:table-cell office:value-type="float" office:value="-1.215699">
                <text:p>-1.21569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01000000000022">
                <text:p>5.01000000000022</text:p>
              </table:table-cell>
              <table:table-cell office:value-type="float" office:value="-1.215699">
                <text:p>-1.21569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02000000000044">
                <text:p>5.02000000000044</text:p>
              </table:table-cell>
              <table:table-cell office:value-type="float" office:value="-1.223595">
                <text:p>-1.22359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03999999999905">
                <text:p>5.03999999999905</text:p>
              </table:table-cell>
              <table:table-cell office:value-type="float" office:value="-1.217187">
                <text:p>-1.21718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03999999999905">
                <text:p>5.03999999999905</text:p>
              </table:table-cell>
              <table:table-cell office:value-type="float" office:value="-1.217187">
                <text:p>-1.21718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04999999999927">
                <text:p>5.04999999999927</text:p>
              </table:table-cell>
              <table:table-cell office:value-type="float" office:value="-1.2044">
                <text:p>-1.204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06999999999971">
                <text:p>5.06999999999971</text:p>
              </table:table-cell>
              <table:table-cell office:value-type="float" office:value="-1.181458">
                <text:p>-1.18145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06999999999971">
                <text:p>5.06999999999971</text:p>
              </table:table-cell>
              <table:table-cell office:value-type="float" office:value="-1.181458">
                <text:p>-1.18145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09000000000015">
                <text:p>5.09000000000015</text:p>
              </table:table-cell>
              <table:table-cell office:value-type="float" office:value="-1.186494">
                <text:p>-1.18649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09000000000015">
                <text:p>5.09000000000015</text:p>
              </table:table-cell>
              <table:table-cell office:value-type="float" office:value="-1.186494">
                <text:p>-1.18649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09000000000015">
                <text:p>5.09000000000015</text:p>
              </table:table-cell>
              <table:table-cell office:value-type="float" office:value="-1.186494">
                <text:p>-1.18649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11999999999898">
                <text:p>5.11999999999898</text:p>
              </table:table-cell>
              <table:table-cell office:value-type="float" office:value="-1.145562">
                <text:p>-1.14556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11999999999898">
                <text:p>5.11999999999898</text:p>
              </table:table-cell>
              <table:table-cell office:value-type="float" office:value="-1.145562">
                <text:p>-1.14556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13999999999942">
                <text:p>5.13999999999942</text:p>
              </table:table-cell>
              <table:table-cell office:value-type="float" office:value="-1.064271">
                <text:p>-1.06427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13999999999942">
                <text:p>5.13999999999942</text:p>
              </table:table-cell>
              <table:table-cell office:value-type="float" office:value="-1.064271">
                <text:p>-1.06427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15999999999985">
                <text:p>5.15999999999985</text:p>
              </table:table-cell>
              <table:table-cell office:value-type="float" office:value="-0.993966">
                <text:p>-0.99396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17000000000007">
                <text:p>5.17000000000007</text:p>
              </table:table-cell>
              <table:table-cell office:value-type="float" office:value="-1.014481">
                <text:p>-1.01448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17000000000007">
                <text:p>5.17000000000007</text:p>
              </table:table-cell>
              <table:table-cell office:value-type="float" office:value="-1.014481">
                <text:p>-1.01448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19000000000051">
                <text:p>5.19000000000051</text:p>
              </table:table-cell>
              <table:table-cell office:value-type="float" office:value="-1.051308">
                <text:p>-1.05130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9000000000051">
                <text:p>5.19000000000051</text:p>
              </table:table-cell>
              <table:table-cell office:value-type="float" office:value="-1.051308">
                <text:p>-1.05130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20999999999913">
                <text:p>5.20999999999913</text:p>
              </table:table-cell>
              <table:table-cell office:value-type="float" office:value="-1.078667">
                <text:p>-1.07866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21999999999935">
                <text:p>5.21999999999935</text:p>
              </table:table-cell>
              <table:table-cell office:value-type="float" office:value="-1.088761">
                <text:p>-1.08876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21999999999935">
                <text:p>5.21999999999935</text:p>
              </table:table-cell>
              <table:table-cell office:value-type="float" office:value="-1.088761">
                <text:p>-1.08876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22999999999956">
                <text:p>5.22999999999956</text:p>
              </table:table-cell>
              <table:table-cell office:value-type="float" office:value="-1.098153">
                <text:p>-1.09815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25">
                <text:p>5.25</text:p>
              </table:table-cell>
              <table:table-cell office:value-type="float" office:value="-1.113984">
                <text:p>-1.11398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26000000000022">
                <text:p>5.26000000000022</text:p>
              </table:table-cell>
              <table:table-cell office:value-type="float" office:value="-1.120591">
                <text:p>-1.120591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27000000000044">
                <text:p>5.27000000000044</text:p>
              </table:table-cell>
              <table:table-cell office:value-type="float" office:value="-1.12674">
                <text:p>-1.1267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27999999999884">
                <text:p>5.27999999999884</text:p>
              </table:table-cell>
              <table:table-cell office:value-type="float" office:value="-1.132462">
                <text:p>-1.13246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27999999999884">
                <text:p>5.27999999999884</text:p>
              </table:table-cell>
              <table:table-cell office:value-type="float" office:value="-1.132462">
                <text:p>-1.13246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7999999999884">
                <text:p>5.27999999999884</text:p>
              </table:table-cell>
              <table:table-cell office:value-type="float" office:value="-1.132462">
                <text:p>-1.13246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30999999999949">
                <text:p>5.30999999999949</text:p>
              </table:table-cell>
              <table:table-cell office:value-type="float" office:value="-1.078469">
                <text:p>-1.07846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31999999999971">
                <text:p>5.31999999999971</text:p>
              </table:table-cell>
              <table:table-cell office:value-type="float" office:value="-1.062928">
                <text:p>-1.06292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32999999999993">
                <text:p>5.32999999999993</text:p>
              </table:table-cell>
              <table:table-cell office:value-type="float" office:value="-1.046448">
                <text:p>-1.04644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34000000000015">
                <text:p>5.34000000000015</text:p>
              </table:table-cell>
              <table:table-cell office:value-type="float" office:value="-1.031129">
                <text:p>-1.03112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35000000000036">
                <text:p>5.35000000000036</text:p>
              </table:table-cell>
              <table:table-cell office:value-type="float" office:value="-1.016877">
                <text:p>-1.01687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36000000000058">
                <text:p>5.36000000000058</text:p>
              </table:table-cell>
              <table:table-cell office:value-type="float" office:value="-1.003617">
                <text:p>-1.00361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36000000000058">
                <text:p>5.36000000000058</text:p>
              </table:table-cell>
              <table:table-cell office:value-type="float" office:value="-1.003617">
                <text:p>-1.00361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36000000000058">
                <text:p>5.36000000000058</text:p>
              </table:table-cell>
              <table:table-cell office:value-type="float" office:value="-1.003617">
                <text:p>-1.00361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38999999999942">
                <text:p>5.38999999999942</text:p>
              </table:table-cell>
              <table:table-cell office:value-type="float" office:value="-0.89544">
                <text:p>-0.8954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9999999999964">
                <text:p>5.39999999999964</text:p>
              </table:table-cell>
              <table:table-cell office:value-type="float" office:value="-0.864304">
                <text:p>-0.86430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40999999999985">
                <text:p>5.40999999999985</text:p>
              </table:table-cell>
              <table:table-cell office:value-type="float" office:value="-0.879845">
                <text:p>-0.87984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42000000000007">
                <text:p>5.42000000000007</text:p>
              </table:table-cell>
              <table:table-cell office:value-type="float" office:value="-0.894295">
                <text:p>-0.89429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43000000000029">
                <text:p>5.43000000000029</text:p>
              </table:table-cell>
              <table:table-cell office:value-type="float" office:value="-0.907738">
                <text:p>-0.90773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44000000000051">
                <text:p>5.44000000000051</text:p>
              </table:table-cell>
              <table:table-cell office:value-type="float" office:value="-0.920235">
                <text:p>-0.92023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44999999999891">
                <text:p>5.44999999999891</text:p>
              </table:table-cell>
              <table:table-cell office:value-type="float" office:value="-0.905778">
                <text:p>-0.90577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45999999999913">
                <text:p>5.45999999999913</text:p>
              </table:table-cell>
              <table:table-cell office:value-type="float" office:value="-0.892327">
                <text:p>-0.89232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46999999999935">
                <text:p>5.46999999999935</text:p>
              </table:table-cell>
              <table:table-cell office:value-type="float" office:value="-0.879822">
                <text:p>-0.87982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47999999999956">
                <text:p>5.47999999999956</text:p>
              </table:table-cell>
              <table:table-cell office:value-type="float" office:value="-0.868195">
                <text:p>-0.86819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48999999999978">
                <text:p>5.48999999999978</text:p>
              </table:table-cell>
              <table:table-cell office:value-type="float" office:value="-0.857377">
                <text:p>-0.85737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8999999999978">
                <text:p>5.48999999999978</text:p>
              </table:table-cell>
              <table:table-cell office:value-type="float" office:value="-0.857377">
                <text:p>-0.85737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8999999999978">
                <text:p>5.48999999999978</text:p>
              </table:table-cell>
              <table:table-cell office:value-type="float" office:value="-0.857377">
                <text:p>-0.85737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52999999999884">
                <text:p>5.52999999999884</text:p>
              </table:table-cell>
              <table:table-cell office:value-type="float" office:value="-0.88688">
                <text:p>-0.8868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52999999999884">
                <text:p>5.52999999999884</text:p>
              </table:table-cell>
              <table:table-cell office:value-type="float" office:value="-0.88688">
                <text:p>-0.8868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53999999999905">
                <text:p>5.53999999999905</text:p>
              </table:table-cell>
              <table:table-cell office:value-type="float" office:value="-0.881715">
                <text:p>-0.88171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55999999999949">
                <text:p>5.55999999999949</text:p>
              </table:table-cell>
              <table:table-cell office:value-type="float" office:value="-0.872437">
                <text:p>-0.87243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55999999999949">
                <text:p>5.55999999999949</text:p>
              </table:table-cell>
              <table:table-cell office:value-type="float" office:value="-0.872437">
                <text:p>-0.87243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56999999999971">
                <text:p>5.56999999999971</text:p>
              </table:table-cell>
              <table:table-cell office:value-type="float" office:value="-0.868272">
                <text:p>-0.86827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57999999999993">
                <text:p>5.57999999999993</text:p>
              </table:table-cell>
              <table:table-cell office:value-type="float" office:value="-0.877305">
                <text:p>-0.87730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60000000000036">
                <text:p>5.60000000000036</text:p>
              </table:table-cell>
              <table:table-cell office:value-type="float" office:value="-0.893517">
                <text:p>-0.89351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60000000000036">
                <text:p>5.60000000000036</text:p>
              </table:table-cell>
              <table:table-cell office:value-type="float" office:value="-0.893517">
                <text:p>-0.89351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61999999999898">
                <text:p>5.61999999999898</text:p>
              </table:table-cell>
              <table:table-cell office:value-type="float" office:value="-0.915505">
                <text:p>-0.91550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61999999999898">
                <text:p>5.61999999999898</text:p>
              </table:table-cell>
              <table:table-cell office:value-type="float" office:value="-0.915505">
                <text:p>-0.91550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61999999999898">
                <text:p>5.61999999999898</text:p>
              </table:table-cell>
              <table:table-cell office:value-type="float" office:value="-0.915505">
                <text:p>-0.91550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64999999999964">
                <text:p>5.64999999999964</text:p>
              </table:table-cell>
              <table:table-cell office:value-type="float" office:value="-0.953789">
                <text:p>-0.95378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65999999999985">
                <text:p>5.65999999999985</text:p>
              </table:table-cell>
              <table:table-cell office:value-type="float" office:value="-0.961907">
                <text:p>-0.96190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65999999999985">
                <text:p>5.65999999999985</text:p>
              </table:table-cell>
              <table:table-cell office:value-type="float" office:value="-0.961907">
                <text:p>-0.96190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68000000000029">
                <text:p>5.68000000000029</text:p>
              </table:table-cell>
              <table:table-cell office:value-type="float" office:value="-0.976472">
                <text:p>-0.97647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69000000000051">
                <text:p>5.69000000000051</text:p>
              </table:table-cell>
              <table:table-cell office:value-type="float" office:value="-0.983002">
                <text:p>-0.98300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69000000000051">
                <text:p>5.69000000000051</text:p>
              </table:table-cell>
              <table:table-cell office:value-type="float" office:value="-0.983002">
                <text:p>-0.98300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70999999999913">
                <text:p>5.70999999999913</text:p>
              </table:table-cell>
              <table:table-cell office:value-type="float" office:value="-1.056535">
                <text:p>-1.056535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71999999999935">
                <text:p>5.71999999999935</text:p>
              </table:table-cell>
              <table:table-cell office:value-type="float" office:value="-1.089478">
                <text:p>-1.08947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71999999999935">
                <text:p>5.71999999999935</text:p>
              </table:table-cell>
              <table:table-cell office:value-type="float" office:value="-1.089478">
                <text:p>-1.08947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73999999999978">
                <text:p>5.73999999999978</text:p>
              </table:table-cell>
              <table:table-cell office:value-type="float" office:value="-1.117028">
                <text:p>-1.11702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75">
                <text:p>5.75</text:p>
              </table:table-cell>
              <table:table-cell office:value-type="float" office:value="-1.114152">
                <text:p>-1.11415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75">
                <text:p>5.75</text:p>
              </table:table-cell>
              <table:table-cell office:value-type="float" office:value="-1.114152">
                <text:p>-1.11415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77000000000044">
                <text:p>5.77000000000044</text:p>
              </table:table-cell>
              <table:table-cell office:value-type="float" office:value="-1.108994">
                <text:p>-1.10899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77999999999884">
                <text:p>5.77999999999884</text:p>
              </table:table-cell>
              <table:table-cell office:value-type="float" office:value="-1.094506">
                <text:p>-1.094506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78999999999905">
                <text:p>5.78999999999905</text:p>
              </table:table-cell>
              <table:table-cell office:value-type="float" office:value="-1.081032">
                <text:p>-1.08103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79999999999927">
                <text:p>5.79999999999927</text:p>
              </table:table-cell>
              <table:table-cell office:value-type="float" office:value="-1.068497">
                <text:p>-1.06849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80999999999949">
                <text:p>5.80999999999949</text:p>
              </table:table-cell>
              <table:table-cell office:value-type="float" office:value="-1.05684">
                <text:p>-1.0568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81999999999971">
                <text:p>5.81999999999971</text:p>
              </table:table-cell>
              <table:table-cell office:value-type="float" office:value="-1.069039">
                <text:p>-1.069039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82999999999993">
                <text:p>5.82999999999993</text:p>
              </table:table-cell>
              <table:table-cell office:value-type="float" office:value="-1.080392">
                <text:p>-1.08039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84000000000015">
                <text:p>5.84000000000015</text:p>
              </table:table-cell>
              <table:table-cell office:value-type="float" office:value="-1.090943">
                <text:p>-1.09094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85000000000036">
                <text:p>5.85000000000036</text:p>
              </table:table-cell>
              <table:table-cell office:value-type="float" office:value="-1.100762">
                <text:p>-1.10076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86000000000058">
                <text:p>5.86000000000058</text:p>
              </table:table-cell>
              <table:table-cell office:value-type="float" office:value="-1.109887">
                <text:p>-1.10988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86999999999898">
                <text:p>5.86999999999898</text:p>
              </table:table-cell>
              <table:table-cell office:value-type="float" office:value="-1.12983">
                <text:p>-1.1298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8799999999992">
                <text:p>5.8799999999992</text:p>
              </table:table-cell>
              <table:table-cell office:value-type="float" office:value="-1.148377">
                <text:p>-1.14837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8799999999992">
                <text:p>5.8799999999992</text:p>
              </table:table-cell>
              <table:table-cell office:value-type="float" office:value="-1.148377">
                <text:p>-1.14837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8799999999992">
                <text:p>5.8799999999992</text:p>
              </table:table-cell>
              <table:table-cell office:value-type="float" office:value="-1.148377">
                <text:p>-1.14837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90999999999985">
                <text:p>5.90999999999985</text:p>
              </table:table-cell>
              <table:table-cell office:value-type="float" office:value="-1.152817">
                <text:p>-1.15281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92000000000007">
                <text:p>5.92000000000007</text:p>
              </table:table-cell>
              <table:table-cell office:value-type="float" office:value="-1.125993">
                <text:p>-1.12599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93000000000029">
                <text:p>5.93000000000029</text:p>
              </table:table-cell>
              <table:table-cell office:value-type="float" office:value="-1.101044">
                <text:p>-1.10104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94000000000051">
                <text:p>5.94000000000051</text:p>
              </table:table-cell>
              <table:table-cell office:value-type="float" office:value="-1.077843">
                <text:p>-1.07784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95999999999913">
                <text:p>5.95999999999913</text:p>
              </table:table-cell>
              <table:table-cell office:value-type="float" office:value="-1.085427">
                <text:p>-1.08542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95999999999913">
                <text:p>5.95999999999913</text:p>
              </table:table-cell>
              <table:table-cell office:value-type="float" office:value="-1.085427">
                <text:p>-1.085427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96999999999935">
                <text:p>5.96999999999935</text:p>
              </table:table-cell>
              <table:table-cell office:value-type="float" office:value="-1.088822">
                <text:p>-1.08882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98999999999978">
                <text:p>5.98999999999978</text:p>
              </table:table-cell>
              <table:table-cell office:value-type="float" office:value="-1.091294">
                <text:p>-1.09129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98999999999978">
                <text:p>5.98999999999978</text:p>
              </table:table-cell>
              <table:table-cell office:value-type="float" office:value="-1.091294">
                <text:p>-1.091294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">
                <text:p>6</text:p>
              </table:table-cell>
              <table:table-cell office:value-type="float" office:value="-1.090653">
                <text:p>-1.090653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01000000000022">
                <text:p>6.01000000000022</text:p>
              </table:table-cell>
              <table:table-cell office:value-type="float" office:value="-1.090058">
                <text:p>-1.09005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01000000000022">
                <text:p>6.01000000000022</text:p>
              </table:table-cell>
              <table:table-cell office:value-type="float" office:value="-1.090058">
                <text:p>-1.09005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01000000000022">
                <text:p>6.01000000000022</text:p>
              </table:table-cell>
              <table:table-cell office:value-type="float" office:value="-1.090058">
                <text:p>-1.09005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04999999999927">
                <text:p>6.04999999999927</text:p>
              </table:table-cell>
              <table:table-cell office:value-type="float" office:value="-1.097398">
                <text:p>-1.097398</text:p>
              </table:table-cell>
              <table:table-cell office:value-type="float" office:value="42000">
                <text:p>42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